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table:number-columns-repeated="4"/>
          <table:table-cell office:value-type="string">
            <text:p>flat?</text:p>
          </table:table-cell>
          <table:table-cell office:value-type="string">
            <text:p>Q</text:p>
          </table:table-cell>
          <table:table-cell office:value-type="string">
            <text:p>size</text:p>
          </table:table-cell>
          <table:table-cell office:value-type="string">
            <text:p>avg psnr</text:p>
          </table:table-cell>
          <table:table-cell office:value-type="string">
            <text:p>worst psnr</text:p>
          </table:table-cell>
          <table:table-cell office:value-type="string">
            <text:p>avg mse</text:p>
          </table:table-cell>
          <table:table-cell office:value-type="string">
            <text:p>worst mse</text:p>
          </table:table-cell>
          <table:table-cell office:value-type="string">
            <text:p>avg sad</text:p>
          </table:table-cell>
          <table:table-cell office:value-type="string">
            <text:p>worst sad</text:p>
          </table:table-cell>
          <table:table-cell office:value-type="string">
            <text:p>t compress</text:p>
          </table:table-cell>
          <table:table-cell office:value-type="string">
            <text:p>t decompress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167575">
            <text:p>167575</text:p>
          </table:table-cell>
          <table:table-cell table:formula="of:=INDEX([.$A$2:.$D$100000];(ROW()-1)*6-1;4)" office:value-type="float" office:value="15.08">
            <text:p>15,08</text:p>
          </table:table-cell>
          <table:table-cell table:formula="of:=INDEX([.$A$2:.$D$100000];(ROW()-1)*6-2;4)" office:value-type="float" office:value="7.89">
            <text:p>7,89</text:p>
          </table:table-cell>
          <table:table-cell table:formula="of:=INDEX([.$A$2:.$D$100000];(ROW()-1)*6-1;3)" office:value-type="float" office:value="2518.04">
            <text:p>2518,04</text:p>
          </table:table-cell>
          <table:table-cell table:formula="of:=INDEX([.$A$2:.$D$100000];(ROW()-1)*6-2;3)" office:value-type="float" office:value="10559.34">
            <text:p>10559,34</text:p>
          </table:table-cell>
          <table:table-cell table:formula="of:=INDEX([.$A$2:.$D$100000];(ROW()-1)*6-1;2)" office:value-type="float" office:value="3736155">
            <text:p>3736155</text:p>
          </table:table-cell>
          <table:table-cell table:formula="of:=INDEX([.$A$2:.$D$100000];(ROW()-1)*6-2;2)" office:value-type="float" office:value="10638530">
            <text:p>10638530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258044">
            <text:p>258044</text:p>
          </table:table-cell>
          <table:table-cell table:formula="of:=INDEX([.$A$2:.$D$100000];(ROW()-1)*6-1;4)" office:value-type="float" office:value="16.71">
            <text:p>16,71</text:p>
          </table:table-cell>
          <table:table-cell table:formula="of:=INDEX([.$A$2:.$D$100000];(ROW()-1)*6-2;4)" office:value-type="float" office:value="10.39">
            <text:p>10,39</text:p>
          </table:table-cell>
          <table:table-cell table:formula="of:=INDEX([.$A$2:.$D$100000];(ROW()-1)*6-1;3)" office:value-type="float" office:value="1689.19">
            <text:p>1689,19</text:p>
          </table:table-cell>
          <table:table-cell table:formula="of:=INDEX([.$A$2:.$D$100000];(ROW()-1)*6-2;3)" office:value-type="float" office:value="5942.74">
            <text:p>5942,74</text:p>
          </table:table-cell>
          <table:table-cell table:formula="of:=INDEX([.$A$2:.$D$100000];(ROW()-1)*6-1;2)" office:value-type="float" office:value="2501642">
            <text:p>2501642</text:p>
          </table:table-cell>
          <table:table-cell table:formula="of:=INDEX([.$A$2:.$D$100000];(ROW()-1)*6-2;2)" office:value-type="float" office:value="6058870">
            <text:p>6058870</text:p>
          </table:table-cell>
          <table:table-cell table:formula="of:=INDEX([.$A$2:.$D$100000];(ROW()-1)*6-5;1)" office:value-type="float" office:value="3.422">
            <text:p>3,422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332158">
            <text:p>332158</text:p>
          </table:table-cell>
          <table:table-cell table:formula="of:=INDEX([.$A$2:.$D$100000];(ROW()-1)*6-1;4)" office:value-type="float" office:value="17.6">
            <text:p>17,6</text:p>
          </table:table-cell>
          <table:table-cell table:formula="of:=INDEX([.$A$2:.$D$100000];(ROW()-1)*6-2;4)" office:value-type="float" office:value="11.73">
            <text:p>11,73</text:p>
          </table:table-cell>
          <table:table-cell table:formula="of:=INDEX([.$A$2:.$D$100000];(ROW()-1)*6-1;3)" office:value-type="float" office:value="1366.65">
            <text:p>1366,65</text:p>
          </table:table-cell>
          <table:table-cell table:formula="of:=INDEX([.$A$2:.$D$100000];(ROW()-1)*6-2;3)" office:value-type="float" office:value="4367.67">
            <text:p>4367,67</text:p>
          </table:table-cell>
          <table:table-cell table:formula="of:=INDEX([.$A$2:.$D$100000];(ROW()-1)*6-1;2)" office:value-type="float" office:value="2013753.88">
            <text:p>2013753,88</text:p>
          </table:table-cell>
          <table:table-cell table:formula="of:=INDEX([.$A$2:.$D$100000];(ROW()-1)*6-2;2)" office:value-type="float" office:value="4473664">
            <text:p>4473664</text:p>
          </table:table-cell>
          <table:table-cell table:formula="of:=INDEX([.$A$2:.$D$100000];(ROW()-1)*6-5;1)" office:value-type="float" office:value="3.453">
            <text:p>3,453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0638530">
            <text:p>10638530</text:p>
          </table:table-cell>
          <table:table-cell office:value-type="float" office:value="10559.34">
            <text:p>10559,34</text:p>
          </table:table-cell>
          <table:table-cell office:value-type="float" office:value="7.89">
            <text:p>7,8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395262">
            <text:p>395262</text:p>
          </table:table-cell>
          <table:table-cell table:formula="of:=INDEX([.$A$2:.$D$100000];(ROW()-1)*6-1;4)" office:value-type="float" office:value="18.11">
            <text:p>18,11</text:p>
          </table:table-cell>
          <table:table-cell table:formula="of:=INDEX([.$A$2:.$D$100000];(ROW()-1)*6-2;4)" office:value-type="float" office:value="12.79">
            <text:p>12,79</text:p>
          </table:table-cell>
          <table:table-cell table:formula="of:=INDEX([.$A$2:.$D$100000];(ROW()-1)*6-1;3)" office:value-type="float" office:value="1187.87">
            <text:p>1187,87</text:p>
          </table:table-cell>
          <table:table-cell table:formula="of:=INDEX([.$A$2:.$D$100000];(ROW()-1)*6-2;3)" office:value-type="float" office:value="3421.85">
            <text:p>3421,85</text:p>
          </table:table-cell>
          <table:table-cell table:formula="of:=INDEX([.$A$2:.$D$100000];(ROW()-1)*6-1;2)" office:value-type="float" office:value="1751186.25">
            <text:p>1751186,25</text:p>
          </table:table-cell>
          <table:table-cell table:formula="of:=INDEX([.$A$2:.$D$100000];(ROW()-1)*6-2;2)" office:value-type="float" office:value="3534155">
            <text:p>3534155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3736155">
            <text:p>3736155</text:p>
          </table:table-cell>
          <table:table-cell office:value-type="float" office:value="2518.04">
            <text:p>2518,04</text:p>
          </table:table-cell>
          <table:table-cell office:value-type="float" office:value="15.08">
            <text:p>15,0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458093">
            <text:p>458093</text:p>
          </table:table-cell>
          <table:table-cell table:formula="of:=INDEX([.$A$2:.$D$100000];(ROW()-1)*6-1;4)" office:value-type="float" office:value="18.58">
            <text:p>18,58</text:p>
          </table:table-cell>
          <table:table-cell table:formula="of:=INDEX([.$A$2:.$D$100000];(ROW()-1)*6-2;4)" office:value-type="float" office:value="13.39">
            <text:p>13,39</text:p>
          </table:table-cell>
          <table:table-cell table:formula="of:=INDEX([.$A$2:.$D$100000];(ROW()-1)*6-1;3)" office:value-type="float" office:value="1073.22">
            <text:p>1073,22</text:p>
          </table:table-cell>
          <table:table-cell table:formula="of:=INDEX([.$A$2:.$D$100000];(ROW()-1)*6-2;3)" office:value-type="float" office:value="2981.34">
            <text:p>2981,34</text:p>
          </table:table-cell>
          <table:table-cell table:formula="of:=INDEX([.$A$2:.$D$100000];(ROW()-1)*6-1;2)" office:value-type="float" office:value="1575747.25">
            <text:p>1575747,25</text:p>
          </table:table-cell>
          <table:table-cell table:formula="of:=INDEX([.$A$2:.$D$100000];(ROW()-1)*6-2;2)" office:value-type="float" office:value="3212519">
            <text:p>3212519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67575">
            <text:p>1675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518189">
            <text:p>518189</text:p>
          </table:table-cell>
          <table:table-cell table:formula="of:=INDEX([.$A$2:.$D$100000];(ROW()-1)*6-1;4)" office:value-type="float" office:value="19.02">
            <text:p>19,02</text:p>
          </table:table-cell>
          <table:table-cell table:formula="of:=INDEX([.$A$2:.$D$100000];(ROW()-1)*6-2;4)" office:value-type="float" office:value="14.27">
            <text:p>14,27</text:p>
          </table:table-cell>
          <table:table-cell table:formula="of:=INDEX([.$A$2:.$D$100000];(ROW()-1)*6-1;3)" office:value-type="float" office:value="971.54">
            <text:p>971,54</text:p>
          </table:table-cell>
          <table:table-cell table:formula="of:=INDEX([.$A$2:.$D$100000];(ROW()-1)*6-2;3)" office:value-type="float" office:value="2432.59">
            <text:p>2432,59</text:p>
          </table:table-cell>
          <table:table-cell table:formula="of:=INDEX([.$A$2:.$D$100000];(ROW()-1)*6-1;2)" office:value-type="float" office:value="1429221.5">
            <text:p>1429221,5</text:p>
          </table:table-cell>
          <table:table-cell table:formula="of:=INDEX([.$A$2:.$D$100000];(ROW()-1)*6-2;2)" office:value-type="float" office:value="2931880">
            <text:p>2931880</text:p>
          </table:table-cell>
          <table:table-cell table:formula="of:=INDEX([.$A$2:.$D$100000];(ROW()-1)*6-5;1)" office:value-type="float" office:value="3.953">
            <text:p>3,953</text:p>
          </table:table-cell>
          <table:table-cell table:formula="of:=INDEX([.$A$2:.$D$100000];(ROW()-1)*6-3;1)" office:value-type="float" office:value="1.734">
            <text:p>1,734</text:p>
          </table:table-cell>
        </table:table-row>
        <table:table-row table:style-name="ro1">
          <table:table-cell office:value-type="float" office:value="3.422">
            <text:p>3,4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575359">
            <text:p>575359</text:p>
          </table:table-cell>
          <table:table-cell table:formula="of:=INDEX([.$A$2:.$D$100000];(ROW()-1)*6-1;4)" office:value-type="float" office:value="19.31">
            <text:p>19,31</text:p>
          </table:table-cell>
          <table:table-cell table:formula="of:=INDEX([.$A$2:.$D$100000];(ROW()-1)*6-2;4)" office:value-type="float" office:value="14.17">
            <text:p>14,17</text:p>
          </table:table-cell>
          <table:table-cell table:formula="of:=INDEX([.$A$2:.$D$100000];(ROW()-1)*6-1;3)" office:value-type="float" office:value="911.61">
            <text:p>911,61</text:p>
          </table:table-cell>
          <table:table-cell table:formula="of:=INDEX([.$A$2:.$D$100000];(ROW()-1)*6-2;3)" office:value-type="float" office:value="2491.91">
            <text:p>2491,91</text:p>
          </table:table-cell>
          <table:table-cell table:formula="of:=INDEX([.$A$2:.$D$100000];(ROW()-1)*6-1;2)" office:value-type="float" office:value="1341490.63">
            <text:p>1341490,63</text:p>
          </table:table-cell>
          <table:table-cell table:formula="of:=INDEX([.$A$2:.$D$100000];(ROW()-1)*6-2;2)" office:value-type="float" office:value="2822410">
            <text:p>2822410</text:p>
          </table:table-cell>
          <table:table-cell table:formula="of:=INDEX([.$A$2:.$D$100000];(ROW()-1)*6-5;1)" office:value-type="float" office:value="3.859">
            <text:p>3,859</text:p>
          </table:table-cell>
          <table:table-cell table:formula="of:=INDEX([.$A$2:.$D$100000];(ROW()-1)*6-3;1)" office:value-type="float" office:value="2.406">
            <text:p>2,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620924">
            <text:p>620924</text:p>
          </table:table-cell>
          <table:table-cell table:formula="of:=INDEX([.$A$2:.$D$100000];(ROW()-1)*6-1;4)" office:value-type="float" office:value="19.51">
            <text:p>19,51</text:p>
          </table:table-cell>
          <table:table-cell table:formula="of:=INDEX([.$A$2:.$D$100000];(ROW()-1)*6-2;4)" office:value-type="float" office:value="14.53">
            <text:p>14,53</text:p>
          </table:table-cell>
          <table:table-cell table:formula="of:=INDEX([.$A$2:.$D$100000];(ROW()-1)*6-1;3)" office:value-type="float" office:value="867.54">
            <text:p>867,54</text:p>
          </table:table-cell>
          <table:table-cell table:formula="of:=INDEX([.$A$2:.$D$100000];(ROW()-1)*6-2;3)" office:value-type="float" office:value="2289.12">
            <text:p>2289,12</text:p>
          </table:table-cell>
          <table:table-cell table:formula="of:=INDEX([.$A$2:.$D$100000];(ROW()-1)*6-1;2)" office:value-type="float" office:value="1269374.25">
            <text:p>1269374,25</text:p>
          </table:table-cell>
          <table:table-cell table:formula="of:=INDEX([.$A$2:.$D$100000];(ROW()-1)*6-2;2)" office:value-type="float" office:value="2652566">
            <text:p>2652566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2.219">
            <text:p>2,219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670487">
            <text:p>670487</text:p>
          </table:table-cell>
          <table:table-cell table:formula="of:=INDEX([.$A$2:.$D$100000];(ROW()-1)*6-1;4)" office:value-type="float" office:value="19.75">
            <text:p>19,75</text:p>
          </table:table-cell>
          <table:table-cell table:formula="of:=INDEX([.$A$2:.$D$100000];(ROW()-1)*6-2;4)" office:value-type="float" office:value="14.89">
            <text:p>14,89</text:p>
          </table:table-cell>
          <table:table-cell table:formula="of:=INDEX([.$A$2:.$D$100000];(ROW()-1)*6-1;3)" office:value-type="float" office:value="820.43">
            <text:p>820,43</text:p>
          </table:table-cell>
          <table:table-cell table:formula="of:=INDEX([.$A$2:.$D$100000];(ROW()-1)*6-2;3)" office:value-type="float" office:value="2110.27">
            <text:p>2110,27</text:p>
          </table:table-cell>
          <table:table-cell table:formula="of:=INDEX([.$A$2:.$D$100000];(ROW()-1)*6-1;2)" office:value-type="float" office:value="1203393.88">
            <text:p>1203393,88</text:p>
          </table:table-cell>
          <table:table-cell table:formula="of:=INDEX([.$A$2:.$D$100000];(ROW()-1)*6-2;2)" office:value-type="float" office:value="2547718">
            <text:p>2547718</text:p>
          </table:table-cell>
          <table:table-cell table:formula="of:=INDEX([.$A$2:.$D$100000];(ROW()-1)*6-5;1)" office:value-type="float" office:value="5.344">
            <text:p>5,344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6058870">
            <text:p>6058870</text:p>
          </table:table-cell>
          <table:table-cell office:value-type="float" office:value="5942.74">
            <text:p>5942,74</text:p>
          </table:table-cell>
          <table:table-cell office:value-type="float" office:value="10.39">
            <text:p>10,3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710745">
            <text:p>710745</text:p>
          </table:table-cell>
          <table:table-cell table:formula="of:=INDEX([.$A$2:.$D$100000];(ROW()-1)*6-1;4)" office:value-type="float" office:value="19.94">
            <text:p>19,94</text:p>
          </table:table-cell>
          <table:table-cell table:formula="of:=INDEX([.$A$2:.$D$100000];(ROW()-1)*6-2;4)" office:value-type="float" office:value="15.07">
            <text:p>15,07</text:p>
          </table:table-cell>
          <table:table-cell table:formula="of:=INDEX([.$A$2:.$D$100000];(ROW()-1)*6-1;3)" office:value-type="float" office:value="786.75">
            <text:p>786,75</text:p>
          </table:table-cell>
          <table:table-cell table:formula="of:=INDEX([.$A$2:.$D$100000];(ROW()-1)*6-2;3)" office:value-type="float" office:value="2023.6">
            <text:p>2023,6</text:p>
          </table:table-cell>
          <table:table-cell table:formula="of:=INDEX([.$A$2:.$D$100000];(ROW()-1)*6-1;2)" office:value-type="float" office:value="1152488.63">
            <text:p>1152488,63</text:p>
          </table:table-cell>
          <table:table-cell table:formula="of:=INDEX([.$A$2:.$D$100000];(ROW()-1)*6-2;2)" office:value-type="float" office:value="2451906">
            <text:p>2451906</text:p>
          </table:table-cell>
          <table:table-cell table:formula="of:=INDEX([.$A$2:.$D$100000];(ROW()-1)*6-5;1)" office:value-type="float" office:value="4.219">
            <text:p>4,219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501642">
            <text:p>2501642</text:p>
          </table:table-cell>
          <table:table-cell office:value-type="float" office:value="1689.19">
            <text:p>1689,19</text:p>
          </table:table-cell>
          <table:table-cell office:value-type="float" office:value="16.71">
            <text:p>16,7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761743">
            <text:p>761743</text:p>
          </table:table-cell>
          <table:table-cell table:formula="of:=INDEX([.$A$2:.$D$100000];(ROW()-1)*6-1;4)" office:value-type="float" office:value="20.15">
            <text:p>20,15</text:p>
          </table:table-cell>
          <table:table-cell table:formula="of:=INDEX([.$A$2:.$D$100000];(ROW()-1)*6-2;4)" office:value-type="float" office:value="15.27">
            <text:p>15,27</text:p>
          </table:table-cell>
          <table:table-cell table:formula="of:=INDEX([.$A$2:.$D$100000];(ROW()-1)*6-1;3)" office:value-type="float" office:value="747.76">
            <text:p>747,76</text:p>
          </table:table-cell>
          <table:table-cell table:formula="of:=INDEX([.$A$2:.$D$100000];(ROW()-1)*6-2;3)" office:value-type="float" office:value="1931.13">
            <text:p>1931,13</text:p>
          </table:table-cell>
          <table:table-cell table:formula="of:=INDEX([.$A$2:.$D$100000];(ROW()-1)*6-1;2)" office:value-type="float" office:value="1096787.25">
            <text:p>1096787,25</text:p>
          </table:table-cell>
          <table:table-cell table:formula="of:=INDEX([.$A$2:.$D$100000];(ROW()-1)*6-2;2)" office:value-type="float" office:value="2332555">
            <text:p>2332555</text:p>
          </table:table-cell>
          <table:table-cell table:formula="of:=INDEX([.$A$2:.$D$100000];(ROW()-1)*6-5;1)" office:value-type="float" office:value="3.922">
            <text:p>3,922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258044">
            <text:p>25804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806716">
            <text:p>806716</text:p>
          </table:table-cell>
          <table:table-cell table:formula="of:=INDEX([.$A$2:.$D$100000];(ROW()-1)*6-1;4)" office:value-type="float" office:value="20.38">
            <text:p>20,38</text:p>
          </table:table-cell>
          <table:table-cell table:formula="of:=INDEX([.$A$2:.$D$100000];(ROW()-1)*6-2;4)" office:value-type="float" office:value="15.32">
            <text:p>15,32</text:p>
          </table:table-cell>
          <table:table-cell table:formula="of:=INDEX([.$A$2:.$D$100000];(ROW()-1)*6-1;3)" office:value-type="float" office:value="708.67">
            <text:p>708,67</text:p>
          </table:table-cell>
          <table:table-cell table:formula="of:=INDEX([.$A$2:.$D$100000];(ROW()-1)*6-2;3)" office:value-type="float" office:value="1911.68">
            <text:p>1911,68</text:p>
          </table:table-cell>
          <table:table-cell table:formula="of:=INDEX([.$A$2:.$D$100000];(ROW()-1)*6-1;2)" office:value-type="float" office:value="1043119.19">
            <text:p>1043119,19</text:p>
          </table:table-cell>
          <table:table-cell table:formula="of:=INDEX([.$A$2:.$D$100000];(ROW()-1)*6-2;2)" office:value-type="float" office:value="2297983">
            <text:p>2297983</text:p>
          </table:table-cell>
          <table:table-cell table:formula="of:=INDEX([.$A$2:.$D$100000];(ROW()-1)*6-5;1)" office:value-type="float" office:value="4.36">
            <text:p>4,36</text:p>
          </table:table-cell>
          <table:table-cell table:formula="of:=INDEX([.$A$2:.$D$100000];(ROW()-1)*6-3;1)" office:value-type="float" office:value="1.657">
            <text:p>1,657</text:p>
          </table:table-cell>
        </table:table-row>
        <table:table-row table:style-name="ro1">
          <table:table-cell office:value-type="float" office:value="3.453">
            <text:p>3,45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843501">
            <text:p>843501</text:p>
          </table:table-cell>
          <table:table-cell table:formula="of:=INDEX([.$A$2:.$D$100000];(ROW()-1)*6-1;4)" office:value-type="float" office:value="20.55">
            <text:p>20,55</text:p>
          </table:table-cell>
          <table:table-cell table:formula="of:=INDEX([.$A$2:.$D$100000];(ROW()-1)*6-2;4)" office:value-type="float" office:value="15.43">
            <text:p>15,43</text:p>
          </table:table-cell>
          <table:table-cell table:formula="of:=INDEX([.$A$2:.$D$100000];(ROW()-1)*6-1;3)" office:value-type="float" office:value="681.58">
            <text:p>681,58</text:p>
          </table:table-cell>
          <table:table-cell table:formula="of:=INDEX([.$A$2:.$D$100000];(ROW()-1)*6-2;3)" office:value-type="float" office:value="1860.64">
            <text:p>1860,64</text:p>
          </table:table-cell>
          <table:table-cell table:formula="of:=INDEX([.$A$2:.$D$100000];(ROW()-1)*6-1;2)" office:value-type="float" office:value="1004606.75">
            <text:p>1004606,75</text:p>
          </table:table-cell>
          <table:table-cell table:formula="of:=INDEX([.$A$2:.$D$100000];(ROW()-1)*6-2;2)" office:value-type="float" office:value="2235399">
            <text:p>2235399</text:p>
          </table:table-cell>
          <table:table-cell table:formula="of:=INDEX([.$A$2:.$D$100000];(ROW()-1)*6-5;1)" office:value-type="float" office:value="3.969">
            <text:p>3,969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890145">
            <text:p>890145</text:p>
          </table:table-cell>
          <table:table-cell table:formula="of:=INDEX([.$A$2:.$D$100000];(ROW()-1)*6-1;4)" office:value-type="float" office:value="20.67">
            <text:p>20,67</text:p>
          </table:table-cell>
          <table:table-cell table:formula="of:=INDEX([.$A$2:.$D$100000];(ROW()-1)*6-2;4)" office:value-type="float" office:value="15.55">
            <text:p>15,55</text:p>
          </table:table-cell>
          <table:table-cell table:formula="of:=INDEX([.$A$2:.$D$100000];(ROW()-1)*6-1;3)" office:value-type="float" office:value="668.37">
            <text:p>668,37</text:p>
          </table:table-cell>
          <table:table-cell table:formula="of:=INDEX([.$A$2:.$D$100000];(ROW()-1)*6-2;3)" office:value-type="float" office:value="1810.47">
            <text:p>1810,47</text:p>
          </table:table-cell>
          <table:table-cell table:formula="of:=INDEX([.$A$2:.$D$100000];(ROW()-1)*6-1;2)" office:value-type="float" office:value="994449.69">
            <text:p>994449,69</text:p>
          </table:table-cell>
          <table:table-cell table:formula="of:=INDEX([.$A$2:.$D$100000];(ROW()-1)*6-2;2)" office:value-type="float" office:value="2182290">
            <text:p>2182290</text:p>
          </table:table-cell>
          <table:table-cell table:formula="of:=INDEX([.$A$2:.$D$100000];(ROW()-1)*6-5;1)" office:value-type="float" office:value="4.11">
            <text:p>4,1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927033">
            <text:p>927033</text:p>
          </table:table-cell>
          <table:table-cell table:formula="of:=INDEX([.$A$2:.$D$100000];(ROW()-1)*6-1;4)" office:value-type="float" office:value="20.8">
            <text:p>20,8</text:p>
          </table:table-cell>
          <table:table-cell table:formula="of:=INDEX([.$A$2:.$D$100000];(ROW()-1)*6-2;4)" office:value-type="float" office:value="15.56">
            <text:p>15,56</text:p>
          </table:table-cell>
          <table:table-cell table:formula="of:=INDEX([.$A$2:.$D$100000];(ROW()-1)*6-1;3)" office:value-type="float" office:value="647.97">
            <text:p>647,97</text:p>
          </table:table-cell>
          <table:table-cell table:formula="of:=INDEX([.$A$2:.$D$100000];(ROW()-1)*6-2;3)" office:value-type="float" office:value="1806.16">
            <text:p>1806,16</text:p>
          </table:table-cell>
          <table:table-cell table:formula="of:=INDEX([.$A$2:.$D$100000];(ROW()-1)*6-1;2)" office:value-type="float" office:value="961735.06">
            <text:p>961735,06</text:p>
          </table:table-cell>
          <table:table-cell table:formula="of:=INDEX([.$A$2:.$D$100000];(ROW()-1)*6-2;2)" office:value-type="float" office:value="2160122">
            <text:p>2160122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473664">
            <text:p>4473664</text:p>
          </table:table-cell>
          <table:table-cell office:value-type="float" office:value="4367.67">
            <text:p>4367,67</text:p>
          </table:table-cell>
          <table:table-cell office:value-type="float" office:value="11.73">
            <text:p>11,7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975808">
            <text:p>975808</text:p>
          </table:table-cell>
          <table:table-cell table:formula="of:=INDEX([.$A$2:.$D$100000];(ROW()-1)*6-1;4)" office:value-type="float" office:value="20.9">
            <text:p>20,9</text:p>
          </table:table-cell>
          <table:table-cell table:formula="of:=INDEX([.$A$2:.$D$100000];(ROW()-1)*6-2;4)" office:value-type="float" office:value="15.71">
            <text:p>15,71</text:p>
          </table:table-cell>
          <table:table-cell table:formula="of:=INDEX([.$A$2:.$D$100000];(ROW()-1)*6-1;3)" office:value-type="float" office:value="629.33">
            <text:p>629,33</text:p>
          </table:table-cell>
          <table:table-cell table:formula="of:=INDEX([.$A$2:.$D$100000];(ROW()-1)*6-2;3)" office:value-type="float" office:value="1744.93">
            <text:p>1744,93</text:p>
          </table:table-cell>
          <table:table-cell table:formula="of:=INDEX([.$A$2:.$D$100000];(ROW()-1)*6-1;2)" office:value-type="float" office:value="942880.06">
            <text:p>942880,06</text:p>
          </table:table-cell>
          <table:table-cell table:formula="of:=INDEX([.$A$2:.$D$100000];(ROW()-1)*6-2;2)" office:value-type="float" office:value="2094804">
            <text:p>2094804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013753.88">
            <text:p>2013753,88</text:p>
          </table:table-cell>
          <table:table-cell office:value-type="float" office:value="1366.65">
            <text:p>1366,65</text:p>
          </table:table-cell>
          <table:table-cell office:value-type="float" office:value="17.6">
            <text:p>17,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1005016">
            <text:p>1005016</text:p>
          </table:table-cell>
          <table:table-cell table:formula="of:=INDEX([.$A$2:.$D$100000];(ROW()-1)*6-1;4)" office:value-type="float" office:value="21.01">
            <text:p>21,01</text:p>
          </table:table-cell>
          <table:table-cell table:formula="of:=INDEX([.$A$2:.$D$100000];(ROW()-1)*6-2;4)" office:value-type="float" office:value="15.87">
            <text:p>15,87</text:p>
          </table:table-cell>
          <table:table-cell table:formula="of:=INDEX([.$A$2:.$D$100000];(ROW()-1)*6-1;3)" office:value-type="float" office:value="615.19">
            <text:p>615,19</text:p>
          </table:table-cell>
          <table:table-cell table:formula="of:=INDEX([.$A$2:.$D$100000];(ROW()-1)*6-2;3)" office:value-type="float" office:value="1681.61">
            <text:p>1681,61</text:p>
          </table:table-cell>
          <table:table-cell table:formula="of:=INDEX([.$A$2:.$D$100000];(ROW()-1)*6-1;2)" office:value-type="float" office:value="922156.88">
            <text:p>922156,88</text:p>
          </table:table-cell>
          <table:table-cell table:formula="of:=INDEX([.$A$2:.$D$100000];(ROW()-1)*6-2;2)" office:value-type="float" office:value="2028969">
            <text:p>2028969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332158">
            <text:p>33215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1041511">
            <text:p>1041511</text:p>
          </table:table-cell>
          <table:table-cell table:formula="of:=INDEX([.$A$2:.$D$100000];(ROW()-1)*6-1;4)" office:value-type="float" office:value="21.11">
            <text:p>21,11</text:p>
          </table:table-cell>
          <table:table-cell table:formula="of:=INDEX([.$A$2:.$D$100000];(ROW()-1)*6-2;4)" office:value-type="float" office:value="15.97">
            <text:p>15,97</text:p>
          </table:table-cell>
          <table:table-cell table:formula="of:=INDEX([.$A$2:.$D$100000];(ROW()-1)*6-1;3)" office:value-type="float" office:value="599.57">
            <text:p>599,57</text:p>
          </table:table-cell>
          <table:table-cell table:formula="of:=INDEX([.$A$2:.$D$100000];(ROW()-1)*6-2;3)" office:value-type="float" office:value="1643.67">
            <text:p>1643,67</text:p>
          </table:table-cell>
          <table:table-cell table:formula="of:=INDEX([.$A$2:.$D$100000];(ROW()-1)*6-1;2)" office:value-type="float" office:value="899424.63">
            <text:p>899424,63</text:p>
          </table:table-cell>
          <table:table-cell table:formula="of:=INDEX([.$A$2:.$D$100000];(ROW()-1)*6-2;2)" office:value-type="float" office:value="1983347">
            <text:p>1983347</text:p>
          </table:table-cell>
          <table:table-cell table:formula="of:=INDEX([.$A$2:.$D$100000];(ROW()-1)*6-5;1)" office:value-type="float" office:value="4.078">
            <text:p>4,078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3.485">
            <text:p>3,48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1074359">
            <text:p>1074359</text:p>
          </table:table-cell>
          <table:table-cell table:formula="of:=INDEX([.$A$2:.$D$100000];(ROW()-1)*6-1;4)" office:value-type="float" office:value="21.24">
            <text:p>21,24</text:p>
          </table:table-cell>
          <table:table-cell table:formula="of:=INDEX([.$A$2:.$D$100000];(ROW()-1)*6-2;4)" office:value-type="float" office:value="15.97">
            <text:p>15,97</text:p>
          </table:table-cell>
          <table:table-cell table:formula="of:=INDEX([.$A$2:.$D$100000];(ROW()-1)*6-1;3)" office:value-type="float" office:value="583.31">
            <text:p>583,31</text:p>
          </table:table-cell>
          <table:table-cell table:formula="of:=INDEX([.$A$2:.$D$100000];(ROW()-1)*6-2;3)" office:value-type="float" office:value="1646.18">
            <text:p>1646,18</text:p>
          </table:table-cell>
          <table:table-cell table:formula="of:=INDEX([.$A$2:.$D$100000];(ROW()-1)*6-1;2)" office:value-type="float" office:value="875628.94">
            <text:p>875628,94</text:p>
          </table:table-cell>
          <table:table-cell table:formula="of:=INDEX([.$A$2:.$D$100000];(ROW()-1)*6-2;2)" office:value-type="float" office:value="1978374">
            <text:p>1978374</text:p>
          </table:table-cell>
          <table:table-cell table:formula="of:=INDEX([.$A$2:.$D$100000];(ROW()-1)*6-5;1)" office:value-type="float" office:value="4">
            <text:p>4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1098299">
            <text:p>1098299</text:p>
          </table:table-cell>
          <table:table-cell table:formula="of:=INDEX([.$A$2:.$D$100000];(ROW()-1)*6-1;4)" office:value-type="float" office:value="21.34">
            <text:p>21,34</text:p>
          </table:table-cell>
          <table:table-cell table:formula="of:=INDEX([.$A$2:.$D$100000];(ROW()-1)*6-2;4)" office:value-type="float" office:value="16.06">
            <text:p>16,06</text:p>
          </table:table-cell>
          <table:table-cell table:formula="of:=INDEX([.$A$2:.$D$100000];(ROW()-1)*6-1;3)" office:value-type="float" office:value="570.62">
            <text:p>570,62</text:p>
          </table:table-cell>
          <table:table-cell table:formula="of:=INDEX([.$A$2:.$D$100000];(ROW()-1)*6-2;3)" office:value-type="float" office:value="1610.42">
            <text:p>1610,42</text:p>
          </table:table-cell>
          <table:table-cell table:formula="of:=INDEX([.$A$2:.$D$100000];(ROW()-1)*6-1;2)" office:value-type="float" office:value="858094.81">
            <text:p>858094,81</text:p>
          </table:table-cell>
          <table:table-cell table:formula="of:=INDEX([.$A$2:.$D$100000];(ROW()-1)*6-2;2)" office:value-type="float" office:value="1938220">
            <text:p>1938220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1135326">
            <text:p>1135326</text:p>
          </table:table-cell>
          <table:table-cell table:formula="of:=INDEX([.$A$2:.$D$100000];(ROW()-1)*6-1;4)" office:value-type="float" office:value="21.44">
            <text:p>21,44</text:p>
          </table:table-cell>
          <table:table-cell table:formula="of:=INDEX([.$A$2:.$D$100000];(ROW()-1)*6-2;4)" office:value-type="float" office:value="16.04">
            <text:p>16,04</text:p>
          </table:table-cell>
          <table:table-cell table:formula="of:=INDEX([.$A$2:.$D$100000];(ROW()-1)*6-1;3)" office:value-type="float" office:value="558.35">
            <text:p>558,35</text:p>
          </table:table-cell>
          <table:table-cell table:formula="of:=INDEX([.$A$2:.$D$100000];(ROW()-1)*6-2;3)" office:value-type="float" office:value="1617.43">
            <text:p>1617,43</text:p>
          </table:table-cell>
          <table:table-cell table:formula="of:=INDEX([.$A$2:.$D$100000];(ROW()-1)*6-1;2)" office:value-type="float" office:value="840272.06">
            <text:p>840272,06</text:p>
          </table:table-cell>
          <table:table-cell table:formula="of:=INDEX([.$A$2:.$D$100000];(ROW()-1)*6-2;2)" office:value-type="float" office:value="1937170">
            <text:p>1937170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534155">
            <text:p>3534155</text:p>
          </table:table-cell>
          <table:table-cell office:value-type="float" office:value="3421.85">
            <text:p>3421,85</text:p>
          </table:table-cell>
          <table:table-cell office:value-type="float" office:value="12.79">
            <text:p>12,7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1166373">
            <text:p>1166373</text:p>
          </table:table-cell>
          <table:table-cell table:formula="of:=INDEX([.$A$2:.$D$100000];(ROW()-1)*6-1;4)" office:value-type="float" office:value="21.54">
            <text:p>21,54</text:p>
          </table:table-cell>
          <table:table-cell table:formula="of:=INDEX([.$A$2:.$D$100000];(ROW()-1)*6-2;4)" office:value-type="float" office:value="16.29">
            <text:p>16,29</text:p>
          </table:table-cell>
          <table:table-cell table:formula="of:=INDEX([.$A$2:.$D$100000];(ROW()-1)*6-1;3)" office:value-type="float" office:value="544.59">
            <text:p>544,59</text:p>
          </table:table-cell>
          <table:table-cell table:formula="of:=INDEX([.$A$2:.$D$100000];(ROW()-1)*6-2;3)" office:value-type="float" office:value="1529.17">
            <text:p>1529,17</text:p>
          </table:table-cell>
          <table:table-cell table:formula="of:=INDEX([.$A$2:.$D$100000];(ROW()-1)*6-1;2)" office:value-type="float" office:value="820772.38">
            <text:p>820772,38</text:p>
          </table:table-cell>
          <table:table-cell table:formula="of:=INDEX([.$A$2:.$D$100000];(ROW()-1)*6-2;2)" office:value-type="float" office:value="1849863">
            <text:p>1849863</text:p>
          </table:table-cell>
          <table:table-cell table:formula="of:=INDEX([.$A$2:.$D$100000];(ROW()-1)*6-5;1)" office:value-type="float" office:value="4.078">
            <text:p>4,078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751186.25">
            <text:p>1751186,25</text:p>
          </table:table-cell>
          <table:table-cell office:value-type="float" office:value="1187.87">
            <text:p>1187,87</text:p>
          </table:table-cell>
          <table:table-cell office:value-type="float" office:value="18.11">
            <text:p>18,1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1194920">
            <text:p>1194920</text:p>
          </table:table-cell>
          <table:table-cell table:formula="of:=INDEX([.$A$2:.$D$100000];(ROW()-1)*6-1;4)" office:value-type="float" office:value="21.62">
            <text:p>21,62</text:p>
          </table:table-cell>
          <table:table-cell table:formula="of:=INDEX([.$A$2:.$D$100000];(ROW()-1)*6-2;4)" office:value-type="float" office:value="16.25">
            <text:p>16,25</text:p>
          </table:table-cell>
          <table:table-cell table:formula="of:=INDEX([.$A$2:.$D$100000];(ROW()-1)*6-1;3)" office:value-type="float" office:value="534.63">
            <text:p>534,63</text:p>
          </table:table-cell>
          <table:table-cell table:formula="of:=INDEX([.$A$2:.$D$100000];(ROW()-1)*6-2;3)" office:value-type="float" office:value="1540.9">
            <text:p>1540,9</text:p>
          </table:table-cell>
          <table:table-cell table:formula="of:=INDEX([.$A$2:.$D$100000];(ROW()-1)*6-1;2)" office:value-type="float" office:value="805258.06">
            <text:p>805258,06</text:p>
          </table:table-cell>
          <table:table-cell table:formula="of:=INDEX([.$A$2:.$D$100000];(ROW()-1)*6-2;2)" office:value-type="float" office:value="1852433">
            <text:p>1852433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95262">
            <text:p>39526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1222371">
            <text:p>1222371</text:p>
          </table:table-cell>
          <table:table-cell table:formula="of:=INDEX([.$A$2:.$D$100000];(ROW()-1)*6-1;4)" office:value-type="float" office:value="21.7">
            <text:p>21,7</text:p>
          </table:table-cell>
          <table:table-cell table:formula="of:=INDEX([.$A$2:.$D$100000];(ROW()-1)*6-2;4)" office:value-type="float" office:value="16.26">
            <text:p>16,26</text:p>
          </table:table-cell>
          <table:table-cell table:formula="of:=INDEX([.$A$2:.$D$100000];(ROW()-1)*6-1;3)" office:value-type="float" office:value="524.8">
            <text:p>524,8</text:p>
          </table:table-cell>
          <table:table-cell table:formula="of:=INDEX([.$A$2:.$D$100000];(ROW()-1)*6-2;3)" office:value-type="float" office:value="1538.45">
            <text:p>1538,45</text:p>
          </table:table-cell>
          <table:table-cell table:formula="of:=INDEX([.$A$2:.$D$100000];(ROW()-1)*6-1;2)" office:value-type="float" office:value="788896">
            <text:p>788896</text:p>
          </table:table-cell>
          <table:table-cell table:formula="of:=INDEX([.$A$2:.$D$100000];(ROW()-1)*6-2;2)" office:value-type="float" office:value="1840418">
            <text:p>1840418</text:p>
          </table:table-cell>
          <table:table-cell table:formula="of:=INDEX([.$A$2:.$D$100000];(ROW()-1)*6-5;1)" office:value-type="float" office:value="4.172">
            <text:p>4,172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3.656">
            <text:p>3,65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1235509">
            <text:p>1235509</text:p>
          </table:table-cell>
          <table:table-cell table:formula="of:=INDEX([.$A$2:.$D$100000];(ROW()-1)*6-1;4)" office:value-type="float" office:value="21.76">
            <text:p>21,76</text:p>
          </table:table-cell>
          <table:table-cell table:formula="of:=INDEX([.$A$2:.$D$100000];(ROW()-1)*6-2;4)" office:value-type="float" office:value="16.34">
            <text:p>16,34</text:p>
          </table:table-cell>
          <table:table-cell table:formula="of:=INDEX([.$A$2:.$D$100000];(ROW()-1)*6-1;3)" office:value-type="float" office:value="517.61">
            <text:p>517,61</text:p>
          </table:table-cell>
          <table:table-cell table:formula="of:=INDEX([.$A$2:.$D$100000];(ROW()-1)*6-2;3)" office:value-type="float" office:value="1509.6">
            <text:p>1509,6</text:p>
          </table:table-cell>
          <table:table-cell table:formula="of:=INDEX([.$A$2:.$D$100000];(ROW()-1)*6-1;2)" office:value-type="float" office:value="779566.19">
            <text:p>779566,19</text:p>
          </table:table-cell>
          <table:table-cell table:formula="of:=INDEX([.$A$2:.$D$100000];(ROW()-1)*6-2;2)" office:value-type="float" office:value="1810638">
            <text:p>1810638</text:p>
          </table:table-cell>
          <table:table-cell table:formula="of:=INDEX([.$A$2:.$D$100000];(ROW()-1)*6-5;1)" office:value-type="float" office:value="4.516">
            <text:p>4,516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1272664">
            <text:p>1272664</text:p>
          </table:table-cell>
          <table:table-cell table:formula="of:=INDEX([.$A$2:.$D$100000];(ROW()-1)*6-1;4)" office:value-type="float" office:value="21.86">
            <text:p>21,86</text:p>
          </table:table-cell>
          <table:table-cell table:formula="of:=INDEX([.$A$2:.$D$100000];(ROW()-1)*6-2;4)" office:value-type="float" office:value="16.6">
            <text:p>16,6</text:p>
          </table:table-cell>
          <table:table-cell table:formula="of:=INDEX([.$A$2:.$D$100000];(ROW()-1)*6-1;3)" office:value-type="float" office:value="504.78">
            <text:p>504,78</text:p>
          </table:table-cell>
          <table:table-cell table:formula="of:=INDEX([.$A$2:.$D$100000];(ROW()-1)*6-2;3)" office:value-type="float" office:value="1423.43">
            <text:p>1423,43</text:p>
          </table:table-cell>
          <table:table-cell table:formula="of:=INDEX([.$A$2:.$D$100000];(ROW()-1)*6-1;2)" office:value-type="float" office:value="761802.38">
            <text:p>761802,38</text:p>
          </table:table-cell>
          <table:table-cell table:formula="of:=INDEX([.$A$2:.$D$100000];(ROW()-1)*6-2;2)" office:value-type="float" office:value="1725039">
            <text:p>1725039</text:p>
          </table:table-cell>
          <table:table-cell table:formula="of:=INDEX([.$A$2:.$D$100000];(ROW()-1)*6-5;1)" office:value-type="float" office:value="4.344">
            <text:p>4,344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1296655">
            <text:p>1296655</text:p>
          </table:table-cell>
          <table:table-cell table:formula="of:=INDEX([.$A$2:.$D$100000];(ROW()-1)*6-1;4)" office:value-type="float" office:value="21.98">
            <text:p>21,98</text:p>
          </table:table-cell>
          <table:table-cell table:formula="of:=INDEX([.$A$2:.$D$100000];(ROW()-1)*6-2;4)" office:value-type="float" office:value="16.5">
            <text:p>16,5</text:p>
          </table:table-cell>
          <table:table-cell table:formula="of:=INDEX([.$A$2:.$D$100000];(ROW()-1)*6-1;3)" office:value-type="float" office:value="491.59">
            <text:p>491,59</text:p>
          </table:table-cell>
          <table:table-cell table:formula="of:=INDEX([.$A$2:.$D$100000];(ROW()-1)*6-2;3)" office:value-type="float" office:value="1454.08">
            <text:p>1454,08</text:p>
          </table:table-cell>
          <table:table-cell table:formula="of:=INDEX([.$A$2:.$D$100000];(ROW()-1)*6-1;2)" office:value-type="float" office:value="744244.31">
            <text:p>744244,31</text:p>
          </table:table-cell>
          <table:table-cell table:formula="of:=INDEX([.$A$2:.$D$100000];(ROW()-1)*6-2;2)" office:value-type="float" office:value="1747734">
            <text:p>1747734</text:p>
          </table:table-cell>
          <table:table-cell table:formula="of:=INDEX([.$A$2:.$D$100000];(ROW()-1)*6-5;1)" office:value-type="float" office:value="4.125">
            <text:p>4,125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12519">
            <text:p>3212519</text:p>
          </table:table-cell>
          <table:table-cell office:value-type="float" office:value="2981.34">
            <text:p>2981,34</text:p>
          </table:table-cell>
          <table:table-cell office:value-type="float" office:value="13.39">
            <text:p>13,3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1320421">
            <text:p>1320421</text:p>
          </table:table-cell>
          <table:table-cell table:formula="of:=INDEX([.$A$2:.$D$100000];(ROW()-1)*6-1;4)" office:value-type="float" office:value="22.07">
            <text:p>22,07</text:p>
          </table:table-cell>
          <table:table-cell table:formula="of:=INDEX([.$A$2:.$D$100000];(ROW()-1)*6-2;4)" office:value-type="float" office:value="16.51">
            <text:p>16,51</text:p>
          </table:table-cell>
          <table:table-cell table:formula="of:=INDEX([.$A$2:.$D$100000];(ROW()-1)*6-1;3)" office:value-type="float" office:value="482.74">
            <text:p>482,74</text:p>
          </table:table-cell>
          <table:table-cell table:formula="of:=INDEX([.$A$2:.$D$100000];(ROW()-1)*6-2;3)" office:value-type="float" office:value="1454.03">
            <text:p>1454,03</text:p>
          </table:table-cell>
          <table:table-cell table:formula="of:=INDEX([.$A$2:.$D$100000];(ROW()-1)*6-1;2)" office:value-type="float" office:value="732020.06">
            <text:p>732020,06</text:p>
          </table:table-cell>
          <table:table-cell table:formula="of:=INDEX([.$A$2:.$D$100000];(ROW()-1)*6-2;2)" office:value-type="float" office:value="1741319">
            <text:p>1741319</text:p>
          </table:table-cell>
          <table:table-cell table:formula="of:=INDEX([.$A$2:.$D$100000];(ROW()-1)*6-5;1)" office:value-type="float" office:value="4.219">
            <text:p>4,21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575747.25">
            <text:p>1575747,25</text:p>
          </table:table-cell>
          <table:table-cell office:value-type="float" office:value="1073.22">
            <text:p>1073,22</text:p>
          </table:table-cell>
          <table:table-cell office:value-type="float" office:value="18.58">
            <text:p>18,5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1331298">
            <text:p>1331298</text:p>
          </table:table-cell>
          <table:table-cell table:formula="of:=INDEX([.$A$2:.$D$100000];(ROW()-1)*6-1;4)" office:value-type="float" office:value="22.27">
            <text:p>22,27</text:p>
          </table:table-cell>
          <table:table-cell table:formula="of:=INDEX([.$A$2:.$D$100000];(ROW()-1)*6-2;4)" office:value-type="float" office:value="16.66">
            <text:p>16,66</text:p>
          </table:table-cell>
          <table:table-cell table:formula="of:=INDEX([.$A$2:.$D$100000];(ROW()-1)*6-1;3)" office:value-type="float" office:value="476.61">
            <text:p>476,61</text:p>
          </table:table-cell>
          <table:table-cell table:formula="of:=INDEX([.$A$2:.$D$100000];(ROW()-1)*6-2;3)" office:value-type="float" office:value="1404.65">
            <text:p>1404,65</text:p>
          </table:table-cell>
          <table:table-cell table:formula="of:=INDEX([.$A$2:.$D$100000];(ROW()-1)*6-1;2)" office:value-type="float" office:value="700178.06">
            <text:p>700178,06</text:p>
          </table:table-cell>
          <table:table-cell table:formula="of:=INDEX([.$A$2:.$D$100000];(ROW()-1)*6-2;2)" office:value-type="float" office:value="1692635">
            <text:p>1692635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458093">
            <text:p>45809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1365720">
            <text:p>1365720</text:p>
          </table:table-cell>
          <table:table-cell table:formula="of:=INDEX([.$A$2:.$D$100000];(ROW()-1)*6-1;4)" office:value-type="float" office:value="22.18">
            <text:p>22,18</text:p>
          </table:table-cell>
          <table:table-cell table:formula="of:=INDEX([.$A$2:.$D$100000];(ROW()-1)*6-2;4)" office:value-type="float" office:value="16.65">
            <text:p>16,65</text:p>
          </table:table-cell>
          <table:table-cell table:formula="of:=INDEX([.$A$2:.$D$100000];(ROW()-1)*6-1;3)" office:value-type="float" office:value="471.96">
            <text:p>471,96</text:p>
          </table:table-cell>
          <table:table-cell table:formula="of:=INDEX([.$A$2:.$D$100000];(ROW()-1)*6-2;3)" office:value-type="float" office:value="1406.62">
            <text:p>1406,62</text:p>
          </table:table-cell>
          <table:table-cell table:formula="of:=INDEX([.$A$2:.$D$100000];(ROW()-1)*6-1;2)" office:value-type="float" office:value="714454.19">
            <text:p>714454,19</text:p>
          </table:table-cell>
          <table:table-cell table:formula="of:=INDEX([.$A$2:.$D$100000];(ROW()-1)*6-2;2)" office:value-type="float" office:value="1689451">
            <text:p>1689451</text:p>
          </table:table-cell>
          <table:table-cell table:formula="of:=INDEX([.$A$2:.$D$100000];(ROW()-1)*6-5;1)" office:value-type="float" office:value="4.094">
            <text:p>4,094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3.953">
            <text:p>3,95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1386820">
            <text:p>1386820</text:p>
          </table:table-cell>
          <table:table-cell table:formula="of:=INDEX([.$A$2:.$D$100000];(ROW()-1)*6-1;4)" office:value-type="float" office:value="22.21">
            <text:p>22,21</text:p>
          </table:table-cell>
          <table:table-cell table:formula="of:=INDEX([.$A$2:.$D$100000];(ROW()-1)*6-2;4)" office:value-type="float" office:value="16.73">
            <text:p>16,73</text:p>
          </table:table-cell>
          <table:table-cell table:formula="of:=INDEX([.$A$2:.$D$100000];(ROW()-1)*6-1;3)" office:value-type="float" office:value="468.99">
            <text:p>468,99</text:p>
          </table:table-cell>
          <table:table-cell table:formula="of:=INDEX([.$A$2:.$D$100000];(ROW()-1)*6-2;3)" office:value-type="float" office:value="1381.98">
            <text:p>1381,98</text:p>
          </table:table-cell>
          <table:table-cell table:formula="of:=INDEX([.$A$2:.$D$100000];(ROW()-1)*6-1;2)" office:value-type="float" office:value="708100.94">
            <text:p>708100,94</text:p>
          </table:table-cell>
          <table:table-cell table:formula="of:=INDEX([.$A$2:.$D$100000];(ROW()-1)*6-2;2)" office:value-type="float" office:value="1661756">
            <text:p>1661756</text:p>
          </table:table-cell>
          <table:table-cell table:formula="of:=INDEX([.$A$2:.$D$100000];(ROW()-1)*6-5;1)" office:value-type="float" office:value="4.125">
            <text:p>4,125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1411033">
            <text:p>1411033</text:p>
          </table:table-cell>
          <table:table-cell table:formula="of:=INDEX([.$A$2:.$D$100000];(ROW()-1)*6-1;4)" office:value-type="float" office:value="22.29">
            <text:p>22,29</text:p>
          </table:table-cell>
          <table:table-cell table:formula="of:=INDEX([.$A$2:.$D$100000];(ROW()-1)*6-2;4)" office:value-type="float" office:value="16.7">
            <text:p>16,7</text:p>
          </table:table-cell>
          <table:table-cell table:formula="of:=INDEX([.$A$2:.$D$100000];(ROW()-1)*6-1;3)" office:value-type="float" office:value="460.81">
            <text:p>460,81</text:p>
          </table:table-cell>
          <table:table-cell table:formula="of:=INDEX([.$A$2:.$D$100000];(ROW()-1)*6-2;3)" office:value-type="float" office:value="1388.64">
            <text:p>1388,64</text:p>
          </table:table-cell>
          <table:table-cell table:formula="of:=INDEX([.$A$2:.$D$100000];(ROW()-1)*6-1;2)" office:value-type="float" office:value="696837.44">
            <text:p>696837,44</text:p>
          </table:table-cell>
          <table:table-cell table:formula="of:=INDEX([.$A$2:.$D$100000];(ROW()-1)*6-2;2)" office:value-type="float" office:value="1665293">
            <text:p>1665293</text:p>
          </table:table-cell>
          <table:table-cell table:formula="of:=INDEX([.$A$2:.$D$100000];(ROW()-1)*6-5;1)" office:value-type="float" office:value="4.125">
            <text:p>4,12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734">
            <text:p>1,73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1423169">
            <text:p>1423169</text:p>
          </table:table-cell>
          <table:table-cell table:formula="of:=INDEX([.$A$2:.$D$100000];(ROW()-1)*6-1;4)" office:value-type="float" office:value="22.35">
            <text:p>22,35</text:p>
          </table:table-cell>
          <table:table-cell table:formula="of:=INDEX([.$A$2:.$D$100000];(ROW()-1)*6-2;4)" office:value-type="float" office:value="16.71">
            <text:p>16,71</text:p>
          </table:table-cell>
          <table:table-cell table:formula="of:=INDEX([.$A$2:.$D$100000];(ROW()-1)*6-1;3)" office:value-type="float" office:value="455.09">
            <text:p>455,09</text:p>
          </table:table-cell>
          <table:table-cell table:formula="of:=INDEX([.$A$2:.$D$100000];(ROW()-1)*6-2;3)" office:value-type="float" office:value="1387.29">
            <text:p>1387,29</text:p>
          </table:table-cell>
          <table:table-cell table:formula="of:=INDEX([.$A$2:.$D$100000];(ROW()-1)*6-1;2)" office:value-type="float" office:value="688979.5">
            <text:p>688979,5</text:p>
          </table:table-cell>
          <table:table-cell table:formula="of:=INDEX([.$A$2:.$D$100000];(ROW()-1)*6-2;2)" office:value-type="float" office:value="1661435">
            <text:p>1661435</text:p>
          </table:table-cell>
          <table:table-cell table:formula="of:=INDEX([.$A$2:.$D$100000];(ROW()-1)*6-5;1)" office:value-type="float" office:value="4.141">
            <text:p>4,141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931880">
            <text:p>2931880</text:p>
          </table:table-cell>
          <table:table-cell office:value-type="float" office:value="2432.59">
            <text:p>2432,59</text:p>
          </table:table-cell>
          <table:table-cell office:value-type="float" office:value="14.27">
            <text:p>14,2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1448691">
            <text:p>1448691</text:p>
          </table:table-cell>
          <table:table-cell table:formula="of:=INDEX([.$A$2:.$D$100000];(ROW()-1)*6-1;4)" office:value-type="float" office:value="22.4">
            <text:p>22,4</text:p>
          </table:table-cell>
          <table:table-cell table:formula="of:=INDEX([.$A$2:.$D$100000];(ROW()-1)*6-2;4)" office:value-type="float" office:value="16.87">
            <text:p>16,87</text:p>
          </table:table-cell>
          <table:table-cell table:formula="of:=INDEX([.$A$2:.$D$100000];(ROW()-1)*6-1;3)" office:value-type="float" office:value="448.37">
            <text:p>448,37</text:p>
          </table:table-cell>
          <table:table-cell table:formula="of:=INDEX([.$A$2:.$D$100000];(ROW()-1)*6-2;3)" office:value-type="float" office:value="1335.92">
            <text:p>1335,92</text:p>
          </table:table-cell>
          <table:table-cell table:formula="of:=INDEX([.$A$2:.$D$100000];(ROW()-1)*6-1;2)" office:value-type="float" office:value="678173.75">
            <text:p>678173,75</text:p>
          </table:table-cell>
          <table:table-cell table:formula="of:=INDEX([.$A$2:.$D$100000];(ROW()-1)*6-2;2)" office:value-type="float" office:value="1611224">
            <text:p>1611224</text:p>
          </table:table-cell>
          <table:table-cell table:formula="of:=INDEX([.$A$2:.$D$100000];(ROW()-1)*6-5;1)" office:value-type="float" office:value="4.172">
            <text:p>4,172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429221.5">
            <text:p>1429221,5</text:p>
          </table:table-cell>
          <table:table-cell office:value-type="float" office:value="971.54">
            <text:p>971,54</text:p>
          </table:table-cell>
          <table:table-cell office:value-type="float" office:value="19.02">
            <text:p>19,0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1475870">
            <text:p>1475870</text:p>
          </table:table-cell>
          <table:table-cell table:formula="of:=INDEX([.$A$2:.$D$100000];(ROW()-1)*6-1;4)" office:value-type="float" office:value="22.44">
            <text:p>22,44</text:p>
          </table:table-cell>
          <table:table-cell table:formula="of:=INDEX([.$A$2:.$D$100000];(ROW()-1)*6-2;4)" office:value-type="float" office:value="16.95">
            <text:p>16,95</text:p>
          </table:table-cell>
          <table:table-cell table:formula="of:=INDEX([.$A$2:.$D$100000];(ROW()-1)*6-1;3)" office:value-type="float" office:value="442.62">
            <text:p>442,62</text:p>
          </table:table-cell>
          <table:table-cell table:formula="of:=INDEX([.$A$2:.$D$100000];(ROW()-1)*6-2;3)" office:value-type="float" office:value="1311.14">
            <text:p>1311,14</text:p>
          </table:table-cell>
          <table:table-cell table:formula="of:=INDEX([.$A$2:.$D$100000];(ROW()-1)*6-1;2)" office:value-type="float" office:value="677909.25">
            <text:p>677909,25</text:p>
          </table:table-cell>
          <table:table-cell table:formula="of:=INDEX([.$A$2:.$D$100000];(ROW()-1)*6-2;2)" office:value-type="float" office:value="1584147">
            <text:p>1584147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518189">
            <text:p>51818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1491434">
            <text:p>1491434</text:p>
          </table:table-cell>
          <table:table-cell table:formula="of:=INDEX([.$A$2:.$D$100000];(ROW()-1)*6-1;4)" office:value-type="float" office:value="22.5">
            <text:p>22,5</text:p>
          </table:table-cell>
          <table:table-cell table:formula="of:=INDEX([.$A$2:.$D$100000];(ROW()-1)*6-2;4)" office:value-type="float" office:value="17.02">
            <text:p>17,02</text:p>
          </table:table-cell>
          <table:table-cell table:formula="of:=INDEX([.$A$2:.$D$100000];(ROW()-1)*6-1;3)" office:value-type="float" office:value="437.45">
            <text:p>437,45</text:p>
          </table:table-cell>
          <table:table-cell table:formula="of:=INDEX([.$A$2:.$D$100000];(ROW()-1)*6-2;3)" office:value-type="float" office:value="1290.36">
            <text:p>1290,36</text:p>
          </table:table-cell>
          <table:table-cell table:formula="of:=INDEX([.$A$2:.$D$100000];(ROW()-1)*6-1;2)" office:value-type="float" office:value="671100.5">
            <text:p>671100,5</text:p>
          </table:table-cell>
          <table:table-cell table:formula="of:=INDEX([.$A$2:.$D$100000];(ROW()-1)*6-2;2)" office:value-type="float" office:value="1562259">
            <text:p>1562259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2.234">
            <text:p>2,234</text:p>
          </table:table-cell>
        </table:table-row>
        <table:table-row table:style-name="ro1">
          <table:table-cell office:value-type="float" office:value="3.859">
            <text:p>3,8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1513886">
            <text:p>1513886</text:p>
          </table:table-cell>
          <table:table-cell table:formula="of:=INDEX([.$A$2:.$D$100000];(ROW()-1)*6-1;4)" office:value-type="float" office:value="22.51">
            <text:p>22,51</text:p>
          </table:table-cell>
          <table:table-cell table:formula="of:=INDEX([.$A$2:.$D$100000];(ROW()-1)*6-2;4)" office:value-type="float" office:value="16.92">
            <text:p>16,92</text:p>
          </table:table-cell>
          <table:table-cell table:formula="of:=INDEX([.$A$2:.$D$100000];(ROW()-1)*6-1;3)" office:value-type="float" office:value="437.61">
            <text:p>437,61</text:p>
          </table:table-cell>
          <table:table-cell table:formula="of:=INDEX([.$A$2:.$D$100000];(ROW()-1)*6-2;3)" office:value-type="float" office:value="1322.94">
            <text:p>1322,94</text:p>
          </table:table-cell>
          <table:table-cell table:formula="of:=INDEX([.$A$2:.$D$100000];(ROW()-1)*6-1;2)" office:value-type="float" office:value="668571.44">
            <text:p>668571,44</text:p>
          </table:table-cell>
          <table:table-cell table:formula="of:=INDEX([.$A$2:.$D$100000];(ROW()-1)*6-2;2)" office:value-type="float" office:value="1589817">
            <text:p>1589817</text:p>
          </table:table-cell>
          <table:table-cell table:formula="of:=INDEX([.$A$2:.$D$100000];(ROW()-1)*6-5;1)" office:value-type="float" office:value="5.578">
            <text:p>5,578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1534209">
            <text:p>1534209</text:p>
          </table:table-cell>
          <table:table-cell table:formula="of:=INDEX([.$A$2:.$D$100000];(ROW()-1)*6-1;4)" office:value-type="float" office:value="22.59">
            <text:p>22,59</text:p>
          </table:table-cell>
          <table:table-cell table:formula="of:=INDEX([.$A$2:.$D$100000];(ROW()-1)*6-2;4)" office:value-type="float" office:value="17.04">
            <text:p>17,04</text:p>
          </table:table-cell>
          <table:table-cell table:formula="of:=INDEX([.$A$2:.$D$100000];(ROW()-1)*6-1;3)" office:value-type="float" office:value="430.3">
            <text:p>430,3</text:p>
          </table:table-cell>
          <table:table-cell table:formula="of:=INDEX([.$A$2:.$D$100000];(ROW()-1)*6-2;3)" office:value-type="float" office:value="1285.39">
            <text:p>1285,39</text:p>
          </table:table-cell>
          <table:table-cell table:formula="of:=INDEX([.$A$2:.$D$100000];(ROW()-1)*6-1;2)" office:value-type="float" office:value="659991.38">
            <text:p>659991,38</text:p>
          </table:table-cell>
          <table:table-cell table:formula="of:=INDEX([.$A$2:.$D$100000];(ROW()-1)*6-2;2)" office:value-type="float" office:value="1553520">
            <text:p>1553520</text:p>
          </table:table-cell>
          <table:table-cell table:formula="of:=INDEX([.$A$2:.$D$100000];(ROW()-1)*6-5;1)" office:value-type="float" office:value="4.266">
            <text:p>4,266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2.406">
            <text:p>2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1552158">
            <text:p>1552158</text:p>
          </table:table-cell>
          <table:table-cell table:formula="of:=INDEX([.$A$2:.$D$100000];(ROW()-1)*6-1;4)" office:value-type="float" office:value="22.62">
            <text:p>22,62</text:p>
          </table:table-cell>
          <table:table-cell table:formula="of:=INDEX([.$A$2:.$D$100000];(ROW()-1)*6-2;4)" office:value-type="float" office:value="17.02">
            <text:p>17,02</text:p>
          </table:table-cell>
          <table:table-cell table:formula="of:=INDEX([.$A$2:.$D$100000];(ROW()-1)*6-1;3)" office:value-type="float" office:value="427.91">
            <text:p>427,91</text:p>
          </table:table-cell>
          <table:table-cell table:formula="of:=INDEX([.$A$2:.$D$100000];(ROW()-1)*6-2;3)" office:value-type="float" office:value="1290.94">
            <text:p>1290,94</text:p>
          </table:table-cell>
          <table:table-cell table:formula="of:=INDEX([.$A$2:.$D$100000];(ROW()-1)*6-1;2)" office:value-type="float" office:value="655739.13">
            <text:p>655739,13</text:p>
          </table:table-cell>
          <table:table-cell table:formula="of:=INDEX([.$A$2:.$D$100000];(ROW()-1)*6-2;2)" office:value-type="float" office:value="1554317">
            <text:p>1554317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822410">
            <text:p>2822410</text:p>
          </table:table-cell>
          <table:table-cell office:value-type="float" office:value="2491.91">
            <text:p>2491,91</text:p>
          </table:table-cell>
          <table:table-cell office:value-type="float" office:value="14.17">
            <text:p>14,1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1562008">
            <text:p>1562008</text:p>
          </table:table-cell>
          <table:table-cell table:formula="of:=INDEX([.$A$2:.$D$100000];(ROW()-1)*6-1;4)" office:value-type="float" office:value="22.65">
            <text:p>22,65</text:p>
          </table:table-cell>
          <table:table-cell table:formula="of:=INDEX([.$A$2:.$D$100000];(ROW()-1)*6-2;4)" office:value-type="float" office:value="17.12">
            <text:p>17,12</text:p>
          </table:table-cell>
          <table:table-cell table:formula="of:=INDEX([.$A$2:.$D$100000];(ROW()-1)*6-1;3)" office:value-type="float" office:value="424.32">
            <text:p>424,32</text:p>
          </table:table-cell>
          <table:table-cell table:formula="of:=INDEX([.$A$2:.$D$100000];(ROW()-1)*6-2;3)" office:value-type="float" office:value="1263.31">
            <text:p>1263,31</text:p>
          </table:table-cell>
          <table:table-cell table:formula="of:=INDEX([.$A$2:.$D$100000];(ROW()-1)*6-1;2)" office:value-type="float" office:value="651148.81">
            <text:p>651148,81</text:p>
          </table:table-cell>
          <table:table-cell table:formula="of:=INDEX([.$A$2:.$D$100000];(ROW()-1)*6-2;2)" office:value-type="float" office:value="1529103">
            <text:p>1529103</text:p>
          </table:table-cell>
          <table:table-cell table:formula="of:=INDEX([.$A$2:.$D$100000];(ROW()-1)*6-5;1)" office:value-type="float" office:value="4.266">
            <text:p>4,266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341490.63">
            <text:p>1341490,63</text:p>
          </table:table-cell>
          <table:table-cell office:value-type="float" office:value="911.61">
            <text:p>911,61</text:p>
          </table:table-cell>
          <table:table-cell office:value-type="float" office:value="19.31">
            <text:p>19,3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1591903">
            <text:p>1591903</text:p>
          </table:table-cell>
          <table:table-cell table:formula="of:=INDEX([.$A$2:.$D$100000];(ROW()-1)*6-1;4)" office:value-type="float" office:value="22.74">
            <text:p>22,74</text:p>
          </table:table-cell>
          <table:table-cell table:formula="of:=INDEX([.$A$2:.$D$100000];(ROW()-1)*6-2;4)" office:value-type="float" office:value="17.07">
            <text:p>17,07</text:p>
          </table:table-cell>
          <table:table-cell table:formula="of:=INDEX([.$A$2:.$D$100000];(ROW()-1)*6-1;3)" office:value-type="float" office:value="415.97">
            <text:p>415,97</text:p>
          </table:table-cell>
          <table:table-cell table:formula="of:=INDEX([.$A$2:.$D$100000];(ROW()-1)*6-2;3)" office:value-type="float" office:value="1278.09">
            <text:p>1278,09</text:p>
          </table:table-cell>
          <table:table-cell table:formula="of:=INDEX([.$A$2:.$D$100000];(ROW()-1)*6-1;2)" office:value-type="float" office:value="635646.5">
            <text:p>635646,5</text:p>
          </table:table-cell>
          <table:table-cell table:formula="of:=INDEX([.$A$2:.$D$100000];(ROW()-1)*6-2;2)" office:value-type="float" office:value="1536748">
            <text:p>1536748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575359">
            <text:p>5753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1599856">
            <text:p>1599856</text:p>
          </table:table-cell>
          <table:table-cell table:formula="of:=INDEX([.$A$2:.$D$100000];(ROW()-1)*6-1;4)" office:value-type="float" office:value="22.76">
            <text:p>22,76</text:p>
          </table:table-cell>
          <table:table-cell table:formula="of:=INDEX([.$A$2:.$D$100000];(ROW()-1)*6-2;4)" office:value-type="float" office:value="17.1">
            <text:p>17,1</text:p>
          </table:table-cell>
          <table:table-cell table:formula="of:=INDEX([.$A$2:.$D$100000];(ROW()-1)*6-1;3)" office:value-type="float" office:value="414.47">
            <text:p>414,47</text:p>
          </table:table-cell>
          <table:table-cell table:formula="of:=INDEX([.$A$2:.$D$100000];(ROW()-1)*6-2;3)" office:value-type="float" office:value="1268.94">
            <text:p>1268,94</text:p>
          </table:table-cell>
          <table:table-cell table:formula="of:=INDEX([.$A$2:.$D$100000];(ROW()-1)*6-1;2)" office:value-type="float" office:value="632862.56">
            <text:p>632862,56</text:p>
          </table:table-cell>
          <table:table-cell table:formula="of:=INDEX([.$A$2:.$D$100000];(ROW()-1)*6-2;2)" office:value-type="float" office:value="1524896">
            <text:p>1524896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4.031">
            <text:p>4,03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1625148">
            <text:p>1625148</text:p>
          </table:table-cell>
          <table:table-cell table:formula="of:=INDEX([.$A$2:.$D$100000];(ROW()-1)*6-1;4)" office:value-type="float" office:value="22.81">
            <text:p>22,81</text:p>
          </table:table-cell>
          <table:table-cell table:formula="of:=INDEX([.$A$2:.$D$100000];(ROW()-1)*6-2;4)" office:value-type="float" office:value="17.13">
            <text:p>17,13</text:p>
          </table:table-cell>
          <table:table-cell table:formula="of:=INDEX([.$A$2:.$D$100000];(ROW()-1)*6-1;3)" office:value-type="float" office:value="408.87">
            <text:p>408,87</text:p>
          </table:table-cell>
          <table:table-cell table:formula="of:=INDEX([.$A$2:.$D$100000];(ROW()-1)*6-2;3)" office:value-type="float" office:value="1258.57">
            <text:p>1258,57</text:p>
          </table:table-cell>
          <table:table-cell table:formula="of:=INDEX([.$A$2:.$D$100000];(ROW()-1)*6-1;2)" office:value-type="float" office:value="626413.69">
            <text:p>626413,69</text:p>
          </table:table-cell>
          <table:table-cell table:formula="of:=INDEX([.$A$2:.$D$100000];(ROW()-1)*6-2;2)" office:value-type="float" office:value="1513819">
            <text:p>1513819</text:p>
          </table:table-cell>
          <table:table-cell table:formula="of:=INDEX([.$A$2:.$D$100000];(ROW()-1)*6-5;1)" office:value-type="float" office:value="4.297">
            <text:p>4,297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1638595">
            <text:p>1638595</text:p>
          </table:table-cell>
          <table:table-cell table:formula="of:=INDEX([.$A$2:.$D$100000];(ROW()-1)*6-1;4)" office:value-type="float" office:value="22.86">
            <text:p>22,86</text:p>
          </table:table-cell>
          <table:table-cell table:formula="of:=INDEX([.$A$2:.$D$100000];(ROW()-1)*6-2;4)" office:value-type="float" office:value="17.28">
            <text:p>17,28</text:p>
          </table:table-cell>
          <table:table-cell table:formula="of:=INDEX([.$A$2:.$D$100000];(ROW()-1)*6-1;3)" office:value-type="float" office:value="404.4">
            <text:p>404,4</text:p>
          </table:table-cell>
          <table:table-cell table:formula="of:=INDEX([.$A$2:.$D$100000];(ROW()-1)*6-2;3)" office:value-type="float" office:value="1217.7">
            <text:p>1217,7</text:p>
          </table:table-cell>
          <table:table-cell table:formula="of:=INDEX([.$A$2:.$D$100000];(ROW()-1)*6-1;2)" office:value-type="float" office:value="620250.31">
            <text:p>620250,31</text:p>
          </table:table-cell>
          <table:table-cell table:formula="of:=INDEX([.$A$2:.$D$100000];(ROW()-1)*6-2;2)" office:value-type="float" office:value="1474603">
            <text:p>1474603</text:p>
          </table:table-cell>
          <table:table-cell table:formula="of:=INDEX([.$A$2:.$D$100000];(ROW()-1)*6-5;1)" office:value-type="float" office:value="4.672">
            <text:p>4,672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1653815">
            <text:p>1653815</text:p>
          </table:table-cell>
          <table:table-cell table:formula="of:=INDEX([.$A$2:.$D$100000];(ROW()-1)*6-1;4)" office:value-type="float" office:value="22.9">
            <text:p>22,9</text:p>
          </table:table-cell>
          <table:table-cell table:formula="of:=INDEX([.$A$2:.$D$100000];(ROW()-1)*6-2;4)" office:value-type="float" office:value="17.26">
            <text:p>17,26</text:p>
          </table:table-cell>
          <table:table-cell table:formula="of:=INDEX([.$A$2:.$D$100000];(ROW()-1)*6-1;3)" office:value-type="float" office:value="400.37">
            <text:p>400,37</text:p>
          </table:table-cell>
          <table:table-cell table:formula="of:=INDEX([.$A$2:.$D$100000];(ROW()-1)*6-2;3)" office:value-type="float" office:value="1221.63">
            <text:p>1221,63</text:p>
          </table:table-cell>
          <table:table-cell table:formula="of:=INDEX([.$A$2:.$D$100000];(ROW()-1)*6-1;2)" office:value-type="float" office:value="614273.75">
            <text:p>614273,75</text:p>
          </table:table-cell>
          <table:table-cell table:formula="of:=INDEX([.$A$2:.$D$100000];(ROW()-1)*6-2;2)" office:value-type="float" office:value="1475995">
            <text:p>1475995</text:p>
          </table:table-cell>
          <table:table-cell table:formula="of:=INDEX([.$A$2:.$D$100000];(ROW()-1)*6-5;1)" office:value-type="float" office:value="4.563">
            <text:p>4,563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652566">
            <text:p>2652566</text:p>
          </table:table-cell>
          <table:table-cell office:value-type="float" office:value="2289.12">
            <text:p>2289,12</text:p>
          </table:table-cell>
          <table:table-cell office:value-type="float" office:value="14.53">
            <text:p>14,5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1677716">
            <text:p>1677716</text:p>
          </table:table-cell>
          <table:table-cell table:formula="of:=INDEX([.$A$2:.$D$100000];(ROW()-1)*6-1;4)" office:value-type="float" office:value="22.95">
            <text:p>22,95</text:p>
          </table:table-cell>
          <table:table-cell table:formula="of:=INDEX([.$A$2:.$D$100000];(ROW()-1)*6-2;4)" office:value-type="float" office:value="17.27">
            <text:p>17,27</text:p>
          </table:table-cell>
          <table:table-cell table:formula="of:=INDEX([.$A$2:.$D$100000];(ROW()-1)*6-1;3)" office:value-type="float" office:value="395.89">
            <text:p>395,89</text:p>
          </table:table-cell>
          <table:table-cell table:formula="of:=INDEX([.$A$2:.$D$100000];(ROW()-1)*6-2;3)" office:value-type="float" office:value="1218.15">
            <text:p>1218,15</text:p>
          </table:table-cell>
          <table:table-cell table:formula="of:=INDEX([.$A$2:.$D$100000];(ROW()-1)*6-1;2)" office:value-type="float" office:value="607723.69">
            <text:p>607723,69</text:p>
          </table:table-cell>
          <table:table-cell table:formula="of:=INDEX([.$A$2:.$D$100000];(ROW()-1)*6-2;2)" office:value-type="float" office:value="1469553">
            <text:p>1469553</text:p>
          </table:table-cell>
          <table:table-cell table:formula="of:=INDEX([.$A$2:.$D$100000];(ROW()-1)*6-5;1)" office:value-type="float" office:value="4.547">
            <text:p>4,547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69374.25">
            <text:p>1269374,25</text:p>
          </table:table-cell>
          <table:table-cell office:value-type="float" office:value="867.54">
            <text:p>867,54</text:p>
          </table:table-cell>
          <table:table-cell office:value-type="float" office:value="19.51">
            <text:p>19,5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1696775">
            <text:p>1696775</text:p>
          </table:table-cell>
          <table:table-cell table:formula="of:=INDEX([.$A$2:.$D$100000];(ROW()-1)*6-1;4)" office:value-type="float" office:value="23.04">
            <text:p>23,04</text:p>
          </table:table-cell>
          <table:table-cell table:formula="of:=INDEX([.$A$2:.$D$100000];(ROW()-1)*6-2;4)" office:value-type="float" office:value="17.32">
            <text:p>17,32</text:p>
          </table:table-cell>
          <table:table-cell table:formula="of:=INDEX([.$A$2:.$D$100000];(ROW()-1)*6-1;3)" office:value-type="float" office:value="393.55">
            <text:p>393,55</text:p>
          </table:table-cell>
          <table:table-cell table:formula="of:=INDEX([.$A$2:.$D$100000];(ROW()-1)*6-2;3)" office:value-type="float" office:value="1206.64">
            <text:p>1206,64</text:p>
          </table:table-cell>
          <table:table-cell table:formula="of:=INDEX([.$A$2:.$D$100000];(ROW()-1)*6-1;2)" office:value-type="float" office:value="597500">
            <text:p>597500</text:p>
          </table:table-cell>
          <table:table-cell table:formula="of:=INDEX([.$A$2:.$D$100000];(ROW()-1)*6-2;2)" office:value-type="float" office:value="1457385">
            <text:p>1457385</text:p>
          </table:table-cell>
          <table:table-cell table:formula="of:=INDEX([.$A$2:.$D$100000];(ROW()-1)*6-5;1)" office:value-type="float" office:value="4.328">
            <text:p>4,328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620924">
            <text:p>62092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1708370">
            <text:p>1708370</text:p>
          </table:table-cell>
          <table:table-cell table:formula="of:=INDEX([.$A$2:.$D$100000];(ROW()-1)*6-1;4)" office:value-type="float" office:value="23.07">
            <text:p>23,07</text:p>
          </table:table-cell>
          <table:table-cell table:formula="of:=INDEX([.$A$2:.$D$100000];(ROW()-1)*6-2;4)" office:value-type="float" office:value="17.31">
            <text:p>17,31</text:p>
          </table:table-cell>
          <table:table-cell table:formula="of:=INDEX([.$A$2:.$D$100000];(ROW()-1)*6-1;3)" office:value-type="float" office:value="391.22">
            <text:p>391,22</text:p>
          </table:table-cell>
          <table:table-cell table:formula="of:=INDEX([.$A$2:.$D$100000];(ROW()-1)*6-2;3)" office:value-type="float" office:value="1207.3">
            <text:p>1207,3</text:p>
          </table:table-cell>
          <table:table-cell table:formula="of:=INDEX([.$A$2:.$D$100000];(ROW()-1)*6-1;2)" office:value-type="float" office:value="594551.56">
            <text:p>594551,56</text:p>
          </table:table-cell>
          <table:table-cell table:formula="of:=INDEX([.$A$2:.$D$100000];(ROW()-1)*6-2;2)" office:value-type="float" office:value="1455646">
            <text:p>1455646</text:p>
          </table:table-cell>
          <table:table-cell table:formula="of:=INDEX([.$A$2:.$D$100000];(ROW()-1)*6-5;1)" office:value-type="float" office:value="4.625">
            <text:p>4,625</text:p>
          </table:table-cell>
          <table:table-cell table:formula="of:=INDEX([.$A$2:.$D$100000];(ROW()-1)*6-3;1)" office:value-type="float" office:value="1.813">
            <text:p>1,813</text:p>
          </table:table-cell>
        </table:table-row>
        <table:table-row table:style-name="ro1">
          <table:table-cell office:value-type="float" office:value="5.344">
            <text:p>5,34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1712472">
            <text:p>1712472</text:p>
          </table:table-cell>
          <table:table-cell table:formula="of:=INDEX([.$A$2:.$D$100000];(ROW()-1)*6-1;4)" office:value-type="float" office:value="23.08">
            <text:p>23,08</text:p>
          </table:table-cell>
          <table:table-cell table:formula="of:=INDEX([.$A$2:.$D$100000];(ROW()-1)*6-2;4)" office:value-type="float" office:value="17.33">
            <text:p>17,33</text:p>
          </table:table-cell>
          <table:table-cell table:formula="of:=INDEX([.$A$2:.$D$100000];(ROW()-1)*6-1;3)" office:value-type="float" office:value="390.31">
            <text:p>390,31</text:p>
          </table:table-cell>
          <table:table-cell table:formula="of:=INDEX([.$A$2:.$D$100000];(ROW()-1)*6-2;3)" office:value-type="float" office:value="1202.01">
            <text:p>1202,01</text:p>
          </table:table-cell>
          <table:table-cell table:formula="of:=INDEX([.$A$2:.$D$100000];(ROW()-1)*6-1;2)" office:value-type="float" office:value="593181.63">
            <text:p>593181,63</text:p>
          </table:table-cell>
          <table:table-cell table:formula="of:=INDEX([.$A$2:.$D$100000];(ROW()-1)*6-2;2)" office:value-type="float" office:value="1449991">
            <text:p>1449991</text:p>
          </table:table-cell>
          <table:table-cell table:formula="of:=INDEX([.$A$2:.$D$100000];(ROW()-1)*6-5;1)" office:value-type="float" office:value="4.656">
            <text:p>4,65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1713981">
            <text:p>1713981</text:p>
          </table:table-cell>
          <table:table-cell table:formula="of:=INDEX([.$A$2:.$D$100000];(ROW()-1)*6-1;4)" office:value-type="float" office:value="23.1">
            <text:p>23,1</text:p>
          </table:table-cell>
          <table:table-cell table:formula="of:=INDEX([.$A$2:.$D$100000];(ROW()-1)*6-2;4)" office:value-type="float" office:value="17.33">
            <text:p>17,33</text:p>
          </table:table-cell>
          <table:table-cell table:formula="of:=INDEX([.$A$2:.$D$100000];(ROW()-1)*6-1;3)" office:value-type="float" office:value="388.54">
            <text:p>388,54</text:p>
          </table:table-cell>
          <table:table-cell table:formula="of:=INDEX([.$A$2:.$D$100000];(ROW()-1)*6-2;3)" office:value-type="float" office:value="1201.5">
            <text:p>1201,5</text:p>
          </table:table-cell>
          <table:table-cell table:formula="of:=INDEX([.$A$2:.$D$100000];(ROW()-1)*6-1;2)" office:value-type="float" office:value="591370.19">
            <text:p>591370,19</text:p>
          </table:table-cell>
          <table:table-cell table:formula="of:=INDEX([.$A$2:.$D$100000];(ROW()-1)*6-2;2)" office:value-type="float" office:value="1449274">
            <text:p>1449274</text:p>
          </table:table-cell>
          <table:table-cell table:formula="of:=INDEX([.$A$2:.$D$100000];(ROW()-1)*6-5;1)" office:value-type="float" office:value="5">
            <text:p>5</text:p>
          </table:table-cell>
          <table:table-cell table:formula="of:=INDEX([.$A$2:.$D$100000];(ROW()-1)*6-3;1)" office:value-type="float" office:value="1.516">
            <text:p>1,516</text:p>
          </table:table-cell>
        </table:table-row>
        <table:table-row table:style-name="ro1">
          <table:table-cell office:value-type="float" office:value="1.969">
            <text:p>1,9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1761852">
            <text:p>1761852</text:p>
          </table:table-cell>
          <table:table-cell table:formula="of:=INDEX([.$A$2:.$D$100000];(ROW()-1)*6-1;4)" office:value-type="float" office:value="23.14">
            <text:p>23,14</text:p>
          </table:table-cell>
          <table:table-cell table:formula="of:=INDEX([.$A$2:.$D$100000];(ROW()-1)*6-2;4)" office:value-type="float" office:value="17.4">
            <text:p>17,4</text:p>
          </table:table-cell>
          <table:table-cell table:formula="of:=INDEX([.$A$2:.$D$100000];(ROW()-1)*6-1;3)" office:value-type="float" office:value="381.65">
            <text:p>381,65</text:p>
          </table:table-cell>
          <table:table-cell table:formula="of:=INDEX([.$A$2:.$D$100000];(ROW()-1)*6-2;3)" office:value-type="float" office:value="1183.75">
            <text:p>1183,75</text:p>
          </table:table-cell>
          <table:table-cell table:formula="of:=INDEX([.$A$2:.$D$100000];(ROW()-1)*6-1;2)" office:value-type="float" office:value="582109.81">
            <text:p>582109,81</text:p>
          </table:table-cell>
          <table:table-cell table:formula="of:=INDEX([.$A$2:.$D$100000];(ROW()-1)*6-2;2)" office:value-type="float" office:value="1426182">
            <text:p>1426182</text:p>
          </table:table-cell>
          <table:table-cell table:formula="of:=INDEX([.$A$2:.$D$100000];(ROW()-1)*6-5;1)" office:value-type="float" office:value="5.219">
            <text:p>5,219</text:p>
          </table:table-cell>
          <table:table-cell table:formula="of:=INDEX([.$A$2:.$D$100000];(ROW()-1)*6-3;1)" office:value-type="float" office:value="1.734">
            <text:p>1,73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547718">
            <text:p>2547718</text:p>
          </table:table-cell>
          <table:table-cell office:value-type="float" office:value="2110.27">
            <text:p>2110,27</text:p>
          </table:table-cell>
          <table:table-cell office:value-type="float" office:value="14.89">
            <text:p>14,8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1767645">
            <text:p>1767645</text:p>
          </table:table-cell>
          <table:table-cell table:formula="of:=INDEX([.$A$2:.$D$100000];(ROW()-1)*6-1;4)" office:value-type="float" office:value="23.17">
            <text:p>23,17</text:p>
          </table:table-cell>
          <table:table-cell table:formula="of:=INDEX([.$A$2:.$D$100000];(ROW()-1)*6-2;4)" office:value-type="float" office:value="17.41">
            <text:p>17,41</text:p>
          </table:table-cell>
          <table:table-cell table:formula="of:=INDEX([.$A$2:.$D$100000];(ROW()-1)*6-1;3)" office:value-type="float" office:value="379.06">
            <text:p>379,06</text:p>
          </table:table-cell>
          <table:table-cell table:formula="of:=INDEX([.$A$2:.$D$100000];(ROW()-1)*6-2;3)" office:value-type="float" office:value="1181.8">
            <text:p>1181,8</text:p>
          </table:table-cell>
          <table:table-cell table:formula="of:=INDEX([.$A$2:.$D$100000];(ROW()-1)*6-1;2)" office:value-type="float" office:value="579133.13">
            <text:p>579133,13</text:p>
          </table:table-cell>
          <table:table-cell table:formula="of:=INDEX([.$A$2:.$D$100000];(ROW()-1)*6-2;2)" office:value-type="float" office:value="1424629">
            <text:p>1424629</text:p>
          </table:table-cell>
          <table:table-cell table:formula="of:=INDEX([.$A$2:.$D$100000];(ROW()-1)*6-5;1)" office:value-type="float" office:value="5.016">
            <text:p>5,016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03393.88">
            <text:p>1203393,88</text:p>
          </table:table-cell>
          <table:table-cell office:value-type="float" office:value="820.43">
            <text:p>820,43</text:p>
          </table:table-cell>
          <table:table-cell office:value-type="float" office:value="19.75">
            <text:p>19,7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1780183">
            <text:p>1780183</text:p>
          </table:table-cell>
          <table:table-cell table:formula="of:=INDEX([.$A$2:.$D$100000];(ROW()-1)*6-1;4)" office:value-type="float" office:value="23.21">
            <text:p>23,21</text:p>
          </table:table-cell>
          <table:table-cell table:formula="of:=INDEX([.$A$2:.$D$100000];(ROW()-1)*6-2;4)" office:value-type="float" office:value="17.44">
            <text:p>17,44</text:p>
          </table:table-cell>
          <table:table-cell table:formula="of:=INDEX([.$A$2:.$D$100000];(ROW()-1)*6-1;3)" office:value-type="float" office:value="376.29">
            <text:p>376,29</text:p>
          </table:table-cell>
          <table:table-cell table:formula="of:=INDEX([.$A$2:.$D$100000];(ROW()-1)*6-2;3)" office:value-type="float" office:value="1173.66">
            <text:p>1173,66</text:p>
          </table:table-cell>
          <table:table-cell table:formula="of:=INDEX([.$A$2:.$D$100000];(ROW()-1)*6-1;2)" office:value-type="float" office:value="575020.19">
            <text:p>575020,19</text:p>
          </table:table-cell>
          <table:table-cell table:formula="of:=INDEX([.$A$2:.$D$100000];(ROW()-1)*6-2;2)" office:value-type="float" office:value="1414106">
            <text:p>1414106</text:p>
          </table:table-cell>
          <table:table-cell table:formula="of:=INDEX([.$A$2:.$D$100000];(ROW()-1)*6-5;1)" office:value-type="float" office:value="5.078">
            <text:p>5,078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670487">
            <text:p>67048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1802609">
            <text:p>1802609</text:p>
          </table:table-cell>
          <table:table-cell table:formula="of:=INDEX([.$A$2:.$D$100000];(ROW()-1)*6-1;4)" office:value-type="float" office:value="23.28">
            <text:p>23,28</text:p>
          </table:table-cell>
          <table:table-cell table:formula="of:=INDEX([.$A$2:.$D$100000];(ROW()-1)*6-2;4)" office:value-type="float" office:value="17.46">
            <text:p>17,46</text:p>
          </table:table-cell>
          <table:table-cell table:formula="of:=INDEX([.$A$2:.$D$100000];(ROW()-1)*6-1;3)" office:value-type="float" office:value="370.66">
            <text:p>370,66</text:p>
          </table:table-cell>
          <table:table-cell table:formula="of:=INDEX([.$A$2:.$D$100000];(ROW()-1)*6-2;3)" office:value-type="float" office:value="1167.97">
            <text:p>1167,97</text:p>
          </table:table-cell>
          <table:table-cell table:formula="of:=INDEX([.$A$2:.$D$100000];(ROW()-1)*6-1;2)" office:value-type="float" office:value="567122.88">
            <text:p>567122,88</text:p>
          </table:table-cell>
          <table:table-cell table:formula="of:=INDEX([.$A$2:.$D$100000];(ROW()-1)*6-2;2)" office:value-type="float" office:value="1406564">
            <text:p>1406564</text:p>
          </table:table-cell>
          <table:table-cell table:formula="of:=INDEX([.$A$2:.$D$100000];(ROW()-1)*6-5;1)" office:value-type="float" office:value="4.578">
            <text:p>4,578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1826076">
            <text:p>1826076</text:p>
          </table:table-cell>
          <table:table-cell table:formula="of:=INDEX([.$A$2:.$D$100000];(ROW()-1)*6-1;4)" office:value-type="float" office:value="23.29">
            <text:p>23,29</text:p>
          </table:table-cell>
          <table:table-cell table:formula="of:=INDEX([.$A$2:.$D$100000];(ROW()-1)*6-2;4)" office:value-type="float" office:value="17.48">
            <text:p>17,48</text:p>
          </table:table-cell>
          <table:table-cell table:formula="of:=INDEX([.$A$2:.$D$100000];(ROW()-1)*6-1;3)" office:value-type="float" office:value="369.84">
            <text:p>369,84</text:p>
          </table:table-cell>
          <table:table-cell table:formula="of:=INDEX([.$A$2:.$D$100000];(ROW()-1)*6-2;3)" office:value-type="float" office:value="1162.33">
            <text:p>1162,33</text:p>
          </table:table-cell>
          <table:table-cell table:formula="of:=INDEX([.$A$2:.$D$100000];(ROW()-1)*6-1;2)" office:value-type="float" office:value="566352.5">
            <text:p>566352,5</text:p>
          </table:table-cell>
          <table:table-cell table:formula="of:=INDEX([.$A$2:.$D$100000];(ROW()-1)*6-2;2)" office:value-type="float" office:value="1399332">
            <text:p>1399332</text:p>
          </table:table-cell>
          <table:table-cell table:formula="of:=INDEX([.$A$2:.$D$100000];(ROW()-1)*6-5;1)" office:value-type="float" office:value="4.5">
            <text:p>4,5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1840399">
            <text:p>1840399</text:p>
          </table:table-cell>
          <table:table-cell table:formula="of:=INDEX([.$A$2:.$D$100000];(ROW()-1)*6-1;4)" office:value-type="float" office:value="23.32">
            <text:p>23,32</text:p>
          </table:table-cell>
          <table:table-cell table:formula="of:=INDEX([.$A$2:.$D$100000];(ROW()-1)*6-2;4)" office:value-type="float" office:value="17.51">
            <text:p>17,51</text:p>
          </table:table-cell>
          <table:table-cell table:formula="of:=INDEX([.$A$2:.$D$100000];(ROW()-1)*6-1;3)" office:value-type="float" office:value="367.33">
            <text:p>367,33</text:p>
          </table:table-cell>
          <table:table-cell table:formula="of:=INDEX([.$A$2:.$D$100000];(ROW()-1)*6-2;3)" office:value-type="float" office:value="1153.14">
            <text:p>1153,14</text:p>
          </table:table-cell>
          <table:table-cell table:formula="of:=INDEX([.$A$2:.$D$100000];(ROW()-1)*6-1;2)" office:value-type="float" office:value="562064.56">
            <text:p>562064,56</text:p>
          </table:table-cell>
          <table:table-cell table:formula="of:=INDEX([.$A$2:.$D$100000];(ROW()-1)*6-2;2)" office:value-type="float" office:value="1388083">
            <text:p>1388083</text:p>
          </table:table-cell>
          <table:table-cell table:formula="of:=INDEX([.$A$2:.$D$100000];(ROW()-1)*6-5;1)" office:value-type="float" office:value="4.719">
            <text:p>4,719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1861980">
            <text:p>1861980</text:p>
          </table:table-cell>
          <table:table-cell table:formula="of:=INDEX([.$A$2:.$D$100000];(ROW()-1)*6-1;4)" office:value-type="float" office:value="23.35">
            <text:p>23,35</text:p>
          </table:table-cell>
          <table:table-cell table:formula="of:=INDEX([.$A$2:.$D$100000];(ROW()-1)*6-2;4)" office:value-type="float" office:value="17.56">
            <text:p>17,56</text:p>
          </table:table-cell>
          <table:table-cell table:formula="of:=INDEX([.$A$2:.$D$100000];(ROW()-1)*6-1;3)" office:value-type="float" office:value="363.25">
            <text:p>363,25</text:p>
          </table:table-cell>
          <table:table-cell table:formula="of:=INDEX([.$A$2:.$D$100000];(ROW()-1)*6-2;3)" office:value-type="float" office:value="1139.61">
            <text:p>1139,61</text:p>
          </table:table-cell>
          <table:table-cell table:formula="of:=INDEX([.$A$2:.$D$100000];(ROW()-1)*6-1;2)" office:value-type="float" office:value="563116.19">
            <text:p>563116,19</text:p>
          </table:table-cell>
          <table:table-cell table:formula="of:=INDEX([.$A$2:.$D$100000];(ROW()-1)*6-2;2)" office:value-type="float" office:value="1374937">
            <text:p>1374937</text:p>
          </table:table-cell>
          <table:table-cell table:formula="of:=INDEX([.$A$2:.$D$100000];(ROW()-1)*6-5;1)" office:value-type="float" office:value="4.765">
            <text:p>4,765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451906">
            <text:p>2451906</text:p>
          </table:table-cell>
          <table:table-cell office:value-type="float" office:value="2023.6">
            <text:p>2023,6</text:p>
          </table:table-cell>
          <table:table-cell office:value-type="float" office:value="15.07">
            <text:p>15,0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1879644">
            <text:p>1879644</text:p>
          </table:table-cell>
          <table:table-cell table:formula="of:=INDEX([.$A$2:.$D$100000];(ROW()-1)*6-1;4)" office:value-type="float" office:value="23.38">
            <text:p>23,38</text:p>
          </table:table-cell>
          <table:table-cell table:formula="of:=INDEX([.$A$2:.$D$100000];(ROW()-1)*6-2;4)" office:value-type="float" office:value="17.64">
            <text:p>17,64</text:p>
          </table:table-cell>
          <table:table-cell table:formula="of:=INDEX([.$A$2:.$D$100000];(ROW()-1)*6-1;3)" office:value-type="float" office:value="360.03">
            <text:p>360,03</text:p>
          </table:table-cell>
          <table:table-cell table:formula="of:=INDEX([.$A$2:.$D$100000];(ROW()-1)*6-2;3)" office:value-type="float" office:value="1119.66">
            <text:p>1119,66</text:p>
          </table:table-cell>
          <table:table-cell table:formula="of:=INDEX([.$A$2:.$D$100000];(ROW()-1)*6-1;2)" office:value-type="float" office:value="558087.88">
            <text:p>558087,88</text:p>
          </table:table-cell>
          <table:table-cell table:formula="of:=INDEX([.$A$2:.$D$100000];(ROW()-1)*6-2;2)" office:value-type="float" office:value="1353951">
            <text:p>1353951</text:p>
          </table:table-cell>
          <table:table-cell table:formula="of:=INDEX([.$A$2:.$D$100000];(ROW()-1)*6-5;1)" office:value-type="float" office:value="4.375">
            <text:p>4,375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52488.63">
            <text:p>1152488,63</text:p>
          </table:table-cell>
          <table:table-cell office:value-type="float" office:value="786.75">
            <text:p>786,75</text:p>
          </table:table-cell>
          <table:table-cell office:value-type="float" office:value="19.94">
            <text:p>19,9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1900808">
            <text:p>1900808</text:p>
          </table:table-cell>
          <table:table-cell table:formula="of:=INDEX([.$A$2:.$D$100000];(ROW()-1)*6-1;4)" office:value-type="float" office:value="23.44">
            <text:p>23,44</text:p>
          </table:table-cell>
          <table:table-cell table:formula="of:=INDEX([.$A$2:.$D$100000];(ROW()-1)*6-2;4)" office:value-type="float" office:value="17.59">
            <text:p>17,59</text:p>
          </table:table-cell>
          <table:table-cell table:formula="of:=INDEX([.$A$2:.$D$100000];(ROW()-1)*6-1;3)" office:value-type="float" office:value="355.7">
            <text:p>355,7</text:p>
          </table:table-cell>
          <table:table-cell table:formula="of:=INDEX([.$A$2:.$D$100000];(ROW()-1)*6-2;3)" office:value-type="float" office:value="1133.84">
            <text:p>1133,84</text:p>
          </table:table-cell>
          <table:table-cell table:formula="of:=INDEX([.$A$2:.$D$100000];(ROW()-1)*6-1;2)" office:value-type="float" office:value="552169.94">
            <text:p>552169,94</text:p>
          </table:table-cell>
          <table:table-cell table:formula="of:=INDEX([.$A$2:.$D$100000];(ROW()-1)*6-2;2)" office:value-type="float" office:value="1363070">
            <text:p>1363070</text:p>
          </table:table-cell>
          <table:table-cell table:formula="of:=INDEX([.$A$2:.$D$100000];(ROW()-1)*6-5;1)" office:value-type="float" office:value="4.953">
            <text:p>4,953</text:p>
          </table:table-cell>
          <table:table-cell table:formula="of:=INDEX([.$A$2:.$D$100000];(ROW()-1)*6-3;1)" office:value-type="float" office:value="2.156">
            <text:p>2,156</text:p>
          </table:table-cell>
        </table:table-row>
        <table:table-row table:style-name="ro1">
          <table:table-cell office:value-type="float" office:value="710745">
            <text:p>71074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1919460">
            <text:p>1919460</text:p>
          </table:table-cell>
          <table:table-cell table:formula="of:=INDEX([.$A$2:.$D$100000];(ROW()-1)*6-1;4)" office:value-type="float" office:value="23.46">
            <text:p>23,46</text:p>
          </table:table-cell>
          <table:table-cell table:formula="of:=INDEX([.$A$2:.$D$100000];(ROW()-1)*6-2;4)" office:value-type="float" office:value="17.65">
            <text:p>17,65</text:p>
          </table:table-cell>
          <table:table-cell table:formula="of:=INDEX([.$A$2:.$D$100000];(ROW()-1)*6-1;3)" office:value-type="float" office:value="354">
            <text:p>354</text:p>
          </table:table-cell>
          <table:table-cell table:formula="of:=INDEX([.$A$2:.$D$100000];(ROW()-1)*6-2;3)" office:value-type="float" office:value="1115.81">
            <text:p>1115,81</text:p>
          </table:table-cell>
          <table:table-cell table:formula="of:=INDEX([.$A$2:.$D$100000];(ROW()-1)*6-1;2)" office:value-type="float" office:value="549162.19">
            <text:p>549162,19</text:p>
          </table:table-cell>
          <table:table-cell table:formula="of:=INDEX([.$A$2:.$D$100000];(ROW()-1)*6-2;2)" office:value-type="float" office:value="1345644">
            <text:p>1345644</text:p>
          </table:table-cell>
          <table:table-cell table:formula="of:=INDEX([.$A$2:.$D$100000];(ROW()-1)*6-5;1)" office:value-type="float" office:value="4.719">
            <text:p>4,719</text:p>
          </table:table-cell>
          <table:table-cell table:formula="of:=INDEX([.$A$2:.$D$100000];(ROW()-1)*6-3;1)" office:value-type="float" office:value="2.516">
            <text:p>2,516</text:p>
          </table:table-cell>
        </table:table-row>
        <table:table-row table:style-name="ro1">
          <table:table-cell office:value-type="float" office:value="3.922">
            <text:p>3,9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1948070">
            <text:p>1948070</text:p>
          </table:table-cell>
          <table:table-cell table:formula="of:=INDEX([.$A$2:.$D$100000];(ROW()-1)*6-1;4)" office:value-type="float" office:value="23.48">
            <text:p>23,48</text:p>
          </table:table-cell>
          <table:table-cell table:formula="of:=INDEX([.$A$2:.$D$100000];(ROW()-1)*6-2;4)" office:value-type="float" office:value="17.67">
            <text:p>17,67</text:p>
          </table:table-cell>
          <table:table-cell table:formula="of:=INDEX([.$A$2:.$D$100000];(ROW()-1)*6-1;3)" office:value-type="float" office:value="352.7">
            <text:p>352,7</text:p>
          </table:table-cell>
          <table:table-cell table:formula="of:=INDEX([.$A$2:.$D$100000];(ROW()-1)*6-2;3)" office:value-type="float" office:value="1112.97">
            <text:p>1112,97</text:p>
          </table:table-cell>
          <table:table-cell table:formula="of:=INDEX([.$A$2:.$D$100000];(ROW()-1)*6-1;2)" office:value-type="float" office:value="547991.81">
            <text:p>547991,81</text:p>
          </table:table-cell>
          <table:table-cell table:formula="of:=INDEX([.$A$2:.$D$100000];(ROW()-1)*6-2;2)" office:value-type="float" office:value="1339336">
            <text:p>1339336</text:p>
          </table:table-cell>
          <table:table-cell table:formula="of:=INDEX([.$A$2:.$D$100000];(ROW()-1)*6-5;1)" office:value-type="float" office:value="4.719">
            <text:p>4,719</text:p>
          </table:table-cell>
          <table:table-cell table:formula="of:=INDEX([.$A$2:.$D$100000];(ROW()-1)*6-3;1)" office:value-type="float" office:value="2.234">
            <text:p>2,2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1961393">
            <text:p>1961393</text:p>
          </table:table-cell>
          <table:table-cell table:formula="of:=INDEX([.$A$2:.$D$100000];(ROW()-1)*6-1;4)" office:value-type="float" office:value="23.51">
            <text:p>23,51</text:p>
          </table:table-cell>
          <table:table-cell table:formula="of:=INDEX([.$A$2:.$D$100000];(ROW()-1)*6-2;4)" office:value-type="float" office:value="17.7">
            <text:p>17,7</text:p>
          </table:table-cell>
          <table:table-cell table:formula="of:=INDEX([.$A$2:.$D$100000];(ROW()-1)*6-1;3)" office:value-type="float" office:value="350.52">
            <text:p>350,52</text:p>
          </table:table-cell>
          <table:table-cell table:formula="of:=INDEX([.$A$2:.$D$100000];(ROW()-1)*6-2;3)" office:value-type="float" office:value="1104.84">
            <text:p>1104,84</text:p>
          </table:table-cell>
          <table:table-cell table:formula="of:=INDEX([.$A$2:.$D$100000];(ROW()-1)*6-1;2)" office:value-type="float" office:value="544667.31">
            <text:p>544667,31</text:p>
          </table:table-cell>
          <table:table-cell table:formula="of:=INDEX([.$A$2:.$D$100000];(ROW()-1)*6-2;2)" office:value-type="float" office:value="1330220">
            <text:p>1330220</text:p>
          </table:table-cell>
          <table:table-cell table:formula="of:=INDEX([.$A$2:.$D$100000];(ROW()-1)*6-5;1)" office:value-type="float" office:value="4.906">
            <text:p>4,906</text:p>
          </table:table-cell>
          <table:table-cell table:formula="of:=INDEX([.$A$2:.$D$100000];(ROW()-1)*6-3;1)" office:value-type="float" office:value="2.172">
            <text:p>2,172</text:p>
          </table:table-cell>
        </table:table-row>
        <table:table-row table:style-name="ro1">
          <table:table-cell office:value-type="float" office:value="1.969">
            <text:p>1,9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1972709">
            <text:p>1972709</text:p>
          </table:table-cell>
          <table:table-cell table:formula="of:=INDEX([.$A$2:.$D$100000];(ROW()-1)*6-1;4)" office:value-type="float" office:value="23.78">
            <text:p>23,78</text:p>
          </table:table-cell>
          <table:table-cell table:formula="of:=INDEX([.$A$2:.$D$100000];(ROW()-1)*6-2;4)" office:value-type="float" office:value="17.74">
            <text:p>17,74</text:p>
          </table:table-cell>
          <table:table-cell table:formula="of:=INDEX([.$A$2:.$D$100000];(ROW()-1)*6-1;3)" office:value-type="float" office:value="343.94">
            <text:p>343,94</text:p>
          </table:table-cell>
          <table:table-cell table:formula="of:=INDEX([.$A$2:.$D$100000];(ROW()-1)*6-2;3)" office:value-type="float" office:value="1094.71">
            <text:p>1094,71</text:p>
          </table:table-cell>
          <table:table-cell table:formula="of:=INDEX([.$A$2:.$D$100000];(ROW()-1)*6-1;2)" office:value-type="float" office:value="513846.91">
            <text:p>513846,91</text:p>
          </table:table-cell>
          <table:table-cell table:formula="of:=INDEX([.$A$2:.$D$100000];(ROW()-1)*6-2;2)" office:value-type="float" office:value="1317111">
            <text:p>1317111</text:p>
          </table:table-cell>
          <table:table-cell table:formula="of:=INDEX([.$A$2:.$D$100000];(ROW()-1)*6-5;1)" office:value-type="float" office:value="5.328">
            <text:p>5,328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332555">
            <text:p>2332555</text:p>
          </table:table-cell>
          <table:table-cell office:value-type="float" office:value="1931.13">
            <text:p>1931,13</text:p>
          </table:table-cell>
          <table:table-cell office:value-type="float" office:value="15.27">
            <text:p>15,2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1989772">
            <text:p>1989772</text:p>
          </table:table-cell>
          <table:table-cell table:formula="of:=INDEX([.$A$2:.$D$100000];(ROW()-1)*6-1;4)" office:value-type="float" office:value="23.84">
            <text:p>23,84</text:p>
          </table:table-cell>
          <table:table-cell table:formula="of:=INDEX([.$A$2:.$D$100000];(ROW()-1)*6-2;4)" office:value-type="float" office:value="17.84">
            <text:p>17,84</text:p>
          </table:table-cell>
          <table:table-cell table:formula="of:=INDEX([.$A$2:.$D$100000];(ROW()-1)*6-1;3)" office:value-type="float" office:value="339.46">
            <text:p>339,46</text:p>
          </table:table-cell>
          <table:table-cell table:formula="of:=INDEX([.$A$2:.$D$100000];(ROW()-1)*6-2;3)" office:value-type="float" office:value="1070.14">
            <text:p>1070,14</text:p>
          </table:table-cell>
          <table:table-cell table:formula="of:=INDEX([.$A$2:.$D$100000];(ROW()-1)*6-1;2)" office:value-type="float" office:value="507677.31">
            <text:p>507677,31</text:p>
          </table:table-cell>
          <table:table-cell table:formula="of:=INDEX([.$A$2:.$D$100000];(ROW()-1)*6-2;2)" office:value-type="float" office:value="1292808">
            <text:p>1292808</text:p>
          </table:table-cell>
          <table:table-cell table:formula="of:=INDEX([.$A$2:.$D$100000];(ROW()-1)*6-5;1)" office:value-type="float" office:value="4.625">
            <text:p>4,625</text:p>
          </table:table-cell>
          <table:table-cell table:formula="of:=INDEX([.$A$2:.$D$100000];(ROW()-1)*6-3;1)" office:value-type="float" office:value="2.078">
            <text:p>2,07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96787.25">
            <text:p>1096787,25</text:p>
          </table:table-cell>
          <table:table-cell office:value-type="float" office:value="747.76">
            <text:p>747,76</text:p>
          </table:table-cell>
          <table:table-cell office:value-type="float" office:value="20.15">
            <text:p>20,1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2019199">
            <text:p>2019199</text:p>
          </table:table-cell>
          <table:table-cell table:formula="of:=INDEX([.$A$2:.$D$100000];(ROW()-1)*6-1;4)" office:value-type="float" office:value="23.91">
            <text:p>23,91</text:p>
          </table:table-cell>
          <table:table-cell table:formula="of:=INDEX([.$A$2:.$D$100000];(ROW()-1)*6-2;4)" office:value-type="float" office:value="17.84">
            <text:p>17,84</text:p>
          </table:table-cell>
          <table:table-cell table:formula="of:=INDEX([.$A$2:.$D$100000];(ROW()-1)*6-1;3)" office:value-type="float" office:value="333.57">
            <text:p>333,57</text:p>
          </table:table-cell>
          <table:table-cell table:formula="of:=INDEX([.$A$2:.$D$100000];(ROW()-1)*6-2;3)" office:value-type="float" office:value="1070.05">
            <text:p>1070,05</text:p>
          </table:table-cell>
          <table:table-cell table:formula="of:=INDEX([.$A$2:.$D$100000];(ROW()-1)*6-1;2)" office:value-type="float" office:value="499316.38">
            <text:p>499316,38</text:p>
          </table:table-cell>
          <table:table-cell table:formula="of:=INDEX([.$A$2:.$D$100000];(ROW()-1)*6-2;2)" office:value-type="float" office:value="1289839">
            <text:p>1289839</text:p>
          </table:table-cell>
          <table:table-cell table:formula="of:=INDEX([.$A$2:.$D$100000];(ROW()-1)*6-5;1)" office:value-type="float" office:value="4.734">
            <text:p>4,734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761743">
            <text:p>76174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2071466">
            <text:p>2071466</text:p>
          </table:table-cell>
          <table:table-cell table:formula="of:=INDEX([.$A$2:.$D$100000];(ROW()-1)*6-1;4)" office:value-type="float" office:value="23.77">
            <text:p>23,77</text:p>
          </table:table-cell>
          <table:table-cell table:formula="of:=INDEX([.$A$2:.$D$100000];(ROW()-1)*6-2;4)" office:value-type="float" office:value="17.92">
            <text:p>17,92</text:p>
          </table:table-cell>
          <table:table-cell table:formula="of:=INDEX([.$A$2:.$D$100000];(ROW()-1)*6-1;3)" office:value-type="float" office:value="333.35">
            <text:p>333,35</text:p>
          </table:table-cell>
          <table:table-cell table:formula="of:=INDEX([.$A$2:.$D$100000];(ROW()-1)*6-2;3)" office:value-type="float" office:value="1048.63">
            <text:p>1048,63</text:p>
          </table:table-cell>
          <table:table-cell table:formula="of:=INDEX([.$A$2:.$D$100000];(ROW()-1)*6-1;2)" office:value-type="float" office:value="513413.31">
            <text:p>513413,31</text:p>
          </table:table-cell>
          <table:table-cell table:formula="of:=INDEX([.$A$2:.$D$100000];(ROW()-1)*6-2;2)" office:value-type="float" office:value="1267728">
            <text:p>1267728</text:p>
          </table:table-cell>
          <table:table-cell table:formula="of:=INDEX([.$A$2:.$D$100000];(ROW()-1)*6-5;1)" office:value-type="float" office:value="4.86">
            <text:p>4,86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2099899">
            <text:p>2099899</text:p>
          </table:table-cell>
          <table:table-cell table:formula="of:=INDEX([.$A$2:.$D$100000];(ROW()-1)*6-1;4)" office:value-type="float" office:value="23.83">
            <text:p>23,83</text:p>
          </table:table-cell>
          <table:table-cell table:formula="of:=INDEX([.$A$2:.$D$100000];(ROW()-1)*6-2;4)" office:value-type="float" office:value="17.96">
            <text:p>17,96</text:p>
          </table:table-cell>
          <table:table-cell table:formula="of:=INDEX([.$A$2:.$D$100000];(ROW()-1)*6-1;3)" office:value-type="float" office:value="328.76">
            <text:p>328,76</text:p>
          </table:table-cell>
          <table:table-cell table:formula="of:=INDEX([.$A$2:.$D$100000];(ROW()-1)*6-2;3)" office:value-type="float" office:value="1040.66">
            <text:p>1040,66</text:p>
          </table:table-cell>
          <table:table-cell table:formula="of:=INDEX([.$A$2:.$D$100000];(ROW()-1)*6-1;2)" office:value-type="float" office:value="506028.84">
            <text:p>506028,84</text:p>
          </table:table-cell>
          <table:table-cell table:formula="of:=INDEX([.$A$2:.$D$100000];(ROW()-1)*6-2;2)" office:value-type="float" office:value="1257930">
            <text:p>1257930</text:p>
          </table:table-cell>
          <table:table-cell table:formula="of:=INDEX([.$A$2:.$D$100000];(ROW()-1)*6-5;1)" office:value-type="float" office:value="5.281">
            <text:p>5,281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2122291">
            <text:p>2122291</text:p>
          </table:table-cell>
          <table:table-cell table:formula="of:=INDEX([.$A$2:.$D$100000];(ROW()-1)*6-1;4)" office:value-type="float" office:value="23.87">
            <text:p>23,87</text:p>
          </table:table-cell>
          <table:table-cell table:formula="of:=INDEX([.$A$2:.$D$100000];(ROW()-1)*6-2;4)" office:value-type="float" office:value="17.91">
            <text:p>17,91</text:p>
          </table:table-cell>
          <table:table-cell table:formula="of:=INDEX([.$A$2:.$D$100000];(ROW()-1)*6-1;3)" office:value-type="float" office:value="325.56">
            <text:p>325,56</text:p>
          </table:table-cell>
          <table:table-cell table:formula="of:=INDEX([.$A$2:.$D$100000];(ROW()-1)*6-2;3)" office:value-type="float" office:value="1053.03">
            <text:p>1053,03</text:p>
          </table:table-cell>
          <table:table-cell table:formula="of:=INDEX([.$A$2:.$D$100000];(ROW()-1)*6-1;2)" office:value-type="float" office:value="501315.53">
            <text:p>501315,53</text:p>
          </table:table-cell>
          <table:table-cell table:formula="of:=INDEX([.$A$2:.$D$100000];(ROW()-1)*6-2;2)" office:value-type="float" office:value="1266186">
            <text:p>1266186</text:p>
          </table:table-cell>
          <table:table-cell table:formula="of:=INDEX([.$A$2:.$D$100000];(ROW()-1)*6-5;1)" office:value-type="float" office:value="4.641">
            <text:p>4,641</text:p>
          </table:table-cell>
          <table:table-cell table:formula="of:=INDEX([.$A$2:.$D$100000];(ROW()-1)*6-3;1)" office:value-type="float" office:value="2.765">
            <text:p>2,765</text:p>
          </table:table-cell>
        </table:table-row>
        <table:table-row table:style-name="ro1">
          <table:table-cell office:value-type="float" office:value="1.657">
            <text:p>1,65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2158790">
            <text:p>2158790</text:p>
          </table:table-cell>
          <table:table-cell table:formula="of:=INDEX([.$A$2:.$D$100000];(ROW()-1)*6-1;4)" office:value-type="float" office:value="23.93">
            <text:p>23,93</text:p>
          </table:table-cell>
          <table:table-cell table:formula="of:=INDEX([.$A$2:.$D$100000];(ROW()-1)*6-2;4)" office:value-type="float" office:value="17.89">
            <text:p>17,89</text:p>
          </table:table-cell>
          <table:table-cell table:formula="of:=INDEX([.$A$2:.$D$100000];(ROW()-1)*6-1;3)" office:value-type="float" office:value="321.41">
            <text:p>321,41</text:p>
          </table:table-cell>
          <table:table-cell table:formula="of:=INDEX([.$A$2:.$D$100000];(ROW()-1)*6-2;3)" office:value-type="float" office:value="1058.06">
            <text:p>1058,06</text:p>
          </table:table-cell>
          <table:table-cell table:formula="of:=INDEX([.$A$2:.$D$100000];(ROW()-1)*6-1;2)" office:value-type="float" office:value="494070.81">
            <text:p>494070,81</text:p>
          </table:table-cell>
          <table:table-cell table:formula="of:=INDEX([.$A$2:.$D$100000];(ROW()-1)*6-2;2)" office:value-type="float" office:value="1265505">
            <text:p>1265505</text:p>
          </table:table-cell>
          <table:table-cell table:formula="of:=INDEX([.$A$2:.$D$100000];(ROW()-1)*6-5;1)" office:value-type="float" office:value="4.953">
            <text:p>4,953</text:p>
          </table:table-cell>
          <table:table-cell table:formula="of:=INDEX([.$A$2:.$D$100000];(ROW()-1)*6-3;1)" office:value-type="float" office:value="1.938">
            <text:p>1,93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297983">
            <text:p>2297983</text:p>
          </table:table-cell>
          <table:table-cell office:value-type="float" office:value="1911.68">
            <text:p>1911,68</text:p>
          </table:table-cell>
          <table:table-cell office:value-type="float" office:value="15.32">
            <text:p>15,3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2172620">
            <text:p>2172620</text:p>
          </table:table-cell>
          <table:table-cell table:formula="of:=INDEX([.$A$2:.$D$100000];(ROW()-1)*6-1;4)" office:value-type="float" office:value="23.93">
            <text:p>23,93</text:p>
          </table:table-cell>
          <table:table-cell table:formula="of:=INDEX([.$A$2:.$D$100000];(ROW()-1)*6-2;4)" office:value-type="float" office:value="17.97">
            <text:p>17,97</text:p>
          </table:table-cell>
          <table:table-cell table:formula="of:=INDEX([.$A$2:.$D$100000];(ROW()-1)*6-1;3)" office:value-type="float" office:value="320.99">
            <text:p>320,99</text:p>
          </table:table-cell>
          <table:table-cell table:formula="of:=INDEX([.$A$2:.$D$100000];(ROW()-1)*6-2;3)" office:value-type="float" office:value="1037.64">
            <text:p>1037,64</text:p>
          </table:table-cell>
          <table:table-cell table:formula="of:=INDEX([.$A$2:.$D$100000];(ROW()-1)*6-1;2)" office:value-type="float" office:value="494381.09">
            <text:p>494381,09</text:p>
          </table:table-cell>
          <table:table-cell table:formula="of:=INDEX([.$A$2:.$D$100000];(ROW()-1)*6-2;2)" office:value-type="float" office:value="1246813">
            <text:p>1246813</text:p>
          </table:table-cell>
          <table:table-cell table:formula="of:=INDEX([.$A$2:.$D$100000];(ROW()-1)*6-5;1)" office:value-type="float" office:value="5.906">
            <text:p>5,906</text:p>
          </table:table-cell>
          <table:table-cell table:formula="of:=INDEX([.$A$2:.$D$100000];(ROW()-1)*6-3;1)" office:value-type="float" office:value="2.578">
            <text:p>2,57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43119.19">
            <text:p>1043119,19</text:p>
          </table:table-cell>
          <table:table-cell office:value-type="float" office:value="708.67">
            <text:p>708,67</text:p>
          </table:table-cell>
          <table:table-cell office:value-type="float" office:value="20.38">
            <text:p>20,3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2208502">
            <text:p>2208502</text:p>
          </table:table-cell>
          <table:table-cell table:formula="of:=INDEX([.$A$2:.$D$100000];(ROW()-1)*6-1;4)" office:value-type="float" office:value="23.98">
            <text:p>23,98</text:p>
          </table:table-cell>
          <table:table-cell table:formula="of:=INDEX([.$A$2:.$D$100000];(ROW()-1)*6-2;4)" office:value-type="float" office:value="18.14">
            <text:p>18,14</text:p>
          </table:table-cell>
          <table:table-cell table:formula="of:=INDEX([.$A$2:.$D$100000];(ROW()-1)*6-1;3)" office:value-type="float" office:value="317.67">
            <text:p>317,67</text:p>
          </table:table-cell>
          <table:table-cell table:formula="of:=INDEX([.$A$2:.$D$100000];(ROW()-1)*6-2;3)" office:value-type="float" office:value="996.78">
            <text:p>996,78</text:p>
          </table:table-cell>
          <table:table-cell table:formula="of:=INDEX([.$A$2:.$D$100000];(ROW()-1)*6-1;2)" office:value-type="float" office:value="489557.19">
            <text:p>489557,19</text:p>
          </table:table-cell>
          <table:table-cell table:formula="of:=INDEX([.$A$2:.$D$100000];(ROW()-1)*6-2;2)" office:value-type="float" office:value="1207312">
            <text:p>1207312</text:p>
          </table:table-cell>
          <table:table-cell table:formula="of:=INDEX([.$A$2:.$D$100000];(ROW()-1)*6-5;1)" office:value-type="float" office:value="4.687">
            <text:p>4,687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806716">
            <text:p>80671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2240773">
            <text:p>2240773</text:p>
          </table:table-cell>
          <table:table-cell table:formula="of:=INDEX([.$A$2:.$D$100000];(ROW()-1)*6-1;4)" office:value-type="float" office:value="24.02">
            <text:p>24,02</text:p>
          </table:table-cell>
          <table:table-cell table:formula="of:=INDEX([.$A$2:.$D$100000];(ROW()-1)*6-2;4)" office:value-type="float" office:value="18.15">
            <text:p>18,15</text:p>
          </table:table-cell>
          <table:table-cell table:formula="of:=INDEX([.$A$2:.$D$100000];(ROW()-1)*6-1;3)" office:value-type="float" office:value="313.05">
            <text:p>313,05</text:p>
          </table:table-cell>
          <table:table-cell table:formula="of:=INDEX([.$A$2:.$D$100000];(ROW()-1)*6-2;3)" office:value-type="float" office:value="996.03">
            <text:p>996,03</text:p>
          </table:table-cell>
          <table:table-cell table:formula="of:=INDEX([.$A$2:.$D$100000];(ROW()-1)*6-1;2)" office:value-type="float" office:value="487720.31">
            <text:p>487720,31</text:p>
          </table:table-cell>
          <table:table-cell table:formula="of:=INDEX([.$A$2:.$D$100000];(ROW()-1)*6-2;2)" office:value-type="float" office:value="1201726">
            <text:p>1201726</text:p>
          </table:table-cell>
          <table:table-cell table:formula="of:=INDEX([.$A$2:.$D$100000];(ROW()-1)*6-5;1)" office:value-type="float" office:value="4.891">
            <text:p>4,891</text:p>
          </table:table-cell>
          <table:table-cell table:formula="of:=INDEX([.$A$2:.$D$100000];(ROW()-1)*6-3;1)" office:value-type="float" office:value="1.765">
            <text:p>1,765</text:p>
          </table:table-cell>
        </table:table-row>
        <table:table-row table:style-name="ro1">
          <table:table-cell office:value-type="float" office:value="3.969">
            <text:p>3,9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2273815">
            <text:p>2273815</text:p>
          </table:table-cell>
          <table:table-cell table:formula="of:=INDEX([.$A$2:.$D$100000];(ROW()-1)*6-1;4)" office:value-type="float" office:value="24.1">
            <text:p>24,1</text:p>
          </table:table-cell>
          <table:table-cell table:formula="of:=INDEX([.$A$2:.$D$100000];(ROW()-1)*6-2;4)" office:value-type="float" office:value="18.24">
            <text:p>18,24</text:p>
          </table:table-cell>
          <table:table-cell table:formula="of:=INDEX([.$A$2:.$D$100000];(ROW()-1)*6-1;3)" office:value-type="float" office:value="307.79">
            <text:p>307,79</text:p>
          </table:table-cell>
          <table:table-cell table:formula="of:=INDEX([.$A$2:.$D$100000];(ROW()-1)*6-2;3)" office:value-type="float" office:value="974.37">
            <text:p>974,37</text:p>
          </table:table-cell>
          <table:table-cell table:formula="of:=INDEX([.$A$2:.$D$100000];(ROW()-1)*6-1;2)" office:value-type="float" office:value="480987.56">
            <text:p>480987,56</text:p>
          </table:table-cell>
          <table:table-cell table:formula="of:=INDEX([.$A$2:.$D$100000];(ROW()-1)*6-2;2)" office:value-type="float" office:value="1179106">
            <text:p>1179106</text:p>
          </table:table-cell>
          <table:table-cell table:formula="of:=INDEX([.$A$2:.$D$100000];(ROW()-1)*6-5;1)" office:value-type="float" office:value="5.375">
            <text:p>5,375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2291058">
            <text:p>2291058</text:p>
          </table:table-cell>
          <table:table-cell table:formula="of:=INDEX([.$A$2:.$D$100000];(ROW()-1)*6-1;4)" office:value-type="float" office:value="24.12">
            <text:p>24,12</text:p>
          </table:table-cell>
          <table:table-cell table:formula="of:=INDEX([.$A$2:.$D$100000];(ROW()-1)*6-2;4)" office:value-type="float" office:value="18.17">
            <text:p>18,17</text:p>
          </table:table-cell>
          <table:table-cell table:formula="of:=INDEX([.$A$2:.$D$100000];(ROW()-1)*6-1;3)" office:value-type="float" office:value="305.61">
            <text:p>305,61</text:p>
          </table:table-cell>
          <table:table-cell table:formula="of:=INDEX([.$A$2:.$D$100000];(ROW()-1)*6-2;3)" office:value-type="float" office:value="992.08">
            <text:p>992,08</text:p>
          </table:table-cell>
          <table:table-cell table:formula="of:=INDEX([.$A$2:.$D$100000];(ROW()-1)*6-1;2)" office:value-type="float" office:value="477396.63">
            <text:p>477396,63</text:p>
          </table:table-cell>
          <table:table-cell table:formula="of:=INDEX([.$A$2:.$D$100000];(ROW()-1)*6-2;2)" office:value-type="float" office:value="1192064">
            <text:p>1192064</text:p>
          </table:table-cell>
          <table:table-cell table:formula="of:=INDEX([.$A$2:.$D$100000];(ROW()-1)*6-5;1)" office:value-type="float" office:value="5.547">
            <text:p>5,547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2300158">
            <text:p>2300158</text:p>
          </table:table-cell>
          <table:table-cell table:formula="of:=INDEX([.$A$2:.$D$100000];(ROW()-1)*6-1;4)" office:value-type="float" office:value="24.14">
            <text:p>24,14</text:p>
          </table:table-cell>
          <table:table-cell table:formula="of:=INDEX([.$A$2:.$D$100000];(ROW()-1)*6-2;4)" office:value-type="float" office:value="18.21">
            <text:p>18,21</text:p>
          </table:table-cell>
          <table:table-cell table:formula="of:=INDEX([.$A$2:.$D$100000];(ROW()-1)*6-1;3)" office:value-type="float" office:value="304.68">
            <text:p>304,68</text:p>
          </table:table-cell>
          <table:table-cell table:formula="of:=INDEX([.$A$2:.$D$100000];(ROW()-1)*6-2;3)" office:value-type="float" office:value="981.21">
            <text:p>981,21</text:p>
          </table:table-cell>
          <table:table-cell table:formula="of:=INDEX([.$A$2:.$D$100000];(ROW()-1)*6-1;2)" office:value-type="float" office:value="475865.19">
            <text:p>475865,19</text:p>
          </table:table-cell>
          <table:table-cell table:formula="of:=INDEX([.$A$2:.$D$100000];(ROW()-1)*6-2;2)" office:value-type="float" office:value="1180652">
            <text:p>1180652</text:p>
          </table:table-cell>
          <table:table-cell table:formula="of:=INDEX([.$A$2:.$D$100000];(ROW()-1)*6-5;1)" office:value-type="float" office:value="6.312">
            <text:p>6,312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235399">
            <text:p>2235399</text:p>
          </table:table-cell>
          <table:table-cell office:value-type="float" office:value="1860.64">
            <text:p>1860,64</text:p>
          </table:table-cell>
          <table:table-cell office:value-type="float" office:value="15.43">
            <text:p>15,4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2378548">
            <text:p>2378548</text:p>
          </table:table-cell>
          <table:table-cell table:formula="of:=INDEX([.$A$2:.$D$100000];(ROW()-1)*6-1;4)" office:value-type="float" office:value="24.28">
            <text:p>24,28</text:p>
          </table:table-cell>
          <table:table-cell table:formula="of:=INDEX([.$A$2:.$D$100000];(ROW()-1)*6-2;4)" office:value-type="float" office:value="18.33">
            <text:p>18,33</text:p>
          </table:table-cell>
          <table:table-cell table:formula="of:=INDEX([.$A$2:.$D$100000];(ROW()-1)*6-1;3)" office:value-type="float" office:value="297.08">
            <text:p>297,08</text:p>
          </table:table-cell>
          <table:table-cell table:formula="of:=INDEX([.$A$2:.$D$100000];(ROW()-1)*6-2;3)" office:value-type="float" office:value="955.43">
            <text:p>955,43</text:p>
          </table:table-cell>
          <table:table-cell table:formula="of:=INDEX([.$A$2:.$D$100000];(ROW()-1)*6-1;2)" office:value-type="float" office:value="458454.31">
            <text:p>458454,31</text:p>
          </table:table-cell>
          <table:table-cell table:formula="of:=INDEX([.$A$2:.$D$100000];(ROW()-1)*6-2;2)" office:value-type="float" office:value="1152398">
            <text:p>1152398</text:p>
          </table:table-cell>
          <table:table-cell table:formula="of:=INDEX([.$A$2:.$D$100000];(ROW()-1)*6-5;1)" office:value-type="float" office:value="5.422">
            <text:p>5,422</text:p>
          </table:table-cell>
          <table:table-cell table:formula="of:=INDEX([.$A$2:.$D$100000];(ROW()-1)*6-3;1)" office:value-type="float" office:value="1.812">
            <text:p>1,81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04606.75">
            <text:p>1004606,75</text:p>
          </table:table-cell>
          <table:table-cell office:value-type="float" office:value="681.58">
            <text:p>681,58</text:p>
          </table:table-cell>
          <table:table-cell office:value-type="float" office:value="20.55">
            <text:p>20,5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2400088">
            <text:p>2400088</text:p>
          </table:table-cell>
          <table:table-cell table:formula="of:=INDEX([.$A$2:.$D$100000];(ROW()-1)*6-1;4)" office:value-type="float" office:value="24.34">
            <text:p>24,34</text:p>
          </table:table-cell>
          <table:table-cell table:formula="of:=INDEX([.$A$2:.$D$100000];(ROW()-1)*6-2;4)" office:value-type="float" office:value="18.38">
            <text:p>18,38</text:p>
          </table:table-cell>
          <table:table-cell table:formula="of:=INDEX([.$A$2:.$D$100000];(ROW()-1)*6-1;3)" office:value-type="float" office:value="293.94">
            <text:p>293,94</text:p>
          </table:table-cell>
          <table:table-cell table:formula="of:=INDEX([.$A$2:.$D$100000];(ROW()-1)*6-2;3)" office:value-type="float" office:value="944.03">
            <text:p>944,03</text:p>
          </table:table-cell>
          <table:table-cell table:formula="of:=INDEX([.$A$2:.$D$100000];(ROW()-1)*6-1;2)" office:value-type="float" office:value="454230.09">
            <text:p>454230,09</text:p>
          </table:table-cell>
          <table:table-cell table:formula="of:=INDEX([.$A$2:.$D$100000];(ROW()-1)*6-2;2)" office:value-type="float" office:value="1139694">
            <text:p>1139694</text:p>
          </table:table-cell>
          <table:table-cell table:formula="of:=INDEX([.$A$2:.$D$100000];(ROW()-1)*6-5;1)" office:value-type="float" office:value="5.125">
            <text:p>5,125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843501">
            <text:p>84350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2438338">
            <text:p>2438338</text:p>
          </table:table-cell>
          <table:table-cell table:formula="of:=INDEX([.$A$2:.$D$100000];(ROW()-1)*6-1;4)" office:value-type="float" office:value="24.37">
            <text:p>24,37</text:p>
          </table:table-cell>
          <table:table-cell table:formula="of:=INDEX([.$A$2:.$D$100000];(ROW()-1)*6-2;4)" office:value-type="float" office:value="18.49">
            <text:p>18,49</text:p>
          </table:table-cell>
          <table:table-cell table:formula="of:=INDEX([.$A$2:.$D$100000];(ROW()-1)*6-1;3)" office:value-type="float" office:value="291.54">
            <text:p>291,54</text:p>
          </table:table-cell>
          <table:table-cell table:formula="of:=INDEX([.$A$2:.$D$100000];(ROW()-1)*6-2;3)" office:value-type="float" office:value="919.9">
            <text:p>919,9</text:p>
          </table:table-cell>
          <table:table-cell table:formula="of:=INDEX([.$A$2:.$D$100000];(ROW()-1)*6-1;2)" office:value-type="float" office:value="450113.31">
            <text:p>450113,31</text:p>
          </table:table-cell>
          <table:table-cell table:formula="of:=INDEX([.$A$2:.$D$100000];(ROW()-1)*6-2;2)" office:value-type="float" office:value="1115342">
            <text:p>1115342</text:p>
          </table:table-cell>
          <table:table-cell table:formula="of:=INDEX([.$A$2:.$D$100000];(ROW()-1)*6-5;1)" office:value-type="float" office:value="4.656">
            <text:p>4,656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2494001">
            <text:p>2494001</text:p>
          </table:table-cell>
          <table:table-cell table:formula="of:=INDEX([.$A$2:.$D$100000];(ROW()-1)*6-1;4)" office:value-type="float" office:value="24.46">
            <text:p>24,46</text:p>
          </table:table-cell>
          <table:table-cell table:formula="of:=INDEX([.$A$2:.$D$100000];(ROW()-1)*6-2;4)" office:value-type="float" office:value="18.53">
            <text:p>18,53</text:p>
          </table:table-cell>
          <table:table-cell table:formula="of:=INDEX([.$A$2:.$D$100000];(ROW()-1)*6-1;3)" office:value-type="float" office:value="285">
            <text:p>285</text:p>
          </table:table-cell>
          <table:table-cell table:formula="of:=INDEX([.$A$2:.$D$100000];(ROW()-1)*6-2;3)" office:value-type="float" office:value="912.12">
            <text:p>912,12</text:p>
          </table:table-cell>
          <table:table-cell table:formula="of:=INDEX([.$A$2:.$D$100000];(ROW()-1)*6-1;2)" office:value-type="float" office:value="447215.09">
            <text:p>447215,09</text:p>
          </table:table-cell>
          <table:table-cell table:formula="of:=INDEX([.$A$2:.$D$100000];(ROW()-1)*6-2;2)" office:value-type="float" office:value="1103496">
            <text:p>1103496</text:p>
          </table:table-cell>
          <table:table-cell table:formula="of:=INDEX([.$A$2:.$D$100000];(ROW()-1)*6-5;1)" office:value-type="float" office:value="4.844">
            <text:p>4,844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2536409">
            <text:p>2536409</text:p>
          </table:table-cell>
          <table:table-cell table:formula="of:=INDEX([.$A$2:.$D$100000];(ROW()-1)*6-1;4)" office:value-type="float" office:value="24.53">
            <text:p>24,53</text:p>
          </table:table-cell>
          <table:table-cell table:formula="of:=INDEX([.$A$2:.$D$100000];(ROW()-1)*6-2;4)" office:value-type="float" office:value="18.59">
            <text:p>18,59</text:p>
          </table:table-cell>
          <table:table-cell table:formula="of:=INDEX([.$A$2:.$D$100000];(ROW()-1)*6-1;3)" office:value-type="float" office:value="281.32">
            <text:p>281,32</text:p>
          </table:table-cell>
          <table:table-cell table:formula="of:=INDEX([.$A$2:.$D$100000];(ROW()-1)*6-2;3)" office:value-type="float" office:value="899.43">
            <text:p>899,43</text:p>
          </table:table-cell>
          <table:table-cell table:formula="of:=INDEX([.$A$2:.$D$100000];(ROW()-1)*6-1;2)" office:value-type="float" office:value="441233.69">
            <text:p>441233,69</text:p>
          </table:table-cell>
          <table:table-cell table:formula="of:=INDEX([.$A$2:.$D$100000];(ROW()-1)*6-2;2)" office:value-type="float" office:value="1087864">
            <text:p>1087864</text:p>
          </table:table-cell>
          <table:table-cell table:formula="of:=INDEX([.$A$2:.$D$100000];(ROW()-1)*6-5;1)" office:value-type="float" office:value="5.109">
            <text:p>5,109</text:p>
          </table:table-cell>
          <table:table-cell table:formula="of:=INDEX([.$A$2:.$D$100000];(ROW()-1)*6-3;1)" office:value-type="float" office:value="2.5">
            <text:p>2,5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2577313">
            <text:p>2577313</text:p>
          </table:table-cell>
          <table:table-cell table:formula="of:=INDEX([.$A$2:.$D$100000];(ROW()-1)*6-1;4)" office:value-type="float" office:value="24.58">
            <text:p>24,58</text:p>
          </table:table-cell>
          <table:table-cell table:formula="of:=INDEX([.$A$2:.$D$100000];(ROW()-1)*6-2;4)" office:value-type="float" office:value="18.58">
            <text:p>18,58</text:p>
          </table:table-cell>
          <table:table-cell table:formula="of:=INDEX([.$A$2:.$D$100000];(ROW()-1)*6-1;3)" office:value-type="float" office:value="278.12">
            <text:p>278,12</text:p>
          </table:table-cell>
          <table:table-cell table:formula="of:=INDEX([.$A$2:.$D$100000];(ROW()-1)*6-2;3)" office:value-type="float" office:value="901.1">
            <text:p>901,1</text:p>
          </table:table-cell>
          <table:table-cell table:formula="of:=INDEX([.$A$2:.$D$100000];(ROW()-1)*6-1;2)" office:value-type="float" office:value="436781.72">
            <text:p>436781,72</text:p>
          </table:table-cell>
          <table:table-cell table:formula="of:=INDEX([.$A$2:.$D$100000];(ROW()-1)*6-2;2)" office:value-type="float" office:value="1085718">
            <text:p>1085718</text:p>
          </table:table-cell>
          <table:table-cell table:formula="of:=INDEX([.$A$2:.$D$100000];(ROW()-1)*6-5;1)" office:value-type="float" office:value="5.906">
            <text:p>5,906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182290">
            <text:p>2182290</text:p>
          </table:table-cell>
          <table:table-cell office:value-type="float" office:value="1810.47">
            <text:p>1810,47</text:p>
          </table:table-cell>
          <table:table-cell office:value-type="float" office:value="15.55">
            <text:p>15,5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2638521">
            <text:p>2638521</text:p>
          </table:table-cell>
          <table:table-cell table:formula="of:=INDEX([.$A$2:.$D$100000];(ROW()-1)*6-1;4)" office:value-type="float" office:value="24.68">
            <text:p>24,68</text:p>
          </table:table-cell>
          <table:table-cell table:formula="of:=INDEX([.$A$2:.$D$100000];(ROW()-1)*6-2;4)" office:value-type="float" office:value="18.67">
            <text:p>18,67</text:p>
          </table:table-cell>
          <table:table-cell table:formula="of:=INDEX([.$A$2:.$D$100000];(ROW()-1)*6-1;3)" office:value-type="float" office:value="272.91">
            <text:p>272,91</text:p>
          </table:table-cell>
          <table:table-cell table:formula="of:=INDEX([.$A$2:.$D$100000];(ROW()-1)*6-2;3)" office:value-type="float" office:value="882.54">
            <text:p>882,54</text:p>
          </table:table-cell>
          <table:table-cell table:formula="of:=INDEX([.$A$2:.$D$100000];(ROW()-1)*6-1;2)" office:value-type="float" office:value="424113.03">
            <text:p>424113,03</text:p>
          </table:table-cell>
          <table:table-cell table:formula="of:=INDEX([.$A$2:.$D$100000];(ROW()-1)*6-2;2)" office:value-type="float" office:value="1064559">
            <text:p>1064559</text:p>
          </table:table-cell>
          <table:table-cell table:formula="of:=INDEX([.$A$2:.$D$100000];(ROW()-1)*6-5;1)" office:value-type="float" office:value="5.125">
            <text:p>5,125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94449.69">
            <text:p>994449,69</text:p>
          </table:table-cell>
          <table:table-cell office:value-type="float" office:value="668.37">
            <text:p>668,37</text:p>
          </table:table-cell>
          <table:table-cell office:value-type="float" office:value="20.67">
            <text:p>20,6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2686702">
            <text:p>2686702</text:p>
          </table:table-cell>
          <table:table-cell table:formula="of:=INDEX([.$A$2:.$D$100000];(ROW()-1)*6-1;4)" office:value-type="float" office:value="24.75">
            <text:p>24,75</text:p>
          </table:table-cell>
          <table:table-cell table:formula="of:=INDEX([.$A$2:.$D$100000];(ROW()-1)*6-2;4)" office:value-type="float" office:value="18.73">
            <text:p>18,73</text:p>
          </table:table-cell>
          <table:table-cell table:formula="of:=INDEX([.$A$2:.$D$100000];(ROW()-1)*6-1;3)" office:value-type="float" office:value="268.63">
            <text:p>268,63</text:p>
          </table:table-cell>
          <table:table-cell table:formula="of:=INDEX([.$A$2:.$D$100000];(ROW()-1)*6-2;3)" office:value-type="float" office:value="870.79">
            <text:p>870,79</text:p>
          </table:table-cell>
          <table:table-cell table:formula="of:=INDEX([.$A$2:.$D$100000];(ROW()-1)*6-1;2)" office:value-type="float" office:value="418043.28">
            <text:p>418043,28</text:p>
          </table:table-cell>
          <table:table-cell table:formula="of:=INDEX([.$A$2:.$D$100000];(ROW()-1)*6-2;2)" office:value-type="float" office:value="1048735">
            <text:p>1048735</text:p>
          </table:table-cell>
          <table:table-cell table:formula="of:=INDEX([.$A$2:.$D$100000];(ROW()-1)*6-5;1)" office:value-type="float" office:value="5.172">
            <text:p>5,172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890145">
            <text:p>89014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2737487">
            <text:p>2737487</text:p>
          </table:table-cell>
          <table:table-cell table:formula="of:=INDEX([.$A$2:.$D$100000];(ROW()-1)*6-1;4)" office:value-type="float" office:value="24.84">
            <text:p>24,84</text:p>
          </table:table-cell>
          <table:table-cell table:formula="of:=INDEX([.$A$2:.$D$100000];(ROW()-1)*6-2;4)" office:value-type="float" office:value="18.85">
            <text:p>18,85</text:p>
          </table:table-cell>
          <table:table-cell table:formula="of:=INDEX([.$A$2:.$D$100000];(ROW()-1)*6-1;3)" office:value-type="float" office:value="262.92">
            <text:p>262,92</text:p>
          </table:table-cell>
          <table:table-cell table:formula="of:=INDEX([.$A$2:.$D$100000];(ROW()-1)*6-2;3)" office:value-type="float" office:value="846.43">
            <text:p>846,43</text:p>
          </table:table-cell>
          <table:table-cell table:formula="of:=INDEX([.$A$2:.$D$100000];(ROW()-1)*6-1;2)" office:value-type="float" office:value="409397.72">
            <text:p>409397,72</text:p>
          </table:table-cell>
          <table:table-cell table:formula="of:=INDEX([.$A$2:.$D$100000];(ROW()-1)*6-2;2)" office:value-type="float" office:value="1023202">
            <text:p>1023202</text:p>
          </table:table-cell>
          <table:table-cell table:formula="of:=INDEX([.$A$2:.$D$100000];(ROW()-1)*6-5;1)" office:value-type="float" office:value="5.375">
            <text:p>5,375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2794138">
            <text:p>2794138</text:p>
          </table:table-cell>
          <table:table-cell table:formula="of:=INDEX([.$A$2:.$D$100000];(ROW()-1)*6-1;4)" office:value-type="float" office:value="24.94">
            <text:p>24,94</text:p>
          </table:table-cell>
          <table:table-cell table:formula="of:=INDEX([.$A$2:.$D$100000];(ROW()-1)*6-2;4)" office:value-type="float" office:value="19.07">
            <text:p>19,07</text:p>
          </table:table-cell>
          <table:table-cell table:formula="of:=INDEX([.$A$2:.$D$100000];(ROW()-1)*6-1;3)" office:value-type="float" office:value="258.66">
            <text:p>258,66</text:p>
          </table:table-cell>
          <table:table-cell table:formula="of:=INDEX([.$A$2:.$D$100000];(ROW()-1)*6-2;3)" office:value-type="float" office:value="805.57">
            <text:p>805,57</text:p>
          </table:table-cell>
          <table:table-cell table:formula="of:=INDEX([.$A$2:.$D$100000];(ROW()-1)*6-1;2)" office:value-type="float" office:value="400736.41">
            <text:p>400736,41</text:p>
          </table:table-cell>
          <table:table-cell table:formula="of:=INDEX([.$A$2:.$D$100000];(ROW()-1)*6-2;2)" office:value-type="float" office:value="982465">
            <text:p>982465</text:p>
          </table:table-cell>
          <table:table-cell table:formula="of:=INDEX([.$A$2:.$D$100000];(ROW()-1)*6-5;1)" office:value-type="float" office:value="5.25">
            <text:p>5,25</text:p>
          </table:table-cell>
          <table:table-cell table:formula="of:=INDEX([.$A$2:.$D$100000];(ROW()-1)*6-3;1)" office:value-type="float" office:value="1.859">
            <text:p>1,8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2868208">
            <text:p>2868208</text:p>
          </table:table-cell>
          <table:table-cell table:formula="of:=INDEX([.$A$2:.$D$100000];(ROW()-1)*6-1;4)" office:value-type="float" office:value="25.08">
            <text:p>25,08</text:p>
          </table:table-cell>
          <table:table-cell table:formula="of:=INDEX([.$A$2:.$D$100000];(ROW()-1)*6-2;4)" office:value-type="float" office:value="19.09">
            <text:p>19,09</text:p>
          </table:table-cell>
          <table:table-cell table:formula="of:=INDEX([.$A$2:.$D$100000];(ROW()-1)*6-1;3)" office:value-type="float" office:value="251.43">
            <text:p>251,43</text:p>
          </table:table-cell>
          <table:table-cell table:formula="of:=INDEX([.$A$2:.$D$100000];(ROW()-1)*6-2;3)" office:value-type="float" office:value="802.1">
            <text:p>802,1</text:p>
          </table:table-cell>
          <table:table-cell table:formula="of:=INDEX([.$A$2:.$D$100000];(ROW()-1)*6-1;2)" office:value-type="float" office:value="390444.75">
            <text:p>390444,75</text:p>
          </table:table-cell>
          <table:table-cell table:formula="of:=INDEX([.$A$2:.$D$100000];(ROW()-1)*6-2;2)" office:value-type="float" office:value="971735">
            <text:p>971735</text:p>
          </table:table-cell>
          <table:table-cell table:formula="of:=INDEX([.$A$2:.$D$100000];(ROW()-1)*6-5;1)" office:value-type="float" office:value="5.594">
            <text:p>5,594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1.953">
            <text:p>1,95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2924840">
            <text:p>2924840</text:p>
          </table:table-cell>
          <table:table-cell table:formula="of:=INDEX([.$A$2:.$D$100000];(ROW()-1)*6-1;4)" office:value-type="float" office:value="25.15">
            <text:p>25,15</text:p>
          </table:table-cell>
          <table:table-cell table:formula="of:=INDEX([.$A$2:.$D$100000];(ROW()-1)*6-2;4)" office:value-type="float" office:value="19.15">
            <text:p>19,15</text:p>
          </table:table-cell>
          <table:table-cell table:formula="of:=INDEX([.$A$2:.$D$100000];(ROW()-1)*6-1;3)" office:value-type="float" office:value="247.33">
            <text:p>247,33</text:p>
          </table:table-cell>
          <table:table-cell table:formula="of:=INDEX([.$A$2:.$D$100000];(ROW()-1)*6-2;3)" office:value-type="float" office:value="790.96">
            <text:p>790,96</text:p>
          </table:table-cell>
          <table:table-cell table:formula="of:=INDEX([.$A$2:.$D$100000];(ROW()-1)*6-1;2)" office:value-type="float" office:value="383972.31">
            <text:p>383972,31</text:p>
          </table:table-cell>
          <table:table-cell table:formula="of:=INDEX([.$A$2:.$D$100000];(ROW()-1)*6-2;2)" office:value-type="float" office:value="956674">
            <text:p>956674</text:p>
          </table:table-cell>
          <table:table-cell table:formula="of:=INDEX([.$A$2:.$D$100000];(ROW()-1)*6-5;1)" office:value-type="float" office:value="5.235">
            <text:p>5,235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160122">
            <text:p>2160122</text:p>
          </table:table-cell>
          <table:table-cell office:value-type="float" office:value="1806.16">
            <text:p>1806,16</text:p>
          </table:table-cell>
          <table:table-cell office:value-type="float" office:value="15.56">
            <text:p>15,5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2989101">
            <text:p>2989101</text:p>
          </table:table-cell>
          <table:table-cell table:formula="of:=INDEX([.$A$2:.$D$100000];(ROW()-1)*6-1;4)" office:value-type="float" office:value="25.49">
            <text:p>25,49</text:p>
          </table:table-cell>
          <table:table-cell table:formula="of:=INDEX([.$A$2:.$D$100000];(ROW()-1)*6-2;4)" office:value-type="float" office:value="19.26">
            <text:p>19,26</text:p>
          </table:table-cell>
          <table:table-cell table:formula="of:=INDEX([.$A$2:.$D$100000];(ROW()-1)*6-1;3)" office:value-type="float" office:value="239.73">
            <text:p>239,73</text:p>
          </table:table-cell>
          <table:table-cell table:formula="of:=INDEX([.$A$2:.$D$100000];(ROW()-1)*6-2;3)" office:value-type="float" office:value="770.83">
            <text:p>770,83</text:p>
          </table:table-cell>
          <table:table-cell table:formula="of:=INDEX([.$A$2:.$D$100000];(ROW()-1)*6-1;2)" office:value-type="float" office:value="363963.47">
            <text:p>363963,47</text:p>
          </table:table-cell>
          <table:table-cell table:formula="of:=INDEX([.$A$2:.$D$100000];(ROW()-1)*6-2;2)" office:value-type="float" office:value="933338">
            <text:p>933338</text:p>
          </table:table-cell>
          <table:table-cell table:formula="of:=INDEX([.$A$2:.$D$100000];(ROW()-1)*6-5;1)" office:value-type="float" office:value="5.469">
            <text:p>5,469</text:p>
          </table:table-cell>
          <table:table-cell table:formula="of:=INDEX([.$A$2:.$D$100000];(ROW()-1)*6-3;1)" office:value-type="float" office:value="2.031">
            <text:p>2,03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61735.06">
            <text:p>961735,06</text:p>
          </table:table-cell>
          <table:table-cell office:value-type="float" office:value="647.97">
            <text:p>647,97</text:p>
          </table:table-cell>
          <table:table-cell office:value-type="float" office:value="20.8">
            <text:p>20,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3055723">
            <text:p>3055723</text:p>
          </table:table-cell>
          <table:table-cell table:formula="of:=INDEX([.$A$2:.$D$100000];(ROW()-1)*6-1;4)" office:value-type="float" office:value="25.57">
            <text:p>25,57</text:p>
          </table:table-cell>
          <table:table-cell table:formula="of:=INDEX([.$A$2:.$D$100000];(ROW()-1)*6-2;4)" office:value-type="float" office:value="19.37">
            <text:p>19,37</text:p>
          </table:table-cell>
          <table:table-cell table:formula="of:=INDEX([.$A$2:.$D$100000];(ROW()-1)*6-1;3)" office:value-type="float" office:value="234.6">
            <text:p>234,6</text:p>
          </table:table-cell>
          <table:table-cell table:formula="of:=INDEX([.$A$2:.$D$100000];(ROW()-1)*6-2;3)" office:value-type="float" office:value="752">
            <text:p>752</text:p>
          </table:table-cell>
          <table:table-cell table:formula="of:=INDEX([.$A$2:.$D$100000];(ROW()-1)*6-1;2)" office:value-type="float" office:value="354682.03">
            <text:p>354682,03</text:p>
          </table:table-cell>
          <table:table-cell table:formula="of:=INDEX([.$A$2:.$D$100000];(ROW()-1)*6-2;2)" office:value-type="float" office:value="910817">
            <text:p>910817</text:p>
          </table:table-cell>
          <table:table-cell table:formula="of:=INDEX([.$A$2:.$D$100000];(ROW()-1)*6-5;1)" office:value-type="float" office:value="5.25">
            <text:p>5,25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927033">
            <text:p>92703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3143830">
            <text:p>3143830</text:p>
          </table:table-cell>
          <table:table-cell table:formula="of:=INDEX([.$A$2:.$D$100000];(ROW()-1)*6-1;4)" office:value-type="float" office:value="25.6">
            <text:p>25,6</text:p>
          </table:table-cell>
          <table:table-cell table:formula="of:=INDEX([.$A$2:.$D$100000];(ROW()-1)*6-2;4)" office:value-type="float" office:value="19.42">
            <text:p>19,42</text:p>
          </table:table-cell>
          <table:table-cell table:formula="of:=INDEX([.$A$2:.$D$100000];(ROW()-1)*6-1;3)" office:value-type="float" office:value="230.28">
            <text:p>230,28</text:p>
          </table:table-cell>
          <table:table-cell table:formula="of:=INDEX([.$A$2:.$D$100000];(ROW()-1)*6-2;3)" office:value-type="float" office:value="743.09">
            <text:p>743,09</text:p>
          </table:table-cell>
          <table:table-cell table:formula="of:=INDEX([.$A$2:.$D$100000];(ROW()-1)*6-1;2)" office:value-type="float" office:value="349594.88">
            <text:p>349594,88</text:p>
          </table:table-cell>
          <table:table-cell table:formula="of:=INDEX([.$A$2:.$D$100000];(ROW()-1)*6-2;2)" office:value-type="float" office:value="897924">
            <text:p>897924</text:p>
          </table:table-cell>
          <table:table-cell table:formula="of:=INDEX([.$A$2:.$D$100000];(ROW()-1)*6-5;1)" office:value-type="float" office:value="5.328">
            <text:p>5,328</text:p>
          </table:table-cell>
          <table:table-cell table:formula="of:=INDEX([.$A$2:.$D$100000];(ROW()-1)*6-3;1)" office:value-type="float" office:value="1.813">
            <text:p>1,813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3311907">
            <text:p>3311907</text:p>
          </table:table-cell>
          <table:table-cell table:formula="of:=INDEX([.$A$2:.$D$100000];(ROW()-1)*6-1;4)" office:value-type="float" office:value="25.55">
            <text:p>25,55</text:p>
          </table:table-cell>
          <table:table-cell table:formula="of:=INDEX([.$A$2:.$D$100000];(ROW()-1)*6-2;4)" office:value-type="float" office:value="19.49">
            <text:p>19,49</text:p>
          </table:table-cell>
          <table:table-cell table:formula="of:=INDEX([.$A$2:.$D$100000];(ROW()-1)*6-1;3)" office:value-type="float" office:value="226.94">
            <text:p>226,94</text:p>
          </table:table-cell>
          <table:table-cell table:formula="of:=INDEX([.$A$2:.$D$100000];(ROW()-1)*6-2;3)" office:value-type="float" office:value="731.72">
            <text:p>731,72</text:p>
          </table:table-cell>
          <table:table-cell table:formula="of:=INDEX([.$A$2:.$D$100000];(ROW()-1)*6-1;2)" office:value-type="float" office:value="354891.47">
            <text:p>354891,47</text:p>
          </table:table-cell>
          <table:table-cell table:formula="of:=INDEX([.$A$2:.$D$100000];(ROW()-1)*6-2;2)" office:value-type="float" office:value="880955">
            <text:p>880955</text:p>
          </table:table-cell>
          <table:table-cell table:formula="of:=INDEX([.$A$2:.$D$100000];(ROW()-1)*6-5;1)" office:value-type="float" office:value="5.406">
            <text:p>5,406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3434913">
            <text:p>3434913</text:p>
          </table:table-cell>
          <table:table-cell table:formula="of:=INDEX([.$A$2:.$D$100000];(ROW()-1)*6-1;4)" office:value-type="float" office:value="25.67">
            <text:p>25,67</text:p>
          </table:table-cell>
          <table:table-cell table:formula="of:=INDEX([.$A$2:.$D$100000];(ROW()-1)*6-2;4)" office:value-type="float" office:value="19.56">
            <text:p>19,56</text:p>
          </table:table-cell>
          <table:table-cell table:formula="of:=INDEX([.$A$2:.$D$100000];(ROW()-1)*6-1;3)" office:value-type="float" office:value="221.54">
            <text:p>221,54</text:p>
          </table:table-cell>
          <table:table-cell table:formula="of:=INDEX([.$A$2:.$D$100000];(ROW()-1)*6-2;3)" office:value-type="float" office:value="719.73">
            <text:p>719,73</text:p>
          </table:table-cell>
          <table:table-cell table:formula="of:=INDEX([.$A$2:.$D$100000];(ROW()-1)*6-1;2)" office:value-type="float" office:value="348039.03">
            <text:p>348039,03</text:p>
          </table:table-cell>
          <table:table-cell table:formula="of:=INDEX([.$A$2:.$D$100000];(ROW()-1)*6-2;2)" office:value-type="float" office:value="835029">
            <text:p>835029</text:p>
          </table:table-cell>
          <table:table-cell table:formula="of:=INDEX([.$A$2:.$D$100000];(ROW()-1)*6-5;1)" office:value-type="float" office:value="5.235">
            <text:p>5,235</text:p>
          </table:table-cell>
          <table:table-cell table:formula="of:=INDEX([.$A$2:.$D$100000];(ROW()-1)*6-3;1)" office:value-type="float" office:value="1.859">
            <text:p>1,859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3558422">
            <text:p>3558422</text:p>
          </table:table-cell>
          <table:table-cell table:formula="of:=INDEX([.$A$2:.$D$100000];(ROW()-1)*6-1;4)" office:value-type="float" office:value="25.85">
            <text:p>25,85</text:p>
          </table:table-cell>
          <table:table-cell table:formula="of:=INDEX([.$A$2:.$D$100000];(ROW()-1)*6-2;4)" office:value-type="float" office:value="19.7">
            <text:p>19,7</text:p>
          </table:table-cell>
          <table:table-cell table:formula="of:=INDEX([.$A$2:.$D$100000];(ROW()-1)*6-1;3)" office:value-type="float" office:value="213.47">
            <text:p>213,47</text:p>
          </table:table-cell>
          <table:table-cell table:formula="of:=INDEX([.$A$2:.$D$100000];(ROW()-1)*6-2;3)" office:value-type="float" office:value="697.18">
            <text:p>697,18</text:p>
          </table:table-cell>
          <table:table-cell table:formula="of:=INDEX([.$A$2:.$D$100000];(ROW()-1)*6-1;2)" office:value-type="float" office:value="337193.72">
            <text:p>337193,72</text:p>
          </table:table-cell>
          <table:table-cell table:formula="of:=INDEX([.$A$2:.$D$100000];(ROW()-1)*6-2;2)" office:value-type="float" office:value="817114">
            <text:p>817114</text:p>
          </table:table-cell>
          <table:table-cell table:formula="of:=INDEX([.$A$2:.$D$100000];(ROW()-1)*6-5;1)" office:value-type="float" office:value="5.688">
            <text:p>5,688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094804">
            <text:p>2094804</text:p>
          </table:table-cell>
          <table:table-cell office:value-type="float" office:value="1744.93">
            <text:p>1744,93</text:p>
          </table:table-cell>
          <table:table-cell office:value-type="float" office:value="15.71">
            <text:p>15,7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3705390">
            <text:p>3705390</text:p>
          </table:table-cell>
          <table:table-cell table:formula="of:=INDEX([.$A$2:.$D$100000];(ROW()-1)*6-1;4)" office:value-type="float" office:value="25.97">
            <text:p>25,97</text:p>
          </table:table-cell>
          <table:table-cell table:formula="of:=INDEX([.$A$2:.$D$100000];(ROW()-1)*6-2;4)" office:value-type="float" office:value="19.61">
            <text:p>19,61</text:p>
          </table:table-cell>
          <table:table-cell table:formula="of:=INDEX([.$A$2:.$D$100000];(ROW()-1)*6-1;3)" office:value-type="float" office:value="207.18">
            <text:p>207,18</text:p>
          </table:table-cell>
          <table:table-cell table:formula="of:=INDEX([.$A$2:.$D$100000];(ROW()-1)*6-2;3)" office:value-type="float" office:value="710.98">
            <text:p>710,98</text:p>
          </table:table-cell>
          <table:table-cell table:formula="of:=INDEX([.$A$2:.$D$100000];(ROW()-1)*6-1;2)" office:value-type="float" office:value="330323.41">
            <text:p>330323,41</text:p>
          </table:table-cell>
          <table:table-cell table:formula="of:=INDEX([.$A$2:.$D$100000];(ROW()-1)*6-2;2)" office:value-type="float" office:value="778583">
            <text:p>778583</text:p>
          </table:table-cell>
          <table:table-cell table:formula="of:=INDEX([.$A$2:.$D$100000];(ROW()-1)*6-5;1)" office:value-type="float" office:value="5.547">
            <text:p>5,547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42880.06">
            <text:p>942880,06</text:p>
          </table:table-cell>
          <table:table-cell office:value-type="float" office:value="629.33">
            <text:p>629,33</text:p>
          </table:table-cell>
          <table:table-cell office:value-type="float" office:value="20.9">
            <text:p>20,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3827152">
            <text:p>3827152</text:p>
          </table:table-cell>
          <table:table-cell table:formula="of:=INDEX([.$A$2:.$D$100000];(ROW()-1)*6-1;4)" office:value-type="float" office:value="26.11">
            <text:p>26,11</text:p>
          </table:table-cell>
          <table:table-cell table:formula="of:=INDEX([.$A$2:.$D$100000];(ROW()-1)*6-2;4)" office:value-type="float" office:value="19.72">
            <text:p>19,72</text:p>
          </table:table-cell>
          <table:table-cell table:formula="of:=INDEX([.$A$2:.$D$100000];(ROW()-1)*6-1;3)" office:value-type="float" office:value="200.51">
            <text:p>200,51</text:p>
          </table:table-cell>
          <table:table-cell table:formula="of:=INDEX([.$A$2:.$D$100000];(ROW()-1)*6-2;3)" office:value-type="float" office:value="693.34">
            <text:p>693,34</text:p>
          </table:table-cell>
          <table:table-cell table:formula="of:=INDEX([.$A$2:.$D$100000];(ROW()-1)*6-1;2)" office:value-type="float" office:value="318934.84">
            <text:p>318934,84</text:p>
          </table:table-cell>
          <table:table-cell table:formula="of:=INDEX([.$A$2:.$D$100000];(ROW()-1)*6-2;2)" office:value-type="float" office:value="749356">
            <text:p>749356</text:p>
          </table:table-cell>
          <table:table-cell table:formula="of:=INDEX([.$A$2:.$D$100000];(ROW()-1)*6-5;1)" office:value-type="float" office:value="5.688">
            <text:p>5,688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975808">
            <text:p>97580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4066277">
            <text:p>4066277</text:p>
          </table:table-cell>
          <table:table-cell table:formula="of:=INDEX([.$A$2:.$D$100000];(ROW()-1)*6-1;4)" office:value-type="float" office:value="26.3">
            <text:p>26,3</text:p>
          </table:table-cell>
          <table:table-cell table:formula="of:=INDEX([.$A$2:.$D$100000];(ROW()-1)*6-2;4)" office:value-type="float" office:value="19.87">
            <text:p>19,87</text:p>
          </table:table-cell>
          <table:table-cell table:formula="of:=INDEX([.$A$2:.$D$100000];(ROW()-1)*6-1;3)" office:value-type="float" office:value="191.74">
            <text:p>191,74</text:p>
          </table:table-cell>
          <table:table-cell table:formula="of:=INDEX([.$A$2:.$D$100000];(ROW()-1)*6-2;3)" office:value-type="float" office:value="670.47">
            <text:p>670,47</text:p>
          </table:table-cell>
          <table:table-cell table:formula="of:=INDEX([.$A$2:.$D$100000];(ROW()-1)*6-1;2)" office:value-type="float" office:value="306081.09">
            <text:p>306081,09</text:p>
          </table:table-cell>
          <table:table-cell table:formula="of:=INDEX([.$A$2:.$D$100000];(ROW()-1)*6-2;2)" office:value-type="float" office:value="709283">
            <text:p>709283</text:p>
          </table:table-cell>
          <table:table-cell table:formula="of:=INDEX([.$A$2:.$D$100000];(ROW()-1)*6-5;1)" office:value-type="float" office:value="6.235">
            <text:p>6,235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float" office:value="4.031">
            <text:p>4,03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4341139">
            <text:p>4341139</text:p>
          </table:table-cell>
          <table:table-cell table:formula="of:=INDEX([.$A$2:.$D$100000];(ROW()-1)*6-1;4)" office:value-type="float" office:value="26.52">
            <text:p>26,52</text:p>
          </table:table-cell>
          <table:table-cell table:formula="of:=INDEX([.$A$2:.$D$100000];(ROW()-1)*6-2;4)" office:value-type="float" office:value="19.9">
            <text:p>19,9</text:p>
          </table:table-cell>
          <table:table-cell table:formula="of:=INDEX([.$A$2:.$D$100000];(ROW()-1)*6-1;3)" office:value-type="float" office:value="183.54">
            <text:p>183,54</text:p>
          </table:table-cell>
          <table:table-cell table:formula="of:=INDEX([.$A$2:.$D$100000];(ROW()-1)*6-2;3)" office:value-type="float" office:value="666.08">
            <text:p>666,08</text:p>
          </table:table-cell>
          <table:table-cell table:formula="of:=INDEX([.$A$2:.$D$100000];(ROW()-1)*6-1;2)" office:value-type="float" office:value="294391.47">
            <text:p>294391,47</text:p>
          </table:table-cell>
          <table:table-cell table:formula="of:=INDEX([.$A$2:.$D$100000];(ROW()-1)*6-2;2)" office:value-type="float" office:value="681630">
            <text:p>681630</text:p>
          </table:table-cell>
          <table:table-cell table:formula="of:=INDEX([.$A$2:.$D$100000];(ROW()-1)*6-5;1)" office:value-type="float" office:value="5.891">
            <text:p>5,891</text:p>
          </table:table-cell>
          <table:table-cell table:formula="of:=INDEX([.$A$2:.$D$100000];(ROW()-1)*6-3;1)" office:value-type="float" office:value="2.36">
            <text:p>2,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4690267">
            <text:p>4690267</text:p>
          </table:table-cell>
          <table:table-cell table:formula="of:=INDEX([.$A$2:.$D$100000];(ROW()-1)*6-1;4)" office:value-type="float" office:value="26.8">
            <text:p>26,8</text:p>
          </table:table-cell>
          <table:table-cell table:formula="of:=INDEX([.$A$2:.$D$100000];(ROW()-1)*6-2;4)" office:value-type="float" office:value="20.13">
            <text:p>20,13</text:p>
          </table:table-cell>
          <table:table-cell table:formula="of:=INDEX([.$A$2:.$D$100000];(ROW()-1)*6-1;3)" office:value-type="float" office:value="172.49">
            <text:p>172,49</text:p>
          </table:table-cell>
          <table:table-cell table:formula="of:=INDEX([.$A$2:.$D$100000];(ROW()-1)*6-2;3)" office:value-type="float" office:value="631.16">
            <text:p>631,16</text:p>
          </table:table-cell>
          <table:table-cell table:formula="of:=INDEX([.$A$2:.$D$100000];(ROW()-1)*6-1;2)" office:value-type="float" office:value="278258.81">
            <text:p>278258,81</text:p>
          </table:table-cell>
          <table:table-cell table:formula="of:=INDEX([.$A$2:.$D$100000];(ROW()-1)*6-2;2)" office:value-type="float" office:value="650200">
            <text:p>650200</text:p>
          </table:table-cell>
          <table:table-cell table:formula="of:=INDEX([.$A$2:.$D$100000];(ROW()-1)*6-5;1)" office:value-type="float" office:value="6.922">
            <text:p>6,922</text:p>
          </table:table-cell>
          <table:table-cell table:formula="of:=INDEX([.$A$2:.$D$100000];(ROW()-1)*6-3;1)" office:value-type="float" office:value="2.219">
            <text:p>2,219</text:p>
          </table:table-cell>
        </table:table-row>
        <table:table-row table:style-name="ro1">
          <table:table-cell office:value-type="float" office:value="1.672">
            <text:p>1,67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5071298">
            <text:p>5071298</text:p>
          </table:table-cell>
          <table:table-cell table:formula="of:=INDEX([.$A$2:.$D$100000];(ROW()-1)*6-1;4)" office:value-type="float" office:value="27.1">
            <text:p>27,1</text:p>
          </table:table-cell>
          <table:table-cell table:formula="of:=INDEX([.$A$2:.$D$100000];(ROW()-1)*6-2;4)" office:value-type="float" office:value="20.06">
            <text:p>20,06</text:p>
          </table:table-cell>
          <table:table-cell table:formula="of:=INDEX([.$A$2:.$D$100000];(ROW()-1)*6-1;3)" office:value-type="float" office:value="162.99">
            <text:p>162,99</text:p>
          </table:table-cell>
          <table:table-cell table:formula="of:=INDEX([.$A$2:.$D$100000];(ROW()-1)*6-2;3)" office:value-type="float" office:value="641.74">
            <text:p>641,74</text:p>
          </table:table-cell>
          <table:table-cell table:formula="of:=INDEX([.$A$2:.$D$100000];(ROW()-1)*6-1;2)" office:value-type="float" office:value="264408.84">
            <text:p>264408,84</text:p>
          </table:table-cell>
          <table:table-cell table:formula="of:=INDEX([.$A$2:.$D$100000];(ROW()-1)*6-2;2)" office:value-type="float" office:value="659359">
            <text:p>659359</text:p>
          </table:table-cell>
          <table:table-cell table:formula="of:=INDEX([.$A$2:.$D$100000];(ROW()-1)*6-5;1)" office:value-type="float" office:value="6.75">
            <text:p>6,75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028969">
            <text:p>2028969</text:p>
          </table:table-cell>
          <table:table-cell office:value-type="float" office:value="1681.61">
            <text:p>1681,61</text:p>
          </table:table-cell>
          <table:table-cell office:value-type="float" office:value="15.87">
            <text:p>15,8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5469667">
            <text:p>5469667</text:p>
          </table:table-cell>
          <table:table-cell table:formula="of:=INDEX([.$A$2:.$D$100000];(ROW()-1)*6-1;4)" office:value-type="float" office:value="27.31">
            <text:p>27,31</text:p>
          </table:table-cell>
          <table:table-cell table:formula="of:=INDEX([.$A$2:.$D$100000];(ROW()-1)*6-2;4)" office:value-type="float" office:value="20.07">
            <text:p>20,07</text:p>
          </table:table-cell>
          <table:table-cell table:formula="of:=INDEX([.$A$2:.$D$100000];(ROW()-1)*6-1;3)" office:value-type="float" office:value="156.48">
            <text:p>156,48</text:p>
          </table:table-cell>
          <table:table-cell table:formula="of:=INDEX([.$A$2:.$D$100000];(ROW()-1)*6-2;3)" office:value-type="float" office:value="639.7">
            <text:p>639,7</text:p>
          </table:table-cell>
          <table:table-cell table:formula="of:=INDEX([.$A$2:.$D$100000];(ROW()-1)*6-1;2)" office:value-type="float" office:value="254317.16">
            <text:p>254317,16</text:p>
          </table:table-cell>
          <table:table-cell table:formula="of:=INDEX([.$A$2:.$D$100000];(ROW()-1)*6-2;2)" office:value-type="float" office:value="657321">
            <text:p>657321</text:p>
          </table:table-cell>
          <table:table-cell table:formula="of:=INDEX([.$A$2:.$D$100000];(ROW()-1)*6-5;1)" office:value-type="float" office:value="7.469">
            <text:p>7,469</text:p>
          </table:table-cell>
          <table:table-cell table:formula="of:=INDEX([.$A$2:.$D$100000];(ROW()-1)*6-3;1)" office:value-type="float" office:value="2.532">
            <text:p>2,53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22156.88">
            <text:p>922156,88</text:p>
          </table:table-cell>
          <table:table-cell office:value-type="float" office:value="615.19">
            <text:p>615,19</text:p>
          </table:table-cell>
          <table:table-cell office:value-type="float" office:value="21.01">
            <text:p>21,0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11966245">
            <text:p>11966245</text:p>
          </table:table-cell>
          <table:table-cell table:formula="of:=INDEX([.$A$2:.$D$100000];(ROW()-1)*6-1;4)" office:value-type="float" office:value="29.33">
            <text:p>29,33</text:p>
          </table:table-cell>
          <table:table-cell table:formula="of:=INDEX([.$A$2:.$D$100000];(ROW()-1)*6-2;4)" office:value-type="float" office:value="21.61">
            <text:p>21,61</text:p>
          </table:table-cell>
          <table:table-cell table:formula="of:=INDEX([.$A$2:.$D$100000];(ROW()-1)*6-1;3)" office:value-type="float" office:value="107.51">
            <text:p>107,51</text:p>
          </table:table-cell>
          <table:table-cell table:formula="of:=INDEX([.$A$2:.$D$100000];(ROW()-1)*6-2;3)" office:value-type="float" office:value="449.01">
            <text:p>449,01</text:p>
          </table:table-cell>
          <table:table-cell table:formula="of:=INDEX([.$A$2:.$D$100000];(ROW()-1)*6-1;2)" office:value-type="float" office:value="163173.31">
            <text:p>163173,31</text:p>
          </table:table-cell>
          <table:table-cell table:formula="of:=INDEX([.$A$2:.$D$100000];(ROW()-1)*6-2;2)" office:value-type="float" office:value="464651">
            <text:p>464651</text:p>
          </table:table-cell>
          <table:table-cell table:formula="of:=INDEX([.$A$2:.$D$100000];(ROW()-1)*6-5;1)" office:value-type="float" office:value="8.328">
            <text:p>8,328</text:p>
          </table:table-cell>
          <table:table-cell table:formula="of:=INDEX([.$A$2:.$D$100000];(ROW()-1)*6-3;1)" office:value-type="float" office:value="2.609">
            <text:p>2,609</text:p>
          </table:table-cell>
        </table:table-row>
        <table:table-row table:style-name="ro1">
          <table:table-cell office:value-type="float" office:value="1005016">
            <text:p>10050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9202057">
            <text:p>9202057</text:p>
          </table:table-cell>
          <table:table-cell table:formula="of:=INDEX([.$A$2:.$D$100000];(ROW()-1)*6-1;4)" office:value-type="float" office:value="28.89">
            <text:p>28,89</text:p>
          </table:table-cell>
          <table:table-cell table:formula="of:=INDEX([.$A$2:.$D$100000];(ROW()-1)*6-2;4)" office:value-type="float" office:value="21.23">
            <text:p>21,23</text:p>
          </table:table-cell>
          <table:table-cell table:formula="of:=INDEX([.$A$2:.$D$100000];(ROW()-1)*6-1;3)" office:value-type="float" office:value="117">
            <text:p>117</text:p>
          </table:table-cell>
          <table:table-cell table:formula="of:=INDEX([.$A$2:.$D$100000];(ROW()-1)*6-2;3)" office:value-type="float" office:value="490.1">
            <text:p>490,1</text:p>
          </table:table-cell>
          <table:table-cell table:formula="of:=INDEX([.$A$2:.$D$100000];(ROW()-1)*6-1;2)" office:value-type="float" office:value="179969.88">
            <text:p>179969,88</text:p>
          </table:table-cell>
          <table:table-cell table:formula="of:=INDEX([.$A$2:.$D$100000];(ROW()-1)*6-2;2)" office:value-type="float" office:value="504292">
            <text:p>504292</text:p>
          </table:table-cell>
          <table:table-cell table:formula="of:=INDEX([.$A$2:.$D$100000];(ROW()-1)*6-5;1)" office:value-type="float" office:value="8.469">
            <text:p>8,469</text:p>
          </table:table-cell>
          <table:table-cell table:formula="of:=INDEX([.$A$2:.$D$100000];(ROW()-1)*6-3;1)" office:value-type="float" office:value="2.437">
            <text:p>2,437</text:p>
          </table:table-cell>
        </table:table-row>
        <table:table-row table:style-name="ro1">
          <table:table-cell office:value-type="float" office:value="4.078">
            <text:p>4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7575129">
            <text:p>7575129</text:p>
          </table:table-cell>
          <table:table-cell table:formula="of:=INDEX([.$A$2:.$D$100000];(ROW()-1)*6-1;4)" office:value-type="float" office:value="28.19">
            <text:p>28,19</text:p>
          </table:table-cell>
          <table:table-cell table:formula="of:=INDEX([.$A$2:.$D$100000];(ROW()-1)*6-2;4)" office:value-type="float" office:value="20.39">
            <text:p>20,39</text:p>
          </table:table-cell>
          <table:table-cell table:formula="of:=INDEX([.$A$2:.$D$100000];(ROW()-1)*6-1;3)" office:value-type="float" office:value="130.86">
            <text:p>130,86</text:p>
          </table:table-cell>
          <table:table-cell table:formula="of:=INDEX([.$A$2:.$D$100000];(ROW()-1)*6-2;3)" office:value-type="float" office:value="594.01">
            <text:p>594,01</text:p>
          </table:table-cell>
          <table:table-cell table:formula="of:=INDEX([.$A$2:.$D$100000];(ROW()-1)*6-1;2)" office:value-type="float" office:value="209838.63">
            <text:p>209838,63</text:p>
          </table:table-cell>
          <table:table-cell table:formula="of:=INDEX([.$A$2:.$D$100000];(ROW()-1)*6-2;2)" office:value-type="float" office:value="607036">
            <text:p>607036</text:p>
          </table:table-cell>
          <table:table-cell table:formula="of:=INDEX([.$A$2:.$D$100000];(ROW()-1)*6-5;1)" office:value-type="float" office:value="8.547">
            <text:p>8,547</text:p>
          </table:table-cell>
          <table:table-cell table:formula="of:=INDEX([.$A$2:.$D$100000];(ROW()-1)*6-3;1)" office:value-type="float" office:value="2.375">
            <text:p>2,3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6243416">
            <text:p>6243416</text:p>
          </table:table-cell>
          <table:table-cell table:formula="of:=INDEX([.$A$2:.$D$100000];(ROW()-1)*6-1;4)" office:value-type="float" office:value="28.01">
            <text:p>28,01</text:p>
          </table:table-cell>
          <table:table-cell table:formula="of:=INDEX([.$A$2:.$D$100000];(ROW()-1)*6-2;4)" office:value-type="float" office:value="20.86">
            <text:p>20,86</text:p>
          </table:table-cell>
          <table:table-cell table:formula="of:=INDEX([.$A$2:.$D$100000];(ROW()-1)*6-1;3)" office:value-type="float" office:value="140.46">
            <text:p>140,46</text:p>
          </table:table-cell>
          <table:table-cell table:formula="of:=INDEX([.$A$2:.$D$100000];(ROW()-1)*6-2;3)" office:value-type="float" office:value="533.19">
            <text:p>533,19</text:p>
          </table:table-cell>
          <table:table-cell table:formula="of:=INDEX([.$A$2:.$D$100000];(ROW()-1)*6-1;2)" office:value-type="float" office:value="215778.22">
            <text:p>215778,22</text:p>
          </table:table-cell>
          <table:table-cell table:formula="of:=INDEX([.$A$2:.$D$100000];(ROW()-1)*6-2;2)" office:value-type="float" office:value="547350">
            <text:p>547350</text:p>
          </table:table-cell>
          <table:table-cell table:formula="of:=INDEX([.$A$2:.$D$100000];(ROW()-1)*6-5;1)" office:value-type="float" office:value="7.906">
            <text:p>7,906</text:p>
          </table:table-cell>
          <table:table-cell table:formula="of:=INDEX([.$A$2:.$D$100000];(ROW()-1)*6-3;1)" office:value-type="float" office:value="2.406">
            <text:p>2,406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5469667">
            <text:p>5469667</text:p>
          </table:table-cell>
          <table:table-cell table:formula="of:=INDEX([.$A$2:.$D$100000];(ROW()-1)*6-1;4)" office:value-type="float" office:value="27.31">
            <text:p>27,31</text:p>
          </table:table-cell>
          <table:table-cell table:formula="of:=INDEX([.$A$2:.$D$100000];(ROW()-1)*6-2;4)" office:value-type="float" office:value="20.07">
            <text:p>20,07</text:p>
          </table:table-cell>
          <table:table-cell table:formula="of:=INDEX([.$A$2:.$D$100000];(ROW()-1)*6-1;3)" office:value-type="float" office:value="156.48">
            <text:p>156,48</text:p>
          </table:table-cell>
          <table:table-cell table:formula="of:=INDEX([.$A$2:.$D$100000];(ROW()-1)*6-2;3)" office:value-type="float" office:value="639.7">
            <text:p>639,7</text:p>
          </table:table-cell>
          <table:table-cell table:formula="of:=INDEX([.$A$2:.$D$100000];(ROW()-1)*6-1;2)" office:value-type="float" office:value="254317.16">
            <text:p>254317,16</text:p>
          </table:table-cell>
          <table:table-cell table:formula="of:=INDEX([.$A$2:.$D$100000];(ROW()-1)*6-2;2)" office:value-type="float" office:value="657321">
            <text:p>657321</text:p>
          </table:table-cell>
          <table:table-cell table:formula="of:=INDEX([.$A$2:.$D$100000];(ROW()-1)*6-5;1)" office:value-type="float" office:value="7.094">
            <text:p>7,094</text:p>
          </table:table-cell>
          <table:table-cell table:formula="of:=INDEX([.$A$2:.$D$100000];(ROW()-1)*6-3;1)" office:value-type="float" office:value="2.219">
            <text:p>2,21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983347">
            <text:p>1983347</text:p>
          </table:table-cell>
          <table:table-cell office:value-type="float" office:value="1643.67">
            <text:p>1643,67</text:p>
          </table:table-cell>
          <table:table-cell office:value-type="float" office:value="15.97">
            <text:p>15,9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4824804">
            <text:p>4824804</text:p>
          </table:table-cell>
          <table:table-cell table:formula="of:=INDEX([.$A$2:.$D$100000];(ROW()-1)*6-1;4)" office:value-type="float" office:value="26.86">
            <text:p>26,86</text:p>
          </table:table-cell>
          <table:table-cell table:formula="of:=INDEX([.$A$2:.$D$100000];(ROW()-1)*6-2;4)" office:value-type="float" office:value="19.93">
            <text:p>19,93</text:p>
          </table:table-cell>
          <table:table-cell table:formula="of:=INDEX([.$A$2:.$D$100000];(ROW()-1)*6-1;3)" office:value-type="float" office:value="171.74">
            <text:p>171,74</text:p>
          </table:table-cell>
          <table:table-cell table:formula="of:=INDEX([.$A$2:.$D$100000];(ROW()-1)*6-2;3)" office:value-type="float" office:value="661.11">
            <text:p>661,11</text:p>
          </table:table-cell>
          <table:table-cell table:formula="of:=INDEX([.$A$2:.$D$100000];(ROW()-1)*6-1;2)" office:value-type="float" office:value="276154.91">
            <text:p>276154,91</text:p>
          </table:table-cell>
          <table:table-cell table:formula="of:=INDEX([.$A$2:.$D$100000];(ROW()-1)*6-2;2)" office:value-type="float" office:value="678811">
            <text:p>678811</text:p>
          </table:table-cell>
          <table:table-cell table:formula="of:=INDEX([.$A$2:.$D$100000];(ROW()-1)*6-5;1)" office:value-type="float" office:value="6.313">
            <text:p>6,313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99424.63">
            <text:p>899424,63</text:p>
          </table:table-cell>
          <table:table-cell office:value-type="float" office:value="599.57">
            <text:p>599,57</text:p>
          </table:table-cell>
          <table:table-cell office:value-type="float" office:value="21.11">
            <text:p>21,1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4377820">
            <text:p>4377820</text:p>
          </table:table-cell>
          <table:table-cell table:formula="of:=INDEX([.$A$2:.$D$100000];(ROW()-1)*6-1;4)" office:value-type="float" office:value="26.58">
            <text:p>26,58</text:p>
          </table:table-cell>
          <table:table-cell table:formula="of:=INDEX([.$A$2:.$D$100000];(ROW()-1)*6-2;4)" office:value-type="float" office:value="19.75">
            <text:p>19,75</text:p>
          </table:table-cell>
          <table:table-cell table:formula="of:=INDEX([.$A$2:.$D$100000];(ROW()-1)*6-1;3)" office:value-type="float" office:value="184.47">
            <text:p>184,47</text:p>
          </table:table-cell>
          <table:table-cell table:formula="of:=INDEX([.$A$2:.$D$100000];(ROW()-1)*6-2;3)" office:value-type="float" office:value="689.5">
            <text:p>689,5</text:p>
          </table:table-cell>
          <table:table-cell table:formula="of:=INDEX([.$A$2:.$D$100000];(ROW()-1)*6-1;2)" office:value-type="float" office:value="294851.88">
            <text:p>294851,88</text:p>
          </table:table-cell>
          <table:table-cell table:formula="of:=INDEX([.$A$2:.$D$100000];(ROW()-1)*6-2;2)" office:value-type="float" office:value="708648">
            <text:p>708648</text:p>
          </table:table-cell>
          <table:table-cell table:formula="of:=INDEX([.$A$2:.$D$100000];(ROW()-1)*6-5;1)" office:value-type="float" office:value="6.188">
            <text:p>6,188</text:p>
          </table:table-cell>
          <table:table-cell table:formula="of:=INDEX([.$A$2:.$D$100000];(ROW()-1)*6-3;1)" office:value-type="float" office:value="2.328">
            <text:p>2,328</text:p>
          </table:table-cell>
        </table:table-row>
        <table:table-row table:style-name="ro1">
          <table:table-cell office:value-type="float" office:value="1041511">
            <text:p>104151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3912753">
            <text:p>3912753</text:p>
          </table:table-cell>
          <table:table-cell table:formula="of:=INDEX([.$A$2:.$D$100000];(ROW()-1)*6-1;4)" office:value-type="float" office:value="26.59">
            <text:p>26,59</text:p>
          </table:table-cell>
          <table:table-cell table:formula="of:=INDEX([.$A$2:.$D$100000];(ROW()-1)*6-2;4)" office:value-type="float" office:value="20.39">
            <text:p>20,39</text:p>
          </table:table-cell>
          <table:table-cell table:formula="of:=INDEX([.$A$2:.$D$100000];(ROW()-1)*6-1;3)" office:value-type="float" office:value="189.21">
            <text:p>189,21</text:p>
          </table:table-cell>
          <table:table-cell table:formula="of:=INDEX([.$A$2:.$D$100000];(ROW()-1)*6-2;3)" office:value-type="float" office:value="594.96">
            <text:p>594,96</text:p>
          </table:table-cell>
          <table:table-cell table:formula="of:=INDEX([.$A$2:.$D$100000];(ROW()-1)*6-1;2)" office:value-type="float" office:value="287313.03">
            <text:p>287313,03</text:p>
          </table:table-cell>
          <table:table-cell table:formula="of:=INDEX([.$A$2:.$D$100000];(ROW()-1)*6-2;2)" office:value-type="float" office:value="716726">
            <text:p>716726</text:p>
          </table:table-cell>
          <table:table-cell table:formula="of:=INDEX([.$A$2:.$D$100000];(ROW()-1)*6-5;1)" office:value-type="float" office:value="6.078">
            <text:p>6,078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3629912">
            <text:p>3629912</text:p>
          </table:table-cell>
          <table:table-cell table:formula="of:=INDEX([.$A$2:.$D$100000];(ROW()-1)*6-1;4)" office:value-type="float" office:value="25.98">
            <text:p>25,98</text:p>
          </table:table-cell>
          <table:table-cell table:formula="of:=INDEX([.$A$2:.$D$100000];(ROW()-1)*6-2;4)" office:value-type="float" office:value="19.3">
            <text:p>19,3</text:p>
          </table:table-cell>
          <table:table-cell table:formula="of:=INDEX([.$A$2:.$D$100000];(ROW()-1)*6-1;3)" office:value-type="float" office:value="209.19">
            <text:p>209,19</text:p>
          </table:table-cell>
          <table:table-cell table:formula="of:=INDEX([.$A$2:.$D$100000];(ROW()-1)*6-2;3)" office:value-type="float" office:value="763.39">
            <text:p>763,39</text:p>
          </table:table-cell>
          <table:table-cell table:formula="of:=INDEX([.$A$2:.$D$100000];(ROW()-1)*6-1;2)" office:value-type="float" office:value="328543.16">
            <text:p>328543,16</text:p>
          </table:table-cell>
          <table:table-cell table:formula="of:=INDEX([.$A$2:.$D$100000];(ROW()-1)*6-2;2)" office:value-type="float" office:value="778910">
            <text:p>778910</text:p>
          </table:table-cell>
          <table:table-cell table:formula="of:=INDEX([.$A$2:.$D$100000];(ROW()-1)*6-5;1)" office:value-type="float" office:value="6.187">
            <text:p>6,187</text:p>
          </table:table-cell>
          <table:table-cell table:formula="of:=INDEX([.$A$2:.$D$100000];(ROW()-1)*6-3;1)" office:value-type="float" office:value="2.094">
            <text:p>2,0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3376473">
            <text:p>3376473</text:p>
          </table:table-cell>
          <table:table-cell table:formula="of:=INDEX([.$A$2:.$D$100000];(ROW()-1)*6-1;4)" office:value-type="float" office:value="25.7">
            <text:p>25,7</text:p>
          </table:table-cell>
          <table:table-cell table:formula="of:=INDEX([.$A$2:.$D$100000];(ROW()-1)*6-2;4)" office:value-type="float" office:value="19.23">
            <text:p>19,23</text:p>
          </table:table-cell>
          <table:table-cell table:formula="of:=INDEX([.$A$2:.$D$100000];(ROW()-1)*6-1;3)" office:value-type="float" office:value="220.78">
            <text:p>220,78</text:p>
          </table:table-cell>
          <table:table-cell table:formula="of:=INDEX([.$A$2:.$D$100000];(ROW()-1)*6-2;3)" office:value-type="float" office:value="775.62">
            <text:p>775,62</text:p>
          </table:table-cell>
          <table:table-cell table:formula="of:=INDEX([.$A$2:.$D$100000];(ROW()-1)*6-1;2)" office:value-type="float" office:value="348974.97">
            <text:p>348974,97</text:p>
          </table:table-cell>
          <table:table-cell table:formula="of:=INDEX([.$A$2:.$D$100000];(ROW()-1)*6-2;2)" office:value-type="float" office:value="819059">
            <text:p>819059</text:p>
          </table:table-cell>
          <table:table-cell table:formula="of:=INDEX([.$A$2:.$D$100000];(ROW()-1)*6-5;1)" office:value-type="float" office:value="5.36">
            <text:p>5,36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3175722">
            <text:p>3175722</text:p>
          </table:table-cell>
          <table:table-cell table:formula="of:=INDEX([.$A$2:.$D$100000];(ROW()-1)*6-1;4)" office:value-type="float" office:value="25.43">
            <text:p>25,43</text:p>
          </table:table-cell>
          <table:table-cell table:formula="of:=INDEX([.$A$2:.$D$100000];(ROW()-1)*6-2;4)" office:value-type="float" office:value="19.13">
            <text:p>19,13</text:p>
          </table:table-cell>
          <table:table-cell table:formula="of:=INDEX([.$A$2:.$D$100000];(ROW()-1)*6-1;3)" office:value-type="float" office:value="233.87">
            <text:p>233,87</text:p>
          </table:table-cell>
          <table:table-cell table:formula="of:=INDEX([.$A$2:.$D$100000];(ROW()-1)*6-2;3)" office:value-type="float" office:value="794.64">
            <text:p>794,64</text:p>
          </table:table-cell>
          <table:table-cell table:formula="of:=INDEX([.$A$2:.$D$100000];(ROW()-1)*6-1;2)" office:value-type="float" office:value="372947.09">
            <text:p>372947,09</text:p>
          </table:table-cell>
          <table:table-cell table:formula="of:=INDEX([.$A$2:.$D$100000];(ROW()-1)*6-2;2)" office:value-type="float" office:value="871128">
            <text:p>871128</text:p>
          </table:table-cell>
          <table:table-cell table:formula="of:=INDEX([.$A$2:.$D$100000];(ROW()-1)*6-5;1)" office:value-type="float" office:value="5.563">
            <text:p>5,563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978374">
            <text:p>1978374</text:p>
          </table:table-cell>
          <table:table-cell office:value-type="float" office:value="1646.18">
            <text:p>1646,18</text:p>
          </table:table-cell>
          <table:table-cell office:value-type="float" office:value="15.97">
            <text:p>15,9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2979363">
            <text:p>2979363</text:p>
          </table:table-cell>
          <table:table-cell table:formula="of:=INDEX([.$A$2:.$D$100000];(ROW()-1)*6-1;4)" office:value-type="float" office:value="25.31">
            <text:p>25,31</text:p>
          </table:table-cell>
          <table:table-cell table:formula="of:=INDEX([.$A$2:.$D$100000];(ROW()-1)*6-2;4)" office:value-type="float" office:value="19.24">
            <text:p>19,24</text:p>
          </table:table-cell>
          <table:table-cell table:formula="of:=INDEX([.$A$2:.$D$100000];(ROW()-1)*6-1;3)" office:value-type="float" office:value="240.56">
            <text:p>240,56</text:p>
          </table:table-cell>
          <table:table-cell table:formula="of:=INDEX([.$A$2:.$D$100000];(ROW()-1)*6-2;3)" office:value-type="float" office:value="774.43">
            <text:p>774,43</text:p>
          </table:table-cell>
          <table:table-cell table:formula="of:=INDEX([.$A$2:.$D$100000];(ROW()-1)*6-1;2)" office:value-type="float" office:value="377106.31">
            <text:p>377106,31</text:p>
          </table:table-cell>
          <table:table-cell table:formula="of:=INDEX([.$A$2:.$D$100000];(ROW()-1)*6-2;2)" office:value-type="float" office:value="920096">
            <text:p>920096</text:p>
          </table:table-cell>
          <table:table-cell table:formula="of:=INDEX([.$A$2:.$D$100000];(ROW()-1)*6-5;1)" office:value-type="float" office:value="5.172">
            <text:p>5,172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75628.94">
            <text:p>875628,94</text:p>
          </table:table-cell>
          <table:table-cell office:value-type="float" office:value="583.31">
            <text:p>583,31</text:p>
          </table:table-cell>
          <table:table-cell office:value-type="float" office:value="21.24">
            <text:p>21,2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2821074">
            <text:p>2821074</text:p>
          </table:table-cell>
          <table:table-cell table:formula="of:=INDEX([.$A$2:.$D$100000];(ROW()-1)*6-1;4)" office:value-type="float" office:value="25">
            <text:p>25</text:p>
          </table:table-cell>
          <table:table-cell table:formula="of:=INDEX([.$A$2:.$D$100000];(ROW()-1)*6-2;4)" office:value-type="float" office:value="18.94">
            <text:p>18,94</text:p>
          </table:table-cell>
          <table:table-cell table:formula="of:=INDEX([.$A$2:.$D$100000];(ROW()-1)*6-1;3)" office:value-type="float" office:value="255.7">
            <text:p>255,7</text:p>
          </table:table-cell>
          <table:table-cell table:formula="of:=INDEX([.$A$2:.$D$100000];(ROW()-1)*6-2;3)" office:value-type="float" office:value="830.79">
            <text:p>830,79</text:p>
          </table:table-cell>
          <table:table-cell table:formula="of:=INDEX([.$A$2:.$D$100000];(ROW()-1)*6-1;2)" office:value-type="float" office:value="405846.31">
            <text:p>405846,31</text:p>
          </table:table-cell>
          <table:table-cell table:formula="of:=INDEX([.$A$2:.$D$100000];(ROW()-1)*6-2;2)" office:value-type="float" office:value="958041">
            <text:p>958041</text:p>
          </table:table-cell>
          <table:table-cell table:formula="of:=INDEX([.$A$2:.$D$100000];(ROW()-1)*6-5;1)" office:value-type="float" office:value="4.984">
            <text:p>4,984</text:p>
          </table:table-cell>
          <table:table-cell table:formula="of:=INDEX([.$A$2:.$D$100000];(ROW()-1)*6-3;1)" office:value-type="float" office:value="1.859">
            <text:p>1,859</text:p>
          </table:table-cell>
        </table:table-row>
        <table:table-row table:style-name="ro1">
          <table:table-cell office:value-type="float" office:value="1074359">
            <text:p>107435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2692034">
            <text:p>2692034</text:p>
          </table:table-cell>
          <table:table-cell table:formula="of:=INDEX([.$A$2:.$D$100000];(ROW()-1)*6-1;4)" office:value-type="float" office:value="24.85">
            <text:p>24,85</text:p>
          </table:table-cell>
          <table:table-cell table:formula="of:=INDEX([.$A$2:.$D$100000];(ROW()-1)*6-2;4)" office:value-type="float" office:value="18.82">
            <text:p>18,82</text:p>
          </table:table-cell>
          <table:table-cell table:formula="of:=INDEX([.$A$2:.$D$100000];(ROW()-1)*6-1;3)" office:value-type="float" office:value="266.69">
            <text:p>266,69</text:p>
          </table:table-cell>
          <table:table-cell table:formula="of:=INDEX([.$A$2:.$D$100000];(ROW()-1)*6-2;3)" office:value-type="float" office:value="852.4">
            <text:p>852,4</text:p>
          </table:table-cell>
          <table:table-cell table:formula="of:=INDEX([.$A$2:.$D$100000];(ROW()-1)*6-1;2)" office:value-type="float" office:value="416861.38">
            <text:p>416861,38</text:p>
          </table:table-cell>
          <table:table-cell table:formula="of:=INDEX([.$A$2:.$D$100000];(ROW()-1)*6-2;2)" office:value-type="float" office:value="1022618">
            <text:p>1022618</text:p>
          </table:table-cell>
          <table:table-cell table:formula="of:=INDEX([.$A$2:.$D$100000];(ROW()-1)*6-5;1)" office:value-type="float" office:value="5.063">
            <text:p>5,063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4.031">
            <text:p>4,0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2549873">
            <text:p>2549873</text:p>
          </table:table-cell>
          <table:table-cell table:formula="of:=INDEX([.$A$2:.$D$100000];(ROW()-1)*6-1;4)" office:value-type="float" office:value="24.64">
            <text:p>24,64</text:p>
          </table:table-cell>
          <table:table-cell table:formula="of:=INDEX([.$A$2:.$D$100000];(ROW()-1)*6-2;4)" office:value-type="float" office:value="18.58">
            <text:p>18,58</text:p>
          </table:table-cell>
          <table:table-cell table:formula="of:=INDEX([.$A$2:.$D$100000];(ROW()-1)*6-1;3)" office:value-type="float" office:value="279.52">
            <text:p>279,52</text:p>
          </table:table-cell>
          <table:table-cell table:formula="of:=INDEX([.$A$2:.$D$100000];(ROW()-1)*6-2;3)" office:value-type="float" office:value="902.75">
            <text:p>902,75</text:p>
          </table:table-cell>
          <table:table-cell table:formula="of:=INDEX([.$A$2:.$D$100000];(ROW()-1)*6-1;2)" office:value-type="float" office:value="436736.19">
            <text:p>436736,19</text:p>
          </table:table-cell>
          <table:table-cell table:formula="of:=INDEX([.$A$2:.$D$100000];(ROW()-1)*6-2;2)" office:value-type="float" office:value="1040058">
            <text:p>1040058</text:p>
          </table:table-cell>
          <table:table-cell table:formula="of:=INDEX([.$A$2:.$D$100000];(ROW()-1)*6-5;1)" office:value-type="float" office:value="5.562">
            <text:p>5,562</text:p>
          </table:table-cell>
          <table:table-cell table:formula="of:=INDEX([.$A$2:.$D$100000];(ROW()-1)*6-3;1)" office:value-type="float" office:value="2.953">
            <text:p>2,9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2405465">
            <text:p>2405465</text:p>
          </table:table-cell>
          <table:table-cell table:formula="of:=INDEX([.$A$2:.$D$100000];(ROW()-1)*6-1;4)" office:value-type="float" office:value="24.83">
            <text:p>24,83</text:p>
          </table:table-cell>
          <table:table-cell table:formula="of:=INDEX([.$A$2:.$D$100000];(ROW()-1)*6-2;4)" office:value-type="float" office:value="18.72">
            <text:p>18,72</text:p>
          </table:table-cell>
          <table:table-cell table:formula="of:=INDEX([.$A$2:.$D$100000];(ROW()-1)*6-1;3)" office:value-type="float" office:value="278.62">
            <text:p>278,62</text:p>
          </table:table-cell>
          <table:table-cell table:formula="of:=INDEX([.$A$2:.$D$100000];(ROW()-1)*6-2;3)" office:value-type="float" office:value="873.04">
            <text:p>873,04</text:p>
          </table:table-cell>
          <table:table-cell table:formula="of:=INDEX([.$A$2:.$D$100000];(ROW()-1)*6-1;2)" office:value-type="float" office:value="418975.97">
            <text:p>418975,97</text:p>
          </table:table-cell>
          <table:table-cell table:formula="of:=INDEX([.$A$2:.$D$100000];(ROW()-1)*6-2;2)" office:value-type="float" office:value="1056036">
            <text:p>1056036</text:p>
          </table:table-cell>
          <table:table-cell table:formula="of:=INDEX([.$A$2:.$D$100000];(ROW()-1)*6-5;1)" office:value-type="float" office:value="5.437">
            <text:p>5,437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2322987">
            <text:p>2322987</text:p>
          </table:table-cell>
          <table:table-cell table:formula="of:=INDEX([.$A$2:.$D$100000];(ROW()-1)*6-1;4)" office:value-type="float" office:value="24.36">
            <text:p>24,36</text:p>
          </table:table-cell>
          <table:table-cell table:formula="of:=INDEX([.$A$2:.$D$100000];(ROW()-1)*6-2;4)" office:value-type="float" office:value="18.34">
            <text:p>18,34</text:p>
          </table:table-cell>
          <table:table-cell table:formula="of:=INDEX([.$A$2:.$D$100000];(ROW()-1)*6-1;3)" office:value-type="float" office:value="295.54">
            <text:p>295,54</text:p>
          </table:table-cell>
          <table:table-cell table:formula="of:=INDEX([.$A$2:.$D$100000];(ROW()-1)*6-2;3)" office:value-type="float" office:value="953.78">
            <text:p>953,78</text:p>
          </table:table-cell>
          <table:table-cell table:formula="of:=INDEX([.$A$2:.$D$100000];(ROW()-1)*6-1;2)" office:value-type="float" office:value="464192.19">
            <text:p>464192,19</text:p>
          </table:table-cell>
          <table:table-cell table:formula="of:=INDEX([.$A$2:.$D$100000];(ROW()-1)*6-2;2)" office:value-type="float" office:value="1110914">
            <text:p>1110914</text:p>
          </table:table-cell>
          <table:table-cell table:formula="of:=INDEX([.$A$2:.$D$100000];(ROW()-1)*6-5;1)" office:value-type="float" office:value="4.922">
            <text:p>4,922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938220">
            <text:p>1938220</text:p>
          </table:table-cell>
          <table:table-cell office:value-type="float" office:value="1610.42">
            <text:p>1610,42</text:p>
          </table:table-cell>
          <table:table-cell office:value-type="float" office:value="16.06">
            <text:p>16,0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2241447">
            <text:p>2241447</text:p>
          </table:table-cell>
          <table:table-cell table:formula="of:=INDEX([.$A$2:.$D$100000];(ROW()-1)*6-1;4)" office:value-type="float" office:value="24.19">
            <text:p>24,19</text:p>
          </table:table-cell>
          <table:table-cell table:formula="of:=INDEX([.$A$2:.$D$100000];(ROW()-1)*6-2;4)" office:value-type="float" office:value="18.21">
            <text:p>18,21</text:p>
          </table:table-cell>
          <table:table-cell table:formula="of:=INDEX([.$A$2:.$D$100000];(ROW()-1)*6-1;3)" office:value-type="float" office:value="306.53">
            <text:p>306,53</text:p>
          </table:table-cell>
          <table:table-cell table:formula="of:=INDEX([.$A$2:.$D$100000];(ROW()-1)*6-2;3)" office:value-type="float" office:value="982.59">
            <text:p>982,59</text:p>
          </table:table-cell>
          <table:table-cell table:formula="of:=INDEX([.$A$2:.$D$100000];(ROW()-1)*6-1;2)" office:value-type="float" office:value="480015.59">
            <text:p>480015,59</text:p>
          </table:table-cell>
          <table:table-cell table:formula="of:=INDEX([.$A$2:.$D$100000];(ROW()-1)*6-2;2)" office:value-type="float" office:value="1164139">
            <text:p>1164139</text:p>
          </table:table-cell>
          <table:table-cell table:formula="of:=INDEX([.$A$2:.$D$100000];(ROW()-1)*6-5;1)" office:value-type="float" office:value="4.797">
            <text:p>4,797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58094.81">
            <text:p>858094,81</text:p>
          </table:table-cell>
          <table:table-cell office:value-type="float" office:value="570.62">
            <text:p>570,62</text:p>
          </table:table-cell>
          <table:table-cell office:value-type="float" office:value="21.34">
            <text:p>21,3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2161680">
            <text:p>2161680</text:p>
          </table:table-cell>
          <table:table-cell table:formula="of:=INDEX([.$A$2:.$D$100000];(ROW()-1)*6-1;4)" office:value-type="float" office:value="24.05">
            <text:p>24,05</text:p>
          </table:table-cell>
          <table:table-cell table:formula="of:=INDEX([.$A$2:.$D$100000];(ROW()-1)*6-2;4)" office:value-type="float" office:value="18.06">
            <text:p>18,06</text:p>
          </table:table-cell>
          <table:table-cell table:formula="of:=INDEX([.$A$2:.$D$100000];(ROW()-1)*6-1;3)" office:value-type="float" office:value="319.6">
            <text:p>319,6</text:p>
          </table:table-cell>
          <table:table-cell table:formula="of:=INDEX([.$A$2:.$D$100000];(ROW()-1)*6-2;3)" office:value-type="float" office:value="1016.5">
            <text:p>1016,5</text:p>
          </table:table-cell>
          <table:table-cell table:formula="of:=INDEX([.$A$2:.$D$100000];(ROW()-1)*6-1;2)" office:value-type="float" office:value="491970.53">
            <text:p>491970,53</text:p>
          </table:table-cell>
          <table:table-cell table:formula="of:=INDEX([.$A$2:.$D$100000];(ROW()-1)*6-2;2)" office:value-type="float" office:value="1195946">
            <text:p>1195946</text:p>
          </table:table-cell>
          <table:table-cell table:formula="of:=INDEX([.$A$2:.$D$100000];(ROW()-1)*6-5;1)" office:value-type="float" office:value="4.641">
            <text:p>4,641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1098299">
            <text:p>109829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2085434">
            <text:p>2085434</text:p>
          </table:table-cell>
          <table:table-cell table:formula="of:=INDEX([.$A$2:.$D$100000];(ROW()-1)*6-1;4)" office:value-type="float" office:value="23.95">
            <text:p>23,95</text:p>
          </table:table-cell>
          <table:table-cell table:formula="of:=INDEX([.$A$2:.$D$100000];(ROW()-1)*6-2;4)" office:value-type="float" office:value="18.01">
            <text:p>18,01</text:p>
          </table:table-cell>
          <table:table-cell table:formula="of:=INDEX([.$A$2:.$D$100000];(ROW()-1)*6-1;3)" office:value-type="float" office:value="325.56">
            <text:p>325,56</text:p>
          </table:table-cell>
          <table:table-cell table:formula="of:=INDEX([.$A$2:.$D$100000];(ROW()-1)*6-2;3)" office:value-type="float" office:value="1027.36">
            <text:p>1027,36</text:p>
          </table:table-cell>
          <table:table-cell table:formula="of:=INDEX([.$A$2:.$D$100000];(ROW()-1)*6-1;2)" office:value-type="float" office:value="501100.88">
            <text:p>501100,88</text:p>
          </table:table-cell>
          <table:table-cell table:formula="of:=INDEX([.$A$2:.$D$100000];(ROW()-1)*6-2;2)" office:value-type="float" office:value="1236144">
            <text:p>1236144</text:p>
          </table:table-cell>
          <table:table-cell table:formula="of:=INDEX([.$A$2:.$D$100000];(ROW()-1)*6-5;1)" office:value-type="float" office:value="4.938">
            <text:p>4,938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4.031">
            <text:p>4,0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2015273">
            <text:p>2015273</text:p>
          </table:table-cell>
          <table:table-cell table:formula="of:=INDEX([.$A$2:.$D$100000];(ROW()-1)*6-1;4)" office:value-type="float" office:value="23.82">
            <text:p>23,82</text:p>
          </table:table-cell>
          <table:table-cell table:formula="of:=INDEX([.$A$2:.$D$100000];(ROW()-1)*6-2;4)" office:value-type="float" office:value="17.84">
            <text:p>17,84</text:p>
          </table:table-cell>
          <table:table-cell table:formula="of:=INDEX([.$A$2:.$D$100000];(ROW()-1)*6-1;3)" office:value-type="float" office:value="337.69">
            <text:p>337,69</text:p>
          </table:table-cell>
          <table:table-cell table:formula="of:=INDEX([.$A$2:.$D$100000];(ROW()-1)*6-2;3)" office:value-type="float" office:value="1068.4">
            <text:p>1068,4</text:p>
          </table:table-cell>
          <table:table-cell table:formula="of:=INDEX([.$A$2:.$D$100000];(ROW()-1)*6-1;2)" office:value-type="float" office:value="515437.69">
            <text:p>515437,69</text:p>
          </table:table-cell>
          <table:table-cell table:formula="of:=INDEX([.$A$2:.$D$100000];(ROW()-1)*6-2;2)" office:value-type="float" office:value="1281276">
            <text:p>1281276</text:p>
          </table:table-cell>
          <table:table-cell table:formula="of:=INDEX([.$A$2:.$D$100000];(ROW()-1)*6-5;1)" office:value-type="float" office:value="4.922">
            <text:p>4,922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1957500">
            <text:p>1957500</text:p>
          </table:table-cell>
          <table:table-cell table:formula="of:=INDEX([.$A$2:.$D$100000];(ROW()-1)*6-1;4)" office:value-type="float" office:value="23.69">
            <text:p>23,69</text:p>
          </table:table-cell>
          <table:table-cell table:formula="of:=INDEX([.$A$2:.$D$100000];(ROW()-1)*6-2;4)" office:value-type="float" office:value="17.67">
            <text:p>17,67</text:p>
          </table:table-cell>
          <table:table-cell table:formula="of:=INDEX([.$A$2:.$D$100000];(ROW()-1)*6-1;3)" office:value-type="float" office:value="344.37">
            <text:p>344,37</text:p>
          </table:table-cell>
          <table:table-cell table:formula="of:=INDEX([.$A$2:.$D$100000];(ROW()-1)*6-2;3)" office:value-type="float" office:value="1112.37">
            <text:p>1112,37</text:p>
          </table:table-cell>
          <table:table-cell table:formula="of:=INDEX([.$A$2:.$D$100000];(ROW()-1)*6-1;2)" office:value-type="float" office:value="533229.38">
            <text:p>533229,38</text:p>
          </table:table-cell>
          <table:table-cell table:formula="of:=INDEX([.$A$2:.$D$100000];(ROW()-1)*6-2;2)" office:value-type="float" office:value="1328218">
            <text:p>1328218</text:p>
          </table:table-cell>
          <table:table-cell table:formula="of:=INDEX([.$A$2:.$D$100000];(ROW()-1)*6-5;1)" office:value-type="float" office:value="4.734">
            <text:p>4,734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1896411">
            <text:p>1896411</text:p>
          </table:table-cell>
          <table:table-cell table:formula="of:=INDEX([.$A$2:.$D$100000];(ROW()-1)*6-1;4)" office:value-type="float" office:value="23.56">
            <text:p>23,56</text:p>
          </table:table-cell>
          <table:table-cell table:formula="of:=INDEX([.$A$2:.$D$100000];(ROW()-1)*6-2;4)" office:value-type="float" office:value="17.64">
            <text:p>17,64</text:p>
          </table:table-cell>
          <table:table-cell table:formula="of:=INDEX([.$A$2:.$D$100000];(ROW()-1)*6-1;3)" office:value-type="float" office:value="353.65">
            <text:p>353,65</text:p>
          </table:table-cell>
          <table:table-cell table:formula="of:=INDEX([.$A$2:.$D$100000];(ROW()-1)*6-2;3)" office:value-type="float" office:value="1120.21">
            <text:p>1120,21</text:p>
          </table:table-cell>
          <table:table-cell table:formula="of:=INDEX([.$A$2:.$D$100000];(ROW()-1)*6-1;2)" office:value-type="float" office:value="546774.88">
            <text:p>546774,88</text:p>
          </table:table-cell>
          <table:table-cell table:formula="of:=INDEX([.$A$2:.$D$100000];(ROW()-1)*6-2;2)" office:value-type="float" office:value="1344481">
            <text:p>1344481</text:p>
          </table:table-cell>
          <table:table-cell table:formula="of:=INDEX([.$A$2:.$D$100000];(ROW()-1)*6-5;1)" office:value-type="float" office:value="4.453">
            <text:p>4,453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937170">
            <text:p>1937170</text:p>
          </table:table-cell>
          <table:table-cell office:value-type="float" office:value="1617.43">
            <text:p>1617,43</text:p>
          </table:table-cell>
          <table:table-cell office:value-type="float" office:value="16.04">
            <text:p>16,0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1840830">
            <text:p>1840830</text:p>
          </table:table-cell>
          <table:table-cell table:formula="of:=INDEX([.$A$2:.$D$100000];(ROW()-1)*6-1;4)" office:value-type="float" office:value="23.62">
            <text:p>23,62</text:p>
          </table:table-cell>
          <table:table-cell table:formula="of:=INDEX([.$A$2:.$D$100000];(ROW()-1)*6-2;4)" office:value-type="float" office:value="17.51">
            <text:p>17,51</text:p>
          </table:table-cell>
          <table:table-cell table:formula="of:=INDEX([.$A$2:.$D$100000];(ROW()-1)*6-1;3)" office:value-type="float" office:value="349.23">
            <text:p>349,23</text:p>
          </table:table-cell>
          <table:table-cell table:formula="of:=INDEX([.$A$2:.$D$100000];(ROW()-1)*6-2;3)" office:value-type="float" office:value="1154.13">
            <text:p>1154,13</text:p>
          </table:table-cell>
          <table:table-cell table:formula="of:=INDEX([.$A$2:.$D$100000];(ROW()-1)*6-1;2)" office:value-type="float" office:value="540115.88">
            <text:p>540115,88</text:p>
          </table:table-cell>
          <table:table-cell table:formula="of:=INDEX([.$A$2:.$D$100000];(ROW()-1)*6-2;2)" office:value-type="float" office:value="1379020">
            <text:p>1379020</text:p>
          </table:table-cell>
          <table:table-cell table:formula="of:=INDEX([.$A$2:.$D$100000];(ROW()-1)*6-5;1)" office:value-type="float" office:value="4.484">
            <text:p>4,484</text:p>
          </table:table-cell>
          <table:table-cell table:formula="of:=INDEX([.$A$2:.$D$100000];(ROW()-1)*6-3;1)" office:value-type="float" office:value="1.61">
            <text:p>1,6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40272.06">
            <text:p>840272,06</text:p>
          </table:table-cell>
          <table:table-cell office:value-type="float" office:value="558.35">
            <text:p>558,35</text:p>
          </table:table-cell>
          <table:table-cell office:value-type="float" office:value="21.44">
            <text:p>21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1795103">
            <text:p>1795103</text:p>
          </table:table-cell>
          <table:table-cell table:formula="of:=INDEX([.$A$2:.$D$100000];(ROW()-1)*6-1;4)" office:value-type="float" office:value="23.42">
            <text:p>23,42</text:p>
          </table:table-cell>
          <table:table-cell table:formula="of:=INDEX([.$A$2:.$D$100000];(ROW()-1)*6-2;4)" office:value-type="float" office:value="17.45">
            <text:p>17,45</text:p>
          </table:table-cell>
          <table:table-cell table:formula="of:=INDEX([.$A$2:.$D$100000];(ROW()-1)*6-1;3)" office:value-type="float" office:value="365.07">
            <text:p>365,07</text:p>
          </table:table-cell>
          <table:table-cell table:formula="of:=INDEX([.$A$2:.$D$100000];(ROW()-1)*6-2;3)" office:value-type="float" office:value="1168.47">
            <text:p>1168,47</text:p>
          </table:table-cell>
          <table:table-cell table:formula="of:=INDEX([.$A$2:.$D$100000];(ROW()-1)*6-1;2)" office:value-type="float" office:value="565202.06">
            <text:p>565202,06</text:p>
          </table:table-cell>
          <table:table-cell table:formula="of:=INDEX([.$A$2:.$D$100000];(ROW()-1)*6-2;2)" office:value-type="float" office:value="1400977">
            <text:p>1400977</text:p>
          </table:table-cell>
          <table:table-cell table:formula="of:=INDEX([.$A$2:.$D$100000];(ROW()-1)*6-5;1)" office:value-type="float" office:value="4.422">
            <text:p>4,422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float" office:value="1135326">
            <text:p>113532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1750165">
            <text:p>1750165</text:p>
          </table:table-cell>
          <table:table-cell table:formula="of:=INDEX([.$A$2:.$D$100000];(ROW()-1)*6-1;4)" office:value-type="float" office:value="23.33">
            <text:p>23,33</text:p>
          </table:table-cell>
          <table:table-cell table:formula="of:=INDEX([.$A$2:.$D$100000];(ROW()-1)*6-2;4)" office:value-type="float" office:value="17.36">
            <text:p>17,36</text:p>
          </table:table-cell>
          <table:table-cell table:formula="of:=INDEX([.$A$2:.$D$100000];(ROW()-1)*6-1;3)" office:value-type="float" office:value="372.84">
            <text:p>372,84</text:p>
          </table:table-cell>
          <table:table-cell table:formula="of:=INDEX([.$A$2:.$D$100000];(ROW()-1)*6-2;3)" office:value-type="float" office:value="1195.08">
            <text:p>1195,08</text:p>
          </table:table-cell>
          <table:table-cell table:formula="of:=INDEX([.$A$2:.$D$100000];(ROW()-1)*6-1;2)" office:value-type="float" office:value="575763.94">
            <text:p>575763,94</text:p>
          </table:table-cell>
          <table:table-cell table:formula="of:=INDEX([.$A$2:.$D$100000];(ROW()-1)*6-2;2)" office:value-type="float" office:value="1432199">
            <text:p>1432199</text:p>
          </table:table-cell>
          <table:table-cell table:formula="of:=INDEX([.$A$2:.$D$100000];(ROW()-1)*6-5;1)" office:value-type="float" office:value="4.485">
            <text:p>4,485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4.078">
            <text:p>4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1710316">
            <text:p>1710316</text:p>
          </table:table-cell>
          <table:table-cell table:formula="of:=INDEX([.$A$2:.$D$100000];(ROW()-1)*6-1;4)" office:value-type="float" office:value="23.22">
            <text:p>23,22</text:p>
          </table:table-cell>
          <table:table-cell table:formula="of:=INDEX([.$A$2:.$D$100000];(ROW()-1)*6-2;4)" office:value-type="float" office:value="17.23">
            <text:p>17,23</text:p>
          </table:table-cell>
          <table:table-cell table:formula="of:=INDEX([.$A$2:.$D$100000];(ROW()-1)*6-1;3)" office:value-type="float" office:value="382.74">
            <text:p>382,74</text:p>
          </table:table-cell>
          <table:table-cell table:formula="of:=INDEX([.$A$2:.$D$100000];(ROW()-1)*6-2;3)" office:value-type="float" office:value="1229.32">
            <text:p>1229,32</text:p>
          </table:table-cell>
          <table:table-cell table:formula="of:=INDEX([.$A$2:.$D$100000];(ROW()-1)*6-1;2)" office:value-type="float" office:value="591878.81">
            <text:p>591878,81</text:p>
          </table:table-cell>
          <table:table-cell table:formula="of:=INDEX([.$A$2:.$D$100000];(ROW()-1)*6-2;2)" office:value-type="float" office:value="1472571">
            <text:p>1472571</text:p>
          </table:table-cell>
          <table:table-cell table:formula="of:=INDEX([.$A$2:.$D$100000];(ROW()-1)*6-5;1)" office:value-type="float" office:value="5.172">
            <text:p>5,172</text:p>
          </table:table-cell>
          <table:table-cell table:formula="of:=INDEX([.$A$2:.$D$100000];(ROW()-1)*6-3;1)" office:value-type="float" office:value="1.516">
            <text:p>1,5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1664449">
            <text:p>1664449</text:p>
          </table:table-cell>
          <table:table-cell table:formula="of:=INDEX([.$A$2:.$D$100000];(ROW()-1)*6-1;4)" office:value-type="float" office:value="23.11">
            <text:p>23,11</text:p>
          </table:table-cell>
          <table:table-cell table:formula="of:=INDEX([.$A$2:.$D$100000];(ROW()-1)*6-2;4)" office:value-type="float" office:value="17.2">
            <text:p>17,2</text:p>
          </table:table-cell>
          <table:table-cell table:formula="of:=INDEX([.$A$2:.$D$100000];(ROW()-1)*6-1;3)" office:value-type="float" office:value="394.36">
            <text:p>394,36</text:p>
          </table:table-cell>
          <table:table-cell table:formula="of:=INDEX([.$A$2:.$D$100000];(ROW()-1)*6-2;3)" office:value-type="float" office:value="1238.64">
            <text:p>1238,64</text:p>
          </table:table-cell>
          <table:table-cell table:formula="of:=INDEX([.$A$2:.$D$100000];(ROW()-1)*6-1;2)" office:value-type="float" office:value="598944.38">
            <text:p>598944,38</text:p>
          </table:table-cell>
          <table:table-cell table:formula="of:=INDEX([.$A$2:.$D$100000];(ROW()-1)*6-2;2)" office:value-type="float" office:value="1487510">
            <text:p>1487510</text:p>
          </table:table-cell>
          <table:table-cell table:formula="of:=INDEX([.$A$2:.$D$100000];(ROW()-1)*6-5;1)" office:value-type="float" office:value="4.906">
            <text:p>4,906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1623932">
            <text:p>1623932</text:p>
          </table:table-cell>
          <table:table-cell table:formula="of:=INDEX([.$A$2:.$D$100000];(ROW()-1)*6-1;4)" office:value-type="float" office:value="23.02">
            <text:p>23,02</text:p>
          </table:table-cell>
          <table:table-cell table:formula="of:=INDEX([.$A$2:.$D$100000];(ROW()-1)*6-2;4)" office:value-type="float" office:value="17.14">
            <text:p>17,14</text:p>
          </table:table-cell>
          <table:table-cell table:formula="of:=INDEX([.$A$2:.$D$100000];(ROW()-1)*6-1;3)" office:value-type="float" office:value="403.59">
            <text:p>403,59</text:p>
          </table:table-cell>
          <table:table-cell table:formula="of:=INDEX([.$A$2:.$D$100000];(ROW()-1)*6-2;3)" office:value-type="float" office:value="1254.9">
            <text:p>1254,9</text:p>
          </table:table-cell>
          <table:table-cell table:formula="of:=INDEX([.$A$2:.$D$100000];(ROW()-1)*6-1;2)" office:value-type="float" office:value="613763.75">
            <text:p>613763,75</text:p>
          </table:table-cell>
          <table:table-cell table:formula="of:=INDEX([.$A$2:.$D$100000];(ROW()-1)*6-2;2)" office:value-type="float" office:value="1510053">
            <text:p>1510053</text:p>
          </table:table-cell>
          <table:table-cell table:formula="of:=INDEX([.$A$2:.$D$100000];(ROW()-1)*6-5;1)" office:value-type="float" office:value="4.938">
            <text:p>4,938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849863">
            <text:p>1849863</text:p>
          </table:table-cell>
          <table:table-cell office:value-type="float" office:value="1529.17">
            <text:p>1529,17</text:p>
          </table:table-cell>
          <table:table-cell office:value-type="float" office:value="16.29">
            <text:p>16,2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1588026">
            <text:p>1588026</text:p>
          </table:table-cell>
          <table:table-cell table:formula="of:=INDEX([.$A$2:.$D$100000];(ROW()-1)*6-1;4)" office:value-type="float" office:value="22.94">
            <text:p>22,94</text:p>
          </table:table-cell>
          <table:table-cell table:formula="of:=INDEX([.$A$2:.$D$100000];(ROW()-1)*6-2;4)" office:value-type="float" office:value="17.03">
            <text:p>17,03</text:p>
          </table:table-cell>
          <table:table-cell table:formula="of:=INDEX([.$A$2:.$D$100000];(ROW()-1)*6-1;3)" office:value-type="float" office:value="411.35">
            <text:p>411,35</text:p>
          </table:table-cell>
          <table:table-cell table:formula="of:=INDEX([.$A$2:.$D$100000];(ROW()-1)*6-2;3)" office:value-type="float" office:value="1289.86">
            <text:p>1289,86</text:p>
          </table:table-cell>
          <table:table-cell table:formula="of:=INDEX([.$A$2:.$D$100000];(ROW()-1)*6-1;2)" office:value-type="float" office:value="626577.38">
            <text:p>626577,38</text:p>
          </table:table-cell>
          <table:table-cell table:formula="of:=INDEX([.$A$2:.$D$100000];(ROW()-1)*6-2;2)" office:value-type="float" office:value="1547384">
            <text:p>1547384</text:p>
          </table:table-cell>
          <table:table-cell table:formula="of:=INDEX([.$A$2:.$D$100000];(ROW()-1)*6-5;1)" office:value-type="float" office:value="4.719">
            <text:p>4,719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20772.38">
            <text:p>820772,38</text:p>
          </table:table-cell>
          <table:table-cell office:value-type="float" office:value="544.59">
            <text:p>544,59</text:p>
          </table:table-cell>
          <table:table-cell office:value-type="float" office:value="21.54">
            <text:p>21,5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1548354">
            <text:p>1548354</text:p>
          </table:table-cell>
          <table:table-cell table:formula="of:=INDEX([.$A$2:.$D$100000];(ROW()-1)*6-1;4)" office:value-type="float" office:value="22.84">
            <text:p>22,84</text:p>
          </table:table-cell>
          <table:table-cell table:formula="of:=INDEX([.$A$2:.$D$100000];(ROW()-1)*6-2;4)" office:value-type="float" office:value="16.94">
            <text:p>16,94</text:p>
          </table:table-cell>
          <table:table-cell table:formula="of:=INDEX([.$A$2:.$D$100000];(ROW()-1)*6-1;3)" office:value-type="float" office:value="419.09">
            <text:p>419,09</text:p>
          </table:table-cell>
          <table:table-cell table:formula="of:=INDEX([.$A$2:.$D$100000];(ROW()-1)*6-2;3)" office:value-type="float" office:value="1314.27">
            <text:p>1314,27</text:p>
          </table:table-cell>
          <table:table-cell table:formula="of:=INDEX([.$A$2:.$D$100000];(ROW()-1)*6-1;2)" office:value-type="float" office:value="638662.56">
            <text:p>638662,56</text:p>
          </table:table-cell>
          <table:table-cell table:formula="of:=INDEX([.$A$2:.$D$100000];(ROW()-1)*6-2;2)" office:value-type="float" office:value="1579513">
            <text:p>1579513</text:p>
          </table:table-cell>
          <table:table-cell table:formula="of:=INDEX([.$A$2:.$D$100000];(ROW()-1)*6-5;1)" office:value-type="float" office:value="4.75">
            <text:p>4,75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float" office:value="1166373">
            <text:p>116637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1498477">
            <text:p>1498477</text:p>
          </table:table-cell>
          <table:table-cell table:formula="of:=INDEX([.$A$2:.$D$100000];(ROW()-1)*6-1;4)" office:value-type="float" office:value="23.07">
            <text:p>23,07</text:p>
          </table:table-cell>
          <table:table-cell table:formula="of:=INDEX([.$A$2:.$D$100000];(ROW()-1)*6-2;4)" office:value-type="float" office:value="16.93">
            <text:p>16,93</text:p>
          </table:table-cell>
          <table:table-cell table:formula="of:=INDEX([.$A$2:.$D$100000];(ROW()-1)*6-1;3)" office:value-type="float" office:value="413.7">
            <text:p>413,7</text:p>
          </table:table-cell>
          <table:table-cell table:formula="of:=INDEX([.$A$2:.$D$100000];(ROW()-1)*6-2;3)" office:value-type="float" office:value="1318.59">
            <text:p>1318,59</text:p>
          </table:table-cell>
          <table:table-cell table:formula="of:=INDEX([.$A$2:.$D$100000];(ROW()-1)*6-1;2)" office:value-type="float" office:value="610438">
            <text:p>610438</text:p>
          </table:table-cell>
          <table:table-cell table:formula="of:=INDEX([.$A$2:.$D$100000];(ROW()-1)*6-2;2)" office:value-type="float" office:value="1583203">
            <text:p>1583203</text:p>
          </table:table-cell>
          <table:table-cell table:formula="of:=INDEX([.$A$2:.$D$100000];(ROW()-1)*6-5;1)" office:value-type="float" office:value="5">
            <text:p>5</text:p>
          </table:table-cell>
          <table:table-cell table:formula="of:=INDEX([.$A$2:.$D$100000];(ROW()-1)*6-3;1)" office:value-type="float" office:value="1.765">
            <text:p>1,765</text:p>
          </table:table-cell>
        </table:table-row>
        <table:table-row table:style-name="ro1">
          <table:table-cell office:value-type="float" office:value="4.063">
            <text:p>4,0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1473952">
            <text:p>1473952</text:p>
          </table:table-cell>
          <table:table-cell table:formula="of:=INDEX([.$A$2:.$D$100000];(ROW()-1)*6-1;4)" office:value-type="float" office:value="22.69">
            <text:p>22,69</text:p>
          </table:table-cell>
          <table:table-cell table:formula="of:=INDEX([.$A$2:.$D$100000];(ROW()-1)*6-2;4)" office:value-type="float" office:value="16.84">
            <text:p>16,84</text:p>
          </table:table-cell>
          <table:table-cell table:formula="of:=INDEX([.$A$2:.$D$100000];(ROW()-1)*6-1;3)" office:value-type="float" office:value="428.93">
            <text:p>428,93</text:p>
          </table:table-cell>
          <table:table-cell table:formula="of:=INDEX([.$A$2:.$D$100000];(ROW()-1)*6-2;3)" office:value-type="float" office:value="1347.04">
            <text:p>1347,04</text:p>
          </table:table-cell>
          <table:table-cell table:formula="of:=INDEX([.$A$2:.$D$100000];(ROW()-1)*6-1;2)" office:value-type="float" office:value="653278.19">
            <text:p>653278,19</text:p>
          </table:table-cell>
          <table:table-cell table:formula="of:=INDEX([.$A$2:.$D$100000];(ROW()-1)*6-2;2)" office:value-type="float" office:value="1616220">
            <text:p>1616220</text:p>
          </table:table-cell>
          <table:table-cell table:formula="of:=INDEX([.$A$2:.$D$100000];(ROW()-1)*6-5;1)" office:value-type="float" office:value="4.515">
            <text:p>4,515</text:p>
          </table:table-cell>
          <table:table-cell table:formula="of:=INDEX([.$A$2:.$D$100000];(ROW()-1)*6-3;1)" office:value-type="float" office:value="1.812">
            <text:p>1,8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1445819">
            <text:p>1445819</text:p>
          </table:table-cell>
          <table:table-cell table:formula="of:=INDEX([.$A$2:.$D$100000];(ROW()-1)*6-1;4)" office:value-type="float" office:value="22.58">
            <text:p>22,58</text:p>
          </table:table-cell>
          <table:table-cell table:formula="of:=INDEX([.$A$2:.$D$100000];(ROW()-1)*6-2;4)" office:value-type="float" office:value="16.76">
            <text:p>16,76</text:p>
          </table:table-cell>
          <table:table-cell table:formula="of:=INDEX([.$A$2:.$D$100000];(ROW()-1)*6-1;3)" office:value-type="float" office:value="440.82">
            <text:p>440,82</text:p>
          </table:table-cell>
          <table:table-cell table:formula="of:=INDEX([.$A$2:.$D$100000];(ROW()-1)*6-2;3)" office:value-type="float" office:value="1372.24">
            <text:p>1372,24</text:p>
          </table:table-cell>
          <table:table-cell table:formula="of:=INDEX([.$A$2:.$D$100000];(ROW()-1)*6-1;2)" office:value-type="float" office:value="669348.38">
            <text:p>669348,38</text:p>
          </table:table-cell>
          <table:table-cell table:formula="of:=INDEX([.$A$2:.$D$100000];(ROW()-1)*6-2;2)" office:value-type="float" office:value="1648323">
            <text:p>1648323</text:p>
          </table:table-cell>
          <table:table-cell table:formula="of:=INDEX([.$A$2:.$D$100000];(ROW()-1)*6-5;1)" office:value-type="float" office:value="5.031">
            <text:p>5,031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1418378">
            <text:p>1418378</text:p>
          </table:table-cell>
          <table:table-cell table:formula="of:=INDEX([.$A$2:.$D$100000];(ROW()-1)*6-1;4)" office:value-type="float" office:value="22.51">
            <text:p>22,51</text:p>
          </table:table-cell>
          <table:table-cell table:formula="of:=INDEX([.$A$2:.$D$100000];(ROW()-1)*6-2;4)" office:value-type="float" office:value="16.7">
            <text:p>16,7</text:p>
          </table:table-cell>
          <table:table-cell table:formula="of:=INDEX([.$A$2:.$D$100000];(ROW()-1)*6-1;3)" office:value-type="float" office:value="448.24">
            <text:p>448,24</text:p>
          </table:table-cell>
          <table:table-cell table:formula="of:=INDEX([.$A$2:.$D$100000];(ROW()-1)*6-2;3)" office:value-type="float" office:value="1390.8">
            <text:p>1390,8</text:p>
          </table:table-cell>
          <table:table-cell table:formula="of:=INDEX([.$A$2:.$D$100000];(ROW()-1)*6-1;2)" office:value-type="float" office:value="681338.56">
            <text:p>681338,56</text:p>
          </table:table-cell>
          <table:table-cell table:formula="of:=INDEX([.$A$2:.$D$100000];(ROW()-1)*6-2;2)" office:value-type="float" office:value="1670942">
            <text:p>1670942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2.39">
            <text:p>2,3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852433">
            <text:p>1852433</text:p>
          </table:table-cell>
          <table:table-cell office:value-type="float" office:value="1540.9">
            <text:p>1540,9</text:p>
          </table:table-cell>
          <table:table-cell office:value-type="float" office:value="16.25">
            <text:p>16,2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1390177">
            <text:p>1390177</text:p>
          </table:table-cell>
          <table:table-cell table:formula="of:=INDEX([.$A$2:.$D$100000];(ROW()-1)*6-1;4)" office:value-type="float" office:value="22.44">
            <text:p>22,44</text:p>
          </table:table-cell>
          <table:table-cell table:formula="of:=INDEX([.$A$2:.$D$100000];(ROW()-1)*6-2;4)" office:value-type="float" office:value="16.61">
            <text:p>16,61</text:p>
          </table:table-cell>
          <table:table-cell table:formula="of:=INDEX([.$A$2:.$D$100000];(ROW()-1)*6-1;3)" office:value-type="float" office:value="456.12">
            <text:p>456,12</text:p>
          </table:table-cell>
          <table:table-cell table:formula="of:=INDEX([.$A$2:.$D$100000];(ROW()-1)*6-2;3)" office:value-type="float" office:value="1419.6">
            <text:p>1419,6</text:p>
          </table:table-cell>
          <table:table-cell table:formula="of:=INDEX([.$A$2:.$D$100000];(ROW()-1)*6-1;2)" office:value-type="float" office:value="692446.25">
            <text:p>692446,25</text:p>
          </table:table-cell>
          <table:table-cell table:formula="of:=INDEX([.$A$2:.$D$100000];(ROW()-1)*6-2;2)" office:value-type="float" office:value="1703046">
            <text:p>1703046</text:p>
          </table:table-cell>
          <table:table-cell table:formula="of:=INDEX([.$A$2:.$D$100000];(ROW()-1)*6-5;1)" office:value-type="float" office:value="4.484">
            <text:p>4,484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05258.06">
            <text:p>805258,06</text:p>
          </table:table-cell>
          <table:table-cell office:value-type="float" office:value="534.63">
            <text:p>534,63</text:p>
          </table:table-cell>
          <table:table-cell office:value-type="float" office:value="21.62">
            <text:p>21,6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1363706">
            <text:p>1363706</text:p>
          </table:table-cell>
          <table:table-cell table:formula="of:=INDEX([.$A$2:.$D$100000];(ROW()-1)*6-1;4)" office:value-type="float" office:value="22.3">
            <text:p>22,3</text:p>
          </table:table-cell>
          <table:table-cell table:formula="of:=INDEX([.$A$2:.$D$100000];(ROW()-1)*6-2;4)" office:value-type="float" office:value="16.61">
            <text:p>16,61</text:p>
          </table:table-cell>
          <table:table-cell table:formula="of:=INDEX([.$A$2:.$D$100000];(ROW()-1)*6-1;3)" office:value-type="float" office:value="471.62">
            <text:p>471,62</text:p>
          </table:table-cell>
          <table:table-cell table:formula="of:=INDEX([.$A$2:.$D$100000];(ROW()-1)*6-2;3)" office:value-type="float" office:value="1420.7">
            <text:p>1420,7</text:p>
          </table:table-cell>
          <table:table-cell table:formula="of:=INDEX([.$A$2:.$D$100000];(ROW()-1)*6-1;2)" office:value-type="float" office:value="714069.19">
            <text:p>714069,19</text:p>
          </table:table-cell>
          <table:table-cell table:formula="of:=INDEX([.$A$2:.$D$100000];(ROW()-1)*6-2;2)" office:value-type="float" office:value="1710156">
            <text:p>1710156</text:p>
          </table:table-cell>
          <table:table-cell table:formula="of:=INDEX([.$A$2:.$D$100000];(ROW()-1)*6-5;1)" office:value-type="float" office:value="4.578">
            <text:p>4,578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194920">
            <text:p>119492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1337541">
            <text:p>1337541</text:p>
          </table:table-cell>
          <table:table-cell table:formula="of:=INDEX([.$A$2:.$D$100000];(ROW()-1)*6-1;4)" office:value-type="float" office:value="22.18">
            <text:p>22,18</text:p>
          </table:table-cell>
          <table:table-cell table:formula="of:=INDEX([.$A$2:.$D$100000];(ROW()-1)*6-2;4)" office:value-type="float" office:value="16.54">
            <text:p>16,54</text:p>
          </table:table-cell>
          <table:table-cell table:formula="of:=INDEX([.$A$2:.$D$100000];(ROW()-1)*6-1;3)" office:value-type="float" office:value="484.13">
            <text:p>484,13</text:p>
          </table:table-cell>
          <table:table-cell table:formula="of:=INDEX([.$A$2:.$D$100000];(ROW()-1)*6-2;3)" office:value-type="float" office:value="1443.63">
            <text:p>1443,63</text:p>
          </table:table-cell>
          <table:table-cell table:formula="of:=INDEX([.$A$2:.$D$100000];(ROW()-1)*6-1;2)" office:value-type="float" office:value="730081.19">
            <text:p>730081,19</text:p>
          </table:table-cell>
          <table:table-cell table:formula="of:=INDEX([.$A$2:.$D$100000];(ROW()-1)*6-2;2)" office:value-type="float" office:value="1738526">
            <text:p>1738526</text:p>
          </table:table-cell>
          <table:table-cell table:formula="of:=INDEX([.$A$2:.$D$100000];(ROW()-1)*6-5;1)" office:value-type="float" office:value="4.422">
            <text:p>4,422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1314346">
            <text:p>1314346</text:p>
          </table:table-cell>
          <table:table-cell table:formula="of:=INDEX([.$A$2:.$D$100000];(ROW()-1)*6-1;4)" office:value-type="float" office:value="22.11">
            <text:p>22,11</text:p>
          </table:table-cell>
          <table:table-cell table:formula="of:=INDEX([.$A$2:.$D$100000];(ROW()-1)*6-2;4)" office:value-type="float" office:value="16.45">
            <text:p>16,45</text:p>
          </table:table-cell>
          <table:table-cell table:formula="of:=INDEX([.$A$2:.$D$100000];(ROW()-1)*6-1;3)" office:value-type="float" office:value="492.25">
            <text:p>492,25</text:p>
          </table:table-cell>
          <table:table-cell table:formula="of:=INDEX([.$A$2:.$D$100000];(ROW()-1)*6-2;3)" office:value-type="float" office:value="1472.97">
            <text:p>1472,97</text:p>
          </table:table-cell>
          <table:table-cell table:formula="of:=INDEX([.$A$2:.$D$100000];(ROW()-1)*6-1;2)" office:value-type="float" office:value="743135.13">
            <text:p>743135,13</text:p>
          </table:table-cell>
          <table:table-cell table:formula="of:=INDEX([.$A$2:.$D$100000];(ROW()-1)*6-2;2)" office:value-type="float" office:value="1771021">
            <text:p>1771021</text:p>
          </table:table-cell>
          <table:table-cell table:formula="of:=INDEX([.$A$2:.$D$100000];(ROW()-1)*6-5;1)" office:value-type="float" office:value="4.391">
            <text:p>4,391</text:p>
          </table:table-cell>
          <table:table-cell table:formula="of:=INDEX([.$A$2:.$D$100000];(ROW()-1)*6-3;1)" office:value-type="float" office:value="2.109">
            <text:p>2,1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1288235">
            <text:p>1288235</text:p>
          </table:table-cell>
          <table:table-cell table:formula="of:=INDEX([.$A$2:.$D$100000];(ROW()-1)*6-1;4)" office:value-type="float" office:value="22.1">
            <text:p>22,1</text:p>
          </table:table-cell>
          <table:table-cell table:formula="of:=INDEX([.$A$2:.$D$100000];(ROW()-1)*6-2;4)" office:value-type="float" office:value="16.45">
            <text:p>16,45</text:p>
          </table:table-cell>
          <table:table-cell table:formula="of:=INDEX([.$A$2:.$D$100000];(ROW()-1)*6-1;3)" office:value-type="float" office:value="493.39">
            <text:p>493,39</text:p>
          </table:table-cell>
          <table:table-cell table:formula="of:=INDEX([.$A$2:.$D$100000];(ROW()-1)*6-2;3)" office:value-type="float" office:value="1472.35">
            <text:p>1472,35</text:p>
          </table:table-cell>
          <table:table-cell table:formula="of:=INDEX([.$A$2:.$D$100000];(ROW()-1)*6-1;2)" office:value-type="float" office:value="744829.38">
            <text:p>744829,38</text:p>
          </table:table-cell>
          <table:table-cell table:formula="of:=INDEX([.$A$2:.$D$100000];(ROW()-1)*6-2;2)" office:value-type="float" office:value="1772566">
            <text:p>1772566</text:p>
          </table:table-cell>
          <table:table-cell table:formula="of:=INDEX([.$A$2:.$D$100000];(ROW()-1)*6-5;1)" office:value-type="float" office:value="4.453">
            <text:p>4,453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.719">
            <text:p>1,7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1266590">
            <text:p>1266590</text:p>
          </table:table-cell>
          <table:table-cell table:formula="of:=INDEX([.$A$2:.$D$100000];(ROW()-1)*6-1;4)" office:value-type="float" office:value="22.03">
            <text:p>22,03</text:p>
          </table:table-cell>
          <table:table-cell table:formula="of:=INDEX([.$A$2:.$D$100000];(ROW()-1)*6-2;4)" office:value-type="float" office:value="16.31">
            <text:p>16,31</text:p>
          </table:table-cell>
          <table:table-cell table:formula="of:=INDEX([.$A$2:.$D$100000];(ROW()-1)*6-1;3)" office:value-type="float" office:value="502.5">
            <text:p>502,5</text:p>
          </table:table-cell>
          <table:table-cell table:formula="of:=INDEX([.$A$2:.$D$100000];(ROW()-1)*6-2;3)" office:value-type="float" office:value="1521.8">
            <text:p>1521,8</text:p>
          </table:table-cell>
          <table:table-cell table:formula="of:=INDEX([.$A$2:.$D$100000];(ROW()-1)*6-1;2)" office:value-type="float" office:value="761387.75">
            <text:p>761387,75</text:p>
          </table:table-cell>
          <table:table-cell table:formula="of:=INDEX([.$A$2:.$D$100000];(ROW()-1)*6-2;2)" office:value-type="float" office:value="1823798">
            <text:p>1823798</text:p>
          </table:table-cell>
          <table:table-cell table:formula="of:=INDEX([.$A$2:.$D$100000];(ROW()-1)*6-5;1)" office:value-type="float" office:value="4.219">
            <text:p>4,219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840418">
            <text:p>1840418</text:p>
          </table:table-cell>
          <table:table-cell office:value-type="float" office:value="1538.45">
            <text:p>1538,45</text:p>
          </table:table-cell>
          <table:table-cell office:value-type="float" office:value="16.26">
            <text:p>16,2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1245756">
            <text:p>1245756</text:p>
          </table:table-cell>
          <table:table-cell table:formula="of:=INDEX([.$A$2:.$D$100000];(ROW()-1)*6-1;4)" office:value-type="float" office:value="21.93">
            <text:p>21,93</text:p>
          </table:table-cell>
          <table:table-cell table:formula="of:=INDEX([.$A$2:.$D$100000];(ROW()-1)*6-2;4)" office:value-type="float" office:value="16.23">
            <text:p>16,23</text:p>
          </table:table-cell>
          <table:table-cell table:formula="of:=INDEX([.$A$2:.$D$100000];(ROW()-1)*6-1;3)" office:value-type="float" office:value="513.27">
            <text:p>513,27</text:p>
          </table:table-cell>
          <table:table-cell table:formula="of:=INDEX([.$A$2:.$D$100000];(ROW()-1)*6-2;3)" office:value-type="float" office:value="1550.54">
            <text:p>1550,54</text:p>
          </table:table-cell>
          <table:table-cell table:formula="of:=INDEX([.$A$2:.$D$100000];(ROW()-1)*6-1;2)" office:value-type="float" office:value="774960.5">
            <text:p>774960,5</text:p>
          </table:table-cell>
          <table:table-cell table:formula="of:=INDEX([.$A$2:.$D$100000];(ROW()-1)*6-2;2)" office:value-type="float" office:value="1855282">
            <text:p>1855282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88896">
            <text:p>788896</text:p>
          </table:table-cell>
          <table:table-cell office:value-type="float" office:value="524.8">
            <text:p>524,8</text:p>
          </table:table-cell>
          <table:table-cell office:value-type="float" office:value="21.7">
            <text:p>21,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1226874">
            <text:p>1226874</text:p>
          </table:table-cell>
          <table:table-cell table:formula="of:=INDEX([.$A$2:.$D$100000];(ROW()-1)*6-1;4)" office:value-type="float" office:value="21.89">
            <text:p>21,89</text:p>
          </table:table-cell>
          <table:table-cell table:formula="of:=INDEX([.$A$2:.$D$100000];(ROW()-1)*6-2;4)" office:value-type="float" office:value="16.25">
            <text:p>16,25</text:p>
          </table:table-cell>
          <table:table-cell table:formula="of:=INDEX([.$A$2:.$D$100000];(ROW()-1)*6-1;3)" office:value-type="float" office:value="517.91">
            <text:p>517,91</text:p>
          </table:table-cell>
          <table:table-cell table:formula="of:=INDEX([.$A$2:.$D$100000];(ROW()-1)*6-2;3)" office:value-type="float" office:value="1542.14">
            <text:p>1542,14</text:p>
          </table:table-cell>
          <table:table-cell table:formula="of:=INDEX([.$A$2:.$D$100000];(ROW()-1)*6-1;2)" office:value-type="float" office:value="783264">
            <text:p>783264</text:p>
          </table:table-cell>
          <table:table-cell table:formula="of:=INDEX([.$A$2:.$D$100000];(ROW()-1)*6-2;2)" office:value-type="float" office:value="1850951">
            <text:p>1850951</text:p>
          </table:table-cell>
          <table:table-cell table:formula="of:=INDEX([.$A$2:.$D$100000];(ROW()-1)*6-5;1)" office:value-type="float" office:value="4.547">
            <text:p>4,547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222371">
            <text:p>122237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1206233">
            <text:p>1206233</text:p>
          </table:table-cell>
          <table:table-cell table:formula="of:=INDEX([.$A$2:.$D$100000];(ROW()-1)*6-1;4)" office:value-type="float" office:value="21.82">
            <text:p>21,82</text:p>
          </table:table-cell>
          <table:table-cell table:formula="of:=INDEX([.$A$2:.$D$100000];(ROW()-1)*6-2;4)" office:value-type="float" office:value="16.2">
            <text:p>16,2</text:p>
          </table:table-cell>
          <table:table-cell table:formula="of:=INDEX([.$A$2:.$D$100000];(ROW()-1)*6-1;3)" office:value-type="float" office:value="524.65">
            <text:p>524,65</text:p>
          </table:table-cell>
          <table:table-cell table:formula="of:=INDEX([.$A$2:.$D$100000];(ROW()-1)*6-2;3)" office:value-type="float" office:value="1561.45">
            <text:p>1561,45</text:p>
          </table:table-cell>
          <table:table-cell table:formula="of:=INDEX([.$A$2:.$D$100000];(ROW()-1)*6-1;2)" office:value-type="float" office:value="791709.25">
            <text:p>791709,25</text:p>
          </table:table-cell>
          <table:table-cell table:formula="of:=INDEX([.$A$2:.$D$100000];(ROW()-1)*6-2;2)" office:value-type="float" office:value="1874891">
            <text:p>1874891</text:p>
          </table:table-cell>
          <table:table-cell table:formula="of:=INDEX([.$A$2:.$D$100000];(ROW()-1)*6-5;1)" office:value-type="float" office:value="4.906">
            <text:p>4,906</text:p>
          </table:table-cell>
          <table:table-cell table:formula="of:=INDEX([.$A$2:.$D$100000];(ROW()-1)*6-3;1)" office:value-type="float" office:value="1.938">
            <text:p>1,938</text:p>
          </table:table-cell>
        </table:table-row>
        <table:table-row table:style-name="ro1">
          <table:table-cell office:value-type="float" office:value="4.516">
            <text:p>4,5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1188453">
            <text:p>1188453</text:p>
          </table:table-cell>
          <table:table-cell table:formula="of:=INDEX([.$A$2:.$D$100000];(ROW()-1)*6-1;4)" office:value-type="float" office:value="21.76">
            <text:p>21,76</text:p>
          </table:table-cell>
          <table:table-cell table:formula="of:=INDEX([.$A$2:.$D$100000];(ROW()-1)*6-2;4)" office:value-type="float" office:value="16.2">
            <text:p>16,2</text:p>
          </table:table-cell>
          <table:table-cell table:formula="of:=INDEX([.$A$2:.$D$100000];(ROW()-1)*6-1;3)" office:value-type="float" office:value="532.83">
            <text:p>532,83</text:p>
          </table:table-cell>
          <table:table-cell table:formula="of:=INDEX([.$A$2:.$D$100000];(ROW()-1)*6-2;3)" office:value-type="float" office:value="1560.02">
            <text:p>1560,02</text:p>
          </table:table-cell>
          <table:table-cell table:formula="of:=INDEX([.$A$2:.$D$100000];(ROW()-1)*6-1;2)" office:value-type="float" office:value="805239.19">
            <text:p>805239,19</text:p>
          </table:table-cell>
          <table:table-cell table:formula="of:=INDEX([.$A$2:.$D$100000];(ROW()-1)*6-2;2)" office:value-type="float" office:value="1879972">
            <text:p>1879972</text:p>
          </table:table-cell>
          <table:table-cell table:formula="of:=INDEX([.$A$2:.$D$100000];(ROW()-1)*6-5;1)" office:value-type="float" office:value="4.375">
            <text:p>4,375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1170690">
            <text:p>1170690</text:p>
          </table:table-cell>
          <table:table-cell table:formula="of:=INDEX([.$A$2:.$D$100000];(ROW()-1)*6-1;4)" office:value-type="float" office:value="21.69">
            <text:p>21,69</text:p>
          </table:table-cell>
          <table:table-cell table:formula="of:=INDEX([.$A$2:.$D$100000];(ROW()-1)*6-2;4)" office:value-type="float" office:value="16.03">
            <text:p>16,03</text:p>
          </table:table-cell>
          <table:table-cell table:formula="of:=INDEX([.$A$2:.$D$100000];(ROW()-1)*6-1;3)" office:value-type="float" office:value="540.48">
            <text:p>540,48</text:p>
          </table:table-cell>
          <table:table-cell table:formula="of:=INDEX([.$A$2:.$D$100000];(ROW()-1)*6-2;3)" office:value-type="float" office:value="1621.93">
            <text:p>1621,93</text:p>
          </table:table-cell>
          <table:table-cell table:formula="of:=INDEX([.$A$2:.$D$100000];(ROW()-1)*6-1;2)" office:value-type="float" office:value="815847.5">
            <text:p>815847,5</text:p>
          </table:table-cell>
          <table:table-cell table:formula="of:=INDEX([.$A$2:.$D$100000];(ROW()-1)*6-2;2)" office:value-type="float" office:value="1940130">
            <text:p>1940130</text:p>
          </table:table-cell>
          <table:table-cell table:formula="of:=INDEX([.$A$2:.$D$100000];(ROW()-1)*6-5;1)" office:value-type="float" office:value="4.5">
            <text:p>4,5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1.687">
            <text:p>1,68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1152748">
            <text:p>1152748</text:p>
          </table:table-cell>
          <table:table-cell table:formula="of:=INDEX([.$A$2:.$D$100000];(ROW()-1)*6-1;4)" office:value-type="float" office:value="21.63">
            <text:p>21,63</text:p>
          </table:table-cell>
          <table:table-cell table:formula="of:=INDEX([.$A$2:.$D$100000];(ROW()-1)*6-2;4)" office:value-type="float" office:value="16.14">
            <text:p>16,14</text:p>
          </table:table-cell>
          <table:table-cell table:formula="of:=INDEX([.$A$2:.$D$100000];(ROW()-1)*6-1;3)" office:value-type="float" office:value="546.79">
            <text:p>546,79</text:p>
          </table:table-cell>
          <table:table-cell table:formula="of:=INDEX([.$A$2:.$D$100000];(ROW()-1)*6-2;3)" office:value-type="float" office:value="1581.9">
            <text:p>1581,9</text:p>
          </table:table-cell>
          <table:table-cell table:formula="of:=INDEX([.$A$2:.$D$100000];(ROW()-1)*6-1;2)" office:value-type="float" office:value="824661.94">
            <text:p>824661,94</text:p>
          </table:table-cell>
          <table:table-cell table:formula="of:=INDEX([.$A$2:.$D$100000];(ROW()-1)*6-2;2)" office:value-type="float" office:value="1909490">
            <text:p>1909490</text:p>
          </table:table-cell>
          <table:table-cell table:formula="of:=INDEX([.$A$2:.$D$100000];(ROW()-1)*6-5;1)" office:value-type="float" office:value="5.141">
            <text:p>5,141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810638">
            <text:p>1810638</text:p>
          </table:table-cell>
          <table:table-cell office:value-type="float" office:value="1509.6">
            <text:p>1509,6</text:p>
          </table:table-cell>
          <table:table-cell office:value-type="float" office:value="16.34">
            <text:p>16,3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1135393">
            <text:p>1135393</text:p>
          </table:table-cell>
          <table:table-cell table:formula="of:=INDEX([.$A$2:.$D$100000];(ROW()-1)*6-1;4)" office:value-type="float" office:value="21.64">
            <text:p>21,64</text:p>
          </table:table-cell>
          <table:table-cell table:formula="of:=INDEX([.$A$2:.$D$100000];(ROW()-1)*6-2;4)" office:value-type="float" office:value="16.08">
            <text:p>16,08</text:p>
          </table:table-cell>
          <table:table-cell table:formula="of:=INDEX([.$A$2:.$D$100000];(ROW()-1)*6-1;3)" office:value-type="float" office:value="544.45">
            <text:p>544,45</text:p>
          </table:table-cell>
          <table:table-cell table:formula="of:=INDEX([.$A$2:.$D$100000];(ROW()-1)*6-2;3)" office:value-type="float" office:value="1604.83">
            <text:p>1604,83</text:p>
          </table:table-cell>
          <table:table-cell table:formula="of:=INDEX([.$A$2:.$D$100000];(ROW()-1)*6-1;2)" office:value-type="float" office:value="819478.31">
            <text:p>819478,31</text:p>
          </table:table-cell>
          <table:table-cell table:formula="of:=INDEX([.$A$2:.$D$100000];(ROW()-1)*6-2;2)" office:value-type="float" office:value="1932686">
            <text:p>1932686</text:p>
          </table:table-cell>
          <table:table-cell table:formula="of:=INDEX([.$A$2:.$D$100000];(ROW()-1)*6-5;1)" office:value-type="float" office:value="4.016">
            <text:p>4,01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79566.19">
            <text:p>779566,19</text:p>
          </table:table-cell>
          <table:table-cell office:value-type="float" office:value="517.61">
            <text:p>517,61</text:p>
          </table:table-cell>
          <table:table-cell office:value-type="float" office:value="21.76">
            <text:p>21,7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1118604">
            <text:p>1118604</text:p>
          </table:table-cell>
          <table:table-cell table:formula="of:=INDEX([.$A$2:.$D$100000];(ROW()-1)*6-1;4)" office:value-type="float" office:value="21.52">
            <text:p>21,52</text:p>
          </table:table-cell>
          <table:table-cell table:formula="of:=INDEX([.$A$2:.$D$100000];(ROW()-1)*6-2;4)" office:value-type="float" office:value="15.98">
            <text:p>15,98</text:p>
          </table:table-cell>
          <table:table-cell table:formula="of:=INDEX([.$A$2:.$D$100000];(ROW()-1)*6-1;3)" office:value-type="float" office:value="560.05">
            <text:p>560,05</text:p>
          </table:table-cell>
          <table:table-cell table:formula="of:=INDEX([.$A$2:.$D$100000];(ROW()-1)*6-2;3)" office:value-type="float" office:value="1639.71">
            <text:p>1639,71</text:p>
          </table:table-cell>
          <table:table-cell table:formula="of:=INDEX([.$A$2:.$D$100000];(ROW()-1)*6-1;2)" office:value-type="float" office:value="843206.19">
            <text:p>843206,19</text:p>
          </table:table-cell>
          <table:table-cell table:formula="of:=INDEX([.$A$2:.$D$100000];(ROW()-1)*6-2;2)" office:value-type="float" office:value="1968962">
            <text:p>1968962</text:p>
          </table:table-cell>
          <table:table-cell table:formula="of:=INDEX([.$A$2:.$D$100000];(ROW()-1)*6-5;1)" office:value-type="float" office:value="4.078">
            <text:p>4,078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1235509">
            <text:p>123550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1102445">
            <text:p>1102445</text:p>
          </table:table-cell>
          <table:table-cell table:formula="of:=INDEX([.$A$2:.$D$100000];(ROW()-1)*6-1;4)" office:value-type="float" office:value="21.46">
            <text:p>21,46</text:p>
          </table:table-cell>
          <table:table-cell table:formula="of:=INDEX([.$A$2:.$D$100000];(ROW()-1)*6-2;4)" office:value-type="float" office:value="15.98">
            <text:p>15,98</text:p>
          </table:table-cell>
          <table:table-cell table:formula="of:=INDEX([.$A$2:.$D$100000];(ROW()-1)*6-1;3)" office:value-type="float" office:value="567.58">
            <text:p>567,58</text:p>
          </table:table-cell>
          <table:table-cell table:formula="of:=INDEX([.$A$2:.$D$100000];(ROW()-1)*6-2;3)" office:value-type="float" office:value="1639.49">
            <text:p>1639,49</text:p>
          </table:table-cell>
          <table:table-cell table:formula="of:=INDEX([.$A$2:.$D$100000];(ROW()-1)*6-1;2)" office:value-type="float" office:value="852645.25">
            <text:p>852645,25</text:p>
          </table:table-cell>
          <table:table-cell table:formula="of:=INDEX([.$A$2:.$D$100000];(ROW()-1)*6-2;2)" office:value-type="float" office:value="1976279">
            <text:p>1976279</text:p>
          </table:table-cell>
          <table:table-cell table:formula="of:=INDEX([.$A$2:.$D$100000];(ROW()-1)*6-5;1)" office:value-type="float" office:value="3.985">
            <text:p>3,98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4.344">
            <text:p>4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1088866">
            <text:p>1088866</text:p>
          </table:table-cell>
          <table:table-cell table:formula="of:=INDEX([.$A$2:.$D$100000];(ROW()-1)*6-1;4)" office:value-type="float" office:value="21.4">
            <text:p>21,4</text:p>
          </table:table-cell>
          <table:table-cell table:formula="of:=INDEX([.$A$2:.$D$100000];(ROW()-1)*6-2;4)" office:value-type="float" office:value="15.89">
            <text:p>15,89</text:p>
          </table:table-cell>
          <table:table-cell table:formula="of:=INDEX([.$A$2:.$D$100000];(ROW()-1)*6-1;3)" office:value-type="float" office:value="577.13">
            <text:p>577,13</text:p>
          </table:table-cell>
          <table:table-cell table:formula="of:=INDEX([.$A$2:.$D$100000];(ROW()-1)*6-2;3)" office:value-type="float" office:value="1676.67">
            <text:p>1676,67</text:p>
          </table:table-cell>
          <table:table-cell table:formula="of:=INDEX([.$A$2:.$D$100000];(ROW()-1)*6-1;2)" office:value-type="float" office:value="864613.06">
            <text:p>864613,06</text:p>
          </table:table-cell>
          <table:table-cell table:formula="of:=INDEX([.$A$2:.$D$100000];(ROW()-1)*6-2;2)" office:value-type="float" office:value="2012851">
            <text:p>2012851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1073786">
            <text:p>1073786</text:p>
          </table:table-cell>
          <table:table-cell table:formula="of:=INDEX([.$A$2:.$D$100000];(ROW()-1)*6-1;4)" office:value-type="float" office:value="21.35">
            <text:p>21,35</text:p>
          </table:table-cell>
          <table:table-cell table:formula="of:=INDEX([.$A$2:.$D$100000];(ROW()-1)*6-2;4)" office:value-type="float" office:value="15.87">
            <text:p>15,87</text:p>
          </table:table-cell>
          <table:table-cell table:formula="of:=INDEX([.$A$2:.$D$100000];(ROW()-1)*6-1;3)" office:value-type="float" office:value="582.68">
            <text:p>582,68</text:p>
          </table:table-cell>
          <table:table-cell table:formula="of:=INDEX([.$A$2:.$D$100000];(ROW()-1)*6-2;3)" office:value-type="float" office:value="1681.66">
            <text:p>1681,66</text:p>
          </table:table-cell>
          <table:table-cell table:formula="of:=INDEX([.$A$2:.$D$100000];(ROW()-1)*6-1;2)" office:value-type="float" office:value="873351.13">
            <text:p>873351,13</text:p>
          </table:table-cell>
          <table:table-cell table:formula="of:=INDEX([.$A$2:.$D$100000];(ROW()-1)*6-2;2)" office:value-type="float" office:value="2023885">
            <text:p>2023885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2.25">
            <text:p>2,25</text:p>
          </table:table-cell>
        </table:table-row>
        <table:table-row table:style-name="ro1">
          <table:table-cell office:value-type="float" office:value="1.656">
            <text:p>1,6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1058117">
            <text:p>1058117</text:p>
          </table:table-cell>
          <table:table-cell table:formula="of:=INDEX([.$A$2:.$D$100000];(ROW()-1)*6-1;4)" office:value-type="float" office:value="21.25">
            <text:p>21,25</text:p>
          </table:table-cell>
          <table:table-cell table:formula="of:=INDEX([.$A$2:.$D$100000];(ROW()-1)*6-2;4)" office:value-type="float" office:value="15.81">
            <text:p>15,81</text:p>
          </table:table-cell>
          <table:table-cell table:formula="of:=INDEX([.$A$2:.$D$100000];(ROW()-1)*6-1;3)" office:value-type="float" office:value="596.3">
            <text:p>596,3</text:p>
          </table:table-cell>
          <table:table-cell table:formula="of:=INDEX([.$A$2:.$D$100000];(ROW()-1)*6-2;3)" office:value-type="float" office:value="1706.52">
            <text:p>1706,52</text:p>
          </table:table-cell>
          <table:table-cell table:formula="of:=INDEX([.$A$2:.$D$100000];(ROW()-1)*6-1;2)" office:value-type="float" office:value="893223.63">
            <text:p>893223,63</text:p>
          </table:table-cell>
          <table:table-cell table:formula="of:=INDEX([.$A$2:.$D$100000];(ROW()-1)*6-2;2)" office:value-type="float" office:value="2050728">
            <text:p>2050728</text:p>
          </table:table-cell>
          <table:table-cell table:formula="of:=INDEX([.$A$2:.$D$100000];(ROW()-1)*6-5;1)" office:value-type="float" office:value="4.328">
            <text:p>4,328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725039">
            <text:p>1725039</text:p>
          </table:table-cell>
          <table:table-cell office:value-type="float" office:value="1423.43">
            <text:p>1423,43</text:p>
          </table:table-cell>
          <table:table-cell office:value-type="float" office:value="16.6">
            <text:p>16,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1043508">
            <text:p>1043508</text:p>
          </table:table-cell>
          <table:table-cell table:formula="of:=INDEX([.$A$2:.$D$100000];(ROW()-1)*6-1;4)" office:value-type="float" office:value="21.19">
            <text:p>21,19</text:p>
          </table:table-cell>
          <table:table-cell table:formula="of:=INDEX([.$A$2:.$D$100000];(ROW()-1)*6-2;4)" office:value-type="float" office:value="15.77">
            <text:p>15,77</text:p>
          </table:table-cell>
          <table:table-cell table:formula="of:=INDEX([.$A$2:.$D$100000];(ROW()-1)*6-1;3)" office:value-type="float" office:value="606.53">
            <text:p>606,53</text:p>
          </table:table-cell>
          <table:table-cell table:formula="of:=INDEX([.$A$2:.$D$100000];(ROW()-1)*6-2;3)" office:value-type="float" office:value="1722.23">
            <text:p>1722,23</text:p>
          </table:table-cell>
          <table:table-cell table:formula="of:=INDEX([.$A$2:.$D$100000];(ROW()-1)*6-1;2)" office:value-type="float" office:value="906958">
            <text:p>906958</text:p>
          </table:table-cell>
          <table:table-cell table:formula="of:=INDEX([.$A$2:.$D$100000];(ROW()-1)*6-2;2)" office:value-type="float" office:value="2041670">
            <text:p>2041670</text:p>
          </table:table-cell>
          <table:table-cell table:formula="of:=INDEX([.$A$2:.$D$100000];(ROW()-1)*6-5;1)" office:value-type="float" office:value="4.141">
            <text:p>4,141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61802.38">
            <text:p>761802,38</text:p>
          </table:table-cell>
          <table:table-cell office:value-type="float" office:value="504.78">
            <text:p>504,78</text:p>
          </table:table-cell>
          <table:table-cell office:value-type="float" office:value="21.86">
            <text:p>21,8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1016224">
            <text:p>1016224</text:p>
          </table:table-cell>
          <table:table-cell table:formula="of:=INDEX([.$A$2:.$D$100000];(ROW()-1)*6-1;4)" office:value-type="float" office:value="21.12">
            <text:p>21,12</text:p>
          </table:table-cell>
          <table:table-cell table:formula="of:=INDEX([.$A$2:.$D$100000];(ROW()-1)*6-2;4)" office:value-type="float" office:value="15.65">
            <text:p>15,65</text:p>
          </table:table-cell>
          <table:table-cell table:formula="of:=INDEX([.$A$2:.$D$100000];(ROW()-1)*6-1;3)" office:value-type="float" office:value="618.95">
            <text:p>618,95</text:p>
          </table:table-cell>
          <table:table-cell table:formula="of:=INDEX([.$A$2:.$D$100000];(ROW()-1)*6-2;3)" office:value-type="float" office:value="1769.06">
            <text:p>1769,06</text:p>
          </table:table-cell>
          <table:table-cell table:formula="of:=INDEX([.$A$2:.$D$100000];(ROW()-1)*6-1;2)" office:value-type="float" office:value="923567.75">
            <text:p>923567,75</text:p>
          </table:table-cell>
          <table:table-cell table:formula="of:=INDEX([.$A$2:.$D$100000];(ROW()-1)*6-2;2)" office:value-type="float" office:value="2099418">
            <text:p>2099418</text:p>
          </table:table-cell>
          <table:table-cell table:formula="of:=INDEX([.$A$2:.$D$100000];(ROW()-1)*6-5;1)" office:value-type="float" office:value="4.5">
            <text:p>4,5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1272664">
            <text:p>127266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996235">
            <text:p>996235</text:p>
          </table:table-cell>
          <table:table-cell table:formula="of:=INDEX([.$A$2:.$D$100000];(ROW()-1)*6-1;4)" office:value-type="float" office:value="21.13">
            <text:p>21,13</text:p>
          </table:table-cell>
          <table:table-cell table:formula="of:=INDEX([.$A$2:.$D$100000];(ROW()-1)*6-2;4)" office:value-type="float" office:value="15.64">
            <text:p>15,64</text:p>
          </table:table-cell>
          <table:table-cell table:formula="of:=INDEX([.$A$2:.$D$100000];(ROW()-1)*6-1;3)" office:value-type="float" office:value="620.81">
            <text:p>620,81</text:p>
          </table:table-cell>
          <table:table-cell table:formula="of:=INDEX([.$A$2:.$D$100000];(ROW()-1)*6-2;3)" office:value-type="float" office:value="1773.67">
            <text:p>1773,67</text:p>
          </table:table-cell>
          <table:table-cell table:formula="of:=INDEX([.$A$2:.$D$100000];(ROW()-1)*6-1;2)" office:value-type="float" office:value="918521.94">
            <text:p>918521,94</text:p>
          </table:table-cell>
          <table:table-cell table:formula="of:=INDEX([.$A$2:.$D$100000];(ROW()-1)*6-2;2)" office:value-type="float" office:value="2120658">
            <text:p>2120658</text:p>
          </table:table-cell>
          <table:table-cell table:formula="of:=INDEX([.$A$2:.$D$100000];(ROW()-1)*6-5;1)" office:value-type="float" office:value="4.344">
            <text:p>4,344</text:p>
          </table:table-cell>
          <table:table-cell table:formula="of:=INDEX([.$A$2:.$D$100000];(ROW()-1)*6-3;1)" office:value-type="float" office:value="2.36">
            <text:p>2,36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982362">
            <text:p>982362</text:p>
          </table:table-cell>
          <table:table-cell table:formula="of:=INDEX([.$A$2:.$D$100000];(ROW()-1)*6-1;4)" office:value-type="float" office:value="21.06">
            <text:p>21,06</text:p>
          </table:table-cell>
          <table:table-cell table:formula="of:=INDEX([.$A$2:.$D$100000];(ROW()-1)*6-2;4)" office:value-type="float" office:value="15.39">
            <text:p>15,39</text:p>
          </table:table-cell>
          <table:table-cell table:formula="of:=INDEX([.$A$2:.$D$100000];(ROW()-1)*6-1;3)" office:value-type="float" office:value="631.24">
            <text:p>631,24</text:p>
          </table:table-cell>
          <table:table-cell table:formula="of:=INDEX([.$A$2:.$D$100000];(ROW()-1)*6-2;3)" office:value-type="float" office:value="1880.84">
            <text:p>1880,84</text:p>
          </table:table-cell>
          <table:table-cell table:formula="of:=INDEX([.$A$2:.$D$100000];(ROW()-1)*6-1;2)" office:value-type="float" office:value="936156.63">
            <text:p>936156,63</text:p>
          </table:table-cell>
          <table:table-cell table:formula="of:=INDEX([.$A$2:.$D$100000];(ROW()-1)*6-2;2)" office:value-type="float" office:value="2144349">
            <text:p>2144349</text:p>
          </table:table-cell>
          <table:table-cell table:formula="of:=INDEX([.$A$2:.$D$100000];(ROW()-1)*6-5;1)" office:value-type="float" office:value="4.875">
            <text:p>4,875</text:p>
          </table:table-cell>
          <table:table-cell table:formula="of:=INDEX([.$A$2:.$D$100000];(ROW()-1)*6-3;1)" office:value-type="float" office:value="1.688">
            <text:p>1,6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970089">
            <text:p>970089</text:p>
          </table:table-cell>
          <table:table-cell table:formula="of:=INDEX([.$A$2:.$D$100000];(ROW()-1)*6-1;4)" office:value-type="float" office:value="21.01">
            <text:p>21,01</text:p>
          </table:table-cell>
          <table:table-cell table:formula="of:=INDEX([.$A$2:.$D$100000];(ROW()-1)*6-2;4)" office:value-type="float" office:value="15.29">
            <text:p>15,29</text:p>
          </table:table-cell>
          <table:table-cell table:formula="of:=INDEX([.$A$2:.$D$100000];(ROW()-1)*6-1;3)" office:value-type="float" office:value="638.9">
            <text:p>638,9</text:p>
          </table:table-cell>
          <table:table-cell table:formula="of:=INDEX([.$A$2:.$D$100000];(ROW()-1)*6-2;3)" office:value-type="float" office:value="1924.18">
            <text:p>1924,18</text:p>
          </table:table-cell>
          <table:table-cell table:formula="of:=INDEX([.$A$2:.$D$100000];(ROW()-1)*6-1;2)" office:value-type="float" office:value="946949.44">
            <text:p>946949,44</text:p>
          </table:table-cell>
          <table:table-cell table:formula="of:=INDEX([.$A$2:.$D$100000];(ROW()-1)*6-2;2)" office:value-type="float" office:value="2150779">
            <text:p>2150779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957925">
            <text:p>957925</text:p>
          </table:table-cell>
          <table:table-cell table:formula="of:=INDEX([.$A$2:.$D$100000];(ROW()-1)*6-1;4)" office:value-type="float" office:value="20.97">
            <text:p>20,97</text:p>
          </table:table-cell>
          <table:table-cell table:formula="of:=INDEX([.$A$2:.$D$100000];(ROW()-1)*6-2;4)" office:value-type="float" office:value="15.17">
            <text:p>15,17</text:p>
          </table:table-cell>
          <table:table-cell table:formula="of:=INDEX([.$A$2:.$D$100000];(ROW()-1)*6-1;3)" office:value-type="float" office:value="645.36">
            <text:p>645,36</text:p>
          </table:table-cell>
          <table:table-cell table:formula="of:=INDEX([.$A$2:.$D$100000];(ROW()-1)*6-2;3)" office:value-type="float" office:value="1975.42">
            <text:p>1975,42</text:p>
          </table:table-cell>
          <table:table-cell table:formula="of:=INDEX([.$A$2:.$D$100000];(ROW()-1)*6-1;2)" office:value-type="float" office:value="956834.56">
            <text:p>956834,56</text:p>
          </table:table-cell>
          <table:table-cell table:formula="of:=INDEX([.$A$2:.$D$100000];(ROW()-1)*6-2;2)" office:value-type="float" office:value="2171110">
            <text:p>2171110</text:p>
          </table:table-cell>
          <table:table-cell table:formula="of:=INDEX([.$A$2:.$D$100000];(ROW()-1)*6-5;1)" office:value-type="float" office:value="5.312">
            <text:p>5,312</text:p>
          </table:table-cell>
          <table:table-cell table:formula="of:=INDEX([.$A$2:.$D$100000];(ROW()-1)*6-3;1)" office:value-type="float" office:value="2.094">
            <text:p>2,09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747734">
            <text:p>1747734</text:p>
          </table:table-cell>
          <table:table-cell office:value-type="float" office:value="1454.08">
            <text:p>1454,08</text:p>
          </table:table-cell>
          <table:table-cell office:value-type="float" office:value="16.5">
            <text:p>16,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945778">
            <text:p>945778</text:p>
          </table:table-cell>
          <table:table-cell table:formula="of:=INDEX([.$A$2:.$D$100000];(ROW()-1)*6-1;4)" office:value-type="float" office:value="20.94">
            <text:p>20,94</text:p>
          </table:table-cell>
          <table:table-cell table:formula="of:=INDEX([.$A$2:.$D$100000];(ROW()-1)*6-2;4)" office:value-type="float" office:value="15.25">
            <text:p>15,25</text:p>
          </table:table-cell>
          <table:table-cell table:formula="of:=INDEX([.$A$2:.$D$100000];(ROW()-1)*6-1;3)" office:value-type="float" office:value="649.38">
            <text:p>649,38</text:p>
          </table:table-cell>
          <table:table-cell table:formula="of:=INDEX([.$A$2:.$D$100000];(ROW()-1)*6-2;3)" office:value-type="float" office:value="1939.94">
            <text:p>1939,94</text:p>
          </table:table-cell>
          <table:table-cell table:formula="of:=INDEX([.$A$2:.$D$100000];(ROW()-1)*6-1;2)" office:value-type="float" office:value="963509.81">
            <text:p>963509,81</text:p>
          </table:table-cell>
          <table:table-cell table:formula="of:=INDEX([.$A$2:.$D$100000];(ROW()-1)*6-2;2)" office:value-type="float" office:value="2225404">
            <text:p>2225404</text:p>
          </table:table-cell>
          <table:table-cell table:formula="of:=INDEX([.$A$2:.$D$100000];(ROW()-1)*6-5;1)" office:value-type="float" office:value="5.25">
            <text:p>5,25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44244.31">
            <text:p>744244,31</text:p>
          </table:table-cell>
          <table:table-cell office:value-type="float" office:value="491.59">
            <text:p>491,59</text:p>
          </table:table-cell>
          <table:table-cell office:value-type="float" office:value="21.98">
            <text:p>21,9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934587">
            <text:p>934587</text:p>
          </table:table-cell>
          <table:table-cell table:formula="of:=INDEX([.$A$2:.$D$100000];(ROW()-1)*6-1;4)" office:value-type="float" office:value="20.87">
            <text:p>20,87</text:p>
          </table:table-cell>
          <table:table-cell table:formula="of:=INDEX([.$A$2:.$D$100000];(ROW()-1)*6-2;4)" office:value-type="float" office:value="15.2">
            <text:p>15,2</text:p>
          </table:table-cell>
          <table:table-cell table:formula="of:=INDEX([.$A$2:.$D$100000];(ROW()-1)*6-1;3)" office:value-type="float" office:value="657.89">
            <text:p>657,89</text:p>
          </table:table-cell>
          <table:table-cell table:formula="of:=INDEX([.$A$2:.$D$100000];(ROW()-1)*6-2;3)" office:value-type="float" office:value="1964.84">
            <text:p>1964,84</text:p>
          </table:table-cell>
          <table:table-cell table:formula="of:=INDEX([.$A$2:.$D$100000];(ROW()-1)*6-1;2)" office:value-type="float" office:value="976211.81">
            <text:p>976211,81</text:p>
          </table:table-cell>
          <table:table-cell table:formula="of:=INDEX([.$A$2:.$D$100000];(ROW()-1)*6-2;2)" office:value-type="float" office:value="2241672">
            <text:p>2241672</text:p>
          </table:table-cell>
          <table:table-cell table:formula="of:=INDEX([.$A$2:.$D$100000];(ROW()-1)*6-5;1)" office:value-type="float" office:value="5.109">
            <text:p>5,109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1296655">
            <text:p>129665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923852">
            <text:p>923852</text:p>
          </table:table-cell>
          <table:table-cell table:formula="of:=INDEX([.$A$2:.$D$100000];(ROW()-1)*6-1;4)" office:value-type="float" office:value="20.85">
            <text:p>20,85</text:p>
          </table:table-cell>
          <table:table-cell table:formula="of:=INDEX([.$A$2:.$D$100000];(ROW()-1)*6-2;4)" office:value-type="float" office:value="15.24">
            <text:p>15,24</text:p>
          </table:table-cell>
          <table:table-cell table:formula="of:=INDEX([.$A$2:.$D$100000];(ROW()-1)*6-1;3)" office:value-type="float" office:value="662.69">
            <text:p>662,69</text:p>
          </table:table-cell>
          <table:table-cell table:formula="of:=INDEX([.$A$2:.$D$100000];(ROW()-1)*6-2;3)" office:value-type="float" office:value="1944.88">
            <text:p>1944,88</text:p>
          </table:table-cell>
          <table:table-cell table:formula="of:=INDEX([.$A$2:.$D$100000];(ROW()-1)*6-1;2)" office:value-type="float" office:value="983473.69">
            <text:p>983473,69</text:p>
          </table:table-cell>
          <table:table-cell table:formula="of:=INDEX([.$A$2:.$D$100000];(ROW()-1)*6-2;2)" office:value-type="float" office:value="2242230">
            <text:p>2242230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908437">
            <text:p>908437</text:p>
          </table:table-cell>
          <table:table-cell table:formula="of:=INDEX([.$A$2:.$D$100000];(ROW()-1)*6-1;4)" office:value-type="float" office:value="20.85">
            <text:p>20,85</text:p>
          </table:table-cell>
          <table:table-cell table:formula="of:=INDEX([.$A$2:.$D$100000];(ROW()-1)*6-2;4)" office:value-type="float" office:value="15.31">
            <text:p>15,31</text:p>
          </table:table-cell>
          <table:table-cell table:formula="of:=INDEX([.$A$2:.$D$100000];(ROW()-1)*6-1;3)" office:value-type="float" office:value="666.22">
            <text:p>666,22</text:p>
          </table:table-cell>
          <table:table-cell table:formula="of:=INDEX([.$A$2:.$D$100000];(ROW()-1)*6-2;3)" office:value-type="float" office:value="1913.05">
            <text:p>1913,05</text:p>
          </table:table-cell>
          <table:table-cell table:formula="of:=INDEX([.$A$2:.$D$100000];(ROW()-1)*6-1;2)" office:value-type="float" office:value="980149.75">
            <text:p>980149,75</text:p>
          </table:table-cell>
          <table:table-cell table:formula="of:=INDEX([.$A$2:.$D$100000];(ROW()-1)*6-2;2)" office:value-type="float" office:value="2291795">
            <text:p>2291795</text:p>
          </table:table-cell>
          <table:table-cell table:formula="of:=INDEX([.$A$2:.$D$100000];(ROW()-1)*6-5;1)" office:value-type="float" office:value="4.813">
            <text:p>4,813</text:p>
          </table:table-cell>
          <table:table-cell table:formula="of:=INDEX([.$A$2:.$D$100000];(ROW()-1)*6-3;1)" office:value-type="float" office:value="2.125">
            <text:p>2,1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890519">
            <text:p>890519</text:p>
          </table:table-cell>
          <table:table-cell table:formula="of:=INDEX([.$A$2:.$D$100000];(ROW()-1)*6-1;4)" office:value-type="float" office:value="21.06">
            <text:p>21,06</text:p>
          </table:table-cell>
          <table:table-cell table:formula="of:=INDEX([.$A$2:.$D$100000];(ROW()-1)*6-2;4)" office:value-type="float" office:value="15.49">
            <text:p>15,49</text:p>
          </table:table-cell>
          <table:table-cell table:formula="of:=INDEX([.$A$2:.$D$100000];(ROW()-1)*6-1;3)" office:value-type="float" office:value="648.76">
            <text:p>648,76</text:p>
          </table:table-cell>
          <table:table-cell table:formula="of:=INDEX([.$A$2:.$D$100000];(ROW()-1)*6-2;3)" office:value-type="float" office:value="1835.09">
            <text:p>1835,09</text:p>
          </table:table-cell>
          <table:table-cell table:formula="of:=INDEX([.$A$2:.$D$100000];(ROW()-1)*6-1;2)" office:value-type="float" office:value="936556.81">
            <text:p>936556,81</text:p>
          </table:table-cell>
          <table:table-cell table:formula="of:=INDEX([.$A$2:.$D$100000];(ROW()-1)*6-2;2)" office:value-type="float" office:value="2208570">
            <text:p>2208570</text:p>
          </table:table-cell>
          <table:table-cell table:formula="of:=INDEX([.$A$2:.$D$100000];(ROW()-1)*6-5;1)" office:value-type="float" office:value="4.235">
            <text:p>4,235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880333">
            <text:p>880333</text:p>
          </table:table-cell>
          <table:table-cell table:formula="of:=INDEX([.$A$2:.$D$100000];(ROW()-1)*6-1;4)" office:value-type="float" office:value="20.79">
            <text:p>20,79</text:p>
          </table:table-cell>
          <table:table-cell table:formula="of:=INDEX([.$A$2:.$D$100000];(ROW()-1)*6-2;4)" office:value-type="float" office:value="15.46">
            <text:p>15,46</text:p>
          </table:table-cell>
          <table:table-cell table:formula="of:=INDEX([.$A$2:.$D$100000];(ROW()-1)*6-1;3)" office:value-type="float" office:value="663.24">
            <text:p>663,24</text:p>
          </table:table-cell>
          <table:table-cell table:formula="of:=INDEX([.$A$2:.$D$100000];(ROW()-1)*6-2;3)" office:value-type="float" office:value="1850.68">
            <text:p>1850,68</text:p>
          </table:table-cell>
          <table:table-cell table:formula="of:=INDEX([.$A$2:.$D$100000];(ROW()-1)*6-1;2)" office:value-type="float" office:value="977453.81">
            <text:p>977453,81</text:p>
          </table:table-cell>
          <table:table-cell table:formula="of:=INDEX([.$A$2:.$D$100000];(ROW()-1)*6-2;2)" office:value-type="float" office:value="2228892">
            <text:p>2228892</text:p>
          </table:table-cell>
          <table:table-cell table:formula="of:=INDEX([.$A$2:.$D$100000];(ROW()-1)*6-5;1)" office:value-type="float" office:value="4.312">
            <text:p>4,312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741319">
            <text:p>1741319</text:p>
          </table:table-cell>
          <table:table-cell office:value-type="float" office:value="1454.03">
            <text:p>1454,03</text:p>
          </table:table-cell>
          <table:table-cell office:value-type="float" office:value="16.51">
            <text:p>16,5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870140">
            <text:p>870140</text:p>
          </table:table-cell>
          <table:table-cell table:formula="of:=INDEX([.$A$2:.$D$100000];(ROW()-1)*6-1;4)" office:value-type="float" office:value="20.75">
            <text:p>20,75</text:p>
          </table:table-cell>
          <table:table-cell table:formula="of:=INDEX([.$A$2:.$D$100000];(ROW()-1)*6-2;4)" office:value-type="float" office:value="15.41">
            <text:p>15,41</text:p>
          </table:table-cell>
          <table:table-cell table:formula="of:=INDEX([.$A$2:.$D$100000];(ROW()-1)*6-1;3)" office:value-type="float" office:value="669.54">
            <text:p>669,54</text:p>
          </table:table-cell>
          <table:table-cell table:formula="of:=INDEX([.$A$2:.$D$100000];(ROW()-1)*6-2;3)" office:value-type="float" office:value="1871.08">
            <text:p>1871,08</text:p>
          </table:table-cell>
          <table:table-cell table:formula="of:=INDEX([.$A$2:.$D$100000];(ROW()-1)*6-1;2)" office:value-type="float" office:value="987152.31">
            <text:p>987152,31</text:p>
          </table:table-cell>
          <table:table-cell table:formula="of:=INDEX([.$A$2:.$D$100000];(ROW()-1)*6-2;2)" office:value-type="float" office:value="2250495">
            <text:p>2250495</text:p>
          </table:table-cell>
          <table:table-cell table:formula="of:=INDEX([.$A$2:.$D$100000];(ROW()-1)*6-5;1)" office:value-type="float" office:value="4.188">
            <text:p>4,188</text:p>
          </table:table-cell>
          <table:table-cell table:formula="of:=INDEX([.$A$2:.$D$100000];(ROW()-1)*6-3;1)" office:value-type="float" office:value="2.015">
            <text:p>2,01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32020.06">
            <text:p>732020,06</text:p>
          </table:table-cell>
          <table:table-cell office:value-type="float" office:value="482.74">
            <text:p>482,74</text:p>
          </table:table-cell>
          <table:table-cell office:value-type="float" office:value="22.07">
            <text:p>22,0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861312">
            <text:p>861312</text:p>
          </table:table-cell>
          <table:table-cell table:formula="of:=INDEX([.$A$2:.$D$100000];(ROW()-1)*6-1;4)" office:value-type="float" office:value="20.7">
            <text:p>20,7</text:p>
          </table:table-cell>
          <table:table-cell table:formula="of:=INDEX([.$A$2:.$D$100000];(ROW()-1)*6-2;4)" office:value-type="float" office:value="15.35">
            <text:p>15,35</text:p>
          </table:table-cell>
          <table:table-cell table:formula="of:=INDEX([.$A$2:.$D$100000];(ROW()-1)*6-1;3)" office:value-type="float" office:value="677.84">
            <text:p>677,84</text:p>
          </table:table-cell>
          <table:table-cell table:formula="of:=INDEX([.$A$2:.$D$100000];(ROW()-1)*6-2;3)" office:value-type="float" office:value="1899.24">
            <text:p>1899,24</text:p>
          </table:table-cell>
          <table:table-cell table:formula="of:=INDEX([.$A$2:.$D$100000];(ROW()-1)*6-1;2)" office:value-type="float" office:value="999046.63">
            <text:p>999046,63</text:p>
          </table:table-cell>
          <table:table-cell table:formula="of:=INDEX([.$A$2:.$D$100000];(ROW()-1)*6-2;2)" office:value-type="float" office:value="2277914">
            <text:p>2277914</text:p>
          </table:table-cell>
          <table:table-cell table:formula="of:=INDEX([.$A$2:.$D$100000];(ROW()-1)*6-5;1)" office:value-type="float" office:value="4.531">
            <text:p>4,531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float" office:value="1320421">
            <text:p>132042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850597">
            <text:p>850597</text:p>
          </table:table-cell>
          <table:table-cell table:formula="of:=INDEX([.$A$2:.$D$100000];(ROW()-1)*6-1;4)" office:value-type="float" office:value="20.66">
            <text:p>20,66</text:p>
          </table:table-cell>
          <table:table-cell table:formula="of:=INDEX([.$A$2:.$D$100000];(ROW()-1)*6-2;4)" office:value-type="float" office:value="15.37">
            <text:p>15,37</text:p>
          </table:table-cell>
          <table:table-cell table:formula="of:=INDEX([.$A$2:.$D$100000];(ROW()-1)*6-1;3)" office:value-type="float" office:value="682.58">
            <text:p>682,58</text:p>
          </table:table-cell>
          <table:table-cell table:formula="of:=INDEX([.$A$2:.$D$100000];(ROW()-1)*6-2;3)" office:value-type="float" office:value="1888.75">
            <text:p>1888,75</text:p>
          </table:table-cell>
          <table:table-cell table:formula="of:=INDEX([.$A$2:.$D$100000];(ROW()-1)*6-1;2)" office:value-type="float" office:value="1005631.81">
            <text:p>1005631,81</text:p>
          </table:table-cell>
          <table:table-cell table:formula="of:=INDEX([.$A$2:.$D$100000];(ROW()-1)*6-2;2)" office:value-type="float" office:value="2274310">
            <text:p>2274310</text:p>
          </table:table-cell>
          <table:table-cell table:formula="of:=INDEX([.$A$2:.$D$100000];(ROW()-1)*6-5;1)" office:value-type="float" office:value="4.172">
            <text:p>4,172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841590">
            <text:p>841590</text:p>
          </table:table-cell>
          <table:table-cell table:formula="of:=INDEX([.$A$2:.$D$100000];(ROW()-1)*6-1;4)" office:value-type="float" office:value="20.64">
            <text:p>20,64</text:p>
          </table:table-cell>
          <table:table-cell table:formula="of:=INDEX([.$A$2:.$D$100000];(ROW()-1)*6-2;4)" office:value-type="float" office:value="15.36">
            <text:p>15,36</text:p>
          </table:table-cell>
          <table:table-cell table:formula="of:=INDEX([.$A$2:.$D$100000];(ROW()-1)*6-1;3)" office:value-type="float" office:value="687.28">
            <text:p>687,28</text:p>
          </table:table-cell>
          <table:table-cell table:formula="of:=INDEX([.$A$2:.$D$100000];(ROW()-1)*6-2;3)" office:value-type="float" office:value="1892.11">
            <text:p>1892,11</text:p>
          </table:table-cell>
          <table:table-cell table:formula="of:=INDEX([.$A$2:.$D$100000];(ROW()-1)*6-1;2)" office:value-type="float" office:value="1013910.5">
            <text:p>1013910,5</text:p>
          </table:table-cell>
          <table:table-cell table:formula="of:=INDEX([.$A$2:.$D$100000];(ROW()-1)*6-2;2)" office:value-type="float" office:value="2280526">
            <text:p>2280526</text:p>
          </table:table-cell>
          <table:table-cell table:formula="of:=INDEX([.$A$2:.$D$100000];(ROW()-1)*6-5;1)" office:value-type="float" office:value="4.203">
            <text:p>4,203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833723">
            <text:p>833723</text:p>
          </table:table-cell>
          <table:table-cell table:formula="of:=INDEX([.$A$2:.$D$100000];(ROW()-1)*6-1;4)" office:value-type="float" office:value="20.59">
            <text:p>20,59</text:p>
          </table:table-cell>
          <table:table-cell table:formula="of:=INDEX([.$A$2:.$D$100000];(ROW()-1)*6-2;4)" office:value-type="float" office:value="15.3">
            <text:p>15,3</text:p>
          </table:table-cell>
          <table:table-cell table:formula="of:=INDEX([.$A$2:.$D$100000];(ROW()-1)*6-1;3)" office:value-type="float" office:value="693.79">
            <text:p>693,79</text:p>
          </table:table-cell>
          <table:table-cell table:formula="of:=INDEX([.$A$2:.$D$100000];(ROW()-1)*6-2;3)" office:value-type="float" office:value="1920.67">
            <text:p>1920,67</text:p>
          </table:table-cell>
          <table:table-cell table:formula="of:=INDEX([.$A$2:.$D$100000];(ROW()-1)*6-1;2)" office:value-type="float" office:value="1022564.5">
            <text:p>1022564,5</text:p>
          </table:table-cell>
          <table:table-cell table:formula="of:=INDEX([.$A$2:.$D$100000];(ROW()-1)*6-2;2)" office:value-type="float" office:value="2311310">
            <text:p>2311310</text:p>
          </table:table-cell>
          <table:table-cell table:formula="of:=INDEX([.$A$2:.$D$100000];(ROW()-1)*6-5;1)" office:value-type="float" office:value="4.094">
            <text:p>4,094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824226">
            <text:p>824226</text:p>
          </table:table-cell>
          <table:table-cell table:formula="of:=INDEX([.$A$2:.$D$100000];(ROW()-1)*6-1;4)" office:value-type="float" office:value="20.56">
            <text:p>20,56</text:p>
          </table:table-cell>
          <table:table-cell table:formula="of:=INDEX([.$A$2:.$D$100000];(ROW()-1)*6-2;4)" office:value-type="float" office:value="15.22">
            <text:p>15,22</text:p>
          </table:table-cell>
          <table:table-cell table:formula="of:=INDEX([.$A$2:.$D$100000];(ROW()-1)*6-1;3)" office:value-type="float" office:value="700.04">
            <text:p>700,04</text:p>
          </table:table-cell>
          <table:table-cell table:formula="of:=INDEX([.$A$2:.$D$100000];(ROW()-1)*6-2;3)" office:value-type="float" office:value="1954.56">
            <text:p>1954,56</text:p>
          </table:table-cell>
          <table:table-cell table:formula="of:=INDEX([.$A$2:.$D$100000];(ROW()-1)*6-1;2)" office:value-type="float" office:value="1030791.69">
            <text:p>1030791,69</text:p>
          </table:table-cell>
          <table:table-cell table:formula="of:=INDEX([.$A$2:.$D$100000];(ROW()-1)*6-2;2)" office:value-type="float" office:value="2344879">
            <text:p>2344879</text:p>
          </table:table-cell>
          <table:table-cell table:formula="of:=INDEX([.$A$2:.$D$100000];(ROW()-1)*6-5;1)" office:value-type="float" office:value="3.984">
            <text:p>3,984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92635">
            <text:p>1692635</text:p>
          </table:table-cell>
          <table:table-cell office:value-type="float" office:value="1404.65">
            <text:p>1404,65</text:p>
          </table:table-cell>
          <table:table-cell office:value-type="float" office:value="16.66">
            <text:p>16,6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814584">
            <text:p>814584</text:p>
          </table:table-cell>
          <table:table-cell table:formula="of:=INDEX([.$A$2:.$D$100000];(ROW()-1)*6-1;4)" office:value-type="float" office:value="20.53">
            <text:p>20,53</text:p>
          </table:table-cell>
          <table:table-cell table:formula="of:=INDEX([.$A$2:.$D$100000];(ROW()-1)*6-2;4)" office:value-type="float" office:value="15.22">
            <text:p>15,22</text:p>
          </table:table-cell>
          <table:table-cell table:formula="of:=INDEX([.$A$2:.$D$100000];(ROW()-1)*6-1;3)" office:value-type="float" office:value="702.86">
            <text:p>702,86</text:p>
          </table:table-cell>
          <table:table-cell table:formula="of:=INDEX([.$A$2:.$D$100000];(ROW()-1)*6-2;3)" office:value-type="float" office:value="1955.38">
            <text:p>1955,38</text:p>
          </table:table-cell>
          <table:table-cell table:formula="of:=INDEX([.$A$2:.$D$100000];(ROW()-1)*6-1;2)" office:value-type="float" office:value="1033437.69">
            <text:p>1033437,69</text:p>
          </table:table-cell>
          <table:table-cell table:formula="of:=INDEX([.$A$2:.$D$100000];(ROW()-1)*6-2;2)" office:value-type="float" office:value="2350465">
            <text:p>2350465</text:p>
          </table:table-cell>
          <table:table-cell table:formula="of:=INDEX([.$A$2:.$D$100000];(ROW()-1)*6-5;1)" office:value-type="float" office:value="4.875">
            <text:p>4,875</text:p>
          </table:table-cell>
          <table:table-cell table:formula="of:=INDEX([.$A$2:.$D$100000];(ROW()-1)*6-3;1)" office:value-type="float" office:value="2.609">
            <text:p>2,60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00178.06">
            <text:p>700178,06</text:p>
          </table:table-cell>
          <table:table-cell office:value-type="float" office:value="476.61">
            <text:p>476,61</text:p>
          </table:table-cell>
          <table:table-cell office:value-type="float" office:value="22.27">
            <text:p>22,2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805738">
            <text:p>805738</text:p>
          </table:table-cell>
          <table:table-cell table:formula="of:=INDEX([.$A$2:.$D$100000];(ROW()-1)*6-1;4)" office:value-type="float" office:value="20.5">
            <text:p>20,5</text:p>
          </table:table-cell>
          <table:table-cell table:formula="of:=INDEX([.$A$2:.$D$100000];(ROW()-1)*6-2;4)" office:value-type="float" office:value="15.17">
            <text:p>15,17</text:p>
          </table:table-cell>
          <table:table-cell table:formula="of:=INDEX([.$A$2:.$D$100000];(ROW()-1)*6-1;3)" office:value-type="float" office:value="709.96">
            <text:p>709,96</text:p>
          </table:table-cell>
          <table:table-cell table:formula="of:=INDEX([.$A$2:.$D$100000];(ROW()-1)*6-2;3)" office:value-type="float" office:value="1976.97">
            <text:p>1976,97</text:p>
          </table:table-cell>
          <table:table-cell table:formula="of:=INDEX([.$A$2:.$D$100000];(ROW()-1)*6-1;2)" office:value-type="float" office:value="1046093.75">
            <text:p>1046093,75</text:p>
          </table:table-cell>
          <table:table-cell table:formula="of:=INDEX([.$A$2:.$D$100000];(ROW()-1)*6-2;2)" office:value-type="float" office:value="2374527">
            <text:p>2374527</text:p>
          </table:table-cell>
          <table:table-cell table:formula="of:=INDEX([.$A$2:.$D$100000];(ROW()-1)*6-5;1)" office:value-type="float" office:value="4.656">
            <text:p>4,656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331298">
            <text:p>133129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796763">
            <text:p>796763</text:p>
          </table:table-cell>
          <table:table-cell table:formula="of:=INDEX([.$A$2:.$D$100000];(ROW()-1)*6-1;4)" office:value-type="float" office:value="20.46">
            <text:p>20,46</text:p>
          </table:table-cell>
          <table:table-cell table:formula="of:=INDEX([.$A$2:.$D$100000];(ROW()-1)*6-2;4)" office:value-type="float" office:value="15.17">
            <text:p>15,17</text:p>
          </table:table-cell>
          <table:table-cell table:formula="of:=INDEX([.$A$2:.$D$100000];(ROW()-1)*6-1;3)" office:value-type="float" office:value="716.04">
            <text:p>716,04</text:p>
          </table:table-cell>
          <table:table-cell table:formula="of:=INDEX([.$A$2:.$D$100000];(ROW()-1)*6-2;3)" office:value-type="float" office:value="1975.48">
            <text:p>1975,48</text:p>
          </table:table-cell>
          <table:table-cell table:formula="of:=INDEX([.$A$2:.$D$100000];(ROW()-1)*6-1;2)" office:value-type="float" office:value="1055260.38">
            <text:p>1055260,38</text:p>
          </table:table-cell>
          <table:table-cell table:formula="of:=INDEX([.$A$2:.$D$100000];(ROW()-1)*6-2;2)" office:value-type="float" office:value="2376061">
            <text:p>2376061</text:p>
          </table:table-cell>
          <table:table-cell table:formula="of:=INDEX([.$A$2:.$D$100000];(ROW()-1)*6-5;1)" office:value-type="float" office:value="5.578">
            <text:p>5,578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4.094">
            <text:p>4,09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788816">
            <text:p>788816</text:p>
          </table:table-cell>
          <table:table-cell table:formula="of:=INDEX([.$A$2:.$D$100000];(ROW()-1)*6-1;4)" office:value-type="float" office:value="20.43">
            <text:p>20,43</text:p>
          </table:table-cell>
          <table:table-cell table:formula="of:=INDEX([.$A$2:.$D$100000];(ROW()-1)*6-2;4)" office:value-type="float" office:value="15.24">
            <text:p>15,24</text:p>
          </table:table-cell>
          <table:table-cell table:formula="of:=INDEX([.$A$2:.$D$100000];(ROW()-1)*6-1;3)" office:value-type="float" office:value="719.29">
            <text:p>719,29</text:p>
          </table:table-cell>
          <table:table-cell table:formula="of:=INDEX([.$A$2:.$D$100000];(ROW()-1)*6-2;3)" office:value-type="float" office:value="1946.59">
            <text:p>1946,59</text:p>
          </table:table-cell>
          <table:table-cell table:formula="of:=INDEX([.$A$2:.$D$100000];(ROW()-1)*6-1;2)" office:value-type="float" office:value="1061722.88">
            <text:p>1061722,88</text:p>
          </table:table-cell>
          <table:table-cell table:formula="of:=INDEX([.$A$2:.$D$100000];(ROW()-1)*6-2;2)" office:value-type="float" office:value="2366661">
            <text:p>2366661</text:p>
          </table:table-cell>
          <table:table-cell table:formula="of:=INDEX([.$A$2:.$D$100000];(ROW()-1)*6-5;1)" office:value-type="float" office:value="3.813">
            <text:p>3,813</text:p>
          </table:table-cell>
          <table:table-cell table:formula="of:=INDEX([.$A$2:.$D$100000];(ROW()-1)*6-3;1)" office:value-type="float" office:value="1.516">
            <text:p>1,5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780648">
            <text:p>780648</text:p>
          </table:table-cell>
          <table:table-cell table:formula="of:=INDEX([.$A$2:.$D$100000];(ROW()-1)*6-1;4)" office:value-type="float" office:value="20.4">
            <text:p>20,4</text:p>
          </table:table-cell>
          <table:table-cell table:formula="of:=INDEX([.$A$2:.$D$100000];(ROW()-1)*6-2;4)" office:value-type="float" office:value="15.15">
            <text:p>15,15</text:p>
          </table:table-cell>
          <table:table-cell table:formula="of:=INDEX([.$A$2:.$D$100000];(ROW()-1)*6-1;3)" office:value-type="float" office:value="724.78">
            <text:p>724,78</text:p>
          </table:table-cell>
          <table:table-cell table:formula="of:=INDEX([.$A$2:.$D$100000];(ROW()-1)*6-2;3)" office:value-type="float" office:value="1986.66">
            <text:p>1986,66</text:p>
          </table:table-cell>
          <table:table-cell table:formula="of:=INDEX([.$A$2:.$D$100000];(ROW()-1)*6-1;2)" office:value-type="float" office:value="1068430.38">
            <text:p>1068430,38</text:p>
          </table:table-cell>
          <table:table-cell table:formula="of:=INDEX([.$A$2:.$D$100000];(ROW()-1)*6-2;2)" office:value-type="float" office:value="2405745">
            <text:p>2405745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1.656">
            <text:p>1,6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773963">
            <text:p>773963</text:p>
          </table:table-cell>
          <table:table-cell table:formula="of:=INDEX([.$A$2:.$D$100000];(ROW()-1)*6-1;4)" office:value-type="float" office:value="20.35">
            <text:p>20,35</text:p>
          </table:table-cell>
          <table:table-cell table:formula="of:=INDEX([.$A$2:.$D$100000];(ROW()-1)*6-2;4)" office:value-type="float" office:value="15.09">
            <text:p>15,09</text:p>
          </table:table-cell>
          <table:table-cell table:formula="of:=INDEX([.$A$2:.$D$100000];(ROW()-1)*6-1;3)" office:value-type="float" office:value="733.31">
            <text:p>733,31</text:p>
          </table:table-cell>
          <table:table-cell table:formula="of:=INDEX([.$A$2:.$D$100000];(ROW()-1)*6-2;3)" office:value-type="float" office:value="2014.78">
            <text:p>2014,78</text:p>
          </table:table-cell>
          <table:table-cell table:formula="of:=INDEX([.$A$2:.$D$100000];(ROW()-1)*6-1;2)" office:value-type="float" office:value="1079804.5">
            <text:p>1079804,5</text:p>
          </table:table-cell>
          <table:table-cell table:formula="of:=INDEX([.$A$2:.$D$100000];(ROW()-1)*6-2;2)" office:value-type="float" office:value="2425132">
            <text:p>2425132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2.125">
            <text:p>2,1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89451">
            <text:p>1689451</text:p>
          </table:table-cell>
          <table:table-cell office:value-type="float" office:value="1406.62">
            <text:p>1406,62</text:p>
          </table:table-cell>
          <table:table-cell office:value-type="float" office:value="16.65">
            <text:p>16,6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766804">
            <text:p>766804</text:p>
          </table:table-cell>
          <table:table-cell table:formula="of:=INDEX([.$A$2:.$D$100000];(ROW()-1)*6-1;4)" office:value-type="float" office:value="20.31">
            <text:p>20,31</text:p>
          </table:table-cell>
          <table:table-cell table:formula="of:=INDEX([.$A$2:.$D$100000];(ROW()-1)*6-2;4)" office:value-type="float" office:value="15.11">
            <text:p>15,11</text:p>
          </table:table-cell>
          <table:table-cell table:formula="of:=INDEX([.$A$2:.$D$100000];(ROW()-1)*6-1;3)" office:value-type="float" office:value="739.09">
            <text:p>739,09</text:p>
          </table:table-cell>
          <table:table-cell table:formula="of:=INDEX([.$A$2:.$D$100000];(ROW()-1)*6-2;3)" office:value-type="float" office:value="2005.53">
            <text:p>2005,53</text:p>
          </table:table-cell>
          <table:table-cell table:formula="of:=INDEX([.$A$2:.$D$100000];(ROW()-1)*6-1;2)" office:value-type="float" office:value="1087245.38">
            <text:p>1087245,38</text:p>
          </table:table-cell>
          <table:table-cell table:formula="of:=INDEX([.$A$2:.$D$100000];(ROW()-1)*6-2;2)" office:value-type="float" office:value="2412731">
            <text:p>2412731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14454.19">
            <text:p>714454,19</text:p>
          </table:table-cell>
          <table:table-cell office:value-type="float" office:value="471.96">
            <text:p>471,96</text:p>
          </table:table-cell>
          <table:table-cell office:value-type="float" office:value="22.18">
            <text:p>22,1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758510">
            <text:p>758510</text:p>
          </table:table-cell>
          <table:table-cell table:formula="of:=INDEX([.$A$2:.$D$100000];(ROW()-1)*6-1;4)" office:value-type="float" office:value="20.29">
            <text:p>20,29</text:p>
          </table:table-cell>
          <table:table-cell table:formula="of:=INDEX([.$A$2:.$D$100000];(ROW()-1)*6-2;4)" office:value-type="float" office:value="15.02">
            <text:p>15,02</text:p>
          </table:table-cell>
          <table:table-cell table:formula="of:=INDEX([.$A$2:.$D$100000];(ROW()-1)*6-1;3)" office:value-type="float" office:value="742.14">
            <text:p>742,14</text:p>
          </table:table-cell>
          <table:table-cell table:formula="of:=INDEX([.$A$2:.$D$100000];(ROW()-1)*6-2;3)" office:value-type="float" office:value="2048.9">
            <text:p>2048,9</text:p>
          </table:table-cell>
          <table:table-cell table:formula="of:=INDEX([.$A$2:.$D$100000];(ROW()-1)*6-1;2)" office:value-type="float" office:value="1093368.5">
            <text:p>1093368,5</text:p>
          </table:table-cell>
          <table:table-cell table:formula="of:=INDEX([.$A$2:.$D$100000];(ROW()-1)*6-2;2)" office:value-type="float" office:value="2465118">
            <text:p>2465118</text:p>
          </table:table-cell>
          <table:table-cell table:formula="of:=INDEX([.$A$2:.$D$100000];(ROW()-1)*6-5;1)" office:value-type="float" office:value="3.906">
            <text:p>3,90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365720">
            <text:p>136572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751241">
            <text:p>751241</text:p>
          </table:table-cell>
          <table:table-cell table:formula="of:=INDEX([.$A$2:.$D$100000];(ROW()-1)*6-1;4)" office:value-type="float" office:value="20.28">
            <text:p>20,28</text:p>
          </table:table-cell>
          <table:table-cell table:formula="of:=INDEX([.$A$2:.$D$100000];(ROW()-1)*6-2;4)" office:value-type="float" office:value="14.99">
            <text:p>14,99</text:p>
          </table:table-cell>
          <table:table-cell table:formula="of:=INDEX([.$A$2:.$D$100000];(ROW()-1)*6-1;3)" office:value-type="float" office:value="744.06">
            <text:p>744,06</text:p>
          </table:table-cell>
          <table:table-cell table:formula="of:=INDEX([.$A$2:.$D$100000];(ROW()-1)*6-2;3)" office:value-type="float" office:value="2062.07">
            <text:p>2062,07</text:p>
          </table:table-cell>
          <table:table-cell table:formula="of:=INDEX([.$A$2:.$D$100000];(ROW()-1)*6-1;2)" office:value-type="float" office:value="1094007.5">
            <text:p>1094007,5</text:p>
          </table:table-cell>
          <table:table-cell table:formula="of:=INDEX([.$A$2:.$D$100000];(ROW()-1)*6-2;2)" office:value-type="float" office:value="2473580">
            <text:p>2473580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744414">
            <text:p>744414</text:p>
          </table:table-cell>
          <table:table-cell table:formula="of:=INDEX([.$A$2:.$D$100000];(ROW()-1)*6-1;4)" office:value-type="float" office:value="20.22">
            <text:p>20,22</text:p>
          </table:table-cell>
          <table:table-cell table:formula="of:=INDEX([.$A$2:.$D$100000];(ROW()-1)*6-2;4)" office:value-type="float" office:value="14.9">
            <text:p>14,9</text:p>
          </table:table-cell>
          <table:table-cell table:formula="of:=INDEX([.$A$2:.$D$100000];(ROW()-1)*6-1;3)" office:value-type="float" office:value="754.85">
            <text:p>754,85</text:p>
          </table:table-cell>
          <table:table-cell table:formula="of:=INDEX([.$A$2:.$D$100000];(ROW()-1)*6-2;3)" office:value-type="float" office:value="2104.8">
            <text:p>2104,8</text:p>
          </table:table-cell>
          <table:table-cell table:formula="of:=INDEX([.$A$2:.$D$100000];(ROW()-1)*6-1;2)" office:value-type="float" office:value="1110966.13">
            <text:p>1110966,13</text:p>
          </table:table-cell>
          <table:table-cell table:formula="of:=INDEX([.$A$2:.$D$100000];(ROW()-1)*6-2;2)" office:value-type="float" office:value="2482677">
            <text:p>2482677</text:p>
          </table:table-cell>
          <table:table-cell table:formula="of:=INDEX([.$A$2:.$D$100000];(ROW()-1)*6-5;1)" office:value-type="float" office:value="3.875">
            <text:p>3,87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737588">
            <text:p>737588</text:p>
          </table:table-cell>
          <table:table-cell table:formula="of:=INDEX([.$A$2:.$D$100000];(ROW()-1)*6-1;4)" office:value-type="float" office:value="20.2">
            <text:p>20,2</text:p>
          </table:table-cell>
          <table:table-cell table:formula="of:=INDEX([.$A$2:.$D$100000];(ROW()-1)*6-2;4)" office:value-type="float" office:value="14.89">
            <text:p>14,89</text:p>
          </table:table-cell>
          <table:table-cell table:formula="of:=INDEX([.$A$2:.$D$100000];(ROW()-1)*6-1;3)" office:value-type="float" office:value="759.91">
            <text:p>759,91</text:p>
          </table:table-cell>
          <table:table-cell table:formula="of:=INDEX([.$A$2:.$D$100000];(ROW()-1)*6-2;3)" office:value-type="float" office:value="2107.45">
            <text:p>2107,45</text:p>
          </table:table-cell>
          <table:table-cell table:formula="of:=INDEX([.$A$2:.$D$100000];(ROW()-1)*6-1;2)" office:value-type="float" office:value="1118135.75">
            <text:p>1118135,75</text:p>
          </table:table-cell>
          <table:table-cell table:formula="of:=INDEX([.$A$2:.$D$100000];(ROW()-1)*6-2;2)" office:value-type="float" office:value="2493161">
            <text:p>2493161</text:p>
          </table:table-cell>
          <table:table-cell table:formula="of:=INDEX([.$A$2:.$D$100000];(ROW()-1)*6-5;1)" office:value-type="float" office:value="3.844">
            <text:p>3,844</text:p>
          </table:table-cell>
          <table:table-cell table:formula="of:=INDEX([.$A$2:.$D$100000];(ROW()-1)*6-3;1)" office:value-type="float" office:value="2.125">
            <text:p>2,125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731345">
            <text:p>731345</text:p>
          </table:table-cell>
          <table:table-cell table:formula="of:=INDEX([.$A$2:.$D$100000];(ROW()-1)*6-1;4)" office:value-type="float" office:value="20.16">
            <text:p>20,16</text:p>
          </table:table-cell>
          <table:table-cell table:formula="of:=INDEX([.$A$2:.$D$100000];(ROW()-1)*6-2;4)" office:value-type="float" office:value="14.88">
            <text:p>14,88</text:p>
          </table:table-cell>
          <table:table-cell table:formula="of:=INDEX([.$A$2:.$D$100000];(ROW()-1)*6-1;3)" office:value-type="float" office:value="766.67">
            <text:p>766,67</text:p>
          </table:table-cell>
          <table:table-cell table:formula="of:=INDEX([.$A$2:.$D$100000];(ROW()-1)*6-2;3)" office:value-type="float" office:value="2113.87">
            <text:p>2113,87</text:p>
          </table:table-cell>
          <table:table-cell table:formula="of:=INDEX([.$A$2:.$D$100000];(ROW()-1)*6-1;2)" office:value-type="float" office:value="1127489.88">
            <text:p>1127489,88</text:p>
          </table:table-cell>
          <table:table-cell table:formula="of:=INDEX([.$A$2:.$D$100000];(ROW()-1)*6-2;2)" office:value-type="float" office:value="2504339">
            <text:p>2504339</text:p>
          </table:table-cell>
          <table:table-cell table:formula="of:=INDEX([.$A$2:.$D$100000];(ROW()-1)*6-5;1)" office:value-type="float" office:value="4.109">
            <text:p>4,109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61756">
            <text:p>1661756</text:p>
          </table:table-cell>
          <table:table-cell office:value-type="float" office:value="1381.98">
            <text:p>1381,98</text:p>
          </table:table-cell>
          <table:table-cell office:value-type="float" office:value="16.73">
            <text:p>16,7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725145">
            <text:p>725145</text:p>
          </table:table-cell>
          <table:table-cell table:formula="of:=INDEX([.$A$2:.$D$100000];(ROW()-1)*6-1;4)" office:value-type="float" office:value="20.14">
            <text:p>20,14</text:p>
          </table:table-cell>
          <table:table-cell table:formula="of:=INDEX([.$A$2:.$D$100000];(ROW()-1)*6-2;4)" office:value-type="float" office:value="14.9">
            <text:p>14,9</text:p>
          </table:table-cell>
          <table:table-cell table:formula="of:=INDEX([.$A$2:.$D$100000];(ROW()-1)*6-1;3)" office:value-type="float" office:value="770.9">
            <text:p>770,9</text:p>
          </table:table-cell>
          <table:table-cell table:formula="of:=INDEX([.$A$2:.$D$100000];(ROW()-1)*6-2;3)" office:value-type="float" office:value="2102.25">
            <text:p>2102,25</text:p>
          </table:table-cell>
          <table:table-cell table:formula="of:=INDEX([.$A$2:.$D$100000];(ROW()-1)*6-1;2)" office:value-type="float" office:value="1133661.5">
            <text:p>1133661,5</text:p>
          </table:table-cell>
          <table:table-cell table:formula="of:=INDEX([.$A$2:.$D$100000];(ROW()-1)*6-2;2)" office:value-type="float" office:value="2504830">
            <text:p>2504830</text:p>
          </table:table-cell>
          <table:table-cell table:formula="of:=INDEX([.$A$2:.$D$100000];(ROW()-1)*6-5;1)" office:value-type="float" office:value="5.047">
            <text:p>5,047</text:p>
          </table:table-cell>
          <table:table-cell table:formula="of:=INDEX([.$A$2:.$D$100000];(ROW()-1)*6-3;1)" office:value-type="float" office:value="2.5">
            <text:p>2,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708100.94">
            <text:p>708100,94</text:p>
          </table:table-cell>
          <table:table-cell office:value-type="float" office:value="468.99">
            <text:p>468,99</text:p>
          </table:table-cell>
          <table:table-cell office:value-type="float" office:value="22.21">
            <text:p>22,2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718298">
            <text:p>718298</text:p>
          </table:table-cell>
          <table:table-cell table:formula="of:=INDEX([.$A$2:.$D$100000];(ROW()-1)*6-1;4)" office:value-type="float" office:value="20.1">
            <text:p>20,1</text:p>
          </table:table-cell>
          <table:table-cell table:formula="of:=INDEX([.$A$2:.$D$100000];(ROW()-1)*6-2;4)" office:value-type="float" office:value="14.89">
            <text:p>14,89</text:p>
          </table:table-cell>
          <table:table-cell table:formula="of:=INDEX([.$A$2:.$D$100000];(ROW()-1)*6-1;3)" office:value-type="float" office:value="777.51">
            <text:p>777,51</text:p>
          </table:table-cell>
          <table:table-cell table:formula="of:=INDEX([.$A$2:.$D$100000];(ROW()-1)*6-2;3)" office:value-type="float" office:value="2110.08">
            <text:p>2110,08</text:p>
          </table:table-cell>
          <table:table-cell table:formula="of:=INDEX([.$A$2:.$D$100000];(ROW()-1)*6-1;2)" office:value-type="float" office:value="1142710.63">
            <text:p>1142710,63</text:p>
          </table:table-cell>
          <table:table-cell table:formula="of:=INDEX([.$A$2:.$D$100000];(ROW()-1)*6-2;2)" office:value-type="float" office:value="2539776">
            <text:p>2539776</text:p>
          </table:table-cell>
          <table:table-cell table:formula="of:=INDEX([.$A$2:.$D$100000];(ROW()-1)*6-5;1)" office:value-type="float" office:value="3.938">
            <text:p>3,938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1386820">
            <text:p>138682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712083">
            <text:p>712083</text:p>
          </table:table-cell>
          <table:table-cell table:formula="of:=INDEX([.$A$2:.$D$100000];(ROW()-1)*6-1;4)" office:value-type="float" office:value="20.05">
            <text:p>20,05</text:p>
          </table:table-cell>
          <table:table-cell table:formula="of:=INDEX([.$A$2:.$D$100000];(ROW()-1)*6-2;4)" office:value-type="float" office:value="14.62">
            <text:p>14,62</text:p>
          </table:table-cell>
          <table:table-cell table:formula="of:=INDEX([.$A$2:.$D$100000];(ROW()-1)*6-1;3)" office:value-type="float" office:value="784.04">
            <text:p>784,04</text:p>
          </table:table-cell>
          <table:table-cell table:formula="of:=INDEX([.$A$2:.$D$100000];(ROW()-1)*6-2;3)" office:value-type="float" office:value="2244.65">
            <text:p>2244,65</text:p>
          </table:table-cell>
          <table:table-cell table:formula="of:=INDEX([.$A$2:.$D$100000];(ROW()-1)*6-1;2)" office:value-type="float" office:value="1151265.5">
            <text:p>1151265,5</text:p>
          </table:table-cell>
          <table:table-cell table:formula="of:=INDEX([.$A$2:.$D$100000];(ROW()-1)*6-2;2)" office:value-type="float" office:value="2559590">
            <text:p>2559590</text:p>
          </table:table-cell>
          <table:table-cell table:formula="of:=INDEX([.$A$2:.$D$100000];(ROW()-1)*6-5;1)" office:value-type="float" office:value="3.938">
            <text:p>3,938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705903">
            <text:p>705903</text:p>
          </table:table-cell>
          <table:table-cell table:formula="of:=INDEX([.$A$2:.$D$100000];(ROW()-1)*6-1;4)" office:value-type="float" office:value="20.04">
            <text:p>20,04</text:p>
          </table:table-cell>
          <table:table-cell table:formula="of:=INDEX([.$A$2:.$D$100000];(ROW()-1)*6-2;4)" office:value-type="float" office:value="14.74">
            <text:p>14,74</text:p>
          </table:table-cell>
          <table:table-cell table:formula="of:=INDEX([.$A$2:.$D$100000];(ROW()-1)*6-1;3)" office:value-type="float" office:value="786.92">
            <text:p>786,92</text:p>
          </table:table-cell>
          <table:table-cell table:formula="of:=INDEX([.$A$2:.$D$100000];(ROW()-1)*6-2;3)" office:value-type="float" office:value="2185.35">
            <text:p>2185,35</text:p>
          </table:table-cell>
          <table:table-cell table:formula="of:=INDEX([.$A$2:.$D$100000];(ROW()-1)*6-1;2)" office:value-type="float" office:value="1156628.13">
            <text:p>1156628,13</text:p>
          </table:table-cell>
          <table:table-cell table:formula="of:=INDEX([.$A$2:.$D$100000];(ROW()-1)*6-2;2)" office:value-type="float" office:value="2536566">
            <text:p>2536566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1.641">
            <text:p>1,6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698461">
            <text:p>698461</text:p>
          </table:table-cell>
          <table:table-cell table:formula="of:=INDEX([.$A$2:.$D$100000];(ROW()-1)*6-1;4)" office:value-type="float" office:value="20.06">
            <text:p>20,06</text:p>
          </table:table-cell>
          <table:table-cell table:formula="of:=INDEX([.$A$2:.$D$100000];(ROW()-1)*6-2;4)" office:value-type="float" office:value="14.73">
            <text:p>14,73</text:p>
          </table:table-cell>
          <table:table-cell table:formula="of:=INDEX([.$A$2:.$D$100000];(ROW()-1)*6-1;3)" office:value-type="float" office:value="783.31">
            <text:p>783,31</text:p>
          </table:table-cell>
          <table:table-cell table:formula="of:=INDEX([.$A$2:.$D$100000];(ROW()-1)*6-2;3)" office:value-type="float" office:value="2185.84">
            <text:p>2185,84</text:p>
          </table:table-cell>
          <table:table-cell table:formula="of:=INDEX([.$A$2:.$D$100000];(ROW()-1)*6-1;2)" office:value-type="float" office:value="1152950.13">
            <text:p>1152950,13</text:p>
          </table:table-cell>
          <table:table-cell table:formula="of:=INDEX([.$A$2:.$D$100000];(ROW()-1)*6-2;2)" office:value-type="float" office:value="2583665">
            <text:p>2583665</text:p>
          </table:table-cell>
          <table:table-cell table:formula="of:=INDEX([.$A$2:.$D$100000];(ROW()-1)*6-5;1)" office:value-type="float" office:value="4.078">
            <text:p>4,078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692421">
            <text:p>692421</text:p>
          </table:table-cell>
          <table:table-cell table:formula="of:=INDEX([.$A$2:.$D$100000];(ROW()-1)*6-1;4)" office:value-type="float" office:value="20.09">
            <text:p>20,09</text:p>
          </table:table-cell>
          <table:table-cell table:formula="of:=INDEX([.$A$2:.$D$100000];(ROW()-1)*6-2;4)" office:value-type="float" office:value="14.67">
            <text:p>14,67</text:p>
          </table:table-cell>
          <table:table-cell table:formula="of:=INDEX([.$A$2:.$D$100000];(ROW()-1)*6-1;3)" office:value-type="float" office:value="796.61">
            <text:p>796,61</text:p>
          </table:table-cell>
          <table:table-cell table:formula="of:=INDEX([.$A$2:.$D$100000];(ROW()-1)*6-2;3)" office:value-type="float" office:value="2220.22">
            <text:p>2220,22</text:p>
          </table:table-cell>
          <table:table-cell table:formula="of:=INDEX([.$A$2:.$D$100000];(ROW()-1)*6-1;2)" office:value-type="float" office:value="1168157">
            <text:p>1168157</text:p>
          </table:table-cell>
          <table:table-cell table:formula="of:=INDEX([.$A$2:.$D$100000];(ROW()-1)*6-2;2)" office:value-type="float" office:value="2589665">
            <text:p>2589665</text:p>
          </table:table-cell>
          <table:table-cell table:formula="of:=INDEX([.$A$2:.$D$100000];(ROW()-1)*6-5;1)" office:value-type="float" office:value="3.953">
            <text:p>3,953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65293">
            <text:p>1665293</text:p>
          </table:table-cell>
          <table:table-cell office:value-type="float" office:value="1388.64">
            <text:p>1388,64</text:p>
          </table:table-cell>
          <table:table-cell office:value-type="float" office:value="16.7">
            <text:p>16,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687053">
            <text:p>687053</text:p>
          </table:table-cell>
          <table:table-cell table:formula="of:=INDEX([.$A$2:.$D$100000];(ROW()-1)*6-1;4)" office:value-type="float" office:value="19.99">
            <text:p>19,99</text:p>
          </table:table-cell>
          <table:table-cell table:formula="of:=INDEX([.$A$2:.$D$100000];(ROW()-1)*6-2;4)" office:value-type="float" office:value="14.58">
            <text:p>14,58</text:p>
          </table:table-cell>
          <table:table-cell table:formula="of:=INDEX([.$A$2:.$D$100000];(ROW()-1)*6-1;3)" office:value-type="float" office:value="797.49">
            <text:p>797,49</text:p>
          </table:table-cell>
          <table:table-cell table:formula="of:=INDEX([.$A$2:.$D$100000];(ROW()-1)*6-2;3)" office:value-type="float" office:value="2267.01">
            <text:p>2267,01</text:p>
          </table:table-cell>
          <table:table-cell table:formula="of:=INDEX([.$A$2:.$D$100000];(ROW()-1)*6-1;2)" office:value-type="float" office:value="1173653.25">
            <text:p>1173653,25</text:p>
          </table:table-cell>
          <table:table-cell table:formula="of:=INDEX([.$A$2:.$D$100000];(ROW()-1)*6-2;2)" office:value-type="float" office:value="2574436">
            <text:p>2574436</text:p>
          </table:table-cell>
          <table:table-cell table:formula="of:=INDEX([.$A$2:.$D$100000];(ROW()-1)*6-5;1)" office:value-type="float" office:value="3.86">
            <text:p>3,8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96837.44">
            <text:p>696837,44</text:p>
          </table:table-cell>
          <table:table-cell office:value-type="float" office:value="460.81">
            <text:p>460,81</text:p>
          </table:table-cell>
          <table:table-cell office:value-type="float" office:value="22.29">
            <text:p>22,2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681358">
            <text:p>681358</text:p>
          </table:table-cell>
          <table:table-cell table:formula="of:=INDEX([.$A$2:.$D$100000];(ROW()-1)*6-1;4)" office:value-type="float" office:value="19.92">
            <text:p>19,92</text:p>
          </table:table-cell>
          <table:table-cell table:formula="of:=INDEX([.$A$2:.$D$100000];(ROW()-1)*6-2;4)" office:value-type="float" office:value="14.53">
            <text:p>14,53</text:p>
          </table:table-cell>
          <table:table-cell table:formula="of:=INDEX([.$A$2:.$D$100000];(ROW()-1)*6-1;3)" office:value-type="float" office:value="806.11">
            <text:p>806,11</text:p>
          </table:table-cell>
          <table:table-cell table:formula="of:=INDEX([.$A$2:.$D$100000];(ROW()-1)*6-2;3)" office:value-type="float" office:value="2290.49">
            <text:p>2290,49</text:p>
          </table:table-cell>
          <table:table-cell table:formula="of:=INDEX([.$A$2:.$D$100000];(ROW()-1)*6-1;2)" office:value-type="float" office:value="1184379">
            <text:p>1184379</text:p>
          </table:table-cell>
          <table:table-cell table:formula="of:=INDEX([.$A$2:.$D$100000];(ROW()-1)*6-2;2)" office:value-type="float" office:value="2616975">
            <text:p>2616975</text:p>
          </table:table-cell>
          <table:table-cell table:formula="of:=INDEX([.$A$2:.$D$100000];(ROW()-1)*6-5;1)" office:value-type="float" office:value="4.344">
            <text:p>4,344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1411033">
            <text:p>141103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674903">
            <text:p>674903</text:p>
          </table:table-cell>
          <table:table-cell table:formula="of:=INDEX([.$A$2:.$D$100000];(ROW()-1)*6-1;4)" office:value-type="float" office:value="19.93">
            <text:p>19,93</text:p>
          </table:table-cell>
          <table:table-cell table:formula="of:=INDEX([.$A$2:.$D$100000];(ROW()-1)*6-2;4)" office:value-type="float" office:value="14.72">
            <text:p>14,72</text:p>
          </table:table-cell>
          <table:table-cell table:formula="of:=INDEX([.$A$2:.$D$100000];(ROW()-1)*6-1;3)" office:value-type="float" office:value="806.31">
            <text:p>806,31</text:p>
          </table:table-cell>
          <table:table-cell table:formula="of:=INDEX([.$A$2:.$D$100000];(ROW()-1)*6-2;3)" office:value-type="float" office:value="2194.04">
            <text:p>2194,04</text:p>
          </table:table-cell>
          <table:table-cell table:formula="of:=INDEX([.$A$2:.$D$100000];(ROW()-1)*6-1;2)" office:value-type="float" office:value="1186667.13">
            <text:p>1186667,13</text:p>
          </table:table-cell>
          <table:table-cell table:formula="of:=INDEX([.$A$2:.$D$100000];(ROW()-1)*6-2;2)" office:value-type="float" office:value="2639367">
            <text:p>2639367</text:p>
          </table:table-cell>
          <table:table-cell table:formula="of:=INDEX([.$A$2:.$D$100000];(ROW()-1)*6-5;1)" office:value-type="float" office:value="4.297">
            <text:p>4,297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4.141">
            <text:p>4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670184">
            <text:p>670184</text:p>
          </table:table-cell>
          <table:table-cell table:formula="of:=INDEX([.$A$2:.$D$100000];(ROW()-1)*6-1;4)" office:value-type="float" office:value="19.89">
            <text:p>19,89</text:p>
          </table:table-cell>
          <table:table-cell table:formula="of:=INDEX([.$A$2:.$D$100000];(ROW()-1)*6-2;4)" office:value-type="float" office:value="14.71">
            <text:p>14,71</text:p>
          </table:table-cell>
          <table:table-cell table:formula="of:=INDEX([.$A$2:.$D$100000];(ROW()-1)*6-1;3)" office:value-type="float" office:value="813.06">
            <text:p>813,06</text:p>
          </table:table-cell>
          <table:table-cell table:formula="of:=INDEX([.$A$2:.$D$100000];(ROW()-1)*6-2;3)" office:value-type="float" office:value="2197.14">
            <text:p>2197,14</text:p>
          </table:table-cell>
          <table:table-cell table:formula="of:=INDEX([.$A$2:.$D$100000];(ROW()-1)*6-1;2)" office:value-type="float" office:value="1195957.38">
            <text:p>1195957,38</text:p>
          </table:table-cell>
          <table:table-cell table:formula="of:=INDEX([.$A$2:.$D$100000];(ROW()-1)*6-2;2)" office:value-type="float" office:value="2650215">
            <text:p>2650215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665126">
            <text:p>665126</text:p>
          </table:table-cell>
          <table:table-cell table:formula="of:=INDEX([.$A$2:.$D$100000];(ROW()-1)*6-1;4)" office:value-type="float" office:value="19.87">
            <text:p>19,87</text:p>
          </table:table-cell>
          <table:table-cell table:formula="of:=INDEX([.$A$2:.$D$100000];(ROW()-1)*6-2;4)" office:value-type="float" office:value="14.67">
            <text:p>14,67</text:p>
          </table:table-cell>
          <table:table-cell table:formula="of:=INDEX([.$A$2:.$D$100000];(ROW()-1)*6-1;3)" office:value-type="float" office:value="816.52">
            <text:p>816,52</text:p>
          </table:table-cell>
          <table:table-cell table:formula="of:=INDEX([.$A$2:.$D$100000];(ROW()-1)*6-2;3)" office:value-type="float" office:value="2217.07">
            <text:p>2217,07</text:p>
          </table:table-cell>
          <table:table-cell table:formula="of:=INDEX([.$A$2:.$D$100000];(ROW()-1)*6-1;2)" office:value-type="float" office:value="1201264.63">
            <text:p>1201264,63</text:p>
          </table:table-cell>
          <table:table-cell table:formula="of:=INDEX([.$A$2:.$D$100000];(ROW()-1)*6-2;2)" office:value-type="float" office:value="2667683">
            <text:p>2667683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660153">
            <text:p>660153</text:p>
          </table:table-cell>
          <table:table-cell table:formula="of:=INDEX([.$A$2:.$D$100000];(ROW()-1)*6-1;4)" office:value-type="float" office:value="19.85">
            <text:p>19,85</text:p>
          </table:table-cell>
          <table:table-cell table:formula="of:=INDEX([.$A$2:.$D$100000];(ROW()-1)*6-2;4)" office:value-type="float" office:value="14.67">
            <text:p>14,67</text:p>
          </table:table-cell>
          <table:table-cell table:formula="of:=INDEX([.$A$2:.$D$100000];(ROW()-1)*6-1;3)" office:value-type="float" office:value="817.95">
            <text:p>817,95</text:p>
          </table:table-cell>
          <table:table-cell table:formula="of:=INDEX([.$A$2:.$D$100000];(ROW()-1)*6-2;3)" office:value-type="float" office:value="2219.25">
            <text:p>2219,25</text:p>
          </table:table-cell>
          <table:table-cell table:formula="of:=INDEX([.$A$2:.$D$100000];(ROW()-1)*6-1;2)" office:value-type="float" office:value="1204444">
            <text:p>1204444</text:p>
          </table:table-cell>
          <table:table-cell table:formula="of:=INDEX([.$A$2:.$D$100000];(ROW()-1)*6-2;2)" office:value-type="float" office:value="2679251">
            <text:p>2679251</text:p>
          </table:table-cell>
          <table:table-cell table:formula="of:=INDEX([.$A$2:.$D$100000];(ROW()-1)*6-5;1)" office:value-type="float" office:value="4.203">
            <text:p>4,203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61435">
            <text:p>1661435</text:p>
          </table:table-cell>
          <table:table-cell office:value-type="float" office:value="1387.29">
            <text:p>1387,29</text:p>
          </table:table-cell>
          <table:table-cell office:value-type="float" office:value="16.71">
            <text:p>16,7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653449">
            <text:p>653449</text:p>
          </table:table-cell>
          <table:table-cell table:formula="of:=INDEX([.$A$2:.$D$100000];(ROW()-1)*6-1;4)" office:value-type="float" office:value="19.88">
            <text:p>19,88</text:p>
          </table:table-cell>
          <table:table-cell table:formula="of:=INDEX([.$A$2:.$D$100000];(ROW()-1)*6-2;4)" office:value-type="float" office:value="14.69">
            <text:p>14,69</text:p>
          </table:table-cell>
          <table:table-cell table:formula="of:=INDEX([.$A$2:.$D$100000];(ROW()-1)*6-1;3)" office:value-type="float" office:value="811.66">
            <text:p>811,66</text:p>
          </table:table-cell>
          <table:table-cell table:formula="of:=INDEX([.$A$2:.$D$100000];(ROW()-1)*6-2;3)" office:value-type="float" office:value="2207.5">
            <text:p>2207,5</text:p>
          </table:table-cell>
          <table:table-cell table:formula="of:=INDEX([.$A$2:.$D$100000];(ROW()-1)*6-1;2)" office:value-type="float" office:value="1193767.75">
            <text:p>1193767,75</text:p>
          </table:table-cell>
          <table:table-cell table:formula="of:=INDEX([.$A$2:.$D$100000];(ROW()-1)*6-2;2)" office:value-type="float" office:value="2659336">
            <text:p>2659336</text:p>
          </table:table-cell>
          <table:table-cell table:formula="of:=INDEX([.$A$2:.$D$100000];(ROW()-1)*6-5;1)" office:value-type="float" office:value="4.141">
            <text:p>4,141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88979.5">
            <text:p>688979,5</text:p>
          </table:table-cell>
          <table:table-cell office:value-type="float" office:value="455.09">
            <text:p>455,09</text:p>
          </table:table-cell>
          <table:table-cell office:value-type="float" office:value="22.35">
            <text:p>22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649099">
            <text:p>649099</text:p>
          </table:table-cell>
          <table:table-cell table:formula="of:=INDEX([.$A$2:.$D$100000];(ROW()-1)*6-1;4)" office:value-type="float" office:value="19.8">
            <text:p>19,8</text:p>
          </table:table-cell>
          <table:table-cell table:formula="of:=INDEX([.$A$2:.$D$100000];(ROW()-1)*6-2;4)" office:value-type="float" office:value="14.64">
            <text:p>14,64</text:p>
          </table:table-cell>
          <table:table-cell table:formula="of:=INDEX([.$A$2:.$D$100000];(ROW()-1)*6-1;3)" office:value-type="float" office:value="828.69">
            <text:p>828,69</text:p>
          </table:table-cell>
          <table:table-cell table:formula="of:=INDEX([.$A$2:.$D$100000];(ROW()-1)*6-2;3)" office:value-type="float" office:value="2236.37">
            <text:p>2236,37</text:p>
          </table:table-cell>
          <table:table-cell table:formula="of:=INDEX([.$A$2:.$D$100000];(ROW()-1)*6-1;2)" office:value-type="float" office:value="1217192.63">
            <text:p>1217192,63</text:p>
          </table:table-cell>
          <table:table-cell table:formula="of:=INDEX([.$A$2:.$D$100000];(ROW()-1)*6-2;2)" office:value-type="float" office:value="2688883">
            <text:p>2688883</text:p>
          </table:table-cell>
          <table:table-cell table:formula="of:=INDEX([.$A$2:.$D$100000];(ROW()-1)*6-5;1)" office:value-type="float" office:value="3.844">
            <text:p>3,844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1423169">
            <text:p>14231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644603">
            <text:p>644603</text:p>
          </table:table-cell>
          <table:table-cell table:formula="of:=INDEX([.$A$2:.$D$100000];(ROW()-1)*6-1;4)" office:value-type="float" office:value="19.78">
            <text:p>19,78</text:p>
          </table:table-cell>
          <table:table-cell table:formula="of:=INDEX([.$A$2:.$D$100000];(ROW()-1)*6-2;4)" office:value-type="float" office:value="14.6">
            <text:p>14,6</text:p>
          </table:table-cell>
          <table:table-cell table:formula="of:=INDEX([.$A$2:.$D$100000];(ROW()-1)*6-1;3)" office:value-type="float" office:value="832.57">
            <text:p>832,57</text:p>
          </table:table-cell>
          <table:table-cell table:formula="of:=INDEX([.$A$2:.$D$100000];(ROW()-1)*6-2;3)" office:value-type="float" office:value="2255.45">
            <text:p>2255,45</text:p>
          </table:table-cell>
          <table:table-cell table:formula="of:=INDEX([.$A$2:.$D$100000];(ROW()-1)*6-1;2)" office:value-type="float" office:value="1223355.88">
            <text:p>1223355,88</text:p>
          </table:table-cell>
          <table:table-cell table:formula="of:=INDEX([.$A$2:.$D$100000];(ROW()-1)*6-2;2)" office:value-type="float" office:value="2709683">
            <text:p>2709683</text:p>
          </table:table-cell>
          <table:table-cell table:formula="of:=INDEX([.$A$2:.$D$100000];(ROW()-1)*6-5;1)" office:value-type="float" office:value="5.328">
            <text:p>5,328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639501">
            <text:p>639501</text:p>
          </table:table-cell>
          <table:table-cell table:formula="of:=INDEX([.$A$2:.$D$100000];(ROW()-1)*6-1;4)" office:value-type="float" office:value="19.75">
            <text:p>19,75</text:p>
          </table:table-cell>
          <table:table-cell table:formula="of:=INDEX([.$A$2:.$D$100000];(ROW()-1)*6-2;4)" office:value-type="float" office:value="14.66">
            <text:p>14,66</text:p>
          </table:table-cell>
          <table:table-cell table:formula="of:=INDEX([.$A$2:.$D$100000];(ROW()-1)*6-1;3)" office:value-type="float" office:value="836.63">
            <text:p>836,63</text:p>
          </table:table-cell>
          <table:table-cell table:formula="of:=INDEX([.$A$2:.$D$100000];(ROW()-1)*6-2;3)" office:value-type="float" office:value="2223.82">
            <text:p>2223,82</text:p>
          </table:table-cell>
          <table:table-cell table:formula="of:=INDEX([.$A$2:.$D$100000];(ROW()-1)*6-1;2)" office:value-type="float" office:value="1229532.25">
            <text:p>1229532,25</text:p>
          </table:table-cell>
          <table:table-cell table:formula="of:=INDEX([.$A$2:.$D$100000];(ROW()-1)*6-2;2)" office:value-type="float" office:value="2697220">
            <text:p>2697220</text:p>
          </table:table-cell>
          <table:table-cell table:formula="of:=INDEX([.$A$2:.$D$100000];(ROW()-1)*6-5;1)" office:value-type="float" office:value="3.813">
            <text:p>3,813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635088">
            <text:p>635088</text:p>
          </table:table-cell>
          <table:table-cell table:formula="of:=INDEX([.$A$2:.$D$100000];(ROW()-1)*6-1;4)" office:value-type="float" office:value="19.72">
            <text:p>19,72</text:p>
          </table:table-cell>
          <table:table-cell table:formula="of:=INDEX([.$A$2:.$D$100000];(ROW()-1)*6-2;4)" office:value-type="float" office:value="14.64">
            <text:p>14,64</text:p>
          </table:table-cell>
          <table:table-cell table:formula="of:=INDEX([.$A$2:.$D$100000];(ROW()-1)*6-1;3)" office:value-type="float" office:value="841.33">
            <text:p>841,33</text:p>
          </table:table-cell>
          <table:table-cell table:formula="of:=INDEX([.$A$2:.$D$100000];(ROW()-1)*6-2;3)" office:value-type="float" office:value="2235.88">
            <text:p>2235,88</text:p>
          </table:table-cell>
          <table:table-cell table:formula="of:=INDEX([.$A$2:.$D$100000];(ROW()-1)*6-1;2)" office:value-type="float" office:value="1235118">
            <text:p>1235118</text:p>
          </table:table-cell>
          <table:table-cell table:formula="of:=INDEX([.$A$2:.$D$100000];(ROW()-1)*6-2;2)" office:value-type="float" office:value="2699353">
            <text:p>2699353</text:p>
          </table:table-cell>
          <table:table-cell table:formula="of:=INDEX([.$A$2:.$D$100000];(ROW()-1)*6-5;1)" office:value-type="float" office:value="3.703">
            <text:p>3,703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1">
            <text:p>101</text:p>
          </table:table-cell>
          <table:table-cell table:formula="of:=INDEX([.$A$2:.$D$100000];(ROW()-1)*6;1)" office:value-type="float" office:value="631025">
            <text:p>631025</text:p>
          </table:table-cell>
          <table:table-cell table:formula="of:=INDEX([.$A$2:.$D$100000];(ROW()-1)*6-1;4)" office:value-type="float" office:value="19.67">
            <text:p>19,67</text:p>
          </table:table-cell>
          <table:table-cell table:formula="of:=INDEX([.$A$2:.$D$100000];(ROW()-1)*6-2;4)" office:value-type="float" office:value="14.56">
            <text:p>14,56</text:p>
          </table:table-cell>
          <table:table-cell table:formula="of:=INDEX([.$A$2:.$D$100000];(ROW()-1)*6-1;3)" office:value-type="float" office:value="850.68">
            <text:p>850,68</text:p>
          </table:table-cell>
          <table:table-cell table:formula="of:=INDEX([.$A$2:.$D$100000];(ROW()-1)*6-2;3)" office:value-type="float" office:value="2276.85">
            <text:p>2276,85</text:p>
          </table:table-cell>
          <table:table-cell table:formula="of:=INDEX([.$A$2:.$D$100000];(ROW()-1)*6-1;2)" office:value-type="float" office:value="1246498.13">
            <text:p>1246498,13</text:p>
          </table:table-cell>
          <table:table-cell table:formula="of:=INDEX([.$A$2:.$D$100000];(ROW()-1)*6-2;2)" office:value-type="float" office:value="2744242">
            <text:p>2744242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611224">
            <text:p>1611224</text:p>
          </table:table-cell>
          <table:table-cell office:value-type="float" office:value="1335.92">
            <text:p>1335,92</text:p>
          </table:table-cell>
          <table:table-cell office:value-type="float" office:value="16.87">
            <text:p>16,8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2">
            <text:p>102</text:p>
          </table:table-cell>
          <table:table-cell table:formula="of:=INDEX([.$A$2:.$D$100000];(ROW()-1)*6;1)" office:value-type="float" office:value="626353">
            <text:p>626353</text:p>
          </table:table-cell>
          <table:table-cell table:formula="of:=INDEX([.$A$2:.$D$100000];(ROW()-1)*6-1;4)" office:value-type="float" office:value="19.68">
            <text:p>19,68</text:p>
          </table:table-cell>
          <table:table-cell table:formula="of:=INDEX([.$A$2:.$D$100000];(ROW()-1)*6-2;4)" office:value-type="float" office:value="14.53">
            <text:p>14,53</text:p>
          </table:table-cell>
          <table:table-cell table:formula="of:=INDEX([.$A$2:.$D$100000];(ROW()-1)*6-1;3)" office:value-type="float" office:value="852.59">
            <text:p>852,59</text:p>
          </table:table-cell>
          <table:table-cell table:formula="of:=INDEX([.$A$2:.$D$100000];(ROW()-1)*6-2;3)" office:value-type="float" office:value="2291.12">
            <text:p>2291,12</text:p>
          </table:table-cell>
          <table:table-cell table:formula="of:=INDEX([.$A$2:.$D$100000];(ROW()-1)*6-1;2)" office:value-type="float" office:value="1251077.63">
            <text:p>1251077,63</text:p>
          </table:table-cell>
          <table:table-cell table:formula="of:=INDEX([.$A$2:.$D$100000];(ROW()-1)*6-2;2)" office:value-type="float" office:value="2755714">
            <text:p>2755714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78173.75">
            <text:p>678173,75</text:p>
          </table:table-cell>
          <table:table-cell office:value-type="float" office:value="448.37">
            <text:p>448,37</text:p>
          </table:table-cell>
          <table:table-cell office:value-type="float" office:value="22.4">
            <text:p>22,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3">
            <text:p>103</text:p>
          </table:table-cell>
          <table:table-cell table:formula="of:=INDEX([.$A$2:.$D$100000];(ROW()-1)*6;1)" office:value-type="float" office:value="621936">
            <text:p>621936</text:p>
          </table:table-cell>
          <table:table-cell table:formula="of:=INDEX([.$A$2:.$D$100000];(ROW()-1)*6-1;4)" office:value-type="float" office:value="19.63">
            <text:p>19,63</text:p>
          </table:table-cell>
          <table:table-cell table:formula="of:=INDEX([.$A$2:.$D$100000];(ROW()-1)*6-2;4)" office:value-type="float" office:value="14.41">
            <text:p>14,41</text:p>
          </table:table-cell>
          <table:table-cell table:formula="of:=INDEX([.$A$2:.$D$100000];(ROW()-1)*6-1;3)" office:value-type="float" office:value="858.38">
            <text:p>858,38</text:p>
          </table:table-cell>
          <table:table-cell table:formula="of:=INDEX([.$A$2:.$D$100000];(ROW()-1)*6-2;3)" office:value-type="float" office:value="2356.24">
            <text:p>2356,24</text:p>
          </table:table-cell>
          <table:table-cell table:formula="of:=INDEX([.$A$2:.$D$100000];(ROW()-1)*6-1;2)" office:value-type="float" office:value="1258465.88">
            <text:p>1258465,88</text:p>
          </table:table-cell>
          <table:table-cell table:formula="of:=INDEX([.$A$2:.$D$100000];(ROW()-1)*6-2;2)" office:value-type="float" office:value="2786385">
            <text:p>2786385</text:p>
          </table:table-cell>
          <table:table-cell table:formula="of:=INDEX([.$A$2:.$D$100000];(ROW()-1)*6-5;1)" office:value-type="float" office:value="3.844">
            <text:p>3,844</text:p>
          </table:table-cell>
          <table:table-cell table:formula="of:=INDEX([.$A$2:.$D$100000];(ROW()-1)*6-3;1)" office:value-type="float" office:value="2.547">
            <text:p>2,547</text:p>
          </table:table-cell>
        </table:table-row>
        <table:table-row table:style-name="ro1">
          <table:table-cell office:value-type="float" office:value="1448691">
            <text:p>14486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4">
            <text:p>104</text:p>
          </table:table-cell>
          <table:table-cell table:formula="of:=INDEX([.$A$2:.$D$100000];(ROW()-1)*6;1)" office:value-type="float" office:value="616988">
            <text:p>616988</text:p>
          </table:table-cell>
          <table:table-cell table:formula="of:=INDEX([.$A$2:.$D$100000];(ROW()-1)*6-1;4)" office:value-type="float" office:value="19.64">
            <text:p>19,64</text:p>
          </table:table-cell>
          <table:table-cell table:formula="of:=INDEX([.$A$2:.$D$100000];(ROW()-1)*6-2;4)" office:value-type="float" office:value="14.54">
            <text:p>14,54</text:p>
          </table:table-cell>
          <table:table-cell table:formula="of:=INDEX([.$A$2:.$D$100000];(ROW()-1)*6-1;3)" office:value-type="float" office:value="856.84">
            <text:p>856,84</text:p>
          </table:table-cell>
          <table:table-cell table:formula="of:=INDEX([.$A$2:.$D$100000];(ROW()-1)*6-2;3)" office:value-type="float" office:value="2287.44">
            <text:p>2287,44</text:p>
          </table:table-cell>
          <table:table-cell table:formula="of:=INDEX([.$A$2:.$D$100000];(ROW()-1)*6-1;2)" office:value-type="float" office:value="1256853.5">
            <text:p>1256853,5</text:p>
          </table:table-cell>
          <table:table-cell table:formula="of:=INDEX([.$A$2:.$D$100000];(ROW()-1)*6-2;2)" office:value-type="float" office:value="2773932">
            <text:p>2773932</text:p>
          </table:table-cell>
          <table:table-cell table:formula="of:=INDEX([.$A$2:.$D$100000];(ROW()-1)*6-5;1)" office:value-type="float" office:value="4.219">
            <text:p>4,219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5">
            <text:p>105</text:p>
          </table:table-cell>
          <table:table-cell table:formula="of:=INDEX([.$A$2:.$D$100000];(ROW()-1)*6;1)" office:value-type="float" office:value="612157">
            <text:p>612157</text:p>
          </table:table-cell>
          <table:table-cell table:formula="of:=INDEX([.$A$2:.$D$100000];(ROW()-1)*6-1;4)" office:value-type="float" office:value="19.6">
            <text:p>19,6</text:p>
          </table:table-cell>
          <table:table-cell table:formula="of:=INDEX([.$A$2:.$D$100000];(ROW()-1)*6-2;4)" office:value-type="float" office:value="14.44">
            <text:p>14,44</text:p>
          </table:table-cell>
          <table:table-cell table:formula="of:=INDEX([.$A$2:.$D$100000];(ROW()-1)*6-1;3)" office:value-type="float" office:value="867.04">
            <text:p>867,04</text:p>
          </table:table-cell>
          <table:table-cell table:formula="of:=INDEX([.$A$2:.$D$100000];(ROW()-1)*6-2;3)" office:value-type="float" office:value="2337.01">
            <text:p>2337,01</text:p>
          </table:table-cell>
          <table:table-cell table:formula="of:=INDEX([.$A$2:.$D$100000];(ROW()-1)*6-1;2)" office:value-type="float" office:value="1269896.13">
            <text:p>1269896,13</text:p>
          </table:table-cell>
          <table:table-cell table:formula="of:=INDEX([.$A$2:.$D$100000];(ROW()-1)*6-2;2)" office:value-type="float" office:value="2799542">
            <text:p>2799542</text:p>
          </table:table-cell>
          <table:table-cell table:formula="of:=INDEX([.$A$2:.$D$100000];(ROW()-1)*6-5;1)" office:value-type="float" office:value="4.078">
            <text:p>4,078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6">
            <text:p>106</text:p>
          </table:table-cell>
          <table:table-cell table:formula="of:=INDEX([.$A$2:.$D$100000];(ROW()-1)*6;1)" office:value-type="float" office:value="608680">
            <text:p>608680</text:p>
          </table:table-cell>
          <table:table-cell table:formula="of:=INDEX([.$A$2:.$D$100000];(ROW()-1)*6-1;4)" office:value-type="float" office:value="19.58">
            <text:p>19,58</text:p>
          </table:table-cell>
          <table:table-cell table:formula="of:=INDEX([.$A$2:.$D$100000];(ROW()-1)*6-2;4)" office:value-type="float" office:value="14.42">
            <text:p>14,42</text:p>
          </table:table-cell>
          <table:table-cell table:formula="of:=INDEX([.$A$2:.$D$100000];(ROW()-1)*6-1;3)" office:value-type="float" office:value="871.24">
            <text:p>871,24</text:p>
          </table:table-cell>
          <table:table-cell table:formula="of:=INDEX([.$A$2:.$D$100000];(ROW()-1)*6-2;3)" office:value-type="float" office:value="2351.91">
            <text:p>2351,91</text:p>
          </table:table-cell>
          <table:table-cell table:formula="of:=INDEX([.$A$2:.$D$100000];(ROW()-1)*6-1;2)" office:value-type="float" office:value="1277355.63">
            <text:p>1277355,63</text:p>
          </table:table-cell>
          <table:table-cell table:formula="of:=INDEX([.$A$2:.$D$100000];(ROW()-1)*6-2;2)" office:value-type="float" office:value="2816544">
            <text:p>2816544</text:p>
          </table:table-cell>
          <table:table-cell table:formula="of:=INDEX([.$A$2:.$D$100000];(ROW()-1)*6-5;1)" office:value-type="float" office:value="4.438">
            <text:p>4,438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7">
            <text:p>107</text:p>
          </table:table-cell>
          <table:table-cell table:formula="of:=INDEX([.$A$2:.$D$100000];(ROW()-1)*6;1)" office:value-type="float" office:value="603427">
            <text:p>603427</text:p>
          </table:table-cell>
          <table:table-cell table:formula="of:=INDEX([.$A$2:.$D$100000];(ROW()-1)*6-1;4)" office:value-type="float" office:value="19.52">
            <text:p>19,52</text:p>
          </table:table-cell>
          <table:table-cell table:formula="of:=INDEX([.$A$2:.$D$100000];(ROW()-1)*6-2;4)" office:value-type="float" office:value="14.21">
            <text:p>14,21</text:p>
          </table:table-cell>
          <table:table-cell table:formula="of:=INDEX([.$A$2:.$D$100000];(ROW()-1)*6-1;3)" office:value-type="float" office:value="882.19">
            <text:p>882,19</text:p>
          </table:table-cell>
          <table:table-cell table:formula="of:=INDEX([.$A$2:.$D$100000];(ROW()-1)*6-2;3)" office:value-type="float" office:value="2468.83">
            <text:p>2468,83</text:p>
          </table:table-cell>
          <table:table-cell table:formula="of:=INDEX([.$A$2:.$D$100000];(ROW()-1)*6-1;2)" office:value-type="float" office:value="1289937.25">
            <text:p>1289937,25</text:p>
          </table:table-cell>
          <table:table-cell table:formula="of:=INDEX([.$A$2:.$D$100000];(ROW()-1)*6-2;2)" office:value-type="float" office:value="2821195">
            <text:p>2821195</text:p>
          </table:table-cell>
          <table:table-cell table:formula="of:=INDEX([.$A$2:.$D$100000];(ROW()-1)*6-5;1)" office:value-type="float" office:value="3.86">
            <text:p>3,86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84147">
            <text:p>1584147</text:p>
          </table:table-cell>
          <table:table-cell office:value-type="float" office:value="1311.14">
            <text:p>1311,14</text:p>
          </table:table-cell>
          <table:table-cell office:value-type="float" office:value="16.95">
            <text:p>16,9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8">
            <text:p>108</text:p>
          </table:table-cell>
          <table:table-cell table:formula="of:=INDEX([.$A$2:.$D$100000];(ROW()-1)*6;1)" office:value-type="float" office:value="598742">
            <text:p>598742</text:p>
          </table:table-cell>
          <table:table-cell table:formula="of:=INDEX([.$A$2:.$D$100000];(ROW()-1)*6-1;4)" office:value-type="float" office:value="19.53">
            <text:p>19,53</text:p>
          </table:table-cell>
          <table:table-cell table:formula="of:=INDEX([.$A$2:.$D$100000];(ROW()-1)*6-2;4)" office:value-type="float" office:value="14.2">
            <text:p>14,2</text:p>
          </table:table-cell>
          <table:table-cell table:formula="of:=INDEX([.$A$2:.$D$100000];(ROW()-1)*6-1;3)" office:value-type="float" office:value="881.21">
            <text:p>881,21</text:p>
          </table:table-cell>
          <table:table-cell table:formula="of:=INDEX([.$A$2:.$D$100000];(ROW()-1)*6-2;3)" office:value-type="float" office:value="2470.53">
            <text:p>2470,53</text:p>
          </table:table-cell>
          <table:table-cell table:formula="of:=INDEX([.$A$2:.$D$100000];(ROW()-1)*6-1;2)" office:value-type="float" office:value="1291463.5">
            <text:p>1291463,5</text:p>
          </table:table-cell>
          <table:table-cell table:formula="of:=INDEX([.$A$2:.$D$100000];(ROW()-1)*6-2;2)" office:value-type="float" office:value="2795978">
            <text:p>2795978</text:p>
          </table:table-cell>
          <table:table-cell table:formula="of:=INDEX([.$A$2:.$D$100000];(ROW()-1)*6-5;1)" office:value-type="float" office:value="3.703">
            <text:p>3,703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77909.25">
            <text:p>677909,25</text:p>
          </table:table-cell>
          <table:table-cell office:value-type="float" office:value="442.62">
            <text:p>442,62</text:p>
          </table:table-cell>
          <table:table-cell office:value-type="float" office:value="22.44">
            <text:p>22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9">
            <text:p>109</text:p>
          </table:table-cell>
          <table:table-cell table:formula="of:=INDEX([.$A$2:.$D$100000];(ROW()-1)*6;1)" office:value-type="float" office:value="594323">
            <text:p>594323</text:p>
          </table:table-cell>
          <table:table-cell table:formula="of:=INDEX([.$A$2:.$D$100000];(ROW()-1)*6-1;4)" office:value-type="float" office:value="19.49">
            <text:p>19,49</text:p>
          </table:table-cell>
          <table:table-cell table:formula="of:=INDEX([.$A$2:.$D$100000];(ROW()-1)*6-2;4)" office:value-type="float" office:value="14.17">
            <text:p>14,17</text:p>
          </table:table-cell>
          <table:table-cell table:formula="of:=INDEX([.$A$2:.$D$100000];(ROW()-1)*6-1;3)" office:value-type="float" office:value="889.01">
            <text:p>889,01</text:p>
          </table:table-cell>
          <table:table-cell table:formula="of:=INDEX([.$A$2:.$D$100000];(ROW()-1)*6-2;3)" office:value-type="float" office:value="2490.28">
            <text:p>2490,28</text:p>
          </table:table-cell>
          <table:table-cell table:formula="of:=INDEX([.$A$2:.$D$100000];(ROW()-1)*6-1;2)" office:value-type="float" office:value="1301227.88">
            <text:p>1301227,88</text:p>
          </table:table-cell>
          <table:table-cell table:formula="of:=INDEX([.$A$2:.$D$100000];(ROW()-1)*6-2;2)" office:value-type="float" office:value="2854291">
            <text:p>2854291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475870">
            <text:p>147587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0">
            <text:p>110</text:p>
          </table:table-cell>
          <table:table-cell table:formula="of:=INDEX([.$A$2:.$D$100000];(ROW()-1)*6;1)" office:value-type="float" office:value="589904">
            <text:p>589904</text:p>
          </table:table-cell>
          <table:table-cell table:formula="of:=INDEX([.$A$2:.$D$100000];(ROW()-1)*6-1;4)" office:value-type="float" office:value="19.45">
            <text:p>19,45</text:p>
          </table:table-cell>
          <table:table-cell table:formula="of:=INDEX([.$A$2:.$D$100000];(ROW()-1)*6-2;4)" office:value-type="float" office:value="14.06">
            <text:p>14,06</text:p>
          </table:table-cell>
          <table:table-cell table:formula="of:=INDEX([.$A$2:.$D$100000];(ROW()-1)*6-1;3)" office:value-type="float" office:value="899.24">
            <text:p>899,24</text:p>
          </table:table-cell>
          <table:table-cell table:formula="of:=INDEX([.$A$2:.$D$100000];(ROW()-1)*6-2;3)" office:value-type="float" office:value="2550.31">
            <text:p>2550,31</text:p>
          </table:table-cell>
          <table:table-cell table:formula="of:=INDEX([.$A$2:.$D$100000];(ROW()-1)*6-1;2)" office:value-type="float" office:value="1315019.88">
            <text:p>1315019,88</text:p>
          </table:table-cell>
          <table:table-cell table:formula="of:=INDEX([.$A$2:.$D$100000];(ROW()-1)*6-2;2)" office:value-type="float" office:value="2857839">
            <text:p>2857839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1">
            <text:p>111</text:p>
          </table:table-cell>
          <table:table-cell table:formula="of:=INDEX([.$A$2:.$D$100000];(ROW()-1)*6;1)" office:value-type="float" office:value="584748">
            <text:p>584748</text:p>
          </table:table-cell>
          <table:table-cell table:formula="of:=INDEX([.$A$2:.$D$100000];(ROW()-1)*6-1;4)" office:value-type="float" office:value="19.41">
            <text:p>19,41</text:p>
          </table:table-cell>
          <table:table-cell table:formula="of:=INDEX([.$A$2:.$D$100000];(ROW()-1)*6-2;4)" office:value-type="float" office:value="13.96">
            <text:p>13,96</text:p>
          </table:table-cell>
          <table:table-cell table:formula="of:=INDEX([.$A$2:.$D$100000];(ROW()-1)*6-1;3)" office:value-type="float" office:value="909.61">
            <text:p>909,61</text:p>
          </table:table-cell>
          <table:table-cell table:formula="of:=INDEX([.$A$2:.$D$100000];(ROW()-1)*6-2;3)" office:value-type="float" office:value="2615.08">
            <text:p>2615,08</text:p>
          </table:table-cell>
          <table:table-cell table:formula="of:=INDEX([.$A$2:.$D$100000];(ROW()-1)*6-1;2)" office:value-type="float" office:value="1328875.25">
            <text:p>1328875,25</text:p>
          </table:table-cell>
          <table:table-cell table:formula="of:=INDEX([.$A$2:.$D$100000];(ROW()-1)*6-2;2)" office:value-type="float" office:value="2881875">
            <text:p>2881875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2">
            <text:p>112</text:p>
          </table:table-cell>
          <table:table-cell table:formula="of:=INDEX([.$A$2:.$D$100000];(ROW()-1)*6;1)" office:value-type="float" office:value="579087">
            <text:p>579087</text:p>
          </table:table-cell>
          <table:table-cell table:formula="of:=INDEX([.$A$2:.$D$100000];(ROW()-1)*6-1;4)" office:value-type="float" office:value="19.42">
            <text:p>19,42</text:p>
          </table:table-cell>
          <table:table-cell table:formula="of:=INDEX([.$A$2:.$D$100000];(ROW()-1)*6-2;4)" office:value-type="float" office:value="13.87">
            <text:p>13,87</text:p>
          </table:table-cell>
          <table:table-cell table:formula="of:=INDEX([.$A$2:.$D$100000];(ROW()-1)*6-1;3)" office:value-type="float" office:value="906.7">
            <text:p>906,7</text:p>
          </table:table-cell>
          <table:table-cell table:formula="of:=INDEX([.$A$2:.$D$100000];(ROW()-1)*6-2;3)" office:value-type="float" office:value="2666.77">
            <text:p>2666,77</text:p>
          </table:table-cell>
          <table:table-cell table:formula="of:=INDEX([.$A$2:.$D$100000];(ROW()-1)*6-1;2)" office:value-type="float" office:value="1326696.5">
            <text:p>1326696,5</text:p>
          </table:table-cell>
          <table:table-cell table:formula="of:=INDEX([.$A$2:.$D$100000];(ROW()-1)*6-2;2)" office:value-type="float" office:value="2884484">
            <text:p>2884484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516">
            <text:p>1,516</text:p>
          </table:table-cell>
        </table:table-row>
        <table:table-row table:style-name="ro1">
          <table:table-cell office:value-type="float" office:value="2.234">
            <text:p>2,23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3">
            <text:p>113</text:p>
          </table:table-cell>
          <table:table-cell table:formula="of:=INDEX([.$A$2:.$D$100000];(ROW()-1)*6;1)" office:value-type="float" office:value="575158">
            <text:p>575158</text:p>
          </table:table-cell>
          <table:table-cell table:formula="of:=INDEX([.$A$2:.$D$100000];(ROW()-1)*6-1;4)" office:value-type="float" office:value="19.36">
            <text:p>19,36</text:p>
          </table:table-cell>
          <table:table-cell table:formula="of:=INDEX([.$A$2:.$D$100000];(ROW()-1)*6-2;4)" office:value-type="float" office:value="13.85">
            <text:p>13,85</text:p>
          </table:table-cell>
          <table:table-cell table:formula="of:=INDEX([.$A$2:.$D$100000];(ROW()-1)*6-1;3)" office:value-type="float" office:value="920.45">
            <text:p>920,45</text:p>
          </table:table-cell>
          <table:table-cell table:formula="of:=INDEX([.$A$2:.$D$100000];(ROW()-1)*6-2;3)" office:value-type="float" office:value="2678.28">
            <text:p>2678,28</text:p>
          </table:table-cell>
          <table:table-cell table:formula="of:=INDEX([.$A$2:.$D$100000];(ROW()-1)*6-1;2)" office:value-type="float" office:value="1346661.25">
            <text:p>1346661,25</text:p>
          </table:table-cell>
          <table:table-cell table:formula="of:=INDEX([.$A$2:.$D$100000];(ROW()-1)*6-2;2)" office:value-type="float" office:value="2916244">
            <text:p>2916244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62259">
            <text:p>1562259</text:p>
          </table:table-cell>
          <table:table-cell office:value-type="float" office:value="1290.36">
            <text:p>1290,36</text:p>
          </table:table-cell>
          <table:table-cell office:value-type="float" office:value="17.02">
            <text:p>17,0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4">
            <text:p>114</text:p>
          </table:table-cell>
          <table:table-cell table:formula="of:=INDEX([.$A$2:.$D$100000];(ROW()-1)*6;1)" office:value-type="float" office:value="570365">
            <text:p>570365</text:p>
          </table:table-cell>
          <table:table-cell table:formula="of:=INDEX([.$A$2:.$D$100000];(ROW()-1)*6-1;4)" office:value-type="float" office:value="19.33">
            <text:p>19,33</text:p>
          </table:table-cell>
          <table:table-cell table:formula="of:=INDEX([.$A$2:.$D$100000];(ROW()-1)*6-2;4)" office:value-type="float" office:value="13.71">
            <text:p>13,71</text:p>
          </table:table-cell>
          <table:table-cell table:formula="of:=INDEX([.$A$2:.$D$100000];(ROW()-1)*6-1;3)" office:value-type="float" office:value="925.96">
            <text:p>925,96</text:p>
          </table:table-cell>
          <table:table-cell table:formula="of:=INDEX([.$A$2:.$D$100000];(ROW()-1)*6-2;3)" office:value-type="float" office:value="2766.95">
            <text:p>2766,95</text:p>
          </table:table-cell>
          <table:table-cell table:formula="of:=INDEX([.$A$2:.$D$100000];(ROW()-1)*6-1;2)" office:value-type="float" office:value="1352853.75">
            <text:p>1352853,75</text:p>
          </table:table-cell>
          <table:table-cell table:formula="of:=INDEX([.$A$2:.$D$100000];(ROW()-1)*6-2;2)" office:value-type="float" office:value="2922637">
            <text:p>2922637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71100.5">
            <text:p>671100,5</text:p>
          </table:table-cell>
          <table:table-cell office:value-type="float" office:value="437.45">
            <text:p>437,45</text:p>
          </table:table-cell>
          <table:table-cell office:value-type="float" office:value="22.5">
            <text:p>22,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5">
            <text:p>115</text:p>
          </table:table-cell>
          <table:table-cell table:formula="of:=INDEX([.$A$2:.$D$100000];(ROW()-1)*6;1)" office:value-type="float" office:value="567236">
            <text:p>567236</text:p>
          </table:table-cell>
          <table:table-cell table:formula="of:=INDEX([.$A$2:.$D$100000];(ROW()-1)*6-1;4)" office:value-type="float" office:value="19.32">
            <text:p>19,32</text:p>
          </table:table-cell>
          <table:table-cell table:formula="of:=INDEX([.$A$2:.$D$100000];(ROW()-1)*6-2;4)" office:value-type="float" office:value="13.7">
            <text:p>13,7</text:p>
          </table:table-cell>
          <table:table-cell table:formula="of:=INDEX([.$A$2:.$D$100000];(ROW()-1)*6-1;3)" office:value-type="float" office:value="929.23">
            <text:p>929,23</text:p>
          </table:table-cell>
          <table:table-cell table:formula="of:=INDEX([.$A$2:.$D$100000];(ROW()-1)*6-2;3)" office:value-type="float" office:value="2774.32">
            <text:p>2774,32</text:p>
          </table:table-cell>
          <table:table-cell table:formula="of:=INDEX([.$A$2:.$D$100000];(ROW()-1)*6-1;2)" office:value-type="float" office:value="1358407.38">
            <text:p>1358407,38</text:p>
          </table:table-cell>
          <table:table-cell table:formula="of:=INDEX([.$A$2:.$D$100000];(ROW()-1)*6-2;2)" office:value-type="float" office:value="2909271">
            <text:p>2909271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491434">
            <text:p>149143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6">
            <text:p>116</text:p>
          </table:table-cell>
          <table:table-cell table:formula="of:=INDEX([.$A$2:.$D$100000];(ROW()-1)*6;1)" office:value-type="float" office:value="563276">
            <text:p>563276</text:p>
          </table:table-cell>
          <table:table-cell table:formula="of:=INDEX([.$A$2:.$D$100000];(ROW()-1)*6-1;4)" office:value-type="float" office:value="19.32">
            <text:p>19,32</text:p>
          </table:table-cell>
          <table:table-cell table:formula="of:=INDEX([.$A$2:.$D$100000];(ROW()-1)*6-2;4)" office:value-type="float" office:value="13.84">
            <text:p>13,84</text:p>
          </table:table-cell>
          <table:table-cell table:formula="of:=INDEX([.$A$2:.$D$100000];(ROW()-1)*6-1;3)" office:value-type="float" office:value="929.93">
            <text:p>929,93</text:p>
          </table:table-cell>
          <table:table-cell table:formula="of:=INDEX([.$A$2:.$D$100000];(ROW()-1)*6-2;3)" office:value-type="float" office:value="2686.34">
            <text:p>2686,34</text:p>
          </table:table-cell>
          <table:table-cell table:formula="of:=INDEX([.$A$2:.$D$100000];(ROW()-1)*6-1;2)" office:value-type="float" office:value="1360989.13">
            <text:p>1360989,13</text:p>
          </table:table-cell>
          <table:table-cell table:formula="of:=INDEX([.$A$2:.$D$100000];(ROW()-1)*6-2;2)" office:value-type="float" office:value="2962963">
            <text:p>2962963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5.578">
            <text:p>5,5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7">
            <text:p>117</text:p>
          </table:table-cell>
          <table:table-cell table:formula="of:=INDEX([.$A$2:.$D$100000];(ROW()-1)*6;1)" office:value-type="float" office:value="559652">
            <text:p>559652</text:p>
          </table:table-cell>
          <table:table-cell table:formula="of:=INDEX([.$A$2:.$D$100000];(ROW()-1)*6-1;4)" office:value-type="float" office:value="19.28">
            <text:p>19,28</text:p>
          </table:table-cell>
          <table:table-cell table:formula="of:=INDEX([.$A$2:.$D$100000];(ROW()-1)*6-2;4)" office:value-type="float" office:value="13.71">
            <text:p>13,71</text:p>
          </table:table-cell>
          <table:table-cell table:formula="of:=INDEX([.$A$2:.$D$100000];(ROW()-1)*6-1;3)" office:value-type="float" office:value="938.63">
            <text:p>938,63</text:p>
          </table:table-cell>
          <table:table-cell table:formula="of:=INDEX([.$A$2:.$D$100000];(ROW()-1)*6-2;3)" office:value-type="float" office:value="2765.84">
            <text:p>2765,84</text:p>
          </table:table-cell>
          <table:table-cell table:formula="of:=INDEX([.$A$2:.$D$100000];(ROW()-1)*6-1;2)" office:value-type="float" office:value="1371800.38">
            <text:p>1371800,38</text:p>
          </table:table-cell>
          <table:table-cell table:formula="of:=INDEX([.$A$2:.$D$100000];(ROW()-1)*6-2;2)" office:value-type="float" office:value="2956734">
            <text:p>2956734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8">
            <text:p>118</text:p>
          </table:table-cell>
          <table:table-cell table:formula="of:=INDEX([.$A$2:.$D$100000];(ROW()-1)*6;1)" office:value-type="float" office:value="556750">
            <text:p>556750</text:p>
          </table:table-cell>
          <table:table-cell table:formula="of:=INDEX([.$A$2:.$D$100000];(ROW()-1)*6-1;4)" office:value-type="float" office:value="19.28">
            <text:p>19,28</text:p>
          </table:table-cell>
          <table:table-cell table:formula="of:=INDEX([.$A$2:.$D$100000];(ROW()-1)*6-2;4)" office:value-type="float" office:value="13.66">
            <text:p>13,66</text:p>
          </table:table-cell>
          <table:table-cell table:formula="of:=INDEX([.$A$2:.$D$100000];(ROW()-1)*6-1;3)" office:value-type="float" office:value="939.59">
            <text:p>939,59</text:p>
          </table:table-cell>
          <table:table-cell table:formula="of:=INDEX([.$A$2:.$D$100000];(ROW()-1)*6-2;3)" office:value-type="float" office:value="2801.01">
            <text:p>2801,01</text:p>
          </table:table-cell>
          <table:table-cell table:formula="of:=INDEX([.$A$2:.$D$100000];(ROW()-1)*6-1;2)" office:value-type="float" office:value="1374045.88">
            <text:p>1374045,88</text:p>
          </table:table-cell>
          <table:table-cell table:formula="of:=INDEX([.$A$2:.$D$100000];(ROW()-1)*6-2;2)" office:value-type="float" office:value="2971397">
            <text:p>2971397</text:p>
          </table:table-cell>
          <table:table-cell table:formula="of:=INDEX([.$A$2:.$D$100000];(ROW()-1)*6-5;1)" office:value-type="float" office:value="4.235">
            <text:p>4,23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969">
            <text:p>1,9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9">
            <text:p>119</text:p>
          </table:table-cell>
          <table:table-cell table:formula="of:=INDEX([.$A$2:.$D$100000];(ROW()-1)*6;1)" office:value-type="float" office:value="553240">
            <text:p>553240</text:p>
          </table:table-cell>
          <table:table-cell table:formula="of:=INDEX([.$A$2:.$D$100000];(ROW()-1)*6-1;4)" office:value-type="float" office:value="19.25">
            <text:p>19,25</text:p>
          </table:table-cell>
          <table:table-cell table:formula="of:=INDEX([.$A$2:.$D$100000];(ROW()-1)*6-2;4)" office:value-type="float" office:value="13.7">
            <text:p>13,7</text:p>
          </table:table-cell>
          <table:table-cell table:formula="of:=INDEX([.$A$2:.$D$100000];(ROW()-1)*6-1;3)" office:value-type="float" office:value="944.4">
            <text:p>944,4</text:p>
          </table:table-cell>
          <table:table-cell table:formula="of:=INDEX([.$A$2:.$D$100000];(ROW()-1)*6-2;3)" office:value-type="float" office:value="2770.77">
            <text:p>2770,77</text:p>
          </table:table-cell>
          <table:table-cell table:formula="of:=INDEX([.$A$2:.$D$100000];(ROW()-1)*6-1;2)" office:value-type="float" office:value="1385879.63">
            <text:p>1385879,63</text:p>
          </table:table-cell>
          <table:table-cell table:formula="of:=INDEX([.$A$2:.$D$100000];(ROW()-1)*6-2;2)" office:value-type="float" office:value="2973837">
            <text:p>2973837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89817">
            <text:p>1589817</text:p>
          </table:table-cell>
          <table:table-cell office:value-type="float" office:value="1322.94">
            <text:p>1322,94</text:p>
          </table:table-cell>
          <table:table-cell office:value-type="float" office:value="16.92">
            <text:p>16,9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0">
            <text:p>120</text:p>
          </table:table-cell>
          <table:table-cell table:formula="of:=INDEX([.$A$2:.$D$100000];(ROW()-1)*6;1)" office:value-type="float" office:value="546906">
            <text:p>546906</text:p>
          </table:table-cell>
          <table:table-cell table:formula="of:=INDEX([.$A$2:.$D$100000];(ROW()-1)*6-1;4)" office:value-type="float" office:value="19.24">
            <text:p>19,24</text:p>
          </table:table-cell>
          <table:table-cell table:formula="of:=INDEX([.$A$2:.$D$100000];(ROW()-1)*6-2;4)" office:value-type="float" office:value="13.89">
            <text:p>13,89</text:p>
          </table:table-cell>
          <table:table-cell table:formula="of:=INDEX([.$A$2:.$D$100000];(ROW()-1)*6-1;3)" office:value-type="float" office:value="943.74">
            <text:p>943,74</text:p>
          </table:table-cell>
          <table:table-cell table:formula="of:=INDEX([.$A$2:.$D$100000];(ROW()-1)*6-2;3)" office:value-type="float" office:value="2655.6">
            <text:p>2655,6</text:p>
          </table:table-cell>
          <table:table-cell table:formula="of:=INDEX([.$A$2:.$D$100000];(ROW()-1)*6-1;2)" office:value-type="float" office:value="1382684.5">
            <text:p>1382684,5</text:p>
          </table:table-cell>
          <table:table-cell table:formula="of:=INDEX([.$A$2:.$D$100000];(ROW()-1)*6-2;2)" office:value-type="float" office:value="3015478">
            <text:p>3015478</text:p>
          </table:table-cell>
          <table:table-cell table:formula="of:=INDEX([.$A$2:.$D$100000];(ROW()-1)*6-5;1)" office:value-type="float" office:value="4.047">
            <text:p>4,047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68571.44">
            <text:p>668571,44</text:p>
          </table:table-cell>
          <table:table-cell office:value-type="float" office:value="437.61">
            <text:p>437,61</text:p>
          </table:table-cell>
          <table:table-cell office:value-type="float" office:value="22.51">
            <text:p>22,5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1">
            <text:p>121</text:p>
          </table:table-cell>
          <table:table-cell table:formula="of:=INDEX([.$A$2:.$D$100000];(ROW()-1)*6;1)" office:value-type="float" office:value="543606">
            <text:p>543606</text:p>
          </table:table-cell>
          <table:table-cell table:formula="of:=INDEX([.$A$2:.$D$100000];(ROW()-1)*6-1;4)" office:value-type="float" office:value="19.23">
            <text:p>19,23</text:p>
          </table:table-cell>
          <table:table-cell table:formula="of:=INDEX([.$A$2:.$D$100000];(ROW()-1)*6-2;4)" office:value-type="float" office:value="13.89">
            <text:p>13,89</text:p>
          </table:table-cell>
          <table:table-cell table:formula="of:=INDEX([.$A$2:.$D$100000];(ROW()-1)*6-1;3)" office:value-type="float" office:value="946.02">
            <text:p>946,02</text:p>
          </table:table-cell>
          <table:table-cell table:formula="of:=INDEX([.$A$2:.$D$100000];(ROW()-1)*6-2;3)" office:value-type="float" office:value="2655.77">
            <text:p>2655,77</text:p>
          </table:table-cell>
          <table:table-cell table:formula="of:=INDEX([.$A$2:.$D$100000];(ROW()-1)*6-1;2)" office:value-type="float" office:value="1389110.25">
            <text:p>1389110,25</text:p>
          </table:table-cell>
          <table:table-cell table:formula="of:=INDEX([.$A$2:.$D$100000];(ROW()-1)*6-2;2)" office:value-type="float" office:value="3016286">
            <text:p>3016286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2.594">
            <text:p>2,594</text:p>
          </table:table-cell>
        </table:table-row>
        <table:table-row table:style-name="ro1">
          <table:table-cell office:value-type="float" office:value="1513886">
            <text:p>151388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2">
            <text:p>122</text:p>
          </table:table-cell>
          <table:table-cell table:formula="of:=INDEX([.$A$2:.$D$100000];(ROW()-1)*6;1)" office:value-type="float" office:value="540595">
            <text:p>540595</text:p>
          </table:table-cell>
          <table:table-cell table:formula="of:=INDEX([.$A$2:.$D$100000];(ROW()-1)*6-1;4)" office:value-type="float" office:value="19.19">
            <text:p>19,19</text:p>
          </table:table-cell>
          <table:table-cell table:formula="of:=INDEX([.$A$2:.$D$100000];(ROW()-1)*6-2;4)" office:value-type="float" office:value="13.85">
            <text:p>13,85</text:p>
          </table:table-cell>
          <table:table-cell table:formula="of:=INDEX([.$A$2:.$D$100000];(ROW()-1)*6-1;3)" office:value-type="float" office:value="953.43">
            <text:p>953,43</text:p>
          </table:table-cell>
          <table:table-cell table:formula="of:=INDEX([.$A$2:.$D$100000];(ROW()-1)*6-2;3)" office:value-type="float" office:value="2678.09">
            <text:p>2678,09</text:p>
          </table:table-cell>
          <table:table-cell table:formula="of:=INDEX([.$A$2:.$D$100000];(ROW()-1)*6-1;2)" office:value-type="float" office:value="1397872.75">
            <text:p>1397872,75</text:p>
          </table:table-cell>
          <table:table-cell table:formula="of:=INDEX([.$A$2:.$D$100000];(ROW()-1)*6-2;2)" office:value-type="float" office:value="3004329">
            <text:p>3004329</text:p>
          </table:table-cell>
          <table:table-cell table:formula="of:=INDEX([.$A$2:.$D$100000];(ROW()-1)*6-5;1)" office:value-type="float" office:value="5.312">
            <text:p>5,312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3">
            <text:p>123</text:p>
          </table:table-cell>
          <table:table-cell table:formula="of:=INDEX([.$A$2:.$D$100000];(ROW()-1)*6;1)" office:value-type="float" office:value="538365">
            <text:p>538365</text:p>
          </table:table-cell>
          <table:table-cell table:formula="of:=INDEX([.$A$2:.$D$100000];(ROW()-1)*6-1;4)" office:value-type="float" office:value="19.17">
            <text:p>19,17</text:p>
          </table:table-cell>
          <table:table-cell table:formula="of:=INDEX([.$A$2:.$D$100000];(ROW()-1)*6-2;4)" office:value-type="float" office:value="13.83">
            <text:p>13,83</text:p>
          </table:table-cell>
          <table:table-cell table:formula="of:=INDEX([.$A$2:.$D$100000];(ROW()-1)*6-1;3)" office:value-type="float" office:value="956.65">
            <text:p>956,65</text:p>
          </table:table-cell>
          <table:table-cell table:formula="of:=INDEX([.$A$2:.$D$100000];(ROW()-1)*6-2;3)" office:value-type="float" office:value="2692.1">
            <text:p>2692,1</text:p>
          </table:table-cell>
          <table:table-cell table:formula="of:=INDEX([.$A$2:.$D$100000];(ROW()-1)*6-1;2)" office:value-type="float" office:value="1403127.25">
            <text:p>1403127,25</text:p>
          </table:table-cell>
          <table:table-cell table:formula="of:=INDEX([.$A$2:.$D$100000];(ROW()-1)*6-2;2)" office:value-type="float" office:value="3033203">
            <text:p>3033203</text:p>
          </table:table-cell>
          <table:table-cell table:formula="of:=INDEX([.$A$2:.$D$100000];(ROW()-1)*6-5;1)" office:value-type="float" office:value="3.86">
            <text:p>3,86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4">
            <text:p>124</text:p>
          </table:table-cell>
          <table:table-cell table:formula="of:=INDEX([.$A$2:.$D$100000];(ROW()-1)*6;1)" office:value-type="float" office:value="534638">
            <text:p>534638</text:p>
          </table:table-cell>
          <table:table-cell table:formula="of:=INDEX([.$A$2:.$D$100000];(ROW()-1)*6-1;4)" office:value-type="float" office:value="19.15">
            <text:p>19,15</text:p>
          </table:table-cell>
          <table:table-cell table:formula="of:=INDEX([.$A$2:.$D$100000];(ROW()-1)*6-2;4)" office:value-type="float" office:value="13.96">
            <text:p>13,96</text:p>
          </table:table-cell>
          <table:table-cell table:formula="of:=INDEX([.$A$2:.$D$100000];(ROW()-1)*6-1;3)" office:value-type="float" office:value="962.51">
            <text:p>962,51</text:p>
          </table:table-cell>
          <table:table-cell table:formula="of:=INDEX([.$A$2:.$D$100000];(ROW()-1)*6-2;3)" office:value-type="float" office:value="2613.51">
            <text:p>2613,51</text:p>
          </table:table-cell>
          <table:table-cell table:formula="of:=INDEX([.$A$2:.$D$100000];(ROW()-1)*6-1;2)" office:value-type="float" office:value="1409417.88">
            <text:p>1409417,88</text:p>
          </table:table-cell>
          <table:table-cell table:formula="of:=INDEX([.$A$2:.$D$100000];(ROW()-1)*6-2;2)" office:value-type="float" office:value="3035035">
            <text:p>3035035</text:p>
          </table:table-cell>
          <table:table-cell table:formula="of:=INDEX([.$A$2:.$D$100000];(ROW()-1)*6-5;1)" office:value-type="float" office:value="4.125">
            <text:p>4,125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.687">
            <text:p>1,68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5">
            <text:p>125</text:p>
          </table:table-cell>
          <table:table-cell table:formula="of:=INDEX([.$A$2:.$D$100000];(ROW()-1)*6;1)" office:value-type="float" office:value="530881">
            <text:p>530881</text:p>
          </table:table-cell>
          <table:table-cell table:formula="of:=INDEX([.$A$2:.$D$100000];(ROW()-1)*6-1;4)" office:value-type="float" office:value="19.14">
            <text:p>19,14</text:p>
          </table:table-cell>
          <table:table-cell table:formula="of:=INDEX([.$A$2:.$D$100000];(ROW()-1)*6-2;4)" office:value-type="float" office:value="13.98">
            <text:p>13,98</text:p>
          </table:table-cell>
          <table:table-cell table:formula="of:=INDEX([.$A$2:.$D$100000];(ROW()-1)*6-1;3)" office:value-type="float" office:value="965.22">
            <text:p>965,22</text:p>
          </table:table-cell>
          <table:table-cell table:formula="of:=INDEX([.$A$2:.$D$100000];(ROW()-1)*6-2;3)" office:value-type="float" office:value="2599.87">
            <text:p>2599,87</text:p>
          </table:table-cell>
          <table:table-cell table:formula="of:=INDEX([.$A$2:.$D$100000];(ROW()-1)*6-1;2)" office:value-type="float" office:value="1414882.5">
            <text:p>1414882,5</text:p>
          </table:table-cell>
          <table:table-cell table:formula="of:=INDEX([.$A$2:.$D$100000];(ROW()-1)*6-2;2)" office:value-type="float" office:value="3008082">
            <text:p>3008082</text:p>
          </table:table-cell>
          <table:table-cell table:formula="of:=INDEX([.$A$2:.$D$100000];(ROW()-1)*6-5;1)" office:value-type="float" office:value="3.64">
            <text:p>3,6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53520">
            <text:p>1553520</text:p>
          </table:table-cell>
          <table:table-cell office:value-type="float" office:value="1285.39">
            <text:p>1285,39</text:p>
          </table:table-cell>
          <table:table-cell office:value-type="float" office:value="17.04">
            <text:p>17,0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6">
            <text:p>126</text:p>
          </table:table-cell>
          <table:table-cell table:formula="of:=INDEX([.$A$2:.$D$100000];(ROW()-1)*6;1)" office:value-type="float" office:value="528550">
            <text:p>528550</text:p>
          </table:table-cell>
          <table:table-cell table:formula="of:=INDEX([.$A$2:.$D$100000];(ROW()-1)*6-1;4)" office:value-type="float" office:value="19.12">
            <text:p>19,12</text:p>
          </table:table-cell>
          <table:table-cell table:formula="of:=INDEX([.$A$2:.$D$100000];(ROW()-1)*6-2;4)" office:value-type="float" office:value="14">
            <text:p>14</text:p>
          </table:table-cell>
          <table:table-cell table:formula="of:=INDEX([.$A$2:.$D$100000];(ROW()-1)*6-1;3)" office:value-type="float" office:value="968.13">
            <text:p>968,13</text:p>
          </table:table-cell>
          <table:table-cell table:formula="of:=INDEX([.$A$2:.$D$100000];(ROW()-1)*6-2;3)" office:value-type="float" office:value="2589.2">
            <text:p>2589,2</text:p>
          </table:table-cell>
          <table:table-cell table:formula="of:=INDEX([.$A$2:.$D$100000];(ROW()-1)*6-1;2)" office:value-type="float" office:value="1420265.88">
            <text:p>1420265,88</text:p>
          </table:table-cell>
          <table:table-cell table:formula="of:=INDEX([.$A$2:.$D$100000];(ROW()-1)*6-2;2)" office:value-type="float" office:value="3062774">
            <text:p>3062774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59991.38">
            <text:p>659991,38</text:p>
          </table:table-cell>
          <table:table-cell office:value-type="float" office:value="430.3">
            <text:p>430,3</text:p>
          </table:table-cell>
          <table:table-cell office:value-type="float" office:value="22.59">
            <text:p>22,5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7">
            <text:p>127</text:p>
          </table:table-cell>
          <table:table-cell table:formula="of:=INDEX([.$A$2:.$D$100000];(ROW()-1)*6;1)" office:value-type="float" office:value="524808">
            <text:p>524808</text:p>
          </table:table-cell>
          <table:table-cell table:formula="of:=INDEX([.$A$2:.$D$100000];(ROW()-1)*6-1;4)" office:value-type="float" office:value="19.12">
            <text:p>19,12</text:p>
          </table:table-cell>
          <table:table-cell table:formula="of:=INDEX([.$A$2:.$D$100000];(ROW()-1)*6-2;4)" office:value-type="float" office:value="14">
            <text:p>14</text:p>
          </table:table-cell>
          <table:table-cell table:formula="of:=INDEX([.$A$2:.$D$100000];(ROW()-1)*6-1;3)" office:value-type="float" office:value="969.63">
            <text:p>969,63</text:p>
          </table:table-cell>
          <table:table-cell table:formula="of:=INDEX([.$A$2:.$D$100000];(ROW()-1)*6-2;3)" office:value-type="float" office:value="2589.45">
            <text:p>2589,45</text:p>
          </table:table-cell>
          <table:table-cell table:formula="of:=INDEX([.$A$2:.$D$100000];(ROW()-1)*6-1;2)" office:value-type="float" office:value="1419321.13">
            <text:p>1419321,13</text:p>
          </table:table-cell>
          <table:table-cell table:formula="of:=INDEX([.$A$2:.$D$100000];(ROW()-1)*6-2;2)" office:value-type="float" office:value="3100901">
            <text:p>3100901</text:p>
          </table:table-cell>
          <table:table-cell table:formula="of:=INDEX([.$A$2:.$D$100000];(ROW()-1)*6-5;1)" office:value-type="float" office:value="4.094">
            <text:p>4,094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1534209">
            <text:p>153420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8">
            <text:p>128</text:p>
          </table:table-cell>
          <table:table-cell table:formula="of:=INDEX([.$A$2:.$D$100000];(ROW()-1)*6;1)" office:value-type="float" office:value="518108">
            <text:p>518108</text:p>
          </table:table-cell>
          <table:table-cell table:formula="of:=INDEX([.$A$2:.$D$100000];(ROW()-1)*6-1;4)" office:value-type="float" office:value="19.17">
            <text:p>19,17</text:p>
          </table:table-cell>
          <table:table-cell table:formula="of:=INDEX([.$A$2:.$D$100000];(ROW()-1)*6-2;4)" office:value-type="float" office:value="14.18">
            <text:p>14,18</text:p>
          </table:table-cell>
          <table:table-cell table:formula="of:=INDEX([.$A$2:.$D$100000];(ROW()-1)*6-1;3)" office:value-type="float" office:value="951.92">
            <text:p>951,92</text:p>
          </table:table-cell>
          <table:table-cell table:formula="of:=INDEX([.$A$2:.$D$100000];(ROW()-1)*6-2;3)" office:value-type="float" office:value="2484.89">
            <text:p>2484,89</text:p>
          </table:table-cell>
          <table:table-cell table:formula="of:=INDEX([.$A$2:.$D$100000];(ROW()-1)*6-1;2)" office:value-type="float" office:value="1388707">
            <text:p>1388707</text:p>
          </table:table-cell>
          <table:table-cell table:formula="of:=INDEX([.$A$2:.$D$100000];(ROW()-1)*6-2;2)" office:value-type="float" office:value="2995365">
            <text:p>2995365</text:p>
          </table:table-cell>
          <table:table-cell table:formula="of:=INDEX([.$A$2:.$D$100000];(ROW()-1)*6-5;1)" office:value-type="float" office:value="3.875">
            <text:p>3,875</text:p>
          </table:table-cell>
          <table:table-cell table:formula="of:=INDEX([.$A$2:.$D$100000];(ROW()-1)*6-3;1)" office:value-type="float" office:value="2.406">
            <text:p>2,406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9">
            <text:p>129</text:p>
          </table:table-cell>
          <table:table-cell table:formula="of:=INDEX([.$A$2:.$D$100000];(ROW()-1)*6;1)" office:value-type="float" office:value="515331">
            <text:p>515331</text:p>
          </table:table-cell>
          <table:table-cell table:formula="of:=INDEX([.$A$2:.$D$100000];(ROW()-1)*6-1;4)" office:value-type="float" office:value="19.09">
            <text:p>19,09</text:p>
          </table:table-cell>
          <table:table-cell table:formula="of:=INDEX([.$A$2:.$D$100000];(ROW()-1)*6-2;4)" office:value-type="float" office:value="14.01">
            <text:p>14,01</text:p>
          </table:table-cell>
          <table:table-cell table:formula="of:=INDEX([.$A$2:.$D$100000];(ROW()-1)*6-1;3)" office:value-type="float" office:value="969.98">
            <text:p>969,98</text:p>
          </table:table-cell>
          <table:table-cell table:formula="of:=INDEX([.$A$2:.$D$100000];(ROW()-1)*6-2;3)" office:value-type="float" office:value="2585.42">
            <text:p>2585,42</text:p>
          </table:table-cell>
          <table:table-cell table:formula="of:=INDEX([.$A$2:.$D$100000];(ROW()-1)*6-1;2)" office:value-type="float" office:value="1425221">
            <text:p>1425221</text:p>
          </table:table-cell>
          <table:table-cell table:formula="of:=INDEX([.$A$2:.$D$100000];(ROW()-1)*6-2;2)" office:value-type="float" office:value="3050731">
            <text:p>3050731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0">
            <text:p>130</text:p>
          </table:table-cell>
          <table:table-cell table:formula="of:=INDEX([.$A$2:.$D$100000];(ROW()-1)*6;1)" office:value-type="float" office:value="512454">
            <text:p>512454</text:p>
          </table:table-cell>
          <table:table-cell table:formula="of:=INDEX([.$A$2:.$D$100000];(ROW()-1)*6-1;4)" office:value-type="float" office:value="19.01">
            <text:p>19,01</text:p>
          </table:table-cell>
          <table:table-cell table:formula="of:=INDEX([.$A$2:.$D$100000];(ROW()-1)*6-2;4)" office:value-type="float" office:value="14.12">
            <text:p>14,12</text:p>
          </table:table-cell>
          <table:table-cell table:formula="of:=INDEX([.$A$2:.$D$100000];(ROW()-1)*6-1;3)" office:value-type="float" office:value="976.9">
            <text:p>976,9</text:p>
          </table:table-cell>
          <table:table-cell table:formula="of:=INDEX([.$A$2:.$D$100000];(ROW()-1)*6-2;3)" office:value-type="float" office:value="2519.19">
            <text:p>2519,19</text:p>
          </table:table-cell>
          <table:table-cell table:formula="of:=INDEX([.$A$2:.$D$100000];(ROW()-1)*6-1;2)" office:value-type="float" office:value="1436534.75">
            <text:p>1436534,75</text:p>
          </table:table-cell>
          <table:table-cell table:formula="of:=INDEX([.$A$2:.$D$100000];(ROW()-1)*6-2;2)" office:value-type="float" office:value="3046046">
            <text:p>3046046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1">
            <text:p>131</text:p>
          </table:table-cell>
          <table:table-cell table:formula="of:=INDEX([.$A$2:.$D$100000];(ROW()-1)*6;1)" office:value-type="float" office:value="509348">
            <text:p>509348</text:p>
          </table:table-cell>
          <table:table-cell table:formula="of:=INDEX([.$A$2:.$D$100000];(ROW()-1)*6-1;4)" office:value-type="float" office:value="19.03">
            <text:p>19,03</text:p>
          </table:table-cell>
          <table:table-cell table:formula="of:=INDEX([.$A$2:.$D$100000];(ROW()-1)*6-2;4)" office:value-type="float" office:value="14.03">
            <text:p>14,03</text:p>
          </table:table-cell>
          <table:table-cell table:formula="of:=INDEX([.$A$2:.$D$100000];(ROW()-1)*6-1;3)" office:value-type="float" office:value="985.21">
            <text:p>985,21</text:p>
          </table:table-cell>
          <table:table-cell table:formula="of:=INDEX([.$A$2:.$D$100000];(ROW()-1)*6-2;3)" office:value-type="float" office:value="2573.45">
            <text:p>2573,45</text:p>
          </table:table-cell>
          <table:table-cell table:formula="of:=INDEX([.$A$2:.$D$100000];(ROW()-1)*6-1;2)" office:value-type="float" office:value="1443649.25">
            <text:p>1443649,25</text:p>
          </table:table-cell>
          <table:table-cell table:formula="of:=INDEX([.$A$2:.$D$100000];(ROW()-1)*6-2;2)" office:value-type="float" office:value="3061905">
            <text:p>3061905</text:p>
          </table:table-cell>
          <table:table-cell table:formula="of:=INDEX([.$A$2:.$D$100000];(ROW()-1)*6-5;1)" office:value-type="float" office:value="6.562">
            <text:p>6,562</text:p>
          </table:table-cell>
          <table:table-cell table:formula="of:=INDEX([.$A$2:.$D$100000];(ROW()-1)*6-3;1)" office:value-type="float" office:value="2.64">
            <text:p>2,6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54317">
            <text:p>1554317</text:p>
          </table:table-cell>
          <table:table-cell office:value-type="float" office:value="1290.94">
            <text:p>1290,94</text:p>
          </table:table-cell>
          <table:table-cell office:value-type="float" office:value="17.02">
            <text:p>17,0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2">
            <text:p>132</text:p>
          </table:table-cell>
          <table:table-cell table:formula="of:=INDEX([.$A$2:.$D$100000];(ROW()-1)*6;1)" office:value-type="float" office:value="506083">
            <text:p>506083</text:p>
          </table:table-cell>
          <table:table-cell table:formula="of:=INDEX([.$A$2:.$D$100000];(ROW()-1)*6-1;4)" office:value-type="float" office:value="19.04">
            <text:p>19,04</text:p>
          </table:table-cell>
          <table:table-cell table:formula="of:=INDEX([.$A$2:.$D$100000];(ROW()-1)*6-2;4)" office:value-type="float" office:value="14.03">
            <text:p>14,03</text:p>
          </table:table-cell>
          <table:table-cell table:formula="of:=INDEX([.$A$2:.$D$100000];(ROW()-1)*6-1;3)" office:value-type="float" office:value="982.94">
            <text:p>982,94</text:p>
          </table:table-cell>
          <table:table-cell table:formula="of:=INDEX([.$A$2:.$D$100000];(ROW()-1)*6-2;3)" office:value-type="float" office:value="2570.19">
            <text:p>2570,19</text:p>
          </table:table-cell>
          <table:table-cell table:formula="of:=INDEX([.$A$2:.$D$100000];(ROW()-1)*6-1;2)" office:value-type="float" office:value="1444537.13">
            <text:p>1444537,13</text:p>
          </table:table-cell>
          <table:table-cell table:formula="of:=INDEX([.$A$2:.$D$100000];(ROW()-1)*6-2;2)" office:value-type="float" office:value="3072224">
            <text:p>3072224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55739.13">
            <text:p>655739,13</text:p>
          </table:table-cell>
          <table:table-cell office:value-type="float" office:value="427.91">
            <text:p>427,91</text:p>
          </table:table-cell>
          <table:table-cell office:value-type="float" office:value="22.62">
            <text:p>22,6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3">
            <text:p>133</text:p>
          </table:table-cell>
          <table:table-cell table:formula="of:=INDEX([.$A$2:.$D$100000];(ROW()-1)*6;1)" office:value-type="float" office:value="503716">
            <text:p>503716</text:p>
          </table:table-cell>
          <table:table-cell table:formula="of:=INDEX([.$A$2:.$D$100000];(ROW()-1)*6-1;4)" office:value-type="float" office:value="18.97">
            <text:p>18,97</text:p>
          </table:table-cell>
          <table:table-cell table:formula="of:=INDEX([.$A$2:.$D$100000];(ROW()-1)*6-2;4)" office:value-type="float" office:value="14.04">
            <text:p>14,04</text:p>
          </table:table-cell>
          <table:table-cell table:formula="of:=INDEX([.$A$2:.$D$100000];(ROW()-1)*6-1;3)" office:value-type="float" office:value="986.37">
            <text:p>986,37</text:p>
          </table:table-cell>
          <table:table-cell table:formula="of:=INDEX([.$A$2:.$D$100000];(ROW()-1)*6-2;3)" office:value-type="float" office:value="2562.11">
            <text:p>2562,11</text:p>
          </table:table-cell>
          <table:table-cell table:formula="of:=INDEX([.$A$2:.$D$100000];(ROW()-1)*6-1;2)" office:value-type="float" office:value="1454056.13">
            <text:p>1454056,13</text:p>
          </table:table-cell>
          <table:table-cell table:formula="of:=INDEX([.$A$2:.$D$100000];(ROW()-1)*6-2;2)" office:value-type="float" office:value="3073728">
            <text:p>3073728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552158">
            <text:p>155215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4">
            <text:p>134</text:p>
          </table:table-cell>
          <table:table-cell table:formula="of:=INDEX([.$A$2:.$D$100000];(ROW()-1)*6;1)" office:value-type="float" office:value="501139">
            <text:p>501139</text:p>
          </table:table-cell>
          <table:table-cell table:formula="of:=INDEX([.$A$2:.$D$100000];(ROW()-1)*6-1;4)" office:value-type="float" office:value="18.96">
            <text:p>18,96</text:p>
          </table:table-cell>
          <table:table-cell table:formula="of:=INDEX([.$A$2:.$D$100000];(ROW()-1)*6-2;4)" office:value-type="float" office:value="13.98">
            <text:p>13,98</text:p>
          </table:table-cell>
          <table:table-cell table:formula="of:=INDEX([.$A$2:.$D$100000];(ROW()-1)*6-1;3)" office:value-type="float" office:value="992.13">
            <text:p>992,13</text:p>
          </table:table-cell>
          <table:table-cell table:formula="of:=INDEX([.$A$2:.$D$100000];(ROW()-1)*6-2;3)" office:value-type="float" office:value="2601.66">
            <text:p>2601,66</text:p>
          </table:table-cell>
          <table:table-cell table:formula="of:=INDEX([.$A$2:.$D$100000];(ROW()-1)*6-1;2)" office:value-type="float" office:value="1460496.13">
            <text:p>1460496,13</text:p>
          </table:table-cell>
          <table:table-cell table:formula="of:=INDEX([.$A$2:.$D$100000];(ROW()-1)*6-2;2)" office:value-type="float" office:value="3074835">
            <text:p>3074835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5">
            <text:p>135</text:p>
          </table:table-cell>
          <table:table-cell table:formula="of:=INDEX([.$A$2:.$D$100000];(ROW()-1)*6;1)" office:value-type="float" office:value="498697">
            <text:p>498697</text:p>
          </table:table-cell>
          <table:table-cell table:formula="of:=INDEX([.$A$2:.$D$100000];(ROW()-1)*6-1;4)" office:value-type="float" office:value="18.98">
            <text:p>18,98</text:p>
          </table:table-cell>
          <table:table-cell table:formula="of:=INDEX([.$A$2:.$D$100000];(ROW()-1)*6-2;4)" office:value-type="float" office:value="13.94">
            <text:p>13,94</text:p>
          </table:table-cell>
          <table:table-cell table:formula="of:=INDEX([.$A$2:.$D$100000];(ROW()-1)*6-1;3)" office:value-type="float" office:value="997.18">
            <text:p>997,18</text:p>
          </table:table-cell>
          <table:table-cell table:formula="of:=INDEX([.$A$2:.$D$100000];(ROW()-1)*6-2;3)" office:value-type="float" office:value="2624.76">
            <text:p>2624,76</text:p>
          </table:table-cell>
          <table:table-cell table:formula="of:=INDEX([.$A$2:.$D$100000];(ROW()-1)*6-1;2)" office:value-type="float" office:value="1464962.5">
            <text:p>1464962,5</text:p>
          </table:table-cell>
          <table:table-cell table:formula="of:=INDEX([.$A$2:.$D$100000];(ROW()-1)*6-2;2)" office:value-type="float" office:value="3099951">
            <text:p>3099951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6">
            <text:p>136</text:p>
          </table:table-cell>
          <table:table-cell table:formula="of:=INDEX([.$A$2:.$D$100000];(ROW()-1)*6;1)" office:value-type="float" office:value="495334">
            <text:p>495334</text:p>
          </table:table-cell>
          <table:table-cell table:formula="of:=INDEX([.$A$2:.$D$100000];(ROW()-1)*6-1;4)" office:value-type="float" office:value="18.92">
            <text:p>18,92</text:p>
          </table:table-cell>
          <table:table-cell table:formula="of:=INDEX([.$A$2:.$D$100000];(ROW()-1)*6-2;4)" office:value-type="float" office:value="13.81">
            <text:p>13,81</text:p>
          </table:table-cell>
          <table:table-cell table:formula="of:=INDEX([.$A$2:.$D$100000];(ROW()-1)*6-1;3)" office:value-type="float" office:value="997.58">
            <text:p>997,58</text:p>
          </table:table-cell>
          <table:table-cell table:formula="of:=INDEX([.$A$2:.$D$100000];(ROW()-1)*6-2;3)" office:value-type="float" office:value="2706.34">
            <text:p>2706,34</text:p>
          </table:table-cell>
          <table:table-cell table:formula="of:=INDEX([.$A$2:.$D$100000];(ROW()-1)*6-1;2)" office:value-type="float" office:value="1468216.38">
            <text:p>1468216,38</text:p>
          </table:table-cell>
          <table:table-cell table:formula="of:=INDEX([.$A$2:.$D$100000];(ROW()-1)*6-2;2)" office:value-type="float" office:value="3068741">
            <text:p>3068741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7">
            <text:p>137</text:p>
          </table:table-cell>
          <table:table-cell table:formula="of:=INDEX([.$A$2:.$D$100000];(ROW()-1)*6;1)" office:value-type="float" office:value="493103">
            <text:p>493103</text:p>
          </table:table-cell>
          <table:table-cell table:formula="of:=INDEX([.$A$2:.$D$100000];(ROW()-1)*6-1;4)" office:value-type="float" office:value="18.9">
            <text:p>18,9</text:p>
          </table:table-cell>
          <table:table-cell table:formula="of:=INDEX([.$A$2:.$D$100000];(ROW()-1)*6-2;4)" office:value-type="float" office:value="13.91">
            <text:p>13,91</text:p>
          </table:table-cell>
          <table:table-cell table:formula="of:=INDEX([.$A$2:.$D$100000];(ROW()-1)*6-1;3)" office:value-type="float" office:value="1003.96">
            <text:p>1003,96</text:p>
          </table:table-cell>
          <table:table-cell table:formula="of:=INDEX([.$A$2:.$D$100000];(ROW()-1)*6-2;3)" office:value-type="float" office:value="2642.26">
            <text:p>2642,26</text:p>
          </table:table-cell>
          <table:table-cell table:formula="of:=INDEX([.$A$2:.$D$100000];(ROW()-1)*6-1;2)" office:value-type="float" office:value="1478030.25">
            <text:p>1478030,25</text:p>
          </table:table-cell>
          <table:table-cell table:formula="of:=INDEX([.$A$2:.$D$100000];(ROW()-1)*6-2;2)" office:value-type="float" office:value="3121130">
            <text:p>3121130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29103">
            <text:p>1529103</text:p>
          </table:table-cell>
          <table:table-cell office:value-type="float" office:value="1263.31">
            <text:p>1263,31</text:p>
          </table:table-cell>
          <table:table-cell office:value-type="float" office:value="17.12">
            <text:p>17,1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8">
            <text:p>138</text:p>
          </table:table-cell>
          <table:table-cell table:formula="of:=INDEX([.$A$2:.$D$100000];(ROW()-1)*6;1)" office:value-type="float" office:value="490453">
            <text:p>490453</text:p>
          </table:table-cell>
          <table:table-cell table:formula="of:=INDEX([.$A$2:.$D$100000];(ROW()-1)*6-1;4)" office:value-type="float" office:value="18.93">
            <text:p>18,93</text:p>
          </table:table-cell>
          <table:table-cell table:formula="of:=INDEX([.$A$2:.$D$100000];(ROW()-1)*6-2;4)" office:value-type="float" office:value="13.99">
            <text:p>13,99</text:p>
          </table:table-cell>
          <table:table-cell table:formula="of:=INDEX([.$A$2:.$D$100000];(ROW()-1)*6-1;3)" office:value-type="float" office:value="1011.06">
            <text:p>1011,06</text:p>
          </table:table-cell>
          <table:table-cell table:formula="of:=INDEX([.$A$2:.$D$100000];(ROW()-1)*6-2;3)" office:value-type="float" office:value="2594.51">
            <text:p>2594,51</text:p>
          </table:table-cell>
          <table:table-cell table:formula="of:=INDEX([.$A$2:.$D$100000];(ROW()-1)*6-1;2)" office:value-type="float" office:value="1484909.13">
            <text:p>1484909,13</text:p>
          </table:table-cell>
          <table:table-cell table:formula="of:=INDEX([.$A$2:.$D$100000];(ROW()-1)*6-2;2)" office:value-type="float" office:value="3123134">
            <text:p>3123134</text:p>
          </table:table-cell>
          <table:table-cell table:formula="of:=INDEX([.$A$2:.$D$100000];(ROW()-1)*6-5;1)" office:value-type="float" office:value="4.047">
            <text:p>4,047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51148.81">
            <text:p>651148,81</text:p>
          </table:table-cell>
          <table:table-cell office:value-type="float" office:value="424.32">
            <text:p>424,32</text:p>
          </table:table-cell>
          <table:table-cell office:value-type="float" office:value="22.65">
            <text:p>22,6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9">
            <text:p>139</text:p>
          </table:table-cell>
          <table:table-cell table:formula="of:=INDEX([.$A$2:.$D$100000];(ROW()-1)*6;1)" office:value-type="float" office:value="488479">
            <text:p>488479</text:p>
          </table:table-cell>
          <table:table-cell table:formula="of:=INDEX([.$A$2:.$D$100000];(ROW()-1)*6-1;4)" office:value-type="float" office:value="18.91">
            <text:p>18,91</text:p>
          </table:table-cell>
          <table:table-cell table:formula="of:=INDEX([.$A$2:.$D$100000];(ROW()-1)*6-2;4)" office:value-type="float" office:value="13.83">
            <text:p>13,83</text:p>
          </table:table-cell>
          <table:table-cell table:formula="of:=INDEX([.$A$2:.$D$100000];(ROW()-1)*6-1;3)" office:value-type="float" office:value="1014.52">
            <text:p>1014,52</text:p>
          </table:table-cell>
          <table:table-cell table:formula="of:=INDEX([.$A$2:.$D$100000];(ROW()-1)*6-2;3)" office:value-type="float" office:value="2690.51">
            <text:p>2690,51</text:p>
          </table:table-cell>
          <table:table-cell table:formula="of:=INDEX([.$A$2:.$D$100000];(ROW()-1)*6-1;2)" office:value-type="float" office:value="1490456.5">
            <text:p>1490456,5</text:p>
          </table:table-cell>
          <table:table-cell table:formula="of:=INDEX([.$A$2:.$D$100000];(ROW()-1)*6-2;2)" office:value-type="float" office:value="3157011">
            <text:p>3157011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562008">
            <text:p>156200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0">
            <text:p>140</text:p>
          </table:table-cell>
          <table:table-cell table:formula="of:=INDEX([.$A$2:.$D$100000];(ROW()-1)*6;1)" office:value-type="float" office:value="485874">
            <text:p>485874</text:p>
          </table:table-cell>
          <table:table-cell table:formula="of:=INDEX([.$A$2:.$D$100000];(ROW()-1)*6-1;4)" office:value-type="float" office:value="18.84">
            <text:p>18,84</text:p>
          </table:table-cell>
          <table:table-cell table:formula="of:=INDEX([.$A$2:.$D$100000];(ROW()-1)*6-2;4)" office:value-type="float" office:value="13.96">
            <text:p>13,96</text:p>
          </table:table-cell>
          <table:table-cell table:formula="of:=INDEX([.$A$2:.$D$100000];(ROW()-1)*6-1;3)" office:value-type="float" office:value="1017.2">
            <text:p>1017,2</text:p>
          </table:table-cell>
          <table:table-cell table:formula="of:=INDEX([.$A$2:.$D$100000];(ROW()-1)*6-2;3)" office:value-type="float" office:value="2611.35">
            <text:p>2611,35</text:p>
          </table:table-cell>
          <table:table-cell table:formula="of:=INDEX([.$A$2:.$D$100000];(ROW()-1)*6-1;2)" office:value-type="float" office:value="1495551.25">
            <text:p>1495551,25</text:p>
          </table:table-cell>
          <table:table-cell table:formula="of:=INDEX([.$A$2:.$D$100000];(ROW()-1)*6-2;2)" office:value-type="float" office:value="3147362">
            <text:p>3147362</text:p>
          </table:table-cell>
          <table:table-cell table:formula="of:=INDEX([.$A$2:.$D$100000];(ROW()-1)*6-5;1)" office:value-type="float" office:value="3.906">
            <text:p>3,906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1">
            <text:p>141</text:p>
          </table:table-cell>
          <table:table-cell table:formula="of:=INDEX([.$A$2:.$D$100000];(ROW()-1)*6;1)" office:value-type="float" office:value="484222">
            <text:p>484222</text:p>
          </table:table-cell>
          <table:table-cell table:formula="of:=INDEX([.$A$2:.$D$100000];(ROW()-1)*6-1;4)" office:value-type="float" office:value="18.86">
            <text:p>18,86</text:p>
          </table:table-cell>
          <table:table-cell table:formula="of:=INDEX([.$A$2:.$D$100000];(ROW()-1)*6-2;4)" office:value-type="float" office:value="13.68">
            <text:p>13,68</text:p>
          </table:table-cell>
          <table:table-cell table:formula="of:=INDEX([.$A$2:.$D$100000];(ROW()-1)*6-1;3)" office:value-type="float" office:value="1026.7">
            <text:p>1026,7</text:p>
          </table:table-cell>
          <table:table-cell table:formula="of:=INDEX([.$A$2:.$D$100000];(ROW()-1)*6-2;3)" office:value-type="float" office:value="2789.39">
            <text:p>2789,39</text:p>
          </table:table-cell>
          <table:table-cell table:formula="of:=INDEX([.$A$2:.$D$100000];(ROW()-1)*6-1;2)" office:value-type="float" office:value="1504368.63">
            <text:p>1504368,63</text:p>
          </table:table-cell>
          <table:table-cell table:formula="of:=INDEX([.$A$2:.$D$100000];(ROW()-1)*6-2;2)" office:value-type="float" office:value="3227927">
            <text:p>3227927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2">
            <text:p>142</text:p>
          </table:table-cell>
          <table:table-cell table:formula="of:=INDEX([.$A$2:.$D$100000];(ROW()-1)*6;1)" office:value-type="float" office:value="481665">
            <text:p>481665</text:p>
          </table:table-cell>
          <table:table-cell table:formula="of:=INDEX([.$A$2:.$D$100000];(ROW()-1)*6-1;4)" office:value-type="float" office:value="18.89">
            <text:p>18,89</text:p>
          </table:table-cell>
          <table:table-cell table:formula="of:=INDEX([.$A$2:.$D$100000];(ROW()-1)*6-2;4)" office:value-type="float" office:value="13.67">
            <text:p>13,67</text:p>
          </table:table-cell>
          <table:table-cell table:formula="of:=INDEX([.$A$2:.$D$100000];(ROW()-1)*6-1;3)" office:value-type="float" office:value="1021.42">
            <text:p>1021,42</text:p>
          </table:table-cell>
          <table:table-cell table:formula="of:=INDEX([.$A$2:.$D$100000];(ROW()-1)*6-2;3)" office:value-type="float" office:value="2790.61">
            <text:p>2790,61</text:p>
          </table:table-cell>
          <table:table-cell table:formula="of:=INDEX([.$A$2:.$D$100000];(ROW()-1)*6-1;2)" office:value-type="float" office:value="1501296">
            <text:p>1501296</text:p>
          </table:table-cell>
          <table:table-cell table:formula="of:=INDEX([.$A$2:.$D$100000];(ROW()-1)*6-2;2)" office:value-type="float" office:value="3221555">
            <text:p>3221555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89">
            <text:p>1,89</text:p>
          </table:table-cell>
        </table:table-row>
        <table:table-row table:style-name="ro1">
          <table:table-cell office:value-type="float" office:value="1.609">
            <text:p>1,60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3">
            <text:p>143</text:p>
          </table:table-cell>
          <table:table-cell table:formula="of:=INDEX([.$A$2:.$D$100000];(ROW()-1)*6;1)" office:value-type="float" office:value="479012">
            <text:p>479012</text:p>
          </table:table-cell>
          <table:table-cell table:formula="of:=INDEX([.$A$2:.$D$100000];(ROW()-1)*6-1;4)" office:value-type="float" office:value="18.81">
            <text:p>18,81</text:p>
          </table:table-cell>
          <table:table-cell table:formula="of:=INDEX([.$A$2:.$D$100000];(ROW()-1)*6-2;4)" office:value-type="float" office:value="13.78">
            <text:p>13,78</text:p>
          </table:table-cell>
          <table:table-cell table:formula="of:=INDEX([.$A$2:.$D$100000];(ROW()-1)*6-1;3)" office:value-type="float" office:value="1024.84">
            <text:p>1024,84</text:p>
          </table:table-cell>
          <table:table-cell table:formula="of:=INDEX([.$A$2:.$D$100000];(ROW()-1)*6-2;3)" office:value-type="float" office:value="2724.19">
            <text:p>2724,19</text:p>
          </table:table-cell>
          <table:table-cell table:formula="of:=INDEX([.$A$2:.$D$100000];(ROW()-1)*6-1;2)" office:value-type="float" office:value="1507535.38">
            <text:p>1507535,38</text:p>
          </table:table-cell>
          <table:table-cell table:formula="of:=INDEX([.$A$2:.$D$100000];(ROW()-1)*6-2;2)" office:value-type="float" office:value="3189887">
            <text:p>3189887</text:p>
          </table:table-cell>
          <table:table-cell table:formula="of:=INDEX([.$A$2:.$D$100000];(ROW()-1)*6-5;1)" office:value-type="float" office:value="4.406">
            <text:p>4,406</text:p>
          </table:table-cell>
          <table:table-cell table:formula="of:=INDEX([.$A$2:.$D$100000];(ROW()-1)*6-3;1)" office:value-type="float" office:value="1.61">
            <text:p>1,6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36748">
            <text:p>1536748</text:p>
          </table:table-cell>
          <table:table-cell office:value-type="float" office:value="1278.09">
            <text:p>1278,09</text:p>
          </table:table-cell>
          <table:table-cell office:value-type="float" office:value="17.07">
            <text:p>17,0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4">
            <text:p>144</text:p>
          </table:table-cell>
          <table:table-cell table:formula="of:=INDEX([.$A$2:.$D$100000];(ROW()-1)*6;1)" office:value-type="float" office:value="476578">
            <text:p>476578</text:p>
          </table:table-cell>
          <table:table-cell table:formula="of:=INDEX([.$A$2:.$D$100000];(ROW()-1)*6-1;4)" office:value-type="float" office:value="18.83">
            <text:p>18,83</text:p>
          </table:table-cell>
          <table:table-cell table:formula="of:=INDEX([.$A$2:.$D$100000];(ROW()-1)*6-2;4)" office:value-type="float" office:value="13.76">
            <text:p>13,76</text:p>
          </table:table-cell>
          <table:table-cell table:formula="of:=INDEX([.$A$2:.$D$100000];(ROW()-1)*6-1;3)" office:value-type="float" office:value="1018.57">
            <text:p>1018,57</text:p>
          </table:table-cell>
          <table:table-cell table:formula="of:=INDEX([.$A$2:.$D$100000];(ROW()-1)*6-2;3)" office:value-type="float" office:value="2738.75">
            <text:p>2738,75</text:p>
          </table:table-cell>
          <table:table-cell table:formula="of:=INDEX([.$A$2:.$D$100000];(ROW()-1)*6-1;2)" office:value-type="float" office:value="1501664.75">
            <text:p>1501664,75</text:p>
          </table:table-cell>
          <table:table-cell table:formula="of:=INDEX([.$A$2:.$D$100000];(ROW()-1)*6-2;2)" office:value-type="float" office:value="3142868">
            <text:p>3142868</text:p>
          </table:table-cell>
          <table:table-cell table:formula="of:=INDEX([.$A$2:.$D$100000];(ROW()-1)*6-5;1)" office:value-type="float" office:value="4.453">
            <text:p>4,453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35646.5">
            <text:p>635646,5</text:p>
          </table:table-cell>
          <table:table-cell office:value-type="float" office:value="415.97">
            <text:p>415,97</text:p>
          </table:table-cell>
          <table:table-cell office:value-type="float" office:value="22.74">
            <text:p>22,7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5">
            <text:p>145</text:p>
          </table:table-cell>
          <table:table-cell table:formula="of:=INDEX([.$A$2:.$D$100000];(ROW()-1)*6;1)" office:value-type="float" office:value="473451">
            <text:p>473451</text:p>
          </table:table-cell>
          <table:table-cell table:formula="of:=INDEX([.$A$2:.$D$100000];(ROW()-1)*6-1;4)" office:value-type="float" office:value="18.84">
            <text:p>18,84</text:p>
          </table:table-cell>
          <table:table-cell table:formula="of:=INDEX([.$A$2:.$D$100000];(ROW()-1)*6-2;4)" office:value-type="float" office:value="13.54">
            <text:p>13,54</text:p>
          </table:table-cell>
          <table:table-cell table:formula="of:=INDEX([.$A$2:.$D$100000];(ROW()-1)*6-1;3)" office:value-type="float" office:value="1032.55">
            <text:p>1032,55</text:p>
          </table:table-cell>
          <table:table-cell table:formula="of:=INDEX([.$A$2:.$D$100000];(ROW()-1)*6-2;3)" office:value-type="float" office:value="2880.27">
            <text:p>2880,27</text:p>
          </table:table-cell>
          <table:table-cell table:formula="of:=INDEX([.$A$2:.$D$100000];(ROW()-1)*6-1;2)" office:value-type="float" office:value="1516742.75">
            <text:p>1516742,75</text:p>
          </table:table-cell>
          <table:table-cell table:formula="of:=INDEX([.$A$2:.$D$100000];(ROW()-1)*6-2;2)" office:value-type="float" office:value="3203516">
            <text:p>3203516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591903">
            <text:p>159190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6">
            <text:p>146</text:p>
          </table:table-cell>
          <table:table-cell table:formula="of:=INDEX([.$A$2:.$D$100000];(ROW()-1)*6;1)" office:value-type="float" office:value="471153">
            <text:p>471153</text:p>
          </table:table-cell>
          <table:table-cell table:formula="of:=INDEX([.$A$2:.$D$100000];(ROW()-1)*6-1;4)" office:value-type="float" office:value="18.82">
            <text:p>18,82</text:p>
          </table:table-cell>
          <table:table-cell table:formula="of:=INDEX([.$A$2:.$D$100000];(ROW()-1)*6-2;4)" office:value-type="float" office:value="13.55">
            <text:p>13,55</text:p>
          </table:table-cell>
          <table:table-cell table:formula="of:=INDEX([.$A$2:.$D$100000];(ROW()-1)*6-1;3)" office:value-type="float" office:value="1037.44">
            <text:p>1037,44</text:p>
          </table:table-cell>
          <table:table-cell table:formula="of:=INDEX([.$A$2:.$D$100000];(ROW()-1)*6-2;3)" office:value-type="float" office:value="2873.08">
            <text:p>2873,08</text:p>
          </table:table-cell>
          <table:table-cell table:formula="of:=INDEX([.$A$2:.$D$100000];(ROW()-1)*6-1;2)" office:value-type="float" office:value="1524967.25">
            <text:p>1524967,25</text:p>
          </table:table-cell>
          <table:table-cell table:formula="of:=INDEX([.$A$2:.$D$100000];(ROW()-1)*6-2;2)" office:value-type="float" office:value="3180902">
            <text:p>3180902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7">
            <text:p>147</text:p>
          </table:table-cell>
          <table:table-cell table:formula="of:=INDEX([.$A$2:.$D$100000];(ROW()-1)*6;1)" office:value-type="float" office:value="469037">
            <text:p>469037</text:p>
          </table:table-cell>
          <table:table-cell table:formula="of:=INDEX([.$A$2:.$D$100000];(ROW()-1)*6-1;4)" office:value-type="float" office:value="18.77">
            <text:p>18,77</text:p>
          </table:table-cell>
          <table:table-cell table:formula="of:=INDEX([.$A$2:.$D$100000];(ROW()-1)*6-2;4)" office:value-type="float" office:value="13.58">
            <text:p>13,58</text:p>
          </table:table-cell>
          <table:table-cell table:formula="of:=INDEX([.$A$2:.$D$100000];(ROW()-1)*6-1;3)" office:value-type="float" office:value="1038.17">
            <text:p>1038,17</text:p>
          </table:table-cell>
          <table:table-cell table:formula="of:=INDEX([.$A$2:.$D$100000];(ROW()-1)*6-2;3)" office:value-type="float" office:value="2849.58">
            <text:p>2849,58</text:p>
          </table:table-cell>
          <table:table-cell table:formula="of:=INDEX([.$A$2:.$D$100000];(ROW()-1)*6-1;2)" office:value-type="float" office:value="1528953.63">
            <text:p>1528953,63</text:p>
          </table:table-cell>
          <table:table-cell table:formula="of:=INDEX([.$A$2:.$D$100000];(ROW()-1)*6-2;2)" office:value-type="float" office:value="3216389">
            <text:p>3216389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8">
            <text:p>148</text:p>
          </table:table-cell>
          <table:table-cell table:formula="of:=INDEX([.$A$2:.$D$100000];(ROW()-1)*6;1)" office:value-type="float" office:value="466303">
            <text:p>466303</text:p>
          </table:table-cell>
          <table:table-cell table:formula="of:=INDEX([.$A$2:.$D$100000];(ROW()-1)*6-1;4)" office:value-type="float" office:value="18.73">
            <text:p>18,73</text:p>
          </table:table-cell>
          <table:table-cell table:formula="of:=INDEX([.$A$2:.$D$100000];(ROW()-1)*6-2;4)" office:value-type="float" office:value="13.58">
            <text:p>13,58</text:p>
          </table:table-cell>
          <table:table-cell table:formula="of:=INDEX([.$A$2:.$D$100000];(ROW()-1)*6-1;3)" office:value-type="float" office:value="1045.4">
            <text:p>1045,4</text:p>
          </table:table-cell>
          <table:table-cell table:formula="of:=INDEX([.$A$2:.$D$100000];(ROW()-1)*6-2;3)" office:value-type="float" office:value="2851.04">
            <text:p>2851,04</text:p>
          </table:table-cell>
          <table:table-cell table:formula="of:=INDEX([.$A$2:.$D$100000];(ROW()-1)*6-1;2)" office:value-type="float" office:value="1538315.88">
            <text:p>1538315,88</text:p>
          </table:table-cell>
          <table:table-cell table:formula="of:=INDEX([.$A$2:.$D$100000];(ROW()-1)*6-2;2)" office:value-type="float" office:value="3221650">
            <text:p>3221650</text:p>
          </table:table-cell>
          <table:table-cell table:formula="of:=INDEX([.$A$2:.$D$100000];(ROW()-1)*6-5;1)" office:value-type="float" office:value="4.797">
            <text:p>4,797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9">
            <text:p>149</text:p>
          </table:table-cell>
          <table:table-cell table:formula="of:=INDEX([.$A$2:.$D$100000];(ROW()-1)*6;1)" office:value-type="float" office:value="464208">
            <text:p>464208</text:p>
          </table:table-cell>
          <table:table-cell table:formula="of:=INDEX([.$A$2:.$D$100000];(ROW()-1)*6-1;4)" office:value-type="float" office:value="18.76">
            <text:p>18,76</text:p>
          </table:table-cell>
          <table:table-cell table:formula="of:=INDEX([.$A$2:.$D$100000];(ROW()-1)*6-2;4)" office:value-type="float" office:value="13.7">
            <text:p>13,7</text:p>
          </table:table-cell>
          <table:table-cell table:formula="of:=INDEX([.$A$2:.$D$100000];(ROW()-1)*6-1;3)" office:value-type="float" office:value="1049.4">
            <text:p>1049,4</text:p>
          </table:table-cell>
          <table:table-cell table:formula="of:=INDEX([.$A$2:.$D$100000];(ROW()-1)*6-2;3)" office:value-type="float" office:value="2776.1">
            <text:p>2776,1</text:p>
          </table:table-cell>
          <table:table-cell table:formula="of:=INDEX([.$A$2:.$D$100000];(ROW()-1)*6-1;2)" office:value-type="float" office:value="1540934.88">
            <text:p>1540934,88</text:p>
          </table:table-cell>
          <table:table-cell table:formula="of:=INDEX([.$A$2:.$D$100000];(ROW()-1)*6-2;2)" office:value-type="float" office:value="3270916">
            <text:p>3270916</text:p>
          </table:table-cell>
          <table:table-cell table:formula="of:=INDEX([.$A$2:.$D$100000];(ROW()-1)*6-5;1)" office:value-type="float" office:value="3.813">
            <text:p>3,813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24896">
            <text:p>1524896</text:p>
          </table:table-cell>
          <table:table-cell office:value-type="float" office:value="1268.94">
            <text:p>1268,94</text:p>
          </table:table-cell>
          <table:table-cell office:value-type="float" office:value="17.1">
            <text:p>17,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0">
            <text:p>150</text:p>
          </table:table-cell>
          <table:table-cell table:formula="of:=INDEX([.$A$2:.$D$100000];(ROW()-1)*6;1)" office:value-type="float" office:value="462245">
            <text:p>462245</text:p>
          </table:table-cell>
          <table:table-cell table:formula="of:=INDEX([.$A$2:.$D$100000];(ROW()-1)*6-1;4)" office:value-type="float" office:value="18.74">
            <text:p>18,74</text:p>
          </table:table-cell>
          <table:table-cell table:formula="of:=INDEX([.$A$2:.$D$100000];(ROW()-1)*6-2;4)" office:value-type="float" office:value="13.58">
            <text:p>13,58</text:p>
          </table:table-cell>
          <table:table-cell table:formula="of:=INDEX([.$A$2:.$D$100000];(ROW()-1)*6-1;3)" office:value-type="float" office:value="1053.21">
            <text:p>1053,21</text:p>
          </table:table-cell>
          <table:table-cell table:formula="of:=INDEX([.$A$2:.$D$100000];(ROW()-1)*6-2;3)" office:value-type="float" office:value="2851.06">
            <text:p>2851,06</text:p>
          </table:table-cell>
          <table:table-cell table:formula="of:=INDEX([.$A$2:.$D$100000];(ROW()-1)*6-1;2)" office:value-type="float" office:value="1545820">
            <text:p>1545820</text:p>
          </table:table-cell>
          <table:table-cell table:formula="of:=INDEX([.$A$2:.$D$100000];(ROW()-1)*6-2;2)" office:value-type="float" office:value="3236052">
            <text:p>3236052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32862.56">
            <text:p>632862,56</text:p>
          </table:table-cell>
          <table:table-cell office:value-type="float" office:value="414.47">
            <text:p>414,47</text:p>
          </table:table-cell>
          <table:table-cell office:value-type="float" office:value="22.76">
            <text:p>22,7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1">
            <text:p>151</text:p>
          </table:table-cell>
          <table:table-cell table:formula="of:=INDEX([.$A$2:.$D$100000];(ROW()-1)*6;1)" office:value-type="float" office:value="459133">
            <text:p>459133</text:p>
          </table:table-cell>
          <table:table-cell table:formula="of:=INDEX([.$A$2:.$D$100000];(ROW()-1)*6-1;4)" office:value-type="float" office:value="18.66">
            <text:p>18,66</text:p>
          </table:table-cell>
          <table:table-cell table:formula="of:=INDEX([.$A$2:.$D$100000];(ROW()-1)*6-2;4)" office:value-type="float" office:value="13.37">
            <text:p>13,37</text:p>
          </table:table-cell>
          <table:table-cell table:formula="of:=INDEX([.$A$2:.$D$100000];(ROW()-1)*6-1;3)" office:value-type="float" office:value="1060.54">
            <text:p>1060,54</text:p>
          </table:table-cell>
          <table:table-cell table:formula="of:=INDEX([.$A$2:.$D$100000];(ROW()-1)*6-2;3)" office:value-type="float" office:value="2993.56">
            <text:p>2993,56</text:p>
          </table:table-cell>
          <table:table-cell table:formula="of:=INDEX([.$A$2:.$D$100000];(ROW()-1)*6-1;2)" office:value-type="float" office:value="1557400.13">
            <text:p>1557400,13</text:p>
          </table:table-cell>
          <table:table-cell table:formula="of:=INDEX([.$A$2:.$D$100000];(ROW()-1)*6-2;2)" office:value-type="float" office:value="3246047">
            <text:p>3246047</text:p>
          </table:table-cell>
          <table:table-cell table:formula="of:=INDEX([.$A$2:.$D$100000];(ROW()-1)*6-5;1)" office:value-type="float" office:value="3.844">
            <text:p>3,844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float" office:value="1599856">
            <text:p>15998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2">
            <text:p>152</text:p>
          </table:table-cell>
          <table:table-cell table:formula="of:=INDEX([.$A$2:.$D$100000];(ROW()-1)*6;1)" office:value-type="float" office:value="456642">
            <text:p>456642</text:p>
          </table:table-cell>
          <table:table-cell table:formula="of:=INDEX([.$A$2:.$D$100000];(ROW()-1)*6-1;4)" office:value-type="float" office:value="18.68">
            <text:p>18,68</text:p>
          </table:table-cell>
          <table:table-cell table:formula="of:=INDEX([.$A$2:.$D$100000];(ROW()-1)*6-2;4)" office:value-type="float" office:value="13.54">
            <text:p>13,54</text:p>
          </table:table-cell>
          <table:table-cell table:formula="of:=INDEX([.$A$2:.$D$100000];(ROW()-1)*6-1;3)" office:value-type="float" office:value="1055.84">
            <text:p>1055,84</text:p>
          </table:table-cell>
          <table:table-cell table:formula="of:=INDEX([.$A$2:.$D$100000];(ROW()-1)*6-2;3)" office:value-type="float" office:value="2876.43">
            <text:p>2876,43</text:p>
          </table:table-cell>
          <table:table-cell table:formula="of:=INDEX([.$A$2:.$D$100000];(ROW()-1)*6-1;2)" office:value-type="float" office:value="1552339">
            <text:p>1552339</text:p>
          </table:table-cell>
          <table:table-cell table:formula="of:=INDEX([.$A$2:.$D$100000];(ROW()-1)*6-2;2)" office:value-type="float" office:value="3234911">
            <text:p>3234911</text:p>
          </table:table-cell>
          <table:table-cell table:formula="of:=INDEX([.$A$2:.$D$100000];(ROW()-1)*6-5;1)" office:value-type="float" office:value="3.609">
            <text:p>3,609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4.297">
            <text:p>4,2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3">
            <text:p>153</text:p>
          </table:table-cell>
          <table:table-cell table:formula="of:=INDEX([.$A$2:.$D$100000];(ROW()-1)*6;1)" office:value-type="float" office:value="455553">
            <text:p>455553</text:p>
          </table:table-cell>
          <table:table-cell table:formula="of:=INDEX([.$A$2:.$D$100000];(ROW()-1)*6-1;4)" office:value-type="float" office:value="18.7">
            <text:p>18,7</text:p>
          </table:table-cell>
          <table:table-cell table:formula="of:=INDEX([.$A$2:.$D$100000];(ROW()-1)*6-2;4)" office:value-type="float" office:value="13.41">
            <text:p>13,41</text:p>
          </table:table-cell>
          <table:table-cell table:formula="of:=INDEX([.$A$2:.$D$100000];(ROW()-1)*6-1;3)" office:value-type="float" office:value="1065.08">
            <text:p>1065,08</text:p>
          </table:table-cell>
          <table:table-cell table:formula="of:=INDEX([.$A$2:.$D$100000];(ROW()-1)*6-2;3)" office:value-type="float" office:value="2964.96">
            <text:p>2964,96</text:p>
          </table:table-cell>
          <table:table-cell table:formula="of:=INDEX([.$A$2:.$D$100000];(ROW()-1)*6-1;2)" office:value-type="float" office:value="1563003.38">
            <text:p>1563003,38</text:p>
          </table:table-cell>
          <table:table-cell table:formula="of:=INDEX([.$A$2:.$D$100000];(ROW()-1)*6-2;2)" office:value-type="float" office:value="3291348">
            <text:p>3291348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2.406">
            <text:p>2,4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4">
            <text:p>154</text:p>
          </table:table-cell>
          <table:table-cell table:formula="of:=INDEX([.$A$2:.$D$100000];(ROW()-1)*6;1)" office:value-type="float" office:value="453394">
            <text:p>453394</text:p>
          </table:table-cell>
          <table:table-cell table:formula="of:=INDEX([.$A$2:.$D$100000];(ROW()-1)*6-1;4)" office:value-type="float" office:value="18.7">
            <text:p>18,7</text:p>
          </table:table-cell>
          <table:table-cell table:formula="of:=INDEX([.$A$2:.$D$100000];(ROW()-1)*6-2;4)" office:value-type="float" office:value="13.29">
            <text:p>13,29</text:p>
          </table:table-cell>
          <table:table-cell table:formula="of:=INDEX([.$A$2:.$D$100000];(ROW()-1)*6-1;3)" office:value-type="float" office:value="1063.54">
            <text:p>1063,54</text:p>
          </table:table-cell>
          <table:table-cell table:formula="of:=INDEX([.$A$2:.$D$100000];(ROW()-1)*6-2;3)" office:value-type="float" office:value="3050.24">
            <text:p>3050,24</text:p>
          </table:table-cell>
          <table:table-cell table:formula="of:=INDEX([.$A$2:.$D$100000];(ROW()-1)*6-1;2)" office:value-type="float" office:value="1564363.25">
            <text:p>1564363,25</text:p>
          </table:table-cell>
          <table:table-cell table:formula="of:=INDEX([.$A$2:.$D$100000];(ROW()-1)*6-2;2)" office:value-type="float" office:value="3277738">
            <text:p>3277738</text:p>
          </table:table-cell>
          <table:table-cell table:formula="of:=INDEX([.$A$2:.$D$100000];(ROW()-1)*6-5;1)" office:value-type="float" office:value="4.438">
            <text:p>4,438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1.625">
            <text:p>1,6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5">
            <text:p>155</text:p>
          </table:table-cell>
          <table:table-cell table:formula="of:=INDEX([.$A$2:.$D$100000];(ROW()-1)*6;1)" office:value-type="float" office:value="451411">
            <text:p>451411</text:p>
          </table:table-cell>
          <table:table-cell table:formula="of:=INDEX([.$A$2:.$D$100000];(ROW()-1)*6-1;4)" office:value-type="float" office:value="18.63">
            <text:p>18,63</text:p>
          </table:table-cell>
          <table:table-cell table:formula="of:=INDEX([.$A$2:.$D$100000];(ROW()-1)*6-2;4)" office:value-type="float" office:value="13.35">
            <text:p>13,35</text:p>
          </table:table-cell>
          <table:table-cell table:formula="of:=INDEX([.$A$2:.$D$100000];(ROW()-1)*6-1;3)" office:value-type="float" office:value="1068.61">
            <text:p>1068,61</text:p>
          </table:table-cell>
          <table:table-cell table:formula="of:=INDEX([.$A$2:.$D$100000];(ROW()-1)*6-2;3)" office:value-type="float" office:value="3008.84">
            <text:p>3008,84</text:p>
          </table:table-cell>
          <table:table-cell table:formula="of:=INDEX([.$A$2:.$D$100000];(ROW()-1)*6-1;2)" office:value-type="float" office:value="1572186.75">
            <text:p>1572186,75</text:p>
          </table:table-cell>
          <table:table-cell table:formula="of:=INDEX([.$A$2:.$D$100000];(ROW()-1)*6-2;2)" office:value-type="float" office:value="3308015">
            <text:p>3308015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513819">
            <text:p>1513819</text:p>
          </table:table-cell>
          <table:table-cell office:value-type="float" office:value="1258.57">
            <text:p>1258,57</text:p>
          </table:table-cell>
          <table:table-cell office:value-type="float" office:value="17.13">
            <text:p>17,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6">
            <text:p>156</text:p>
          </table:table-cell>
          <table:table-cell table:formula="of:=INDEX([.$A$2:.$D$100000];(ROW()-1)*6;1)" office:value-type="float" office:value="449137">
            <text:p>449137</text:p>
          </table:table-cell>
          <table:table-cell table:formula="of:=INDEX([.$A$2:.$D$100000];(ROW()-1)*6-1;4)" office:value-type="float" office:value="18.61">
            <text:p>18,61</text:p>
          </table:table-cell>
          <table:table-cell table:formula="of:=INDEX([.$A$2:.$D$100000];(ROW()-1)*6-2;4)" office:value-type="float" office:value="13.49">
            <text:p>13,49</text:p>
          </table:table-cell>
          <table:table-cell table:formula="of:=INDEX([.$A$2:.$D$100000];(ROW()-1)*6-1;3)" office:value-type="float" office:value="1070.27">
            <text:p>1070,27</text:p>
          </table:table-cell>
          <table:table-cell table:formula="of:=INDEX([.$A$2:.$D$100000];(ROW()-1)*6-2;3)" office:value-type="float" office:value="2914.11">
            <text:p>2914,11</text:p>
          </table:table-cell>
          <table:table-cell table:formula="of:=INDEX([.$A$2:.$D$100000];(ROW()-1)*6-1;2)" office:value-type="float" office:value="1574918.25">
            <text:p>1574918,25</text:p>
          </table:table-cell>
          <table:table-cell table:formula="of:=INDEX([.$A$2:.$D$100000];(ROW()-1)*6-2;2)" office:value-type="float" office:value="3322323">
            <text:p>3322323</text:p>
          </table:table-cell>
          <table:table-cell table:formula="of:=INDEX([.$A$2:.$D$100000];(ROW()-1)*6-5;1)" office:value-type="float" office:value="4.765">
            <text:p>4,765</text:p>
          </table:table-cell>
          <table:table-cell table:formula="of:=INDEX([.$A$2:.$D$100000];(ROW()-1)*6-3;1)" office:value-type="float" office:value="2.219">
            <text:p>2,2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26413.69">
            <text:p>626413,69</text:p>
          </table:table-cell>
          <table:table-cell office:value-type="float" office:value="408.87">
            <text:p>408,87</text:p>
          </table:table-cell>
          <table:table-cell office:value-type="float" office:value="22.81">
            <text:p>22,8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7">
            <text:p>157</text:p>
          </table:table-cell>
          <table:table-cell table:formula="of:=INDEX([.$A$2:.$D$100000];(ROW()-1)*6;1)" office:value-type="float" office:value="447353">
            <text:p>447353</text:p>
          </table:table-cell>
          <table:table-cell table:formula="of:=INDEX([.$A$2:.$D$100000];(ROW()-1)*6-1;4)" office:value-type="float" office:value="18.64">
            <text:p>18,64</text:p>
          </table:table-cell>
          <table:table-cell table:formula="of:=INDEX([.$A$2:.$D$100000];(ROW()-1)*6-2;4)" office:value-type="float" office:value="13.42">
            <text:p>13,42</text:p>
          </table:table-cell>
          <table:table-cell table:formula="of:=INDEX([.$A$2:.$D$100000];(ROW()-1)*6-1;3)" office:value-type="float" office:value="1076.19">
            <text:p>1076,19</text:p>
          </table:table-cell>
          <table:table-cell table:formula="of:=INDEX([.$A$2:.$D$100000];(ROW()-1)*6-2;3)" office:value-type="float" office:value="2959.7">
            <text:p>2959,7</text:p>
          </table:table-cell>
          <table:table-cell table:formula="of:=INDEX([.$A$2:.$D$100000];(ROW()-1)*6-1;2)" office:value-type="float" office:value="1580864.75">
            <text:p>1580864,75</text:p>
          </table:table-cell>
          <table:table-cell table:formula="of:=INDEX([.$A$2:.$D$100000];(ROW()-1)*6-2;2)" office:value-type="float" office:value="3320404">
            <text:p>3320404</text:p>
          </table:table-cell>
          <table:table-cell table:formula="of:=INDEX([.$A$2:.$D$100000];(ROW()-1)*6-5;1)" office:value-type="float" office:value="4.203">
            <text:p>4,203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1625148">
            <text:p>162514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8">
            <text:p>158</text:p>
          </table:table-cell>
          <table:table-cell table:formula="of:=INDEX([.$A$2:.$D$100000];(ROW()-1)*6;1)" office:value-type="float" office:value="445119">
            <text:p>445119</text:p>
          </table:table-cell>
          <table:table-cell table:formula="of:=INDEX([.$A$2:.$D$100000];(ROW()-1)*6-1;4)" office:value-type="float" office:value="18.63">
            <text:p>18,63</text:p>
          </table:table-cell>
          <table:table-cell table:formula="of:=INDEX([.$A$2:.$D$100000];(ROW()-1)*6-2;4)" office:value-type="float" office:value="13.32">
            <text:p>13,32</text:p>
          </table:table-cell>
          <table:table-cell table:formula="of:=INDEX([.$A$2:.$D$100000];(ROW()-1)*6-1;3)" office:value-type="float" office:value="1078.96">
            <text:p>1078,96</text:p>
          </table:table-cell>
          <table:table-cell table:formula="of:=INDEX([.$A$2:.$D$100000];(ROW()-1)*6-2;3)" office:value-type="float" office:value="3029.13">
            <text:p>3029,13</text:p>
          </table:table-cell>
          <table:table-cell table:formula="of:=INDEX([.$A$2:.$D$100000];(ROW()-1)*6-1;2)" office:value-type="float" office:value="1584411">
            <text:p>1584411</text:p>
          </table:table-cell>
          <table:table-cell table:formula="of:=INDEX([.$A$2:.$D$100000];(ROW()-1)*6-2;2)" office:value-type="float" office:value="3305531">
            <text:p>3305531</text:p>
          </table:table-cell>
          <table:table-cell table:formula="of:=INDEX([.$A$2:.$D$100000];(ROW()-1)*6-5;1)" office:value-type="float" office:value="5.094">
            <text:p>5,094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float" office:value="4.672">
            <text:p>4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9">
            <text:p>159</text:p>
          </table:table-cell>
          <table:table-cell table:formula="of:=INDEX([.$A$2:.$D$100000];(ROW()-1)*6;1)" office:value-type="float" office:value="442446">
            <text:p>442446</text:p>
          </table:table-cell>
          <table:table-cell table:formula="of:=INDEX([.$A$2:.$D$100000];(ROW()-1)*6-1;4)" office:value-type="float" office:value="18.61">
            <text:p>18,61</text:p>
          </table:table-cell>
          <table:table-cell table:formula="of:=INDEX([.$A$2:.$D$100000];(ROW()-1)*6-2;4)" office:value-type="float" office:value="13.29">
            <text:p>13,29</text:p>
          </table:table-cell>
          <table:table-cell table:formula="of:=INDEX([.$A$2:.$D$100000];(ROW()-1)*6-1;3)" office:value-type="float" office:value="1087.26">
            <text:p>1087,26</text:p>
          </table:table-cell>
          <table:table-cell table:formula="of:=INDEX([.$A$2:.$D$100000];(ROW()-1)*6-2;3)" office:value-type="float" office:value="3045.99">
            <text:p>3045,99</text:p>
          </table:table-cell>
          <table:table-cell table:formula="of:=INDEX([.$A$2:.$D$100000];(ROW()-1)*6-1;2)" office:value-type="float" office:value="1593669.5">
            <text:p>1593669,5</text:p>
          </table:table-cell>
          <table:table-cell table:formula="of:=INDEX([.$A$2:.$D$100000];(ROW()-1)*6-2;2)" office:value-type="float" office:value="3322185">
            <text:p>3322185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1.641">
            <text:p>1,64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0">
            <text:p>160</text:p>
          </table:table-cell>
          <table:table-cell table:formula="of:=INDEX([.$A$2:.$D$100000];(ROW()-1)*6;1)" office:value-type="float" office:value="439878">
            <text:p>439878</text:p>
          </table:table-cell>
          <table:table-cell table:formula="of:=INDEX([.$A$2:.$D$100000];(ROW()-1)*6-1;4)" office:value-type="float" office:value="18.57">
            <text:p>18,57</text:p>
          </table:table-cell>
          <table:table-cell table:formula="of:=INDEX([.$A$2:.$D$100000];(ROW()-1)*6-2;4)" office:value-type="float" office:value="13.58">
            <text:p>13,58</text:p>
          </table:table-cell>
          <table:table-cell table:formula="of:=INDEX([.$A$2:.$D$100000];(ROW()-1)*6-1;3)" office:value-type="float" office:value="1079.91">
            <text:p>1079,91</text:p>
          </table:table-cell>
          <table:table-cell table:formula="of:=INDEX([.$A$2:.$D$100000];(ROW()-1)*6-2;3)" office:value-type="float" office:value="2854.3">
            <text:p>2854,3</text:p>
          </table:table-cell>
          <table:table-cell table:formula="of:=INDEX([.$A$2:.$D$100000];(ROW()-1)*6-1;2)" office:value-type="float" office:value="1586041.63">
            <text:p>1586041,63</text:p>
          </table:table-cell>
          <table:table-cell table:formula="of:=INDEX([.$A$2:.$D$100000];(ROW()-1)*6-2;2)" office:value-type="float" office:value="3339963">
            <text:p>3339963</text:p>
          </table:table-cell>
          <table:table-cell table:formula="of:=INDEX([.$A$2:.$D$100000];(ROW()-1)*6-5;1)" office:value-type="float" office:value="3.687">
            <text:p>3,687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672">
            <text:p>1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1">
            <text:p>161</text:p>
          </table:table-cell>
          <table:table-cell table:formula="of:=INDEX([.$A$2:.$D$100000];(ROW()-1)*6;1)" office:value-type="float" office:value="438123">
            <text:p>438123</text:p>
          </table:table-cell>
          <table:table-cell table:formula="of:=INDEX([.$A$2:.$D$100000];(ROW()-1)*6-1;4)" office:value-type="float" office:value="18.58">
            <text:p>18,58</text:p>
          </table:table-cell>
          <table:table-cell table:formula="of:=INDEX([.$A$2:.$D$100000];(ROW()-1)*6-2;4)" office:value-type="float" office:value="13.33">
            <text:p>13,33</text:p>
          </table:table-cell>
          <table:table-cell table:formula="of:=INDEX([.$A$2:.$D$100000];(ROW()-1)*6-1;3)" office:value-type="float" office:value="1095.27">
            <text:p>1095,27</text:p>
          </table:table-cell>
          <table:table-cell table:formula="of:=INDEX([.$A$2:.$D$100000];(ROW()-1)*6-2;3)" office:value-type="float" office:value="3017.47">
            <text:p>3017,47</text:p>
          </table:table-cell>
          <table:table-cell table:formula="of:=INDEX([.$A$2:.$D$100000];(ROW()-1)*6-1;2)" office:value-type="float" office:value="1604911.38">
            <text:p>1604911,38</text:p>
          </table:table-cell>
          <table:table-cell table:formula="of:=INDEX([.$A$2:.$D$100000];(ROW()-1)*6-2;2)" office:value-type="float" office:value="3393746">
            <text:p>3393746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74603">
            <text:p>1474603</text:p>
          </table:table-cell>
          <table:table-cell office:value-type="float" office:value="1217.7">
            <text:p>1217,7</text:p>
          </table:table-cell>
          <table:table-cell office:value-type="float" office:value="17.28">
            <text:p>17,2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2">
            <text:p>162</text:p>
          </table:table-cell>
          <table:table-cell table:formula="of:=INDEX([.$A$2:.$D$100000];(ROW()-1)*6;1)" office:value-type="float" office:value="436427">
            <text:p>436427</text:p>
          </table:table-cell>
          <table:table-cell table:formula="of:=INDEX([.$A$2:.$D$100000];(ROW()-1)*6-1;4)" office:value-type="float" office:value="18.55">
            <text:p>18,55</text:p>
          </table:table-cell>
          <table:table-cell table:formula="of:=INDEX([.$A$2:.$D$100000];(ROW()-1)*6-2;4)" office:value-type="float" office:value="13.25">
            <text:p>13,25</text:p>
          </table:table-cell>
          <table:table-cell table:formula="of:=INDEX([.$A$2:.$D$100000];(ROW()-1)*6-1;3)" office:value-type="float" office:value="1101.1">
            <text:p>1101,1</text:p>
          </table:table-cell>
          <table:table-cell table:formula="of:=INDEX([.$A$2:.$D$100000];(ROW()-1)*6-2;3)" office:value-type="float" office:value="3078.39">
            <text:p>3078,39</text:p>
          </table:table-cell>
          <table:table-cell table:formula="of:=INDEX([.$A$2:.$D$100000];(ROW()-1)*6-1;2)" office:value-type="float" office:value="1611552.13">
            <text:p>1611552,13</text:p>
          </table:table-cell>
          <table:table-cell table:formula="of:=INDEX([.$A$2:.$D$100000];(ROW()-1)*6-2;2)" office:value-type="float" office:value="3365248">
            <text:p>3365248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20250.31">
            <text:p>620250,31</text:p>
          </table:table-cell>
          <table:table-cell office:value-type="float" office:value="404.4">
            <text:p>404,4</text:p>
          </table:table-cell>
          <table:table-cell office:value-type="float" office:value="22.86">
            <text:p>22,8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3">
            <text:p>163</text:p>
          </table:table-cell>
          <table:table-cell table:formula="of:=INDEX([.$A$2:.$D$100000];(ROW()-1)*6;1)" office:value-type="float" office:value="435010">
            <text:p>435010</text:p>
          </table:table-cell>
          <table:table-cell table:formula="of:=INDEX([.$A$2:.$D$100000];(ROW()-1)*6-1;4)" office:value-type="float" office:value="18.55">
            <text:p>18,55</text:p>
          </table:table-cell>
          <table:table-cell table:formula="of:=INDEX([.$A$2:.$D$100000];(ROW()-1)*6-2;4)" office:value-type="float" office:value="13.28">
            <text:p>13,28</text:p>
          </table:table-cell>
          <table:table-cell table:formula="of:=INDEX([.$A$2:.$D$100000];(ROW()-1)*6-1;3)" office:value-type="float" office:value="1102.08">
            <text:p>1102,08</text:p>
          </table:table-cell>
          <table:table-cell table:formula="of:=INDEX([.$A$2:.$D$100000];(ROW()-1)*6-2;3)" office:value-type="float" office:value="3055.67">
            <text:p>3055,67</text:p>
          </table:table-cell>
          <table:table-cell table:formula="of:=INDEX([.$A$2:.$D$100000];(ROW()-1)*6-1;2)" office:value-type="float" office:value="1616067.5">
            <text:p>1616067,5</text:p>
          </table:table-cell>
          <table:table-cell table:formula="of:=INDEX([.$A$2:.$D$100000];(ROW()-1)*6-2;2)" office:value-type="float" office:value="3375764">
            <text:p>3375764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638595">
            <text:p>163859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4">
            <text:p>164</text:p>
          </table:table-cell>
          <table:table-cell table:formula="of:=INDEX([.$A$2:.$D$100000];(ROW()-1)*6;1)" office:value-type="float" office:value="432469">
            <text:p>432469</text:p>
          </table:table-cell>
          <table:table-cell table:formula="of:=INDEX([.$A$2:.$D$100000];(ROW()-1)*6-1;4)" office:value-type="float" office:value="18.47">
            <text:p>18,47</text:p>
          </table:table-cell>
          <table:table-cell table:formula="of:=INDEX([.$A$2:.$D$100000];(ROW()-1)*6-2;4)" office:value-type="float" office:value="13.15">
            <text:p>13,15</text:p>
          </table:table-cell>
          <table:table-cell table:formula="of:=INDEX([.$A$2:.$D$100000];(ROW()-1)*6-1;3)" office:value-type="float" office:value="1110.17">
            <text:p>1110,17</text:p>
          </table:table-cell>
          <table:table-cell table:formula="of:=INDEX([.$A$2:.$D$100000];(ROW()-1)*6-2;3)" office:value-type="float" office:value="3145.05">
            <text:p>3145,05</text:p>
          </table:table-cell>
          <table:table-cell table:formula="of:=INDEX([.$A$2:.$D$100000];(ROW()-1)*6-1;2)" office:value-type="float" office:value="1626894.13">
            <text:p>1626894,13</text:p>
          </table:table-cell>
          <table:table-cell table:formula="of:=INDEX([.$A$2:.$D$100000];(ROW()-1)*6-2;2)" office:value-type="float" office:value="3374070">
            <text:p>3374070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.563">
            <text:p>4,5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5">
            <text:p>165</text:p>
          </table:table-cell>
          <table:table-cell table:formula="of:=INDEX([.$A$2:.$D$100000];(ROW()-1)*6;1)" office:value-type="float" office:value="429970">
            <text:p>429970</text:p>
          </table:table-cell>
          <table:table-cell table:formula="of:=INDEX([.$A$2:.$D$100000];(ROW()-1)*6-1;4)" office:value-type="float" office:value="18.46">
            <text:p>18,46</text:p>
          </table:table-cell>
          <table:table-cell table:formula="of:=INDEX([.$A$2:.$D$100000];(ROW()-1)*6-2;4)" office:value-type="float" office:value="13.17">
            <text:p>13,17</text:p>
          </table:table-cell>
          <table:table-cell table:formula="of:=INDEX([.$A$2:.$D$100000];(ROW()-1)*6-1;3)" office:value-type="float" office:value="1116.9">
            <text:p>1116,9</text:p>
          </table:table-cell>
          <table:table-cell table:formula="of:=INDEX([.$A$2:.$D$100000];(ROW()-1)*6-2;3)" office:value-type="float" office:value="3133.05">
            <text:p>3133,05</text:p>
          </table:table-cell>
          <table:table-cell table:formula="of:=INDEX([.$A$2:.$D$100000];(ROW()-1)*6-1;2)" office:value-type="float" office:value="1636340">
            <text:p>1636340</text:p>
          </table:table-cell>
          <table:table-cell table:formula="of:=INDEX([.$A$2:.$D$100000];(ROW()-1)*6-2;2)" office:value-type="float" office:value="3425210">
            <text:p>3425210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2.328">
            <text:p>2,3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6">
            <text:p>166</text:p>
          </table:table-cell>
          <table:table-cell table:formula="of:=INDEX([.$A$2:.$D$100000];(ROW()-1)*6;1)" office:value-type="float" office:value="427997">
            <text:p>427997</text:p>
          </table:table-cell>
          <table:table-cell table:formula="of:=INDEX([.$A$2:.$D$100000];(ROW()-1)*6-1;4)" office:value-type="float" office:value="18.49">
            <text:p>18,49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1121.03">
            <text:p>1121,03</text:p>
          </table:table-cell>
          <table:table-cell table:formula="of:=INDEX([.$A$2:.$D$100000];(ROW()-1)*6-2;3)" office:value-type="float" office:value="3154.25">
            <text:p>3154,25</text:p>
          </table:table-cell>
          <table:table-cell table:formula="of:=INDEX([.$A$2:.$D$100000];(ROW()-1)*6-1;2)" office:value-type="float" office:value="1641354.25">
            <text:p>1641354,25</text:p>
          </table:table-cell>
          <table:table-cell table:formula="of:=INDEX([.$A$2:.$D$100000];(ROW()-1)*6-2;2)" office:value-type="float" office:value="3379782">
            <text:p>3379782</text:p>
          </table:table-cell>
          <table:table-cell table:formula="of:=INDEX([.$A$2:.$D$100000];(ROW()-1)*6-5;1)" office:value-type="float" office:value="6.109">
            <text:p>6,109</text:p>
          </table:table-cell>
          <table:table-cell table:formula="of:=INDEX([.$A$2:.$D$100000];(ROW()-1)*6-3;1)" office:value-type="float" office:value="1.891">
            <text:p>1,891</text:p>
          </table:table-cell>
        </table:table-row>
        <table:table-row table:style-name="ro1">
          <table:table-cell office:value-type="float" office:value="1.719">
            <text:p>1,7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7">
            <text:p>167</text:p>
          </table:table-cell>
          <table:table-cell table:formula="of:=INDEX([.$A$2:.$D$100000];(ROW()-1)*6;1)" office:value-type="float" office:value="425446">
            <text:p>425446</text:p>
          </table:table-cell>
          <table:table-cell table:formula="of:=INDEX([.$A$2:.$D$100000];(ROW()-1)*6-1;4)" office:value-type="float" office:value="18.47">
            <text:p>18,47</text:p>
          </table:table-cell>
          <table:table-cell table:formula="of:=INDEX([.$A$2:.$D$100000];(ROW()-1)*6-2;4)" office:value-type="float" office:value="12.92">
            <text:p>12,92</text:p>
          </table:table-cell>
          <table:table-cell table:formula="of:=INDEX([.$A$2:.$D$100000];(ROW()-1)*6-1;3)" office:value-type="float" office:value="1126.33">
            <text:p>1126,33</text:p>
          </table:table-cell>
          <table:table-cell table:formula="of:=INDEX([.$A$2:.$D$100000];(ROW()-1)*6-2;3)" office:value-type="float" office:value="3319.09">
            <text:p>3319,09</text:p>
          </table:table-cell>
          <table:table-cell table:formula="of:=INDEX([.$A$2:.$D$100000];(ROW()-1)*6-1;2)" office:value-type="float" office:value="1648642.88">
            <text:p>1648642,88</text:p>
          </table:table-cell>
          <table:table-cell table:formula="of:=INDEX([.$A$2:.$D$100000];(ROW()-1)*6-2;2)" office:value-type="float" office:value="3441775">
            <text:p>3441775</text:p>
          </table:table-cell>
          <table:table-cell table:formula="of:=INDEX([.$A$2:.$D$100000];(ROW()-1)*6-5;1)" office:value-type="float" office:value="4.891">
            <text:p>4,891</text:p>
          </table:table-cell>
          <table:table-cell table:formula="of:=INDEX([.$A$2:.$D$100000];(ROW()-1)*6-3;1)" office:value-type="float" office:value="2.391">
            <text:p>2,39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75995">
            <text:p>1475995</text:p>
          </table:table-cell>
          <table:table-cell office:value-type="float" office:value="1221.63">
            <text:p>1221,63</text:p>
          </table:table-cell>
          <table:table-cell office:value-type="float" office:value="17.26">
            <text:p>17,2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8">
            <text:p>168</text:p>
          </table:table-cell>
          <table:table-cell table:formula="of:=INDEX([.$A$2:.$D$100000];(ROW()-1)*6;1)" office:value-type="float" office:value="423817">
            <text:p>423817</text:p>
          </table:table-cell>
          <table:table-cell table:formula="of:=INDEX([.$A$2:.$D$100000];(ROW()-1)*6-1;4)" office:value-type="float" office:value="18.47">
            <text:p>18,47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1123.62">
            <text:p>1123,62</text:p>
          </table:table-cell>
          <table:table-cell table:formula="of:=INDEX([.$A$2:.$D$100000];(ROW()-1)*6-2;3)" office:value-type="float" office:value="3157.1">
            <text:p>3157,1</text:p>
          </table:table-cell>
          <table:table-cell table:formula="of:=INDEX([.$A$2:.$D$100000];(ROW()-1)*6-1;2)" office:value-type="float" office:value="1645562.25">
            <text:p>1645562,25</text:p>
          </table:table-cell>
          <table:table-cell table:formula="of:=INDEX([.$A$2:.$D$100000];(ROW()-1)*6-2;2)" office:value-type="float" office:value="3384463">
            <text:p>3384463</text:p>
          </table:table-cell>
          <table:table-cell table:formula="of:=INDEX([.$A$2:.$D$100000];(ROW()-1)*6-5;1)" office:value-type="float" office:value="4.515">
            <text:p>4,515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14273.75">
            <text:p>614273,75</text:p>
          </table:table-cell>
          <table:table-cell office:value-type="float" office:value="400.37">
            <text:p>400,37</text:p>
          </table:table-cell>
          <table:table-cell office:value-type="float" office:value="22.9">
            <text:p>22,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9">
            <text:p>169</text:p>
          </table:table-cell>
          <table:table-cell table:formula="of:=INDEX([.$A$2:.$D$100000];(ROW()-1)*6;1)" office:value-type="float" office:value="421363">
            <text:p>421363</text:p>
          </table:table-cell>
          <table:table-cell table:formula="of:=INDEX([.$A$2:.$D$100000];(ROW()-1)*6-1;4)" office:value-type="float" office:value="18.39">
            <text:p>18,39</text:p>
          </table:table-cell>
          <table:table-cell table:formula="of:=INDEX([.$A$2:.$D$100000];(ROW()-1)*6-2;4)" office:value-type="float" office:value="13.04">
            <text:p>13,04</text:p>
          </table:table-cell>
          <table:table-cell table:formula="of:=INDEX([.$A$2:.$D$100000];(ROW()-1)*6-1;3)" office:value-type="float" office:value="1131.15">
            <text:p>1131,15</text:p>
          </table:table-cell>
          <table:table-cell table:formula="of:=INDEX([.$A$2:.$D$100000];(ROW()-1)*6-2;3)" office:value-type="float" office:value="3230.32">
            <text:p>3230,32</text:p>
          </table:table-cell>
          <table:table-cell table:formula="of:=INDEX([.$A$2:.$D$100000];(ROW()-1)*6-1;2)" office:value-type="float" office:value="1660373.5">
            <text:p>1660373,5</text:p>
          </table:table-cell>
          <table:table-cell table:formula="of:=INDEX([.$A$2:.$D$100000];(ROW()-1)*6-2;2)" office:value-type="float" office:value="3414702">
            <text:p>3414702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653815">
            <text:p>165381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0">
            <text:p>170</text:p>
          </table:table-cell>
          <table:table-cell table:formula="of:=INDEX([.$A$2:.$D$100000];(ROW()-1)*6;1)" office:value-type="float" office:value="420344">
            <text:p>420344</text:p>
          </table:table-cell>
          <table:table-cell table:formula="of:=INDEX([.$A$2:.$D$100000];(ROW()-1)*6-1;4)" office:value-type="float" office:value="18.36">
            <text:p>18,36</text:p>
          </table:table-cell>
          <table:table-cell table:formula="of:=INDEX([.$A$2:.$D$100000];(ROW()-1)*6-2;4)" office:value-type="float" office:value="12.99">
            <text:p>12,99</text:p>
          </table:table-cell>
          <table:table-cell table:formula="of:=INDEX([.$A$2:.$D$100000];(ROW()-1)*6-1;3)" office:value-type="float" office:value="1137.46">
            <text:p>1137,46</text:p>
          </table:table-cell>
          <table:table-cell table:formula="of:=INDEX([.$A$2:.$D$100000];(ROW()-1)*6-2;3)" office:value-type="float" office:value="3266.5">
            <text:p>3266,5</text:p>
          </table:table-cell>
          <table:table-cell table:formula="of:=INDEX([.$A$2:.$D$100000];(ROW()-1)*6-1;2)" office:value-type="float" office:value="1668530.5">
            <text:p>1668530,5</text:p>
          </table:table-cell>
          <table:table-cell table:formula="of:=INDEX([.$A$2:.$D$100000];(ROW()-1)*6-2;2)" office:value-type="float" office:value="3415300">
            <text:p>3415300</text:p>
          </table:table-cell>
          <table:table-cell table:formula="of:=INDEX([.$A$2:.$D$100000];(ROW()-1)*6-5;1)" office:value-type="float" office:value="3.985">
            <text:p>3,98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4.547">
            <text:p>4,5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1">
            <text:p>171</text:p>
          </table:table-cell>
          <table:table-cell table:formula="of:=INDEX([.$A$2:.$D$100000];(ROW()-1)*6;1)" office:value-type="float" office:value="418278">
            <text:p>418278</text:p>
          </table:table-cell>
          <table:table-cell table:formula="of:=INDEX([.$A$2:.$D$100000];(ROW()-1)*6-1;4)" office:value-type="float" office:value="18.42">
            <text:p>18,42</text:p>
          </table:table-cell>
          <table:table-cell table:formula="of:=INDEX([.$A$2:.$D$100000];(ROW()-1)*6-2;4)" office:value-type="float" office:value="12.88">
            <text:p>12,88</text:p>
          </table:table-cell>
          <table:table-cell table:formula="of:=INDEX([.$A$2:.$D$100000];(ROW()-1)*6-1;3)" office:value-type="float" office:value="1137.14">
            <text:p>1137,14</text:p>
          </table:table-cell>
          <table:table-cell table:formula="of:=INDEX([.$A$2:.$D$100000];(ROW()-1)*6-2;3)" office:value-type="float" office:value="3352.55">
            <text:p>3352,55</text:p>
          </table:table-cell>
          <table:table-cell table:formula="of:=INDEX([.$A$2:.$D$100000];(ROW()-1)*6-1;2)" office:value-type="float" office:value="1666370.75">
            <text:p>1666370,75</text:p>
          </table:table-cell>
          <table:table-cell table:formula="of:=INDEX([.$A$2:.$D$100000];(ROW()-1)*6-2;2)" office:value-type="float" office:value="3465181">
            <text:p>3465181</text:p>
          </table:table-cell>
          <table:table-cell table:formula="of:=INDEX([.$A$2:.$D$100000];(ROW()-1)*6-5;1)" office:value-type="float" office:value="3.984">
            <text:p>3,98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2">
            <text:p>172</text:p>
          </table:table-cell>
          <table:table-cell table:formula="of:=INDEX([.$A$2:.$D$100000];(ROW()-1)*6;1)" office:value-type="float" office:value="416047">
            <text:p>416047</text:p>
          </table:table-cell>
          <table:table-cell table:formula="of:=INDEX([.$A$2:.$D$100000];(ROW()-1)*6-1;4)" office:value-type="float" office:value="18.42">
            <text:p>18,42</text:p>
          </table:table-cell>
          <table:table-cell table:formula="of:=INDEX([.$A$2:.$D$100000];(ROW()-1)*6-2;4)" office:value-type="float" office:value="12.9">
            <text:p>12,9</text:p>
          </table:table-cell>
          <table:table-cell table:formula="of:=INDEX([.$A$2:.$D$100000];(ROW()-1)*6-1;3)" office:value-type="float" office:value="1138.15">
            <text:p>1138,15</text:p>
          </table:table-cell>
          <table:table-cell table:formula="of:=INDEX([.$A$2:.$D$100000];(ROW()-1)*6-2;3)" office:value-type="float" office:value="3335.49">
            <text:p>3335,49</text:p>
          </table:table-cell>
          <table:table-cell table:formula="of:=INDEX([.$A$2:.$D$100000];(ROW()-1)*6-1;2)" office:value-type="float" office:value="1669379">
            <text:p>1669379</text:p>
          </table:table-cell>
          <table:table-cell table:formula="of:=INDEX([.$A$2:.$D$100000];(ROW()-1)*6-2;2)" office:value-type="float" office:value="3454140">
            <text:p>3454140</text:p>
          </table:table-cell>
          <table:table-cell table:formula="of:=INDEX([.$A$2:.$D$100000];(ROW()-1)*6-5;1)" office:value-type="float" office:value="3.922">
            <text:p>3,922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3">
            <text:p>173</text:p>
          </table:table-cell>
          <table:table-cell table:formula="of:=INDEX([.$A$2:.$D$100000];(ROW()-1)*6;1)" office:value-type="float" office:value="414616">
            <text:p>414616</text:p>
          </table:table-cell>
          <table:table-cell table:formula="of:=INDEX([.$A$2:.$D$100000];(ROW()-1)*6-1;4)" office:value-type="float" office:value="18.39">
            <text:p>18,39</text:p>
          </table:table-cell>
          <table:table-cell table:formula="of:=INDEX([.$A$2:.$D$100000];(ROW()-1)*6-2;4)" office:value-type="float" office:value="12.81">
            <text:p>12,81</text:p>
          </table:table-cell>
          <table:table-cell table:formula="of:=INDEX([.$A$2:.$D$100000];(ROW()-1)*6-1;3)" office:value-type="float" office:value="1147.27">
            <text:p>1147,27</text:p>
          </table:table-cell>
          <table:table-cell table:formula="of:=INDEX([.$A$2:.$D$100000];(ROW()-1)*6-2;3)" office:value-type="float" office:value="3401.12">
            <text:p>3401,12</text:p>
          </table:table-cell>
          <table:table-cell table:formula="of:=INDEX([.$A$2:.$D$100000];(ROW()-1)*6-1;2)" office:value-type="float" office:value="1678934.38">
            <text:p>1678934,38</text:p>
          </table:table-cell>
          <table:table-cell table:formula="of:=INDEX([.$A$2:.$D$100000];(ROW()-1)*6-2;2)" office:value-type="float" office:value="3514200">
            <text:p>3514200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69553">
            <text:p>1469553</text:p>
          </table:table-cell>
          <table:table-cell office:value-type="float" office:value="1218.15">
            <text:p>1218,15</text:p>
          </table:table-cell>
          <table:table-cell office:value-type="float" office:value="17.27">
            <text:p>17,2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4">
            <text:p>174</text:p>
          </table:table-cell>
          <table:table-cell table:formula="of:=INDEX([.$A$2:.$D$100000];(ROW()-1)*6;1)" office:value-type="float" office:value="413793">
            <text:p>413793</text:p>
          </table:table-cell>
          <table:table-cell table:formula="of:=INDEX([.$A$2:.$D$100000];(ROW()-1)*6-1;4)" office:value-type="float" office:value="18.33">
            <text:p>18,33</text:p>
          </table:table-cell>
          <table:table-cell table:formula="of:=INDEX([.$A$2:.$D$100000];(ROW()-1)*6-2;4)" office:value-type="float" office:value="12.8">
            <text:p>12,8</text:p>
          </table:table-cell>
          <table:table-cell table:formula="of:=INDEX([.$A$2:.$D$100000];(ROW()-1)*6-1;3)" office:value-type="float" office:value="1151.07">
            <text:p>1151,07</text:p>
          </table:table-cell>
          <table:table-cell table:formula="of:=INDEX([.$A$2:.$D$100000];(ROW()-1)*6-2;3)" office:value-type="float" office:value="3410.3">
            <text:p>3410,3</text:p>
          </table:table-cell>
          <table:table-cell table:formula="of:=INDEX([.$A$2:.$D$100000];(ROW()-1)*6-1;2)" office:value-type="float" office:value="1686080.75">
            <text:p>1686080,75</text:p>
          </table:table-cell>
          <table:table-cell table:formula="of:=INDEX([.$A$2:.$D$100000];(ROW()-1)*6-2;2)" office:value-type="float" office:value="3522992">
            <text:p>3522992</text:p>
          </table:table-cell>
          <table:table-cell table:formula="of:=INDEX([.$A$2:.$D$100000];(ROW()-1)*6-5;1)" office:value-type="float" office:value="3.953">
            <text:p>3,953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607723.69">
            <text:p>607723,69</text:p>
          </table:table-cell>
          <table:table-cell office:value-type="float" office:value="395.89">
            <text:p>395,89</text:p>
          </table:table-cell>
          <table:table-cell office:value-type="float" office:value="22.95">
            <text:p>22,9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5">
            <text:p>175</text:p>
          </table:table-cell>
          <table:table-cell table:formula="of:=INDEX([.$A$2:.$D$100000];(ROW()-1)*6;1)" office:value-type="float" office:value="411288">
            <text:p>411288</text:p>
          </table:table-cell>
          <table:table-cell table:formula="of:=INDEX([.$A$2:.$D$100000];(ROW()-1)*6-1;4)" office:value-type="float" office:value="18.32">
            <text:p>18,32</text:p>
          </table:table-cell>
          <table:table-cell table:formula="of:=INDEX([.$A$2:.$D$100000];(ROW()-1)*6-2;4)" office:value-type="float" office:value="12.89">
            <text:p>12,89</text:p>
          </table:table-cell>
          <table:table-cell table:formula="of:=INDEX([.$A$2:.$D$100000];(ROW()-1)*6-1;3)" office:value-type="float" office:value="1152.97">
            <text:p>1152,97</text:p>
          </table:table-cell>
          <table:table-cell table:formula="of:=INDEX([.$A$2:.$D$100000];(ROW()-1)*6-2;3)" office:value-type="float" office:value="3344.1">
            <text:p>3344,1</text:p>
          </table:table-cell>
          <table:table-cell table:formula="of:=INDEX([.$A$2:.$D$100000];(ROW()-1)*6-1;2)" office:value-type="float" office:value="1689104.38">
            <text:p>1689104,38</text:p>
          </table:table-cell>
          <table:table-cell table:formula="of:=INDEX([.$A$2:.$D$100000];(ROW()-1)*6-2;2)" office:value-type="float" office:value="3497108">
            <text:p>3497108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1677716">
            <text:p>16777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6">
            <text:p>176</text:p>
          </table:table-cell>
          <table:table-cell table:formula="of:=INDEX([.$A$2:.$D$100000];(ROW()-1)*6;1)" office:value-type="float" office:value="408823">
            <text:p>408823</text:p>
          </table:table-cell>
          <table:table-cell table:formula="of:=INDEX([.$A$2:.$D$100000];(ROW()-1)*6-1;4)" office:value-type="float" office:value="18.37">
            <text:p>18,37</text:p>
          </table:table-cell>
          <table:table-cell table:formula="of:=INDEX([.$A$2:.$D$100000];(ROW()-1)*6-2;4)" office:value-type="float" office:value="12.93">
            <text:p>12,93</text:p>
          </table:table-cell>
          <table:table-cell table:formula="of:=INDEX([.$A$2:.$D$100000];(ROW()-1)*6-1;3)" office:value-type="float" office:value="1150">
            <text:p>1150</text:p>
          </table:table-cell>
          <table:table-cell table:formula="of:=INDEX([.$A$2:.$D$100000];(ROW()-1)*6-2;3)" office:value-type="float" office:value="3309.06">
            <text:p>3309,06</text:p>
          </table:table-cell>
          <table:table-cell table:formula="of:=INDEX([.$A$2:.$D$100000];(ROW()-1)*6-1;2)" office:value-type="float" office:value="1683383.25">
            <text:p>1683383,25</text:p>
          </table:table-cell>
          <table:table-cell table:formula="of:=INDEX([.$A$2:.$D$100000];(ROW()-1)*6-2;2)" office:value-type="float" office:value="3504319">
            <text:p>3504319</text:p>
          </table:table-cell>
          <table:table-cell table:formula="of:=INDEX([.$A$2:.$D$100000];(ROW()-1)*6-5;1)" office:value-type="float" office:value="4.297">
            <text:p>4,297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4.328">
            <text:p>4,32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7">
            <text:p>177</text:p>
          </table:table-cell>
          <table:table-cell table:formula="of:=INDEX([.$A$2:.$D$100000];(ROW()-1)*6;1)" office:value-type="float" office:value="407993">
            <text:p>407993</text:p>
          </table:table-cell>
          <table:table-cell table:formula="of:=INDEX([.$A$2:.$D$100000];(ROW()-1)*6-1;4)" office:value-type="float" office:value="18.35">
            <text:p>18,35</text:p>
          </table:table-cell>
          <table:table-cell table:formula="of:=INDEX([.$A$2:.$D$100000];(ROW()-1)*6-2;4)" office:value-type="float" office:value="12.87">
            <text:p>12,87</text:p>
          </table:table-cell>
          <table:table-cell table:formula="of:=INDEX([.$A$2:.$D$100000];(ROW()-1)*6-1;3)" office:value-type="float" office:value="1161.55">
            <text:p>1161,55</text:p>
          </table:table-cell>
          <table:table-cell table:formula="of:=INDEX([.$A$2:.$D$100000];(ROW()-1)*6-2;3)" office:value-type="float" office:value="3357.52">
            <text:p>3357,52</text:p>
          </table:table-cell>
          <table:table-cell table:formula="of:=INDEX([.$A$2:.$D$100000];(ROW()-1)*6-1;2)" office:value-type="float" office:value="1700650.5">
            <text:p>1700650,5</text:p>
          </table:table-cell>
          <table:table-cell table:formula="of:=INDEX([.$A$2:.$D$100000];(ROW()-1)*6-2;2)" office:value-type="float" office:value="3489417">
            <text:p>3489417</text:p>
          </table:table-cell>
          <table:table-cell table:formula="of:=INDEX([.$A$2:.$D$100000];(ROW()-1)*6-5;1)" office:value-type="float" office:value="3.609">
            <text:p>3,609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8">
            <text:p>178</text:p>
          </table:table-cell>
          <table:table-cell table:formula="of:=INDEX([.$A$2:.$D$100000];(ROW()-1)*6;1)" office:value-type="float" office:value="406786">
            <text:p>406786</text:p>
          </table:table-cell>
          <table:table-cell table:formula="of:=INDEX([.$A$2:.$D$100000];(ROW()-1)*6-1;4)" office:value-type="float" office:value="18.41">
            <text:p>18,41</text:p>
          </table:table-cell>
          <table:table-cell table:formula="of:=INDEX([.$A$2:.$D$100000];(ROW()-1)*6-2;4)" office:value-type="float" office:value="12.65">
            <text:p>12,65</text:p>
          </table:table-cell>
          <table:table-cell table:formula="of:=INDEX([.$A$2:.$D$100000];(ROW()-1)*6-1;3)" office:value-type="float" office:value="1162.89">
            <text:p>1162,89</text:p>
          </table:table-cell>
          <table:table-cell table:formula="of:=INDEX([.$A$2:.$D$100000];(ROW()-1)*6-2;3)" office:value-type="float" office:value="3531.13">
            <text:p>3531,13</text:p>
          </table:table-cell>
          <table:table-cell table:formula="of:=INDEX([.$A$2:.$D$100000];(ROW()-1)*6-1;2)" office:value-type="float" office:value="1700435.5">
            <text:p>1700435,5</text:p>
          </table:table-cell>
          <table:table-cell table:formula="of:=INDEX([.$A$2:.$D$100000];(ROW()-1)*6-2;2)" office:value-type="float" office:value="3641413">
            <text:p>3641413</text:p>
          </table:table-cell>
          <table:table-cell table:formula="of:=INDEX([.$A$2:.$D$100000];(ROW()-1)*6-5;1)" office:value-type="float" office:value="3.703">
            <text:p>3,703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9">
            <text:p>179</text:p>
          </table:table-cell>
          <table:table-cell table:formula="of:=INDEX([.$A$2:.$D$100000];(ROW()-1)*6;1)" office:value-type="float" office:value="405570">
            <text:p>405570</text:p>
          </table:table-cell>
          <table:table-cell table:formula="of:=INDEX([.$A$2:.$D$100000];(ROW()-1)*6-1;4)" office:value-type="float" office:value="18.32">
            <text:p>18,32</text:p>
          </table:table-cell>
          <table:table-cell table:formula="of:=INDEX([.$A$2:.$D$100000];(ROW()-1)*6-2;4)" office:value-type="float" office:value="12.63">
            <text:p>12,63</text:p>
          </table:table-cell>
          <table:table-cell table:formula="of:=INDEX([.$A$2:.$D$100000];(ROW()-1)*6-1;3)" office:value-type="float" office:value="1164.6">
            <text:p>1164,6</text:p>
          </table:table-cell>
          <table:table-cell table:formula="of:=INDEX([.$A$2:.$D$100000];(ROW()-1)*6-2;3)" office:value-type="float" office:value="3547.97">
            <text:p>3547,97</text:p>
          </table:table-cell>
          <table:table-cell table:formula="of:=INDEX([.$A$2:.$D$100000];(ROW()-1)*6-1;2)" office:value-type="float" office:value="1707477.5">
            <text:p>1707477,5</text:p>
          </table:table-cell>
          <table:table-cell table:formula="of:=INDEX([.$A$2:.$D$100000];(ROW()-1)*6-2;2)" office:value-type="float" office:value="3651916">
            <text:p>3651916</text:p>
          </table:table-cell>
          <table:table-cell table:formula="of:=INDEX([.$A$2:.$D$100000];(ROW()-1)*6-5;1)" office:value-type="float" office:value="3.765">
            <text:p>3,76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57385">
            <text:p>1457385</text:p>
          </table:table-cell>
          <table:table-cell office:value-type="float" office:value="1206.64">
            <text:p>1206,64</text:p>
          </table:table-cell>
          <table:table-cell office:value-type="float" office:value="17.32">
            <text:p>17,3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0">
            <text:p>180</text:p>
          </table:table-cell>
          <table:table-cell table:formula="of:=INDEX([.$A$2:.$D$100000];(ROW()-1)*6;1)" office:value-type="float" office:value="403384">
            <text:p>403384</text:p>
          </table:table-cell>
          <table:table-cell table:formula="of:=INDEX([.$A$2:.$D$100000];(ROW()-1)*6-1;4)" office:value-type="float" office:value="18.24">
            <text:p>18,24</text:p>
          </table:table-cell>
          <table:table-cell table:formula="of:=INDEX([.$A$2:.$D$100000];(ROW()-1)*6-2;4)" office:value-type="float" office:value="12.62">
            <text:p>12,62</text:p>
          </table:table-cell>
          <table:table-cell table:formula="of:=INDEX([.$A$2:.$D$100000];(ROW()-1)*6-1;3)" office:value-type="float" office:value="1170.94">
            <text:p>1170,94</text:p>
          </table:table-cell>
          <table:table-cell table:formula="of:=INDEX([.$A$2:.$D$100000];(ROW()-1)*6-2;3)" office:value-type="float" office:value="3555.79">
            <text:p>3555,79</text:p>
          </table:table-cell>
          <table:table-cell table:formula="of:=INDEX([.$A$2:.$D$100000];(ROW()-1)*6-1;2)" office:value-type="float" office:value="1714503.88">
            <text:p>1714503,88</text:p>
          </table:table-cell>
          <table:table-cell table:formula="of:=INDEX([.$A$2:.$D$100000];(ROW()-1)*6-2;2)" office:value-type="float" office:value="3660684">
            <text:p>3660684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97500">
            <text:p>597500</text:p>
          </table:table-cell>
          <table:table-cell office:value-type="float" office:value="393.55">
            <text:p>393,55</text:p>
          </table:table-cell>
          <table:table-cell office:value-type="float" office:value="23.04">
            <text:p>23,0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1">
            <text:p>181</text:p>
          </table:table-cell>
          <table:table-cell table:formula="of:=INDEX([.$A$2:.$D$100000];(ROW()-1)*6;1)" office:value-type="float" office:value="402380">
            <text:p>402380</text:p>
          </table:table-cell>
          <table:table-cell table:formula="of:=INDEX([.$A$2:.$D$100000];(ROW()-1)*6-1;4)" office:value-type="float" office:value="18.25">
            <text:p>18,25</text:p>
          </table:table-cell>
          <table:table-cell table:formula="of:=INDEX([.$A$2:.$D$100000];(ROW()-1)*6-2;4)" office:value-type="float" office:value="12.77">
            <text:p>12,77</text:p>
          </table:table-cell>
          <table:table-cell table:formula="of:=INDEX([.$A$2:.$D$100000];(ROW()-1)*6-1;3)" office:value-type="float" office:value="1169.83">
            <text:p>1169,83</text:p>
          </table:table-cell>
          <table:table-cell table:formula="of:=INDEX([.$A$2:.$D$100000];(ROW()-1)*6-2;3)" office:value-type="float" office:value="3437.73">
            <text:p>3437,73</text:p>
          </table:table-cell>
          <table:table-cell table:formula="of:=INDEX([.$A$2:.$D$100000];(ROW()-1)*6-1;2)" office:value-type="float" office:value="1717865.75">
            <text:p>1717865,75</text:p>
          </table:table-cell>
          <table:table-cell table:formula="of:=INDEX([.$A$2:.$D$100000];(ROW()-1)*6-2;2)" office:value-type="float" office:value="3566174">
            <text:p>3566174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696775">
            <text:p>16967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2">
            <text:p>182</text:p>
          </table:table-cell>
          <table:table-cell table:formula="of:=INDEX([.$A$2:.$D$100000];(ROW()-1)*6;1)" office:value-type="float" office:value="400029">
            <text:p>400029</text:p>
          </table:table-cell>
          <table:table-cell table:formula="of:=INDEX([.$A$2:.$D$100000];(ROW()-1)*6-1;4)" office:value-type="float" office:value="18.27">
            <text:p>18,27</text:p>
          </table:table-cell>
          <table:table-cell table:formula="of:=INDEX([.$A$2:.$D$100000];(ROW()-1)*6-2;4)" office:value-type="float" office:value="12.74">
            <text:p>12,74</text:p>
          </table:table-cell>
          <table:table-cell table:formula="of:=INDEX([.$A$2:.$D$100000];(ROW()-1)*6-1;3)" office:value-type="float" office:value="1175.27">
            <text:p>1175,27</text:p>
          </table:table-cell>
          <table:table-cell table:formula="of:=INDEX([.$A$2:.$D$100000];(ROW()-1)*6-2;3)" office:value-type="float" office:value="3463.14">
            <text:p>3463,14</text:p>
          </table:table-cell>
          <table:table-cell table:formula="of:=INDEX([.$A$2:.$D$100000];(ROW()-1)*6-1;2)" office:value-type="float" office:value="1721376.38">
            <text:p>1721376,38</text:p>
          </table:table-cell>
          <table:table-cell table:formula="of:=INDEX([.$A$2:.$D$100000];(ROW()-1)*6-2;2)" office:value-type="float" office:value="3594979">
            <text:p>3594979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4.625">
            <text:p>4,6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3">
            <text:p>183</text:p>
          </table:table-cell>
          <table:table-cell table:formula="of:=INDEX([.$A$2:.$D$100000];(ROW()-1)*6;1)" office:value-type="float" office:value="399205">
            <text:p>399205</text:p>
          </table:table-cell>
          <table:table-cell table:formula="of:=INDEX([.$A$2:.$D$100000];(ROW()-1)*6-1;4)" office:value-type="float" office:value="18.25">
            <text:p>18,25</text:p>
          </table:table-cell>
          <table:table-cell table:formula="of:=INDEX([.$A$2:.$D$100000];(ROW()-1)*6-2;4)" office:value-type="float" office:value="12.77">
            <text:p>12,77</text:p>
          </table:table-cell>
          <table:table-cell table:formula="of:=INDEX([.$A$2:.$D$100000];(ROW()-1)*6-1;3)" office:value-type="float" office:value="1177.49">
            <text:p>1177,49</text:p>
          </table:table-cell>
          <table:table-cell table:formula="of:=INDEX([.$A$2:.$D$100000];(ROW()-1)*6-2;3)" office:value-type="float" office:value="3435.87">
            <text:p>3435,87</text:p>
          </table:table-cell>
          <table:table-cell table:formula="of:=INDEX([.$A$2:.$D$100000];(ROW()-1)*6-1;2)" office:value-type="float" office:value="1724510.75">
            <text:p>1724510,75</text:p>
          </table:table-cell>
          <table:table-cell table:formula="of:=INDEX([.$A$2:.$D$100000];(ROW()-1)*6-2;2)" office:value-type="float" office:value="3560205">
            <text:p>3560205</text:p>
          </table:table-cell>
          <table:table-cell table:formula="of:=INDEX([.$A$2:.$D$100000];(ROW()-1)*6-5;1)" office:value-type="float" office:value="4">
            <text:p>4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4">
            <text:p>184</text:p>
          </table:table-cell>
          <table:table-cell table:formula="of:=INDEX([.$A$2:.$D$100000];(ROW()-1)*6;1)" office:value-type="float" office:value="395606">
            <text:p>395606</text:p>
          </table:table-cell>
          <table:table-cell table:formula="of:=INDEX([.$A$2:.$D$100000];(ROW()-1)*6-1;4)" office:value-type="float" office:value="18.25">
            <text:p>18,25</text:p>
          </table:table-cell>
          <table:table-cell table:formula="of:=INDEX([.$A$2:.$D$100000];(ROW()-1)*6-2;4)" office:value-type="float" office:value="12.84">
            <text:p>12,84</text:p>
          </table:table-cell>
          <table:table-cell table:formula="of:=INDEX([.$A$2:.$D$100000];(ROW()-1)*6-1;3)" office:value-type="float" office:value="1178.71">
            <text:p>1178,71</text:p>
          </table:table-cell>
          <table:table-cell table:formula="of:=INDEX([.$A$2:.$D$100000];(ROW()-1)*6-2;3)" office:value-type="float" office:value="3382.77">
            <text:p>3382,77</text:p>
          </table:table-cell>
          <table:table-cell table:formula="of:=INDEX([.$A$2:.$D$100000];(ROW()-1)*6-1;2)" office:value-type="float" office:value="1724165.88">
            <text:p>1724165,88</text:p>
          </table:table-cell>
          <table:table-cell table:formula="of:=INDEX([.$A$2:.$D$100000];(ROW()-1)*6-2;2)" office:value-type="float" office:value="3551868">
            <text:p>3551868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813">
            <text:p>1,81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5">
            <text:p>185</text:p>
          </table:table-cell>
          <table:table-cell table:formula="of:=INDEX([.$A$2:.$D$100000];(ROW()-1)*6;1)" office:value-type="float" office:value="394622">
            <text:p>394622</text:p>
          </table:table-cell>
          <table:table-cell table:formula="of:=INDEX([.$A$2:.$D$100000];(ROW()-1)*6-1;4)" office:value-type="float" office:value="18.25">
            <text:p>18,25</text:p>
          </table:table-cell>
          <table:table-cell table:formula="of:=INDEX([.$A$2:.$D$100000];(ROW()-1)*6-2;4)" office:value-type="float" office:value="12.91">
            <text:p>12,91</text:p>
          </table:table-cell>
          <table:table-cell table:formula="of:=INDEX([.$A$2:.$D$100000];(ROW()-1)*6-1;3)" office:value-type="float" office:value="1181.97">
            <text:p>1181,97</text:p>
          </table:table-cell>
          <table:table-cell table:formula="of:=INDEX([.$A$2:.$D$100000];(ROW()-1)*6-2;3)" office:value-type="float" office:value="3328.27">
            <text:p>3328,27</text:p>
          </table:table-cell>
          <table:table-cell table:formula="of:=INDEX([.$A$2:.$D$100000];(ROW()-1)*6-1;2)" office:value-type="float" office:value="1731209.88">
            <text:p>1731209,88</text:p>
          </table:table-cell>
          <table:table-cell table:formula="of:=INDEX([.$A$2:.$D$100000];(ROW()-1)*6-2;2)" office:value-type="float" office:value="3547943">
            <text:p>3547943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55646">
            <text:p>1455646</text:p>
          </table:table-cell>
          <table:table-cell office:value-type="float" office:value="1207.3">
            <text:p>1207,3</text:p>
          </table:table-cell>
          <table:table-cell office:value-type="float" office:value="17.31">
            <text:p>17,3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6">
            <text:p>186</text:p>
          </table:table-cell>
          <table:table-cell table:formula="of:=INDEX([.$A$2:.$D$100000];(ROW()-1)*6;1)" office:value-type="float" office:value="393406">
            <text:p>393406</text:p>
          </table:table-cell>
          <table:table-cell table:formula="of:=INDEX([.$A$2:.$D$100000];(ROW()-1)*6-1;4)" office:value-type="float" office:value="18.2">
            <text:p>18,2</text:p>
          </table:table-cell>
          <table:table-cell table:formula="of:=INDEX([.$A$2:.$D$100000];(ROW()-1)*6-2;4)" office:value-type="float" office:value="12.9">
            <text:p>12,9</text:p>
          </table:table-cell>
          <table:table-cell table:formula="of:=INDEX([.$A$2:.$D$100000];(ROW()-1)*6-1;3)" office:value-type="float" office:value="1180.75">
            <text:p>1180,75</text:p>
          </table:table-cell>
          <table:table-cell table:formula="of:=INDEX([.$A$2:.$D$100000];(ROW()-1)*6-2;3)" office:value-type="float" office:value="3334.91">
            <text:p>3334,91</text:p>
          </table:table-cell>
          <table:table-cell table:formula="of:=INDEX([.$A$2:.$D$100000];(ROW()-1)*6-1;2)" office:value-type="float" office:value="1733354.25">
            <text:p>1733354,25</text:p>
          </table:table-cell>
          <table:table-cell table:formula="of:=INDEX([.$A$2:.$D$100000];(ROW()-1)*6-2;2)" office:value-type="float" office:value="3539557">
            <text:p>3539557</text:p>
          </table:table-cell>
          <table:table-cell table:formula="of:=INDEX([.$A$2:.$D$100000];(ROW()-1)*6-5;1)" office:value-type="float" office:value="3.813">
            <text:p>3,813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94551.56">
            <text:p>594551,56</text:p>
          </table:table-cell>
          <table:table-cell office:value-type="float" office:value="391.22">
            <text:p>391,22</text:p>
          </table:table-cell>
          <table:table-cell office:value-type="float" office:value="23.07">
            <text:p>23,0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7">
            <text:p>187</text:p>
          </table:table-cell>
          <table:table-cell table:formula="of:=INDEX([.$A$2:.$D$100000];(ROW()-1)*6;1)" office:value-type="float" office:value="392121">
            <text:p>392121</text:p>
          </table:table-cell>
          <table:table-cell table:formula="of:=INDEX([.$A$2:.$D$100000];(ROW()-1)*6-1;4)" office:value-type="float" office:value="18.18">
            <text:p>18,18</text:p>
          </table:table-cell>
          <table:table-cell table:formula="of:=INDEX([.$A$2:.$D$100000];(ROW()-1)*6-2;4)" office:value-type="float" office:value="12.89">
            <text:p>12,89</text:p>
          </table:table-cell>
          <table:table-cell table:formula="of:=INDEX([.$A$2:.$D$100000];(ROW()-1)*6-1;3)" office:value-type="float" office:value="1187.75">
            <text:p>1187,75</text:p>
          </table:table-cell>
          <table:table-cell table:formula="of:=INDEX([.$A$2:.$D$100000];(ROW()-1)*6-2;3)" office:value-type="float" office:value="3344.46">
            <text:p>3344,46</text:p>
          </table:table-cell>
          <table:table-cell table:formula="of:=INDEX([.$A$2:.$D$100000];(ROW()-1)*6-1;2)" office:value-type="float" office:value="1742064.38">
            <text:p>1742064,38</text:p>
          </table:table-cell>
          <table:table-cell table:formula="of:=INDEX([.$A$2:.$D$100000];(ROW()-1)*6-2;2)" office:value-type="float" office:value="3617637">
            <text:p>3617637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1708370">
            <text:p>170837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8">
            <text:p>188</text:p>
          </table:table-cell>
          <table:table-cell table:formula="of:=INDEX([.$A$2:.$D$100000];(ROW()-1)*6;1)" office:value-type="float" office:value="390651">
            <text:p>390651</text:p>
          </table:table-cell>
          <table:table-cell table:formula="of:=INDEX([.$A$2:.$D$100000];(ROW()-1)*6-1;4)" office:value-type="float" office:value="18.22">
            <text:p>18,22</text:p>
          </table:table-cell>
          <table:table-cell table:formula="of:=INDEX([.$A$2:.$D$100000];(ROW()-1)*6-2;4)" office:value-type="float" office:value="13.03">
            <text:p>13,03</text:p>
          </table:table-cell>
          <table:table-cell table:formula="of:=INDEX([.$A$2:.$D$100000];(ROW()-1)*6-1;3)" office:value-type="float" office:value="1186.68">
            <text:p>1186,68</text:p>
          </table:table-cell>
          <table:table-cell table:formula="of:=INDEX([.$A$2:.$D$100000];(ROW()-1)*6-2;3)" office:value-type="float" office:value="3235.81">
            <text:p>3235,81</text:p>
          </table:table-cell>
          <table:table-cell table:formula="of:=INDEX([.$A$2:.$D$100000];(ROW()-1)*6-1;2)" office:value-type="float" office:value="1739050.88">
            <text:p>1739050,88</text:p>
          </table:table-cell>
          <table:table-cell table:formula="of:=INDEX([.$A$2:.$D$100000];(ROW()-1)*6-2;2)" office:value-type="float" office:value="3578725">
            <text:p>3578725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.656">
            <text:p>4,6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9">
            <text:p>189</text:p>
          </table:table-cell>
          <table:table-cell table:formula="of:=INDEX([.$A$2:.$D$100000];(ROW()-1)*6;1)" office:value-type="float" office:value="389739">
            <text:p>389739</text:p>
          </table:table-cell>
          <table:table-cell table:formula="of:=INDEX([.$A$2:.$D$100000];(ROW()-1)*6-1;4)" office:value-type="float" office:value="18.21">
            <text:p>18,21</text:p>
          </table:table-cell>
          <table:table-cell table:formula="of:=INDEX([.$A$2:.$D$100000];(ROW()-1)*6-2;4)" office:value-type="float" office:value="13.01">
            <text:p>13,01</text:p>
          </table:table-cell>
          <table:table-cell table:formula="of:=INDEX([.$A$2:.$D$100000];(ROW()-1)*6-1;3)" office:value-type="float" office:value="1192.83">
            <text:p>1192,83</text:p>
          </table:table-cell>
          <table:table-cell table:formula="of:=INDEX([.$A$2:.$D$100000];(ROW()-1)*6-2;3)" office:value-type="float" office:value="3248.1">
            <text:p>3248,1</text:p>
          </table:table-cell>
          <table:table-cell table:formula="of:=INDEX([.$A$2:.$D$100000];(ROW()-1)*6-1;2)" office:value-type="float" office:value="1748479.38">
            <text:p>1748479,38</text:p>
          </table:table-cell>
          <table:table-cell table:formula="of:=INDEX([.$A$2:.$D$100000];(ROW()-1)*6-2;2)" office:value-type="float" office:value="3582846">
            <text:p>3582846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0">
            <text:p>190</text:p>
          </table:table-cell>
          <table:table-cell table:formula="of:=INDEX([.$A$2:.$D$100000];(ROW()-1)*6;1)" office:value-type="float" office:value="387571">
            <text:p>387571</text:p>
          </table:table-cell>
          <table:table-cell table:formula="of:=INDEX([.$A$2:.$D$100000];(ROW()-1)*6-1;4)" office:value-type="float" office:value="18.21">
            <text:p>18,21</text:p>
          </table:table-cell>
          <table:table-cell table:formula="of:=INDEX([.$A$2:.$D$100000];(ROW()-1)*6-2;4)" office:value-type="float" office:value="13.01">
            <text:p>13,01</text:p>
          </table:table-cell>
          <table:table-cell table:formula="of:=INDEX([.$A$2:.$D$100000];(ROW()-1)*6-1;3)" office:value-type="float" office:value="1192.44">
            <text:p>1192,44</text:p>
          </table:table-cell>
          <table:table-cell table:formula="of:=INDEX([.$A$2:.$D$100000];(ROW()-1)*6-2;3)" office:value-type="float" office:value="3249.27">
            <text:p>3249,27</text:p>
          </table:table-cell>
          <table:table-cell table:formula="of:=INDEX([.$A$2:.$D$100000];(ROW()-1)*6-1;2)" office:value-type="float" office:value="1748642.75">
            <text:p>1748642,75</text:p>
          </table:table-cell>
          <table:table-cell table:formula="of:=INDEX([.$A$2:.$D$100000];(ROW()-1)*6-2;2)" office:value-type="float" office:value="3593436">
            <text:p>3593436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1">
            <text:p>191</text:p>
          </table:table-cell>
          <table:table-cell table:formula="of:=INDEX([.$A$2:.$D$100000];(ROW()-1)*6;1)" office:value-type="float" office:value="386124">
            <text:p>386124</text:p>
          </table:table-cell>
          <table:table-cell table:formula="of:=INDEX([.$A$2:.$D$100000];(ROW()-1)*6-1;4)" office:value-type="float" office:value="18.19">
            <text:p>18,19</text:p>
          </table:table-cell>
          <table:table-cell table:formula="of:=INDEX([.$A$2:.$D$100000];(ROW()-1)*6-2;4)" office:value-type="float" office:value="13.17">
            <text:p>13,17</text:p>
          </table:table-cell>
          <table:table-cell table:formula="of:=INDEX([.$A$2:.$D$100000];(ROW()-1)*6-1;3)" office:value-type="float" office:value="1192.75">
            <text:p>1192,75</text:p>
          </table:table-cell>
          <table:table-cell table:formula="of:=INDEX([.$A$2:.$D$100000];(ROW()-1)*6-2;3)" office:value-type="float" office:value="3136.22">
            <text:p>3136,22</text:p>
          </table:table-cell>
          <table:table-cell table:formula="of:=INDEX([.$A$2:.$D$100000];(ROW()-1)*6-1;2)" office:value-type="float" office:value="1747972.75">
            <text:p>1747972,75</text:p>
          </table:table-cell>
          <table:table-cell table:formula="of:=INDEX([.$A$2:.$D$100000];(ROW()-1)*6-2;2)" office:value-type="float" office:value="3555874">
            <text:p>3555874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49991">
            <text:p>1449991</text:p>
          </table:table-cell>
          <table:table-cell office:value-type="float" office:value="1202.01">
            <text:p>1202,01</text:p>
          </table:table-cell>
          <table:table-cell office:value-type="float" office:value="17.33">
            <text:p>17,3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2">
            <text:p>192</text:p>
          </table:table-cell>
          <table:table-cell table:formula="of:=INDEX([.$A$2:.$D$100000];(ROW()-1)*6;1)" office:value-type="float" office:value="382052">
            <text:p>382052</text:p>
          </table:table-cell>
          <table:table-cell table:formula="of:=INDEX([.$A$2:.$D$100000];(ROW()-1)*6-1;4)" office:value-type="float" office:value="18.21">
            <text:p>18,21</text:p>
          </table:table-cell>
          <table:table-cell table:formula="of:=INDEX([.$A$2:.$D$100000];(ROW()-1)*6-2;4)" office:value-type="float" office:value="13.33">
            <text:p>13,33</text:p>
          </table:table-cell>
          <table:table-cell table:formula="of:=INDEX([.$A$2:.$D$100000];(ROW()-1)*6-1;3)" office:value-type="float" office:value="1172.56">
            <text:p>1172,56</text:p>
          </table:table-cell>
          <table:table-cell table:formula="of:=INDEX([.$A$2:.$D$100000];(ROW()-1)*6-2;3)" office:value-type="float" office:value="3019.18">
            <text:p>3019,18</text:p>
          </table:table-cell>
          <table:table-cell table:formula="of:=INDEX([.$A$2:.$D$100000];(ROW()-1)*6-1;2)" office:value-type="float" office:value="1721657.63">
            <text:p>1721657,63</text:p>
          </table:table-cell>
          <table:table-cell table:formula="of:=INDEX([.$A$2:.$D$100000];(ROW()-1)*6-2;2)" office:value-type="float" office:value="3582879">
            <text:p>3582879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93181.63">
            <text:p>593181,63</text:p>
          </table:table-cell>
          <table:table-cell office:value-type="float" office:value="390.31">
            <text:p>390,31</text:p>
          </table:table-cell>
          <table:table-cell office:value-type="float" office:value="23.08">
            <text:p>23,0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3">
            <text:p>193</text:p>
          </table:table-cell>
          <table:table-cell table:formula="of:=INDEX([.$A$2:.$D$100000];(ROW()-1)*6;1)" office:value-type="float" office:value="381461">
            <text:p>381461</text:p>
          </table:table-cell>
          <table:table-cell table:formula="of:=INDEX([.$A$2:.$D$100000];(ROW()-1)*6-1;4)" office:value-type="float" office:value="18.11">
            <text:p>18,11</text:p>
          </table:table-cell>
          <table:table-cell table:formula="of:=INDEX([.$A$2:.$D$100000];(ROW()-1)*6-2;4)" office:value-type="float" office:value="12.65">
            <text:p>12,65</text:p>
          </table:table-cell>
          <table:table-cell table:formula="of:=INDEX([.$A$2:.$D$100000];(ROW()-1)*6-1;3)" office:value-type="float" office:value="1203.79">
            <text:p>1203,79</text:p>
          </table:table-cell>
          <table:table-cell table:formula="of:=INDEX([.$A$2:.$D$100000];(ROW()-1)*6-2;3)" office:value-type="float" office:value="3532.55">
            <text:p>3532,55</text:p>
          </table:table-cell>
          <table:table-cell table:formula="of:=INDEX([.$A$2:.$D$100000];(ROW()-1)*6-1;2)" office:value-type="float" office:value="1769800">
            <text:p>1769800</text:p>
          </table:table-cell>
          <table:table-cell table:formula="of:=INDEX([.$A$2:.$D$100000];(ROW()-1)*6-2;2)" office:value-type="float" office:value="3637867">
            <text:p>3637867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1712472">
            <text:p>17124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4">
            <text:p>194</text:p>
          </table:table-cell>
          <table:table-cell table:formula="of:=INDEX([.$A$2:.$D$100000];(ROW()-1)*6;1)" office:value-type="float" office:value="379727">
            <text:p>379727</text:p>
          </table:table-cell>
          <table:table-cell table:formula="of:=INDEX([.$A$2:.$D$100000];(ROW()-1)*6-1;4)" office:value-type="float" office:value="18.09">
            <text:p>18,09</text:p>
          </table:table-cell>
          <table:table-cell table:formula="of:=INDEX([.$A$2:.$D$100000];(ROW()-1)*6-2;4)" office:value-type="float" office:value="12.52">
            <text:p>12,52</text:p>
          </table:table-cell>
          <table:table-cell table:formula="of:=INDEX([.$A$2:.$D$100000];(ROW()-1)*6-1;3)" office:value-type="float" office:value="1210.34">
            <text:p>1210,34</text:p>
          </table:table-cell>
          <table:table-cell table:formula="of:=INDEX([.$A$2:.$D$100000];(ROW()-1)*6-2;3)" office:value-type="float" office:value="3636.48">
            <text:p>3636,48</text:p>
          </table:table-cell>
          <table:table-cell table:formula="of:=INDEX([.$A$2:.$D$100000];(ROW()-1)*6-1;2)" office:value-type="float" office:value="1778344.75">
            <text:p>1778344,75</text:p>
          </table:table-cell>
          <table:table-cell table:formula="of:=INDEX([.$A$2:.$D$100000];(ROW()-1)*6-2;2)" office:value-type="float" office:value="3734364">
            <text:p>3734364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5">
            <text:p>195</text:p>
          </table:table-cell>
          <table:table-cell table:formula="of:=INDEX([.$A$2:.$D$100000];(ROW()-1)*6;1)" office:value-type="float" office:value="378415">
            <text:p>378415</text:p>
          </table:table-cell>
          <table:table-cell table:formula="of:=INDEX([.$A$2:.$D$100000];(ROW()-1)*6-1;4)" office:value-type="float" office:value="18.13">
            <text:p>18,13</text:p>
          </table:table-cell>
          <table:table-cell table:formula="of:=INDEX([.$A$2:.$D$100000];(ROW()-1)*6-2;4)" office:value-type="float" office:value="12.51">
            <text:p>12,51</text:p>
          </table:table-cell>
          <table:table-cell table:formula="of:=INDEX([.$A$2:.$D$100000];(ROW()-1)*6-1;3)" office:value-type="float" office:value="1208.86">
            <text:p>1208,86</text:p>
          </table:table-cell>
          <table:table-cell table:formula="of:=INDEX([.$A$2:.$D$100000];(ROW()-1)*6-2;3)" office:value-type="float" office:value="3652.36">
            <text:p>3652,36</text:p>
          </table:table-cell>
          <table:table-cell table:formula="of:=INDEX([.$A$2:.$D$100000];(ROW()-1)*6-1;2)" office:value-type="float" office:value="1776725.63">
            <text:p>1776725,63</text:p>
          </table:table-cell>
          <table:table-cell table:formula="of:=INDEX([.$A$2:.$D$100000];(ROW()-1)*6-2;2)" office:value-type="float" office:value="3746338">
            <text:p>3746338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6">
            <text:p>196</text:p>
          </table:table-cell>
          <table:table-cell table:formula="of:=INDEX([.$A$2:.$D$100000];(ROW()-1)*6;1)" office:value-type="float" office:value="377159">
            <text:p>377159</text:p>
          </table:table-cell>
          <table:table-cell table:formula="of:=INDEX([.$A$2:.$D$100000];(ROW()-1)*6-1;4)" office:value-type="float" office:value="18.12">
            <text:p>18,12</text:p>
          </table:table-cell>
          <table:table-cell table:formula="of:=INDEX([.$A$2:.$D$100000];(ROW()-1)*6-2;4)" office:value-type="float" office:value="12.52">
            <text:p>12,52</text:p>
          </table:table-cell>
          <table:table-cell table:formula="of:=INDEX([.$A$2:.$D$100000];(ROW()-1)*6-1;3)" office:value-type="float" office:value="1213.38">
            <text:p>1213,38</text:p>
          </table:table-cell>
          <table:table-cell table:formula="of:=INDEX([.$A$2:.$D$100000];(ROW()-1)*6-2;3)" office:value-type="float" office:value="3640.89">
            <text:p>3640,89</text:p>
          </table:table-cell>
          <table:table-cell table:formula="of:=INDEX([.$A$2:.$D$100000];(ROW()-1)*6-1;2)" office:value-type="float" office:value="1780206.88">
            <text:p>1780206,88</text:p>
          </table:table-cell>
          <table:table-cell table:formula="of:=INDEX([.$A$2:.$D$100000];(ROW()-1)*6-2;2)" office:value-type="float" office:value="3745293">
            <text:p>3745293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1.516">
            <text:p>1,5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7">
            <text:p>197</text:p>
          </table:table-cell>
          <table:table-cell table:formula="of:=INDEX([.$A$2:.$D$100000];(ROW()-1)*6;1)" office:value-type="float" office:value="375568">
            <text:p>375568</text:p>
          </table:table-cell>
          <table:table-cell table:formula="of:=INDEX([.$A$2:.$D$100000];(ROW()-1)*6-1;4)" office:value-type="float" office:value="18.02">
            <text:p>18,02</text:p>
          </table:table-cell>
          <table:table-cell table:formula="of:=INDEX([.$A$2:.$D$100000];(ROW()-1)*6-2;4)" office:value-type="float" office:value="12.5">
            <text:p>12,5</text:p>
          </table:table-cell>
          <table:table-cell table:formula="of:=INDEX([.$A$2:.$D$100000];(ROW()-1)*6-1;3)" office:value-type="float" office:value="1222.55">
            <text:p>1222,55</text:p>
          </table:table-cell>
          <table:table-cell table:formula="of:=INDEX([.$A$2:.$D$100000];(ROW()-1)*6-2;3)" office:value-type="float" office:value="3655.61">
            <text:p>3655,61</text:p>
          </table:table-cell>
          <table:table-cell table:formula="of:=INDEX([.$A$2:.$D$100000];(ROW()-1)*6-1;2)" office:value-type="float" office:value="1797218.5">
            <text:p>1797218,5</text:p>
          </table:table-cell>
          <table:table-cell table:formula="of:=INDEX([.$A$2:.$D$100000];(ROW()-1)*6-2;2)" office:value-type="float" office:value="3755305">
            <text:p>3755305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49274">
            <text:p>1449274</text:p>
          </table:table-cell>
          <table:table-cell office:value-type="float" office:value="1201.5">
            <text:p>1201,5</text:p>
          </table:table-cell>
          <table:table-cell office:value-type="float" office:value="17.33">
            <text:p>17,3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8">
            <text:p>198</text:p>
          </table:table-cell>
          <table:table-cell table:formula="of:=INDEX([.$A$2:.$D$100000];(ROW()-1)*6;1)" office:value-type="float" office:value="374009">
            <text:p>374009</text:p>
          </table:table-cell>
          <table:table-cell table:formula="of:=INDEX([.$A$2:.$D$100000];(ROW()-1)*6-1;4)" office:value-type="float" office:value="18.02">
            <text:p>18,02</text:p>
          </table:table-cell>
          <table:table-cell table:formula="of:=INDEX([.$A$2:.$D$100000];(ROW()-1)*6-2;4)" office:value-type="float" office:value="12.66">
            <text:p>12,66</text:p>
          </table:table-cell>
          <table:table-cell table:formula="of:=INDEX([.$A$2:.$D$100000];(ROW()-1)*6-1;3)" office:value-type="float" office:value="1221.97">
            <text:p>1221,97</text:p>
          </table:table-cell>
          <table:table-cell table:formula="of:=INDEX([.$A$2:.$D$100000];(ROW()-1)*6-2;3)" office:value-type="float" office:value="3527.69">
            <text:p>3527,69</text:p>
          </table:table-cell>
          <table:table-cell table:formula="of:=INDEX([.$A$2:.$D$100000];(ROW()-1)*6-1;2)" office:value-type="float" office:value="1798624.38">
            <text:p>1798624,38</text:p>
          </table:table-cell>
          <table:table-cell table:formula="of:=INDEX([.$A$2:.$D$100000];(ROW()-1)*6-2;2)" office:value-type="float" office:value="3644712">
            <text:p>3644712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91370.19">
            <text:p>591370,19</text:p>
          </table:table-cell>
          <table:table-cell office:value-type="float" office:value="388.54">
            <text:p>388,54</text:p>
          </table:table-cell>
          <table:table-cell office:value-type="float" office:value="23.1">
            <text:p>23,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9">
            <text:p>199</text:p>
          </table:table-cell>
          <table:table-cell table:formula="of:=INDEX([.$A$2:.$D$100000];(ROW()-1)*6;1)" office:value-type="float" office:value="372987">
            <text:p>372987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2.68">
            <text:p>12,68</text:p>
          </table:table-cell>
          <table:table-cell table:formula="of:=INDEX([.$A$2:.$D$100000];(ROW()-1)*6-1;3)" office:value-type="float" office:value="1226.01">
            <text:p>1226,01</text:p>
          </table:table-cell>
          <table:table-cell table:formula="of:=INDEX([.$A$2:.$D$100000];(ROW()-1)*6-2;3)" office:value-type="float" office:value="3510.91">
            <text:p>3510,91</text:p>
          </table:table-cell>
          <table:table-cell table:formula="of:=INDEX([.$A$2:.$D$100000];(ROW()-1)*6-1;2)" office:value-type="float" office:value="1801985.75">
            <text:p>1801985,75</text:p>
          </table:table-cell>
          <table:table-cell table:formula="of:=INDEX([.$A$2:.$D$100000];(ROW()-1)*6-2;2)" office:value-type="float" office:value="3639842">
            <text:p>3639842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1713981">
            <text:p>17139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0">
            <text:p>200</text:p>
          </table:table-cell>
          <table:table-cell table:formula="of:=INDEX([.$A$2:.$D$100000];(ROW()-1)*6;1)" office:value-type="float" office:value="371816">
            <text:p>371816</text:p>
          </table:table-cell>
          <table:table-cell table:formula="of:=INDEX([.$A$2:.$D$100000];(ROW()-1)*6-1;4)" office:value-type="float" office:value="18.03">
            <text:p>18,03</text:p>
          </table:table-cell>
          <table:table-cell table:formula="of:=INDEX([.$A$2:.$D$100000];(ROW()-1)*6-2;4)" office:value-type="float" office:value="12.71">
            <text:p>12,71</text:p>
          </table:table-cell>
          <table:table-cell table:formula="of:=INDEX([.$A$2:.$D$100000];(ROW()-1)*6-1;3)" office:value-type="float" office:value="1230.4">
            <text:p>1230,4</text:p>
          </table:table-cell>
          <table:table-cell table:formula="of:=INDEX([.$A$2:.$D$100000];(ROW()-1)*6-2;3)" office:value-type="float" office:value="3487.84">
            <text:p>3487,84</text:p>
          </table:table-cell>
          <table:table-cell table:formula="of:=INDEX([.$A$2:.$D$100000];(ROW()-1)*6-1;2)" office:value-type="float" office:value="1805385">
            <text:p>1805385</text:p>
          </table:table-cell>
          <table:table-cell table:formula="of:=INDEX([.$A$2:.$D$100000];(ROW()-1)*6-2;2)" office:value-type="float" office:value="3617816">
            <text:p>3617816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5.219">
            <text:p>5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1">
            <text:p>201</text:p>
          </table:table-cell>
          <table:table-cell table:formula="of:=INDEX([.$A$2:.$D$100000];(ROW()-1)*6;1)" office:value-type="float" office:value="370279">
            <text:p>370279</text:p>
          </table:table-cell>
          <table:table-cell table:formula="of:=INDEX([.$A$2:.$D$100000];(ROW()-1)*6-1;4)" office:value-type="float" office:value="18.01">
            <text:p>18,01</text:p>
          </table:table-cell>
          <table:table-cell table:formula="of:=INDEX([.$A$2:.$D$100000];(ROW()-1)*6-2;4)" office:value-type="float" office:value="12.64">
            <text:p>12,64</text:p>
          </table:table-cell>
          <table:table-cell table:formula="of:=INDEX([.$A$2:.$D$100000];(ROW()-1)*6-1;3)" office:value-type="float" office:value="1232.43">
            <text:p>1232,43</text:p>
          </table:table-cell>
          <table:table-cell table:formula="of:=INDEX([.$A$2:.$D$100000];(ROW()-1)*6-2;3)" office:value-type="float" office:value="3544.49">
            <text:p>3544,49</text:p>
          </table:table-cell>
          <table:table-cell table:formula="of:=INDEX([.$A$2:.$D$100000];(ROW()-1)*6-1;2)" office:value-type="float" office:value="1810298.13">
            <text:p>1810298,13</text:p>
          </table:table-cell>
          <table:table-cell table:formula="of:=INDEX([.$A$2:.$D$100000];(ROW()-1)*6-2;2)" office:value-type="float" office:value="3677032">
            <text:p>3677032</text:p>
          </table:table-cell>
          <table:table-cell table:formula="of:=INDEX([.$A$2:.$D$100000];(ROW()-1)*6-5;1)" office:value-type="float" office:value="3.703">
            <text:p>3,703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2">
            <text:p>202</text:p>
          </table:table-cell>
          <table:table-cell table:formula="of:=INDEX([.$A$2:.$D$100000];(ROW()-1)*6;1)" office:value-type="float" office:value="369225">
            <text:p>369225</text:p>
          </table:table-cell>
          <table:table-cell table:formula="of:=INDEX([.$A$2:.$D$100000];(ROW()-1)*6-1;4)" office:value-type="float" office:value="18.07">
            <text:p>18,07</text:p>
          </table:table-cell>
          <table:table-cell table:formula="of:=INDEX([.$A$2:.$D$100000];(ROW()-1)*6-2;4)" office:value-type="float" office:value="12.68">
            <text:p>12,68</text:p>
          </table:table-cell>
          <table:table-cell table:formula="of:=INDEX([.$A$2:.$D$100000];(ROW()-1)*6-1;3)" office:value-type="float" office:value="1232.48">
            <text:p>1232,48</text:p>
          </table:table-cell>
          <table:table-cell table:formula="of:=INDEX([.$A$2:.$D$100000];(ROW()-1)*6-2;3)" office:value-type="float" office:value="3506.09">
            <text:p>3506,09</text:p>
          </table:table-cell>
          <table:table-cell table:formula="of:=INDEX([.$A$2:.$D$100000];(ROW()-1)*6-1;2)" office:value-type="float" office:value="1810736.75">
            <text:p>1810736,75</text:p>
          </table:table-cell>
          <table:table-cell table:formula="of:=INDEX([.$A$2:.$D$100000];(ROW()-1)*6-2;2)" office:value-type="float" office:value="3676982">
            <text:p>3676982</text:p>
          </table:table-cell>
          <table:table-cell table:formula="of:=INDEX([.$A$2:.$D$100000];(ROW()-1)*6-5;1)" office:value-type="float" office:value="3.938">
            <text:p>3,938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1.734">
            <text:p>1,73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3">
            <text:p>203</text:p>
          </table:table-cell>
          <table:table-cell table:formula="of:=INDEX([.$A$2:.$D$100000];(ROW()-1)*6;1)" office:value-type="float" office:value="368282">
            <text:p>368282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2.7">
            <text:p>12,7</text:p>
          </table:table-cell>
          <table:table-cell table:formula="of:=INDEX([.$A$2:.$D$100000];(ROW()-1)*6-1;3)" office:value-type="float" office:value="1234.82">
            <text:p>1234,82</text:p>
          </table:table-cell>
          <table:table-cell table:formula="of:=INDEX([.$A$2:.$D$100000];(ROW()-1)*6-2;3)" office:value-type="float" office:value="3492.05">
            <text:p>3492,05</text:p>
          </table:table-cell>
          <table:table-cell table:formula="of:=INDEX([.$A$2:.$D$100000];(ROW()-1)*6-1;2)" office:value-type="float" office:value="1814147.88">
            <text:p>1814147,88</text:p>
          </table:table-cell>
          <table:table-cell table:formula="of:=INDEX([.$A$2:.$D$100000];(ROW()-1)*6-2;2)" office:value-type="float" office:value="3631176">
            <text:p>3631176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26182">
            <text:p>1426182</text:p>
          </table:table-cell>
          <table:table-cell office:value-type="float" office:value="1183.75">
            <text:p>1183,75</text:p>
          </table:table-cell>
          <table:table-cell office:value-type="float" office:value="17.4">
            <text:p>17,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4">
            <text:p>204</text:p>
          </table:table-cell>
          <table:table-cell table:formula="of:=INDEX([.$A$2:.$D$100000];(ROW()-1)*6;1)" office:value-type="float" office:value="366946">
            <text:p>366946</text:p>
          </table:table-cell>
          <table:table-cell table:formula="of:=INDEX([.$A$2:.$D$100000];(ROW()-1)*6-1;4)" office:value-type="float" office:value="17.96">
            <text:p>17,96</text:p>
          </table:table-cell>
          <table:table-cell table:formula="of:=INDEX([.$A$2:.$D$100000];(ROW()-1)*6-2;4)" office:value-type="float" office:value="12.74">
            <text:p>12,74</text:p>
          </table:table-cell>
          <table:table-cell table:formula="of:=INDEX([.$A$2:.$D$100000];(ROW()-1)*6-1;3)" office:value-type="float" office:value="1238.77">
            <text:p>1238,77</text:p>
          </table:table-cell>
          <table:table-cell table:formula="of:=INDEX([.$A$2:.$D$100000];(ROW()-1)*6-2;3)" office:value-type="float" office:value="3459.77">
            <text:p>3459,77</text:p>
          </table:table-cell>
          <table:table-cell table:formula="of:=INDEX([.$A$2:.$D$100000];(ROW()-1)*6-1;2)" office:value-type="float" office:value="1825513.63">
            <text:p>1825513,63</text:p>
          </table:table-cell>
          <table:table-cell table:formula="of:=INDEX([.$A$2:.$D$100000];(ROW()-1)*6-2;2)" office:value-type="float" office:value="3621533">
            <text:p>3621533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82109.81">
            <text:p>582109,81</text:p>
          </table:table-cell>
          <table:table-cell office:value-type="float" office:value="381.65">
            <text:p>381,65</text:p>
          </table:table-cell>
          <table:table-cell office:value-type="float" office:value="23.14">
            <text:p>23,1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5">
            <text:p>205</text:p>
          </table:table-cell>
          <table:table-cell table:formula="of:=INDEX([.$A$2:.$D$100000];(ROW()-1)*6;1)" office:value-type="float" office:value="366304">
            <text:p>366304</text:p>
          </table:table-cell>
          <table:table-cell table:formula="of:=INDEX([.$A$2:.$D$100000];(ROW()-1)*6-1;4)" office:value-type="float" office:value="17.95">
            <text:p>17,95</text:p>
          </table:table-cell>
          <table:table-cell table:formula="of:=INDEX([.$A$2:.$D$100000];(ROW()-1)*6-2;4)" office:value-type="float" office:value="12.55">
            <text:p>12,55</text:p>
          </table:table-cell>
          <table:table-cell table:formula="of:=INDEX([.$A$2:.$D$100000];(ROW()-1)*6-1;3)" office:value-type="float" office:value="1243.64">
            <text:p>1243,64</text:p>
          </table:table-cell>
          <table:table-cell table:formula="of:=INDEX([.$A$2:.$D$100000];(ROW()-1)*6-2;3)" office:value-type="float" office:value="3613.61">
            <text:p>3613,61</text:p>
          </table:table-cell>
          <table:table-cell table:formula="of:=INDEX([.$A$2:.$D$100000];(ROW()-1)*6-1;2)" office:value-type="float" office:value="1829813.25">
            <text:p>1829813,25</text:p>
          </table:table-cell>
          <table:table-cell table:formula="of:=INDEX([.$A$2:.$D$100000];(ROW()-1)*6-2;2)" office:value-type="float" office:value="3737756">
            <text:p>3737756</text:p>
          </table:table-cell>
          <table:table-cell table:formula="of:=INDEX([.$A$2:.$D$100000];(ROW()-1)*6-5;1)" office:value-type="float" office:value="3.515">
            <text:p>3,515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761852">
            <text:p>176185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6">
            <text:p>206</text:p>
          </table:table-cell>
          <table:table-cell table:formula="of:=INDEX([.$A$2:.$D$100000];(ROW()-1)*6;1)" office:value-type="float" office:value="364935">
            <text:p>364935</text:p>
          </table:table-cell>
          <table:table-cell table:formula="of:=INDEX([.$A$2:.$D$100000];(ROW()-1)*6-1;4)" office:value-type="float" office:value="17.95">
            <text:p>17,95</text:p>
          </table:table-cell>
          <table:table-cell table:formula="of:=INDEX([.$A$2:.$D$100000];(ROW()-1)*6-2;4)" office:value-type="float" office:value="12.57">
            <text:p>12,57</text:p>
          </table:table-cell>
          <table:table-cell table:formula="of:=INDEX([.$A$2:.$D$100000];(ROW()-1)*6-1;3)" office:value-type="float" office:value="1242.43">
            <text:p>1242,43</text:p>
          </table:table-cell>
          <table:table-cell table:formula="of:=INDEX([.$A$2:.$D$100000];(ROW()-1)*6-2;3)" office:value-type="float" office:value="3599.34">
            <text:p>3599,34</text:p>
          </table:table-cell>
          <table:table-cell table:formula="of:=INDEX([.$A$2:.$D$100000];(ROW()-1)*6-1;2)" office:value-type="float" office:value="1829457.25">
            <text:p>1829457,25</text:p>
          </table:table-cell>
          <table:table-cell table:formula="of:=INDEX([.$A$2:.$D$100000];(ROW()-1)*6-2;2)" office:value-type="float" office:value="3723982">
            <text:p>3723982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5.016">
            <text:p>5,0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7">
            <text:p>207</text:p>
          </table:table-cell>
          <table:table-cell table:formula="of:=INDEX([.$A$2:.$D$100000];(ROW()-1)*6;1)" office:value-type="float" office:value="363968">
            <text:p>363968</text:p>
          </table:table-cell>
          <table:table-cell table:formula="of:=INDEX([.$A$2:.$D$100000];(ROW()-1)*6-1;4)" office:value-type="float" office:value="17.96">
            <text:p>17,96</text:p>
          </table:table-cell>
          <table:table-cell table:formula="of:=INDEX([.$A$2:.$D$100000];(ROW()-1)*6-2;4)" office:value-type="float" office:value="12.67">
            <text:p>12,67</text:p>
          </table:table-cell>
          <table:table-cell table:formula="of:=INDEX([.$A$2:.$D$100000];(ROW()-1)*6-1;3)" office:value-type="float" office:value="1252.07">
            <text:p>1252,07</text:p>
          </table:table-cell>
          <table:table-cell table:formula="of:=INDEX([.$A$2:.$D$100000];(ROW()-1)*6-2;3)" office:value-type="float" office:value="3513.46">
            <text:p>3513,46</text:p>
          </table:table-cell>
          <table:table-cell table:formula="of:=INDEX([.$A$2:.$D$100000];(ROW()-1)*6-1;2)" office:value-type="float" office:value="1838730.5">
            <text:p>1838730,5</text:p>
          </table:table-cell>
          <table:table-cell table:formula="of:=INDEX([.$A$2:.$D$100000];(ROW()-1)*6-2;2)" office:value-type="float" office:value="3662898">
            <text:p>3662898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8">
            <text:p>208</text:p>
          </table:table-cell>
          <table:table-cell table:formula="of:=INDEX([.$A$2:.$D$100000];(ROW()-1)*6;1)" office:value-type="float" office:value="362077">
            <text:p>362077</text:p>
          </table:table-cell>
          <table:table-cell table:formula="of:=INDEX([.$A$2:.$D$100000];(ROW()-1)*6-1;4)" office:value-type="float" office:value="17.98">
            <text:p>17,98</text:p>
          </table:table-cell>
          <table:table-cell table:formula="of:=INDEX([.$A$2:.$D$100000];(ROW()-1)*6-2;4)" office:value-type="float" office:value="12.68">
            <text:p>12,68</text:p>
          </table:table-cell>
          <table:table-cell table:formula="of:=INDEX([.$A$2:.$D$100000];(ROW()-1)*6-1;3)" office:value-type="float" office:value="1246.54">
            <text:p>1246,54</text:p>
          </table:table-cell>
          <table:table-cell table:formula="of:=INDEX([.$A$2:.$D$100000];(ROW()-1)*6-2;3)" office:value-type="float" office:value="3508.83">
            <text:p>3508,83</text:p>
          </table:table-cell>
          <table:table-cell table:formula="of:=INDEX([.$A$2:.$D$100000];(ROW()-1)*6-1;2)" office:value-type="float" office:value="1834114.5">
            <text:p>1834114,5</text:p>
          </table:table-cell>
          <table:table-cell table:formula="of:=INDEX([.$A$2:.$D$100000];(ROW()-1)*6-2;2)" office:value-type="float" office:value="3639540">
            <text:p>3639540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953">
            <text:p>1,9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9">
            <text:p>209</text:p>
          </table:table-cell>
          <table:table-cell table:formula="of:=INDEX([.$A$2:.$D$100000];(ROW()-1)*6;1)" office:value-type="float" office:value="360739">
            <text:p>360739</text:p>
          </table:table-cell>
          <table:table-cell table:formula="of:=INDEX([.$A$2:.$D$100000];(ROW()-1)*6-1;4)" office:value-type="float" office:value="18">
            <text:p>18</text:p>
          </table:table-cell>
          <table:table-cell table:formula="of:=INDEX([.$A$2:.$D$100000];(ROW()-1)*6-2;4)" office:value-type="float" office:value="12.59">
            <text:p>12,59</text:p>
          </table:table-cell>
          <table:table-cell table:formula="of:=INDEX([.$A$2:.$D$100000];(ROW()-1)*6-1;3)" office:value-type="float" office:value="1255.4">
            <text:p>1255,4</text:p>
          </table:table-cell>
          <table:table-cell table:formula="of:=INDEX([.$A$2:.$D$100000];(ROW()-1)*6-2;3)" office:value-type="float" office:value="3583.21">
            <text:p>3583,21</text:p>
          </table:table-cell>
          <table:table-cell table:formula="of:=INDEX([.$A$2:.$D$100000];(ROW()-1)*6-1;2)" office:value-type="float" office:value="1844040.75">
            <text:p>1844040,75</text:p>
          </table:table-cell>
          <table:table-cell table:formula="of:=INDEX([.$A$2:.$D$100000];(ROW()-1)*6-2;2)" office:value-type="float" office:value="3711129">
            <text:p>3711129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24629">
            <text:p>1424629</text:p>
          </table:table-cell>
          <table:table-cell office:value-type="float" office:value="1181.8">
            <text:p>1181,8</text:p>
          </table:table-cell>
          <table:table-cell office:value-type="float" office:value="17.41">
            <text:p>17,4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0">
            <text:p>210</text:p>
          </table:table-cell>
          <table:table-cell table:formula="of:=INDEX([.$A$2:.$D$100000];(ROW()-1)*6;1)" office:value-type="float" office:value="359220">
            <text:p>359220</text:p>
          </table:table-cell>
          <table:table-cell table:formula="of:=INDEX([.$A$2:.$D$100000];(ROW()-1)*6-1;4)" office:value-type="float" office:value="17.99">
            <text:p>17,99</text:p>
          </table:table-cell>
          <table:table-cell table:formula="of:=INDEX([.$A$2:.$D$100000];(ROW()-1)*6-2;4)" office:value-type="float" office:value="12.6">
            <text:p>12,6</text:p>
          </table:table-cell>
          <table:table-cell table:formula="of:=INDEX([.$A$2:.$D$100000];(ROW()-1)*6-1;3)" office:value-type="float" office:value="1257.88">
            <text:p>1257,88</text:p>
          </table:table-cell>
          <table:table-cell table:formula="of:=INDEX([.$A$2:.$D$100000];(ROW()-1)*6-2;3)" office:value-type="float" office:value="3573.34">
            <text:p>3573,34</text:p>
          </table:table-cell>
          <table:table-cell table:formula="of:=INDEX([.$A$2:.$D$100000];(ROW()-1)*6-1;2)" office:value-type="float" office:value="1847907">
            <text:p>1847907</text:p>
          </table:table-cell>
          <table:table-cell table:formula="of:=INDEX([.$A$2:.$D$100000];(ROW()-1)*6-2;2)" office:value-type="float" office:value="3706597">
            <text:p>3706597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79133.13">
            <text:p>579133,13</text:p>
          </table:table-cell>
          <table:table-cell office:value-type="float" office:value="379.06">
            <text:p>379,06</text:p>
          </table:table-cell>
          <table:table-cell office:value-type="float" office:value="23.17">
            <text:p>23,1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1">
            <text:p>211</text:p>
          </table:table-cell>
          <table:table-cell table:formula="of:=INDEX([.$A$2:.$D$100000];(ROW()-1)*6;1)" office:value-type="float" office:value="358653">
            <text:p>358653</text:p>
          </table:table-cell>
          <table:table-cell table:formula="of:=INDEX([.$A$2:.$D$100000];(ROW()-1)*6-1;4)" office:value-type="float" office:value="17.97">
            <text:p>17,97</text:p>
          </table:table-cell>
          <table:table-cell table:formula="of:=INDEX([.$A$2:.$D$100000];(ROW()-1)*6-2;4)" office:value-type="float" office:value="12.41">
            <text:p>12,41</text:p>
          </table:table-cell>
          <table:table-cell table:formula="of:=INDEX([.$A$2:.$D$100000];(ROW()-1)*6-1;3)" office:value-type="float" office:value="1262.57">
            <text:p>1262,57</text:p>
          </table:table-cell>
          <table:table-cell table:formula="of:=INDEX([.$A$2:.$D$100000];(ROW()-1)*6-2;3)" office:value-type="float" office:value="3731.83">
            <text:p>3731,83</text:p>
          </table:table-cell>
          <table:table-cell table:formula="of:=INDEX([.$A$2:.$D$100000];(ROW()-1)*6-1;2)" office:value-type="float" office:value="1852824.5">
            <text:p>1852824,5</text:p>
          </table:table-cell>
          <table:table-cell table:formula="of:=INDEX([.$A$2:.$D$100000];(ROW()-1)*6-2;2)" office:value-type="float" office:value="3842411">
            <text:p>3842411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1767645">
            <text:p>176764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2">
            <text:p>212</text:p>
          </table:table-cell>
          <table:table-cell table:formula="of:=INDEX([.$A$2:.$D$100000];(ROW()-1)*6;1)" office:value-type="float" office:value="357255">
            <text:p>357255</text:p>
          </table:table-cell>
          <table:table-cell table:formula="of:=INDEX([.$A$2:.$D$100000];(ROW()-1)*6-1;4)" office:value-type="float" office:value="17.86">
            <text:p>17,86</text:p>
          </table:table-cell>
          <table:table-cell table:formula="of:=INDEX([.$A$2:.$D$100000];(ROW()-1)*6-2;4)" office:value-type="float" office:value="12.44">
            <text:p>12,44</text:p>
          </table:table-cell>
          <table:table-cell table:formula="of:=INDEX([.$A$2:.$D$100000];(ROW()-1)*6-1;3)" office:value-type="float" office:value="1267.75">
            <text:p>1267,75</text:p>
          </table:table-cell>
          <table:table-cell table:formula="of:=INDEX([.$A$2:.$D$100000];(ROW()-1)*6-2;3)" office:value-type="float" office:value="3708.64">
            <text:p>3708,64</text:p>
          </table:table-cell>
          <table:table-cell table:formula="of:=INDEX([.$A$2:.$D$100000];(ROW()-1)*6-1;2)" office:value-type="float" office:value="1863099.38">
            <text:p>1863099,38</text:p>
          </table:table-cell>
          <table:table-cell table:formula="of:=INDEX([.$A$2:.$D$100000];(ROW()-1)*6-2;2)" office:value-type="float" office:value="3820135">
            <text:p>3820135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5.078">
            <text:p>5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3">
            <text:p>213</text:p>
          </table:table-cell>
          <table:table-cell table:formula="of:=INDEX([.$A$2:.$D$100000];(ROW()-1)*6;1)" office:value-type="float" office:value="355470">
            <text:p>355470</text:p>
          </table:table-cell>
          <table:table-cell table:formula="of:=INDEX([.$A$2:.$D$100000];(ROW()-1)*6-1;4)" office:value-type="float" office:value="17.86">
            <text:p>17,86</text:p>
          </table:table-cell>
          <table:table-cell table:formula="of:=INDEX([.$A$2:.$D$100000];(ROW()-1)*6-2;4)" office:value-type="float" office:value="12.48">
            <text:p>12,48</text:p>
          </table:table-cell>
          <table:table-cell table:formula="of:=INDEX([.$A$2:.$D$100000];(ROW()-1)*6-1;3)" office:value-type="float" office:value="1270.42">
            <text:p>1270,42</text:p>
          </table:table-cell>
          <table:table-cell table:formula="of:=INDEX([.$A$2:.$D$100000];(ROW()-1)*6-2;3)" office:value-type="float" office:value="3676.12">
            <text:p>3676,12</text:p>
          </table:table-cell>
          <table:table-cell table:formula="of:=INDEX([.$A$2:.$D$100000];(ROW()-1)*6-1;2)" office:value-type="float" office:value="1867783.5">
            <text:p>1867783,5</text:p>
          </table:table-cell>
          <table:table-cell table:formula="of:=INDEX([.$A$2:.$D$100000];(ROW()-1)*6-2;2)" office:value-type="float" office:value="3797573">
            <text:p>3797573</text:p>
          </table:table-cell>
          <table:table-cell table:formula="of:=INDEX([.$A$2:.$D$100000];(ROW()-1)*6-5;1)" office:value-type="float" office:value="3.515">
            <text:p>3,51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4">
            <text:p>214</text:p>
          </table:table-cell>
          <table:table-cell table:formula="of:=INDEX([.$A$2:.$D$100000];(ROW()-1)*6;1)" office:value-type="float" office:value="354942">
            <text:p>354942</text:p>
          </table:table-cell>
          <table:table-cell table:formula="of:=INDEX([.$A$2:.$D$100000];(ROW()-1)*6-1;4)" office:value-type="float" office:value="17.84">
            <text:p>17,84</text:p>
          </table:table-cell>
          <table:table-cell table:formula="of:=INDEX([.$A$2:.$D$100000];(ROW()-1)*6-2;4)" office:value-type="float" office:value="12.58">
            <text:p>12,58</text:p>
          </table:table-cell>
          <table:table-cell table:formula="of:=INDEX([.$A$2:.$D$100000];(ROW()-1)*6-1;3)" office:value-type="float" office:value="1277.49">
            <text:p>1277,49</text:p>
          </table:table-cell>
          <table:table-cell table:formula="of:=INDEX([.$A$2:.$D$100000];(ROW()-1)*6-2;3)" office:value-type="float" office:value="3592.68">
            <text:p>3592,68</text:p>
          </table:table-cell>
          <table:table-cell table:formula="of:=INDEX([.$A$2:.$D$100000];(ROW()-1)*6-1;2)" office:value-type="float" office:value="1876492.63">
            <text:p>1876492,63</text:p>
          </table:table-cell>
          <table:table-cell table:formula="of:=INDEX([.$A$2:.$D$100000];(ROW()-1)*6-2;2)" office:value-type="float" office:value="3775147">
            <text:p>3775147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703">
            <text:p>1,70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5">
            <text:p>215</text:p>
          </table:table-cell>
          <table:table-cell table:formula="of:=INDEX([.$A$2:.$D$100000];(ROW()-1)*6;1)" office:value-type="float" office:value="353620">
            <text:p>353620</text:p>
          </table:table-cell>
          <table:table-cell table:formula="of:=INDEX([.$A$2:.$D$100000];(ROW()-1)*6-1;4)" office:value-type="float" office:value="17.86">
            <text:p>17,86</text:p>
          </table:table-cell>
          <table:table-cell table:formula="of:=INDEX([.$A$2:.$D$100000];(ROW()-1)*6-2;4)" office:value-type="float" office:value="12.6">
            <text:p>12,6</text:p>
          </table:table-cell>
          <table:table-cell table:formula="of:=INDEX([.$A$2:.$D$100000];(ROW()-1)*6-1;3)" office:value-type="float" office:value="1279.28">
            <text:p>1279,28</text:p>
          </table:table-cell>
          <table:table-cell table:formula="of:=INDEX([.$A$2:.$D$100000];(ROW()-1)*6-2;3)" office:value-type="float" office:value="3574.58">
            <text:p>3574,58</text:p>
          </table:table-cell>
          <table:table-cell table:formula="of:=INDEX([.$A$2:.$D$100000];(ROW()-1)*6-1;2)" office:value-type="float" office:value="1878613.75">
            <text:p>1878613,75</text:p>
          </table:table-cell>
          <table:table-cell table:formula="of:=INDEX([.$A$2:.$D$100000];(ROW()-1)*6-2;2)" office:value-type="float" office:value="3787863">
            <text:p>3787863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14106">
            <text:p>1414106</text:p>
          </table:table-cell>
          <table:table-cell office:value-type="float" office:value="1173.66">
            <text:p>1173,66</text:p>
          </table:table-cell>
          <table:table-cell office:value-type="float" office:value="17.44">
            <text:p>17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6">
            <text:p>216</text:p>
          </table:table-cell>
          <table:table-cell table:formula="of:=INDEX([.$A$2:.$D$100000];(ROW()-1)*6;1)" office:value-type="float" office:value="351100">
            <text:p>351100</text:p>
          </table:table-cell>
          <table:table-cell table:formula="of:=INDEX([.$A$2:.$D$100000];(ROW()-1)*6-1;4)" office:value-type="float" office:value="17.88">
            <text:p>17,88</text:p>
          </table:table-cell>
          <table:table-cell table:formula="of:=INDEX([.$A$2:.$D$100000];(ROW()-1)*6-2;4)" office:value-type="float" office:value="12.54">
            <text:p>12,54</text:p>
          </table:table-cell>
          <table:table-cell table:formula="of:=INDEX([.$A$2:.$D$100000];(ROW()-1)*6-1;3)" office:value-type="float" office:value="1276.21">
            <text:p>1276,21</text:p>
          </table:table-cell>
          <table:table-cell table:formula="of:=INDEX([.$A$2:.$D$100000];(ROW()-1)*6-2;3)" office:value-type="float" office:value="3624.2">
            <text:p>3624,2</text:p>
          </table:table-cell>
          <table:table-cell table:formula="of:=INDEX([.$A$2:.$D$100000];(ROW()-1)*6-1;2)" office:value-type="float" office:value="1874834.13">
            <text:p>1874834,13</text:p>
          </table:table-cell>
          <table:table-cell table:formula="of:=INDEX([.$A$2:.$D$100000];(ROW()-1)*6-2;2)" office:value-type="float" office:value="3808271">
            <text:p>3808271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75020.19">
            <text:p>575020,19</text:p>
          </table:table-cell>
          <table:table-cell office:value-type="float" office:value="376.29">
            <text:p>376,29</text:p>
          </table:table-cell>
          <table:table-cell office:value-type="float" office:value="23.21">
            <text:p>23,2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7">
            <text:p>217</text:p>
          </table:table-cell>
          <table:table-cell table:formula="of:=INDEX([.$A$2:.$D$100000];(ROW()-1)*6;1)" office:value-type="float" office:value="351135">
            <text:p>351135</text:p>
          </table:table-cell>
          <table:table-cell table:formula="of:=INDEX([.$A$2:.$D$100000];(ROW()-1)*6-1;4)" office:value-type="float" office:value="17.93">
            <text:p>17,93</text:p>
          </table:table-cell>
          <table:table-cell table:formula="of:=INDEX([.$A$2:.$D$100000];(ROW()-1)*6-2;4)" office:value-type="float" office:value="12.37">
            <text:p>12,37</text:p>
          </table:table-cell>
          <table:table-cell table:formula="of:=INDEX([.$A$2:.$D$100000];(ROW()-1)*6-1;3)" office:value-type="float" office:value="1278.27">
            <text:p>1278,27</text:p>
          </table:table-cell>
          <table:table-cell table:formula="of:=INDEX([.$A$2:.$D$100000];(ROW()-1)*6-2;3)" office:value-type="float" office:value="3770.36">
            <text:p>3770,36</text:p>
          </table:table-cell>
          <table:table-cell table:formula="of:=INDEX([.$A$2:.$D$100000];(ROW()-1)*6-1;2)" office:value-type="float" office:value="1876953.63">
            <text:p>1876953,63</text:p>
          </table:table-cell>
          <table:table-cell table:formula="of:=INDEX([.$A$2:.$D$100000];(ROW()-1)*6-2;2)" office:value-type="float" office:value="3884530">
            <text:p>3884530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780183">
            <text:p>178018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8">
            <text:p>218</text:p>
          </table:table-cell>
          <table:table-cell table:formula="of:=INDEX([.$A$2:.$D$100000];(ROW()-1)*6;1)" office:value-type="float" office:value="350512">
            <text:p>350512</text:p>
          </table:table-cell>
          <table:table-cell table:formula="of:=INDEX([.$A$2:.$D$100000];(ROW()-1)*6-1;4)" office:value-type="float" office:value="17.9">
            <text:p>17,9</text:p>
          </table:table-cell>
          <table:table-cell table:formula="of:=INDEX([.$A$2:.$D$100000];(ROW()-1)*6-2;4)" office:value-type="float" office:value="12.4">
            <text:p>12,4</text:p>
          </table:table-cell>
          <table:table-cell table:formula="of:=INDEX([.$A$2:.$D$100000];(ROW()-1)*6-1;3)" office:value-type="float" office:value="1284.4">
            <text:p>1284,4</text:p>
          </table:table-cell>
          <table:table-cell table:formula="of:=INDEX([.$A$2:.$D$100000];(ROW()-1)*6-2;3)" office:value-type="float" office:value="3742.47">
            <text:p>3742,47</text:p>
          </table:table-cell>
          <table:table-cell table:formula="of:=INDEX([.$A$2:.$D$100000];(ROW()-1)*6-1;2)" office:value-type="float" office:value="1885515.5">
            <text:p>1885515,5</text:p>
          </table:table-cell>
          <table:table-cell table:formula="of:=INDEX([.$A$2:.$D$100000];(ROW()-1)*6-2;2)" office:value-type="float" office:value="3863868">
            <text:p>3863868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.578">
            <text:p>4,5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9">
            <text:p>219</text:p>
          </table:table-cell>
          <table:table-cell table:formula="of:=INDEX([.$A$2:.$D$100000];(ROW()-1)*6;1)" office:value-type="float" office:value="349222">
            <text:p>349222</text:p>
          </table:table-cell>
          <table:table-cell table:formula="of:=INDEX([.$A$2:.$D$100000];(ROW()-1)*6-1;4)" office:value-type="float" office:value="17.89">
            <text:p>17,89</text:p>
          </table:table-cell>
          <table:table-cell table:formula="of:=INDEX([.$A$2:.$D$100000];(ROW()-1)*6-2;4)" office:value-type="float" office:value="12.37">
            <text:p>12,37</text:p>
          </table:table-cell>
          <table:table-cell table:formula="of:=INDEX([.$A$2:.$D$100000];(ROW()-1)*6-1;3)" office:value-type="float" office:value="1290.2">
            <text:p>1290,2</text:p>
          </table:table-cell>
          <table:table-cell table:formula="of:=INDEX([.$A$2:.$D$100000];(ROW()-1)*6-2;3)" office:value-type="float" office:value="3763.97">
            <text:p>3763,97</text:p>
          </table:table-cell>
          <table:table-cell table:formula="of:=INDEX([.$A$2:.$D$100000];(ROW()-1)*6-1;2)" office:value-type="float" office:value="1894572.13">
            <text:p>1894572,13</text:p>
          </table:table-cell>
          <table:table-cell table:formula="of:=INDEX([.$A$2:.$D$100000];(ROW()-1)*6-2;2)" office:value-type="float" office:value="3884821">
            <text:p>3884821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0">
            <text:p>220</text:p>
          </table:table-cell>
          <table:table-cell table:formula="of:=INDEX([.$A$2:.$D$100000];(ROW()-1)*6;1)" office:value-type="float" office:value="347554">
            <text:p>347554</text:p>
          </table:table-cell>
          <table:table-cell table:formula="of:=INDEX([.$A$2:.$D$100000];(ROW()-1)*6-1;4)" office:value-type="float" office:value="17.86">
            <text:p>17,86</text:p>
          </table:table-cell>
          <table:table-cell table:formula="of:=INDEX([.$A$2:.$D$100000];(ROW()-1)*6-2;4)" office:value-type="float" office:value="12.35">
            <text:p>12,35</text:p>
          </table:table-cell>
          <table:table-cell table:formula="of:=INDEX([.$A$2:.$D$100000];(ROW()-1)*6-1;3)" office:value-type="float" office:value="1294.22">
            <text:p>1294,22</text:p>
          </table:table-cell>
          <table:table-cell table:formula="of:=INDEX([.$A$2:.$D$100000];(ROW()-1)*6-2;3)" office:value-type="float" office:value="3783.54">
            <text:p>3783,54</text:p>
          </table:table-cell>
          <table:table-cell table:formula="of:=INDEX([.$A$2:.$D$100000];(ROW()-1)*6-1;2)" office:value-type="float" office:value="1898060">
            <text:p>1898060</text:p>
          </table:table-cell>
          <table:table-cell table:formula="of:=INDEX([.$A$2:.$D$100000];(ROW()-1)*6-2;2)" office:value-type="float" office:value="3903649">
            <text:p>3903649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922">
            <text:p>1,9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1">
            <text:p>221</text:p>
          </table:table-cell>
          <table:table-cell table:formula="of:=INDEX([.$A$2:.$D$100000];(ROW()-1)*6;1)" office:value-type="float" office:value="345945">
            <text:p>345945</text:p>
          </table:table-cell>
          <table:table-cell table:formula="of:=INDEX([.$A$2:.$D$100000];(ROW()-1)*6-1;4)" office:value-type="float" office:value="17.79">
            <text:p>17,79</text:p>
          </table:table-cell>
          <table:table-cell table:formula="of:=INDEX([.$A$2:.$D$100000];(ROW()-1)*6-2;4)" office:value-type="float" office:value="12.33">
            <text:p>12,33</text:p>
          </table:table-cell>
          <table:table-cell table:formula="of:=INDEX([.$A$2:.$D$100000];(ROW()-1)*6-1;3)" office:value-type="float" office:value="1297.72">
            <text:p>1297,72</text:p>
          </table:table-cell>
          <table:table-cell table:formula="of:=INDEX([.$A$2:.$D$100000];(ROW()-1)*6-2;3)" office:value-type="float" office:value="3806.48">
            <text:p>3806,48</text:p>
          </table:table-cell>
          <table:table-cell table:formula="of:=INDEX([.$A$2:.$D$100000];(ROW()-1)*6-1;2)" office:value-type="float" office:value="1908554.75">
            <text:p>1908554,75</text:p>
          </table:table-cell>
          <table:table-cell table:formula="of:=INDEX([.$A$2:.$D$100000];(ROW()-1)*6-2;2)" office:value-type="float" office:value="3942243">
            <text:p>3942243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406564">
            <text:p>1406564</text:p>
          </table:table-cell>
          <table:table-cell office:value-type="float" office:value="1167.97">
            <text:p>1167,97</text:p>
          </table:table-cell>
          <table:table-cell office:value-type="float" office:value="17.46">
            <text:p>17,4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2">
            <text:p>222</text:p>
          </table:table-cell>
          <table:table-cell table:formula="of:=INDEX([.$A$2:.$D$100000];(ROW()-1)*6;1)" office:value-type="float" office:value="345254">
            <text:p>345254</text:p>
          </table:table-cell>
          <table:table-cell table:formula="of:=INDEX([.$A$2:.$D$100000];(ROW()-1)*6-1;4)" office:value-type="float" office:value="17.75">
            <text:p>17,75</text:p>
          </table:table-cell>
          <table:table-cell table:formula="of:=INDEX([.$A$2:.$D$100000];(ROW()-1)*6-2;4)" office:value-type="float" office:value="12.3">
            <text:p>12,3</text:p>
          </table:table-cell>
          <table:table-cell table:formula="of:=INDEX([.$A$2:.$D$100000];(ROW()-1)*6-1;3)" office:value-type="float" office:value="1309.08">
            <text:p>1309,08</text:p>
          </table:table-cell>
          <table:table-cell table:formula="of:=INDEX([.$A$2:.$D$100000];(ROW()-1)*6-2;3)" office:value-type="float" office:value="3830.93">
            <text:p>3830,93</text:p>
          </table:table-cell>
          <table:table-cell table:formula="of:=INDEX([.$A$2:.$D$100000];(ROW()-1)*6-1;2)" office:value-type="float" office:value="1923429">
            <text:p>1923429</text:p>
          </table:table-cell>
          <table:table-cell table:formula="of:=INDEX([.$A$2:.$D$100000];(ROW()-1)*6-2;2)" office:value-type="float" office:value="3970658">
            <text:p>3970658</text:p>
          </table:table-cell>
          <table:table-cell table:formula="of:=INDEX([.$A$2:.$D$100000];(ROW()-1)*6-5;1)" office:value-type="float" office:value="3.563">
            <text:p>3,563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67122.88">
            <text:p>567122,88</text:p>
          </table:table-cell>
          <table:table-cell office:value-type="float" office:value="370.66">
            <text:p>370,66</text:p>
          </table:table-cell>
          <table:table-cell office:value-type="float" office:value="23.28">
            <text:p>23,2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3">
            <text:p>223</text:p>
          </table:table-cell>
          <table:table-cell table:formula="of:=INDEX([.$A$2:.$D$100000];(ROW()-1)*6;1)" office:value-type="float" office:value="343733">
            <text:p>343733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2.3">
            <text:p>12,3</text:p>
          </table:table-cell>
          <table:table-cell table:formula="of:=INDEX([.$A$2:.$D$100000];(ROW()-1)*6-1;3)" office:value-type="float" office:value="1309.67">
            <text:p>1309,67</text:p>
          </table:table-cell>
          <table:table-cell table:formula="of:=INDEX([.$A$2:.$D$100000];(ROW()-1)*6-2;3)" office:value-type="float" office:value="3826.85">
            <text:p>3826,85</text:p>
          </table:table-cell>
          <table:table-cell table:formula="of:=INDEX([.$A$2:.$D$100000];(ROW()-1)*6-1;2)" office:value-type="float" office:value="1922082.38">
            <text:p>1922082,38</text:p>
          </table:table-cell>
          <table:table-cell table:formula="of:=INDEX([.$A$2:.$D$100000];(ROW()-1)*6-2;2)" office:value-type="float" office:value="3969140">
            <text:p>3969140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802609">
            <text:p>180260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4">
            <text:p>224</text:p>
          </table:table-cell>
          <table:table-cell table:formula="of:=INDEX([.$A$2:.$D$100000];(ROW()-1)*6;1)" office:value-type="float" office:value="341716">
            <text:p>341716</text:p>
          </table:table-cell>
          <table:table-cell table:formula="of:=INDEX([.$A$2:.$D$100000];(ROW()-1)*6-1;4)" office:value-type="float" office:value="17.78">
            <text:p>17,78</text:p>
          </table:table-cell>
          <table:table-cell table:formula="of:=INDEX([.$A$2:.$D$100000];(ROW()-1)*6-2;4)" office:value-type="float" office:value="12.47">
            <text:p>12,47</text:p>
          </table:table-cell>
          <table:table-cell table:formula="of:=INDEX([.$A$2:.$D$100000];(ROW()-1)*6-1;3)" office:value-type="float" office:value="1300.75">
            <text:p>1300,75</text:p>
          </table:table-cell>
          <table:table-cell table:formula="of:=INDEX([.$A$2:.$D$100000];(ROW()-1)*6-2;3)" office:value-type="float" office:value="3680.11">
            <text:p>3680,11</text:p>
          </table:table-cell>
          <table:table-cell table:formula="of:=INDEX([.$A$2:.$D$100000];(ROW()-1)*6-1;2)" office:value-type="float" office:value="1911035.63">
            <text:p>1911035,63</text:p>
          </table:table-cell>
          <table:table-cell table:formula="of:=INDEX([.$A$2:.$D$100000];(ROW()-1)*6-2;2)" office:value-type="float" office:value="3835549">
            <text:p>3835549</text:p>
          </table:table-cell>
          <table:table-cell table:formula="of:=INDEX([.$A$2:.$D$100000];(ROW()-1)*6-5;1)" office:value-type="float" office:value="3.515">
            <text:p>3,51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5">
            <text:p>225</text:p>
          </table:table-cell>
          <table:table-cell table:formula="of:=INDEX([.$A$2:.$D$100000];(ROW()-1)*6;1)" office:value-type="float" office:value="342342">
            <text:p>342342</text:p>
          </table:table-cell>
          <table:table-cell table:formula="of:=INDEX([.$A$2:.$D$100000];(ROW()-1)*6-1;4)" office:value-type="float" office:value="17.75">
            <text:p>17,75</text:p>
          </table:table-cell>
          <table:table-cell table:formula="of:=INDEX([.$A$2:.$D$100000];(ROW()-1)*6-2;4)" office:value-type="float" office:value="12.37">
            <text:p>12,37</text:p>
          </table:table-cell>
          <table:table-cell table:formula="of:=INDEX([.$A$2:.$D$100000];(ROW()-1)*6-1;3)" office:value-type="float" office:value="1317.76">
            <text:p>1317,76</text:p>
          </table:table-cell>
          <table:table-cell table:formula="of:=INDEX([.$A$2:.$D$100000];(ROW()-1)*6-2;3)" office:value-type="float" office:value="3766.31">
            <text:p>3766,31</text:p>
          </table:table-cell>
          <table:table-cell table:formula="of:=INDEX([.$A$2:.$D$100000];(ROW()-1)*6-1;2)" office:value-type="float" office:value="1934679.63">
            <text:p>1934679,63</text:p>
          </table:table-cell>
          <table:table-cell table:formula="of:=INDEX([.$A$2:.$D$100000];(ROW()-1)*6-2;2)" office:value-type="float" office:value="3916408">
            <text:p>3916408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6">
            <text:p>226</text:p>
          </table:table-cell>
          <table:table-cell table:formula="of:=INDEX([.$A$2:.$D$100000];(ROW()-1)*6;1)" office:value-type="float" office:value="340869">
            <text:p>340869</text:p>
          </table:table-cell>
          <table:table-cell table:formula="of:=INDEX([.$A$2:.$D$100000];(ROW()-1)*6-1;4)" office:value-type="float" office:value="17.78">
            <text:p>17,78</text:p>
          </table:table-cell>
          <table:table-cell table:formula="of:=INDEX([.$A$2:.$D$100000];(ROW()-1)*6-2;4)" office:value-type="float" office:value="12.4">
            <text:p>12,4</text:p>
          </table:table-cell>
          <table:table-cell table:formula="of:=INDEX([.$A$2:.$D$100000];(ROW()-1)*6-1;3)" office:value-type="float" office:value="1320.9">
            <text:p>1320,9</text:p>
          </table:table-cell>
          <table:table-cell table:formula="of:=INDEX([.$A$2:.$D$100000];(ROW()-1)*6-2;3)" office:value-type="float" office:value="3740.9">
            <text:p>3740,9</text:p>
          </table:table-cell>
          <table:table-cell table:formula="of:=INDEX([.$A$2:.$D$100000];(ROW()-1)*6-1;2)" office:value-type="float" office:value="1936270.75">
            <text:p>1936270,75</text:p>
          </table:table-cell>
          <table:table-cell table:formula="of:=INDEX([.$A$2:.$D$100000];(ROW()-1)*6-2;2)" office:value-type="float" office:value="3896860">
            <text:p>3896860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7">
            <text:p>227</text:p>
          </table:table-cell>
          <table:table-cell table:formula="of:=INDEX([.$A$2:.$D$100000];(ROW()-1)*6;1)" office:value-type="float" office:value="339809">
            <text:p>339809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2.31">
            <text:p>12,31</text:p>
          </table:table-cell>
          <table:table-cell table:formula="of:=INDEX([.$A$2:.$D$100000];(ROW()-1)*6-1;3)" office:value-type="float" office:value="1324.3">
            <text:p>1324,3</text:p>
          </table:table-cell>
          <table:table-cell table:formula="of:=INDEX([.$A$2:.$D$100000];(ROW()-1)*6-2;3)" office:value-type="float" office:value="3816.49">
            <text:p>3816,49</text:p>
          </table:table-cell>
          <table:table-cell table:formula="of:=INDEX([.$A$2:.$D$100000];(ROW()-1)*6-1;2)" office:value-type="float" office:value="1941125.88">
            <text:p>1941125,88</text:p>
          </table:table-cell>
          <table:table-cell table:formula="of:=INDEX([.$A$2:.$D$100000];(ROW()-1)*6-2;2)" office:value-type="float" office:value="3965235">
            <text:p>3965235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399332">
            <text:p>1399332</text:p>
          </table:table-cell>
          <table:table-cell office:value-type="float" office:value="1162.33">
            <text:p>1162,33</text:p>
          </table:table-cell>
          <table:table-cell office:value-type="float" office:value="17.48">
            <text:p>17,4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8">
            <text:p>228</text:p>
          </table:table-cell>
          <table:table-cell table:formula="of:=INDEX([.$A$2:.$D$100000];(ROW()-1)*6;1)" office:value-type="float" office:value="339083">
            <text:p>339083</text:p>
          </table:table-cell>
          <table:table-cell table:formula="of:=INDEX([.$A$2:.$D$100000];(ROW()-1)*6-1;4)" office:value-type="float" office:value="17.78">
            <text:p>17,78</text:p>
          </table:table-cell>
          <table:table-cell table:formula="of:=INDEX([.$A$2:.$D$100000];(ROW()-1)*6-2;4)" office:value-type="float" office:value="12.06">
            <text:p>12,06</text:p>
          </table:table-cell>
          <table:table-cell table:formula="of:=INDEX([.$A$2:.$D$100000];(ROW()-1)*6-1;3)" office:value-type="float" office:value="1323.33">
            <text:p>1323,33</text:p>
          </table:table-cell>
          <table:table-cell table:formula="of:=INDEX([.$A$2:.$D$100000];(ROW()-1)*6-2;3)" office:value-type="float" office:value="4045.26">
            <text:p>4045,26</text:p>
          </table:table-cell>
          <table:table-cell table:formula="of:=INDEX([.$A$2:.$D$100000];(ROW()-1)*6-1;2)" office:value-type="float" office:value="1942397.63">
            <text:p>1942397,63</text:p>
          </table:table-cell>
          <table:table-cell table:formula="of:=INDEX([.$A$2:.$D$100000];(ROW()-1)*6-2;2)" office:value-type="float" office:value="4164117">
            <text:p>4164117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66352.5">
            <text:p>566352,5</text:p>
          </table:table-cell>
          <table:table-cell office:value-type="float" office:value="369.84">
            <text:p>369,84</text:p>
          </table:table-cell>
          <table:table-cell office:value-type="float" office:value="23.29">
            <text:p>23,2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9">
            <text:p>229</text:p>
          </table:table-cell>
          <table:table-cell table:formula="of:=INDEX([.$A$2:.$D$100000];(ROW()-1)*6;1)" office:value-type="float" office:value="338238">
            <text:p>338238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2.12">
            <text:p>12,12</text:p>
          </table:table-cell>
          <table:table-cell table:formula="of:=INDEX([.$A$2:.$D$100000];(ROW()-1)*6-1;3)" office:value-type="float" office:value="1325.91">
            <text:p>1325,91</text:p>
          </table:table-cell>
          <table:table-cell table:formula="of:=INDEX([.$A$2:.$D$100000];(ROW()-1)*6-2;3)" office:value-type="float" office:value="3987.99">
            <text:p>3987,99</text:p>
          </table:table-cell>
          <table:table-cell table:formula="of:=INDEX([.$A$2:.$D$100000];(ROW()-1)*6-1;2)" office:value-type="float" office:value="1948095.63">
            <text:p>1948095,63</text:p>
          </table:table-cell>
          <table:table-cell table:formula="of:=INDEX([.$A$2:.$D$100000];(ROW()-1)*6-2;2)" office:value-type="float" office:value="4120856">
            <text:p>4120856</text:p>
          </table:table-cell>
          <table:table-cell table:formula="of:=INDEX([.$A$2:.$D$100000];(ROW()-1)*6-5;1)" office:value-type="float" office:value="3.484">
            <text:p>3,484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826076">
            <text:p>182607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0">
            <text:p>230</text:p>
          </table:table-cell>
          <table:table-cell table:formula="of:=INDEX([.$A$2:.$D$100000];(ROW()-1)*6;1)" office:value-type="float" office:value="337302">
            <text:p>337302</text:p>
          </table:table-cell>
          <table:table-cell table:formula="of:=INDEX([.$A$2:.$D$100000];(ROW()-1)*6-1;4)" office:value-type="float" office:value="17.66">
            <text:p>17,66</text:p>
          </table:table-cell>
          <table:table-cell table:formula="of:=INDEX([.$A$2:.$D$100000];(ROW()-1)*6-2;4)" office:value-type="float" office:value="12.16">
            <text:p>12,16</text:p>
          </table:table-cell>
          <table:table-cell table:formula="of:=INDEX([.$A$2:.$D$100000];(ROW()-1)*6-1;3)" office:value-type="float" office:value="1334.33">
            <text:p>1334,33</text:p>
          </table:table-cell>
          <table:table-cell table:formula="of:=INDEX([.$A$2:.$D$100000];(ROW()-1)*6-2;3)" office:value-type="float" office:value="3953.58">
            <text:p>3953,58</text:p>
          </table:table-cell>
          <table:table-cell table:formula="of:=INDEX([.$A$2:.$D$100000];(ROW()-1)*6-1;2)" office:value-type="float" office:value="1958776.75">
            <text:p>1958776,75</text:p>
          </table:table-cell>
          <table:table-cell table:formula="of:=INDEX([.$A$2:.$D$100000];(ROW()-1)*6-2;2)" office:value-type="float" office:value="4099697">
            <text:p>4099697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2.141">
            <text:p>2,141</text:p>
          </table:table-cell>
        </table:table-row>
        <table:table-row table:style-name="ro1">
          <table:table-cell office:value-type="float" office:value="4.719">
            <text:p>4,7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1">
            <text:p>231</text:p>
          </table:table-cell>
          <table:table-cell table:formula="of:=INDEX([.$A$2:.$D$100000];(ROW()-1)*6;1)" office:value-type="float" office:value="336662">
            <text:p>336662</text:p>
          </table:table-cell>
          <table:table-cell table:formula="of:=INDEX([.$A$2:.$D$100000];(ROW()-1)*6-1;4)" office:value-type="float" office:value="17.66">
            <text:p>17,66</text:p>
          </table:table-cell>
          <table:table-cell table:formula="of:=INDEX([.$A$2:.$D$100000];(ROW()-1)*6-2;4)" office:value-type="float" office:value="12.15">
            <text:p>12,15</text:p>
          </table:table-cell>
          <table:table-cell table:formula="of:=INDEX([.$A$2:.$D$100000];(ROW()-1)*6-1;3)" office:value-type="float" office:value="1337.47">
            <text:p>1337,47</text:p>
          </table:table-cell>
          <table:table-cell table:formula="of:=INDEX([.$A$2:.$D$100000];(ROW()-1)*6-2;3)" office:value-type="float" office:value="3960.46">
            <text:p>3960,46</text:p>
          </table:table-cell>
          <table:table-cell table:formula="of:=INDEX([.$A$2:.$D$100000];(ROW()-1)*6-1;2)" office:value-type="float" office:value="1964550.88">
            <text:p>1964550,88</text:p>
          </table:table-cell>
          <table:table-cell table:formula="of:=INDEX([.$A$2:.$D$100000];(ROW()-1)*6-2;2)" office:value-type="float" office:value="4101868">
            <text:p>4101868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2">
            <text:p>232</text:p>
          </table:table-cell>
          <table:table-cell table:formula="of:=INDEX([.$A$2:.$D$100000];(ROW()-1)*6;1)" office:value-type="float" office:value="334968">
            <text:p>334968</text:p>
          </table:table-cell>
          <table:table-cell table:formula="of:=INDEX([.$A$2:.$D$100000];(ROW()-1)*6-1;4)" office:value-type="float" office:value="17.68">
            <text:p>17,68</text:p>
          </table:table-cell>
          <table:table-cell table:formula="of:=INDEX([.$A$2:.$D$100000];(ROW()-1)*6-2;4)" office:value-type="float" office:value="12.36">
            <text:p>12,36</text:p>
          </table:table-cell>
          <table:table-cell table:formula="of:=INDEX([.$A$2:.$D$100000];(ROW()-1)*6-1;3)" office:value-type="float" office:value="1338.96">
            <text:p>1338,96</text:p>
          </table:table-cell>
          <table:table-cell table:formula="of:=INDEX([.$A$2:.$D$100000];(ROW()-1)*6-2;3)" office:value-type="float" office:value="3776.18">
            <text:p>3776,18</text:p>
          </table:table-cell>
          <table:table-cell table:formula="of:=INDEX([.$A$2:.$D$100000];(ROW()-1)*6-1;2)" office:value-type="float" office:value="1962927">
            <text:p>1962927</text:p>
          </table:table-cell>
          <table:table-cell table:formula="of:=INDEX([.$A$2:.$D$100000];(ROW()-1)*6-2;2)" office:value-type="float" office:value="3941159">
            <text:p>3941159</text:p>
          </table:table-cell>
          <table:table-cell table:formula="of:=INDEX([.$A$2:.$D$100000];(ROW()-1)*6-5;1)" office:value-type="float" office:value="3.735">
            <text:p>3,73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828">
            <text:p>1,82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3">
            <text:p>233</text:p>
          </table:table-cell>
          <table:table-cell table:formula="of:=INDEX([.$A$2:.$D$100000];(ROW()-1)*6;1)" office:value-type="float" office:value="334315">
            <text:p>334315</text:p>
          </table:table-cell>
          <table:table-cell table:formula="of:=INDEX([.$A$2:.$D$100000];(ROW()-1)*6-1;4)" office:value-type="float" office:value="17.68">
            <text:p>17,68</text:p>
          </table:table-cell>
          <table:table-cell table:formula="of:=INDEX([.$A$2:.$D$100000];(ROW()-1)*6-2;4)" office:value-type="float" office:value="12.31">
            <text:p>12,31</text:p>
          </table:table-cell>
          <table:table-cell table:formula="of:=INDEX([.$A$2:.$D$100000];(ROW()-1)*6-1;3)" office:value-type="float" office:value="1336.41">
            <text:p>1336,41</text:p>
          </table:table-cell>
          <table:table-cell table:formula="of:=INDEX([.$A$2:.$D$100000];(ROW()-1)*6-2;3)" office:value-type="float" office:value="3816.96">
            <text:p>3816,96</text:p>
          </table:table-cell>
          <table:table-cell table:formula="of:=INDEX([.$A$2:.$D$100000];(ROW()-1)*6-1;2)" office:value-type="float" office:value="1964474.88">
            <text:p>1964474,88</text:p>
          </table:table-cell>
          <table:table-cell table:formula="of:=INDEX([.$A$2:.$D$100000];(ROW()-1)*6-2;2)" office:value-type="float" office:value="3986476">
            <text:p>3986476</text:p>
          </table:table-cell>
          <table:table-cell table:formula="of:=INDEX([.$A$2:.$D$100000];(ROW()-1)*6-5;1)" office:value-type="float" office:value="3.484">
            <text:p>3,484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388083">
            <text:p>1388083</text:p>
          </table:table-cell>
          <table:table-cell office:value-type="float" office:value="1153.14">
            <text:p>1153,14</text:p>
          </table:table-cell>
          <table:table-cell office:value-type="float" office:value="17.51">
            <text:p>17,5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4">
            <text:p>234</text:p>
          </table:table-cell>
          <table:table-cell table:formula="of:=INDEX([.$A$2:.$D$100000];(ROW()-1)*6;1)" office:value-type="float" office:value="332976">
            <text:p>332976</text:p>
          </table:table-cell>
          <table:table-cell table:formula="of:=INDEX([.$A$2:.$D$100000];(ROW()-1)*6-1;4)" office:value-type="float" office:value="17.68">
            <text:p>17,68</text:p>
          </table:table-cell>
          <table:table-cell table:formula="of:=INDEX([.$A$2:.$D$100000];(ROW()-1)*6-2;4)" office:value-type="float" office:value="12.32">
            <text:p>12,32</text:p>
          </table:table-cell>
          <table:table-cell table:formula="of:=INDEX([.$A$2:.$D$100000];(ROW()-1)*6-1;3)" office:value-type="float" office:value="1339.22">
            <text:p>1339,22</text:p>
          </table:table-cell>
          <table:table-cell table:formula="of:=INDEX([.$A$2:.$D$100000];(ROW()-1)*6-2;3)" office:value-type="float" office:value="3807.73">
            <text:p>3807,73</text:p>
          </table:table-cell>
          <table:table-cell table:formula="of:=INDEX([.$A$2:.$D$100000];(ROW()-1)*6-1;2)" office:value-type="float" office:value="1969302.88">
            <text:p>1969302,88</text:p>
          </table:table-cell>
          <table:table-cell table:formula="of:=INDEX([.$A$2:.$D$100000];(ROW()-1)*6-2;2)" office:value-type="float" office:value="3978560">
            <text:p>3978560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62064.56">
            <text:p>562064,56</text:p>
          </table:table-cell>
          <table:table-cell office:value-type="float" office:value="367.33">
            <text:p>367,33</text:p>
          </table:table-cell>
          <table:table-cell office:value-type="float" office:value="23.32">
            <text:p>23,3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5">
            <text:p>235</text:p>
          </table:table-cell>
          <table:table-cell table:formula="of:=INDEX([.$A$2:.$D$100000];(ROW()-1)*6;1)" office:value-type="float" office:value="332676">
            <text:p>332676</text:p>
          </table:table-cell>
          <table:table-cell table:formula="of:=INDEX([.$A$2:.$D$100000];(ROW()-1)*6-1;4)" office:value-type="float" office:value="17.71">
            <text:p>17,71</text:p>
          </table:table-cell>
          <table:table-cell table:formula="of:=INDEX([.$A$2:.$D$100000];(ROW()-1)*6-2;4)" office:value-type="float" office:value="12.17">
            <text:p>12,17</text:p>
          </table:table-cell>
          <table:table-cell table:formula="of:=INDEX([.$A$2:.$D$100000];(ROW()-1)*6-1;3)" office:value-type="float" office:value="1344.68">
            <text:p>1344,68</text:p>
          </table:table-cell>
          <table:table-cell table:formula="of:=INDEX([.$A$2:.$D$100000];(ROW()-1)*6-2;3)" office:value-type="float" office:value="3949.29">
            <text:p>3949,29</text:p>
          </table:table-cell>
          <table:table-cell table:formula="of:=INDEX([.$A$2:.$D$100000];(ROW()-1)*6-1;2)" office:value-type="float" office:value="1974576.75">
            <text:p>1974576,75</text:p>
          </table:table-cell>
          <table:table-cell table:formula="of:=INDEX([.$A$2:.$D$100000];(ROW()-1)*6-2;2)" office:value-type="float" office:value="4097644">
            <text:p>4097644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840399">
            <text:p>184039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6">
            <text:p>236</text:p>
          </table:table-cell>
          <table:table-cell table:formula="of:=INDEX([.$A$2:.$D$100000];(ROW()-1)*6;1)" office:value-type="float" office:value="331334">
            <text:p>331334</text:p>
          </table:table-cell>
          <table:table-cell table:formula="of:=INDEX([.$A$2:.$D$100000];(ROW()-1)*6-1;4)" office:value-type="float" office:value="17.7">
            <text:p>17,7</text:p>
          </table:table-cell>
          <table:table-cell table:formula="of:=INDEX([.$A$2:.$D$100000];(ROW()-1)*6-2;4)" office:value-type="float" office:value="12.16">
            <text:p>12,16</text:p>
          </table:table-cell>
          <table:table-cell table:formula="of:=INDEX([.$A$2:.$D$100000];(ROW()-1)*6-1;3)" office:value-type="float" office:value="1351.12">
            <text:p>1351,12</text:p>
          </table:table-cell>
          <table:table-cell table:formula="of:=INDEX([.$A$2:.$D$100000];(ROW()-1)*6-2;3)" office:value-type="float" office:value="3953.44">
            <text:p>3953,44</text:p>
          </table:table-cell>
          <table:table-cell table:formula="of:=INDEX([.$A$2:.$D$100000];(ROW()-1)*6-1;2)" office:value-type="float" office:value="1979710.5">
            <text:p>1979710,5</text:p>
          </table:table-cell>
          <table:table-cell table:formula="of:=INDEX([.$A$2:.$D$100000];(ROW()-1)*6-2;2)" office:value-type="float" office:value="4102288">
            <text:p>4102288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4.765">
            <text:p>4,76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7">
            <text:p>237</text:p>
          </table:table-cell>
          <table:table-cell table:formula="of:=INDEX([.$A$2:.$D$100000];(ROW()-1)*6;1)" office:value-type="float" office:value="330538">
            <text:p>330538</text:p>
          </table:table-cell>
          <table:table-cell table:formula="of:=INDEX([.$A$2:.$D$100000];(ROW()-1)*6-1;4)" office:value-type="float" office:value="17.67">
            <text:p>17,67</text:p>
          </table:table-cell>
          <table:table-cell table:formula="of:=INDEX([.$A$2:.$D$100000];(ROW()-1)*6-2;4)" office:value-type="float" office:value="12.03">
            <text:p>12,03</text:p>
          </table:table-cell>
          <table:table-cell table:formula="of:=INDEX([.$A$2:.$D$100000];(ROW()-1)*6-1;3)" office:value-type="float" office:value="1357.4">
            <text:p>1357,4</text:p>
          </table:table-cell>
          <table:table-cell table:formula="of:=INDEX([.$A$2:.$D$100000];(ROW()-1)*6-2;3)" office:value-type="float" office:value="4077.51">
            <text:p>4077,51</text:p>
          </table:table-cell>
          <table:table-cell table:formula="of:=INDEX([.$A$2:.$D$100000];(ROW()-1)*6-1;2)" office:value-type="float" office:value="1985611.88">
            <text:p>1985611,88</text:p>
          </table:table-cell>
          <table:table-cell table:formula="of:=INDEX([.$A$2:.$D$100000];(ROW()-1)*6-2;2)" office:value-type="float" office:value="4211749">
            <text:p>4211749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8">
            <text:p>238</text:p>
          </table:table-cell>
          <table:table-cell table:formula="of:=INDEX([.$A$2:.$D$100000];(ROW()-1)*6;1)" office:value-type="float" office:value="330128">
            <text:p>330128</text:p>
          </table:table-cell>
          <table:table-cell table:formula="of:=INDEX([.$A$2:.$D$100000];(ROW()-1)*6-1;4)" office:value-type="float" office:value="17.67">
            <text:p>17,67</text:p>
          </table:table-cell>
          <table:table-cell table:formula="of:=INDEX([.$A$2:.$D$100000];(ROW()-1)*6-2;4)" office:value-type="float" office:value="12.06">
            <text:p>12,06</text:p>
          </table:table-cell>
          <table:table-cell table:formula="of:=INDEX([.$A$2:.$D$100000];(ROW()-1)*6-1;3)" office:value-type="float" office:value="1357.37">
            <text:p>1357,37</text:p>
          </table:table-cell>
          <table:table-cell table:formula="of:=INDEX([.$A$2:.$D$100000];(ROW()-1)*6-2;3)" office:value-type="float" office:value="4042.67">
            <text:p>4042,67</text:p>
          </table:table-cell>
          <table:table-cell table:formula="of:=INDEX([.$A$2:.$D$100000];(ROW()-1)*6-1;2)" office:value-type="float" office:value="1987727.88">
            <text:p>1987727,88</text:p>
          </table:table-cell>
          <table:table-cell table:formula="of:=INDEX([.$A$2:.$D$100000];(ROW()-1)*6-2;2)" office:value-type="float" office:value="4183620">
            <text:p>4183620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9">
            <text:p>239</text:p>
          </table:table-cell>
          <table:table-cell table:formula="of:=INDEX([.$A$2:.$D$100000];(ROW()-1)*6;1)" office:value-type="float" office:value="328776">
            <text:p>328776</text:p>
          </table:table-cell>
          <table:table-cell table:formula="of:=INDEX([.$A$2:.$D$100000];(ROW()-1)*6-1;4)" office:value-type="float" office:value="17.63">
            <text:p>17,63</text:p>
          </table:table-cell>
          <table:table-cell table:formula="of:=INDEX([.$A$2:.$D$100000];(ROW()-1)*6-2;4)" office:value-type="float" office:value="12.29">
            <text:p>12,29</text:p>
          </table:table-cell>
          <table:table-cell table:formula="of:=INDEX([.$A$2:.$D$100000];(ROW()-1)*6-1;3)" office:value-type="float" office:value="1360.71">
            <text:p>1360,71</text:p>
          </table:table-cell>
          <table:table-cell table:formula="of:=INDEX([.$A$2:.$D$100000];(ROW()-1)*6-2;3)" office:value-type="float" office:value="3841.08">
            <text:p>3841,08</text:p>
          </table:table-cell>
          <table:table-cell table:formula="of:=INDEX([.$A$2:.$D$100000];(ROW()-1)*6-1;2)" office:value-type="float" office:value="1992859.38">
            <text:p>1992859,38</text:p>
          </table:table-cell>
          <table:table-cell table:formula="of:=INDEX([.$A$2:.$D$100000];(ROW()-1)*6-2;2)" office:value-type="float" office:value="4011782">
            <text:p>4011782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374937">
            <text:p>1374937</text:p>
          </table:table-cell>
          <table:table-cell office:value-type="float" office:value="1139.61">
            <text:p>1139,61</text:p>
          </table:table-cell>
          <table:table-cell office:value-type="float" office:value="17.56">
            <text:p>17,5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0">
            <text:p>240</text:p>
          </table:table-cell>
          <table:table-cell table:formula="of:=INDEX([.$A$2:.$D$100000];(ROW()-1)*6;1)" office:value-type="float" office:value="327479">
            <text:p>327479</text:p>
          </table:table-cell>
          <table:table-cell table:formula="of:=INDEX([.$A$2:.$D$100000];(ROW()-1)*6-1;4)" office:value-type="float" office:value="17.56">
            <text:p>17,56</text:p>
          </table:table-cell>
          <table:table-cell table:formula="of:=INDEX([.$A$2:.$D$100000];(ROW()-1)*6-2;4)" office:value-type="float" office:value="12.35">
            <text:p>12,35</text:p>
          </table:table-cell>
          <table:table-cell table:formula="of:=INDEX([.$A$2:.$D$100000];(ROW()-1)*6-1;3)" office:value-type="float" office:value="1361.32">
            <text:p>1361,32</text:p>
          </table:table-cell>
          <table:table-cell table:formula="of:=INDEX([.$A$2:.$D$100000];(ROW()-1)*6-2;3)" office:value-type="float" office:value="3788.24">
            <text:p>3788,24</text:p>
          </table:table-cell>
          <table:table-cell table:formula="of:=INDEX([.$A$2:.$D$100000];(ROW()-1)*6-1;2)" office:value-type="float" office:value="1994299.5">
            <text:p>1994299,5</text:p>
          </table:table-cell>
          <table:table-cell table:formula="of:=INDEX([.$A$2:.$D$100000];(ROW()-1)*6-2;2)" office:value-type="float" office:value="4003348">
            <text:p>4003348</text:p>
          </table:table-cell>
          <table:table-cell table:formula="of:=INDEX([.$A$2:.$D$100000];(ROW()-1)*6-5;1)" office:value-type="float" office:value="3.484">
            <text:p>3,48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63116.19">
            <text:p>563116,19</text:p>
          </table:table-cell>
          <table:table-cell office:value-type="float" office:value="363.25">
            <text:p>363,25</text:p>
          </table:table-cell>
          <table:table-cell office:value-type="float" office:value="23.35">
            <text:p>23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1">
            <text:p>241</text:p>
          </table:table-cell>
          <table:table-cell table:formula="of:=INDEX([.$A$2:.$D$100000];(ROW()-1)*6;1)" office:value-type="float" office:value="327669">
            <text:p>327669</text:p>
          </table:table-cell>
          <table:table-cell table:formula="of:=INDEX([.$A$2:.$D$100000];(ROW()-1)*6-1;4)" office:value-type="float" office:value="17.55">
            <text:p>17,55</text:p>
          </table:table-cell>
          <table:table-cell table:formula="of:=INDEX([.$A$2:.$D$100000];(ROW()-1)*6-2;4)" office:value-type="float" office:value="12.06">
            <text:p>12,06</text:p>
          </table:table-cell>
          <table:table-cell table:formula="of:=INDEX([.$A$2:.$D$100000];(ROW()-1)*6-1;3)" office:value-type="float" office:value="1368.2">
            <text:p>1368,2</text:p>
          </table:table-cell>
          <table:table-cell table:formula="of:=INDEX([.$A$2:.$D$100000];(ROW()-1)*6-2;3)" office:value-type="float" office:value="4046.14">
            <text:p>4046,14</text:p>
          </table:table-cell>
          <table:table-cell table:formula="of:=INDEX([.$A$2:.$D$100000];(ROW()-1)*6-1;2)" office:value-type="float" office:value="2007634.88">
            <text:p>2007634,88</text:p>
          </table:table-cell>
          <table:table-cell table:formula="of:=INDEX([.$A$2:.$D$100000];(ROW()-1)*6-2;2)" office:value-type="float" office:value="4198708">
            <text:p>4198708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1861980">
            <text:p>186198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2">
            <text:p>242</text:p>
          </table:table-cell>
          <table:table-cell table:formula="of:=INDEX([.$A$2:.$D$100000];(ROW()-1)*6;1)" office:value-type="float" office:value="326564">
            <text:p>326564</text:p>
          </table:table-cell>
          <table:table-cell table:formula="of:=INDEX([.$A$2:.$D$100000];(ROW()-1)*6-1;4)" office:value-type="float" office:value="17.53">
            <text:p>17,53</text:p>
          </table:table-cell>
          <table:table-cell table:formula="of:=INDEX([.$A$2:.$D$100000];(ROW()-1)*6-2;4)" office:value-type="float" office:value="11.92">
            <text:p>11,92</text:p>
          </table:table-cell>
          <table:table-cell table:formula="of:=INDEX([.$A$2:.$D$100000];(ROW()-1)*6-1;3)" office:value-type="float" office:value="1371.91">
            <text:p>1371,91</text:p>
          </table:table-cell>
          <table:table-cell table:formula="of:=INDEX([.$A$2:.$D$100000];(ROW()-1)*6-2;3)" office:value-type="float" office:value="4179.9">
            <text:p>4179,9</text:p>
          </table:table-cell>
          <table:table-cell table:formula="of:=INDEX([.$A$2:.$D$100000];(ROW()-1)*6-1;2)" office:value-type="float" office:value="2012995.25">
            <text:p>2012995,25</text:p>
          </table:table-cell>
          <table:table-cell table:formula="of:=INDEX([.$A$2:.$D$100000];(ROW()-1)*6-2;2)" office:value-type="float" office:value="4313970">
            <text:p>4313970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.375">
            <text:p>4,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3">
            <text:p>243</text:p>
          </table:table-cell>
          <table:table-cell table:formula="of:=INDEX([.$A$2:.$D$100000];(ROW()-1)*6;1)" office:value-type="float" office:value="325641">
            <text:p>325641</text:p>
          </table:table-cell>
          <table:table-cell table:formula="of:=INDEX([.$A$2:.$D$100000];(ROW()-1)*6-1;4)" office:value-type="float" office:value="17.54">
            <text:p>17,54</text:p>
          </table:table-cell>
          <table:table-cell table:formula="of:=INDEX([.$A$2:.$D$100000];(ROW()-1)*6-2;4)" office:value-type="float" office:value="11.92">
            <text:p>11,92</text:p>
          </table:table-cell>
          <table:table-cell table:formula="of:=INDEX([.$A$2:.$D$100000];(ROW()-1)*6-1;3)" office:value-type="float" office:value="1377.78">
            <text:p>1377,78</text:p>
          </table:table-cell>
          <table:table-cell table:formula="of:=INDEX([.$A$2:.$D$100000];(ROW()-1)*6-2;3)" office:value-type="float" office:value="4178.27">
            <text:p>4178,27</text:p>
          </table:table-cell>
          <table:table-cell table:formula="of:=INDEX([.$A$2:.$D$100000];(ROW()-1)*6-1;2)" office:value-type="float" office:value="2018361.25">
            <text:p>2018361,25</text:p>
          </table:table-cell>
          <table:table-cell table:formula="of:=INDEX([.$A$2:.$D$100000];(ROW()-1)*6-2;2)" office:value-type="float" office:value="4312676">
            <text:p>4312676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4">
            <text:p>244</text:p>
          </table:table-cell>
          <table:table-cell table:formula="of:=INDEX([.$A$2:.$D$100000];(ROW()-1)*6;1)" office:value-type="float" office:value="324223">
            <text:p>324223</text:p>
          </table:table-cell>
          <table:table-cell table:formula="of:=INDEX([.$A$2:.$D$100000];(ROW()-1)*6-1;4)" office:value-type="float" office:value="17.54">
            <text:p>17,54</text:p>
          </table:table-cell>
          <table:table-cell table:formula="of:=INDEX([.$A$2:.$D$100000];(ROW()-1)*6-2;4)" office:value-type="float" office:value="11.89">
            <text:p>11,89</text:p>
          </table:table-cell>
          <table:table-cell table:formula="of:=INDEX([.$A$2:.$D$100000];(ROW()-1)*6-1;3)" office:value-type="float" office:value="1383.45">
            <text:p>1383,45</text:p>
          </table:table-cell>
          <table:table-cell table:formula="of:=INDEX([.$A$2:.$D$100000];(ROW()-1)*6-2;3)" office:value-type="float" office:value="4212.28">
            <text:p>4212,28</text:p>
          </table:table-cell>
          <table:table-cell table:formula="of:=INDEX([.$A$2:.$D$100000];(ROW()-1)*6-1;2)" office:value-type="float" office:value="2023429.75">
            <text:p>2023429,75</text:p>
          </table:table-cell>
          <table:table-cell table:formula="of:=INDEX([.$A$2:.$D$100000];(ROW()-1)*6-2;2)" office:value-type="float" office:value="4345270">
            <text:p>4345270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672">
            <text:p>1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5">
            <text:p>245</text:p>
          </table:table-cell>
          <table:table-cell table:formula="of:=INDEX([.$A$2:.$D$100000];(ROW()-1)*6;1)" office:value-type="float" office:value="323278">
            <text:p>323278</text:p>
          </table:table-cell>
          <table:table-cell table:formula="of:=INDEX([.$A$2:.$D$100000];(ROW()-1)*6-1;4)" office:value-type="float" office:value="17.58">
            <text:p>17,58</text:p>
          </table:table-cell>
          <table:table-cell table:formula="of:=INDEX([.$A$2:.$D$100000];(ROW()-1)*6-2;4)" office:value-type="float" office:value="12.06">
            <text:p>12,06</text:p>
          </table:table-cell>
          <table:table-cell table:formula="of:=INDEX([.$A$2:.$D$100000];(ROW()-1)*6-1;3)" office:value-type="float" office:value="1381.04">
            <text:p>1381,04</text:p>
          </table:table-cell>
          <table:table-cell table:formula="of:=INDEX([.$A$2:.$D$100000];(ROW()-1)*6-2;3)" office:value-type="float" office:value="4046.04">
            <text:p>4046,04</text:p>
          </table:table-cell>
          <table:table-cell table:formula="of:=INDEX([.$A$2:.$D$100000];(ROW()-1)*6-1;2)" office:value-type="float" office:value="2022417.13">
            <text:p>2022417,13</text:p>
          </table:table-cell>
          <table:table-cell table:formula="of:=INDEX([.$A$2:.$D$100000];(ROW()-1)*6-2;2)" office:value-type="float" office:value="4201695">
            <text:p>4201695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353951">
            <text:p>1353951</text:p>
          </table:table-cell>
          <table:table-cell office:value-type="float" office:value="1119.66">
            <text:p>1119,66</text:p>
          </table:table-cell>
          <table:table-cell office:value-type="float" office:value="17.64">
            <text:p>17,6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6">
            <text:p>246</text:p>
          </table:table-cell>
          <table:table-cell table:formula="of:=INDEX([.$A$2:.$D$100000];(ROW()-1)*6;1)" office:value-type="float" office:value="323211">
            <text:p>323211</text:p>
          </table:table-cell>
          <table:table-cell table:formula="of:=INDEX([.$A$2:.$D$100000];(ROW()-1)*6-1;4)" office:value-type="float" office:value="17.58">
            <text:p>17,58</text:p>
          </table:table-cell>
          <table:table-cell table:formula="of:=INDEX([.$A$2:.$D$100000];(ROW()-1)*6-2;4)" office:value-type="float" office:value="12.05">
            <text:p>12,05</text:p>
          </table:table-cell>
          <table:table-cell table:formula="of:=INDEX([.$A$2:.$D$100000];(ROW()-1)*6-1;3)" office:value-type="float" office:value="1382.61">
            <text:p>1382,61</text:p>
          </table:table-cell>
          <table:table-cell table:formula="of:=INDEX([.$A$2:.$D$100000];(ROW()-1)*6-2;3)" office:value-type="float" office:value="4059.49">
            <text:p>4059,49</text:p>
          </table:table-cell>
          <table:table-cell table:formula="of:=INDEX([.$A$2:.$D$100000];(ROW()-1)*6-1;2)" office:value-type="float" office:value="2024044.13">
            <text:p>2024044,13</text:p>
          </table:table-cell>
          <table:table-cell table:formula="of:=INDEX([.$A$2:.$D$100000];(ROW()-1)*6-2;2)" office:value-type="float" office:value="4225174">
            <text:p>4225174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58087.88">
            <text:p>558087,88</text:p>
          </table:table-cell>
          <table:table-cell office:value-type="float" office:value="360.03">
            <text:p>360,03</text:p>
          </table:table-cell>
          <table:table-cell office:value-type="float" office:value="23.38">
            <text:p>23,3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7">
            <text:p>247</text:p>
          </table:table-cell>
          <table:table-cell table:formula="of:=INDEX([.$A$2:.$D$100000];(ROW()-1)*6;1)" office:value-type="float" office:value="322600">
            <text:p>322600</text:p>
          </table:table-cell>
          <table:table-cell table:formula="of:=INDEX([.$A$2:.$D$100000];(ROW()-1)*6-1;4)" office:value-type="float" office:value="17.58">
            <text:p>17,58</text:p>
          </table:table-cell>
          <table:table-cell table:formula="of:=INDEX([.$A$2:.$D$100000];(ROW()-1)*6-2;4)" office:value-type="float" office:value="12.17">
            <text:p>12,17</text:p>
          </table:table-cell>
          <table:table-cell table:formula="of:=INDEX([.$A$2:.$D$100000];(ROW()-1)*6-1;3)" office:value-type="float" office:value="1380.36">
            <text:p>1380,36</text:p>
          </table:table-cell>
          <table:table-cell table:formula="of:=INDEX([.$A$2:.$D$100000];(ROW()-1)*6-2;3)" office:value-type="float" office:value="3941.3">
            <text:p>3941,3</text:p>
          </table:table-cell>
          <table:table-cell table:formula="of:=INDEX([.$A$2:.$D$100000];(ROW()-1)*6-1;2)" office:value-type="float" office:value="2025727">
            <text:p>2025727</text:p>
          </table:table-cell>
          <table:table-cell table:formula="of:=INDEX([.$A$2:.$D$100000];(ROW()-1)*6-2;2)" office:value-type="float" office:value="4113553">
            <text:p>4113553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879644">
            <text:p>18796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8">
            <text:p>248</text:p>
          </table:table-cell>
          <table:table-cell table:formula="of:=INDEX([.$A$2:.$D$100000];(ROW()-1)*6;1)" office:value-type="float" office:value="321132">
            <text:p>321132</text:p>
          </table:table-cell>
          <table:table-cell table:formula="of:=INDEX([.$A$2:.$D$100000];(ROW()-1)*6-1;4)" office:value-type="float" office:value="17.62">
            <text:p>17,62</text:p>
          </table:table-cell>
          <table:table-cell table:formula="of:=INDEX([.$A$2:.$D$100000];(ROW()-1)*6-2;4)" office:value-type="float" office:value="12.12">
            <text:p>12,12</text:p>
          </table:table-cell>
          <table:table-cell table:formula="of:=INDEX([.$A$2:.$D$100000];(ROW()-1)*6-1;3)" office:value-type="float" office:value="1370.18">
            <text:p>1370,18</text:p>
          </table:table-cell>
          <table:table-cell table:formula="of:=INDEX([.$A$2:.$D$100000];(ROW()-1)*6-2;3)" office:value-type="float" office:value="3988.1">
            <text:p>3988,1</text:p>
          </table:table-cell>
          <table:table-cell table:formula="of:=INDEX([.$A$2:.$D$100000];(ROW()-1)*6-1;2)" office:value-type="float" office:value="2014976.63">
            <text:p>2014976,63</text:p>
          </table:table-cell>
          <table:table-cell table:formula="of:=INDEX([.$A$2:.$D$100000];(ROW()-1)*6-2;2)" office:value-type="float" office:value="4146339">
            <text:p>4146339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891">
            <text:p>1,891</text:p>
          </table:table-cell>
        </table:table-row>
        <table:table-row table:style-name="ro1">
          <table:table-cell office:value-type="float" office:value="4.953">
            <text:p>4,9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9">
            <text:p>249</text:p>
          </table:table-cell>
          <table:table-cell table:formula="of:=INDEX([.$A$2:.$D$100000];(ROW()-1)*6;1)" office:value-type="float" office:value="319820">
            <text:p>319820</text:p>
          </table:table-cell>
          <table:table-cell table:formula="of:=INDEX([.$A$2:.$D$100000];(ROW()-1)*6-1;4)" office:value-type="float" office:value="17.59">
            <text:p>17,59</text:p>
          </table:table-cell>
          <table:table-cell table:formula="of:=INDEX([.$A$2:.$D$100000];(ROW()-1)*6-2;4)" office:value-type="float" office:value="12.06">
            <text:p>12,06</text:p>
          </table:table-cell>
          <table:table-cell table:formula="of:=INDEX([.$A$2:.$D$100000];(ROW()-1)*6-1;3)" office:value-type="float" office:value="1380.13">
            <text:p>1380,13</text:p>
          </table:table-cell>
          <table:table-cell table:formula="of:=INDEX([.$A$2:.$D$100000];(ROW()-1)*6-2;3)" office:value-type="float" office:value="4046.01">
            <text:p>4046,01</text:p>
          </table:table-cell>
          <table:table-cell table:formula="of:=INDEX([.$A$2:.$D$100000];(ROW()-1)*6-1;2)" office:value-type="float" office:value="2028624">
            <text:p>2028624</text:p>
          </table:table-cell>
          <table:table-cell table:formula="of:=INDEX([.$A$2:.$D$100000];(ROW()-1)*6-2;2)" office:value-type="float" office:value="4201968">
            <text:p>4201968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0">
            <text:p>250</text:p>
          </table:table-cell>
          <table:table-cell table:formula="of:=INDEX([.$A$2:.$D$100000];(ROW()-1)*6;1)" office:value-type="float" office:value="318733">
            <text:p>318733</text:p>
          </table:table-cell>
          <table:table-cell table:formula="of:=INDEX([.$A$2:.$D$100000];(ROW()-1)*6-1;4)" office:value-type="float" office:value="17.59">
            <text:p>17,59</text:p>
          </table:table-cell>
          <table:table-cell table:formula="of:=INDEX([.$A$2:.$D$100000];(ROW()-1)*6-2;4)" office:value-type="float" office:value="12.1">
            <text:p>12,1</text:p>
          </table:table-cell>
          <table:table-cell table:formula="of:=INDEX([.$A$2:.$D$100000];(ROW()-1)*6-1;3)" office:value-type="float" office:value="1380.84">
            <text:p>1380,84</text:p>
          </table:table-cell>
          <table:table-cell table:formula="of:=INDEX([.$A$2:.$D$100000];(ROW()-1)*6-2;3)" office:value-type="float" office:value="4004.94">
            <text:p>4004,94</text:p>
          </table:table-cell>
          <table:table-cell table:formula="of:=INDEX([.$A$2:.$D$100000];(ROW()-1)*6-1;2)" office:value-type="float" office:value="2030035.25">
            <text:p>2030035,25</text:p>
          </table:table-cell>
          <table:table-cell table:formula="of:=INDEX([.$A$2:.$D$100000];(ROW()-1)*6-2;2)" office:value-type="float" office:value="4167170">
            <text:p>4167170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2.156">
            <text:p>2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1">
            <text:p>251</text:p>
          </table:table-cell>
          <table:table-cell table:formula="of:=INDEX([.$A$2:.$D$100000];(ROW()-1)*6;1)" office:value-type="float" office:value="318433">
            <text:p>318433</text:p>
          </table:table-cell>
          <table:table-cell table:formula="of:=INDEX([.$A$2:.$D$100000];(ROW()-1)*6-1;4)" office:value-type="float" office:value="17.49">
            <text:p>17,49</text:p>
          </table:table-cell>
          <table:table-cell table:formula="of:=INDEX([.$A$2:.$D$100000];(ROW()-1)*6-2;4)" office:value-type="float" office:value="12.09">
            <text:p>12,09</text:p>
          </table:table-cell>
          <table:table-cell table:formula="of:=INDEX([.$A$2:.$D$100000];(ROW()-1)*6-1;3)" office:value-type="float" office:value="1386.96">
            <text:p>1386,96</text:p>
          </table:table-cell>
          <table:table-cell table:formula="of:=INDEX([.$A$2:.$D$100000];(ROW()-1)*6-2;3)" office:value-type="float" office:value="4016.38">
            <text:p>4016,38</text:p>
          </table:table-cell>
          <table:table-cell table:formula="of:=INDEX([.$A$2:.$D$100000];(ROW()-1)*6-1;2)" office:value-type="float" office:value="2040909.5">
            <text:p>2040909,5</text:p>
          </table:table-cell>
          <table:table-cell table:formula="of:=INDEX([.$A$2:.$D$100000];(ROW()-1)*6-2;2)" office:value-type="float" office:value="4182851">
            <text:p>4182851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363070">
            <text:p>1363070</text:p>
          </table:table-cell>
          <table:table-cell office:value-type="float" office:value="1133.84">
            <text:p>1133,84</text:p>
          </table:table-cell>
          <table:table-cell office:value-type="float" office:value="17.59">
            <text:p>17,5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2">
            <text:p>252</text:p>
          </table:table-cell>
          <table:table-cell table:formula="of:=INDEX([.$A$2:.$D$100000];(ROW()-1)*6;1)" office:value-type="float" office:value="317557">
            <text:p>317557</text:p>
          </table:table-cell>
          <table:table-cell table:formula="of:=INDEX([.$A$2:.$D$100000];(ROW()-1)*6-1;4)" office:value-type="float" office:value="17.48">
            <text:p>17,48</text:p>
          </table:table-cell>
          <table:table-cell table:formula="of:=INDEX([.$A$2:.$D$100000];(ROW()-1)*6-2;4)" office:value-type="float" office:value="11.86">
            <text:p>11,86</text:p>
          </table:table-cell>
          <table:table-cell table:formula="of:=INDEX([.$A$2:.$D$100000];(ROW()-1)*6-1;3)" office:value-type="float" office:value="1387.73">
            <text:p>1387,73</text:p>
          </table:table-cell>
          <table:table-cell table:formula="of:=INDEX([.$A$2:.$D$100000];(ROW()-1)*6-2;3)" office:value-type="float" office:value="4235.26">
            <text:p>4235,26</text:p>
          </table:table-cell>
          <table:table-cell table:formula="of:=INDEX([.$A$2:.$D$100000];(ROW()-1)*6-1;2)" office:value-type="float" office:value="2042090.25">
            <text:p>2042090,25</text:p>
          </table:table-cell>
          <table:table-cell table:formula="of:=INDEX([.$A$2:.$D$100000];(ROW()-1)*6-2;2)" office:value-type="float" office:value="4370415">
            <text:p>4370415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552169.94">
            <text:p>552169,94</text:p>
          </table:table-cell>
          <table:table-cell office:value-type="float" office:value="355.7">
            <text:p>355,7</text:p>
          </table:table-cell>
          <table:table-cell office:value-type="float" office:value="23.44">
            <text:p>23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3">
            <text:p>253</text:p>
          </table:table-cell>
          <table:table-cell table:formula="of:=INDEX([.$A$2:.$D$100000];(ROW()-1)*6;1)" office:value-type="float" office:value="317170">
            <text:p>317170</text:p>
          </table:table-cell>
          <table:table-cell table:formula="of:=INDEX([.$A$2:.$D$100000];(ROW()-1)*6-1;4)" office:value-type="float" office:value="17.45">
            <text:p>17,45</text:p>
          </table:table-cell>
          <table:table-cell table:formula="of:=INDEX([.$A$2:.$D$100000];(ROW()-1)*6-2;4)" office:value-type="float" office:value="12.09">
            <text:p>12,09</text:p>
          </table:table-cell>
          <table:table-cell table:formula="of:=INDEX([.$A$2:.$D$100000];(ROW()-1)*6-1;3)" office:value-type="float" office:value="1399.16">
            <text:p>1399,16</text:p>
          </table:table-cell>
          <table:table-cell table:formula="of:=INDEX([.$A$2:.$D$100000];(ROW()-1)*6-2;3)" office:value-type="float" office:value="4022.44">
            <text:p>4022,44</text:p>
          </table:table-cell>
          <table:table-cell table:formula="of:=INDEX([.$A$2:.$D$100000];(ROW()-1)*6-1;2)" office:value-type="float" office:value="2053984.5">
            <text:p>2053984,5</text:p>
          </table:table-cell>
          <table:table-cell table:formula="of:=INDEX([.$A$2:.$D$100000];(ROW()-1)*6-2;2)" office:value-type="float" office:value="4185584">
            <text:p>4185584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900808">
            <text:p>190080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4">
            <text:p>254</text:p>
          </table:table-cell>
          <table:table-cell table:formula="of:=INDEX([.$A$2:.$D$100000];(ROW()-1)*6;1)" office:value-type="float" office:value="315769">
            <text:p>315769</text:p>
          </table:table-cell>
          <table:table-cell table:formula="of:=INDEX([.$A$2:.$D$100000];(ROW()-1)*6-1;4)" office:value-type="float" office:value="17.48">
            <text:p>17,48</text:p>
          </table:table-cell>
          <table:table-cell table:formula="of:=INDEX([.$A$2:.$D$100000];(ROW()-1)*6-2;4)" office:value-type="float" office:value="12.14">
            <text:p>12,14</text:p>
          </table:table-cell>
          <table:table-cell table:formula="of:=INDEX([.$A$2:.$D$100000];(ROW()-1)*6-1;3)" office:value-type="float" office:value="1399.66">
            <text:p>1399,66</text:p>
          </table:table-cell>
          <table:table-cell table:formula="of:=INDEX([.$A$2:.$D$100000];(ROW()-1)*6-2;3)" office:value-type="float" office:value="3972.34">
            <text:p>3972,34</text:p>
          </table:table-cell>
          <table:table-cell table:formula="of:=INDEX([.$A$2:.$D$100000];(ROW()-1)*6-1;2)" office:value-type="float" office:value="2054439.63">
            <text:p>2054439,63</text:p>
          </table:table-cell>
          <table:table-cell table:formula="of:=INDEX([.$A$2:.$D$100000];(ROW()-1)*6-2;2)" office:value-type="float" office:value="4141377">
            <text:p>4141377</text:p>
          </table:table-cell>
          <table:table-cell table:formula="of:=INDEX([.$A$2:.$D$100000];(ROW()-1)*6-5;1)" office:value-type="float" office:value="3.469">
            <text:p>3,46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4.719">
            <text:p>4,7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5">
            <text:p>255</text:p>
          </table:table-cell>
          <table:table-cell table:formula="of:=INDEX([.$A$2:.$D$100000];(ROW()-1)*6;1)" office:value-type="float" office:value="315336">
            <text:p>315336</text:p>
          </table:table-cell>
          <table:table-cell table:formula="of:=INDEX([.$A$2:.$D$100000];(ROW()-1)*6-1;4)" office:value-type="float" office:value="17.49">
            <text:p>17,49</text:p>
          </table:table-cell>
          <table:table-cell table:formula="of:=INDEX([.$A$2:.$D$100000];(ROW()-1)*6-2;4)" office:value-type="float" office:value="12.34">
            <text:p>12,34</text:p>
          </table:table-cell>
          <table:table-cell table:formula="of:=INDEX([.$A$2:.$D$100000];(ROW()-1)*6-1;3)" office:value-type="float" office:value="1392.14">
            <text:p>1392,14</text:p>
          </table:table-cell>
          <table:table-cell table:formula="of:=INDEX([.$A$2:.$D$100000];(ROW()-1)*6-2;3)" office:value-type="float" office:value="3792.64">
            <text:p>3792,64</text:p>
          </table:table-cell>
          <table:table-cell table:formula="of:=INDEX([.$A$2:.$D$100000];(ROW()-1)*6-1;2)" office:value-type="float" office:value="2047097.25">
            <text:p>2047097,25</text:p>
          </table:table-cell>
          <table:table-cell table:formula="of:=INDEX([.$A$2:.$D$100000];(ROW()-1)*6-2;2)" office:value-type="float" office:value="4093758">
            <text:p>4093758</text:p>
          </table:table-cell>
          <table:table-cell table:formula="of:=INDEX([.$A$2:.$D$100000];(ROW()-1)*6-5;1)" office:value-type="float" office:value="3.469">
            <text:p>3,469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45644">
            <text:p>1345644</text:p>
          </table:table-cell>
          <table:table-cell office:value-type="float" office:value="1115.81">
            <text:p>1115,81</text:p>
          </table:table-cell>
          <table:table-cell office:value-type="float" office:value="17.65">
            <text:p>17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9162.19">
            <text:p>549162,19</text:p>
          </table:table-cell>
          <table:table-cell office:value-type="float" office:value="354">
            <text:p>354</text:p>
          </table:table-cell>
          <table:table-cell office:value-type="float" office:value="23.46">
            <text:p>23,46</text:p>
          </table:table-cell>
          <table:table-cell table:number-columns-repeated="11"/>
        </table:table-row>
        <table:table-row table:style-name="ro1">
          <table:table-cell office:value-type="float" office:value="1919460">
            <text:p>1919460</text:p>
          </table:table-cell>
          <table:table-cell table:number-columns-repeated="14"/>
        </table:table-row>
        <table:table-row table:style-name="ro1">
          <table:table-cell office:value-type="float" office:value="4.719">
            <text:p>4,719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34">
            <text:p>2,23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39336">
            <text:p>1339336</text:p>
          </table:table-cell>
          <table:table-cell office:value-type="float" office:value="1112.97">
            <text:p>1112,97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7991.81">
            <text:p>547991,81</text:p>
          </table:table-cell>
          <table:table-cell office:value-type="float" office:value="352.7">
            <text:p>352,7</text:p>
          </table:table-cell>
          <table:table-cell office:value-type="float" office:value="23.48">
            <text:p>23,48</text:p>
          </table:table-cell>
          <table:table-cell table:number-columns-repeated="11"/>
        </table:table-row>
        <table:table-row table:style-name="ro1">
          <table:table-cell office:value-type="float" office:value="1948070">
            <text:p>1948070</text:p>
          </table:table-cell>
          <table:table-cell table:number-columns-repeated="14"/>
        </table:table-row>
        <table:table-row table:style-name="ro1">
          <table:table-cell office:value-type="float" office:value="4.906">
            <text:p>4,906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30220">
            <text:p>1330220</text:p>
          </table:table-cell>
          <table:table-cell office:value-type="float" office:value="1104.84">
            <text:p>1104,84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4667.31">
            <text:p>544667,31</text:p>
          </table:table-cell>
          <table:table-cell office:value-type="float" office:value="350.52">
            <text:p>350,52</text:p>
          </table:table-cell>
          <table:table-cell office:value-type="float" office:value="23.51">
            <text:p>23,51</text:p>
          </table:table-cell>
          <table:table-cell table:number-columns-repeated="11"/>
        </table:table-row>
        <table:table-row table:style-name="ro1">
          <table:table-cell office:value-type="float" office:value="1961393">
            <text:p>1961393</text:p>
          </table:table-cell>
          <table:table-cell table:number-columns-repeated="14"/>
        </table:table-row>
        <table:table-row table:style-name="ro1">
          <table:table-cell office:value-type="float" office:value="5.328">
            <text:p>5,328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17111">
            <text:p>1317111</text:p>
          </table:table-cell>
          <table:table-cell office:value-type="float" office:value="1094.71">
            <text:p>1094,71</text:p>
          </table:table-cell>
          <table:table-cell office:value-type="float" office:value="17.74">
            <text:p>17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13846.91">
            <text:p>513846,91</text:p>
          </table:table-cell>
          <table:table-cell office:value-type="float" office:value="343.94">
            <text:p>343,94</text:p>
          </table:table-cell>
          <table:table-cell office:value-type="float" office:value="23.78">
            <text:p>23,78</text:p>
          </table:table-cell>
          <table:table-cell table:number-columns-repeated="11"/>
        </table:table-row>
        <table:table-row table:style-name="ro1">
          <table:table-cell office:value-type="float" office:value="1972709">
            <text:p>1972709</text:p>
          </table:table-cell>
          <table:table-cell table:number-columns-repeated="14"/>
        </table:table-row>
        <table:table-row table:style-name="ro1">
          <table:table-cell office:value-type="float" office:value="4.625">
            <text:p>4,625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078">
            <text:p>2,0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92808">
            <text:p>1292808</text:p>
          </table:table-cell>
          <table:table-cell office:value-type="float" office:value="1070.14">
            <text:p>1070,14</text:p>
          </table:table-cell>
          <table:table-cell office:value-type="float" office:value="17.84">
            <text:p>17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07677.31">
            <text:p>507677,31</text:p>
          </table:table-cell>
          <table:table-cell office:value-type="float" office:value="339.46">
            <text:p>339,46</text:p>
          </table:table-cell>
          <table:table-cell office:value-type="float" office:value="23.84">
            <text:p>23,84</text:p>
          </table:table-cell>
          <table:table-cell table:number-columns-repeated="11"/>
        </table:table-row>
        <table:table-row table:style-name="ro1">
          <table:table-cell office:value-type="float" office:value="1989772">
            <text:p>1989772</text:p>
          </table:table-cell>
          <table:table-cell table:number-columns-repeated="14"/>
        </table:table-row>
        <table:table-row table:style-name="ro1">
          <table:table-cell office:value-type="float" office:value="4.734">
            <text:p>4,734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22">
            <text:p>1,9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89839">
            <text:p>1289839</text:p>
          </table:table-cell>
          <table:table-cell office:value-type="float" office:value="1070.05">
            <text:p>1070,05</text:p>
          </table:table-cell>
          <table:table-cell office:value-type="float" office:value="17.84">
            <text:p>17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99316.38">
            <text:p>499316,38</text:p>
          </table:table-cell>
          <table:table-cell office:value-type="float" office:value="333.57">
            <text:p>333,57</text:p>
          </table:table-cell>
          <table:table-cell office:value-type="float" office:value="23.91">
            <text:p>23,91</text:p>
          </table:table-cell>
          <table:table-cell table:number-columns-repeated="11"/>
        </table:table-row>
        <table:table-row table:style-name="ro1">
          <table:table-cell office:value-type="float" office:value="2019199">
            <text:p>2019199</text:p>
          </table:table-cell>
          <table:table-cell table:number-columns-repeated="14"/>
        </table:table-row>
        <table:table-row table:style-name="ro1">
          <table:table-cell office:value-type="float" office:value="4.86">
            <text:p>4,86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53">
            <text:p>1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67728">
            <text:p>1267728</text:p>
          </table:table-cell>
          <table:table-cell office:value-type="float" office:value="1048.63">
            <text:p>1048,63</text:p>
          </table:table-cell>
          <table:table-cell office:value-type="float" office:value="17.92">
            <text:p>17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13413.31">
            <text:p>513413,31</text:p>
          </table:table-cell>
          <table:table-cell office:value-type="float" office:value="333.35">
            <text:p>333,35</text:p>
          </table:table-cell>
          <table:table-cell office:value-type="float" office:value="23.77">
            <text:p>23,77</text:p>
          </table:table-cell>
          <table:table-cell table:number-columns-repeated="11"/>
        </table:table-row>
        <table:table-row table:style-name="ro1">
          <table:table-cell office:value-type="float" office:value="2071466">
            <text:p>2071466</text:p>
          </table:table-cell>
          <table:table-cell table:number-columns-repeated="14"/>
        </table:table-row>
        <table:table-row table:style-name="ro1">
          <table:table-cell office:value-type="float" office:value="5.281">
            <text:p>5,281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57930">
            <text:p>1257930</text:p>
          </table:table-cell>
          <table:table-cell office:value-type="float" office:value="1040.66">
            <text:p>1040,66</text:p>
          </table:table-cell>
          <table:table-cell office:value-type="float" office:value="17.96">
            <text:p>17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06028.84">
            <text:p>506028,84</text:p>
          </table:table-cell>
          <table:table-cell office:value-type="float" office:value="328.76">
            <text:p>328,76</text:p>
          </table:table-cell>
          <table:table-cell office:value-type="float" office:value="23.83">
            <text:p>23,83</text:p>
          </table:table-cell>
          <table:table-cell table:number-columns-repeated="11"/>
        </table:table-row>
        <table:table-row table:style-name="ro1">
          <table:table-cell office:value-type="float" office:value="2099899">
            <text:p>2099899</text:p>
          </table:table-cell>
          <table:table-cell table:number-columns-repeated="14"/>
        </table:table-row>
        <table:table-row table:style-name="ro1">
          <table:table-cell office:value-type="float" office:value="4.641">
            <text:p>4,641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765">
            <text:p>2,76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66186">
            <text:p>1266186</text:p>
          </table:table-cell>
          <table:table-cell office:value-type="float" office:value="1053.03">
            <text:p>1053,03</text:p>
          </table:table-cell>
          <table:table-cell office:value-type="float" office:value="17.91">
            <text:p>17,9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01315.53">
            <text:p>501315,53</text:p>
          </table:table-cell>
          <table:table-cell office:value-type="float" office:value="325.56">
            <text:p>325,56</text:p>
          </table:table-cell>
          <table:table-cell office:value-type="float" office:value="23.87">
            <text:p>23,87</text:p>
          </table:table-cell>
          <table:table-cell table:number-columns-repeated="11"/>
        </table:table-row>
        <table:table-row table:style-name="ro1">
          <table:table-cell office:value-type="float" office:value="2122291">
            <text:p>2122291</text:p>
          </table:table-cell>
          <table:table-cell table:number-columns-repeated="14"/>
        </table:table-row>
        <table:table-row table:style-name="ro1">
          <table:table-cell office:value-type="float" office:value="4.953">
            <text:p>4,953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38">
            <text:p>1,9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65505">
            <text:p>1265505</text:p>
          </table:table-cell>
          <table:table-cell office:value-type="float" office:value="1058.06">
            <text:p>1058,06</text:p>
          </table:table-cell>
          <table:table-cell office:value-type="float" office:value="17.89">
            <text:p>17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94070.81">
            <text:p>494070,81</text:p>
          </table:table-cell>
          <table:table-cell office:value-type="float" office:value="321.41">
            <text:p>321,41</text:p>
          </table:table-cell>
          <table:table-cell office:value-type="float" office:value="23.93">
            <text:p>23,93</text:p>
          </table:table-cell>
          <table:table-cell table:number-columns-repeated="11"/>
        </table:table-row>
        <table:table-row table:style-name="ro1">
          <table:table-cell office:value-type="float" office:value="2158790">
            <text:p>2158790</text:p>
          </table:table-cell>
          <table:table-cell table:number-columns-repeated="14"/>
        </table:table-row>
        <table:table-row table:style-name="ro1">
          <table:table-cell office:value-type="float" office:value="5.906">
            <text:p>5,906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46813">
            <text:p>1246813</text:p>
          </table:table-cell>
          <table:table-cell office:value-type="float" office:value="1037.64">
            <text:p>1037,64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94381.09">
            <text:p>494381,09</text:p>
          </table:table-cell>
          <table:table-cell office:value-type="float" office:value="320.99">
            <text:p>320,99</text:p>
          </table:table-cell>
          <table:table-cell office:value-type="float" office:value="23.93">
            <text:p>23,93</text:p>
          </table:table-cell>
          <table:table-cell table:number-columns-repeated="11"/>
        </table:table-row>
        <table:table-row table:style-name="ro1">
          <table:table-cell office:value-type="float" office:value="2172620">
            <text:p>2172620</text:p>
          </table:table-cell>
          <table:table-cell table:number-columns-repeated="14"/>
        </table:table-row>
        <table:table-row table:style-name="ro1">
          <table:table-cell office:value-type="float" office:value="4.687">
            <text:p>4,687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07312">
            <text:p>1207312</text:p>
          </table:table-cell>
          <table:table-cell office:value-type="float" office:value="996.78">
            <text:p>996,78</text:p>
          </table:table-cell>
          <table:table-cell office:value-type="float" office:value="18.14">
            <text:p>18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89557.19">
            <text:p>489557,19</text:p>
          </table:table-cell>
          <table:table-cell office:value-type="float" office:value="317.67">
            <text:p>317,67</text:p>
          </table:table-cell>
          <table:table-cell office:value-type="float" office:value="23.98">
            <text:p>23,98</text:p>
          </table:table-cell>
          <table:table-cell table:number-columns-repeated="11"/>
        </table:table-row>
        <table:table-row table:style-name="ro1">
          <table:table-cell office:value-type="float" office:value="2208502">
            <text:p>2208502</text:p>
          </table:table-cell>
          <table:table-cell table:number-columns-repeated="14"/>
        </table:table-row>
        <table:table-row table:style-name="ro1">
          <table:table-cell office:value-type="float" office:value="4.891">
            <text:p>4,891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65">
            <text:p>1,76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01726">
            <text:p>1201726</text:p>
          </table:table-cell>
          <table:table-cell office:value-type="float" office:value="996.03">
            <text:p>996,03</text:p>
          </table:table-cell>
          <table:table-cell office:value-type="float" office:value="18.15">
            <text:p>18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87720.31">
            <text:p>487720,31</text:p>
          </table:table-cell>
          <table:table-cell office:value-type="float" office:value="313.05">
            <text:p>313,05</text:p>
          </table:table-cell>
          <table:table-cell office:value-type="float" office:value="24.02">
            <text:p>24,02</text:p>
          </table:table-cell>
          <table:table-cell table:number-columns-repeated="11"/>
        </table:table-row>
        <table:table-row table:style-name="ro1">
          <table:table-cell office:value-type="float" office:value="2240773">
            <text:p>2240773</text:p>
          </table:table-cell>
          <table:table-cell table:number-columns-repeated="14"/>
        </table:table-row>
        <table:table-row table:style-name="ro1">
          <table:table-cell office:value-type="float" office:value="5.375">
            <text:p>5,375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79106">
            <text:p>1179106</text:p>
          </table:table-cell>
          <table:table-cell office:value-type="float" office:value="974.37">
            <text:p>974,37</text:p>
          </table:table-cell>
          <table:table-cell office:value-type="float" office:value="18.24">
            <text:p>18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80987.56">
            <text:p>480987,56</text:p>
          </table:table-cell>
          <table:table-cell office:value-type="float" office:value="307.79">
            <text:p>307,79</text:p>
          </table:table-cell>
          <table:table-cell office:value-type="float" office:value="24.1">
            <text:p>24,1</text:p>
          </table:table-cell>
          <table:table-cell table:number-columns-repeated="11"/>
        </table:table-row>
        <table:table-row table:style-name="ro1">
          <table:table-cell office:value-type="float" office:value="2273815">
            <text:p>2273815</text:p>
          </table:table-cell>
          <table:table-cell table:number-columns-repeated="14"/>
        </table:table-row>
        <table:table-row table:style-name="ro1">
          <table:table-cell office:value-type="float" office:value="5.547">
            <text:p>5,547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92064">
            <text:p>1192064</text:p>
          </table:table-cell>
          <table:table-cell office:value-type="float" office:value="992.08">
            <text:p>992,08</text:p>
          </table:table-cell>
          <table:table-cell office:value-type="float" office:value="18.17">
            <text:p>18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77396.63">
            <text:p>477396,63</text:p>
          </table:table-cell>
          <table:table-cell office:value-type="float" office:value="305.61">
            <text:p>305,61</text:p>
          </table:table-cell>
          <table:table-cell office:value-type="float" office:value="24.12">
            <text:p>24,12</text:p>
          </table:table-cell>
          <table:table-cell table:number-columns-repeated="11"/>
        </table:table-row>
        <table:table-row table:style-name="ro1">
          <table:table-cell office:value-type="float" office:value="2291058">
            <text:p>2291058</text:p>
          </table:table-cell>
          <table:table-cell table:number-columns-repeated="14"/>
        </table:table-row>
        <table:table-row table:style-name="ro1">
          <table:table-cell office:value-type="float" office:value="6.312">
            <text:p>6,312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80652">
            <text:p>1180652</text:p>
          </table:table-cell>
          <table:table-cell office:value-type="float" office:value="981.21">
            <text:p>981,21</text:p>
          </table:table-cell>
          <table:table-cell office:value-type="float" office:value="18.21">
            <text:p>18,2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75865.19">
            <text:p>475865,19</text:p>
          </table:table-cell>
          <table:table-cell office:value-type="float" office:value="304.68">
            <text:p>304,68</text:p>
          </table:table-cell>
          <table:table-cell office:value-type="float" office:value="24.14">
            <text:p>24,14</text:p>
          </table:table-cell>
          <table:table-cell table:number-columns-repeated="11"/>
        </table:table-row>
        <table:table-row table:style-name="ro1">
          <table:table-cell office:value-type="float" office:value="2300158">
            <text:p>2300158</text:p>
          </table:table-cell>
          <table:table-cell table:number-columns-repeated="14"/>
        </table:table-row>
        <table:table-row table:style-name="ro1">
          <table:table-cell office:value-type="float" office:value="5.422">
            <text:p>5,422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12">
            <text:p>1,81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52398">
            <text:p>1152398</text:p>
          </table:table-cell>
          <table:table-cell office:value-type="float" office:value="955.43">
            <text:p>955,43</text:p>
          </table:table-cell>
          <table:table-cell office:value-type="float" office:value="18.33">
            <text:p>18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58454.31">
            <text:p>458454,31</text:p>
          </table:table-cell>
          <table:table-cell office:value-type="float" office:value="297.08">
            <text:p>297,08</text:p>
          </table:table-cell>
          <table:table-cell office:value-type="float" office:value="24.28">
            <text:p>24,28</text:p>
          </table:table-cell>
          <table:table-cell table:number-columns-repeated="11"/>
        </table:table-row>
        <table:table-row table:style-name="ro1">
          <table:table-cell office:value-type="float" office:value="2378548">
            <text:p>2378548</text:p>
          </table:table-cell>
          <table:table-cell table:number-columns-repeated="14"/>
        </table:table-row>
        <table:table-row table:style-name="ro1">
          <table:table-cell office:value-type="float" office:value="5.125">
            <text:p>5,125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39694">
            <text:p>1139694</text:p>
          </table:table-cell>
          <table:table-cell office:value-type="float" office:value="944.03">
            <text:p>944,03</text:p>
          </table:table-cell>
          <table:table-cell office:value-type="float" office:value="18.38">
            <text:p>18,3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54230.09">
            <text:p>454230,09</text:p>
          </table:table-cell>
          <table:table-cell office:value-type="float" office:value="293.94">
            <text:p>293,94</text:p>
          </table:table-cell>
          <table:table-cell office:value-type="float" office:value="24.34">
            <text:p>24,34</text:p>
          </table:table-cell>
          <table:table-cell table:number-columns-repeated="11"/>
        </table:table-row>
        <table:table-row table:style-name="ro1">
          <table:table-cell office:value-type="float" office:value="2400088">
            <text:p>2400088</text:p>
          </table:table-cell>
          <table:table-cell table:number-columns-repeated="14"/>
        </table:table-row>
        <table:table-row table:style-name="ro1">
          <table:table-cell office:value-type="float" office:value="4.656">
            <text:p>4,65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87">
            <text:p>1,6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15342">
            <text:p>1115342</text:p>
          </table:table-cell>
          <table:table-cell office:value-type="float" office:value="919.9">
            <text:p>919,9</text:p>
          </table:table-cell>
          <table:table-cell office:value-type="float" office:value="18.49">
            <text:p>18,4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50113.31">
            <text:p>450113,31</text:p>
          </table:table-cell>
          <table:table-cell office:value-type="float" office:value="291.54">
            <text:p>291,54</text:p>
          </table:table-cell>
          <table:table-cell office:value-type="float" office:value="24.37">
            <text:p>24,37</text:p>
          </table:table-cell>
          <table:table-cell table:number-columns-repeated="11"/>
        </table:table-row>
        <table:table-row table:style-name="ro1">
          <table:table-cell office:value-type="float" office:value="2438338">
            <text:p>2438338</text:p>
          </table:table-cell>
          <table:table-cell table:number-columns-repeated="14"/>
        </table:table-row>
        <table:table-row table:style-name="ro1">
          <table:table-cell office:value-type="float" office:value="4.844">
            <text:p>4,844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03496">
            <text:p>1103496</text:p>
          </table:table-cell>
          <table:table-cell office:value-type="float" office:value="912.12">
            <text:p>912,12</text:p>
          </table:table-cell>
          <table:table-cell office:value-type="float" office:value="18.53">
            <text:p>18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47215.09">
            <text:p>447215,09</text:p>
          </table:table-cell>
          <table:table-cell office:value-type="float" office:value="285">
            <text:p>285</text:p>
          </table:table-cell>
          <table:table-cell office:value-type="float" office:value="24.46">
            <text:p>24,46</text:p>
          </table:table-cell>
          <table:table-cell table:number-columns-repeated="11"/>
        </table:table-row>
        <table:table-row table:style-name="ro1">
          <table:table-cell office:value-type="float" office:value="2494001">
            <text:p>2494001</text:p>
          </table:table-cell>
          <table:table-cell table:number-columns-repeated="14"/>
        </table:table-row>
        <table:table-row table:style-name="ro1">
          <table:table-cell office:value-type="float" office:value="5.109">
            <text:p>5,109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87864">
            <text:p>1087864</text:p>
          </table:table-cell>
          <table:table-cell office:value-type="float" office:value="899.43">
            <text:p>899,43</text:p>
          </table:table-cell>
          <table:table-cell office:value-type="float" office:value="18.59">
            <text:p>18,5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41233.69">
            <text:p>441233,69</text:p>
          </table:table-cell>
          <table:table-cell office:value-type="float" office:value="281.32">
            <text:p>281,32</text:p>
          </table:table-cell>
          <table:table-cell office:value-type="float" office:value="24.53">
            <text:p>24,53</text:p>
          </table:table-cell>
          <table:table-cell table:number-columns-repeated="11"/>
        </table:table-row>
        <table:table-row table:style-name="ro1">
          <table:table-cell office:value-type="float" office:value="2536409">
            <text:p>2536409</text:p>
          </table:table-cell>
          <table:table-cell table:number-columns-repeated="14"/>
        </table:table-row>
        <table:table-row table:style-name="ro1">
          <table:table-cell office:value-type="float" office:value="5.906">
            <text:p>5,906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85718">
            <text:p>1085718</text:p>
          </table:table-cell>
          <table:table-cell office:value-type="float" office:value="901.1">
            <text:p>901,1</text:p>
          </table:table-cell>
          <table:table-cell office:value-type="float" office:value="18.58">
            <text:p>18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36781.72">
            <text:p>436781,72</text:p>
          </table:table-cell>
          <table:table-cell office:value-type="float" office:value="278.12">
            <text:p>278,12</text:p>
          </table:table-cell>
          <table:table-cell office:value-type="float" office:value="24.58">
            <text:p>24,58</text:p>
          </table:table-cell>
          <table:table-cell table:number-columns-repeated="11"/>
        </table:table-row>
        <table:table-row table:style-name="ro1">
          <table:table-cell office:value-type="float" office:value="2577313">
            <text:p>2577313</text:p>
          </table:table-cell>
          <table:table-cell table:number-columns-repeated="14"/>
        </table:table-row>
        <table:table-row table:style-name="ro1">
          <table:table-cell office:value-type="float" office:value="5.125">
            <text:p>5,125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64559">
            <text:p>1064559</text:p>
          </table:table-cell>
          <table:table-cell office:value-type="float" office:value="882.54">
            <text:p>882,54</text:p>
          </table:table-cell>
          <table:table-cell office:value-type="float" office:value="18.67">
            <text:p>18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24113.03">
            <text:p>424113,03</text:p>
          </table:table-cell>
          <table:table-cell office:value-type="float" office:value="272.91">
            <text:p>272,91</text:p>
          </table:table-cell>
          <table:table-cell office:value-type="float" office:value="24.68">
            <text:p>24,68</text:p>
          </table:table-cell>
          <table:table-cell table:number-columns-repeated="11"/>
        </table:table-row>
        <table:table-row table:style-name="ro1">
          <table:table-cell office:value-type="float" office:value="2638521">
            <text:p>2638521</text:p>
          </table:table-cell>
          <table:table-cell table:number-columns-repeated="14"/>
        </table:table-row>
        <table:table-row table:style-name="ro1">
          <table:table-cell office:value-type="float" office:value="5.172">
            <text:p>5,172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48735">
            <text:p>1048735</text:p>
          </table:table-cell>
          <table:table-cell office:value-type="float" office:value="870.79">
            <text:p>870,79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18043.28">
            <text:p>418043,28</text:p>
          </table:table-cell>
          <table:table-cell office:value-type="float" office:value="268.63">
            <text:p>268,63</text:p>
          </table:table-cell>
          <table:table-cell office:value-type="float" office:value="24.75">
            <text:p>24,75</text:p>
          </table:table-cell>
          <table:table-cell table:number-columns-repeated="11"/>
        </table:table-row>
        <table:table-row table:style-name="ro1">
          <table:table-cell office:value-type="float" office:value="2686702">
            <text:p>2686702</text:p>
          </table:table-cell>
          <table:table-cell table:number-columns-repeated="14"/>
        </table:table-row>
        <table:table-row table:style-name="ro1">
          <table:table-cell office:value-type="float" office:value="5.375">
            <text:p>5,375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23202">
            <text:p>1023202</text:p>
          </table:table-cell>
          <table:table-cell office:value-type="float" office:value="846.43">
            <text:p>846,43</text:p>
          </table:table-cell>
          <table:table-cell office:value-type="float" office:value="18.85">
            <text:p>18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09397.72">
            <text:p>409397,72</text:p>
          </table:table-cell>
          <table:table-cell office:value-type="float" office:value="262.92">
            <text:p>262,92</text:p>
          </table:table-cell>
          <table:table-cell office:value-type="float" office:value="24.84">
            <text:p>24,84</text:p>
          </table:table-cell>
          <table:table-cell table:number-columns-repeated="11"/>
        </table:table-row>
        <table:table-row table:style-name="ro1">
          <table:table-cell office:value-type="float" office:value="2737487">
            <text:p>2737487</text:p>
          </table:table-cell>
          <table:table-cell table:number-columns-repeated="14"/>
        </table:table-row>
        <table:table-row table:style-name="ro1">
          <table:table-cell office:value-type="float" office:value="5.25">
            <text:p>5,25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59">
            <text:p>1,8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82465">
            <text:p>982465</text:p>
          </table:table-cell>
          <table:table-cell office:value-type="float" office:value="805.57">
            <text:p>805,57</text:p>
          </table:table-cell>
          <table:table-cell office:value-type="float" office:value="19.07">
            <text:p>19,0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00736.41">
            <text:p>400736,41</text:p>
          </table:table-cell>
          <table:table-cell office:value-type="float" office:value="258.66">
            <text:p>258,66</text:p>
          </table:table-cell>
          <table:table-cell office:value-type="float" office:value="24.94">
            <text:p>24,94</text:p>
          </table:table-cell>
          <table:table-cell table:number-columns-repeated="11"/>
        </table:table-row>
        <table:table-row table:style-name="ro1">
          <table:table-cell office:value-type="float" office:value="2794138">
            <text:p>2794138</text:p>
          </table:table-cell>
          <table:table-cell table:number-columns-repeated="14"/>
        </table:table-row>
        <table:table-row table:style-name="ro1">
          <table:table-cell office:value-type="float" office:value="5.594">
            <text:p>5,594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71735">
            <text:p>971735</text:p>
          </table:table-cell>
          <table:table-cell office:value-type="float" office:value="802.1">
            <text:p>802,1</text:p>
          </table:table-cell>
          <table:table-cell office:value-type="float" office:value="19.09">
            <text:p>19,0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90444.75">
            <text:p>390444,75</text:p>
          </table:table-cell>
          <table:table-cell office:value-type="float" office:value="251.43">
            <text:p>251,43</text:p>
          </table:table-cell>
          <table:table-cell office:value-type="float" office:value="25.08">
            <text:p>25,08</text:p>
          </table:table-cell>
          <table:table-cell table:number-columns-repeated="11"/>
        </table:table-row>
        <table:table-row table:style-name="ro1">
          <table:table-cell office:value-type="float" office:value="2868208">
            <text:p>2868208</text:p>
          </table:table-cell>
          <table:table-cell table:number-columns-repeated="14"/>
        </table:table-row>
        <table:table-row table:style-name="ro1">
          <table:table-cell office:value-type="float" office:value="5.235">
            <text:p>5,235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047">
            <text:p>2,0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56674">
            <text:p>956674</text:p>
          </table:table-cell>
          <table:table-cell office:value-type="float" office:value="790.96">
            <text:p>790,96</text:p>
          </table:table-cell>
          <table:table-cell office:value-type="float" office:value="19.15">
            <text:p>19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83972.31">
            <text:p>383972,31</text:p>
          </table:table-cell>
          <table:table-cell office:value-type="float" office:value="247.33">
            <text:p>247,33</text:p>
          </table:table-cell>
          <table:table-cell office:value-type="float" office:value="25.15">
            <text:p>25,15</text:p>
          </table:table-cell>
          <table:table-cell table:number-columns-repeated="11"/>
        </table:table-row>
        <table:table-row table:style-name="ro1">
          <table:table-cell office:value-type="float" office:value="2924840">
            <text:p>2924840</text:p>
          </table:table-cell>
          <table:table-cell table:number-columns-repeated="14"/>
        </table:table-row>
        <table:table-row table:style-name="ro1">
          <table:table-cell office:value-type="float" office:value="5.469">
            <text:p>5,469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031">
            <text:p>2,0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33338">
            <text:p>933338</text:p>
          </table:table-cell>
          <table:table-cell office:value-type="float" office:value="770.83">
            <text:p>770,83</text:p>
          </table:table-cell>
          <table:table-cell office:value-type="float" office:value="19.26">
            <text:p>19,2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63963.47">
            <text:p>363963,47</text:p>
          </table:table-cell>
          <table:table-cell office:value-type="float" office:value="239.73">
            <text:p>239,73</text:p>
          </table:table-cell>
          <table:table-cell office:value-type="float" office:value="25.49">
            <text:p>25,49</text:p>
          </table:table-cell>
          <table:table-cell table:number-columns-repeated="11"/>
        </table:table-row>
        <table:table-row table:style-name="ro1">
          <table:table-cell office:value-type="float" office:value="2989101">
            <text:p>2989101</text:p>
          </table:table-cell>
          <table:table-cell table:number-columns-repeated="14"/>
        </table:table-row>
        <table:table-row table:style-name="ro1">
          <table:table-cell office:value-type="float" office:value="5.25">
            <text:p>5,25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10817">
            <text:p>910817</text:p>
          </table:table-cell>
          <table:table-cell office:value-type="float" office:value="752">
            <text:p>752</text:p>
          </table:table-cell>
          <table:table-cell office:value-type="float" office:value="19.37">
            <text:p>19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54682.03">
            <text:p>354682,03</text:p>
          </table:table-cell>
          <table:table-cell office:value-type="float" office:value="234.6">
            <text:p>234,6</text:p>
          </table:table-cell>
          <table:table-cell office:value-type="float" office:value="25.57">
            <text:p>25,57</text:p>
          </table:table-cell>
          <table:table-cell table:number-columns-repeated="11"/>
        </table:table-row>
        <table:table-row table:style-name="ro1">
          <table:table-cell office:value-type="float" office:value="3055723">
            <text:p>3055723</text:p>
          </table:table-cell>
          <table:table-cell table:number-columns-repeated="14"/>
        </table:table-row>
        <table:table-row table:style-name="ro1">
          <table:table-cell office:value-type="float" office:value="5.328">
            <text:p>5,328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13">
            <text:p>1,8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97924">
            <text:p>897924</text:p>
          </table:table-cell>
          <table:table-cell office:value-type="float" office:value="743.09">
            <text:p>743,09</text:p>
          </table:table-cell>
          <table:table-cell office:value-type="float" office:value="19.42">
            <text:p>19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49594.88">
            <text:p>349594,88</text:p>
          </table:table-cell>
          <table:table-cell office:value-type="float" office:value="230.28">
            <text:p>230,28</text:p>
          </table:table-cell>
          <table:table-cell office:value-type="float" office:value="25.6">
            <text:p>25,6</text:p>
          </table:table-cell>
          <table:table-cell table:number-columns-repeated="11"/>
        </table:table-row>
        <table:table-row table:style-name="ro1">
          <table:table-cell office:value-type="float" office:value="3143830">
            <text:p>3143830</text:p>
          </table:table-cell>
          <table:table-cell table:number-columns-repeated="14"/>
        </table:table-row>
        <table:table-row table:style-name="ro1">
          <table:table-cell office:value-type="float" office:value="5.406">
            <text:p>5,406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80955">
            <text:p>880955</text:p>
          </table:table-cell>
          <table:table-cell office:value-type="float" office:value="731.72">
            <text:p>731,72</text:p>
          </table:table-cell>
          <table:table-cell office:value-type="float" office:value="19.49">
            <text:p>19,4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54891.47">
            <text:p>354891,47</text:p>
          </table:table-cell>
          <table:table-cell office:value-type="float" office:value="226.94">
            <text:p>226,94</text:p>
          </table:table-cell>
          <table:table-cell office:value-type="float" office:value="25.55">
            <text:p>25,55</text:p>
          </table:table-cell>
          <table:table-cell table:number-columns-repeated="11"/>
        </table:table-row>
        <table:table-row table:style-name="ro1">
          <table:table-cell office:value-type="float" office:value="3311907">
            <text:p>3311907</text:p>
          </table:table-cell>
          <table:table-cell table:number-columns-repeated="14"/>
        </table:table-row>
        <table:table-row table:style-name="ro1">
          <table:table-cell office:value-type="float" office:value="5.235">
            <text:p>5,235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59">
            <text:p>1,8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35029">
            <text:p>835029</text:p>
          </table:table-cell>
          <table:table-cell office:value-type="float" office:value="719.73">
            <text:p>719,73</text:p>
          </table:table-cell>
          <table:table-cell office:value-type="float" office:value="19.56">
            <text:p>19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48039.03">
            <text:p>348039,03</text:p>
          </table:table-cell>
          <table:table-cell office:value-type="float" office:value="221.54">
            <text:p>221,54</text:p>
          </table:table-cell>
          <table:table-cell office:value-type="float" office:value="25.67">
            <text:p>25,67</text:p>
          </table:table-cell>
          <table:table-cell table:number-columns-repeated="11"/>
        </table:table-row>
        <table:table-row table:style-name="ro1">
          <table:table-cell office:value-type="float" office:value="3434913">
            <text:p>3434913</text:p>
          </table:table-cell>
          <table:table-cell table:number-columns-repeated="14"/>
        </table:table-row>
        <table:table-row table:style-name="ro1">
          <table:table-cell office:value-type="float" office:value="5.688">
            <text:p>5,688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17114">
            <text:p>817114</text:p>
          </table:table-cell>
          <table:table-cell office:value-type="float" office:value="697.18">
            <text:p>697,18</text:p>
          </table:table-cell>
          <table:table-cell office:value-type="float" office:value="19.7">
            <text:p>19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37193.72">
            <text:p>337193,72</text:p>
          </table:table-cell>
          <table:table-cell office:value-type="float" office:value="213.47">
            <text:p>213,47</text:p>
          </table:table-cell>
          <table:table-cell office:value-type="float" office:value="25.85">
            <text:p>25,85</text:p>
          </table:table-cell>
          <table:table-cell table:number-columns-repeated="11"/>
        </table:table-row>
        <table:table-row table:style-name="ro1">
          <table:table-cell office:value-type="float" office:value="3558422">
            <text:p>3558422</text:p>
          </table:table-cell>
          <table:table-cell table:number-columns-repeated="14"/>
        </table:table-row>
        <table:table-row table:style-name="ro1">
          <table:table-cell office:value-type="float" office:value="5.547">
            <text:p>5,547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78583">
            <text:p>778583</text:p>
          </table:table-cell>
          <table:table-cell office:value-type="float" office:value="710.98">
            <text:p>710,98</text:p>
          </table:table-cell>
          <table:table-cell office:value-type="float" office:value="19.61">
            <text:p>19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30323.41">
            <text:p>330323,41</text:p>
          </table:table-cell>
          <table:table-cell office:value-type="float" office:value="207.18">
            <text:p>207,18</text:p>
          </table:table-cell>
          <table:table-cell office:value-type="float" office:value="25.97">
            <text:p>25,97</text:p>
          </table:table-cell>
          <table:table-cell table:number-columns-repeated="11"/>
        </table:table-row>
        <table:table-row table:style-name="ro1">
          <table:table-cell office:value-type="float" office:value="3705390">
            <text:p>3705390</text:p>
          </table:table-cell>
          <table:table-cell table:number-columns-repeated="14"/>
        </table:table-row>
        <table:table-row table:style-name="ro1">
          <table:table-cell office:value-type="float" office:value="5.688">
            <text:p>5,688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49356">
            <text:p>749356</text:p>
          </table:table-cell>
          <table:table-cell office:value-type="float" office:value="693.34">
            <text:p>693,34</text:p>
          </table:table-cell>
          <table:table-cell office:value-type="float" office:value="19.72">
            <text:p>19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18934.84">
            <text:p>318934,84</text:p>
          </table:table-cell>
          <table:table-cell office:value-type="float" office:value="200.51">
            <text:p>200,51</text:p>
          </table:table-cell>
          <table:table-cell office:value-type="float" office:value="26.11">
            <text:p>26,11</text:p>
          </table:table-cell>
          <table:table-cell table:number-columns-repeated="11"/>
        </table:table-row>
        <table:table-row table:style-name="ro1">
          <table:table-cell office:value-type="float" office:value="3827152">
            <text:p>3827152</text:p>
          </table:table-cell>
          <table:table-cell table:number-columns-repeated="14"/>
        </table:table-row>
        <table:table-row table:style-name="ro1">
          <table:table-cell office:value-type="float" office:value="6.235">
            <text:p>6,235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047">
            <text:p>2,0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09283">
            <text:p>709283</text:p>
          </table:table-cell>
          <table:table-cell office:value-type="float" office:value="670.47">
            <text:p>670,47</text:p>
          </table:table-cell>
          <table:table-cell office:value-type="float" office:value="19.87">
            <text:p>19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06081.09">
            <text:p>306081,09</text:p>
          </table:table-cell>
          <table:table-cell office:value-type="float" office:value="191.74">
            <text:p>191,74</text:p>
          </table:table-cell>
          <table:table-cell office:value-type="float" office:value="26.3">
            <text:p>26,3</text:p>
          </table:table-cell>
          <table:table-cell table:number-columns-repeated="11"/>
        </table:table-row>
        <table:table-row table:style-name="ro1">
          <table:table-cell office:value-type="float" office:value="4066277">
            <text:p>4066277</text:p>
          </table:table-cell>
          <table:table-cell table:number-columns-repeated="14"/>
        </table:table-row>
        <table:table-row table:style-name="ro1">
          <table:table-cell office:value-type="float" office:value="5.891">
            <text:p>5,891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81630">
            <text:p>681630</text:p>
          </table:table-cell>
          <table:table-cell office:value-type="float" office:value="666.08">
            <text:p>666,08</text:p>
          </table:table-cell>
          <table:table-cell office:value-type="float" office:value="19.9">
            <text:p>19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94391.47">
            <text:p>294391,47</text:p>
          </table:table-cell>
          <table:table-cell office:value-type="float" office:value="183.54">
            <text:p>183,54</text:p>
          </table:table-cell>
          <table:table-cell office:value-type="float" office:value="26.52">
            <text:p>26,52</text:p>
          </table:table-cell>
          <table:table-cell table:number-columns-repeated="11"/>
        </table:table-row>
        <table:table-row table:style-name="ro1">
          <table:table-cell office:value-type="float" office:value="4341139">
            <text:p>4341139</text:p>
          </table:table-cell>
          <table:table-cell table:number-columns-repeated="14"/>
        </table:table-row>
        <table:table-row table:style-name="ro1">
          <table:table-cell office:value-type="float" office:value="6.922">
            <text:p>6,922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0200">
            <text:p>650200</text:p>
          </table:table-cell>
          <table:table-cell office:value-type="float" office:value="631.16">
            <text:p>631,16</text:p>
          </table:table-cell>
          <table:table-cell office:value-type="float" office:value="20.13">
            <text:p>20,1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78258.81">
            <text:p>278258,81</text:p>
          </table:table-cell>
          <table:table-cell office:value-type="float" office:value="172.49">
            <text:p>172,49</text:p>
          </table:table-cell>
          <table:table-cell office:value-type="float" office:value="26.8">
            <text:p>26,8</text:p>
          </table:table-cell>
          <table:table-cell table:number-columns-repeated="11"/>
        </table:table-row>
        <table:table-row table:style-name="ro1">
          <table:table-cell office:value-type="float" office:value="4690267">
            <text:p>4690267</text:p>
          </table:table-cell>
          <table:table-cell table:number-columns-repeated="14"/>
        </table:table-row>
        <table:table-row table:style-name="ro1">
          <table:table-cell office:value-type="float" office:value="6.75">
            <text:p>6,75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9359">
            <text:p>659359</text:p>
          </table:table-cell>
          <table:table-cell office:value-type="float" office:value="641.74">
            <text:p>641,74</text:p>
          </table:table-cell>
          <table:table-cell office:value-type="float" office:value="20.06">
            <text:p>20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4408.84">
            <text:p>264408,84</text:p>
          </table:table-cell>
          <table:table-cell office:value-type="float" office:value="162.99">
            <text:p>162,99</text:p>
          </table:table-cell>
          <table:table-cell office:value-type="float" office:value="27.1">
            <text:p>27,1</text:p>
          </table:table-cell>
          <table:table-cell table:number-columns-repeated="11"/>
        </table:table-row>
        <table:table-row table:style-name="ro1">
          <table:table-cell office:value-type="float" office:value="5071298">
            <text:p>5071298</text:p>
          </table:table-cell>
          <table:table-cell table:number-columns-repeated="14"/>
        </table:table-row>
        <table:table-row table:style-name="ro1">
          <table:table-cell office:value-type="float" office:value="7.469">
            <text:p>7,469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532">
            <text:p>2,53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7321">
            <text:p>657321</text:p>
          </table:table-cell>
          <table:table-cell office:value-type="float" office:value="639.7">
            <text:p>639,7</text:p>
          </table:table-cell>
          <table:table-cell office:value-type="float" office:value="20.07">
            <text:p>20,0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4317.16">
            <text:p>254317,16</text:p>
          </table:table-cell>
          <table:table-cell office:value-type="float" office:value="156.48">
            <text:p>156,48</text:p>
          </table:table-cell>
          <table:table-cell office:value-type="float" office:value="27.31">
            <text:p>27,31</text:p>
          </table:table-cell>
          <table:table-cell table:number-columns-repeated="11"/>
        </table:table-row>
        <table:table-row table:style-name="ro1">
          <table:table-cell office:value-type="float" office:value="5469667">
            <text:p>5469667</text:p>
          </table:table-cell>
          <table:table-cell table:number-columns-repeated="14"/>
        </table:table-row>
        <table:table-row table:style-name="ro1">
          <table:table-cell office:value-type="float" office:value="8.328">
            <text:p>8,328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09">
            <text:p>2,60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4651">
            <text:p>464651</text:p>
          </table:table-cell>
          <table:table-cell office:value-type="float" office:value="449.01">
            <text:p>449,01</text:p>
          </table:table-cell>
          <table:table-cell office:value-type="float" office:value="21.61">
            <text:p>21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3173.31">
            <text:p>163173,31</text:p>
          </table:table-cell>
          <table:table-cell office:value-type="float" office:value="107.51">
            <text:p>107,51</text:p>
          </table:table-cell>
          <table:table-cell office:value-type="float" office:value="29.33">
            <text:p>29,33</text:p>
          </table:table-cell>
          <table:table-cell table:number-columns-repeated="11"/>
        </table:table-row>
        <table:table-row table:style-name="ro1">
          <table:table-cell office:value-type="float" office:value="11966245">
            <text:p>11966245</text:p>
          </table:table-cell>
          <table:table-cell table:number-columns-repeated="14"/>
        </table:table-row>
        <table:table-row table:style-name="ro1">
          <table:table-cell office:value-type="float" office:value="8.469">
            <text:p>8,469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437">
            <text:p>2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4292">
            <text:p>504292</text:p>
          </table:table-cell>
          <table:table-cell office:value-type="float" office:value="490.1">
            <text:p>490,1</text:p>
          </table:table-cell>
          <table:table-cell office:value-type="float" office:value="21.23">
            <text:p>21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9969.88">
            <text:p>179969,88</text:p>
          </table:table-cell>
          <table:table-cell office:value-type="float" office:value="117">
            <text:p>117</text:p>
          </table:table-cell>
          <table:table-cell office:value-type="float" office:value="28.89">
            <text:p>28,89</text:p>
          </table:table-cell>
          <table:table-cell table:number-columns-repeated="11"/>
        </table:table-row>
        <table:table-row table:style-name="ro1">
          <table:table-cell office:value-type="float" office:value="9202057">
            <text:p>9202057</text:p>
          </table:table-cell>
          <table:table-cell table:number-columns-repeated="14"/>
        </table:table-row>
        <table:table-row table:style-name="ro1">
          <table:table-cell office:value-type="float" office:value="8.547">
            <text:p>8,547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7036">
            <text:p>607036</text:p>
          </table:table-cell>
          <table:table-cell office:value-type="float" office:value="594.01">
            <text:p>594,01</text:p>
          </table:table-cell>
          <table:table-cell office:value-type="float" office:value="20.39">
            <text:p>20,3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9838.63">
            <text:p>209838,63</text:p>
          </table:table-cell>
          <table:table-cell office:value-type="float" office:value="130.86">
            <text:p>130,86</text:p>
          </table:table-cell>
          <table:table-cell office:value-type="float" office:value="28.19">
            <text:p>28,19</text:p>
          </table:table-cell>
          <table:table-cell table:number-columns-repeated="11"/>
        </table:table-row>
        <table:table-row table:style-name="ro1">
          <table:table-cell office:value-type="float" office:value="7575129">
            <text:p>7575129</text:p>
          </table:table-cell>
          <table:table-cell table:number-columns-repeated="14"/>
        </table:table-row>
        <table:table-row table:style-name="ro1">
          <table:table-cell office:value-type="float" office:value="7.906">
            <text:p>7,906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7350">
            <text:p>547350</text:p>
          </table:table-cell>
          <table:table-cell office:value-type="float" office:value="533.19">
            <text:p>533,19</text:p>
          </table:table-cell>
          <table:table-cell office:value-type="float" office:value="20.86">
            <text:p>20,8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5778.22">
            <text:p>215778,22</text:p>
          </table:table-cell>
          <table:table-cell office:value-type="float" office:value="140.46">
            <text:p>140,46</text:p>
          </table:table-cell>
          <table:table-cell office:value-type="float" office:value="28.01">
            <text:p>28,01</text:p>
          </table:table-cell>
          <table:table-cell table:number-columns-repeated="11"/>
        </table:table-row>
        <table:table-row table:style-name="ro1">
          <table:table-cell office:value-type="float" office:value="6243416">
            <text:p>6243416</text:p>
          </table:table-cell>
          <table:table-cell table:number-columns-repeated="14"/>
        </table:table-row>
        <table:table-row table:style-name="ro1">
          <table:table-cell office:value-type="float" office:value="7.094">
            <text:p>7,094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7321">
            <text:p>657321</text:p>
          </table:table-cell>
          <table:table-cell office:value-type="float" office:value="639.7">
            <text:p>639,7</text:p>
          </table:table-cell>
          <table:table-cell office:value-type="float" office:value="20.07">
            <text:p>20,0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4317.16">
            <text:p>254317,16</text:p>
          </table:table-cell>
          <table:table-cell office:value-type="float" office:value="156.48">
            <text:p>156,48</text:p>
          </table:table-cell>
          <table:table-cell office:value-type="float" office:value="27.31">
            <text:p>27,31</text:p>
          </table:table-cell>
          <table:table-cell table:number-columns-repeated="11"/>
        </table:table-row>
        <table:table-row table:style-name="ro1">
          <table:table-cell office:value-type="float" office:value="5469667">
            <text:p>5469667</text:p>
          </table:table-cell>
          <table:table-cell table:number-columns-repeated="14"/>
        </table:table-row>
        <table:table-row table:style-name="ro1">
          <table:table-cell office:value-type="float" office:value="6.313">
            <text:p>6,313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78811">
            <text:p>678811</text:p>
          </table:table-cell>
          <table:table-cell office:value-type="float" office:value="661.11">
            <text:p>661,11</text:p>
          </table:table-cell>
          <table:table-cell office:value-type="float" office:value="19.93">
            <text:p>19,9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76154.91">
            <text:p>276154,91</text:p>
          </table:table-cell>
          <table:table-cell office:value-type="float" office:value="171.74">
            <text:p>171,74</text:p>
          </table:table-cell>
          <table:table-cell office:value-type="float" office:value="26.86">
            <text:p>26,86</text:p>
          </table:table-cell>
          <table:table-cell table:number-columns-repeated="11"/>
        </table:table-row>
        <table:table-row table:style-name="ro1">
          <table:table-cell office:value-type="float" office:value="4824804">
            <text:p>4824804</text:p>
          </table:table-cell>
          <table:table-cell table:number-columns-repeated="14"/>
        </table:table-row>
        <table:table-row table:style-name="ro1">
          <table:table-cell office:value-type="float" office:value="6.188">
            <text:p>6,188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08648">
            <text:p>708648</text:p>
          </table:table-cell>
          <table:table-cell office:value-type="float" office:value="689.5">
            <text:p>689,5</text:p>
          </table:table-cell>
          <table:table-cell office:value-type="float" office:value="19.75">
            <text:p>19,7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94851.88">
            <text:p>294851,88</text:p>
          </table:table-cell>
          <table:table-cell office:value-type="float" office:value="184.47">
            <text:p>184,47</text:p>
          </table:table-cell>
          <table:table-cell office:value-type="float" office:value="26.58">
            <text:p>26,58</text:p>
          </table:table-cell>
          <table:table-cell table:number-columns-repeated="11"/>
        </table:table-row>
        <table:table-row table:style-name="ro1">
          <table:table-cell office:value-type="float" office:value="4377820">
            <text:p>4377820</text:p>
          </table:table-cell>
          <table:table-cell table:number-columns-repeated="14"/>
        </table:table-row>
        <table:table-row table:style-name="ro1">
          <table:table-cell office:value-type="float" office:value="6.078">
            <text:p>6,078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16726">
            <text:p>716726</text:p>
          </table:table-cell>
          <table:table-cell office:value-type="float" office:value="594.96">
            <text:p>594,96</text:p>
          </table:table-cell>
          <table:table-cell office:value-type="float" office:value="20.39">
            <text:p>20,3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87313.03">
            <text:p>287313,03</text:p>
          </table:table-cell>
          <table:table-cell office:value-type="float" office:value="189.21">
            <text:p>189,21</text:p>
          </table:table-cell>
          <table:table-cell office:value-type="float" office:value="26.59">
            <text:p>26,59</text:p>
          </table:table-cell>
          <table:table-cell table:number-columns-repeated="11"/>
        </table:table-row>
        <table:table-row table:style-name="ro1">
          <table:table-cell office:value-type="float" office:value="3912753">
            <text:p>3912753</text:p>
          </table:table-cell>
          <table:table-cell table:number-columns-repeated="14"/>
        </table:table-row>
        <table:table-row table:style-name="ro1">
          <table:table-cell office:value-type="float" office:value="6.187">
            <text:p>6,187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94">
            <text:p>2,0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78910">
            <text:p>778910</text:p>
          </table:table-cell>
          <table:table-cell office:value-type="float" office:value="763.39">
            <text:p>763,39</text:p>
          </table:table-cell>
          <table:table-cell office:value-type="float" office:value="19.3">
            <text:p>19,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28543.16">
            <text:p>328543,16</text:p>
          </table:table-cell>
          <table:table-cell office:value-type="float" office:value="209.19">
            <text:p>209,19</text:p>
          </table:table-cell>
          <table:table-cell office:value-type="float" office:value="25.98">
            <text:p>25,98</text:p>
          </table:table-cell>
          <table:table-cell table:number-columns-repeated="11"/>
        </table:table-row>
        <table:table-row table:style-name="ro1">
          <table:table-cell office:value-type="float" office:value="3629912">
            <text:p>3629912</text:p>
          </table:table-cell>
          <table:table-cell table:number-columns-repeated="14"/>
        </table:table-row>
        <table:table-row table:style-name="ro1">
          <table:table-cell office:value-type="float" office:value="5.36">
            <text:p>5,36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19059">
            <text:p>819059</text:p>
          </table:table-cell>
          <table:table-cell office:value-type="float" office:value="775.62">
            <text:p>775,62</text:p>
          </table:table-cell>
          <table:table-cell office:value-type="float" office:value="19.23">
            <text:p>19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48974.97">
            <text:p>348974,97</text:p>
          </table:table-cell>
          <table:table-cell office:value-type="float" office:value="220.78">
            <text:p>220,78</text:p>
          </table:table-cell>
          <table:table-cell office:value-type="float" office:value="25.7">
            <text:p>25,7</text:p>
          </table:table-cell>
          <table:table-cell table:number-columns-repeated="11"/>
        </table:table-row>
        <table:table-row table:style-name="ro1">
          <table:table-cell office:value-type="float" office:value="3376473">
            <text:p>3376473</text:p>
          </table:table-cell>
          <table:table-cell table:number-columns-repeated="14"/>
        </table:table-row>
        <table:table-row table:style-name="ro1">
          <table:table-cell office:value-type="float" office:value="5.563">
            <text:p>5,563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71128">
            <text:p>871128</text:p>
          </table:table-cell>
          <table:table-cell office:value-type="float" office:value="794.64">
            <text:p>794,64</text:p>
          </table:table-cell>
          <table:table-cell office:value-type="float" office:value="19.13">
            <text:p>19,1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72947.09">
            <text:p>372947,09</text:p>
          </table:table-cell>
          <table:table-cell office:value-type="float" office:value="233.87">
            <text:p>233,87</text:p>
          </table:table-cell>
          <table:table-cell office:value-type="float" office:value="25.43">
            <text:p>25,43</text:p>
          </table:table-cell>
          <table:table-cell table:number-columns-repeated="11"/>
        </table:table-row>
        <table:table-row table:style-name="ro1">
          <table:table-cell office:value-type="float" office:value="3175722">
            <text:p>3175722</text:p>
          </table:table-cell>
          <table:table-cell table:number-columns-repeated="14"/>
        </table:table-row>
        <table:table-row table:style-name="ro1">
          <table:table-cell office:value-type="float" office:value="5.172">
            <text:p>5,172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20096">
            <text:p>920096</text:p>
          </table:table-cell>
          <table:table-cell office:value-type="float" office:value="774.43">
            <text:p>774,43</text:p>
          </table:table-cell>
          <table:table-cell office:value-type="float" office:value="19.24">
            <text:p>19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77106.31">
            <text:p>377106,31</text:p>
          </table:table-cell>
          <table:table-cell office:value-type="float" office:value="240.56">
            <text:p>240,56</text:p>
          </table:table-cell>
          <table:table-cell office:value-type="float" office:value="25.31">
            <text:p>25,31</text:p>
          </table:table-cell>
          <table:table-cell table:number-columns-repeated="11"/>
        </table:table-row>
        <table:table-row table:style-name="ro1">
          <table:table-cell office:value-type="float" office:value="2979363">
            <text:p>2979363</text:p>
          </table:table-cell>
          <table:table-cell table:number-columns-repeated="14"/>
        </table:table-row>
        <table:table-row table:style-name="ro1">
          <table:table-cell office:value-type="float" office:value="4.984">
            <text:p>4,984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59">
            <text:p>1,8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58041">
            <text:p>958041</text:p>
          </table:table-cell>
          <table:table-cell office:value-type="float" office:value="830.79">
            <text:p>830,79</text:p>
          </table:table-cell>
          <table:table-cell office:value-type="float" office:value="18.94">
            <text:p>18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05846.31">
            <text:p>405846,31</text:p>
          </table:table-cell>
          <table:table-cell office:value-type="float" office:value="255.7">
            <text:p>255,7</text:p>
          </table:table-cell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2821074">
            <text:p>2821074</text:p>
          </table:table-cell>
          <table:table-cell table:number-columns-repeated="14"/>
        </table:table-row>
        <table:table-row table:style-name="ro1">
          <table:table-cell office:value-type="float" office:value="5.063">
            <text:p>5,063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22618">
            <text:p>1022618</text:p>
          </table:table-cell>
          <table:table-cell office:value-type="float" office:value="852.4">
            <text:p>852,4</text:p>
          </table:table-cell>
          <table:table-cell office:value-type="float" office:value="18.82">
            <text:p>18,8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16861.38">
            <text:p>416861,38</text:p>
          </table:table-cell>
          <table:table-cell office:value-type="float" office:value="266.69">
            <text:p>266,69</text:p>
          </table:table-cell>
          <table:table-cell office:value-type="float" office:value="24.85">
            <text:p>24,85</text:p>
          </table:table-cell>
          <table:table-cell table:number-columns-repeated="11"/>
        </table:table-row>
        <table:table-row table:style-name="ro1">
          <table:table-cell office:value-type="float" office:value="2692034">
            <text:p>2692034</text:p>
          </table:table-cell>
          <table:table-cell table:number-columns-repeated="14"/>
        </table:table-row>
        <table:table-row table:style-name="ro1">
          <table:table-cell office:value-type="float" office:value="5.562">
            <text:p>5,562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953">
            <text:p>2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40058">
            <text:p>1040058</text:p>
          </table:table-cell>
          <table:table-cell office:value-type="float" office:value="902.75">
            <text:p>902,75</text:p>
          </table:table-cell>
          <table:table-cell office:value-type="float" office:value="18.58">
            <text:p>18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36736.19">
            <text:p>436736,19</text:p>
          </table:table-cell>
          <table:table-cell office:value-type="float" office:value="279.52">
            <text:p>279,52</text:p>
          </table:table-cell>
          <table:table-cell office:value-type="float" office:value="24.64">
            <text:p>24,64</text:p>
          </table:table-cell>
          <table:table-cell table:number-columns-repeated="11"/>
        </table:table-row>
        <table:table-row table:style-name="ro1">
          <table:table-cell office:value-type="float" office:value="2549873">
            <text:p>2549873</text:p>
          </table:table-cell>
          <table:table-cell table:number-columns-repeated="14"/>
        </table:table-row>
        <table:table-row table:style-name="ro1">
          <table:table-cell office:value-type="float" office:value="5.437">
            <text:p>5,437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56036">
            <text:p>1056036</text:p>
          </table:table-cell>
          <table:table-cell office:value-type="float" office:value="873.04">
            <text:p>873,04</text:p>
          </table:table-cell>
          <table:table-cell office:value-type="float" office:value="18.72">
            <text:p>18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18975.97">
            <text:p>418975,97</text:p>
          </table:table-cell>
          <table:table-cell office:value-type="float" office:value="278.62">
            <text:p>278,62</text:p>
          </table:table-cell>
          <table:table-cell office:value-type="float" office:value="24.83">
            <text:p>24,83</text:p>
          </table:table-cell>
          <table:table-cell table:number-columns-repeated="11"/>
        </table:table-row>
        <table:table-row table:style-name="ro1">
          <table:table-cell office:value-type="float" office:value="2405465">
            <text:p>2405465</text:p>
          </table:table-cell>
          <table:table-cell table:number-columns-repeated="14"/>
        </table:table-row>
        <table:table-row table:style-name="ro1">
          <table:table-cell office:value-type="float" office:value="4.922">
            <text:p>4,922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10914">
            <text:p>1110914</text:p>
          </table:table-cell>
          <table:table-cell office:value-type="float" office:value="953.78">
            <text:p>953,78</text:p>
          </table:table-cell>
          <table:table-cell office:value-type="float" office:value="18.34">
            <text:p>18,3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64192.19">
            <text:p>464192,19</text:p>
          </table:table-cell>
          <table:table-cell office:value-type="float" office:value="295.54">
            <text:p>295,54</text:p>
          </table:table-cell>
          <table:table-cell office:value-type="float" office:value="24.36">
            <text:p>24,36</text:p>
          </table:table-cell>
          <table:table-cell table:number-columns-repeated="11"/>
        </table:table-row>
        <table:table-row table:style-name="ro1">
          <table:table-cell office:value-type="float" office:value="2322987">
            <text:p>2322987</text:p>
          </table:table-cell>
          <table:table-cell table:number-columns-repeated="14"/>
        </table:table-row>
        <table:table-row table:style-name="ro1">
          <table:table-cell office:value-type="float" office:value="4.797">
            <text:p>4,797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64139">
            <text:p>1164139</text:p>
          </table:table-cell>
          <table:table-cell office:value-type="float" office:value="982.59">
            <text:p>982,59</text:p>
          </table:table-cell>
          <table:table-cell office:value-type="float" office:value="18.21">
            <text:p>18,2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80015.59">
            <text:p>480015,59</text:p>
          </table:table-cell>
          <table:table-cell office:value-type="float" office:value="306.53">
            <text:p>306,53</text:p>
          </table:table-cell>
          <table:table-cell office:value-type="float" office:value="24.19">
            <text:p>24,19</text:p>
          </table:table-cell>
          <table:table-cell table:number-columns-repeated="11"/>
        </table:table-row>
        <table:table-row table:style-name="ro1">
          <table:table-cell office:value-type="float" office:value="2241447">
            <text:p>2241447</text:p>
          </table:table-cell>
          <table:table-cell table:number-columns-repeated="14"/>
        </table:table-row>
        <table:table-row table:style-name="ro1">
          <table:table-cell office:value-type="float" office:value="4.641">
            <text:p>4,641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87">
            <text:p>1,6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95946">
            <text:p>1195946</text:p>
          </table:table-cell>
          <table:table-cell office:value-type="float" office:value="1016.5">
            <text:p>1016,5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91970.53">
            <text:p>491970,53</text:p>
          </table:table-cell>
          <table:table-cell office:value-type="float" office:value="319.6">
            <text:p>319,6</text:p>
          </table:table-cell>
          <table:table-cell office:value-type="float" office:value="24.05">
            <text:p>24,05</text:p>
          </table:table-cell>
          <table:table-cell table:number-columns-repeated="11"/>
        </table:table-row>
        <table:table-row table:style-name="ro1">
          <table:table-cell office:value-type="float" office:value="2161680">
            <text:p>2161680</text:p>
          </table:table-cell>
          <table:table-cell table:number-columns-repeated="14"/>
        </table:table-row>
        <table:table-row table:style-name="ro1">
          <table:table-cell office:value-type="float" office:value="4.938">
            <text:p>4,938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36144">
            <text:p>1236144</text:p>
          </table:table-cell>
          <table:table-cell office:value-type="float" office:value="1027.36">
            <text:p>1027,36</text:p>
          </table:table-cell>
          <table:table-cell office:value-type="float" office:value="18.01">
            <text:p>18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01100.88">
            <text:p>501100,88</text:p>
          </table:table-cell>
          <table:table-cell office:value-type="float" office:value="325.56">
            <text:p>325,56</text:p>
          </table:table-cell>
          <table:table-cell office:value-type="float" office:value="23.95">
            <text:p>23,95</text:p>
          </table:table-cell>
          <table:table-cell table:number-columns-repeated="11"/>
        </table:table-row>
        <table:table-row table:style-name="ro1">
          <table:table-cell office:value-type="float" office:value="2085434">
            <text:p>2085434</text:p>
          </table:table-cell>
          <table:table-cell table:number-columns-repeated="14"/>
        </table:table-row>
        <table:table-row table:style-name="ro1">
          <table:table-cell office:value-type="float" office:value="4.922">
            <text:p>4,922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81276">
            <text:p>1281276</text:p>
          </table:table-cell>
          <table:table-cell office:value-type="float" office:value="1068.4">
            <text:p>1068,4</text:p>
          </table:table-cell>
          <table:table-cell office:value-type="float" office:value="17.84">
            <text:p>17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15437.69">
            <text:p>515437,69</text:p>
          </table:table-cell>
          <table:table-cell office:value-type="float" office:value="337.69">
            <text:p>337,69</text:p>
          </table:table-cell>
          <table:table-cell office:value-type="float" office:value="23.82">
            <text:p>23,82</text:p>
          </table:table-cell>
          <table:table-cell table:number-columns-repeated="11"/>
        </table:table-row>
        <table:table-row table:style-name="ro1">
          <table:table-cell office:value-type="float" office:value="2015273">
            <text:p>2015273</text:p>
          </table:table-cell>
          <table:table-cell table:number-columns-repeated="14"/>
        </table:table-row>
        <table:table-row table:style-name="ro1">
          <table:table-cell office:value-type="float" office:value="4.734">
            <text:p>4,734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28218">
            <text:p>1328218</text:p>
          </table:table-cell>
          <table:table-cell office:value-type="float" office:value="1112.37">
            <text:p>1112,37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33229.38">
            <text:p>533229,38</text:p>
          </table:table-cell>
          <table:table-cell office:value-type="float" office:value="344.37">
            <text:p>344,37</text:p>
          </table:table-cell>
          <table:table-cell office:value-type="float" office:value="23.69">
            <text:p>23,69</text:p>
          </table:table-cell>
          <table:table-cell table:number-columns-repeated="11"/>
        </table:table-row>
        <table:table-row table:style-name="ro1">
          <table:table-cell office:value-type="float" office:value="1957500">
            <text:p>1957500</text:p>
          </table:table-cell>
          <table:table-cell table:number-columns-repeated="14"/>
        </table:table-row>
        <table:table-row table:style-name="ro1">
          <table:table-cell office:value-type="float" office:value="4.453">
            <text:p>4,453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44481">
            <text:p>1344481</text:p>
          </table:table-cell>
          <table:table-cell office:value-type="float" office:value="1120.21">
            <text:p>1120,21</text:p>
          </table:table-cell>
          <table:table-cell office:value-type="float" office:value="17.64">
            <text:p>17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6774.88">
            <text:p>546774,88</text:p>
          </table:table-cell>
          <table:table-cell office:value-type="float" office:value="353.65">
            <text:p>353,65</text:p>
          </table:table-cell>
          <table:table-cell office:value-type="float" office:value="23.56">
            <text:p>23,56</text:p>
          </table:table-cell>
          <table:table-cell table:number-columns-repeated="11"/>
        </table:table-row>
        <table:table-row table:style-name="ro1">
          <table:table-cell office:value-type="float" office:value="1896411">
            <text:p>1896411</text:p>
          </table:table-cell>
          <table:table-cell table:number-columns-repeated="14"/>
        </table:table-row>
        <table:table-row table:style-name="ro1">
          <table:table-cell office:value-type="float" office:value="4.484">
            <text:p>4,484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1">
            <text:p>1,6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79020">
            <text:p>1379020</text:p>
          </table:table-cell>
          <table:table-cell office:value-type="float" office:value="1154.13">
            <text:p>1154,13</text:p>
          </table:table-cell>
          <table:table-cell office:value-type="float" office:value="17.51">
            <text:p>17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0115.88">
            <text:p>540115,88</text:p>
          </table:table-cell>
          <table:table-cell office:value-type="float" office:value="349.23">
            <text:p>349,23</text:p>
          </table:table-cell>
          <table:table-cell office:value-type="float" office:value="23.62">
            <text:p>23,62</text:p>
          </table:table-cell>
          <table:table-cell table:number-columns-repeated="11"/>
        </table:table-row>
        <table:table-row table:style-name="ro1">
          <table:table-cell office:value-type="float" office:value="1840830">
            <text:p>1840830</text:p>
          </table:table-cell>
          <table:table-cell table:number-columns-repeated="14"/>
        </table:table-row>
        <table:table-row table:style-name="ro1">
          <table:table-cell office:value-type="float" office:value="4.422">
            <text:p>4,422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5">
            <text:p>1,48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400977">
            <text:p>1400977</text:p>
          </table:table-cell>
          <table:table-cell office:value-type="float" office:value="1168.47">
            <text:p>1168,47</text:p>
          </table:table-cell>
          <table:table-cell office:value-type="float" office:value="17.45">
            <text:p>17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65202.06">
            <text:p>565202,06</text:p>
          </table:table-cell>
          <table:table-cell office:value-type="float" office:value="365.07">
            <text:p>365,07</text:p>
          </table:table-cell>
          <table:table-cell office:value-type="float" office:value="23.42">
            <text:p>23,42</text:p>
          </table:table-cell>
          <table:table-cell table:number-columns-repeated="11"/>
        </table:table-row>
        <table:table-row table:style-name="ro1">
          <table:table-cell office:value-type="float" office:value="1795103">
            <text:p>1795103</text:p>
          </table:table-cell>
          <table:table-cell table:number-columns-repeated="14"/>
        </table:table-row>
        <table:table-row table:style-name="ro1">
          <table:table-cell office:value-type="float" office:value="4.485">
            <text:p>4,485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87">
            <text:p>1,6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432199">
            <text:p>1432199</text:p>
          </table:table-cell>
          <table:table-cell office:value-type="float" office:value="1195.08">
            <text:p>1195,08</text:p>
          </table:table-cell>
          <table:table-cell office:value-type="float" office:value="17.36">
            <text:p>17,3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75763.94">
            <text:p>575763,94</text:p>
          </table:table-cell>
          <table:table-cell office:value-type="float" office:value="372.84">
            <text:p>372,84</text:p>
          </table:table-cell>
          <table:table-cell office:value-type="float" office:value="23.33">
            <text:p>23,33</text:p>
          </table:table-cell>
          <table:table-cell table:number-columns-repeated="11"/>
        </table:table-row>
        <table:table-row table:style-name="ro1">
          <table:table-cell office:value-type="float" office:value="1750165">
            <text:p>1750165</text:p>
          </table:table-cell>
          <table:table-cell table:number-columns-repeated="14"/>
        </table:table-row>
        <table:table-row table:style-name="ro1">
          <table:table-cell office:value-type="float" office:value="5.172">
            <text:p>5,172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6">
            <text:p>1,5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472571">
            <text:p>1472571</text:p>
          </table:table-cell>
          <table:table-cell office:value-type="float" office:value="1229.32">
            <text:p>1229,32</text:p>
          </table:table-cell>
          <table:table-cell office:value-type="float" office:value="17.23">
            <text:p>17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91878.81">
            <text:p>591878,81</text:p>
          </table:table-cell>
          <table:table-cell office:value-type="float" office:value="382.74">
            <text:p>382,74</text:p>
          </table:table-cell>
          <table:table-cell office:value-type="float" office:value="23.22">
            <text:p>23,22</text:p>
          </table:table-cell>
          <table:table-cell table:number-columns-repeated="11"/>
        </table:table-row>
        <table:table-row table:style-name="ro1">
          <table:table-cell office:value-type="float" office:value="1710316">
            <text:p>1710316</text:p>
          </table:table-cell>
          <table:table-cell table:number-columns-repeated="14"/>
        </table:table-row>
        <table:table-row table:style-name="ro1">
          <table:table-cell office:value-type="float" office:value="4.906">
            <text:p>4,906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487510">
            <text:p>1487510</text:p>
          </table:table-cell>
          <table:table-cell office:value-type="float" office:value="1238.64">
            <text:p>1238,64</text:p>
          </table:table-cell>
          <table:table-cell office:value-type="float" office:value="17.2">
            <text:p>17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98944.38">
            <text:p>598944,38</text:p>
          </table:table-cell>
          <table:table-cell office:value-type="float" office:value="394.36">
            <text:p>394,36</text:p>
          </table:table-cell>
          <table:table-cell office:value-type="float" office:value="23.11">
            <text:p>23,11</text:p>
          </table:table-cell>
          <table:table-cell table:number-columns-repeated="11"/>
        </table:table-row>
        <table:table-row table:style-name="ro1">
          <table:table-cell office:value-type="float" office:value="1664449">
            <text:p>1664449</text:p>
          </table:table-cell>
          <table:table-cell table:number-columns-repeated="14"/>
        </table:table-row>
        <table:table-row table:style-name="ro1">
          <table:table-cell office:value-type="float" office:value="4.938">
            <text:p>4,938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10053">
            <text:p>1510053</text:p>
          </table:table-cell>
          <table:table-cell office:value-type="float" office:value="1254.9">
            <text:p>1254,9</text:p>
          </table:table-cell>
          <table:table-cell office:value-type="float" office:value="17.14">
            <text:p>17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13763.75">
            <text:p>613763,75</text:p>
          </table:table-cell>
          <table:table-cell office:value-type="float" office:value="403.59">
            <text:p>403,59</text:p>
          </table:table-cell>
          <table:table-cell office:value-type="float" office:value="23.02">
            <text:p>23,02</text:p>
          </table:table-cell>
          <table:table-cell table:number-columns-repeated="11"/>
        </table:table-row>
        <table:table-row table:style-name="ro1">
          <table:table-cell office:value-type="float" office:value="1623932">
            <text:p>1623932</text:p>
          </table:table-cell>
          <table:table-cell table:number-columns-repeated="14"/>
        </table:table-row>
        <table:table-row table:style-name="ro1">
          <table:table-cell office:value-type="float" office:value="4.719">
            <text:p>4,719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47384">
            <text:p>1547384</text:p>
          </table:table-cell>
          <table:table-cell office:value-type="float" office:value="1289.86">
            <text:p>1289,86</text:p>
          </table:table-cell>
          <table:table-cell office:value-type="float" office:value="17.03">
            <text:p>17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26577.38">
            <text:p>626577,38</text:p>
          </table:table-cell>
          <table:table-cell office:value-type="float" office:value="411.35">
            <text:p>411,35</text:p>
          </table:table-cell>
          <table:table-cell office:value-type="float" office:value="22.94">
            <text:p>22,94</text:p>
          </table:table-cell>
          <table:table-cell table:number-columns-repeated="11"/>
        </table:table-row>
        <table:table-row table:style-name="ro1">
          <table:table-cell office:value-type="float" office:value="1588026">
            <text:p>1588026</text:p>
          </table:table-cell>
          <table:table-cell table:number-columns-repeated="14"/>
        </table:table-row>
        <table:table-row table:style-name="ro1">
          <table:table-cell office:value-type="float" office:value="4.75">
            <text:p>4,75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79513">
            <text:p>1579513</text:p>
          </table:table-cell>
          <table:table-cell office:value-type="float" office:value="1314.27">
            <text:p>1314,27</text:p>
          </table:table-cell>
          <table:table-cell office:value-type="float" office:value="16.94">
            <text:p>16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38662.56">
            <text:p>638662,56</text:p>
          </table:table-cell>
          <table:table-cell office:value-type="float" office:value="419.09">
            <text:p>419,09</text:p>
          </table:table-cell>
          <table:table-cell office:value-type="float" office:value="22.84">
            <text:p>22,84</text:p>
          </table:table-cell>
          <table:table-cell table:number-columns-repeated="11"/>
        </table:table-row>
        <table:table-row table:style-name="ro1">
          <table:table-cell office:value-type="float" office:value="1548354">
            <text:p>1548354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65">
            <text:p>1,76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83203">
            <text:p>1583203</text:p>
          </table:table-cell>
          <table:table-cell office:value-type="float" office:value="1318.59">
            <text:p>1318,59</text:p>
          </table:table-cell>
          <table:table-cell office:value-type="float" office:value="16.93">
            <text:p>16,9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10438">
            <text:p>610438</text:p>
          </table:table-cell>
          <table:table-cell office:value-type="float" office:value="413.7">
            <text:p>413,7</text:p>
          </table:table-cell>
          <table:table-cell office:value-type="float" office:value="23.07">
            <text:p>23,07</text:p>
          </table:table-cell>
          <table:table-cell table:number-columns-repeated="11"/>
        </table:table-row>
        <table:table-row table:style-name="ro1">
          <table:table-cell office:value-type="float" office:value="1498477">
            <text:p>1498477</text:p>
          </table:table-cell>
          <table:table-cell table:number-columns-repeated="14"/>
        </table:table-row>
        <table:table-row table:style-name="ro1">
          <table:table-cell office:value-type="float" office:value="4.515">
            <text:p>4,515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12">
            <text:p>1,81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616220">
            <text:p>1616220</text:p>
          </table:table-cell>
          <table:table-cell office:value-type="float" office:value="1347.04">
            <text:p>1347,04</text:p>
          </table:table-cell>
          <table:table-cell office:value-type="float" office:value="16.84">
            <text:p>16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53278.19">
            <text:p>653278,19</text:p>
          </table:table-cell>
          <table:table-cell office:value-type="float" office:value="428.93">
            <text:p>428,93</text:p>
          </table:table-cell>
          <table:table-cell office:value-type="float" office:value="22.69">
            <text:p>22,69</text:p>
          </table:table-cell>
          <table:table-cell table:number-columns-repeated="11"/>
        </table:table-row>
        <table:table-row table:style-name="ro1">
          <table:table-cell office:value-type="float" office:value="1473952">
            <text:p>1473952</text:p>
          </table:table-cell>
          <table:table-cell table:number-columns-repeated="14"/>
        </table:table-row>
        <table:table-row table:style-name="ro1">
          <table:table-cell office:value-type="float" office:value="5.031">
            <text:p>5,031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648323">
            <text:p>1648323</text:p>
          </table:table-cell>
          <table:table-cell office:value-type="float" office:value="1372.24">
            <text:p>1372,24</text:p>
          </table:table-cell>
          <table:table-cell office:value-type="float" office:value="16.76">
            <text:p>16,7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69348.38">
            <text:p>669348,38</text:p>
          </table:table-cell>
          <table:table-cell office:value-type="float" office:value="440.82">
            <text:p>440,82</text:p>
          </table:table-cell>
          <table:table-cell office:value-type="float" office:value="22.58">
            <text:p>22,58</text:p>
          </table:table-cell>
          <table:table-cell table:number-columns-repeated="11"/>
        </table:table-row>
        <table:table-row table:style-name="ro1">
          <table:table-cell office:value-type="float" office:value="1445819">
            <text:p>1445819</text:p>
          </table:table-cell>
          <table:table-cell table:number-columns-repeated="14"/>
        </table:table-row>
        <table:table-row table:style-name="ro1">
          <table:table-cell office:value-type="float" office:value="4.281">
            <text:p>4,281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9">
            <text:p>2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670942">
            <text:p>1670942</text:p>
          </table:table-cell>
          <table:table-cell office:value-type="float" office:value="1390.8">
            <text:p>1390,8</text:p>
          </table:table-cell>
          <table:table-cell office:value-type="float" office:value="16.7">
            <text:p>16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81338.56">
            <text:p>681338,56</text:p>
          </table:table-cell>
          <table:table-cell office:value-type="float" office:value="448.24">
            <text:p>448,24</text:p>
          </table:table-cell>
          <table:table-cell office:value-type="float" office:value="22.51">
            <text:p>22,51</text:p>
          </table:table-cell>
          <table:table-cell table:number-columns-repeated="11"/>
        </table:table-row>
        <table:table-row table:style-name="ro1">
          <table:table-cell office:value-type="float" office:value="1418378">
            <text:p>1418378</text:p>
          </table:table-cell>
          <table:table-cell table:number-columns-repeated="14"/>
        </table:table-row>
        <table:table-row table:style-name="ro1">
          <table:table-cell office:value-type="float" office:value="4.484">
            <text:p>4,484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03046">
            <text:p>1703046</text:p>
          </table:table-cell>
          <table:table-cell office:value-type="float" office:value="1419.6">
            <text:p>1419,6</text:p>
          </table:table-cell>
          <table:table-cell office:value-type="float" office:value="16.61">
            <text:p>16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92446.25">
            <text:p>692446,25</text:p>
          </table:table-cell>
          <table:table-cell office:value-type="float" office:value="456.12">
            <text:p>456,12</text:p>
          </table:table-cell>
          <table:table-cell office:value-type="float" office:value="22.44">
            <text:p>22,44</text:p>
          </table:table-cell>
          <table:table-cell table:number-columns-repeated="11"/>
        </table:table-row>
        <table:table-row table:style-name="ro1">
          <table:table-cell office:value-type="float" office:value="1390177">
            <text:p>1390177</text:p>
          </table:table-cell>
          <table:table-cell table:number-columns-repeated="14"/>
        </table:table-row>
        <table:table-row table:style-name="ro1">
          <table:table-cell office:value-type="float" office:value="4.578">
            <text:p>4,578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10156">
            <text:p>1710156</text:p>
          </table:table-cell>
          <table:table-cell office:value-type="float" office:value="1420.7">
            <text:p>1420,7</text:p>
          </table:table-cell>
          <table:table-cell office:value-type="float" office:value="16.61">
            <text:p>16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14069.19">
            <text:p>714069,19</text:p>
          </table:table-cell>
          <table:table-cell office:value-type="float" office:value="471.62">
            <text:p>471,62</text:p>
          </table:table-cell>
          <table:table-cell office:value-type="float" office:value="22.3">
            <text:p>22,3</text:p>
          </table:table-cell>
          <table:table-cell table:number-columns-repeated="11"/>
        </table:table-row>
        <table:table-row table:style-name="ro1">
          <table:table-cell office:value-type="float" office:value="1363706">
            <text:p>1363706</text:p>
          </table:table-cell>
          <table:table-cell table:number-columns-repeated="14"/>
        </table:table-row>
        <table:table-row table:style-name="ro1">
          <table:table-cell office:value-type="float" office:value="4.422">
            <text:p>4,422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38526">
            <text:p>1738526</text:p>
          </table:table-cell>
          <table:table-cell office:value-type="float" office:value="1443.63">
            <text:p>1443,63</text:p>
          </table:table-cell>
          <table:table-cell office:value-type="float" office:value="16.54">
            <text:p>16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30081.19">
            <text:p>730081,19</text:p>
          </table:table-cell>
          <table:table-cell office:value-type="float" office:value="484.13">
            <text:p>484,13</text:p>
          </table:table-cell>
          <table:table-cell office:value-type="float" office:value="22.18">
            <text:p>22,18</text:p>
          </table:table-cell>
          <table:table-cell table:number-columns-repeated="11"/>
        </table:table-row>
        <table:table-row table:style-name="ro1">
          <table:table-cell office:value-type="float" office:value="1337541">
            <text:p>1337541</text:p>
          </table:table-cell>
          <table:table-cell table:number-columns-repeated="14"/>
        </table:table-row>
        <table:table-row table:style-name="ro1">
          <table:table-cell office:value-type="float" office:value="4.391">
            <text:p>4,391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09">
            <text:p>2,10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71021">
            <text:p>1771021</text:p>
          </table:table-cell>
          <table:table-cell office:value-type="float" office:value="1472.97">
            <text:p>1472,97</text:p>
          </table:table-cell>
          <table:table-cell office:value-type="float" office:value="16.45">
            <text:p>16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43135.13">
            <text:p>743135,13</text:p>
          </table:table-cell>
          <table:table-cell office:value-type="float" office:value="492.25">
            <text:p>492,25</text:p>
          </table:table-cell>
          <table:table-cell office:value-type="float" office:value="22.11">
            <text:p>22,11</text:p>
          </table:table-cell>
          <table:table-cell table:number-columns-repeated="11"/>
        </table:table-row>
        <table:table-row table:style-name="ro1">
          <table:table-cell office:value-type="float" office:value="1314346">
            <text:p>1314346</text:p>
          </table:table-cell>
          <table:table-cell table:number-columns-repeated="14"/>
        </table:table-row>
        <table:table-row table:style-name="ro1">
          <table:table-cell office:value-type="float" office:value="4.453">
            <text:p>4,453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72566">
            <text:p>1772566</text:p>
          </table:table-cell>
          <table:table-cell office:value-type="float" office:value="1472.35">
            <text:p>1472,35</text:p>
          </table:table-cell>
          <table:table-cell office:value-type="float" office:value="16.45">
            <text:p>16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44829.38">
            <text:p>744829,38</text:p>
          </table:table-cell>
          <table:table-cell office:value-type="float" office:value="493.39">
            <text:p>493,39</text:p>
          </table:table-cell>
          <table:table-cell office:value-type="float" office:value="22.1">
            <text:p>22,1</text:p>
          </table:table-cell>
          <table:table-cell table:number-columns-repeated="11"/>
        </table:table-row>
        <table:table-row table:style-name="ro1">
          <table:table-cell office:value-type="float" office:value="1288235">
            <text:p>1288235</text:p>
          </table:table-cell>
          <table:table-cell table:number-columns-repeated="14"/>
        </table:table-row>
        <table:table-row table:style-name="ro1">
          <table:table-cell office:value-type="float" office:value="4.219">
            <text:p>4,219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23798">
            <text:p>1823798</text:p>
          </table:table-cell>
          <table:table-cell office:value-type="float" office:value="1521.8">
            <text:p>1521,8</text:p>
          </table:table-cell>
          <table:table-cell office:value-type="float" office:value="16.31">
            <text:p>16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61387.75">
            <text:p>761387,75</text:p>
          </table:table-cell>
          <table:table-cell office:value-type="float" office:value="502.5">
            <text:p>502,5</text:p>
          </table:table-cell>
          <table:table-cell office:value-type="float" office:value="22.03">
            <text:p>22,03</text:p>
          </table:table-cell>
          <table:table-cell table:number-columns-repeated="11"/>
        </table:table-row>
        <table:table-row table:style-name="ro1">
          <table:table-cell office:value-type="float" office:value="1266590">
            <text:p>1266590</text:p>
          </table:table-cell>
          <table:table-cell table:number-columns-repeated="14"/>
        </table:table-row>
        <table:table-row table:style-name="ro1">
          <table:table-cell office:value-type="float" office:value="4.281">
            <text:p>4,281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55282">
            <text:p>1855282</text:p>
          </table:table-cell>
          <table:table-cell office:value-type="float" office:value="1550.54">
            <text:p>1550,54</text:p>
          </table:table-cell>
          <table:table-cell office:value-type="float" office:value="16.23">
            <text:p>16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74960.5">
            <text:p>774960,5</text:p>
          </table:table-cell>
          <table:table-cell office:value-type="float" office:value="513.27">
            <text:p>513,27</text:p>
          </table:table-cell>
          <table:table-cell office:value-type="float" office:value="21.93">
            <text:p>21,93</text:p>
          </table:table-cell>
          <table:table-cell table:number-columns-repeated="11"/>
        </table:table-row>
        <table:table-row table:style-name="ro1">
          <table:table-cell office:value-type="float" office:value="1245756">
            <text:p>1245756</text:p>
          </table:table-cell>
          <table:table-cell table:number-columns-repeated="14"/>
        </table:table-row>
        <table:table-row table:style-name="ro1">
          <table:table-cell office:value-type="float" office:value="4.547">
            <text:p>4,547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50951">
            <text:p>1850951</text:p>
          </table:table-cell>
          <table:table-cell office:value-type="float" office:value="1542.14">
            <text:p>1542,14</text:p>
          </table:table-cell>
          <table:table-cell office:value-type="float" office:value="16.25">
            <text:p>16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83264">
            <text:p>783264</text:p>
          </table:table-cell>
          <table:table-cell office:value-type="float" office:value="517.91">
            <text:p>517,91</text:p>
          </table:table-cell>
          <table:table-cell office:value-type="float" office:value="21.89">
            <text:p>21,89</text:p>
          </table:table-cell>
          <table:table-cell table:number-columns-repeated="11"/>
        </table:table-row>
        <table:table-row table:style-name="ro1">
          <table:table-cell office:value-type="float" office:value="1226874">
            <text:p>1226874</text:p>
          </table:table-cell>
          <table:table-cell table:number-columns-repeated="14"/>
        </table:table-row>
        <table:table-row table:style-name="ro1">
          <table:table-cell office:value-type="float" office:value="4.906">
            <text:p>4,906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38">
            <text:p>1,9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74891">
            <text:p>1874891</text:p>
          </table:table-cell>
          <table:table-cell office:value-type="float" office:value="1561.45">
            <text:p>1561,45</text:p>
          </table:table-cell>
          <table:table-cell office:value-type="float" office:value="16.2">
            <text:p>16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91709.25">
            <text:p>791709,25</text:p>
          </table:table-cell>
          <table:table-cell office:value-type="float" office:value="524.65">
            <text:p>524,65</text:p>
          </table:table-cell>
          <table:table-cell office:value-type="float" office:value="21.82">
            <text:p>21,82</text:p>
          </table:table-cell>
          <table:table-cell table:number-columns-repeated="11"/>
        </table:table-row>
        <table:table-row table:style-name="ro1">
          <table:table-cell office:value-type="float" office:value="1206233">
            <text:p>1206233</text:p>
          </table:table-cell>
          <table:table-cell table:number-columns-repeated="14"/>
        </table:table-row>
        <table:table-row table:style-name="ro1">
          <table:table-cell office:value-type="float" office:value="4.375">
            <text:p>4,375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79972">
            <text:p>1879972</text:p>
          </table:table-cell>
          <table:table-cell office:value-type="float" office:value="1560.02">
            <text:p>1560,02</text:p>
          </table:table-cell>
          <table:table-cell office:value-type="float" office:value="16.2">
            <text:p>16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05239.19">
            <text:p>805239,19</text:p>
          </table:table-cell>
          <table:table-cell office:value-type="float" office:value="532.83">
            <text:p>532,83</text:p>
          </table:table-cell>
          <table:table-cell office:value-type="float" office:value="21.76">
            <text:p>21,76</text:p>
          </table:table-cell>
          <table:table-cell table:number-columns-repeated="11"/>
        </table:table-row>
        <table:table-row table:style-name="ro1">
          <table:table-cell office:value-type="float" office:value="1188453">
            <text:p>1188453</text:p>
          </table:table-cell>
          <table:table-cell table:number-columns-repeated="14"/>
        </table:table-row>
        <table:table-row table:style-name="ro1">
          <table:table-cell office:value-type="float" office:value="4.5">
            <text:p>4,5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40130">
            <text:p>1940130</text:p>
          </table:table-cell>
          <table:table-cell office:value-type="float" office:value="1621.93">
            <text:p>1621,93</text:p>
          </table:table-cell>
          <table:table-cell office:value-type="float" office:value="16.03">
            <text:p>16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15847.5">
            <text:p>815847,5</text:p>
          </table:table-cell>
          <table:table-cell office:value-type="float" office:value="540.48">
            <text:p>540,48</text:p>
          </table:table-cell>
          <table:table-cell office:value-type="float" office:value="21.69">
            <text:p>21,69</text:p>
          </table:table-cell>
          <table:table-cell table:number-columns-repeated="11"/>
        </table:table-row>
        <table:table-row table:style-name="ro1">
          <table:table-cell office:value-type="float" office:value="1170690">
            <text:p>1170690</text:p>
          </table:table-cell>
          <table:table-cell table:number-columns-repeated="14"/>
        </table:table-row>
        <table:table-row table:style-name="ro1">
          <table:table-cell office:value-type="float" office:value="5.141">
            <text:p>5,141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09490">
            <text:p>1909490</text:p>
          </table:table-cell>
          <table:table-cell office:value-type="float" office:value="1581.9">
            <text:p>1581,9</text:p>
          </table:table-cell>
          <table:table-cell office:value-type="float" office:value="16.14">
            <text:p>16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24661.94">
            <text:p>824661,94</text:p>
          </table:table-cell>
          <table:table-cell office:value-type="float" office:value="546.79">
            <text:p>546,79</text:p>
          </table:table-cell>
          <table:table-cell office:value-type="float" office:value="21.63">
            <text:p>21,63</text:p>
          </table:table-cell>
          <table:table-cell table:number-columns-repeated="11"/>
        </table:table-row>
        <table:table-row table:style-name="ro1">
          <table:table-cell office:value-type="float" office:value="1152748">
            <text:p>1152748</text:p>
          </table:table-cell>
          <table:table-cell table:number-columns-repeated="14"/>
        </table:table-row>
        <table:table-row table:style-name="ro1">
          <table:table-cell office:value-type="float" office:value="4.016">
            <text:p>4,016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32686">
            <text:p>1932686</text:p>
          </table:table-cell>
          <table:table-cell office:value-type="float" office:value="1604.83">
            <text:p>1604,83</text:p>
          </table:table-cell>
          <table:table-cell office:value-type="float" office:value="16.08">
            <text:p>16,0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19478.31">
            <text:p>819478,31</text:p>
          </table:table-cell>
          <table:table-cell office:value-type="float" office:value="544.45">
            <text:p>544,45</text:p>
          </table:table-cell>
          <table:table-cell office:value-type="float" office:value="21.64">
            <text:p>21,64</text:p>
          </table:table-cell>
          <table:table-cell table:number-columns-repeated="11"/>
        </table:table-row>
        <table:table-row table:style-name="ro1">
          <table:table-cell office:value-type="float" office:value="1135393">
            <text:p>1135393</text:p>
          </table:table-cell>
          <table:table-cell table:number-columns-repeated="14"/>
        </table:table-row>
        <table:table-row table:style-name="ro1">
          <table:table-cell office:value-type="float" office:value="4.078">
            <text:p>4,078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68962">
            <text:p>1968962</text:p>
          </table:table-cell>
          <table:table-cell office:value-type="float" office:value="1639.71">
            <text:p>1639,71</text:p>
          </table:table-cell>
          <table:table-cell office:value-type="float" office:value="15.98">
            <text:p>15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43206.19">
            <text:p>843206,19</text:p>
          </table:table-cell>
          <table:table-cell office:value-type="float" office:value="560.05">
            <text:p>560,05</text:p>
          </table:table-cell>
          <table:table-cell office:value-type="float" office:value="21.52">
            <text:p>21,52</text:p>
          </table:table-cell>
          <table:table-cell table:number-columns-repeated="11"/>
        </table:table-row>
        <table:table-row table:style-name="ro1">
          <table:table-cell office:value-type="float" office:value="1118604">
            <text:p>1118604</text:p>
          </table:table-cell>
          <table:table-cell table:number-columns-repeated="14"/>
        </table:table-row>
        <table:table-row table:style-name="ro1">
          <table:table-cell office:value-type="float" office:value="3.985">
            <text:p>3,985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76279">
            <text:p>1976279</text:p>
          </table:table-cell>
          <table:table-cell office:value-type="float" office:value="1639.49">
            <text:p>1639,49</text:p>
          </table:table-cell>
          <table:table-cell office:value-type="float" office:value="15.98">
            <text:p>15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52645.25">
            <text:p>852645,25</text:p>
          </table:table-cell>
          <table:table-cell office:value-type="float" office:value="567.58">
            <text:p>567,58</text:p>
          </table:table-cell>
          <table:table-cell office:value-type="float" office:value="21.46">
            <text:p>21,46</text:p>
          </table:table-cell>
          <table:table-cell table:number-columns-repeated="11"/>
        </table:table-row>
        <table:table-row table:style-name="ro1">
          <table:table-cell office:value-type="float" office:value="1102445">
            <text:p>1102445</text:p>
          </table:table-cell>
          <table:table-cell table:number-columns-repeated="14"/>
        </table:table-row>
        <table:table-row table:style-name="ro1">
          <table:table-cell office:value-type="float" office:value="4.063">
            <text:p>4,063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12851">
            <text:p>2012851</text:p>
          </table:table-cell>
          <table:table-cell office:value-type="float" office:value="1676.67">
            <text:p>1676,67</text:p>
          </table:table-cell>
          <table:table-cell office:value-type="float" office:value="15.89">
            <text:p>15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64613.06">
            <text:p>864613,06</text:p>
          </table:table-cell>
          <table:table-cell office:value-type="float" office:value="577.13">
            <text:p>577,13</text:p>
          </table:table-cell>
          <table:table-cell office:value-type="float" office:value="21.4">
            <text:p>21,4</text:p>
          </table:table-cell>
          <table:table-cell table:number-columns-repeated="11"/>
        </table:table-row>
        <table:table-row table:style-name="ro1">
          <table:table-cell office:value-type="float" office:value="1088866">
            <text:p>1088866</text:p>
          </table:table-cell>
          <table:table-cell table:number-columns-repeated="14"/>
        </table:table-row>
        <table:table-row table:style-name="ro1">
          <table:table-cell office:value-type="float" office:value="4.063">
            <text:p>4,063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23885">
            <text:p>2023885</text:p>
          </table:table-cell>
          <table:table-cell office:value-type="float" office:value="1681.66">
            <text:p>1681,66</text:p>
          </table:table-cell>
          <table:table-cell office:value-type="float" office:value="15.87">
            <text:p>15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73351.13">
            <text:p>873351,13</text:p>
          </table:table-cell>
          <table:table-cell office:value-type="float" office:value="582.68">
            <text:p>582,68</text:p>
          </table:table-cell>
          <table:table-cell office:value-type="float" office:value="21.35">
            <text:p>21,35</text:p>
          </table:table-cell>
          <table:table-cell table:number-columns-repeated="11"/>
        </table:table-row>
        <table:table-row table:style-name="ro1">
          <table:table-cell office:value-type="float" office:value="1073786">
            <text:p>1073786</text:p>
          </table:table-cell>
          <table:table-cell table:number-columns-repeated="14"/>
        </table:table-row>
        <table:table-row table:style-name="ro1">
          <table:table-cell office:value-type="float" office:value="4.328">
            <text:p>4,328</text:p>
          </table:table-cell>
          <table:table-cell table:number-columns-repeated="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50728">
            <text:p>2050728</text:p>
          </table:table-cell>
          <table:table-cell office:value-type="float" office:value="1706.52">
            <text:p>1706,52</text:p>
          </table:table-cell>
          <table:table-cell office:value-type="float" office:value="15.81">
            <text:p>15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93223.63">
            <text:p>893223,63</text:p>
          </table:table-cell>
          <table:table-cell office:value-type="float" office:value="596.3">
            <text:p>596,3</text:p>
          </table:table-cell>
          <table:table-cell office:value-type="float" office:value="21.25">
            <text:p>21,25</text:p>
          </table:table-cell>
          <table:table-cell table:number-columns-repeated="11"/>
        </table:table-row>
        <table:table-row table:style-name="ro1">
          <table:table-cell office:value-type="float" office:value="1058117">
            <text:p>1058117</text:p>
          </table:table-cell>
          <table:table-cell table:number-columns-repeated="14"/>
        </table:table-row>
        <table:table-row table:style-name="ro1">
          <table:table-cell office:value-type="float" office:value="4.141">
            <text:p>4,141</text:p>
          </table:table-cell>
          <table:table-cell table:number-columns-repeated="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41670">
            <text:p>2041670</text:p>
          </table:table-cell>
          <table:table-cell office:value-type="float" office:value="1722.23">
            <text:p>1722,23</text:p>
          </table:table-cell>
          <table:table-cell office:value-type="float" office:value="15.77">
            <text:p>15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06958">
            <text:p>906958</text:p>
          </table:table-cell>
          <table:table-cell office:value-type="float" office:value="606.53">
            <text:p>606,53</text:p>
          </table:table-cell>
          <table:table-cell office:value-type="float" office:value="21.19">
            <text:p>21,19</text:p>
          </table:table-cell>
          <table:table-cell table:number-columns-repeated="11"/>
        </table:table-row>
        <table:table-row table:style-name="ro1">
          <table:table-cell office:value-type="float" office:value="1043508">
            <text:p>1043508</text:p>
          </table:table-cell>
          <table:table-cell table:number-columns-repeated="14"/>
        </table:table-row>
        <table:table-row table:style-name="ro1">
          <table:table-cell office:value-type="float" office:value="4.5">
            <text:p>4,5</text:p>
          </table:table-cell>
          <table:table-cell table:number-columns-repeated="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99418">
            <text:p>2099418</text:p>
          </table:table-cell>
          <table:table-cell office:value-type="float" office:value="1769.06">
            <text:p>1769,06</text:p>
          </table:table-cell>
          <table:table-cell office:value-type="float" office:value="15.65">
            <text:p>15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23567.75">
            <text:p>923567,75</text:p>
          </table:table-cell>
          <table:table-cell office:value-type="float" office:value="618.95">
            <text:p>618,95</text:p>
          </table:table-cell>
          <table:table-cell office:value-type="float" office:value="21.12">
            <text:p>21,12</text:p>
          </table:table-cell>
          <table:table-cell table:number-columns-repeated="11"/>
        </table:table-row>
        <table:table-row table:style-name="ro1">
          <table:table-cell office:value-type="float" office:value="1016224">
            <text:p>1016224</text:p>
          </table:table-cell>
          <table:table-cell table:number-columns-repeated="14"/>
        </table:table-row>
        <table:table-row table:style-name="ro1">
          <table:table-cell office:value-type="float" office:value="4.344">
            <text:p>4,344</text:p>
          </table:table-cell>
          <table:table-cell table:number-columns-repeated="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20658">
            <text:p>2120658</text:p>
          </table:table-cell>
          <table:table-cell office:value-type="float" office:value="1773.67">
            <text:p>1773,67</text:p>
          </table:table-cell>
          <table:table-cell office:value-type="float" office:value="15.64">
            <text:p>15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18521.94">
            <text:p>918521,94</text:p>
          </table:table-cell>
          <table:table-cell office:value-type="float" office:value="620.81">
            <text:p>620,81</text:p>
          </table:table-cell>
          <table:table-cell office:value-type="float" office:value="21.13">
            <text:p>21,13</text:p>
          </table:table-cell>
          <table:table-cell table:number-columns-repeated="11"/>
        </table:table-row>
        <table:table-row table:style-name="ro1">
          <table:table-cell office:value-type="float" office:value="996235">
            <text:p>996235</text:p>
          </table:table-cell>
          <table:table-cell table:number-columns-repeated="14"/>
        </table:table-row>
        <table:table-row table:style-name="ro1">
          <table:table-cell office:value-type="float" office:value="4.875">
            <text:p>4,875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88">
            <text:p>1,6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44349">
            <text:p>2144349</text:p>
          </table:table-cell>
          <table:table-cell office:value-type="float" office:value="1880.84">
            <text:p>1880,84</text:p>
          </table:table-cell>
          <table:table-cell office:value-type="float" office:value="15.39">
            <text:p>15,3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36156.63">
            <text:p>936156,63</text:p>
          </table:table-cell>
          <table:table-cell office:value-type="float" office:value="631.24">
            <text:p>631,24</text:p>
          </table:table-cell>
          <table:table-cell office:value-type="float" office:value="21.06">
            <text:p>21,06</text:p>
          </table:table-cell>
          <table:table-cell table:number-columns-repeated="11"/>
        </table:table-row>
        <table:table-row table:style-name="ro1">
          <table:table-cell office:value-type="float" office:value="982362">
            <text:p>982362</text:p>
          </table:table-cell>
          <table:table-cell table:number-columns-repeated="14"/>
        </table:table-row>
        <table:table-row table:style-name="ro1">
          <table:table-cell office:value-type="float" office:value="4.156">
            <text:p>4,156</text:p>
          </table:table-cell>
          <table:table-cell table:number-columns-repeated="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50779">
            <text:p>2150779</text:p>
          </table:table-cell>
          <table:table-cell office:value-type="float" office:value="1924.18">
            <text:p>1924,18</text:p>
          </table:table-cell>
          <table:table-cell office:value-type="float" office:value="15.29">
            <text:p>15,2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46949.44">
            <text:p>946949,44</text:p>
          </table:table-cell>
          <table:table-cell office:value-type="float" office:value="638.9">
            <text:p>638,9</text:p>
          </table:table-cell>
          <table:table-cell office:value-type="float" office:value="21.01">
            <text:p>21,01</text:p>
          </table:table-cell>
          <table:table-cell table:number-columns-repeated="11"/>
        </table:table-row>
        <table:table-row table:style-name="ro1">
          <table:table-cell office:value-type="float" office:value="970089">
            <text:p>970089</text:p>
          </table:table-cell>
          <table:table-cell table:number-columns-repeated="14"/>
        </table:table-row>
        <table:table-row table:style-name="ro1">
          <table:table-cell office:value-type="float" office:value="5.312">
            <text:p>5,312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94">
            <text:p>2,0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71110">
            <text:p>2171110</text:p>
          </table:table-cell>
          <table:table-cell office:value-type="float" office:value="1975.42">
            <text:p>1975,42</text:p>
          </table:table-cell>
          <table:table-cell office:value-type="float" office:value="15.17">
            <text:p>15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56834.56">
            <text:p>956834,56</text:p>
          </table:table-cell>
          <table:table-cell office:value-type="float" office:value="645.36">
            <text:p>645,36</text:p>
          </table:table-cell>
          <table:table-cell office:value-type="float" office:value="20.97">
            <text:p>20,97</text:p>
          </table:table-cell>
          <table:table-cell table:number-columns-repeated="11"/>
        </table:table-row>
        <table:table-row table:style-name="ro1">
          <table:table-cell office:value-type="float" office:value="957925">
            <text:p>957925</text:p>
          </table:table-cell>
          <table:table-cell table:number-columns-repeated="14"/>
        </table:table-row>
        <table:table-row table:style-name="ro1">
          <table:table-cell office:value-type="float" office:value="5.25">
            <text:p>5,25</text:p>
          </table:table-cell>
          <table:table-cell table:number-columns-repeated="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25404">
            <text:p>2225404</text:p>
          </table:table-cell>
          <table:table-cell office:value-type="float" office:value="1939.94">
            <text:p>1939,94</text:p>
          </table:table-cell>
          <table:table-cell office:value-type="float" office:value="15.25">
            <text:p>15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63509.81">
            <text:p>963509,81</text:p>
          </table:table-cell>
          <table:table-cell office:value-type="float" office:value="649.38">
            <text:p>649,38</text:p>
          </table:table-cell>
          <table:table-cell office:value-type="float" office:value="20.94">
            <text:p>20,94</text:p>
          </table:table-cell>
          <table:table-cell table:number-columns-repeated="11"/>
        </table:table-row>
        <table:table-row table:style-name="ro1">
          <table:table-cell office:value-type="float" office:value="945778">
            <text:p>945778</text:p>
          </table:table-cell>
          <table:table-cell table:number-columns-repeated="14"/>
        </table:table-row>
        <table:table-row table:style-name="ro1">
          <table:table-cell office:value-type="float" office:value="5.109">
            <text:p>5,109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41672">
            <text:p>2241672</text:p>
          </table:table-cell>
          <table:table-cell office:value-type="float" office:value="1964.84">
            <text:p>1964,84</text:p>
          </table:table-cell>
          <table:table-cell office:value-type="float" office:value="15.2">
            <text:p>15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76211.81">
            <text:p>976211,81</text:p>
          </table:table-cell>
          <table:table-cell office:value-type="float" office:value="657.89">
            <text:p>657,89</text:p>
          </table:table-cell>
          <table:table-cell office:value-type="float" office:value="20.87">
            <text:p>20,87</text:p>
          </table:table-cell>
          <table:table-cell table:number-columns-repeated="11"/>
        </table:table-row>
        <table:table-row table:style-name="ro1">
          <table:table-cell office:value-type="float" office:value="934587">
            <text:p>934587</text:p>
          </table:table-cell>
          <table:table-cell table:number-columns-repeated="14"/>
        </table:table-row>
        <table:table-row table:style-name="ro1">
          <table:table-cell office:value-type="float" office:value="4.063">
            <text:p>4,063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42230">
            <text:p>2242230</text:p>
          </table:table-cell>
          <table:table-cell office:value-type="float" office:value="1944.88">
            <text:p>1944,88</text:p>
          </table:table-cell>
          <table:table-cell office:value-type="float" office:value="15.24">
            <text:p>15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83473.69">
            <text:p>983473,69</text:p>
          </table:table-cell>
          <table:table-cell office:value-type="float" office:value="662.69">
            <text:p>662,69</text:p>
          </table:table-cell>
          <table:table-cell office:value-type="float" office:value="20.85">
            <text:p>20,85</text:p>
          </table:table-cell>
          <table:table-cell table:number-columns-repeated="11"/>
        </table:table-row>
        <table:table-row table:style-name="ro1">
          <table:table-cell office:value-type="float" office:value="923852">
            <text:p>923852</text:p>
          </table:table-cell>
          <table:table-cell table:number-columns-repeated="14"/>
        </table:table-row>
        <table:table-row table:style-name="ro1">
          <table:table-cell office:value-type="float" office:value="4.813">
            <text:p>4,813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25">
            <text:p>2,1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91795">
            <text:p>2291795</text:p>
          </table:table-cell>
          <table:table-cell office:value-type="float" office:value="1913.05">
            <text:p>1913,05</text:p>
          </table:table-cell>
          <table:table-cell office:value-type="float" office:value="15.31">
            <text:p>15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80149.75">
            <text:p>980149,75</text:p>
          </table:table-cell>
          <table:table-cell office:value-type="float" office:value="666.22">
            <text:p>666,22</text:p>
          </table:table-cell>
          <table:table-cell office:value-type="float" office:value="20.85">
            <text:p>20,85</text:p>
          </table:table-cell>
          <table:table-cell table:number-columns-repeated="11"/>
        </table:table-row>
        <table:table-row table:style-name="ro1">
          <table:table-cell office:value-type="float" office:value="908437">
            <text:p>908437</text:p>
          </table:table-cell>
          <table:table-cell table:number-columns-repeated="14"/>
        </table:table-row>
        <table:table-row table:style-name="ro1">
          <table:table-cell office:value-type="float" office:value="4.235">
            <text:p>4,235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87">
            <text:p>1,6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08570">
            <text:p>2208570</text:p>
          </table:table-cell>
          <table:table-cell office:value-type="float" office:value="1835.09">
            <text:p>1835,09</text:p>
          </table:table-cell>
          <table:table-cell office:value-type="float" office:value="15.49">
            <text:p>15,4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36556.81">
            <text:p>936556,81</text:p>
          </table:table-cell>
          <table:table-cell office:value-type="float" office:value="648.76">
            <text:p>648,76</text:p>
          </table:table-cell>
          <table:table-cell office:value-type="float" office:value="21.06">
            <text:p>21,06</text:p>
          </table:table-cell>
          <table:table-cell table:number-columns-repeated="11"/>
        </table:table-row>
        <table:table-row table:style-name="ro1">
          <table:table-cell office:value-type="float" office:value="890519">
            <text:p>890519</text:p>
          </table:table-cell>
          <table:table-cell table:number-columns-repeated="14"/>
        </table:table-row>
        <table:table-row table:style-name="ro1">
          <table:table-cell office:value-type="float" office:value="4.312">
            <text:p>4,312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28892">
            <text:p>2228892</text:p>
          </table:table-cell>
          <table:table-cell office:value-type="float" office:value="1850.68">
            <text:p>1850,68</text:p>
          </table:table-cell>
          <table:table-cell office:value-type="float" office:value="15.46">
            <text:p>15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77453.81">
            <text:p>977453,81</text:p>
          </table:table-cell>
          <table:table-cell office:value-type="float" office:value="663.24">
            <text:p>663,24</text:p>
          </table:table-cell>
          <table:table-cell office:value-type="float" office:value="20.79">
            <text:p>20,79</text:p>
          </table:table-cell>
          <table:table-cell table:number-columns-repeated="11"/>
        </table:table-row>
        <table:table-row table:style-name="ro1">
          <table:table-cell office:value-type="float" office:value="880333">
            <text:p>880333</text:p>
          </table:table-cell>
          <table:table-cell table:number-columns-repeated="14"/>
        </table:table-row>
        <table:table-row table:style-name="ro1">
          <table:table-cell office:value-type="float" office:value="4.188">
            <text:p>4,188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5">
            <text:p>2,0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50495">
            <text:p>2250495</text:p>
          </table:table-cell>
          <table:table-cell office:value-type="float" office:value="1871.08">
            <text:p>1871,08</text:p>
          </table:table-cell>
          <table:table-cell office:value-type="float" office:value="15.41">
            <text:p>15,4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87152.31">
            <text:p>987152,31</text:p>
          </table:table-cell>
          <table:table-cell office:value-type="float" office:value="669.54">
            <text:p>669,54</text:p>
          </table:table-cell>
          <table:table-cell office:value-type="float" office:value="20.75">
            <text:p>20,75</text:p>
          </table:table-cell>
          <table:table-cell table:number-columns-repeated="11"/>
        </table:table-row>
        <table:table-row table:style-name="ro1">
          <table:table-cell office:value-type="float" office:value="870140">
            <text:p>870140</text:p>
          </table:table-cell>
          <table:table-cell table:number-columns-repeated="14"/>
        </table:table-row>
        <table:table-row table:style-name="ro1">
          <table:table-cell office:value-type="float" office:value="4.531">
            <text:p>4,531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77914">
            <text:p>2277914</text:p>
          </table:table-cell>
          <table:table-cell office:value-type="float" office:value="1899.24">
            <text:p>1899,24</text:p>
          </table:table-cell>
          <table:table-cell office:value-type="float" office:value="15.35">
            <text:p>15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99046.63">
            <text:p>999046,63</text:p>
          </table:table-cell>
          <table:table-cell office:value-type="float" office:value="677.84">
            <text:p>677,84</text:p>
          </table:table-cell>
          <table:table-cell office:value-type="float" office:value="20.7">
            <text:p>20,7</text:p>
          </table:table-cell>
          <table:table-cell table:number-columns-repeated="11"/>
        </table:table-row>
        <table:table-row table:style-name="ro1">
          <table:table-cell office:value-type="float" office:value="861312">
            <text:p>861312</text:p>
          </table:table-cell>
          <table:table-cell table:number-columns-repeated="14"/>
        </table:table-row>
        <table:table-row table:style-name="ro1">
          <table:table-cell office:value-type="float" office:value="4.172">
            <text:p>4,172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74310">
            <text:p>2274310</text:p>
          </table:table-cell>
          <table:table-cell office:value-type="float" office:value="1888.75">
            <text:p>1888,75</text:p>
          </table:table-cell>
          <table:table-cell office:value-type="float" office:value="15.37">
            <text:p>15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05631.81">
            <text:p>1005631,81</text:p>
          </table:table-cell>
          <table:table-cell office:value-type="float" office:value="682.58">
            <text:p>682,58</text:p>
          </table:table-cell>
          <table:table-cell office:value-type="float" office:value="20.66">
            <text:p>20,66</text:p>
          </table:table-cell>
          <table:table-cell table:number-columns-repeated="11"/>
        </table:table-row>
        <table:table-row table:style-name="ro1">
          <table:table-cell office:value-type="float" office:value="850597">
            <text:p>850597</text:p>
          </table:table-cell>
          <table:table-cell table:number-columns-repeated="14"/>
        </table:table-row>
        <table:table-row table:style-name="ro1">
          <table:table-cell office:value-type="float" office:value="4.203">
            <text:p>4,203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80526">
            <text:p>2280526</text:p>
          </table:table-cell>
          <table:table-cell office:value-type="float" office:value="1892.11">
            <text:p>1892,11</text:p>
          </table:table-cell>
          <table:table-cell office:value-type="float" office:value="15.36">
            <text:p>15,3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13910.5">
            <text:p>1013910,5</text:p>
          </table:table-cell>
          <table:table-cell office:value-type="float" office:value="687.28">
            <text:p>687,28</text:p>
          </table:table-cell>
          <table:table-cell office:value-type="float" office:value="20.64">
            <text:p>20,64</text:p>
          </table:table-cell>
          <table:table-cell table:number-columns-repeated="11"/>
        </table:table-row>
        <table:table-row table:style-name="ro1">
          <table:table-cell office:value-type="float" office:value="841590">
            <text:p>841590</text:p>
          </table:table-cell>
          <table:table-cell table:number-columns-repeated="14"/>
        </table:table-row>
        <table:table-row table:style-name="ro1">
          <table:table-cell office:value-type="float" office:value="4.094">
            <text:p>4,094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11310">
            <text:p>2311310</text:p>
          </table:table-cell>
          <table:table-cell office:value-type="float" office:value="1920.67">
            <text:p>1920,67</text:p>
          </table:table-cell>
          <table:table-cell office:value-type="float" office:value="15.3">
            <text:p>15,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22564.5">
            <text:p>1022564,5</text:p>
          </table:table-cell>
          <table:table-cell office:value-type="float" office:value="693.79">
            <text:p>693,79</text:p>
          </table:table-cell>
          <table:table-cell office:value-type="float" office:value="20.59">
            <text:p>20,59</text:p>
          </table:table-cell>
          <table:table-cell table:number-columns-repeated="11"/>
        </table:table-row>
        <table:table-row table:style-name="ro1">
          <table:table-cell office:value-type="float" office:value="833723">
            <text:p>833723</text:p>
          </table:table-cell>
          <table:table-cell table:number-columns-repeated="14"/>
        </table:table-row>
        <table:table-row table:style-name="ro1">
          <table:table-cell office:value-type="float" office:value="3.984">
            <text:p>3,984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44879">
            <text:p>2344879</text:p>
          </table:table-cell>
          <table:table-cell office:value-type="float" office:value="1954.56">
            <text:p>1954,56</text:p>
          </table:table-cell>
          <table:table-cell office:value-type="float" office:value="15.22">
            <text:p>15,2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30791.69">
            <text:p>1030791,69</text:p>
          </table:table-cell>
          <table:table-cell office:value-type="float" office:value="700.04">
            <text:p>700,04</text:p>
          </table:table-cell>
          <table:table-cell office:value-type="float" office:value="20.56">
            <text:p>20,56</text:p>
          </table:table-cell>
          <table:table-cell table:number-columns-repeated="11"/>
        </table:table-row>
        <table:table-row table:style-name="ro1">
          <table:table-cell office:value-type="float" office:value="824226">
            <text:p>824226</text:p>
          </table:table-cell>
          <table:table-cell table:number-columns-repeated="14"/>
        </table:table-row>
        <table:table-row table:style-name="ro1">
          <table:table-cell office:value-type="float" office:value="4.875">
            <text:p>4,875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09">
            <text:p>2,60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50465">
            <text:p>2350465</text:p>
          </table:table-cell>
          <table:table-cell office:value-type="float" office:value="1955.38">
            <text:p>1955,38</text:p>
          </table:table-cell>
          <table:table-cell office:value-type="float" office:value="15.22">
            <text:p>15,2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33437.69">
            <text:p>1033437,69</text:p>
          </table:table-cell>
          <table:table-cell office:value-type="float" office:value="702.86">
            <text:p>702,86</text:p>
          </table:table-cell>
          <table:table-cell office:value-type="float" office:value="20.53">
            <text:p>20,53</text:p>
          </table:table-cell>
          <table:table-cell table:number-columns-repeated="11"/>
        </table:table-row>
        <table:table-row table:style-name="ro1">
          <table:table-cell office:value-type="float" office:value="814584">
            <text:p>814584</text:p>
          </table:table-cell>
          <table:table-cell table:number-columns-repeated="14"/>
        </table:table-row>
        <table:table-row table:style-name="ro1">
          <table:table-cell office:value-type="float" office:value="4.656">
            <text:p>4,656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74527">
            <text:p>2374527</text:p>
          </table:table-cell>
          <table:table-cell office:value-type="float" office:value="1976.97">
            <text:p>1976,97</text:p>
          </table:table-cell>
          <table:table-cell office:value-type="float" office:value="15.17">
            <text:p>15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46093.75">
            <text:p>1046093,75</text:p>
          </table:table-cell>
          <table:table-cell office:value-type="float" office:value="709.96">
            <text:p>709,96</text:p>
          </table:table-cell>
          <table:table-cell office:value-type="float" office:value="20.5">
            <text:p>20,5</text:p>
          </table:table-cell>
          <table:table-cell table:number-columns-repeated="11"/>
        </table:table-row>
        <table:table-row table:style-name="ro1">
          <table:table-cell office:value-type="float" office:value="805738">
            <text:p>805738</text:p>
          </table:table-cell>
          <table:table-cell table:number-columns-repeated="14"/>
        </table:table-row>
        <table:table-row table:style-name="ro1">
          <table:table-cell office:value-type="float" office:value="5.578">
            <text:p>5,578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76061">
            <text:p>2376061</text:p>
          </table:table-cell>
          <table:table-cell office:value-type="float" office:value="1975.48">
            <text:p>1975,48</text:p>
          </table:table-cell>
          <table:table-cell office:value-type="float" office:value="15.17">
            <text:p>15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55260.38">
            <text:p>1055260,38</text:p>
          </table:table-cell>
          <table:table-cell office:value-type="float" office:value="716.04">
            <text:p>716,04</text:p>
          </table:table-cell>
          <table:table-cell office:value-type="float" office:value="20.46">
            <text:p>20,46</text:p>
          </table:table-cell>
          <table:table-cell table:number-columns-repeated="11"/>
        </table:table-row>
        <table:table-row table:style-name="ro1">
          <table:table-cell office:value-type="float" office:value="796763">
            <text:p>796763</text:p>
          </table:table-cell>
          <table:table-cell table:number-columns-repeated="14"/>
        </table:table-row>
        <table:table-row table:style-name="ro1">
          <table:table-cell office:value-type="float" office:value="3.813">
            <text:p>3,813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6">
            <text:p>1,5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66661">
            <text:p>2366661</text:p>
          </table:table-cell>
          <table:table-cell office:value-type="float" office:value="1946.59">
            <text:p>1946,59</text:p>
          </table:table-cell>
          <table:table-cell office:value-type="float" office:value="15.24">
            <text:p>15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61722.88">
            <text:p>1061722,88</text:p>
          </table:table-cell>
          <table:table-cell office:value-type="float" office:value="719.29">
            <text:p>719,29</text:p>
          </table:table-cell>
          <table:table-cell office:value-type="float" office:value="20.43">
            <text:p>20,43</text:p>
          </table:table-cell>
          <table:table-cell table:number-columns-repeated="11"/>
        </table:table-row>
        <table:table-row table:style-name="ro1">
          <table:table-cell office:value-type="float" office:value="788816">
            <text:p>788816</text:p>
          </table:table-cell>
          <table:table-cell table:number-columns-repeated="14"/>
        </table:table-row>
        <table:table-row table:style-name="ro1">
          <table:table-cell office:value-type="float" office:value="3.797">
            <text:p>3,797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05745">
            <text:p>2405745</text:p>
          </table:table-cell>
          <table:table-cell office:value-type="float" office:value="1986.66">
            <text:p>1986,66</text:p>
          </table:table-cell>
          <table:table-cell office:value-type="float" office:value="15.15">
            <text:p>15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68430.38">
            <text:p>1068430,38</text:p>
          </table:table-cell>
          <table:table-cell office:value-type="float" office:value="724.78">
            <text:p>724,78</text:p>
          </table:table-cell>
          <table:table-cell office:value-type="float" office:value="20.4">
            <text:p>20,4</text:p>
          </table:table-cell>
          <table:table-cell table:number-columns-repeated="11"/>
        </table:table-row>
        <table:table-row table:style-name="ro1">
          <table:table-cell office:value-type="float" office:value="780648">
            <text:p>780648</text:p>
          </table:table-cell>
          <table:table-cell table:number-columns-repeated="14"/>
        </table:table-row>
        <table:table-row table:style-name="ro1">
          <table:table-cell office:value-type="float" office:value="4.281">
            <text:p>4,281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25">
            <text:p>2,1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25132">
            <text:p>2425132</text:p>
          </table:table-cell>
          <table:table-cell office:value-type="float" office:value="2014.78">
            <text:p>2014,78</text:p>
          </table:table-cell>
          <table:table-cell office:value-type="float" office:value="15.09">
            <text:p>15,0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79804.5">
            <text:p>1079804,5</text:p>
          </table:table-cell>
          <table:table-cell office:value-type="float" office:value="733.31">
            <text:p>733,31</text:p>
          </table:table-cell>
          <table:table-cell office:value-type="float" office:value="20.35">
            <text:p>20,35</text:p>
          </table:table-cell>
          <table:table-cell table:number-columns-repeated="11"/>
        </table:table-row>
        <table:table-row table:style-name="ro1">
          <table:table-cell office:value-type="float" office:value="773963">
            <text:p>773963</text:p>
          </table:table-cell>
          <table:table-cell table:number-columns-repeated="14"/>
        </table:table-row>
        <table:table-row table:style-name="ro1">
          <table:table-cell office:value-type="float" office:value="4.156">
            <text:p>4,15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12731">
            <text:p>2412731</text:p>
          </table:table-cell>
          <table:table-cell office:value-type="float" office:value="2005.53">
            <text:p>2005,53</text:p>
          </table:table-cell>
          <table:table-cell office:value-type="float" office:value="15.11">
            <text:p>15,1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87245.38">
            <text:p>1087245,38</text:p>
          </table:table-cell>
          <table:table-cell office:value-type="float" office:value="739.09">
            <text:p>739,09</text:p>
          </table:table-cell>
          <table:table-cell office:value-type="float" office:value="20.31">
            <text:p>20,31</text:p>
          </table:table-cell>
          <table:table-cell table:number-columns-repeated="11"/>
        </table:table-row>
        <table:table-row table:style-name="ro1">
          <table:table-cell office:value-type="float" office:value="766804">
            <text:p>766804</text:p>
          </table:table-cell>
          <table:table-cell table:number-columns-repeated="14"/>
        </table:table-row>
        <table:table-row table:style-name="ro1">
          <table:table-cell office:value-type="float" office:value="3.906">
            <text:p>3,906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65118">
            <text:p>2465118</text:p>
          </table:table-cell>
          <table:table-cell office:value-type="float" office:value="2048.9">
            <text:p>2048,9</text:p>
          </table:table-cell>
          <table:table-cell office:value-type="float" office:value="15.02">
            <text:p>15,0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93368.5">
            <text:p>1093368,5</text:p>
          </table:table-cell>
          <table:table-cell office:value-type="float" office:value="742.14">
            <text:p>742,14</text:p>
          </table:table-cell>
          <table:table-cell office:value-type="float" office:value="20.29">
            <text:p>20,29</text:p>
          </table:table-cell>
          <table:table-cell table:number-columns-repeated="11"/>
        </table:table-row>
        <table:table-row table:style-name="ro1">
          <table:table-cell office:value-type="float" office:value="758510">
            <text:p>758510</text:p>
          </table:table-cell>
          <table:table-cell table:number-columns-repeated="14"/>
        </table:table-row>
        <table:table-row table:style-name="ro1">
          <table:table-cell office:value-type="float" office:value="3.797">
            <text:p>3,797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73580">
            <text:p>2473580</text:p>
          </table:table-cell>
          <table:table-cell office:value-type="float" office:value="2062.07">
            <text:p>2062,07</text:p>
          </table:table-cell>
          <table:table-cell office:value-type="float" office:value="14.99">
            <text:p>14,9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94007.5">
            <text:p>1094007,5</text:p>
          </table:table-cell>
          <table:table-cell office:value-type="float" office:value="744.06">
            <text:p>744,06</text:p>
          </table:table-cell>
          <table:table-cell office:value-type="float" office:value="20.28">
            <text:p>20,28</text:p>
          </table:table-cell>
          <table:table-cell table:number-columns-repeated="11"/>
        </table:table-row>
        <table:table-row table:style-name="ro1">
          <table:table-cell office:value-type="float" office:value="751241">
            <text:p>751241</text:p>
          </table:table-cell>
          <table:table-cell table:number-columns-repeated="14"/>
        </table:table-row>
        <table:table-row table:style-name="ro1">
          <table:table-cell office:value-type="float" office:value="3.875">
            <text:p>3,875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82677">
            <text:p>2482677</text:p>
          </table:table-cell>
          <table:table-cell office:value-type="float" office:value="2104.8">
            <text:p>2104,8</text:p>
          </table:table-cell>
          <table:table-cell office:value-type="float" office:value="14.9">
            <text:p>14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10966.13">
            <text:p>1110966,13</text:p>
          </table:table-cell>
          <table:table-cell office:value-type="float" office:value="754.85">
            <text:p>754,85</text:p>
          </table:table-cell>
          <table:table-cell office:value-type="float" office:value="20.22">
            <text:p>20,22</text:p>
          </table:table-cell>
          <table:table-cell table:number-columns-repeated="11"/>
        </table:table-row>
        <table:table-row table:style-name="ro1">
          <table:table-cell office:value-type="float" office:value="744414">
            <text:p>744414</text:p>
          </table:table-cell>
          <table:table-cell table:number-columns-repeated="14"/>
        </table:table-row>
        <table:table-row table:style-name="ro1">
          <table:table-cell office:value-type="float" office:value="3.844">
            <text:p>3,844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25">
            <text:p>2,1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93161">
            <text:p>2493161</text:p>
          </table:table-cell>
          <table:table-cell office:value-type="float" office:value="2107.45">
            <text:p>2107,45</text:p>
          </table:table-cell>
          <table:table-cell office:value-type="float" office:value="14.89">
            <text:p>14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18135.75">
            <text:p>1118135,75</text:p>
          </table:table-cell>
          <table:table-cell office:value-type="float" office:value="759.91">
            <text:p>759,91</text:p>
          </table:table-cell>
          <table:table-cell office:value-type="float" office:value="20.2">
            <text:p>20,2</text:p>
          </table:table-cell>
          <table:table-cell table:number-columns-repeated="11"/>
        </table:table-row>
        <table:table-row table:style-name="ro1">
          <table:table-cell office:value-type="float" office:value="737588">
            <text:p>737588</text:p>
          </table:table-cell>
          <table:table-cell table:number-columns-repeated="14"/>
        </table:table-row>
        <table:table-row table:style-name="ro1">
          <table:table-cell office:value-type="float" office:value="4.109">
            <text:p>4,109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04339">
            <text:p>2504339</text:p>
          </table:table-cell>
          <table:table-cell office:value-type="float" office:value="2113.87">
            <text:p>2113,87</text:p>
          </table:table-cell>
          <table:table-cell office:value-type="float" office:value="14.88">
            <text:p>14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27489.88">
            <text:p>1127489,88</text:p>
          </table:table-cell>
          <table:table-cell office:value-type="float" office:value="766.67">
            <text:p>766,67</text:p>
          </table:table-cell>
          <table:table-cell office:value-type="float" office:value="20.16">
            <text:p>20,16</text:p>
          </table:table-cell>
          <table:table-cell table:number-columns-repeated="11"/>
        </table:table-row>
        <table:table-row table:style-name="ro1">
          <table:table-cell office:value-type="float" office:value="731345">
            <text:p>731345</text:p>
          </table:table-cell>
          <table:table-cell table:number-columns-repeated="14"/>
        </table:table-row>
        <table:table-row table:style-name="ro1">
          <table:table-cell office:value-type="float" office:value="5.047">
            <text:p>5,047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04830">
            <text:p>2504830</text:p>
          </table:table-cell>
          <table:table-cell office:value-type="float" office:value="2102.25">
            <text:p>2102,25</text:p>
          </table:table-cell>
          <table:table-cell office:value-type="float" office:value="14.9">
            <text:p>14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33661.5">
            <text:p>1133661,5</text:p>
          </table:table-cell>
          <table:table-cell office:value-type="float" office:value="770.9">
            <text:p>770,9</text:p>
          </table:table-cell>
          <table:table-cell office:value-type="float" office:value="20.14">
            <text:p>20,14</text:p>
          </table:table-cell>
          <table:table-cell table:number-columns-repeated="11"/>
        </table:table-row>
        <table:table-row table:style-name="ro1">
          <table:table-cell office:value-type="float" office:value="725145">
            <text:p>725145</text:p>
          </table:table-cell>
          <table:table-cell table:number-columns-repeated="14"/>
        </table:table-row>
        <table:table-row table:style-name="ro1">
          <table:table-cell office:value-type="float" office:value="3.938">
            <text:p>3,938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39776">
            <text:p>2539776</text:p>
          </table:table-cell>
          <table:table-cell office:value-type="float" office:value="2110.08">
            <text:p>2110,08</text:p>
          </table:table-cell>
          <table:table-cell office:value-type="float" office:value="14.89">
            <text:p>14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42710.63">
            <text:p>1142710,63</text:p>
          </table:table-cell>
          <table:table-cell office:value-type="float" office:value="777.51">
            <text:p>777,51</text:p>
          </table:table-cell>
          <table:table-cell office:value-type="float" office:value="20.1">
            <text:p>20,1</text:p>
          </table:table-cell>
          <table:table-cell table:number-columns-repeated="11"/>
        </table:table-row>
        <table:table-row table:style-name="ro1">
          <table:table-cell office:value-type="float" office:value="718298">
            <text:p>718298</text:p>
          </table:table-cell>
          <table:table-cell table:number-columns-repeated="14"/>
        </table:table-row>
        <table:table-row table:style-name="ro1">
          <table:table-cell office:value-type="float" office:value="3.938">
            <text:p>3,938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59590">
            <text:p>2559590</text:p>
          </table:table-cell>
          <table:table-cell office:value-type="float" office:value="2244.65">
            <text:p>2244,65</text:p>
          </table:table-cell>
          <table:table-cell office:value-type="float" office:value="14.62">
            <text:p>14,6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51265.5">
            <text:p>1151265,5</text:p>
          </table:table-cell>
          <table:table-cell office:value-type="float" office:value="784.04">
            <text:p>784,04</text:p>
          </table:table-cell>
          <table:table-cell office:value-type="float" office:value="20.05">
            <text:p>20,05</text:p>
          </table:table-cell>
          <table:table-cell table:number-columns-repeated="11"/>
        </table:table-row>
        <table:table-row table:style-name="ro1">
          <table:table-cell office:value-type="float" office:value="712083">
            <text:p>712083</text:p>
          </table:table-cell>
          <table:table-cell table:number-columns-repeated="14"/>
        </table:table-row>
        <table:table-row table:style-name="ro1">
          <table:table-cell office:value-type="float" office:value="4.25">
            <text:p>4,25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1">
            <text:p>1,64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36566">
            <text:p>2536566</text:p>
          </table:table-cell>
          <table:table-cell office:value-type="float" office:value="2185.35">
            <text:p>2185,35</text:p>
          </table:table-cell>
          <table:table-cell office:value-type="float" office:value="14.74">
            <text:p>14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56628.13">
            <text:p>1156628,13</text:p>
          </table:table-cell>
          <table:table-cell office:value-type="float" office:value="786.92">
            <text:p>786,92</text:p>
          </table:table-cell>
          <table:table-cell office:value-type="float" office:value="20.04">
            <text:p>20,04</text:p>
          </table:table-cell>
          <table:table-cell table:number-columns-repeated="11"/>
        </table:table-row>
        <table:table-row table:style-name="ro1">
          <table:table-cell office:value-type="float" office:value="705903">
            <text:p>705903</text:p>
          </table:table-cell>
          <table:table-cell table:number-columns-repeated="14"/>
        </table:table-row>
        <table:table-row table:style-name="ro1">
          <table:table-cell office:value-type="float" office:value="4.078">
            <text:p>4,078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83665">
            <text:p>2583665</text:p>
          </table:table-cell>
          <table:table-cell office:value-type="float" office:value="2185.84">
            <text:p>2185,84</text:p>
          </table:table-cell>
          <table:table-cell office:value-type="float" office:value="14.73">
            <text:p>14,7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52950.13">
            <text:p>1152950,13</text:p>
          </table:table-cell>
          <table:table-cell office:value-type="float" office:value="783.31">
            <text:p>783,31</text:p>
          </table:table-cell>
          <table:table-cell office:value-type="float" office:value="20.06">
            <text:p>20,06</text:p>
          </table:table-cell>
          <table:table-cell table:number-columns-repeated="11"/>
        </table:table-row>
        <table:table-row table:style-name="ro1">
          <table:table-cell office:value-type="float" office:value="698461">
            <text:p>698461</text:p>
          </table:table-cell>
          <table:table-cell table:number-columns-repeated="14"/>
        </table:table-row>
        <table:table-row table:style-name="ro1">
          <table:table-cell office:value-type="float" office:value="3.953">
            <text:p>3,953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89665">
            <text:p>2589665</text:p>
          </table:table-cell>
          <table:table-cell office:value-type="float" office:value="2220.22">
            <text:p>2220,22</text:p>
          </table:table-cell>
          <table:table-cell office:value-type="float" office:value="14.67">
            <text:p>14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68157">
            <text:p>1168157</text:p>
          </table:table-cell>
          <table:table-cell office:value-type="float" office:value="796.61">
            <text:p>796,61</text:p>
          </table:table-cell>
          <table:table-cell office:value-type="float" office:value="20.09">
            <text:p>20,09</text:p>
          </table:table-cell>
          <table:table-cell table:number-columns-repeated="11"/>
        </table:table-row>
        <table:table-row table:style-name="ro1">
          <table:table-cell office:value-type="float" office:value="692421">
            <text:p>692421</text:p>
          </table:table-cell>
          <table:table-cell table:number-columns-repeated="14"/>
        </table:table-row>
        <table:table-row table:style-name="ro1">
          <table:table-cell office:value-type="float" office:value="3.86">
            <text:p>3,86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74436">
            <text:p>2574436</text:p>
          </table:table-cell>
          <table:table-cell office:value-type="float" office:value="2267.01">
            <text:p>2267,01</text:p>
          </table:table-cell>
          <table:table-cell office:value-type="float" office:value="14.58">
            <text:p>14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73653.25">
            <text:p>1173653,25</text:p>
          </table:table-cell>
          <table:table-cell office:value-type="float" office:value="797.49">
            <text:p>797,49</text:p>
          </table:table-cell>
          <table:table-cell office:value-type="float" office:value="19.99">
            <text:p>19,99</text:p>
          </table:table-cell>
          <table:table-cell table:number-columns-repeated="11"/>
        </table:table-row>
        <table:table-row table:style-name="ro1">
          <table:table-cell office:value-type="float" office:value="687053">
            <text:p>687053</text:p>
          </table:table-cell>
          <table:table-cell table:number-columns-repeated="14"/>
        </table:table-row>
        <table:table-row table:style-name="ro1">
          <table:table-cell office:value-type="float" office:value="4.344">
            <text:p>4,344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16975">
            <text:p>2616975</text:p>
          </table:table-cell>
          <table:table-cell office:value-type="float" office:value="2290.49">
            <text:p>2290,49</text:p>
          </table:table-cell>
          <table:table-cell office:value-type="float" office:value="14.53">
            <text:p>14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84379">
            <text:p>1184379</text:p>
          </table:table-cell>
          <table:table-cell office:value-type="float" office:value="806.11">
            <text:p>806,11</text:p>
          </table:table-cell>
          <table:table-cell office:value-type="float" office:value="19.92">
            <text:p>19,92</text:p>
          </table:table-cell>
          <table:table-cell table:number-columns-repeated="11"/>
        </table:table-row>
        <table:table-row table:style-name="ro1">
          <table:table-cell office:value-type="float" office:value="681358">
            <text:p>681358</text:p>
          </table:table-cell>
          <table:table-cell table:number-columns-repeated="14"/>
        </table:table-row>
        <table:table-row table:style-name="ro1">
          <table:table-cell office:value-type="float" office:value="4.297">
            <text:p>4,297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39367">
            <text:p>2639367</text:p>
          </table:table-cell>
          <table:table-cell office:value-type="float" office:value="2194.04">
            <text:p>2194,04</text:p>
          </table:table-cell>
          <table:table-cell office:value-type="float" office:value="14.72">
            <text:p>14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86667.13">
            <text:p>1186667,13</text:p>
          </table:table-cell>
          <table:table-cell office:value-type="float" office:value="806.31">
            <text:p>806,31</text:p>
          </table:table-cell>
          <table:table-cell office:value-type="float" office:value="19.93">
            <text:p>19,93</text:p>
          </table:table-cell>
          <table:table-cell table:number-columns-repeated="11"/>
        </table:table-row>
        <table:table-row table:style-name="ro1">
          <table:table-cell office:value-type="float" office:value="674903">
            <text:p>674903</text:p>
          </table:table-cell>
          <table:table-cell table:number-columns-repeated="14"/>
        </table:table-row>
        <table:table-row table:style-name="ro1">
          <table:table-cell office:value-type="float" office:value="4.031">
            <text:p>4,031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50215">
            <text:p>2650215</text:p>
          </table:table-cell>
          <table:table-cell office:value-type="float" office:value="2197.14">
            <text:p>2197,14</text:p>
          </table:table-cell>
          <table:table-cell office:value-type="float" office:value="14.71">
            <text:p>14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95957.38">
            <text:p>1195957,38</text:p>
          </table:table-cell>
          <table:table-cell office:value-type="float" office:value="813.06">
            <text:p>813,06</text:p>
          </table:table-cell>
          <table:table-cell office:value-type="float" office:value="19.89">
            <text:p>19,89</text:p>
          </table:table-cell>
          <table:table-cell table:number-columns-repeated="11"/>
        </table:table-row>
        <table:table-row table:style-name="ro1">
          <table:table-cell office:value-type="float" office:value="670184">
            <text:p>670184</text:p>
          </table:table-cell>
          <table:table-cell table:number-columns-repeated="14"/>
        </table:table-row>
        <table:table-row table:style-name="ro1">
          <table:table-cell office:value-type="float" office:value="4.156">
            <text:p>4,156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67683">
            <text:p>2667683</text:p>
          </table:table-cell>
          <table:table-cell office:value-type="float" office:value="2217.07">
            <text:p>2217,07</text:p>
          </table:table-cell>
          <table:table-cell office:value-type="float" office:value="14.67">
            <text:p>14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01264.63">
            <text:p>1201264,63</text:p>
          </table:table-cell>
          <table:table-cell office:value-type="float" office:value="816.52">
            <text:p>816,52</text:p>
          </table:table-cell>
          <table:table-cell office:value-type="float" office:value="19.87">
            <text:p>19,87</text:p>
          </table:table-cell>
          <table:table-cell table:number-columns-repeated="11"/>
        </table:table-row>
        <table:table-row table:style-name="ro1">
          <table:table-cell office:value-type="float" office:value="665126">
            <text:p>665126</text:p>
          </table:table-cell>
          <table:table-cell table:number-columns-repeated="14"/>
        </table:table-row>
        <table:table-row table:style-name="ro1">
          <table:table-cell office:value-type="float" office:value="4.203">
            <text:p>4,203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79251">
            <text:p>2679251</text:p>
          </table:table-cell>
          <table:table-cell office:value-type="float" office:value="2219.25">
            <text:p>2219,25</text:p>
          </table:table-cell>
          <table:table-cell office:value-type="float" office:value="14.67">
            <text:p>14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04444">
            <text:p>1204444</text:p>
          </table:table-cell>
          <table:table-cell office:value-type="float" office:value="817.95">
            <text:p>817,95</text:p>
          </table:table-cell>
          <table:table-cell office:value-type="float" office:value="19.85">
            <text:p>19,85</text:p>
          </table:table-cell>
          <table:table-cell table:number-columns-repeated="11"/>
        </table:table-row>
        <table:table-row table:style-name="ro1">
          <table:table-cell office:value-type="float" office:value="660153">
            <text:p>660153</text:p>
          </table:table-cell>
          <table:table-cell table:number-columns-repeated="14"/>
        </table:table-row>
        <table:table-row table:style-name="ro1">
          <table:table-cell office:value-type="float" office:value="4.141">
            <text:p>4,141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59336">
            <text:p>2659336</text:p>
          </table:table-cell>
          <table:table-cell office:value-type="float" office:value="2207.5">
            <text:p>2207,5</text:p>
          </table:table-cell>
          <table:table-cell office:value-type="float" office:value="14.69">
            <text:p>14,6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93767.75">
            <text:p>1193767,75</text:p>
          </table:table-cell>
          <table:table-cell office:value-type="float" office:value="811.66">
            <text:p>811,66</text:p>
          </table:table-cell>
          <table:table-cell office:value-type="float" office:value="19.88">
            <text:p>19,88</text:p>
          </table:table-cell>
          <table:table-cell table:number-columns-repeated="11"/>
        </table:table-row>
        <table:table-row table:style-name="ro1">
          <table:table-cell office:value-type="float" office:value="653449">
            <text:p>653449</text:p>
          </table:table-cell>
          <table:table-cell table:number-columns-repeated="14"/>
        </table:table-row>
        <table:table-row table:style-name="ro1">
          <table:table-cell office:value-type="float" office:value="3.844">
            <text:p>3,844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88883">
            <text:p>2688883</text:p>
          </table:table-cell>
          <table:table-cell office:value-type="float" office:value="2236.37">
            <text:p>2236,37</text:p>
          </table:table-cell>
          <table:table-cell office:value-type="float" office:value="14.64">
            <text:p>14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17192.63">
            <text:p>1217192,63</text:p>
          </table:table-cell>
          <table:table-cell office:value-type="float" office:value="828.69">
            <text:p>828,69</text:p>
          </table:table-cell>
          <table:table-cell office:value-type="float" office:value="19.8">
            <text:p>19,8</text:p>
          </table:table-cell>
          <table:table-cell table:number-columns-repeated="11"/>
        </table:table-row>
        <table:table-row table:style-name="ro1">
          <table:table-cell office:value-type="float" office:value="649099">
            <text:p>649099</text:p>
          </table:table-cell>
          <table:table-cell table:number-columns-repeated="14"/>
        </table:table-row>
        <table:table-row table:style-name="ro1">
          <table:table-cell office:value-type="float" office:value="5.328">
            <text:p>5,328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09683">
            <text:p>2709683</text:p>
          </table:table-cell>
          <table:table-cell office:value-type="float" office:value="2255.45">
            <text:p>2255,45</text:p>
          </table:table-cell>
          <table:table-cell office:value-type="float" office:value="14.6">
            <text:p>14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23355.88">
            <text:p>1223355,88</text:p>
          </table:table-cell>
          <table:table-cell office:value-type="float" office:value="832.57">
            <text:p>832,57</text:p>
          </table:table-cell>
          <table:table-cell office:value-type="float" office:value="19.78">
            <text:p>19,78</text:p>
          </table:table-cell>
          <table:table-cell table:number-columns-repeated="11"/>
        </table:table-row>
        <table:table-row table:style-name="ro1">
          <table:table-cell office:value-type="float" office:value="644603">
            <text:p>644603</text:p>
          </table:table-cell>
          <table:table-cell table:number-columns-repeated="14"/>
        </table:table-row>
        <table:table-row table:style-name="ro1">
          <table:table-cell office:value-type="float" office:value="3.813">
            <text:p>3,813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97220">
            <text:p>2697220</text:p>
          </table:table-cell>
          <table:table-cell office:value-type="float" office:value="2223.82">
            <text:p>2223,82</text:p>
          </table:table-cell>
          <table:table-cell office:value-type="float" office:value="14.66">
            <text:p>14,6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29532.25">
            <text:p>1229532,25</text:p>
          </table:table-cell>
          <table:table-cell office:value-type="float" office:value="836.63">
            <text:p>836,63</text:p>
          </table:table-cell>
          <table:table-cell office:value-type="float" office:value="19.75">
            <text:p>19,75</text:p>
          </table:table-cell>
          <table:table-cell table:number-columns-repeated="11"/>
        </table:table-row>
        <table:table-row table:style-name="ro1">
          <table:table-cell office:value-type="float" office:value="639501">
            <text:p>639501</text:p>
          </table:table-cell>
          <table:table-cell table:number-columns-repeated="14"/>
        </table:table-row>
        <table:table-row table:style-name="ro1">
          <table:table-cell office:value-type="float" office:value="3.703">
            <text:p>3,703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99353">
            <text:p>2699353</text:p>
          </table:table-cell>
          <table:table-cell office:value-type="float" office:value="2235.88">
            <text:p>2235,88</text:p>
          </table:table-cell>
          <table:table-cell office:value-type="float" office:value="14.64">
            <text:p>14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35118">
            <text:p>1235118</text:p>
          </table:table-cell>
          <table:table-cell office:value-type="float" office:value="841.33">
            <text:p>841,33</text:p>
          </table:table-cell>
          <table:table-cell office:value-type="float" office:value="19.72">
            <text:p>19,72</text:p>
          </table:table-cell>
          <table:table-cell table:number-columns-repeated="11"/>
        </table:table-row>
        <table:table-row table:style-name="ro1">
          <table:table-cell office:value-type="float" office:value="635088">
            <text:p>635088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44242">
            <text:p>2744242</text:p>
          </table:table-cell>
          <table:table-cell office:value-type="float" office:value="2276.85">
            <text:p>2276,85</text:p>
          </table:table-cell>
          <table:table-cell office:value-type="float" office:value="14.56">
            <text:p>14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46498.13">
            <text:p>1246498,13</text:p>
          </table:table-cell>
          <table:table-cell office:value-type="float" office:value="850.68">
            <text:p>850,68</text:p>
          </table:table-cell>
          <table:table-cell office:value-type="float" office:value="19.67">
            <text:p>19,67</text:p>
          </table:table-cell>
          <table:table-cell table:number-columns-repeated="11"/>
        </table:table-row>
        <table:table-row table:style-name="ro1">
          <table:table-cell office:value-type="float" office:value="631025">
            <text:p>631025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55714">
            <text:p>2755714</text:p>
          </table:table-cell>
          <table:table-cell office:value-type="float" office:value="2291.12">
            <text:p>2291,12</text:p>
          </table:table-cell>
          <table:table-cell office:value-type="float" office:value="14.53">
            <text:p>14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51077.63">
            <text:p>1251077,63</text:p>
          </table:table-cell>
          <table:table-cell office:value-type="float" office:value="852.59">
            <text:p>852,59</text:p>
          </table:table-cell>
          <table:table-cell office:value-type="float" office:value="19.68">
            <text:p>19,68</text:p>
          </table:table-cell>
          <table:table-cell table:number-columns-repeated="11"/>
        </table:table-row>
        <table:table-row table:style-name="ro1">
          <table:table-cell office:value-type="float" office:value="626353">
            <text:p>626353</text:p>
          </table:table-cell>
          <table:table-cell table:number-columns-repeated="14"/>
        </table:table-row>
        <table:table-row table:style-name="ro1">
          <table:table-cell office:value-type="float" office:value="3.844">
            <text:p>3,844</text:p>
          </table:table-cell>
          <table:table-cell table:number-columns-repeated="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86385">
            <text:p>2786385</text:p>
          </table:table-cell>
          <table:table-cell office:value-type="float" office:value="2356.24">
            <text:p>2356,24</text:p>
          </table:table-cell>
          <table:table-cell office:value-type="float" office:value="14.41">
            <text:p>14,4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58465.88">
            <text:p>1258465,88</text:p>
          </table:table-cell>
          <table:table-cell office:value-type="float" office:value="858.38">
            <text:p>858,38</text:p>
          </table:table-cell>
          <table:table-cell office:value-type="float" office:value="19.63">
            <text:p>19,63</text:p>
          </table:table-cell>
          <table:table-cell table:number-columns-repeated="11"/>
        </table:table-row>
        <table:table-row table:style-name="ro1">
          <table:table-cell office:value-type="float" office:value="621936">
            <text:p>621936</text:p>
          </table:table-cell>
          <table:table-cell table:number-columns-repeated="14"/>
        </table:table-row>
        <table:table-row table:style-name="ro1">
          <table:table-cell office:value-type="float" office:value="4.219">
            <text:p>4,219</text:p>
          </table:table-cell>
          <table:table-cell table:number-columns-repeated="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73932">
            <text:p>2773932</text:p>
          </table:table-cell>
          <table:table-cell office:value-type="float" office:value="2287.44">
            <text:p>2287,44</text:p>
          </table:table-cell>
          <table:table-cell office:value-type="float" office:value="14.54">
            <text:p>14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56853.5">
            <text:p>1256853,5</text:p>
          </table:table-cell>
          <table:table-cell office:value-type="float" office:value="856.84">
            <text:p>856,84</text:p>
          </table:table-cell>
          <table:table-cell office:value-type="float" office:value="19.64">
            <text:p>19,64</text:p>
          </table:table-cell>
          <table:table-cell table:number-columns-repeated="11"/>
        </table:table-row>
        <table:table-row table:style-name="ro1">
          <table:table-cell office:value-type="float" office:value="616988">
            <text:p>616988</text:p>
          </table:table-cell>
          <table:table-cell table:number-columns-repeated="14"/>
        </table:table-row>
        <table:table-row table:style-name="ro1">
          <table:table-cell office:value-type="float" office:value="4.078">
            <text:p>4,078</text:p>
          </table:table-cell>
          <table:table-cell table:number-columns-repeated="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22">
            <text:p>1,9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99542">
            <text:p>2799542</text:p>
          </table:table-cell>
          <table:table-cell office:value-type="float" office:value="2337.01">
            <text:p>2337,01</text:p>
          </table:table-cell>
          <table:table-cell office:value-type="float" office:value="14.44">
            <text:p>14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69896.13">
            <text:p>1269896,13</text:p>
          </table:table-cell>
          <table:table-cell office:value-type="float" office:value="867.04">
            <text:p>867,04</text:p>
          </table:table-cell>
          <table:table-cell office:value-type="float" office:value="19.6">
            <text:p>19,6</text:p>
          </table:table-cell>
          <table:table-cell table:number-columns-repeated="11"/>
        </table:table-row>
        <table:table-row table:style-name="ro1">
          <table:table-cell office:value-type="float" office:value="612157">
            <text:p>612157</text:p>
          </table:table-cell>
          <table:table-cell table:number-columns-repeated="14"/>
        </table:table-row>
        <table:table-row table:style-name="ro1">
          <table:table-cell office:value-type="float" office:value="4.438">
            <text:p>4,438</text:p>
          </table:table-cell>
          <table:table-cell table:number-columns-repeated="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16544">
            <text:p>2816544</text:p>
          </table:table-cell>
          <table:table-cell office:value-type="float" office:value="2351.91">
            <text:p>2351,91</text:p>
          </table:table-cell>
          <table:table-cell office:value-type="float" office:value="14.42">
            <text:p>14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77355.63">
            <text:p>1277355,63</text:p>
          </table:table-cell>
          <table:table-cell office:value-type="float" office:value="871.24">
            <text:p>871,24</text:p>
          </table:table-cell>
          <table:table-cell office:value-type="float" office:value="19.58">
            <text:p>19,58</text:p>
          </table:table-cell>
          <table:table-cell table:number-columns-repeated="11"/>
        </table:table-row>
        <table:table-row table:style-name="ro1">
          <table:table-cell office:value-type="float" office:value="608680">
            <text:p>608680</text:p>
          </table:table-cell>
          <table:table-cell table:number-columns-repeated="14"/>
        </table:table-row>
        <table:table-row table:style-name="ro1">
          <table:table-cell office:value-type="float" office:value="3.86">
            <text:p>3,86</text:p>
          </table:table-cell>
          <table:table-cell table:number-columns-repeated="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21195">
            <text:p>2821195</text:p>
          </table:table-cell>
          <table:table-cell office:value-type="float" office:value="2468.83">
            <text:p>2468,83</text:p>
          </table:table-cell>
          <table:table-cell office:value-type="float" office:value="14.21">
            <text:p>14,2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89937.25">
            <text:p>1289937,25</text:p>
          </table:table-cell>
          <table:table-cell office:value-type="float" office:value="882.19">
            <text:p>882,19</text:p>
          </table:table-cell>
          <table:table-cell office:value-type="float" office:value="19.52">
            <text:p>19,52</text:p>
          </table:table-cell>
          <table:table-cell table:number-columns-repeated="11"/>
        </table:table-row>
        <table:table-row table:style-name="ro1">
          <table:table-cell office:value-type="float" office:value="603427">
            <text:p>603427</text:p>
          </table:table-cell>
          <table:table-cell table:number-columns-repeated="14"/>
        </table:table-row>
        <table:table-row table:style-name="ro1">
          <table:table-cell office:value-type="float" office:value="3.703">
            <text:p>3,703</text:p>
          </table:table-cell>
          <table:table-cell table:number-columns-repeated="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95978">
            <text:p>2795978</text:p>
          </table:table-cell>
          <table:table-cell office:value-type="float" office:value="2470.53">
            <text:p>2470,53</text:p>
          </table:table-cell>
          <table:table-cell office:value-type="float" office:value="14.2">
            <text:p>14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91463.5">
            <text:p>1291463,5</text:p>
          </table:table-cell>
          <table:table-cell office:value-type="float" office:value="881.21">
            <text:p>881,21</text:p>
          </table:table-cell>
          <table:table-cell office:value-type="float" office:value="19.53">
            <text:p>19,53</text:p>
          </table:table-cell>
          <table:table-cell table:number-columns-repeated="11"/>
        </table:table-row>
        <table:table-row table:style-name="ro1">
          <table:table-cell office:value-type="float" office:value="598742">
            <text:p>598742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54291">
            <text:p>2854291</text:p>
          </table:table-cell>
          <table:table-cell office:value-type="float" office:value="2490.28">
            <text:p>2490,28</text:p>
          </table:table-cell>
          <table:table-cell office:value-type="float" office:value="14.17">
            <text:p>14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01227.88">
            <text:p>1301227,88</text:p>
          </table:table-cell>
          <table:table-cell office:value-type="float" office:value="889.01">
            <text:p>889,01</text:p>
          </table:table-cell>
          <table:table-cell office:value-type="float" office:value="19.49">
            <text:p>19,49</text:p>
          </table:table-cell>
          <table:table-cell table:number-columns-repeated="11"/>
        </table:table-row>
        <table:table-row table:style-name="ro1">
          <table:table-cell office:value-type="float" office:value="594323">
            <text:p>594323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57839">
            <text:p>2857839</text:p>
          </table:table-cell>
          <table:table-cell office:value-type="float" office:value="2550.31">
            <text:p>2550,31</text:p>
          </table:table-cell>
          <table:table-cell office:value-type="float" office:value="14.06">
            <text:p>14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15019.88">
            <text:p>1315019,88</text:p>
          </table:table-cell>
          <table:table-cell office:value-type="float" office:value="899.24">
            <text:p>899,24</text:p>
          </table:table-cell>
          <table:table-cell office:value-type="float" office:value="19.45">
            <text:p>19,45</text:p>
          </table:table-cell>
          <table:table-cell table:number-columns-repeated="11"/>
        </table:table-row>
        <table:table-row table:style-name="ro1">
          <table:table-cell office:value-type="float" office:value="589904">
            <text:p>589904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81875">
            <text:p>2881875</text:p>
          </table:table-cell>
          <table:table-cell office:value-type="float" office:value="2615.08">
            <text:p>2615,08</text:p>
          </table:table-cell>
          <table:table-cell office:value-type="float" office:value="13.96">
            <text:p>13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28875.25">
            <text:p>1328875,25</text:p>
          </table:table-cell>
          <table:table-cell office:value-type="float" office:value="909.61">
            <text:p>909,61</text:p>
          </table:table-cell>
          <table:table-cell office:value-type="float" office:value="19.41">
            <text:p>19,41</text:p>
          </table:table-cell>
          <table:table-cell table:number-columns-repeated="11"/>
        </table:table-row>
        <table:table-row table:style-name="ro1">
          <table:table-cell office:value-type="float" office:value="584748">
            <text:p>584748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6">
            <text:p>1,5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84484">
            <text:p>2884484</text:p>
          </table:table-cell>
          <table:table-cell office:value-type="float" office:value="2666.77">
            <text:p>2666,77</text:p>
          </table:table-cell>
          <table:table-cell office:value-type="float" office:value="13.87">
            <text:p>13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26696.5">
            <text:p>1326696,5</text:p>
          </table:table-cell>
          <table:table-cell office:value-type="float" office:value="906.7">
            <text:p>906,7</text:p>
          </table:table-cell>
          <table:table-cell office:value-type="float" office:value="19.42">
            <text:p>19,42</text:p>
          </table:table-cell>
          <table:table-cell table:number-columns-repeated="11"/>
        </table:table-row>
        <table:table-row table:style-name="ro1">
          <table:table-cell office:value-type="float" office:value="579087">
            <text:p>579087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16244">
            <text:p>2916244</text:p>
          </table:table-cell>
          <table:table-cell office:value-type="float" office:value="2678.28">
            <text:p>2678,28</text:p>
          </table:table-cell>
          <table:table-cell office:value-type="float" office:value="13.85">
            <text:p>13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46661.25">
            <text:p>1346661,25</text:p>
          </table:table-cell>
          <table:table-cell office:value-type="float" office:value="920.45">
            <text:p>920,45</text:p>
          </table:table-cell>
          <table:table-cell office:value-type="float" office:value="19.36">
            <text:p>19,36</text:p>
          </table:table-cell>
          <table:table-cell table:number-columns-repeated="11"/>
        </table:table-row>
        <table:table-row table:style-name="ro1">
          <table:table-cell office:value-type="float" office:value="575158">
            <text:p>575158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22637">
            <text:p>2922637</text:p>
          </table:table-cell>
          <table:table-cell office:value-type="float" office:value="2766.95">
            <text:p>2766,95</text:p>
          </table:table-cell>
          <table:table-cell office:value-type="float" office:value="13.71">
            <text:p>13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52853.75">
            <text:p>1352853,75</text:p>
          </table:table-cell>
          <table:table-cell office:value-type="float" office:value="925.96">
            <text:p>925,96</text:p>
          </table:table-cell>
          <table:table-cell office:value-type="float" office:value="19.33">
            <text:p>19,33</text:p>
          </table:table-cell>
          <table:table-cell table:number-columns-repeated="11"/>
        </table:table-row>
        <table:table-row table:style-name="ro1">
          <table:table-cell office:value-type="float" office:value="570365">
            <text:p>570365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09271">
            <text:p>2909271</text:p>
          </table:table-cell>
          <table:table-cell office:value-type="float" office:value="2774.32">
            <text:p>2774,32</text:p>
          </table:table-cell>
          <table:table-cell office:value-type="float" office:value="13.7">
            <text:p>13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58407.38">
            <text:p>1358407,38</text:p>
          </table:table-cell>
          <table:table-cell office:value-type="float" office:value="929.23">
            <text:p>929,23</text:p>
          </table:table-cell>
          <table:table-cell office:value-type="float" office:value="19.32">
            <text:p>19,32</text:p>
          </table:table-cell>
          <table:table-cell table:number-columns-repeated="11"/>
        </table:table-row>
        <table:table-row table:style-name="ro1">
          <table:table-cell office:value-type="float" office:value="567236">
            <text:p>567236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62963">
            <text:p>2962963</text:p>
          </table:table-cell>
          <table:table-cell office:value-type="float" office:value="2686.34">
            <text:p>2686,34</text:p>
          </table:table-cell>
          <table:table-cell office:value-type="float" office:value="13.84">
            <text:p>13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60989.13">
            <text:p>1360989,13</text:p>
          </table:table-cell>
          <table:table-cell office:value-type="float" office:value="929.93">
            <text:p>929,93</text:p>
          </table:table-cell>
          <table:table-cell office:value-type="float" office:value="19.32">
            <text:p>19,32</text:p>
          </table:table-cell>
          <table:table-cell table:number-columns-repeated="11"/>
        </table:table-row>
        <table:table-row table:style-name="ro1">
          <table:table-cell office:value-type="float" office:value="563276">
            <text:p>563276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56734">
            <text:p>2956734</text:p>
          </table:table-cell>
          <table:table-cell office:value-type="float" office:value="2765.84">
            <text:p>2765,84</text:p>
          </table:table-cell>
          <table:table-cell office:value-type="float" office:value="13.71">
            <text:p>13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71800.38">
            <text:p>1371800,38</text:p>
          </table:table-cell>
          <table:table-cell office:value-type="float" office:value="938.63">
            <text:p>938,63</text:p>
          </table:table-cell>
          <table:table-cell office:value-type="float" office:value="19.28">
            <text:p>19,28</text:p>
          </table:table-cell>
          <table:table-cell table:number-columns-repeated="11"/>
        </table:table-row>
        <table:table-row table:style-name="ro1">
          <table:table-cell office:value-type="float" office:value="559652">
            <text:p>559652</text:p>
          </table:table-cell>
          <table:table-cell table:number-columns-repeated="14"/>
        </table:table-row>
        <table:table-row table:style-name="ro1">
          <table:table-cell office:value-type="float" office:value="4.235">
            <text:p>4,235</text:p>
          </table:table-cell>
          <table:table-cell table:number-columns-repeated="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71397">
            <text:p>2971397</text:p>
          </table:table-cell>
          <table:table-cell office:value-type="float" office:value="2801.01">
            <text:p>2801,01</text:p>
          </table:table-cell>
          <table:table-cell office:value-type="float" office:value="13.66">
            <text:p>13,6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74045.88">
            <text:p>1374045,88</text:p>
          </table:table-cell>
          <table:table-cell office:value-type="float" office:value="939.59">
            <text:p>939,59</text:p>
          </table:table-cell>
          <table:table-cell office:value-type="float" office:value="19.28">
            <text:p>19,28</text:p>
          </table:table-cell>
          <table:table-cell table:number-columns-repeated="11"/>
        </table:table-row>
        <table:table-row table:style-name="ro1">
          <table:table-cell office:value-type="float" office:value="556750">
            <text:p>556750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73837">
            <text:p>2973837</text:p>
          </table:table-cell>
          <table:table-cell office:value-type="float" office:value="2770.77">
            <text:p>2770,77</text:p>
          </table:table-cell>
          <table:table-cell office:value-type="float" office:value="13.7">
            <text:p>13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5879.63">
            <text:p>1385879,63</text:p>
          </table:table-cell>
          <table:table-cell office:value-type="float" office:value="944.4">
            <text:p>944,4</text:p>
          </table:table-cell>
          <table:table-cell office:value-type="float" office:value="19.25">
            <text:p>19,25</text:p>
          </table:table-cell>
          <table:table-cell table:number-columns-repeated="11"/>
        </table:table-row>
        <table:table-row table:style-name="ro1">
          <table:table-cell office:value-type="float" office:value="553240">
            <text:p>553240</text:p>
          </table:table-cell>
          <table:table-cell table:number-columns-repeated="14"/>
        </table:table-row>
        <table:table-row table:style-name="ro1">
          <table:table-cell office:value-type="float" office:value="4.047">
            <text:p>4,047</text:p>
          </table:table-cell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15478">
            <text:p>3015478</text:p>
          </table:table-cell>
          <table:table-cell office:value-type="float" office:value="2655.6">
            <text:p>2655,6</text:p>
          </table:table-cell>
          <table:table-cell office:value-type="float" office:value="13.89">
            <text:p>13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2684.5">
            <text:p>1382684,5</text:p>
          </table:table-cell>
          <table:table-cell office:value-type="float" office:value="943.74">
            <text:p>943,74</text:p>
          </table:table-cell>
          <table:table-cell office:value-type="float" office:value="19.24">
            <text:p>19,24</text:p>
          </table:table-cell>
          <table:table-cell table:number-columns-repeated="11"/>
        </table:table-row>
        <table:table-row table:style-name="ro1">
          <table:table-cell office:value-type="float" office:value="546906">
            <text:p>546906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16286">
            <text:p>3016286</text:p>
          </table:table-cell>
          <table:table-cell office:value-type="float" office:value="2655.77">
            <text:p>2655,77</text:p>
          </table:table-cell>
          <table:table-cell office:value-type="float" office:value="13.89">
            <text:p>13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9110.25">
            <text:p>1389110,25</text:p>
          </table:table-cell>
          <table:table-cell office:value-type="float" office:value="946.02">
            <text:p>946,02</text:p>
          </table:table-cell>
          <table:table-cell office:value-type="float" office:value="19.23">
            <text:p>19,23</text:p>
          </table:table-cell>
          <table:table-cell table:number-columns-repeated="11"/>
        </table:table-row>
        <table:table-row table:style-name="ro1">
          <table:table-cell office:value-type="float" office:value="543606">
            <text:p>543606</text:p>
          </table:table-cell>
          <table:table-cell table:number-columns-repeated="14"/>
        </table:table-row>
        <table:table-row table:style-name="ro1">
          <table:table-cell office:value-type="float" office:value="5.312">
            <text:p>5,312</text:p>
          </table:table-cell>
          <table:table-cell table:number-columns-repeated="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04329">
            <text:p>3004329</text:p>
          </table:table-cell>
          <table:table-cell office:value-type="float" office:value="2678.09">
            <text:p>2678,09</text:p>
          </table:table-cell>
          <table:table-cell office:value-type="float" office:value="13.85">
            <text:p>13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97872.75">
            <text:p>1397872,75</text:p>
          </table:table-cell>
          <table:table-cell office:value-type="float" office:value="953.43">
            <text:p>953,43</text:p>
          </table:table-cell>
          <table:table-cell office:value-type="float" office:value="19.19">
            <text:p>19,19</text:p>
          </table:table-cell>
          <table:table-cell table:number-columns-repeated="11"/>
        </table:table-row>
        <table:table-row table:style-name="ro1">
          <table:table-cell office:value-type="float" office:value="540595">
            <text:p>540595</text:p>
          </table:table-cell>
          <table:table-cell table:number-columns-repeated="14"/>
        </table:table-row>
        <table:table-row table:style-name="ro1">
          <table:table-cell office:value-type="float" office:value="3.86">
            <text:p>3,86</text:p>
          </table:table-cell>
          <table:table-cell table:number-columns-repeated="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22">
            <text:p>1,9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33203">
            <text:p>3033203</text:p>
          </table:table-cell>
          <table:table-cell office:value-type="float" office:value="2692.1">
            <text:p>2692,1</text:p>
          </table:table-cell>
          <table:table-cell office:value-type="float" office:value="13.83">
            <text:p>13,8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03127.25">
            <text:p>1403127,25</text:p>
          </table:table-cell>
          <table:table-cell office:value-type="float" office:value="956.65">
            <text:p>956,65</text:p>
          </table:table-cell>
          <table:table-cell office:value-type="float" office:value="19.17">
            <text:p>19,17</text:p>
          </table:table-cell>
          <table:table-cell table:number-columns-repeated="11"/>
        </table:table-row>
        <table:table-row table:style-name="ro1">
          <table:table-cell office:value-type="float" office:value="538365">
            <text:p>538365</text:p>
          </table:table-cell>
          <table:table-cell table:number-columns-repeated="14"/>
        </table:table-row>
        <table:table-row table:style-name="ro1">
          <table:table-cell office:value-type="float" office:value="4.125">
            <text:p>4,125</text:p>
          </table:table-cell>
          <table:table-cell table:number-columns-repeated="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35035">
            <text:p>3035035</text:p>
          </table:table-cell>
          <table:table-cell office:value-type="float" office:value="2613.51">
            <text:p>2613,51</text:p>
          </table:table-cell>
          <table:table-cell office:value-type="float" office:value="13.96">
            <text:p>13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09417.88">
            <text:p>1409417,88</text:p>
          </table:table-cell>
          <table:table-cell office:value-type="float" office:value="962.51">
            <text:p>962,51</text:p>
          </table:table-cell>
          <table:table-cell office:value-type="float" office:value="19.15">
            <text:p>19,15</text:p>
          </table:table-cell>
          <table:table-cell table:number-columns-repeated="11"/>
        </table:table-row>
        <table:table-row table:style-name="ro1">
          <table:table-cell office:value-type="float" office:value="534638">
            <text:p>534638</text:p>
          </table:table-cell>
          <table:table-cell table:number-columns-repeated="14"/>
        </table:table-row>
        <table:table-row table:style-name="ro1">
          <table:table-cell office:value-type="float" office:value="3.64">
            <text:p>3,64</text:p>
          </table:table-cell>
          <table:table-cell table:number-columns-repeated="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08082">
            <text:p>3008082</text:p>
          </table:table-cell>
          <table:table-cell office:value-type="float" office:value="2599.87">
            <text:p>2599,87</text:p>
          </table:table-cell>
          <table:table-cell office:value-type="float" office:value="13.98">
            <text:p>13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14882.5">
            <text:p>1414882,5</text:p>
          </table:table-cell>
          <table:table-cell office:value-type="float" office:value="965.22">
            <text:p>965,22</text:p>
          </table:table-cell>
          <table:table-cell office:value-type="float" office:value="19.14">
            <text:p>19,14</text:p>
          </table:table-cell>
          <table:table-cell table:number-columns-repeated="11"/>
        </table:table-row>
        <table:table-row table:style-name="ro1">
          <table:table-cell office:value-type="float" office:value="530881">
            <text:p>530881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62774">
            <text:p>3062774</text:p>
          </table:table-cell>
          <table:table-cell office:value-type="float" office:value="2589.2">
            <text:p>2589,2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20265.88">
            <text:p>1420265,88</text:p>
          </table:table-cell>
          <table:table-cell office:value-type="float" office:value="968.13">
            <text:p>968,13</text:p>
          </table:table-cell>
          <table:table-cell office:value-type="float" office:value="19.12">
            <text:p>19,12</text:p>
          </table:table-cell>
          <table:table-cell table:number-columns-repeated="11"/>
        </table:table-row>
        <table:table-row table:style-name="ro1">
          <table:table-cell office:value-type="float" office:value="528550">
            <text:p>528550</text:p>
          </table:table-cell>
          <table:table-cell table:number-columns-repeated="14"/>
        </table:table-row>
        <table:table-row table:style-name="ro1">
          <table:table-cell office:value-type="float" office:value="4.094">
            <text:p>4,094</text:p>
          </table:table-cell>
          <table:table-cell table:number-columns-repeated="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00901">
            <text:p>3100901</text:p>
          </table:table-cell>
          <table:table-cell office:value-type="float" office:value="2589.45">
            <text:p>2589,45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19321.13">
            <text:p>1419321,13</text:p>
          </table:table-cell>
          <table:table-cell office:value-type="float" office:value="969.63">
            <text:p>969,63</text:p>
          </table:table-cell>
          <table:table-cell office:value-type="float" office:value="19.12">
            <text:p>19,12</text:p>
          </table:table-cell>
          <table:table-cell table:number-columns-repeated="11"/>
        </table:table-row>
        <table:table-row table:style-name="ro1">
          <table:table-cell office:value-type="float" office:value="524808">
            <text:p>524808</text:p>
          </table:table-cell>
          <table:table-cell table:number-columns-repeated="14"/>
        </table:table-row>
        <table:table-row table:style-name="ro1">
          <table:table-cell office:value-type="float" office:value="3.875">
            <text:p>3,875</text:p>
          </table:table-cell>
          <table:table-cell table:number-columns-repeated="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95365">
            <text:p>2995365</text:p>
          </table:table-cell>
          <table:table-cell office:value-type="float" office:value="2484.89">
            <text:p>2484,89</text:p>
          </table:table-cell>
          <table:table-cell office:value-type="float" office:value="14.18">
            <text:p>14,1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8707">
            <text:p>1388707</text:p>
          </table:table-cell>
          <table:table-cell office:value-type="float" office:value="951.92">
            <text:p>951,92</text:p>
          </table:table-cell>
          <table:table-cell office:value-type="float" office:value="19.17">
            <text:p>19,17</text:p>
          </table:table-cell>
          <table:table-cell table:number-columns-repeated="11"/>
        </table:table-row>
        <table:table-row table:style-name="ro1">
          <table:table-cell office:value-type="float" office:value="518108">
            <text:p>518108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50731">
            <text:p>3050731</text:p>
          </table:table-cell>
          <table:table-cell office:value-type="float" office:value="2585.42">
            <text:p>2585,42</text:p>
          </table:table-cell>
          <table:table-cell office:value-type="float" office:value="14.01">
            <text:p>14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25221">
            <text:p>1425221</text:p>
          </table:table-cell>
          <table:table-cell office:value-type="float" office:value="969.98">
            <text:p>969,98</text:p>
          </table:table-cell>
          <table:table-cell office:value-type="float" office:value="19.09">
            <text:p>19,09</text:p>
          </table:table-cell>
          <table:table-cell table:number-columns-repeated="11"/>
        </table:table-row>
        <table:table-row table:style-name="ro1">
          <table:table-cell office:value-type="float" office:value="515331">
            <text:p>515331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46046">
            <text:p>3046046</text:p>
          </table:table-cell>
          <table:table-cell office:value-type="float" office:value="2519.19">
            <text:p>2519,19</text:p>
          </table:table-cell>
          <table:table-cell office:value-type="float" office:value="14.12">
            <text:p>14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36534.75">
            <text:p>1436534,75</text:p>
          </table:table-cell>
          <table:table-cell office:value-type="float" office:value="976.9">
            <text:p>976,9</text:p>
          </table:table-cell>
          <table:table-cell office:value-type="float" office:value="19.01">
            <text:p>19,01</text:p>
          </table:table-cell>
          <table:table-cell table:number-columns-repeated="11"/>
        </table:table-row>
        <table:table-row table:style-name="ro1">
          <table:table-cell office:value-type="float" office:value="512454">
            <text:p>512454</text:p>
          </table:table-cell>
          <table:table-cell table:number-columns-repeated="14"/>
        </table:table-row>
        <table:table-row table:style-name="ro1">
          <table:table-cell office:value-type="float" office:value="6.562">
            <text:p>6,562</text:p>
          </table:table-cell>
          <table:table-cell table:number-columns-repeated="1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4">
            <text:p>2,6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61905">
            <text:p>3061905</text:p>
          </table:table-cell>
          <table:table-cell office:value-type="float" office:value="2573.45">
            <text:p>2573,45</text:p>
          </table:table-cell>
          <table:table-cell office:value-type="float" office:value="14.03">
            <text:p>14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43649.25">
            <text:p>1443649,25</text:p>
          </table:table-cell>
          <table:table-cell office:value-type="float" office:value="985.21">
            <text:p>985,21</text:p>
          </table:table-cell>
          <table:table-cell office:value-type="float" office:value="19.03">
            <text:p>19,03</text:p>
          </table:table-cell>
          <table:table-cell table:number-columns-repeated="11"/>
        </table:table-row>
        <table:table-row table:style-name="ro1">
          <table:table-cell office:value-type="float" office:value="509348">
            <text:p>509348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72224">
            <text:p>3072224</text:p>
          </table:table-cell>
          <table:table-cell office:value-type="float" office:value="2570.19">
            <text:p>2570,19</text:p>
          </table:table-cell>
          <table:table-cell office:value-type="float" office:value="14.03">
            <text:p>14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44537.13">
            <text:p>1444537,13</text:p>
          </table:table-cell>
          <table:table-cell office:value-type="float" office:value="982.94">
            <text:p>982,94</text:p>
          </table:table-cell>
          <table:table-cell office:value-type="float" office:value="19.04">
            <text:p>19,04</text:p>
          </table:table-cell>
          <table:table-cell table:number-columns-repeated="11"/>
        </table:table-row>
        <table:table-row table:style-name="ro1">
          <table:table-cell office:value-type="float" office:value="506083">
            <text:p>506083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73728">
            <text:p>3073728</text:p>
          </table:table-cell>
          <table:table-cell office:value-type="float" office:value="2562.11">
            <text:p>2562,11</text:p>
          </table:table-cell>
          <table:table-cell office:value-type="float" office:value="14.04">
            <text:p>14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54056.13">
            <text:p>1454056,13</text:p>
          </table:table-cell>
          <table:table-cell office:value-type="float" office:value="986.37">
            <text:p>986,37</text:p>
          </table:table-cell>
          <table:table-cell office:value-type="float" office:value="18.97">
            <text:p>18,97</text:p>
          </table:table-cell>
          <table:table-cell table:number-columns-repeated="11"/>
        </table:table-row>
        <table:table-row table:style-name="ro1">
          <table:table-cell office:value-type="float" office:value="503716">
            <text:p>503716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74835">
            <text:p>3074835</text:p>
          </table:table-cell>
          <table:table-cell office:value-type="float" office:value="2601.66">
            <text:p>2601,66</text:p>
          </table:table-cell>
          <table:table-cell office:value-type="float" office:value="13.98">
            <text:p>13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0496.13">
            <text:p>1460496,13</text:p>
          </table:table-cell>
          <table:table-cell office:value-type="float" office:value="992.13">
            <text:p>992,13</text:p>
          </table:table-cell>
          <table:table-cell office:value-type="float" office:value="18.96">
            <text:p>18,96</text:p>
          </table:table-cell>
          <table:table-cell table:number-columns-repeated="11"/>
        </table:table-row>
        <table:table-row table:style-name="ro1">
          <table:table-cell office:value-type="float" office:value="501139">
            <text:p>501139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99951">
            <text:p>3099951</text:p>
          </table:table-cell>
          <table:table-cell office:value-type="float" office:value="2624.76">
            <text:p>2624,76</text:p>
          </table:table-cell>
          <table:table-cell office:value-type="float" office:value="13.94">
            <text:p>13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4962.5">
            <text:p>1464962,5</text:p>
          </table:table-cell>
          <table:table-cell office:value-type="float" office:value="997.18">
            <text:p>997,18</text:p>
          </table:table-cell>
          <table:table-cell office:value-type="float" office:value="18.98">
            <text:p>18,98</text:p>
          </table:table-cell>
          <table:table-cell table:number-columns-repeated="11"/>
        </table:table-row>
        <table:table-row table:style-name="ro1">
          <table:table-cell office:value-type="float" office:value="498697">
            <text:p>498697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68741">
            <text:p>3068741</text:p>
          </table:table-cell>
          <table:table-cell office:value-type="float" office:value="2706.34">
            <text:p>2706,34</text:p>
          </table:table-cell>
          <table:table-cell office:value-type="float" office:value="13.81">
            <text:p>13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8216.38">
            <text:p>1468216,38</text:p>
          </table:table-cell>
          <table:table-cell office:value-type="float" office:value="997.58">
            <text:p>997,58</text:p>
          </table:table-cell>
          <table:table-cell office:value-type="float" office:value="18.92">
            <text:p>18,92</text:p>
          </table:table-cell>
          <table:table-cell table:number-columns-repeated="11"/>
        </table:table-row>
        <table:table-row table:style-name="ro1">
          <table:table-cell office:value-type="float" office:value="495334">
            <text:p>495334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21130">
            <text:p>3121130</text:p>
          </table:table-cell>
          <table:table-cell office:value-type="float" office:value="2642.26">
            <text:p>2642,26</text:p>
          </table:table-cell>
          <table:table-cell office:value-type="float" office:value="13.91">
            <text:p>13,9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78030.25">
            <text:p>1478030,25</text:p>
          </table:table-cell>
          <table:table-cell office:value-type="float" office:value="1003.96">
            <text:p>1003,96</text:p>
          </table:table-cell>
          <table:table-cell office:value-type="float" office:value="18.9">
            <text:p>18,9</text:p>
          </table:table-cell>
          <table:table-cell table:number-columns-repeated="11"/>
        </table:table-row>
        <table:table-row table:style-name="ro1">
          <table:table-cell office:value-type="float" office:value="493103">
            <text:p>493103</text:p>
          </table:table-cell>
          <table:table-cell table:number-columns-repeated="14"/>
        </table:table-row>
        <table:table-row table:style-name="ro1">
          <table:table-cell office:value-type="float" office:value="4.047">
            <text:p>4,047</text:p>
          </table:table-cell>
          <table:table-cell table:number-columns-repeated="1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23134">
            <text:p>3123134</text:p>
          </table:table-cell>
          <table:table-cell office:value-type="float" office:value="2594.51">
            <text:p>2594,51</text:p>
          </table:table-cell>
          <table:table-cell office:value-type="float" office:value="13.99">
            <text:p>13,9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84909.13">
            <text:p>1484909,13</text:p>
          </table:table-cell>
          <table:table-cell office:value-type="float" office:value="1011.06">
            <text:p>1011,06</text:p>
          </table:table-cell>
          <table:table-cell office:value-type="float" office:value="18.93">
            <text:p>18,93</text:p>
          </table:table-cell>
          <table:table-cell table:number-columns-repeated="11"/>
        </table:table-row>
        <table:table-row table:style-name="ro1">
          <table:table-cell office:value-type="float" office:value="490453">
            <text:p>490453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57011">
            <text:p>3157011</text:p>
          </table:table-cell>
          <table:table-cell office:value-type="float" office:value="2690.51">
            <text:p>2690,51</text:p>
          </table:table-cell>
          <table:table-cell office:value-type="float" office:value="13.83">
            <text:p>13,8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90456.5">
            <text:p>1490456,5</text:p>
          </table:table-cell>
          <table:table-cell office:value-type="float" office:value="1014.52">
            <text:p>1014,52</text:p>
          </table:table-cell>
          <table:table-cell office:value-type="float" office:value="18.91">
            <text:p>18,91</text:p>
          </table:table-cell>
          <table:table-cell table:number-columns-repeated="11"/>
        </table:table-row>
        <table:table-row table:style-name="ro1">
          <table:table-cell office:value-type="float" office:value="488479">
            <text:p>488479</text:p>
          </table:table-cell>
          <table:table-cell table:number-columns-repeated="14"/>
        </table:table-row>
        <table:table-row table:style-name="ro1">
          <table:table-cell office:value-type="float" office:value="3.906">
            <text:p>3,906</text:p>
          </table:table-cell>
          <table:table-cell table:number-columns-repeated="1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47362">
            <text:p>3147362</text:p>
          </table:table-cell>
          <table:table-cell office:value-type="float" office:value="2611.35">
            <text:p>2611,35</text:p>
          </table:table-cell>
          <table:table-cell office:value-type="float" office:value="13.96">
            <text:p>13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95551.25">
            <text:p>1495551,25</text:p>
          </table:table-cell>
          <table:table-cell office:value-type="float" office:value="1017.2">
            <text:p>1017,2</text:p>
          </table:table-cell>
          <table:table-cell office:value-type="float" office:value="18.84">
            <text:p>18,84</text:p>
          </table:table-cell>
          <table:table-cell table:number-columns-repeated="11"/>
        </table:table-row>
        <table:table-row table:style-name="ro1">
          <table:table-cell office:value-type="float" office:value="485874">
            <text:p>485874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27927">
            <text:p>3227927</text:p>
          </table:table-cell>
          <table:table-cell office:value-type="float" office:value="2789.39">
            <text:p>2789,39</text:p>
          </table:table-cell>
          <table:table-cell office:value-type="float" office:value="13.68">
            <text:p>13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04368.63">
            <text:p>1504368,63</text:p>
          </table:table-cell>
          <table:table-cell office:value-type="float" office:value="1026.7">
            <text:p>1026,7</text:p>
          </table:table-cell>
          <table:table-cell office:value-type="float" office:value="18.86">
            <text:p>18,86</text:p>
          </table:table-cell>
          <table:table-cell table:number-columns-repeated="11"/>
        </table:table-row>
        <table:table-row table:style-name="ro1">
          <table:table-cell office:value-type="float" office:value="484222">
            <text:p>484222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">
            <text:p>1,8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21555">
            <text:p>3221555</text:p>
          </table:table-cell>
          <table:table-cell office:value-type="float" office:value="2790.61">
            <text:p>2790,61</text:p>
          </table:table-cell>
          <table:table-cell office:value-type="float" office:value="13.67">
            <text:p>13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01296">
            <text:p>1501296</text:p>
          </table:table-cell>
          <table:table-cell office:value-type="float" office:value="1021.42">
            <text:p>1021,42</text:p>
          </table:table-cell>
          <table:table-cell office:value-type="float" office:value="18.89">
            <text:p>18,89</text:p>
          </table:table-cell>
          <table:table-cell table:number-columns-repeated="11"/>
        </table:table-row>
        <table:table-row table:style-name="ro1">
          <table:table-cell office:value-type="float" office:value="481665">
            <text:p>481665</text:p>
          </table:table-cell>
          <table:table-cell table:number-columns-repeated="14"/>
        </table:table-row>
        <table:table-row table:style-name="ro1">
          <table:table-cell office:value-type="float" office:value="4.406">
            <text:p>4,406</text:p>
          </table:table-cell>
          <table:table-cell table:number-columns-repeated="1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1">
            <text:p>1,6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89887">
            <text:p>3189887</text:p>
          </table:table-cell>
          <table:table-cell office:value-type="float" office:value="2724.19">
            <text:p>2724,19</text:p>
          </table:table-cell>
          <table:table-cell office:value-type="float" office:value="13.78">
            <text:p>13,7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07535.38">
            <text:p>1507535,38</text:p>
          </table:table-cell>
          <table:table-cell office:value-type="float" office:value="1024.84">
            <text:p>1024,84</text:p>
          </table:table-cell>
          <table:table-cell office:value-type="float" office:value="18.81">
            <text:p>18,81</text:p>
          </table:table-cell>
          <table:table-cell table:number-columns-repeated="11"/>
        </table:table-row>
        <table:table-row table:style-name="ro1">
          <table:table-cell office:value-type="float" office:value="479012">
            <text:p>479012</text:p>
          </table:table-cell>
          <table:table-cell table:number-columns-repeated="14"/>
        </table:table-row>
        <table:table-row table:style-name="ro1">
          <table:table-cell office:value-type="float" office:value="4.453">
            <text:p>4,453</text:p>
          </table:table-cell>
          <table:table-cell table:number-columns-repeated="1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42868">
            <text:p>3142868</text:p>
          </table:table-cell>
          <table:table-cell office:value-type="float" office:value="2738.75">
            <text:p>2738,75</text:p>
          </table:table-cell>
          <table:table-cell office:value-type="float" office:value="13.76">
            <text:p>13,7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01664.75">
            <text:p>1501664,75</text:p>
          </table:table-cell>
          <table:table-cell office:value-type="float" office:value="1018.57">
            <text:p>1018,57</text:p>
          </table:table-cell>
          <table:table-cell office:value-type="float" office:value="18.83">
            <text:p>18,83</text:p>
          </table:table-cell>
          <table:table-cell table:number-columns-repeated="11"/>
        </table:table-row>
        <table:table-row table:style-name="ro1">
          <table:table-cell office:value-type="float" office:value="476578">
            <text:p>476578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03516">
            <text:p>3203516</text:p>
          </table:table-cell>
          <table:table-cell office:value-type="float" office:value="2880.27">
            <text:p>2880,27</text:p>
          </table:table-cell>
          <table:table-cell office:value-type="float" office:value="13.54">
            <text:p>13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16742.75">
            <text:p>1516742,75</text:p>
          </table:table-cell>
          <table:table-cell office:value-type="float" office:value="1032.55">
            <text:p>1032,55</text:p>
          </table:table-cell>
          <table:table-cell office:value-type="float" office:value="18.84">
            <text:p>18,84</text:p>
          </table:table-cell>
          <table:table-cell table:number-columns-repeated="11"/>
        </table:table-row>
        <table:table-row table:style-name="ro1">
          <table:table-cell office:value-type="float" office:value="473451">
            <text:p>473451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80902">
            <text:p>3180902</text:p>
          </table:table-cell>
          <table:table-cell office:value-type="float" office:value="2873.08">
            <text:p>2873,08</text:p>
          </table:table-cell>
          <table:table-cell office:value-type="float" office:value="13.55">
            <text:p>13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24967.25">
            <text:p>1524967,25</text:p>
          </table:table-cell>
          <table:table-cell office:value-type="float" office:value="1037.44">
            <text:p>1037,44</text:p>
          </table:table-cell>
          <table:table-cell office:value-type="float" office:value="18.82">
            <text:p>18,82</text:p>
          </table:table-cell>
          <table:table-cell table:number-columns-repeated="11"/>
        </table:table-row>
        <table:table-row table:style-name="ro1">
          <table:table-cell office:value-type="float" office:value="471153">
            <text:p>471153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16389">
            <text:p>3216389</text:p>
          </table:table-cell>
          <table:table-cell office:value-type="float" office:value="2849.58">
            <text:p>2849,58</text:p>
          </table:table-cell>
          <table:table-cell office:value-type="float" office:value="13.58">
            <text:p>13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28953.63">
            <text:p>1528953,63</text:p>
          </table:table-cell>
          <table:table-cell office:value-type="float" office:value="1038.17">
            <text:p>1038,17</text:p>
          </table:table-cell>
          <table:table-cell office:value-type="float" office:value="18.77">
            <text:p>18,77</text:p>
          </table:table-cell>
          <table:table-cell table:number-columns-repeated="11"/>
        </table:table-row>
        <table:table-row table:style-name="ro1">
          <table:table-cell office:value-type="float" office:value="469037">
            <text:p>469037</text:p>
          </table:table-cell>
          <table:table-cell table:number-columns-repeated="14"/>
        </table:table-row>
        <table:table-row table:style-name="ro1">
          <table:table-cell office:value-type="float" office:value="4.797">
            <text:p>4,797</text:p>
          </table:table-cell>
          <table:table-cell table:number-columns-repeated="1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21650">
            <text:p>3221650</text:p>
          </table:table-cell>
          <table:table-cell office:value-type="float" office:value="2851.04">
            <text:p>2851,04</text:p>
          </table:table-cell>
          <table:table-cell office:value-type="float" office:value="13.58">
            <text:p>13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38315.88">
            <text:p>1538315,88</text:p>
          </table:table-cell>
          <table:table-cell office:value-type="float" office:value="1045.4">
            <text:p>1045,4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float" office:value="466303">
            <text:p>466303</text:p>
          </table:table-cell>
          <table:table-cell table:number-columns-repeated="14"/>
        </table:table-row>
        <table:table-row table:style-name="ro1">
          <table:table-cell office:value-type="float" office:value="3.813">
            <text:p>3,813</text:p>
          </table:table-cell>
          <table:table-cell table:number-columns-repeated="1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70916">
            <text:p>3270916</text:p>
          </table:table-cell>
          <table:table-cell office:value-type="float" office:value="2776.1">
            <text:p>2776,1</text:p>
          </table:table-cell>
          <table:table-cell office:value-type="float" office:value="13.7">
            <text:p>13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40934.88">
            <text:p>1540934,88</text:p>
          </table:table-cell>
          <table:table-cell office:value-type="float" office:value="1049.4">
            <text:p>1049,4</text:p>
          </table:table-cell>
          <table:table-cell office:value-type="float" office:value="18.76">
            <text:p>18,76</text:p>
          </table:table-cell>
          <table:table-cell table:number-columns-repeated="11"/>
        </table:table-row>
        <table:table-row table:style-name="ro1">
          <table:table-cell office:value-type="float" office:value="464208">
            <text:p>464208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36052">
            <text:p>3236052</text:p>
          </table:table-cell>
          <table:table-cell office:value-type="float" office:value="2851.06">
            <text:p>2851,06</text:p>
          </table:table-cell>
          <table:table-cell office:value-type="float" office:value="13.58">
            <text:p>13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45820">
            <text:p>1545820</text:p>
          </table:table-cell>
          <table:table-cell office:value-type="float" office:value="1053.21">
            <text:p>1053,21</text:p>
          </table:table-cell>
          <table:table-cell office:value-type="float" office:value="18.74">
            <text:p>18,74</text:p>
          </table:table-cell>
          <table:table-cell table:number-columns-repeated="11"/>
        </table:table-row>
        <table:table-row table:style-name="ro1">
          <table:table-cell office:value-type="float" office:value="462245">
            <text:p>462245</text:p>
          </table:table-cell>
          <table:table-cell table:number-columns-repeated="14"/>
        </table:table-row>
        <table:table-row table:style-name="ro1">
          <table:table-cell office:value-type="float" office:value="3.844">
            <text:p>3,844</text:p>
          </table:table-cell>
          <table:table-cell table:number-columns-repeated="1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46047">
            <text:p>3246047</text:p>
          </table:table-cell>
          <table:table-cell office:value-type="float" office:value="2993.56">
            <text:p>2993,56</text:p>
          </table:table-cell>
          <table:table-cell office:value-type="float" office:value="13.37">
            <text:p>13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57400.13">
            <text:p>1557400,13</text:p>
          </table:table-cell>
          <table:table-cell office:value-type="float" office:value="1060.54">
            <text:p>1060,54</text:p>
          </table:table-cell>
          <table:table-cell office:value-type="float" office:value="18.66">
            <text:p>18,66</text:p>
          </table:table-cell>
          <table:table-cell table:number-columns-repeated="11"/>
        </table:table-row>
        <table:table-row table:style-name="ro1">
          <table:table-cell office:value-type="float" office:value="459133">
            <text:p>459133</text:p>
          </table:table-cell>
          <table:table-cell table:number-columns-repeated="14"/>
        </table:table-row>
        <table:table-row table:style-name="ro1">
          <table:table-cell office:value-type="float" office:value="3.609">
            <text:p>3,609</text:p>
          </table:table-cell>
          <table:table-cell table:number-columns-repeated="1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34911">
            <text:p>3234911</text:p>
          </table:table-cell>
          <table:table-cell office:value-type="float" office:value="2876.43">
            <text:p>2876,43</text:p>
          </table:table-cell>
          <table:table-cell office:value-type="float" office:value="13.54">
            <text:p>13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52339">
            <text:p>1552339</text:p>
          </table:table-cell>
          <table:table-cell office:value-type="float" office:value="1055.84">
            <text:p>1055,84</text:p>
          </table:table-cell>
          <table:table-cell office:value-type="float" office:value="18.68">
            <text:p>18,68</text:p>
          </table:table-cell>
          <table:table-cell table:number-columns-repeated="11"/>
        </table:table-row>
        <table:table-row table:style-name="ro1">
          <table:table-cell office:value-type="float" office:value="456642">
            <text:p>456642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91348">
            <text:p>3291348</text:p>
          </table:table-cell>
          <table:table-cell office:value-type="float" office:value="2964.96">
            <text:p>2964,96</text:p>
          </table:table-cell>
          <table:table-cell office:value-type="float" office:value="13.41">
            <text:p>13,4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63003.38">
            <text:p>1563003,38</text:p>
          </table:table-cell>
          <table:table-cell office:value-type="float" office:value="1065.08">
            <text:p>1065,08</text:p>
          </table:table-cell>
          <table:table-cell office:value-type="float" office:value="18.7">
            <text:p>18,7</text:p>
          </table:table-cell>
          <table:table-cell table:number-columns-repeated="11"/>
        </table:table-row>
        <table:table-row table:style-name="ro1">
          <table:table-cell office:value-type="float" office:value="455553">
            <text:p>455553</text:p>
          </table:table-cell>
          <table:table-cell table:number-columns-repeated="14"/>
        </table:table-row>
        <table:table-row table:style-name="ro1">
          <table:table-cell office:value-type="float" office:value="4.438">
            <text:p>4,438</text:p>
          </table:table-cell>
          <table:table-cell table:number-columns-repeated="1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277738">
            <text:p>3277738</text:p>
          </table:table-cell>
          <table:table-cell office:value-type="float" office:value="3050.24">
            <text:p>3050,24</text:p>
          </table:table-cell>
          <table:table-cell office:value-type="float" office:value="13.29">
            <text:p>13,2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64363.25">
            <text:p>1564363,25</text:p>
          </table:table-cell>
          <table:table-cell office:value-type="float" office:value="1063.54">
            <text:p>1063,54</text:p>
          </table:table-cell>
          <table:table-cell office:value-type="float" office:value="18.7">
            <text:p>18,7</text:p>
          </table:table-cell>
          <table:table-cell table:number-columns-repeated="11"/>
        </table:table-row>
        <table:table-row table:style-name="ro1">
          <table:table-cell office:value-type="float" office:value="453394">
            <text:p>453394</text:p>
          </table:table-cell>
          <table:table-cell table:number-columns-repeated="14"/>
        </table:table-row>
        <table:table-row table:style-name="ro1">
          <table:table-cell office:value-type="float" office:value="3.641">
            <text:p>3,641</text:p>
          </table:table-cell>
          <table:table-cell table:number-columns-repeated="1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08015">
            <text:p>3308015</text:p>
          </table:table-cell>
          <table:table-cell office:value-type="float" office:value="3008.84">
            <text:p>3008,84</text:p>
          </table:table-cell>
          <table:table-cell office:value-type="float" office:value="13.35">
            <text:p>13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72186.75">
            <text:p>1572186,75</text:p>
          </table:table-cell>
          <table:table-cell office:value-type="float" office:value="1068.61">
            <text:p>1068,61</text:p>
          </table:table-cell>
          <table:table-cell office:value-type="float" office:value="18.63">
            <text:p>18,63</text:p>
          </table:table-cell>
          <table:table-cell table:number-columns-repeated="11"/>
        </table:table-row>
        <table:table-row table:style-name="ro1">
          <table:table-cell office:value-type="float" office:value="451411">
            <text:p>451411</text:p>
          </table:table-cell>
          <table:table-cell table:number-columns-repeated="14"/>
        </table:table-row>
        <table:table-row table:style-name="ro1">
          <table:table-cell office:value-type="float" office:value="4.765">
            <text:p>4,765</text:p>
          </table:table-cell>
          <table:table-cell table:number-columns-repeated="1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22323">
            <text:p>3322323</text:p>
          </table:table-cell>
          <table:table-cell office:value-type="float" office:value="2914.11">
            <text:p>2914,11</text:p>
          </table:table-cell>
          <table:table-cell office:value-type="float" office:value="13.49">
            <text:p>13,4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74918.25">
            <text:p>1574918,25</text:p>
          </table:table-cell>
          <table:table-cell office:value-type="float" office:value="1070.27">
            <text:p>1070,27</text:p>
          </table:table-cell>
          <table:table-cell office:value-type="float" office:value="18.61">
            <text:p>18,61</text:p>
          </table:table-cell>
          <table:table-cell table:number-columns-repeated="11"/>
        </table:table-row>
        <table:table-row table:style-name="ro1">
          <table:table-cell office:value-type="float" office:value="449137">
            <text:p>449137</text:p>
          </table:table-cell>
          <table:table-cell table:number-columns-repeated="14"/>
        </table:table-row>
        <table:table-row table:style-name="ro1">
          <table:table-cell office:value-type="float" office:value="4.203">
            <text:p>4,203</text:p>
          </table:table-cell>
          <table:table-cell table:number-columns-repeated="1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20404">
            <text:p>3320404</text:p>
          </table:table-cell>
          <table:table-cell office:value-type="float" office:value="2959.7">
            <text:p>2959,7</text:p>
          </table:table-cell>
          <table:table-cell office:value-type="float" office:value="13.42">
            <text:p>13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80864.75">
            <text:p>1580864,75</text:p>
          </table:table-cell>
          <table:table-cell office:value-type="float" office:value="1076.19">
            <text:p>1076,19</text:p>
          </table:table-cell>
          <table:table-cell office:value-type="float" office:value="18.64">
            <text:p>18,64</text:p>
          </table:table-cell>
          <table:table-cell table:number-columns-repeated="11"/>
        </table:table-row>
        <table:table-row table:style-name="ro1">
          <table:table-cell office:value-type="float" office:value="447353">
            <text:p>447353</text:p>
          </table:table-cell>
          <table:table-cell table:number-columns-repeated="14"/>
        </table:table-row>
        <table:table-row table:style-name="ro1">
          <table:table-cell office:value-type="float" office:value="5.094">
            <text:p>5,094</text:p>
          </table:table-cell>
          <table:table-cell table:number-columns-repeated="1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53">
            <text:p>1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05531">
            <text:p>3305531</text:p>
          </table:table-cell>
          <table:table-cell office:value-type="float" office:value="3029.13">
            <text:p>3029,13</text:p>
          </table:table-cell>
          <table:table-cell office:value-type="float" office:value="13.32">
            <text:p>13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84411">
            <text:p>1584411</text:p>
          </table:table-cell>
          <table:table-cell office:value-type="float" office:value="1078.96">
            <text:p>1078,96</text:p>
          </table:table-cell>
          <table:table-cell office:value-type="float" office:value="18.63">
            <text:p>18,63</text:p>
          </table:table-cell>
          <table:table-cell table:number-columns-repeated="11"/>
        </table:table-row>
        <table:table-row table:style-name="ro1">
          <table:table-cell office:value-type="float" office:value="445119">
            <text:p>445119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1">
            <text:p>1,64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22185">
            <text:p>3322185</text:p>
          </table:table-cell>
          <table:table-cell office:value-type="float" office:value="3045.99">
            <text:p>3045,99</text:p>
          </table:table-cell>
          <table:table-cell office:value-type="float" office:value="13.29">
            <text:p>13,2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93669.5">
            <text:p>1593669,5</text:p>
          </table:table-cell>
          <table:table-cell office:value-type="float" office:value="1087.26">
            <text:p>1087,26</text:p>
          </table:table-cell>
          <table:table-cell office:value-type="float" office:value="18.61">
            <text:p>18,61</text:p>
          </table:table-cell>
          <table:table-cell table:number-columns-repeated="11"/>
        </table:table-row>
        <table:table-row table:style-name="ro1">
          <table:table-cell office:value-type="float" office:value="442446">
            <text:p>442446</text:p>
          </table:table-cell>
          <table:table-cell table:number-columns-repeated="14"/>
        </table:table-row>
        <table:table-row table:style-name="ro1">
          <table:table-cell office:value-type="float" office:value="3.687">
            <text:p>3,687</text:p>
          </table:table-cell>
          <table:table-cell table:number-columns-repeated="1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39963">
            <text:p>3339963</text:p>
          </table:table-cell>
          <table:table-cell office:value-type="float" office:value="2854.3">
            <text:p>2854,3</text:p>
          </table:table-cell>
          <table:table-cell office:value-type="float" office:value="13.58">
            <text:p>13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86041.63">
            <text:p>1586041,63</text:p>
          </table:table-cell>
          <table:table-cell office:value-type="float" office:value="1079.91">
            <text:p>1079,91</text:p>
          </table:table-cell>
          <table:table-cell office:value-type="float" office:value="18.57">
            <text:p>18,57</text:p>
          </table:table-cell>
          <table:table-cell table:number-columns-repeated="11"/>
        </table:table-row>
        <table:table-row table:style-name="ro1">
          <table:table-cell office:value-type="float" office:value="439878">
            <text:p>439878</text:p>
          </table:table-cell>
          <table:table-cell table:number-columns-repeated="14"/>
        </table:table-row>
        <table:table-row table:style-name="ro1">
          <table:table-cell office:value-type="float" office:value="4.156">
            <text:p>4,156</text:p>
          </table:table-cell>
          <table:table-cell table:number-columns-repeated="1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93746">
            <text:p>3393746</text:p>
          </table:table-cell>
          <table:table-cell office:value-type="float" office:value="3017.47">
            <text:p>3017,47</text:p>
          </table:table-cell>
          <table:table-cell office:value-type="float" office:value="13.33">
            <text:p>13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04911.38">
            <text:p>1604911,38</text:p>
          </table:table-cell>
          <table:table-cell office:value-type="float" office:value="1095.27">
            <text:p>1095,27</text:p>
          </table:table-cell>
          <table:table-cell office:value-type="float" office:value="18.58">
            <text:p>18,58</text:p>
          </table:table-cell>
          <table:table-cell table:number-columns-repeated="11"/>
        </table:table-row>
        <table:table-row table:style-name="ro1">
          <table:table-cell office:value-type="float" office:value="438123">
            <text:p>438123</text:p>
          </table:table-cell>
          <table:table-cell table:number-columns-repeated="14"/>
        </table:table-row>
        <table:table-row table:style-name="ro1">
          <table:table-cell office:value-type="float" office:value="4.031">
            <text:p>4,031</text:p>
          </table:table-cell>
          <table:table-cell table:number-columns-repeated="1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65248">
            <text:p>3365248</text:p>
          </table:table-cell>
          <table:table-cell office:value-type="float" office:value="3078.39">
            <text:p>3078,39</text:p>
          </table:table-cell>
          <table:table-cell office:value-type="float" office:value="13.25">
            <text:p>13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11552.13">
            <text:p>1611552,13</text:p>
          </table:table-cell>
          <table:table-cell office:value-type="float" office:value="1101.1">
            <text:p>1101,1</text:p>
          </table:table-cell>
          <table:table-cell office:value-type="float" office:value="18.55">
            <text:p>18,55</text:p>
          </table:table-cell>
          <table:table-cell table:number-columns-repeated="11"/>
        </table:table-row>
        <table:table-row table:style-name="ro1">
          <table:table-cell office:value-type="float" office:value="436427">
            <text:p>436427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75764">
            <text:p>3375764</text:p>
          </table:table-cell>
          <table:table-cell office:value-type="float" office:value="3055.67">
            <text:p>3055,67</text:p>
          </table:table-cell>
          <table:table-cell office:value-type="float" office:value="13.28">
            <text:p>13,2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16067.5">
            <text:p>1616067,5</text:p>
          </table:table-cell>
          <table:table-cell office:value-type="float" office:value="1102.08">
            <text:p>1102,08</text:p>
          </table:table-cell>
          <table:table-cell office:value-type="float" office:value="18.55">
            <text:p>18,55</text:p>
          </table:table-cell>
          <table:table-cell table:number-columns-repeated="11"/>
        </table:table-row>
        <table:table-row table:style-name="ro1">
          <table:table-cell office:value-type="float" office:value="435010">
            <text:p>435010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74070">
            <text:p>3374070</text:p>
          </table:table-cell>
          <table:table-cell office:value-type="float" office:value="3145.05">
            <text:p>3145,05</text:p>
          </table:table-cell>
          <table:table-cell office:value-type="float" office:value="13.15">
            <text:p>13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26894.13">
            <text:p>1626894,13</text:p>
          </table:table-cell>
          <table:table-cell office:value-type="float" office:value="1110.17">
            <text:p>1110,17</text:p>
          </table:table-cell>
          <table:table-cell office:value-type="float" office:value="18.47">
            <text:p>18,47</text:p>
          </table:table-cell>
          <table:table-cell table:number-columns-repeated="11"/>
        </table:table-row>
        <table:table-row table:style-name="ro1">
          <table:table-cell office:value-type="float" office:value="432469">
            <text:p>432469</text:p>
          </table:table-cell>
          <table:table-cell table:number-columns-repeated="14"/>
        </table:table-row>
        <table:table-row table:style-name="ro1">
          <table:table-cell office:value-type="float" office:value="4.031">
            <text:p>4,031</text:p>
          </table:table-cell>
          <table:table-cell table:number-columns-repeated="1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25210">
            <text:p>3425210</text:p>
          </table:table-cell>
          <table:table-cell office:value-type="float" office:value="3133.05">
            <text:p>3133,05</text:p>
          </table:table-cell>
          <table:table-cell office:value-type="float" office:value="13.17">
            <text:p>13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36340">
            <text:p>1636340</text:p>
          </table:table-cell>
          <table:table-cell office:value-type="float" office:value="1116.9">
            <text:p>1116,9</text:p>
          </table:table-cell>
          <table:table-cell office:value-type="float" office:value="18.46">
            <text:p>18,46</text:p>
          </table:table-cell>
          <table:table-cell table:number-columns-repeated="11"/>
        </table:table-row>
        <table:table-row table:style-name="ro1">
          <table:table-cell office:value-type="float" office:value="429970">
            <text:p>429970</text:p>
          </table:table-cell>
          <table:table-cell table:number-columns-repeated="14"/>
        </table:table-row>
        <table:table-row table:style-name="ro1">
          <table:table-cell office:value-type="float" office:value="6.109">
            <text:p>6,109</text:p>
          </table:table-cell>
          <table:table-cell table:number-columns-repeated="1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1">
            <text:p>1,8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79782">
            <text:p>3379782</text:p>
          </table:table-cell>
          <table:table-cell office:value-type="float" office:value="3154.25">
            <text:p>3154,25</text:p>
          </table:table-cell>
          <table:table-cell office:value-type="float" office:value="13.14">
            <text:p>13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41354.25">
            <text:p>1641354,25</text:p>
          </table:table-cell>
          <table:table-cell office:value-type="float" office:value="1121.03">
            <text:p>1121,03</text:p>
          </table:table-cell>
          <table:table-cell office:value-type="float" office:value="18.49">
            <text:p>18,49</text:p>
          </table:table-cell>
          <table:table-cell table:number-columns-repeated="11"/>
        </table:table-row>
        <table:table-row table:style-name="ro1">
          <table:table-cell office:value-type="float" office:value="427997">
            <text:p>427997</text:p>
          </table:table-cell>
          <table:table-cell table:number-columns-repeated="14"/>
        </table:table-row>
        <table:table-row table:style-name="ro1">
          <table:table-cell office:value-type="float" office:value="4.891">
            <text:p>4,891</text:p>
          </table:table-cell>
          <table:table-cell table:number-columns-repeated="1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41775">
            <text:p>3441775</text:p>
          </table:table-cell>
          <table:table-cell office:value-type="float" office:value="3319.09">
            <text:p>3319,09</text:p>
          </table:table-cell>
          <table:table-cell office:value-type="float" office:value="12.92">
            <text:p>12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48642.88">
            <text:p>1648642,88</text:p>
          </table:table-cell>
          <table:table-cell office:value-type="float" office:value="1126.33">
            <text:p>1126,33</text:p>
          </table:table-cell>
          <table:table-cell office:value-type="float" office:value="18.47">
            <text:p>18,47</text:p>
          </table:table-cell>
          <table:table-cell table:number-columns-repeated="11"/>
        </table:table-row>
        <table:table-row table:style-name="ro1">
          <table:table-cell office:value-type="float" office:value="425446">
            <text:p>425446</text:p>
          </table:table-cell>
          <table:table-cell table:number-columns-repeated="14"/>
        </table:table-row>
        <table:table-row table:style-name="ro1">
          <table:table-cell office:value-type="float" office:value="4.515">
            <text:p>4,515</text:p>
          </table:table-cell>
          <table:table-cell table:number-columns-repeated="1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84463">
            <text:p>3384463</text:p>
          </table:table-cell>
          <table:table-cell office:value-type="float" office:value="3157.1">
            <text:p>3157,1</text:p>
          </table:table-cell>
          <table:table-cell office:value-type="float" office:value="13.14">
            <text:p>13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45562.25">
            <text:p>1645562,25</text:p>
          </table:table-cell>
          <table:table-cell office:value-type="float" office:value="1123.62">
            <text:p>1123,62</text:p>
          </table:table-cell>
          <table:table-cell office:value-type="float" office:value="18.47">
            <text:p>18,47</text:p>
          </table:table-cell>
          <table:table-cell table:number-columns-repeated="11"/>
        </table:table-row>
        <table:table-row table:style-name="ro1">
          <table:table-cell office:value-type="float" office:value="423817">
            <text:p>423817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14702">
            <text:p>3414702</text:p>
          </table:table-cell>
          <table:table-cell office:value-type="float" office:value="3230.32">
            <text:p>3230,32</text:p>
          </table:table-cell>
          <table:table-cell office:value-type="float" office:value="13.04">
            <text:p>13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60373.5">
            <text:p>1660373,5</text:p>
          </table:table-cell>
          <table:table-cell office:value-type="float" office:value="1131.15">
            <text:p>1131,15</text:p>
          </table:table-cell>
          <table:table-cell office:value-type="float" office:value="18.39">
            <text:p>18,39</text:p>
          </table:table-cell>
          <table:table-cell table:number-columns-repeated="11"/>
        </table:table-row>
        <table:table-row table:style-name="ro1">
          <table:table-cell office:value-type="float" office:value="421363">
            <text:p>421363</text:p>
          </table:table-cell>
          <table:table-cell table:number-columns-repeated="14"/>
        </table:table-row>
        <table:table-row table:style-name="ro1">
          <table:table-cell office:value-type="float" office:value="3.985">
            <text:p>3,985</text:p>
          </table:table-cell>
          <table:table-cell table:number-columns-repeated="1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15300">
            <text:p>3415300</text:p>
          </table:table-cell>
          <table:table-cell office:value-type="float" office:value="3266.5">
            <text:p>3266,5</text:p>
          </table:table-cell>
          <table:table-cell office:value-type="float" office:value="12.99">
            <text:p>12,9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68530.5">
            <text:p>1668530,5</text:p>
          </table:table-cell>
          <table:table-cell office:value-type="float" office:value="1137.46">
            <text:p>1137,46</text:p>
          </table:table-cell>
          <table:table-cell office:value-type="float" office:value="18.36">
            <text:p>18,36</text:p>
          </table:table-cell>
          <table:table-cell table:number-columns-repeated="11"/>
        </table:table-row>
        <table:table-row table:style-name="ro1">
          <table:table-cell office:value-type="float" office:value="420344">
            <text:p>420344</text:p>
          </table:table-cell>
          <table:table-cell table:number-columns-repeated="14"/>
        </table:table-row>
        <table:table-row table:style-name="ro1">
          <table:table-cell office:value-type="float" office:value="3.984">
            <text:p>3,984</text:p>
          </table:table-cell>
          <table:table-cell table:number-columns-repeated="1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65181">
            <text:p>3465181</text:p>
          </table:table-cell>
          <table:table-cell office:value-type="float" office:value="3352.55">
            <text:p>3352,55</text:p>
          </table:table-cell>
          <table:table-cell office:value-type="float" office:value="12.88">
            <text:p>12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66370.75">
            <text:p>1666370,75</text:p>
          </table:table-cell>
          <table:table-cell office:value-type="float" office:value="1137.14">
            <text:p>1137,14</text:p>
          </table:table-cell>
          <table:table-cell office:value-type="float" office:value="18.42">
            <text:p>18,42</text:p>
          </table:table-cell>
          <table:table-cell table:number-columns-repeated="11"/>
        </table:table-row>
        <table:table-row table:style-name="ro1">
          <table:table-cell office:value-type="float" office:value="418278">
            <text:p>418278</text:p>
          </table:table-cell>
          <table:table-cell table:number-columns-repeated="14"/>
        </table:table-row>
        <table:table-row table:style-name="ro1">
          <table:table-cell office:value-type="float" office:value="3.922">
            <text:p>3,922</text:p>
          </table:table-cell>
          <table:table-cell table:number-columns-repeated="1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54140">
            <text:p>3454140</text:p>
          </table:table-cell>
          <table:table-cell office:value-type="float" office:value="3335.49">
            <text:p>3335,49</text:p>
          </table:table-cell>
          <table:table-cell office:value-type="float" office:value="12.9">
            <text:p>12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69379">
            <text:p>1669379</text:p>
          </table:table-cell>
          <table:table-cell office:value-type="float" office:value="1138.15">
            <text:p>1138,15</text:p>
          </table:table-cell>
          <table:table-cell office:value-type="float" office:value="18.42">
            <text:p>18,42</text:p>
          </table:table-cell>
          <table:table-cell table:number-columns-repeated="11"/>
        </table:table-row>
        <table:table-row table:style-name="ro1">
          <table:table-cell office:value-type="float" office:value="416047">
            <text:p>416047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14200">
            <text:p>3514200</text:p>
          </table:table-cell>
          <table:table-cell office:value-type="float" office:value="3401.12">
            <text:p>3401,12</text:p>
          </table:table-cell>
          <table:table-cell office:value-type="float" office:value="12.81">
            <text:p>12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78934.38">
            <text:p>1678934,38</text:p>
          </table:table-cell>
          <table:table-cell office:value-type="float" office:value="1147.27">
            <text:p>1147,27</text:p>
          </table:table-cell>
          <table:table-cell office:value-type="float" office:value="18.39">
            <text:p>18,39</text:p>
          </table:table-cell>
          <table:table-cell table:number-columns-repeated="11"/>
        </table:table-row>
        <table:table-row table:style-name="ro1">
          <table:table-cell office:value-type="float" office:value="414616">
            <text:p>414616</text:p>
          </table:table-cell>
          <table:table-cell table:number-columns-repeated="14"/>
        </table:table-row>
        <table:table-row table:style-name="ro1">
          <table:table-cell office:value-type="float" office:value="3.953">
            <text:p>3,953</text:p>
          </table:table-cell>
          <table:table-cell table:number-columns-repeated="1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22992">
            <text:p>3522992</text:p>
          </table:table-cell>
          <table:table-cell office:value-type="float" office:value="3410.3">
            <text:p>3410,3</text:p>
          </table:table-cell>
          <table:table-cell office:value-type="float" office:value="12.8">
            <text:p>12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86080.75">
            <text:p>1686080,75</text:p>
          </table:table-cell>
          <table:table-cell office:value-type="float" office:value="1151.07">
            <text:p>1151,07</text:p>
          </table:table-cell>
          <table:table-cell office:value-type="float" office:value="18.33">
            <text:p>18,33</text:p>
          </table:table-cell>
          <table:table-cell table:number-columns-repeated="11"/>
        </table:table-row>
        <table:table-row table:style-name="ro1">
          <table:table-cell office:value-type="float" office:value="413793">
            <text:p>413793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97108">
            <text:p>3497108</text:p>
          </table:table-cell>
          <table:table-cell office:value-type="float" office:value="3344.1">
            <text:p>3344,1</text:p>
          </table:table-cell>
          <table:table-cell office:value-type="float" office:value="12.89">
            <text:p>12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89104.38">
            <text:p>1689104,38</text:p>
          </table:table-cell>
          <table:table-cell office:value-type="float" office:value="1152.97">
            <text:p>1152,97</text:p>
          </table:table-cell>
          <table:table-cell office:value-type="float" office:value="18.32">
            <text:p>18,32</text:p>
          </table:table-cell>
          <table:table-cell table:number-columns-repeated="11"/>
        </table:table-row>
        <table:table-row table:style-name="ro1">
          <table:table-cell office:value-type="float" office:value="411288">
            <text:p>411288</text:p>
          </table:table-cell>
          <table:table-cell table:number-columns-repeated="14"/>
        </table:table-row>
        <table:table-row table:style-name="ro1">
          <table:table-cell office:value-type="float" office:value="4.297">
            <text:p>4,297</text:p>
          </table:table-cell>
          <table:table-cell table:number-columns-repeated="1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04319">
            <text:p>3504319</text:p>
          </table:table-cell>
          <table:table-cell office:value-type="float" office:value="3309.06">
            <text:p>3309,06</text:p>
          </table:table-cell>
          <table:table-cell office:value-type="float" office:value="12.93">
            <text:p>12,9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83383.25">
            <text:p>1683383,25</text:p>
          </table:table-cell>
          <table:table-cell office:value-type="float" office:value="1150">
            <text:p>1150</text:p>
          </table:table-cell>
          <table:table-cell office:value-type="float" office:value="18.37">
            <text:p>18,37</text:p>
          </table:table-cell>
          <table:table-cell table:number-columns-repeated="11"/>
        </table:table-row>
        <table:table-row table:style-name="ro1">
          <table:table-cell office:value-type="float" office:value="408823">
            <text:p>408823</text:p>
          </table:table-cell>
          <table:table-cell table:number-columns-repeated="14"/>
        </table:table-row>
        <table:table-row table:style-name="ro1">
          <table:table-cell office:value-type="float" office:value="3.609">
            <text:p>3,609</text:p>
          </table:table-cell>
          <table:table-cell table:number-columns-repeated="1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89417">
            <text:p>3489417</text:p>
          </table:table-cell>
          <table:table-cell office:value-type="float" office:value="3357.52">
            <text:p>3357,52</text:p>
          </table:table-cell>
          <table:table-cell office:value-type="float" office:value="12.87">
            <text:p>12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00650.5">
            <text:p>1700650,5</text:p>
          </table:table-cell>
          <table:table-cell office:value-type="float" office:value="1161.55">
            <text:p>1161,55</text:p>
          </table:table-cell>
          <table:table-cell office:value-type="float" office:value="18.35">
            <text:p>18,35</text:p>
          </table:table-cell>
          <table:table-cell table:number-columns-repeated="11"/>
        </table:table-row>
        <table:table-row table:style-name="ro1">
          <table:table-cell office:value-type="float" office:value="407993">
            <text:p>407993</text:p>
          </table:table-cell>
          <table:table-cell table:number-columns-repeated="14"/>
        </table:table-row>
        <table:table-row table:style-name="ro1">
          <table:table-cell office:value-type="float" office:value="3.703">
            <text:p>3,703</text:p>
          </table:table-cell>
          <table:table-cell table:number-columns-repeated="1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41413">
            <text:p>3641413</text:p>
          </table:table-cell>
          <table:table-cell office:value-type="float" office:value="3531.13">
            <text:p>3531,13</text:p>
          </table:table-cell>
          <table:table-cell office:value-type="float" office:value="12.65">
            <text:p>12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00435.5">
            <text:p>1700435,5</text:p>
          </table:table-cell>
          <table:table-cell office:value-type="float" office:value="1162.89">
            <text:p>1162,89</text:p>
          </table:table-cell>
          <table:table-cell office:value-type="float" office:value="18.41">
            <text:p>18,41</text:p>
          </table:table-cell>
          <table:table-cell table:number-columns-repeated="11"/>
        </table:table-row>
        <table:table-row table:style-name="ro1">
          <table:table-cell office:value-type="float" office:value="406786">
            <text:p>406786</text:p>
          </table:table-cell>
          <table:table-cell table:number-columns-repeated="14"/>
        </table:table-row>
        <table:table-row table:style-name="ro1">
          <table:table-cell office:value-type="float" office:value="3.765">
            <text:p>3,765</text:p>
          </table:table-cell>
          <table:table-cell table:number-columns-repeated="1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51916">
            <text:p>3651916</text:p>
          </table:table-cell>
          <table:table-cell office:value-type="float" office:value="3547.97">
            <text:p>3547,97</text:p>
          </table:table-cell>
          <table:table-cell office:value-type="float" office:value="12.63">
            <text:p>12,6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07477.5">
            <text:p>1707477,5</text:p>
          </table:table-cell>
          <table:table-cell office:value-type="float" office:value="1164.6">
            <text:p>1164,6</text:p>
          </table:table-cell>
          <table:table-cell office:value-type="float" office:value="18.32">
            <text:p>18,32</text:p>
          </table:table-cell>
          <table:table-cell table:number-columns-repeated="11"/>
        </table:table-row>
        <table:table-row table:style-name="ro1">
          <table:table-cell office:value-type="float" office:value="405570">
            <text:p>405570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60684">
            <text:p>3660684</text:p>
          </table:table-cell>
          <table:table-cell office:value-type="float" office:value="3555.79">
            <text:p>3555,79</text:p>
          </table:table-cell>
          <table:table-cell office:value-type="float" office:value="12.62">
            <text:p>12,6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14503.88">
            <text:p>1714503,88</text:p>
          </table:table-cell>
          <table:table-cell office:value-type="float" office:value="1170.94">
            <text:p>1170,94</text:p>
          </table:table-cell>
          <table:table-cell office:value-type="float" office:value="18.24">
            <text:p>18,24</text:p>
          </table:table-cell>
          <table:table-cell table:number-columns-repeated="11"/>
        </table:table-row>
        <table:table-row table:style-name="ro1">
          <table:table-cell office:value-type="float" office:value="403384">
            <text:p>403384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66174">
            <text:p>3566174</text:p>
          </table:table-cell>
          <table:table-cell office:value-type="float" office:value="3437.73">
            <text:p>3437,73</text:p>
          </table:table-cell>
          <table:table-cell office:value-type="float" office:value="12.77">
            <text:p>12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17865.75">
            <text:p>1717865,75</text:p>
          </table:table-cell>
          <table:table-cell office:value-type="float" office:value="1169.83">
            <text:p>1169,83</text:p>
          </table:table-cell>
          <table:table-cell office:value-type="float" office:value="18.25">
            <text:p>18,25</text:p>
          </table:table-cell>
          <table:table-cell table:number-columns-repeated="11"/>
        </table:table-row>
        <table:table-row table:style-name="ro1">
          <table:table-cell office:value-type="float" office:value="402380">
            <text:p>402380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94979">
            <text:p>3594979</text:p>
          </table:table-cell>
          <table:table-cell office:value-type="float" office:value="3463.14">
            <text:p>3463,14</text:p>
          </table:table-cell>
          <table:table-cell office:value-type="float" office:value="12.74">
            <text:p>12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1376.38">
            <text:p>1721376,38</text:p>
          </table:table-cell>
          <table:table-cell office:value-type="float" office:value="1175.27">
            <text:p>1175,27</text:p>
          </table:table-cell>
          <table:table-cell office:value-type="float" office:value="18.27">
            <text:p>18,27</text:p>
          </table:table-cell>
          <table:table-cell table:number-columns-repeated="11"/>
        </table:table-row>
        <table:table-row table:style-name="ro1">
          <table:table-cell office:value-type="float" office:value="400029">
            <text:p>400029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60205">
            <text:p>3560205</text:p>
          </table:table-cell>
          <table:table-cell office:value-type="float" office:value="3435.87">
            <text:p>3435,87</text:p>
          </table:table-cell>
          <table:table-cell office:value-type="float" office:value="12.77">
            <text:p>12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4510.75">
            <text:p>1724510,75</text:p>
          </table:table-cell>
          <table:table-cell office:value-type="float" office:value="1177.49">
            <text:p>1177,49</text:p>
          </table:table-cell>
          <table:table-cell office:value-type="float" office:value="18.25">
            <text:p>18,25</text:p>
          </table:table-cell>
          <table:table-cell table:number-columns-repeated="11"/>
        </table:table-row>
        <table:table-row table:style-name="ro1">
          <table:table-cell office:value-type="float" office:value="399205">
            <text:p>399205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51868">
            <text:p>3551868</text:p>
          </table:table-cell>
          <table:table-cell office:value-type="float" office:value="3382.77">
            <text:p>3382,77</text:p>
          </table:table-cell>
          <table:table-cell office:value-type="float" office:value="12.84">
            <text:p>12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4165.88">
            <text:p>1724165,88</text:p>
          </table:table-cell>
          <table:table-cell office:value-type="float" office:value="1178.71">
            <text:p>1178,71</text:p>
          </table:table-cell>
          <table:table-cell office:value-type="float" office:value="18.25">
            <text:p>18,25</text:p>
          </table:table-cell>
          <table:table-cell table:number-columns-repeated="11"/>
        </table:table-row>
        <table:table-row table:style-name="ro1">
          <table:table-cell office:value-type="float" office:value="395606">
            <text:p>395606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47943">
            <text:p>3547943</text:p>
          </table:table-cell>
          <table:table-cell office:value-type="float" office:value="3328.27">
            <text:p>3328,27</text:p>
          </table:table-cell>
          <table:table-cell office:value-type="float" office:value="12.91">
            <text:p>12,9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31209.88">
            <text:p>1731209,88</text:p>
          </table:table-cell>
          <table:table-cell office:value-type="float" office:value="1181.97">
            <text:p>1181,97</text:p>
          </table:table-cell>
          <table:table-cell office:value-type="float" office:value="18.25">
            <text:p>18,25</text:p>
          </table:table-cell>
          <table:table-cell table:number-columns-repeated="11"/>
        </table:table-row>
        <table:table-row table:style-name="ro1">
          <table:table-cell office:value-type="float" office:value="394622">
            <text:p>394622</text:p>
          </table:table-cell>
          <table:table-cell table:number-columns-repeated="14"/>
        </table:table-row>
        <table:table-row table:style-name="ro1">
          <table:table-cell office:value-type="float" office:value="3.813">
            <text:p>3,813</text:p>
          </table:table-cell>
          <table:table-cell table:number-columns-repeated="1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39557">
            <text:p>3539557</text:p>
          </table:table-cell>
          <table:table-cell office:value-type="float" office:value="3334.91">
            <text:p>3334,91</text:p>
          </table:table-cell>
          <table:table-cell office:value-type="float" office:value="12.9">
            <text:p>12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33354.25">
            <text:p>1733354,25</text:p>
          </table:table-cell>
          <table:table-cell office:value-type="float" office:value="1180.75">
            <text:p>1180,75</text:p>
          </table:table-cell>
          <table:table-cell office:value-type="float" office:value="18.2">
            <text:p>18,2</text:p>
          </table:table-cell>
          <table:table-cell table:number-columns-repeated="11"/>
        </table:table-row>
        <table:table-row table:style-name="ro1">
          <table:table-cell office:value-type="float" office:value="393406">
            <text:p>393406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17637">
            <text:p>3617637</text:p>
          </table:table-cell>
          <table:table-cell office:value-type="float" office:value="3344.46">
            <text:p>3344,46</text:p>
          </table:table-cell>
          <table:table-cell office:value-type="float" office:value="12.89">
            <text:p>12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42064.38">
            <text:p>1742064,38</text:p>
          </table:table-cell>
          <table:table-cell office:value-type="float" office:value="1187.75">
            <text:p>1187,75</text:p>
          </table:table-cell>
          <table:table-cell office:value-type="float" office:value="18.18">
            <text:p>18,18</text:p>
          </table:table-cell>
          <table:table-cell table:number-columns-repeated="11"/>
        </table:table-row>
        <table:table-row table:style-name="ro1">
          <table:table-cell office:value-type="float" office:value="392121">
            <text:p>392121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78725">
            <text:p>3578725</text:p>
          </table:table-cell>
          <table:table-cell office:value-type="float" office:value="3235.81">
            <text:p>3235,81</text:p>
          </table:table-cell>
          <table:table-cell office:value-type="float" office:value="13.03">
            <text:p>13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39050.88">
            <text:p>1739050,88</text:p>
          </table:table-cell>
          <table:table-cell office:value-type="float" office:value="1186.68">
            <text:p>1186,68</text:p>
          </table:table-cell>
          <table:table-cell office:value-type="float" office:value="18.22">
            <text:p>18,22</text:p>
          </table:table-cell>
          <table:table-cell table:number-columns-repeated="11"/>
        </table:table-row>
        <table:table-row table:style-name="ro1">
          <table:table-cell office:value-type="float" office:value="390651">
            <text:p>390651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82846">
            <text:p>3582846</text:p>
          </table:table-cell>
          <table:table-cell office:value-type="float" office:value="3248.1">
            <text:p>3248,1</text:p>
          </table:table-cell>
          <table:table-cell office:value-type="float" office:value="13.01">
            <text:p>13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48479.38">
            <text:p>1748479,38</text:p>
          </table:table-cell>
          <table:table-cell office:value-type="float" office:value="1192.83">
            <text:p>1192,83</text:p>
          </table:table-cell>
          <table:table-cell office:value-type="float" office:value="18.21">
            <text:p>18,21</text:p>
          </table:table-cell>
          <table:table-cell table:number-columns-repeated="11"/>
        </table:table-row>
        <table:table-row table:style-name="ro1">
          <table:table-cell office:value-type="float" office:value="389739">
            <text:p>389739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93436">
            <text:p>3593436</text:p>
          </table:table-cell>
          <table:table-cell office:value-type="float" office:value="3249.27">
            <text:p>3249,27</text:p>
          </table:table-cell>
          <table:table-cell office:value-type="float" office:value="13.01">
            <text:p>13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48642.75">
            <text:p>1748642,75</text:p>
          </table:table-cell>
          <table:table-cell office:value-type="float" office:value="1192.44">
            <text:p>1192,44</text:p>
          </table:table-cell>
          <table:table-cell office:value-type="float" office:value="18.21">
            <text:p>18,21</text:p>
          </table:table-cell>
          <table:table-cell table:number-columns-repeated="11"/>
        </table:table-row>
        <table:table-row table:style-name="ro1">
          <table:table-cell office:value-type="float" office:value="387571">
            <text:p>387571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55874">
            <text:p>3555874</text:p>
          </table:table-cell>
          <table:table-cell office:value-type="float" office:value="3136.22">
            <text:p>3136,22</text:p>
          </table:table-cell>
          <table:table-cell office:value-type="float" office:value="13.17">
            <text:p>13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47972.75">
            <text:p>1747972,75</text:p>
          </table:table-cell>
          <table:table-cell office:value-type="float" office:value="1192.75">
            <text:p>1192,75</text:p>
          </table:table-cell>
          <table:table-cell office:value-type="float" office:value="18.19">
            <text:p>18,19</text:p>
          </table:table-cell>
          <table:table-cell table:number-columns-repeated="11"/>
        </table:table-row>
        <table:table-row table:style-name="ro1">
          <table:table-cell office:value-type="float" office:value="386124">
            <text:p>386124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82879">
            <text:p>3582879</text:p>
          </table:table-cell>
          <table:table-cell office:value-type="float" office:value="3019.18">
            <text:p>3019,18</text:p>
          </table:table-cell>
          <table:table-cell office:value-type="float" office:value="13.33">
            <text:p>13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1657.63">
            <text:p>1721657,63</text:p>
          </table:table-cell>
          <table:table-cell office:value-type="float" office:value="1172.56">
            <text:p>1172,56</text:p>
          </table:table-cell>
          <table:table-cell office:value-type="float" office:value="18.21">
            <text:p>18,21</text:p>
          </table:table-cell>
          <table:table-cell table:number-columns-repeated="11"/>
        </table:table-row>
        <table:table-row table:style-name="ro1">
          <table:table-cell office:value-type="float" office:value="382052">
            <text:p>382052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37867">
            <text:p>3637867</text:p>
          </table:table-cell>
          <table:table-cell office:value-type="float" office:value="3532.55">
            <text:p>3532,55</text:p>
          </table:table-cell>
          <table:table-cell office:value-type="float" office:value="12.65">
            <text:p>12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69800">
            <text:p>1769800</text:p>
          </table:table-cell>
          <table:table-cell office:value-type="float" office:value="1203.79">
            <text:p>1203,79</text:p>
          </table:table-cell>
          <table:table-cell office:value-type="float" office:value="18.11">
            <text:p>18,11</text:p>
          </table:table-cell>
          <table:table-cell table:number-columns-repeated="11"/>
        </table:table-row>
        <table:table-row table:style-name="ro1">
          <table:table-cell office:value-type="float" office:value="381461">
            <text:p>381461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34364">
            <text:p>3734364</text:p>
          </table:table-cell>
          <table:table-cell office:value-type="float" office:value="3636.48">
            <text:p>3636,48</text:p>
          </table:table-cell>
          <table:table-cell office:value-type="float" office:value="12.52">
            <text:p>12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78344.75">
            <text:p>1778344,75</text:p>
          </table:table-cell>
          <table:table-cell office:value-type="float" office:value="1210.34">
            <text:p>1210,34</text:p>
          </table:table-cell>
          <table:table-cell office:value-type="float" office:value="18.09">
            <text:p>18,09</text:p>
          </table:table-cell>
          <table:table-cell table:number-columns-repeated="11"/>
        </table:table-row>
        <table:table-row table:style-name="ro1">
          <table:table-cell office:value-type="float" office:value="379727">
            <text:p>379727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46338">
            <text:p>3746338</text:p>
          </table:table-cell>
          <table:table-cell office:value-type="float" office:value="3652.36">
            <text:p>3652,36</text:p>
          </table:table-cell>
          <table:table-cell office:value-type="float" office:value="12.51">
            <text:p>12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76725.63">
            <text:p>1776725,63</text:p>
          </table:table-cell>
          <table:table-cell office:value-type="float" office:value="1208.86">
            <text:p>1208,86</text:p>
          </table:table-cell>
          <table:table-cell office:value-type="float" office:value="18.13">
            <text:p>18,13</text:p>
          </table:table-cell>
          <table:table-cell table:number-columns-repeated="11"/>
        </table:table-row>
        <table:table-row table:style-name="ro1">
          <table:table-cell office:value-type="float" office:value="378415">
            <text:p>378415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45293">
            <text:p>3745293</text:p>
          </table:table-cell>
          <table:table-cell office:value-type="float" office:value="3640.89">
            <text:p>3640,89</text:p>
          </table:table-cell>
          <table:table-cell office:value-type="float" office:value="12.52">
            <text:p>12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80206.88">
            <text:p>1780206,88</text:p>
          </table:table-cell>
          <table:table-cell office:value-type="float" office:value="1213.38">
            <text:p>1213,38</text:p>
          </table:table-cell>
          <table:table-cell office:value-type="float" office:value="18.12">
            <text:p>18,12</text:p>
          </table:table-cell>
          <table:table-cell table:number-columns-repeated="11"/>
        </table:table-row>
        <table:table-row table:style-name="ro1">
          <table:table-cell office:value-type="float" office:value="377159">
            <text:p>377159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55305">
            <text:p>3755305</text:p>
          </table:table-cell>
          <table:table-cell office:value-type="float" office:value="3655.61">
            <text:p>3655,61</text:p>
          </table:table-cell>
          <table:table-cell office:value-type="float" office:value="12.5">
            <text:p>12,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97218.5">
            <text:p>1797218,5</text:p>
          </table:table-cell>
          <table:table-cell office:value-type="float" office:value="1222.55">
            <text:p>1222,55</text:p>
          </table:table-cell>
          <table:table-cell office:value-type="float" office:value="18.02">
            <text:p>18,02</text:p>
          </table:table-cell>
          <table:table-cell table:number-columns-repeated="11"/>
        </table:table-row>
        <table:table-row table:style-name="ro1">
          <table:table-cell office:value-type="float" office:value="375568">
            <text:p>375568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44712">
            <text:p>3644712</text:p>
          </table:table-cell>
          <table:table-cell office:value-type="float" office:value="3527.69">
            <text:p>3527,69</text:p>
          </table:table-cell>
          <table:table-cell office:value-type="float" office:value="12.66">
            <text:p>12,6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98624.38">
            <text:p>1798624,38</text:p>
          </table:table-cell>
          <table:table-cell office:value-type="float" office:value="1221.97">
            <text:p>1221,97</text:p>
          </table:table-cell>
          <table:table-cell office:value-type="float" office:value="18.02">
            <text:p>18,02</text:p>
          </table:table-cell>
          <table:table-cell table:number-columns-repeated="11"/>
        </table:table-row>
        <table:table-row table:style-name="ro1">
          <table:table-cell office:value-type="float" office:value="374009">
            <text:p>374009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39842">
            <text:p>3639842</text:p>
          </table:table-cell>
          <table:table-cell office:value-type="float" office:value="3510.91">
            <text:p>3510,91</text:p>
          </table:table-cell>
          <table:table-cell office:value-type="float" office:value="12.68">
            <text:p>12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01985.75">
            <text:p>1801985,75</text:p>
          </table:table-cell>
          <table:table-cell office:value-type="float" office:value="1226.01">
            <text:p>1226,01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372987">
            <text:p>372987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17816">
            <text:p>3617816</text:p>
          </table:table-cell>
          <table:table-cell office:value-type="float" office:value="3487.84">
            <text:p>3487,84</text:p>
          </table:table-cell>
          <table:table-cell office:value-type="float" office:value="12.71">
            <text:p>12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05385">
            <text:p>1805385</text:p>
          </table:table-cell>
          <table:table-cell office:value-type="float" office:value="1230.4">
            <text:p>1230,4</text:p>
          </table:table-cell>
          <table:table-cell office:value-type="float" office:value="18.03">
            <text:p>18,03</text:p>
          </table:table-cell>
          <table:table-cell table:number-columns-repeated="11"/>
        </table:table-row>
        <table:table-row table:style-name="ro1">
          <table:table-cell office:value-type="float" office:value="371816">
            <text:p>371816</text:p>
          </table:table-cell>
          <table:table-cell table:number-columns-repeated="14"/>
        </table:table-row>
        <table:table-row table:style-name="ro1">
          <table:table-cell office:value-type="float" office:value="3.703">
            <text:p>3,703</text:p>
          </table:table-cell>
          <table:table-cell table:number-columns-repeated="1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77032">
            <text:p>3677032</text:p>
          </table:table-cell>
          <table:table-cell office:value-type="float" office:value="3544.49">
            <text:p>3544,49</text:p>
          </table:table-cell>
          <table:table-cell office:value-type="float" office:value="12.64">
            <text:p>12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10298.13">
            <text:p>1810298,13</text:p>
          </table:table-cell>
          <table:table-cell office:value-type="float" office:value="1232.43">
            <text:p>1232,43</text:p>
          </table:table-cell>
          <table:table-cell office:value-type="float" office:value="18.01">
            <text:p>18,01</text:p>
          </table:table-cell>
          <table:table-cell table:number-columns-repeated="11"/>
        </table:table-row>
        <table:table-row table:style-name="ro1">
          <table:table-cell office:value-type="float" office:value="370279">
            <text:p>370279</text:p>
          </table:table-cell>
          <table:table-cell table:number-columns-repeated="14"/>
        </table:table-row>
        <table:table-row table:style-name="ro1">
          <table:table-cell office:value-type="float" office:value="3.938">
            <text:p>3,938</text:p>
          </table:table-cell>
          <table:table-cell table:number-columns-repeated="1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76982">
            <text:p>3676982</text:p>
          </table:table-cell>
          <table:table-cell office:value-type="float" office:value="3506.09">
            <text:p>3506,09</text:p>
          </table:table-cell>
          <table:table-cell office:value-type="float" office:value="12.68">
            <text:p>12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10736.75">
            <text:p>1810736,75</text:p>
          </table:table-cell>
          <table:table-cell office:value-type="float" office:value="1232.48">
            <text:p>1232,48</text:p>
          </table:table-cell>
          <table:table-cell office:value-type="float" office:value="18.07">
            <text:p>18,07</text:p>
          </table:table-cell>
          <table:table-cell table:number-columns-repeated="11"/>
        </table:table-row>
        <table:table-row table:style-name="ro1">
          <table:table-cell office:value-type="float" office:value="369225">
            <text:p>369225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31176">
            <text:p>3631176</text:p>
          </table:table-cell>
          <table:table-cell office:value-type="float" office:value="3492.05">
            <text:p>3492,05</text:p>
          </table:table-cell>
          <table:table-cell office:value-type="float" office:value="12.7">
            <text:p>12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14147.88">
            <text:p>1814147,88</text:p>
          </table:table-cell>
          <table:table-cell office:value-type="float" office:value="1234.82">
            <text:p>1234,82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368282">
            <text:p>368282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21533">
            <text:p>3621533</text:p>
          </table:table-cell>
          <table:table-cell office:value-type="float" office:value="3459.77">
            <text:p>3459,77</text:p>
          </table:table-cell>
          <table:table-cell office:value-type="float" office:value="12.74">
            <text:p>12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25513.63">
            <text:p>1825513,63</text:p>
          </table:table-cell>
          <table:table-cell office:value-type="float" office:value="1238.77">
            <text:p>1238,77</text:p>
          </table:table-cell>
          <table:table-cell office:value-type="float" office:value="17.96">
            <text:p>17,96</text:p>
          </table:table-cell>
          <table:table-cell table:number-columns-repeated="11"/>
        </table:table-row>
        <table:table-row table:style-name="ro1">
          <table:table-cell office:value-type="float" office:value="366946">
            <text:p>366946</text:p>
          </table:table-cell>
          <table:table-cell table:number-columns-repeated="14"/>
        </table:table-row>
        <table:table-row table:style-name="ro1">
          <table:table-cell office:value-type="float" office:value="3.515">
            <text:p>3,515</text:p>
          </table:table-cell>
          <table:table-cell table:number-columns-repeated="1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37756">
            <text:p>3737756</text:p>
          </table:table-cell>
          <table:table-cell office:value-type="float" office:value="3613.61">
            <text:p>3613,61</text:p>
          </table:table-cell>
          <table:table-cell office:value-type="float" office:value="12.55">
            <text:p>12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29813.25">
            <text:p>1829813,25</text:p>
          </table:table-cell>
          <table:table-cell office:value-type="float" office:value="1243.64">
            <text:p>1243,64</text:p>
          </table:table-cell>
          <table:table-cell office:value-type="float" office:value="17.95">
            <text:p>17,95</text:p>
          </table:table-cell>
          <table:table-cell table:number-columns-repeated="11"/>
        </table:table-row>
        <table:table-row table:style-name="ro1">
          <table:table-cell office:value-type="float" office:value="366304">
            <text:p>366304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23982">
            <text:p>3723982</text:p>
          </table:table-cell>
          <table:table-cell office:value-type="float" office:value="3599.34">
            <text:p>3599,34</text:p>
          </table:table-cell>
          <table:table-cell office:value-type="float" office:value="12.57">
            <text:p>12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29457.25">
            <text:p>1829457,25</text:p>
          </table:table-cell>
          <table:table-cell office:value-type="float" office:value="1242.43">
            <text:p>1242,43</text:p>
          </table:table-cell>
          <table:table-cell office:value-type="float" office:value="17.95">
            <text:p>17,95</text:p>
          </table:table-cell>
          <table:table-cell table:number-columns-repeated="11"/>
        </table:table-row>
        <table:table-row table:style-name="ro1">
          <table:table-cell office:value-type="float" office:value="364935">
            <text:p>364935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62898">
            <text:p>3662898</text:p>
          </table:table-cell>
          <table:table-cell office:value-type="float" office:value="3513.46">
            <text:p>3513,46</text:p>
          </table:table-cell>
          <table:table-cell office:value-type="float" office:value="12.67">
            <text:p>12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38730.5">
            <text:p>1838730,5</text:p>
          </table:table-cell>
          <table:table-cell office:value-type="float" office:value="1252.07">
            <text:p>1252,07</text:p>
          </table:table-cell>
          <table:table-cell office:value-type="float" office:value="17.96">
            <text:p>17,96</text:p>
          </table:table-cell>
          <table:table-cell table:number-columns-repeated="11"/>
        </table:table-row>
        <table:table-row table:style-name="ro1">
          <table:table-cell office:value-type="float" office:value="363968">
            <text:p>363968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39540">
            <text:p>3639540</text:p>
          </table:table-cell>
          <table:table-cell office:value-type="float" office:value="3508.83">
            <text:p>3508,83</text:p>
          </table:table-cell>
          <table:table-cell office:value-type="float" office:value="12.68">
            <text:p>12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34114.5">
            <text:p>1834114,5</text:p>
          </table:table-cell>
          <table:table-cell office:value-type="float" office:value="1246.54">
            <text:p>1246,54</text:p>
          </table:table-cell>
          <table:table-cell office:value-type="float" office:value="17.98">
            <text:p>17,98</text:p>
          </table:table-cell>
          <table:table-cell table:number-columns-repeated="11"/>
        </table:table-row>
        <table:table-row table:style-name="ro1">
          <table:table-cell office:value-type="float" office:value="362077">
            <text:p>362077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11129">
            <text:p>3711129</text:p>
          </table:table-cell>
          <table:table-cell office:value-type="float" office:value="3583.21">
            <text:p>3583,21</text:p>
          </table:table-cell>
          <table:table-cell office:value-type="float" office:value="12.59">
            <text:p>12,5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44040.75">
            <text:p>1844040,75</text:p>
          </table:table-cell>
          <table:table-cell office:value-type="float" office:value="1255.4">
            <text:p>1255,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60739">
            <text:p>360739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06597">
            <text:p>3706597</text:p>
          </table:table-cell>
          <table:table-cell office:value-type="float" office:value="3573.34">
            <text:p>3573,34</text:p>
          </table:table-cell>
          <table:table-cell office:value-type="float" office:value="12.6">
            <text:p>12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47907">
            <text:p>1847907</text:p>
          </table:table-cell>
          <table:table-cell office:value-type="float" office:value="1257.88">
            <text:p>1257,88</text:p>
          </table:table-cell>
          <table:table-cell office:value-type="float" office:value="17.99">
            <text:p>17,99</text:p>
          </table:table-cell>
          <table:table-cell table:number-columns-repeated="11"/>
        </table:table-row>
        <table:table-row table:style-name="ro1">
          <table:table-cell office:value-type="float" office:value="359220">
            <text:p>359220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42411">
            <text:p>3842411</text:p>
          </table:table-cell>
          <table:table-cell office:value-type="float" office:value="3731.83">
            <text:p>3731,83</text:p>
          </table:table-cell>
          <table:table-cell office:value-type="float" office:value="12.41">
            <text:p>12,4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52824.5">
            <text:p>1852824,5</text:p>
          </table:table-cell>
          <table:table-cell office:value-type="float" office:value="1262.57">
            <text:p>1262,57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float" office:value="358653">
            <text:p>358653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20135">
            <text:p>3820135</text:p>
          </table:table-cell>
          <table:table-cell office:value-type="float" office:value="3708.64">
            <text:p>3708,64</text:p>
          </table:table-cell>
          <table:table-cell office:value-type="float" office:value="12.44">
            <text:p>12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63099.38">
            <text:p>1863099,38</text:p>
          </table:table-cell>
          <table:table-cell office:value-type="float" office:value="1267.75">
            <text:p>1267,75</text:p>
          </table:table-cell>
          <table:table-cell office:value-type="float" office:value="17.86">
            <text:p>17,86</text:p>
          </table:table-cell>
          <table:table-cell table:number-columns-repeated="11"/>
        </table:table-row>
        <table:table-row table:style-name="ro1">
          <table:table-cell office:value-type="float" office:value="357255">
            <text:p>357255</text:p>
          </table:table-cell>
          <table:table-cell table:number-columns-repeated="14"/>
        </table:table-row>
        <table:table-row table:style-name="ro1">
          <table:table-cell office:value-type="float" office:value="3.515">
            <text:p>3,515</text:p>
          </table:table-cell>
          <table:table-cell table:number-columns-repeated="1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97573">
            <text:p>3797573</text:p>
          </table:table-cell>
          <table:table-cell office:value-type="float" office:value="3676.12">
            <text:p>3676,12</text:p>
          </table:table-cell>
          <table:table-cell office:value-type="float" office:value="12.48">
            <text:p>12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67783.5">
            <text:p>1867783,5</text:p>
          </table:table-cell>
          <table:table-cell office:value-type="float" office:value="1270.42">
            <text:p>1270,42</text:p>
          </table:table-cell>
          <table:table-cell office:value-type="float" office:value="17.86">
            <text:p>17,86</text:p>
          </table:table-cell>
          <table:table-cell table:number-columns-repeated="11"/>
        </table:table-row>
        <table:table-row table:style-name="ro1">
          <table:table-cell office:value-type="float" office:value="355470">
            <text:p>355470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75147">
            <text:p>3775147</text:p>
          </table:table-cell>
          <table:table-cell office:value-type="float" office:value="3592.68">
            <text:p>3592,68</text:p>
          </table:table-cell>
          <table:table-cell office:value-type="float" office:value="12.58">
            <text:p>12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6492.63">
            <text:p>1876492,63</text:p>
          </table:table-cell>
          <table:table-cell office:value-type="float" office:value="1277.49">
            <text:p>1277,49</text:p>
          </table:table-cell>
          <table:table-cell office:value-type="float" office:value="17.84">
            <text:p>17,84</text:p>
          </table:table-cell>
          <table:table-cell table:number-columns-repeated="11"/>
        </table:table-row>
        <table:table-row table:style-name="ro1">
          <table:table-cell office:value-type="float" office:value="354942">
            <text:p>354942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87863">
            <text:p>3787863</text:p>
          </table:table-cell>
          <table:table-cell office:value-type="float" office:value="3574.58">
            <text:p>3574,58</text:p>
          </table:table-cell>
          <table:table-cell office:value-type="float" office:value="12.6">
            <text:p>12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8613.75">
            <text:p>1878613,75</text:p>
          </table:table-cell>
          <table:table-cell office:value-type="float" office:value="1279.28">
            <text:p>1279,28</text:p>
          </table:table-cell>
          <table:table-cell office:value-type="float" office:value="17.86">
            <text:p>17,86</text:p>
          </table:table-cell>
          <table:table-cell table:number-columns-repeated="11"/>
        </table:table-row>
        <table:table-row table:style-name="ro1">
          <table:table-cell office:value-type="float" office:value="353620">
            <text:p>353620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08271">
            <text:p>3808271</text:p>
          </table:table-cell>
          <table:table-cell office:value-type="float" office:value="3624.2">
            <text:p>3624,2</text:p>
          </table:table-cell>
          <table:table-cell office:value-type="float" office:value="12.54">
            <text:p>12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4834.13">
            <text:p>1874834,13</text:p>
          </table:table-cell>
          <table:table-cell office:value-type="float" office:value="1276.21">
            <text:p>1276,21</text:p>
          </table:table-cell>
          <table:table-cell office:value-type="float" office:value="17.88">
            <text:p>17,88</text:p>
          </table:table-cell>
          <table:table-cell table:number-columns-repeated="11"/>
        </table:table-row>
        <table:table-row table:style-name="ro1">
          <table:table-cell office:value-type="float" office:value="351100">
            <text:p>351100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84530">
            <text:p>3884530</text:p>
          </table:table-cell>
          <table:table-cell office:value-type="float" office:value="3770.36">
            <text:p>3770,36</text:p>
          </table:table-cell>
          <table:table-cell office:value-type="float" office:value="12.37">
            <text:p>12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6953.63">
            <text:p>1876953,63</text:p>
          </table:table-cell>
          <table:table-cell office:value-type="float" office:value="1278.27">
            <text:p>1278,27</text:p>
          </table:table-cell>
          <table:table-cell office:value-type="float" office:value="17.93">
            <text:p>17,93</text:p>
          </table:table-cell>
          <table:table-cell table:number-columns-repeated="11"/>
        </table:table-row>
        <table:table-row table:style-name="ro1">
          <table:table-cell office:value-type="float" office:value="351135">
            <text:p>351135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63868">
            <text:p>3863868</text:p>
          </table:table-cell>
          <table:table-cell office:value-type="float" office:value="3742.47">
            <text:p>3742,47</text:p>
          </table:table-cell>
          <table:table-cell office:value-type="float" office:value="12.4">
            <text:p>12,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85515.5">
            <text:p>1885515,5</text:p>
          </table:table-cell>
          <table:table-cell office:value-type="float" office:value="1284.4">
            <text:p>1284,4</text:p>
          </table:table-cell>
          <table:table-cell office:value-type="float" office:value="17.9">
            <text:p>17,9</text:p>
          </table:table-cell>
          <table:table-cell table:number-columns-repeated="11"/>
        </table:table-row>
        <table:table-row table:style-name="ro1">
          <table:table-cell office:value-type="float" office:value="350512">
            <text:p>350512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84821">
            <text:p>3884821</text:p>
          </table:table-cell>
          <table:table-cell office:value-type="float" office:value="3763.97">
            <text:p>3763,97</text:p>
          </table:table-cell>
          <table:table-cell office:value-type="float" office:value="12.37">
            <text:p>12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94572.13">
            <text:p>1894572,13</text:p>
          </table:table-cell>
          <table:table-cell office:value-type="float" office:value="1290.2">
            <text:p>1290,2</text:p>
          </table:table-cell>
          <table:table-cell office:value-type="float" office:value="17.89">
            <text:p>17,89</text:p>
          </table:table-cell>
          <table:table-cell table:number-columns-repeated="11"/>
        </table:table-row>
        <table:table-row table:style-name="ro1">
          <table:table-cell office:value-type="float" office:value="349222">
            <text:p>349222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03649">
            <text:p>3903649</text:p>
          </table:table-cell>
          <table:table-cell office:value-type="float" office:value="3783.54">
            <text:p>3783,54</text:p>
          </table:table-cell>
          <table:table-cell office:value-type="float" office:value="12.35">
            <text:p>12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98060">
            <text:p>1898060</text:p>
          </table:table-cell>
          <table:table-cell office:value-type="float" office:value="1294.22">
            <text:p>1294,22</text:p>
          </table:table-cell>
          <table:table-cell office:value-type="float" office:value="17.86">
            <text:p>17,86</text:p>
          </table:table-cell>
          <table:table-cell table:number-columns-repeated="11"/>
        </table:table-row>
        <table:table-row table:style-name="ro1">
          <table:table-cell office:value-type="float" office:value="347554">
            <text:p>347554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42243">
            <text:p>3942243</text:p>
          </table:table-cell>
          <table:table-cell office:value-type="float" office:value="3806.48">
            <text:p>3806,48</text:p>
          </table:table-cell>
          <table:table-cell office:value-type="float" office:value="12.33">
            <text:p>12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08554.75">
            <text:p>1908554,75</text:p>
          </table:table-cell>
          <table:table-cell office:value-type="float" office:value="1297.72">
            <text:p>1297,72</text:p>
          </table:table-cell>
          <table:table-cell office:value-type="float" office:value="17.79">
            <text:p>17,79</text:p>
          </table:table-cell>
          <table:table-cell table:number-columns-repeated="11"/>
        </table:table-row>
        <table:table-row table:style-name="ro1">
          <table:table-cell office:value-type="float" office:value="345945">
            <text:p>345945</text:p>
          </table:table-cell>
          <table:table-cell table:number-columns-repeated="14"/>
        </table:table-row>
        <table:table-row table:style-name="ro1">
          <table:table-cell office:value-type="float" office:value="3.563">
            <text:p>3,563</text:p>
          </table:table-cell>
          <table:table-cell table:number-columns-repeated="1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70658">
            <text:p>3970658</text:p>
          </table:table-cell>
          <table:table-cell office:value-type="float" office:value="3830.93">
            <text:p>3830,93</text:p>
          </table:table-cell>
          <table:table-cell office:value-type="float" office:value="12.3">
            <text:p>12,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23429">
            <text:p>1923429</text:p>
          </table:table-cell>
          <table:table-cell office:value-type="float" office:value="1309.08">
            <text:p>1309,08</text:p>
          </table:table-cell>
          <table:table-cell office:value-type="float" office:value="17.75">
            <text:p>17,75</text:p>
          </table:table-cell>
          <table:table-cell table:number-columns-repeated="11"/>
        </table:table-row>
        <table:table-row table:style-name="ro1">
          <table:table-cell office:value-type="float" office:value="345254">
            <text:p>345254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69140">
            <text:p>3969140</text:p>
          </table:table-cell>
          <table:table-cell office:value-type="float" office:value="3826.85">
            <text:p>3826,85</text:p>
          </table:table-cell>
          <table:table-cell office:value-type="float" office:value="12.3">
            <text:p>12,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22082.38">
            <text:p>1922082,38</text:p>
          </table:table-cell>
          <table:table-cell office:value-type="float" office:value="1309.67">
            <text:p>1309,67</text:p>
          </table:table-cell>
          <table:table-cell office:value-type="float" office:value="17.77">
            <text:p>17,77</text:p>
          </table:table-cell>
          <table:table-cell table:number-columns-repeated="11"/>
        </table:table-row>
        <table:table-row table:style-name="ro1">
          <table:table-cell office:value-type="float" office:value="343733">
            <text:p>343733</text:p>
          </table:table-cell>
          <table:table-cell table:number-columns-repeated="14"/>
        </table:table-row>
        <table:table-row table:style-name="ro1">
          <table:table-cell office:value-type="float" office:value="3.515">
            <text:p>3,515</text:p>
          </table:table-cell>
          <table:table-cell table:number-columns-repeated="1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35549">
            <text:p>3835549</text:p>
          </table:table-cell>
          <table:table-cell office:value-type="float" office:value="3680.11">
            <text:p>3680,11</text:p>
          </table:table-cell>
          <table:table-cell office:value-type="float" office:value="12.47">
            <text:p>12,4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11035.63">
            <text:p>1911035,63</text:p>
          </table:table-cell>
          <table:table-cell office:value-type="float" office:value="1300.75">
            <text:p>1300,75</text:p>
          </table:table-cell>
          <table:table-cell office:value-type="float" office:value="17.78">
            <text:p>17,78</text:p>
          </table:table-cell>
          <table:table-cell table:number-columns-repeated="11"/>
        </table:table-row>
        <table:table-row table:style-name="ro1">
          <table:table-cell office:value-type="float" office:value="341716">
            <text:p>341716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16408">
            <text:p>3916408</text:p>
          </table:table-cell>
          <table:table-cell office:value-type="float" office:value="3766.31">
            <text:p>3766,31</text:p>
          </table:table-cell>
          <table:table-cell office:value-type="float" office:value="12.37">
            <text:p>12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34679.63">
            <text:p>1934679,63</text:p>
          </table:table-cell>
          <table:table-cell office:value-type="float" office:value="1317.76">
            <text:p>1317,76</text:p>
          </table:table-cell>
          <table:table-cell office:value-type="float" office:value="17.75">
            <text:p>17,75</text:p>
          </table:table-cell>
          <table:table-cell table:number-columns-repeated="11"/>
        </table:table-row>
        <table:table-row table:style-name="ro1">
          <table:table-cell office:value-type="float" office:value="342342">
            <text:p>342342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96860">
            <text:p>3896860</text:p>
          </table:table-cell>
          <table:table-cell office:value-type="float" office:value="3740.9">
            <text:p>3740,9</text:p>
          </table:table-cell>
          <table:table-cell office:value-type="float" office:value="12.4">
            <text:p>12,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36270.75">
            <text:p>1936270,75</text:p>
          </table:table-cell>
          <table:table-cell office:value-type="float" office:value="1320.9">
            <text:p>1320,9</text:p>
          </table:table-cell>
          <table:table-cell office:value-type="float" office:value="17.78">
            <text:p>17,78</text:p>
          </table:table-cell>
          <table:table-cell table:number-columns-repeated="11"/>
        </table:table-row>
        <table:table-row table:style-name="ro1">
          <table:table-cell office:value-type="float" office:value="340869">
            <text:p>340869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65235">
            <text:p>3965235</text:p>
          </table:table-cell>
          <table:table-cell office:value-type="float" office:value="3816.49">
            <text:p>3816,49</text:p>
          </table:table-cell>
          <table:table-cell office:value-type="float" office:value="12.31">
            <text:p>12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41125.88">
            <text:p>1941125,88</text:p>
          </table:table-cell>
          <table:table-cell office:value-type="float" office:value="1324.3">
            <text:p>1324,3</text:p>
          </table:table-cell>
          <table:table-cell office:value-type="float" office:value="17.77">
            <text:p>17,77</text:p>
          </table:table-cell>
          <table:table-cell table:number-columns-repeated="11"/>
        </table:table-row>
        <table:table-row table:style-name="ro1">
          <table:table-cell office:value-type="float" office:value="339809">
            <text:p>339809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64117">
            <text:p>4164117</text:p>
          </table:table-cell>
          <table:table-cell office:value-type="float" office:value="4045.26">
            <text:p>4045,26</text:p>
          </table:table-cell>
          <table:table-cell office:value-type="float" office:value="12.06">
            <text:p>12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42397.63">
            <text:p>1942397,63</text:p>
          </table:table-cell>
          <table:table-cell office:value-type="float" office:value="1323.33">
            <text:p>1323,33</text:p>
          </table:table-cell>
          <table:table-cell office:value-type="float" office:value="17.78">
            <text:p>17,78</text:p>
          </table:table-cell>
          <table:table-cell table:number-columns-repeated="11"/>
        </table:table-row>
        <table:table-row table:style-name="ro1">
          <table:table-cell office:value-type="float" office:value="339083">
            <text:p>339083</text:p>
          </table:table-cell>
          <table:table-cell table:number-columns-repeated="14"/>
        </table:table-row>
        <table:table-row table:style-name="ro1">
          <table:table-cell office:value-type="float" office:value="3.484">
            <text:p>3,484</text:p>
          </table:table-cell>
          <table:table-cell table:number-columns-repeated="1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20856">
            <text:p>4120856</text:p>
          </table:table-cell>
          <table:table-cell office:value-type="float" office:value="3987.99">
            <text:p>3987,99</text:p>
          </table:table-cell>
          <table:table-cell office:value-type="float" office:value="12.12">
            <text:p>12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48095.63">
            <text:p>1948095,63</text:p>
          </table:table-cell>
          <table:table-cell office:value-type="float" office:value="1325.91">
            <text:p>1325,91</text:p>
          </table:table-cell>
          <table:table-cell office:value-type="float" office:value="17.77">
            <text:p>17,77</text:p>
          </table:table-cell>
          <table:table-cell table:number-columns-repeated="11"/>
        </table:table-row>
        <table:table-row table:style-name="ro1">
          <table:table-cell office:value-type="float" office:value="338238">
            <text:p>338238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99697">
            <text:p>4099697</text:p>
          </table:table-cell>
          <table:table-cell office:value-type="float" office:value="3953.58">
            <text:p>3953,58</text:p>
          </table:table-cell>
          <table:table-cell office:value-type="float" office:value="12.16">
            <text:p>12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58776.75">
            <text:p>1958776,75</text:p>
          </table:table-cell>
          <table:table-cell office:value-type="float" office:value="1334.33">
            <text:p>1334,33</text:p>
          </table:table-cell>
          <table:table-cell office:value-type="float" office:value="17.66">
            <text:p>17,66</text:p>
          </table:table-cell>
          <table:table-cell table:number-columns-repeated="11"/>
        </table:table-row>
        <table:table-row table:style-name="ro1">
          <table:table-cell office:value-type="float" office:value="337302">
            <text:p>337302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01868">
            <text:p>4101868</text:p>
          </table:table-cell>
          <table:table-cell office:value-type="float" office:value="3960.46">
            <text:p>3960,46</text:p>
          </table:table-cell>
          <table:table-cell office:value-type="float" office:value="12.15">
            <text:p>12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64550.88">
            <text:p>1964550,88</text:p>
          </table:table-cell>
          <table:table-cell office:value-type="float" office:value="1337.47">
            <text:p>1337,47</text:p>
          </table:table-cell>
          <table:table-cell office:value-type="float" office:value="17.66">
            <text:p>17,66</text:p>
          </table:table-cell>
          <table:table-cell table:number-columns-repeated="11"/>
        </table:table-row>
        <table:table-row table:style-name="ro1">
          <table:table-cell office:value-type="float" office:value="336662">
            <text:p>336662</text:p>
          </table:table-cell>
          <table:table-cell table:number-columns-repeated="14"/>
        </table:table-row>
        <table:table-row table:style-name="ro1">
          <table:table-cell office:value-type="float" office:value="3.735">
            <text:p>3,735</text:p>
          </table:table-cell>
          <table:table-cell table:number-columns-repeated="1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41159">
            <text:p>3941159</text:p>
          </table:table-cell>
          <table:table-cell office:value-type="float" office:value="3776.18">
            <text:p>3776,18</text:p>
          </table:table-cell>
          <table:table-cell office:value-type="float" office:value="12.36">
            <text:p>12,3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62927">
            <text:p>1962927</text:p>
          </table:table-cell>
          <table:table-cell office:value-type="float" office:value="1338.96">
            <text:p>1338,96</text:p>
          </table:table-cell>
          <table:table-cell office:value-type="float" office:value="17.68">
            <text:p>17,68</text:p>
          </table:table-cell>
          <table:table-cell table:number-columns-repeated="11"/>
        </table:table-row>
        <table:table-row table:style-name="ro1">
          <table:table-cell office:value-type="float" office:value="334968">
            <text:p>334968</text:p>
          </table:table-cell>
          <table:table-cell table:number-columns-repeated="14"/>
        </table:table-row>
        <table:table-row table:style-name="ro1">
          <table:table-cell office:value-type="float" office:value="3.484">
            <text:p>3,484</text:p>
          </table:table-cell>
          <table:table-cell table:number-columns-repeated="1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86476">
            <text:p>3986476</text:p>
          </table:table-cell>
          <table:table-cell office:value-type="float" office:value="3816.96">
            <text:p>3816,96</text:p>
          </table:table-cell>
          <table:table-cell office:value-type="float" office:value="12.31">
            <text:p>12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64474.88">
            <text:p>1964474,88</text:p>
          </table:table-cell>
          <table:table-cell office:value-type="float" office:value="1336.41">
            <text:p>1336,41</text:p>
          </table:table-cell>
          <table:table-cell office:value-type="float" office:value="17.68">
            <text:p>17,68</text:p>
          </table:table-cell>
          <table:table-cell table:number-columns-repeated="11"/>
        </table:table-row>
        <table:table-row table:style-name="ro1">
          <table:table-cell office:value-type="float" office:value="334315">
            <text:p>334315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78560">
            <text:p>3978560</text:p>
          </table:table-cell>
          <table:table-cell office:value-type="float" office:value="3807.73">
            <text:p>3807,73</text:p>
          </table:table-cell>
          <table:table-cell office:value-type="float" office:value="12.32">
            <text:p>12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69302.88">
            <text:p>1969302,88</text:p>
          </table:table-cell>
          <table:table-cell office:value-type="float" office:value="1339.22">
            <text:p>1339,22</text:p>
          </table:table-cell>
          <table:table-cell office:value-type="float" office:value="17.68">
            <text:p>17,68</text:p>
          </table:table-cell>
          <table:table-cell table:number-columns-repeated="11"/>
        </table:table-row>
        <table:table-row table:style-name="ro1">
          <table:table-cell office:value-type="float" office:value="332976">
            <text:p>332976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97644">
            <text:p>4097644</text:p>
          </table:table-cell>
          <table:table-cell office:value-type="float" office:value="3949.29">
            <text:p>3949,29</text:p>
          </table:table-cell>
          <table:table-cell office:value-type="float" office:value="12.17">
            <text:p>12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74576.75">
            <text:p>1974576,75</text:p>
          </table:table-cell>
          <table:table-cell office:value-type="float" office:value="1344.68">
            <text:p>1344,68</text:p>
          </table:table-cell>
          <table:table-cell office:value-type="float" office:value="17.71">
            <text:p>17,71</text:p>
          </table:table-cell>
          <table:table-cell table:number-columns-repeated="11"/>
        </table:table-row>
        <table:table-row table:style-name="ro1">
          <table:table-cell office:value-type="float" office:value="332676">
            <text:p>332676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02288">
            <text:p>4102288</text:p>
          </table:table-cell>
          <table:table-cell office:value-type="float" office:value="3953.44">
            <text:p>3953,44</text:p>
          </table:table-cell>
          <table:table-cell office:value-type="float" office:value="12.16">
            <text:p>12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79710.5">
            <text:p>1979710,5</text:p>
          </table:table-cell>
          <table:table-cell office:value-type="float" office:value="1351.12">
            <text:p>1351,12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float" office:value="331334">
            <text:p>331334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11749">
            <text:p>4211749</text:p>
          </table:table-cell>
          <table:table-cell office:value-type="float" office:value="4077.51">
            <text:p>4077,51</text:p>
          </table:table-cell>
          <table:table-cell office:value-type="float" office:value="12.03">
            <text:p>12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85611.88">
            <text:p>1985611,88</text:p>
          </table:table-cell>
          <table:table-cell office:value-type="float" office:value="1357.4">
            <text:p>1357,4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float" office:value="330538">
            <text:p>330538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83620">
            <text:p>4183620</text:p>
          </table:table-cell>
          <table:table-cell office:value-type="float" office:value="4042.67">
            <text:p>4042,67</text:p>
          </table:table-cell>
          <table:table-cell office:value-type="float" office:value="12.06">
            <text:p>12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87727.88">
            <text:p>1987727,88</text:p>
          </table:table-cell>
          <table:table-cell office:value-type="float" office:value="1357.37">
            <text:p>1357,37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float" office:value="330128">
            <text:p>330128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11782">
            <text:p>4011782</text:p>
          </table:table-cell>
          <table:table-cell office:value-type="float" office:value="3841.08">
            <text:p>3841,08</text:p>
          </table:table-cell>
          <table:table-cell office:value-type="float" office:value="12.29">
            <text:p>12,2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92859.38">
            <text:p>1992859,38</text:p>
          </table:table-cell>
          <table:table-cell office:value-type="float" office:value="1360.71">
            <text:p>1360,71</text:p>
          </table:table-cell>
          <table:table-cell office:value-type="float" office:value="17.63">
            <text:p>17,63</text:p>
          </table:table-cell>
          <table:table-cell table:number-columns-repeated="11"/>
        </table:table-row>
        <table:table-row table:style-name="ro1">
          <table:table-cell office:value-type="float" office:value="328776">
            <text:p>328776</text:p>
          </table:table-cell>
          <table:table-cell table:number-columns-repeated="14"/>
        </table:table-row>
        <table:table-row table:style-name="ro1">
          <table:table-cell office:value-type="float" office:value="3.484">
            <text:p>3,484</text:p>
          </table:table-cell>
          <table:table-cell table:number-columns-repeated="1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03348">
            <text:p>4003348</text:p>
          </table:table-cell>
          <table:table-cell office:value-type="float" office:value="3788.24">
            <text:p>3788,24</text:p>
          </table:table-cell>
          <table:table-cell office:value-type="float" office:value="12.35">
            <text:p>12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94299.5">
            <text:p>1994299,5</text:p>
          </table:table-cell>
          <table:table-cell office:value-type="float" office:value="1361.32">
            <text:p>1361,32</text:p>
          </table:table-cell>
          <table:table-cell office:value-type="float" office:value="17.56">
            <text:p>17,56</text:p>
          </table:table-cell>
          <table:table-cell table:number-columns-repeated="11"/>
        </table:table-row>
        <table:table-row table:style-name="ro1">
          <table:table-cell office:value-type="float" office:value="327479">
            <text:p>327479</text:p>
          </table:table-cell>
          <table:table-cell table:number-columns-repeated="14"/>
        </table:table-row>
        <table:table-row table:style-name="ro1">
          <table:table-cell office:value-type="float" office:value="3.797">
            <text:p>3,797</text:p>
          </table:table-cell>
          <table:table-cell table:number-columns-repeated="1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98708">
            <text:p>4198708</text:p>
          </table:table-cell>
          <table:table-cell office:value-type="float" office:value="4046.14">
            <text:p>4046,14</text:p>
          </table:table-cell>
          <table:table-cell office:value-type="float" office:value="12.06">
            <text:p>12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07634.88">
            <text:p>2007634,88</text:p>
          </table:table-cell>
          <table:table-cell office:value-type="float" office:value="1368.2">
            <text:p>1368,2</text:p>
          </table:table-cell>
          <table:table-cell office:value-type="float" office:value="17.55">
            <text:p>17,55</text:p>
          </table:table-cell>
          <table:table-cell table:number-columns-repeated="11"/>
        </table:table-row>
        <table:table-row table:style-name="ro1">
          <table:table-cell office:value-type="float" office:value="327669">
            <text:p>327669</text:p>
          </table:table-cell>
          <table:table-cell table:number-columns-repeated="14"/>
        </table:table-row>
        <table:table-row table:style-name="ro1">
          <table:table-cell office:value-type="float" office:value="3.641">
            <text:p>3,641</text:p>
          </table:table-cell>
          <table:table-cell table:number-columns-repeated="1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13970">
            <text:p>4313970</text:p>
          </table:table-cell>
          <table:table-cell office:value-type="float" office:value="4179.9">
            <text:p>4179,9</text:p>
          </table:table-cell>
          <table:table-cell office:value-type="float" office:value="11.92">
            <text:p>11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12995.25">
            <text:p>2012995,25</text:p>
          </table:table-cell>
          <table:table-cell office:value-type="float" office:value="1371.91">
            <text:p>1371,91</text:p>
          </table:table-cell>
          <table:table-cell office:value-type="float" office:value="17.53">
            <text:p>17,53</text:p>
          </table:table-cell>
          <table:table-cell table:number-columns-repeated="11"/>
        </table:table-row>
        <table:table-row table:style-name="ro1">
          <table:table-cell office:value-type="float" office:value="326564">
            <text:p>326564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12676">
            <text:p>4312676</text:p>
          </table:table-cell>
          <table:table-cell office:value-type="float" office:value="4178.27">
            <text:p>4178,27</text:p>
          </table:table-cell>
          <table:table-cell office:value-type="float" office:value="11.92">
            <text:p>11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18361.25">
            <text:p>2018361,25</text:p>
          </table:table-cell>
          <table:table-cell office:value-type="float" office:value="1377.78">
            <text:p>1377,78</text:p>
          </table:table-cell>
          <table:table-cell office:value-type="float" office:value="17.54">
            <text:p>17,54</text:p>
          </table:table-cell>
          <table:table-cell table:number-columns-repeated="11"/>
        </table:table-row>
        <table:table-row table:style-name="ro1">
          <table:table-cell office:value-type="float" office:value="325641">
            <text:p>325641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45270">
            <text:p>4345270</text:p>
          </table:table-cell>
          <table:table-cell office:value-type="float" office:value="4212.28">
            <text:p>4212,28</text:p>
          </table:table-cell>
          <table:table-cell office:value-type="float" office:value="11.89">
            <text:p>11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3429.75">
            <text:p>2023429,75</text:p>
          </table:table-cell>
          <table:table-cell office:value-type="float" office:value="1383.45">
            <text:p>1383,45</text:p>
          </table:table-cell>
          <table:table-cell office:value-type="float" office:value="17.54">
            <text:p>17,54</text:p>
          </table:table-cell>
          <table:table-cell table:number-columns-repeated="11"/>
        </table:table-row>
        <table:table-row table:style-name="ro1">
          <table:table-cell office:value-type="float" office:value="324223">
            <text:p>324223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01695">
            <text:p>4201695</text:p>
          </table:table-cell>
          <table:table-cell office:value-type="float" office:value="4046.04">
            <text:p>4046,04</text:p>
          </table:table-cell>
          <table:table-cell office:value-type="float" office:value="12.06">
            <text:p>12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2417.13">
            <text:p>2022417,13</text:p>
          </table:table-cell>
          <table:table-cell office:value-type="float" office:value="1381.04">
            <text:p>1381,04</text:p>
          </table:table-cell>
          <table:table-cell office:value-type="float" office:value="17.58">
            <text:p>17,58</text:p>
          </table:table-cell>
          <table:table-cell table:number-columns-repeated="11"/>
        </table:table-row>
        <table:table-row table:style-name="ro1">
          <table:table-cell office:value-type="float" office:value="323278">
            <text:p>323278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25174">
            <text:p>4225174</text:p>
          </table:table-cell>
          <table:table-cell office:value-type="float" office:value="4059.49">
            <text:p>4059,49</text:p>
          </table:table-cell>
          <table:table-cell office:value-type="float" office:value="12.05">
            <text:p>12,0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4044.13">
            <text:p>2024044,13</text:p>
          </table:table-cell>
          <table:table-cell office:value-type="float" office:value="1382.61">
            <text:p>1382,61</text:p>
          </table:table-cell>
          <table:table-cell office:value-type="float" office:value="17.58">
            <text:p>17,58</text:p>
          </table:table-cell>
          <table:table-cell table:number-columns-repeated="11"/>
        </table:table-row>
        <table:table-row table:style-name="ro1">
          <table:table-cell office:value-type="float" office:value="323211">
            <text:p>323211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13553">
            <text:p>4113553</text:p>
          </table:table-cell>
          <table:table-cell office:value-type="float" office:value="3941.3">
            <text:p>3941,3</text:p>
          </table:table-cell>
          <table:table-cell office:value-type="float" office:value="12.17">
            <text:p>12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5727">
            <text:p>2025727</text:p>
          </table:table-cell>
          <table:table-cell office:value-type="float" office:value="1380.36">
            <text:p>1380,36</text:p>
          </table:table-cell>
          <table:table-cell office:value-type="float" office:value="17.58">
            <text:p>17,58</text:p>
          </table:table-cell>
          <table:table-cell table:number-columns-repeated="11"/>
        </table:table-row>
        <table:table-row table:style-name="ro1">
          <table:table-cell office:value-type="float" office:value="322600">
            <text:p>322600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1">
            <text:p>1,8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46339">
            <text:p>4146339</text:p>
          </table:table-cell>
          <table:table-cell office:value-type="float" office:value="3988.1">
            <text:p>3988,1</text:p>
          </table:table-cell>
          <table:table-cell office:value-type="float" office:value="12.12">
            <text:p>12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14976.63">
            <text:p>2014976,63</text:p>
          </table:table-cell>
          <table:table-cell office:value-type="float" office:value="1370.18">
            <text:p>1370,18</text:p>
          </table:table-cell>
          <table:table-cell office:value-type="float" office:value="17.62">
            <text:p>17,62</text:p>
          </table:table-cell>
          <table:table-cell table:number-columns-repeated="11"/>
        </table:table-row>
        <table:table-row table:style-name="ro1">
          <table:table-cell office:value-type="float" office:value="321132">
            <text:p>321132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01968">
            <text:p>4201968</text:p>
          </table:table-cell>
          <table:table-cell office:value-type="float" office:value="4046.01">
            <text:p>4046,01</text:p>
          </table:table-cell>
          <table:table-cell office:value-type="float" office:value="12.06">
            <text:p>12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8624">
            <text:p>2028624</text:p>
          </table:table-cell>
          <table:table-cell office:value-type="float" office:value="1380.13">
            <text:p>1380,13</text:p>
          </table:table-cell>
          <table:table-cell office:value-type="float" office:value="17.59">
            <text:p>17,59</text:p>
          </table:table-cell>
          <table:table-cell table:number-columns-repeated="11"/>
        </table:table-row>
        <table:table-row table:style-name="ro1">
          <table:table-cell office:value-type="float" office:value="319820">
            <text:p>319820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67170">
            <text:p>4167170</text:p>
          </table:table-cell>
          <table:table-cell office:value-type="float" office:value="4004.94">
            <text:p>4004,94</text:p>
          </table:table-cell>
          <table:table-cell office:value-type="float" office:value="12.1">
            <text:p>12,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30035.25">
            <text:p>2030035,25</text:p>
          </table:table-cell>
          <table:table-cell office:value-type="float" office:value="1380.84">
            <text:p>1380,84</text:p>
          </table:table-cell>
          <table:table-cell office:value-type="float" office:value="17.59">
            <text:p>17,59</text:p>
          </table:table-cell>
          <table:table-cell table:number-columns-repeated="11"/>
        </table:table-row>
        <table:table-row table:style-name="ro1">
          <table:table-cell office:value-type="float" office:value="318733">
            <text:p>318733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82851">
            <text:p>4182851</text:p>
          </table:table-cell>
          <table:table-cell office:value-type="float" office:value="4016.38">
            <text:p>4016,38</text:p>
          </table:table-cell>
          <table:table-cell office:value-type="float" office:value="12.09">
            <text:p>12,0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0909.5">
            <text:p>2040909,5</text:p>
          </table:table-cell>
          <table:table-cell office:value-type="float" office:value="1386.96">
            <text:p>1386,96</text:p>
          </table:table-cell>
          <table:table-cell office:value-type="float" office:value="17.49">
            <text:p>17,49</text:p>
          </table:table-cell>
          <table:table-cell table:number-columns-repeated="11"/>
        </table:table-row>
        <table:table-row table:style-name="ro1">
          <table:table-cell office:value-type="float" office:value="318433">
            <text:p>318433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70415">
            <text:p>4370415</text:p>
          </table:table-cell>
          <table:table-cell office:value-type="float" office:value="4235.26">
            <text:p>4235,26</text:p>
          </table:table-cell>
          <table:table-cell office:value-type="float" office:value="11.86">
            <text:p>11,8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2090.25">
            <text:p>2042090,25</text:p>
          </table:table-cell>
          <table:table-cell office:value-type="float" office:value="1387.73">
            <text:p>1387,73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float" office:value="317557">
            <text:p>317557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85584">
            <text:p>4185584</text:p>
          </table:table-cell>
          <table:table-cell office:value-type="float" office:value="4022.44">
            <text:p>4022,44</text:p>
          </table:table-cell>
          <table:table-cell office:value-type="float" office:value="12.09">
            <text:p>12,0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53984.5">
            <text:p>2053984,5</text:p>
          </table:table-cell>
          <table:table-cell office:value-type="float" office:value="1399.16">
            <text:p>1399,16</text:p>
          </table:table-cell>
          <table:table-cell office:value-type="float" office:value="17.45">
            <text:p>17,45</text:p>
          </table:table-cell>
          <table:table-cell table:number-columns-repeated="11"/>
        </table:table-row>
        <table:table-row table:style-name="ro1">
          <table:table-cell office:value-type="float" office:value="317170">
            <text:p>317170</text:p>
          </table:table-cell>
          <table:table-cell table:number-columns-repeated="14"/>
        </table:table-row>
        <table:table-row table:style-name="ro1">
          <table:table-cell office:value-type="float" office:value="3.469">
            <text:p>3,469</text:p>
          </table:table-cell>
          <table:table-cell table:number-columns-repeated="1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41377">
            <text:p>4141377</text:p>
          </table:table-cell>
          <table:table-cell office:value-type="float" office:value="3972.34">
            <text:p>3972,34</text:p>
          </table:table-cell>
          <table:table-cell office:value-type="float" office:value="12.14">
            <text:p>12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54439.63">
            <text:p>2054439,63</text:p>
          </table:table-cell>
          <table:table-cell office:value-type="float" office:value="1399.66">
            <text:p>1399,66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float" office:value="315769">
            <text:p>315769</text:p>
          </table:table-cell>
          <table:table-cell table:number-columns-repeated="14"/>
        </table:table-row>
        <table:table-row table:style-name="ro1">
          <table:table-cell office:value-type="float" office:value="3.469">
            <text:p>3,469</text:p>
          </table:table-cell>
          <table:table-cell table:number-columns-repeated="1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93758">
            <text:p>4093758</text:p>
          </table:table-cell>
          <table:table-cell office:value-type="float" office:value="3792.64">
            <text:p>3792,64</text:p>
          </table:table-cell>
          <table:table-cell office:value-type="float" office:value="12.34">
            <text:p>12,3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7097.25">
            <text:p>2047097,25</text:p>
          </table:table-cell>
          <table:table-cell office:value-type="float" office:value="1392.14">
            <text:p>1392,14</text:p>
          </table:table-cell>
          <table:table-cell office:value-type="float" office:value="17.49">
            <text:p>17,49</text:p>
          </table:table-cell>
          <table:table-cell table:number-columns-repeated="11"/>
        </table:table-row>
        <table:table-row table:style-name="ro1">
          <table:table-cell office:value-type="float" office:value="315336">
            <text:p>315336</text:p>
          </table:table-cell>
          <table:table-cell table:number-columns-repeated="14"/>
        </table:table-row>
      </table:table>
      <table:table table:name="Charts" table:style-name="ta1" table:print="false">
        <table:table-column table:style-name="co5" table:default-cell-style-name="Default"/>
        <table:table-row table:style-name="ro1">
          <table:table-cell>
            <draw:frame table:end-cell-address="Charts.M44" table:end-x="2.23cm" table:end-y="0.107cm" draw:z-index="0" draw:style-name="gr1" draw:text-style-name="P1" svg:width="29.327cm" svg:height="19.526cm" svg:x="0cm" svg:y="0cm">
              <draw:object draw:notify-on-update-of-ranges="Data.E2:Data.E2 Data.H2:Data.H101 Data.G2:Data.G101 Data.E102:Data.E102 Data.H102:Data.H356 Data.G102:Data.G3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24.09.2013</text:date>, <text:time>15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4T15:04:30.54</dc:date>
    <meta:generator>OpenOffice/4.0.0$Win32 OpenOffice.org_project/400m3$Build-9702</meta:generator>
    <meta:editing-duration>PT53M31S</meta:editing-duration>
    <meta:editing-cycles>4</meta:editing-cycles>
    <meta:document-statistic meta:table-count="2" meta:cell-count="8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28cm" svg:height="19.527cm" xlink:href=".." xlink:type="simple" chart:class="chart:scatter" chart:style-name="ch1">
        <chart:legend chart:legend-position="end" svg:x="26.873cm" svg:y="9.189cm" style:legend-expansion="high" chart:style-name="ch2"/>
        <chart:plot-area chart:style-name="ch3" table:cell-range-address="Data.G2:Data.H101 Data.E2:Data.E2 Data.E102:Data.E102 Data.H102:Data.H356" chart:data-source-has-labels="row" svg:x="1.624cm" svg:y="1.695cm" svg:width="24.077cm" svg:height="16.434cm">
          <chartooo:coordinate-region svg:x="2.245cm" svg:y="1.907cm" svg:width="22.714cm" svg:height="15.549cm"/>
          <chart:axis chart:dimension="x" chart:name="primary-x" chart:style-name="ch4">
            <chart:title svg:x="11.819cm" svg:y="18.52cm" chart:style-name="ch5">
              <text:p>compressed size (bytes)</text:p>
            </chart:title>
          </chart:axis>
          <chart:axis chart:dimension="y" chart:name="primary-y" chart:style-name="ch4">
            <chart:title svg:x="0.451cm" svg:y="10.763cm" chart:style-name="ch6">
              <text:p>PSNR (dB)</text:p>
            </chart:title>
            <chart:grid chart:style-name="ch7" chart:class="major"/>
          </chart:axis>
          <chart:series chart:style-name="ch8" chart:values-cell-range-address="Data.H2:Data.H101" chart:label-cell-address="Data.E2:Data.E2" chart:class="chart:scatter">
            <chart:domain table:cell-range-address="Data.G2:Data.G101"/>
            <chart:data-point chart:repeated="100"/>
          </chart:series>
          <chart:series chart:style-name="ch9" chart:values-cell-range-address="Data.H102:Data.H356" chart:label-cell-address="Data.E102:Data.E102" chart:class="chart:scatter">
            <chart:domain table:cell-range-address="Data.G102:Data.G356"/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on-flat</text:p>
                <draw:g>
                  <svg:desc>Data.E2:Data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flat</text:p>
                <draw:g>
                  <svg:desc>Data.E102:Data.E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575">
                <text:p>167575</text:p>
                <draw:g>
                  <svg:desc>Data.G2:Data.G101</svg:desc>
                </draw:g>
              </table:table-cell>
              <table:table-cell office:value-type="float" office:value="15.08">
                <text:p>15.08</text:p>
                <draw:g>
                  <svg:desc>Data.H2:Data.H101</svg:desc>
                </draw:g>
              </table:table-cell>
              <table:table-cell office:value-type="float" office:value="11966245">
                <text:p>11966245</text:p>
                <draw:g>
                  <svg:desc>Data.G102:Data.G356</svg:desc>
                </draw:g>
              </table:table-cell>
              <table:table-cell office:value-type="float" office:value="29.33">
                <text:p>29.33</text:p>
                <draw:g>
                  <svg:desc>Data.H102:Data.H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044">
                <text:p>258044</text:p>
              </table:table-cell>
              <table:table-cell office:value-type="float" office:value="16.71">
                <text:p>16.71</text:p>
              </table:table-cell>
              <table:table-cell office:value-type="float" office:value="9202057">
                <text:p>9202057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158">
                <text:p>332158</text:p>
              </table:table-cell>
              <table:table-cell office:value-type="float" office:value="17.6">
                <text:p>17.6</text:p>
              </table:table-cell>
              <table:table-cell office:value-type="float" office:value="7575129">
                <text:p>7575129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262">
                <text:p>395262</text:p>
              </table:table-cell>
              <table:table-cell office:value-type="float" office:value="18.11">
                <text:p>18.11</text:p>
              </table:table-cell>
              <table:table-cell office:value-type="float" office:value="6243416">
                <text:p>6243416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093">
                <text:p>458093</text:p>
              </table:table-cell>
              <table:table-cell office:value-type="float" office:value="18.58">
                <text:p>18.58</text:p>
              </table:table-cell>
              <table:table-cell office:value-type="float" office:value="5469667">
                <text:p>5469667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189">
                <text:p>518189</text:p>
              </table:table-cell>
              <table:table-cell office:value-type="float" office:value="19.02">
                <text:p>19.02</text:p>
              </table:table-cell>
              <table:table-cell office:value-type="float" office:value="4824804">
                <text:p>4824804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5359">
                <text:p>575359</text:p>
              </table:table-cell>
              <table:table-cell office:value-type="float" office:value="19.31">
                <text:p>19.31</text:p>
              </table:table-cell>
              <table:table-cell office:value-type="float" office:value="4377820">
                <text:p>4377820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924">
                <text:p>620924</text:p>
              </table:table-cell>
              <table:table-cell office:value-type="float" office:value="19.51">
                <text:p>19.51</text:p>
              </table:table-cell>
              <table:table-cell office:value-type="float" office:value="3912753">
                <text:p>3912753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0487">
                <text:p>670487</text:p>
              </table:table-cell>
              <table:table-cell office:value-type="float" office:value="19.75">
                <text:p>19.75</text:p>
              </table:table-cell>
              <table:table-cell office:value-type="float" office:value="3629912">
                <text:p>3629912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0745">
                <text:p>710745</text:p>
              </table:table-cell>
              <table:table-cell office:value-type="float" office:value="19.94">
                <text:p>19.94</text:p>
              </table:table-cell>
              <table:table-cell office:value-type="float" office:value="3376473">
                <text:p>337647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1743">
                <text:p>761743</text:p>
              </table:table-cell>
              <table:table-cell office:value-type="float" office:value="20.15">
                <text:p>20.15</text:p>
              </table:table-cell>
              <table:table-cell office:value-type="float" office:value="3175722">
                <text:p>3175722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6716">
                <text:p>806716</text:p>
              </table:table-cell>
              <table:table-cell office:value-type="float" office:value="20.38">
                <text:p>20.38</text:p>
              </table:table-cell>
              <table:table-cell office:value-type="float" office:value="2979363">
                <text:p>2979363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3501">
                <text:p>843501</text:p>
              </table:table-cell>
              <table:table-cell office:value-type="float" office:value="20.55">
                <text:p>20.55</text:p>
              </table:table-cell>
              <table:table-cell office:value-type="float" office:value="2821074">
                <text:p>28210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0145">
                <text:p>890145</text:p>
              </table:table-cell>
              <table:table-cell office:value-type="float" office:value="20.67">
                <text:p>20.67</text:p>
              </table:table-cell>
              <table:table-cell office:value-type="float" office:value="2692034">
                <text:p>2692034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7033">
                <text:p>927033</text:p>
              </table:table-cell>
              <table:table-cell office:value-type="float" office:value="20.8">
                <text:p>20.8</text:p>
              </table:table-cell>
              <table:table-cell office:value-type="float" office:value="2549873">
                <text:p>2549873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5808">
                <text:p>975808</text:p>
              </table:table-cell>
              <table:table-cell office:value-type="float" office:value="20.9">
                <text:p>20.9</text:p>
              </table:table-cell>
              <table:table-cell office:value-type="float" office:value="2405465">
                <text:p>2405465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5016">
                <text:p>1005016</text:p>
              </table:table-cell>
              <table:table-cell office:value-type="float" office:value="21.01">
                <text:p>21.01</text:p>
              </table:table-cell>
              <table:table-cell office:value-type="float" office:value="2322987">
                <text:p>2322987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1511">
                <text:p>1041511</text:p>
              </table:table-cell>
              <table:table-cell office:value-type="float" office:value="21.11">
                <text:p>21.11</text:p>
              </table:table-cell>
              <table:table-cell office:value-type="float" office:value="2241447">
                <text:p>2241447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4359">
                <text:p>1074359</text:p>
              </table:table-cell>
              <table:table-cell office:value-type="float" office:value="21.24">
                <text:p>21.24</text:p>
              </table:table-cell>
              <table:table-cell office:value-type="float" office:value="2161680">
                <text:p>2161680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8299">
                <text:p>1098299</text:p>
              </table:table-cell>
              <table:table-cell office:value-type="float" office:value="21.34">
                <text:p>21.34</text:p>
              </table:table-cell>
              <table:table-cell office:value-type="float" office:value="2085434">
                <text:p>2085434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5326">
                <text:p>1135326</text:p>
              </table:table-cell>
              <table:table-cell office:value-type="float" office:value="21.44">
                <text:p>21.44</text:p>
              </table:table-cell>
              <table:table-cell office:value-type="float" office:value="2015273">
                <text:p>2015273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6373">
                <text:p>1166373</text:p>
              </table:table-cell>
              <table:table-cell office:value-type="float" office:value="21.54">
                <text:p>21.54</text:p>
              </table:table-cell>
              <table:table-cell office:value-type="float" office:value="1957500">
                <text:p>1957500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4920">
                <text:p>1194920</text:p>
              </table:table-cell>
              <table:table-cell office:value-type="float" office:value="21.62">
                <text:p>21.62</text:p>
              </table:table-cell>
              <table:table-cell office:value-type="float" office:value="1896411">
                <text:p>1896411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2371">
                <text:p>1222371</text:p>
              </table:table-cell>
              <table:table-cell office:value-type="float" office:value="21.7">
                <text:p>21.7</text:p>
              </table:table-cell>
              <table:table-cell office:value-type="float" office:value="1840830">
                <text:p>1840830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5509">
                <text:p>1235509</text:p>
              </table:table-cell>
              <table:table-cell office:value-type="float" office:value="21.76">
                <text:p>21.76</text:p>
              </table:table-cell>
              <table:table-cell office:value-type="float" office:value="1795103">
                <text:p>1795103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2664">
                <text:p>1272664</text:p>
              </table:table-cell>
              <table:table-cell office:value-type="float" office:value="21.86">
                <text:p>21.86</text:p>
              </table:table-cell>
              <table:table-cell office:value-type="float" office:value="1750165">
                <text:p>175016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6655">
                <text:p>1296655</text:p>
              </table:table-cell>
              <table:table-cell office:value-type="float" office:value="21.98">
                <text:p>21.98</text:p>
              </table:table-cell>
              <table:table-cell office:value-type="float" office:value="1710316">
                <text:p>1710316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421">
                <text:p>1320421</text:p>
              </table:table-cell>
              <table:table-cell office:value-type="float" office:value="22.07">
                <text:p>22.07</text:p>
              </table:table-cell>
              <table:table-cell office:value-type="float" office:value="1664449">
                <text:p>1664449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1298">
                <text:p>1331298</text:p>
              </table:table-cell>
              <table:table-cell office:value-type="float" office:value="22.27">
                <text:p>22.27</text:p>
              </table:table-cell>
              <table:table-cell office:value-type="float" office:value="1623932">
                <text:p>162393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5720">
                <text:p>1365720</text:p>
              </table:table-cell>
              <table:table-cell office:value-type="float" office:value="22.18">
                <text:p>22.18</text:p>
              </table:table-cell>
              <table:table-cell office:value-type="float" office:value="1588026">
                <text:p>1588026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6820">
                <text:p>1386820</text:p>
              </table:table-cell>
              <table:table-cell office:value-type="float" office:value="22.21">
                <text:p>22.21</text:p>
              </table:table-cell>
              <table:table-cell office:value-type="float" office:value="1548354">
                <text:p>1548354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1033">
                <text:p>1411033</text:p>
              </table:table-cell>
              <table:table-cell office:value-type="float" office:value="22.29">
                <text:p>22.29</text:p>
              </table:table-cell>
              <table:table-cell office:value-type="float" office:value="1498477">
                <text:p>1498477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3169">
                <text:p>1423169</text:p>
              </table:table-cell>
              <table:table-cell office:value-type="float" office:value="22.35">
                <text:p>22.35</text:p>
              </table:table-cell>
              <table:table-cell office:value-type="float" office:value="1473952">
                <text:p>1473952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8691">
                <text:p>1448691</text:p>
              </table:table-cell>
              <table:table-cell office:value-type="float" office:value="22.4">
                <text:p>22.4</text:p>
              </table:table-cell>
              <table:table-cell office:value-type="float" office:value="1445819">
                <text:p>1445819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5870">
                <text:p>1475870</text:p>
              </table:table-cell>
              <table:table-cell office:value-type="float" office:value="22.44">
                <text:p>22.44</text:p>
              </table:table-cell>
              <table:table-cell office:value-type="float" office:value="1418378">
                <text:p>1418378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1434">
                <text:p>1491434</text:p>
              </table:table-cell>
              <table:table-cell office:value-type="float" office:value="22.5">
                <text:p>22.5</text:p>
              </table:table-cell>
              <table:table-cell office:value-type="float" office:value="1390177">
                <text:p>1390177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3886">
                <text:p>1513886</text:p>
              </table:table-cell>
              <table:table-cell office:value-type="float" office:value="22.51">
                <text:p>22.51</text:p>
              </table:table-cell>
              <table:table-cell office:value-type="float" office:value="1363706">
                <text:p>136370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4209">
                <text:p>1534209</text:p>
              </table:table-cell>
              <table:table-cell office:value-type="float" office:value="22.59">
                <text:p>22.59</text:p>
              </table:table-cell>
              <table:table-cell office:value-type="float" office:value="1337541">
                <text:p>1337541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2158">
                <text:p>1552158</text:p>
              </table:table-cell>
              <table:table-cell office:value-type="float" office:value="22.62">
                <text:p>22.62</text:p>
              </table:table-cell>
              <table:table-cell office:value-type="float" office:value="1314346">
                <text:p>131434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2008">
                <text:p>1562008</text:p>
              </table:table-cell>
              <table:table-cell office:value-type="float" office:value="22.65">
                <text:p>22.65</text:p>
              </table:table-cell>
              <table:table-cell office:value-type="float" office:value="1288235">
                <text:p>128823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1903">
                <text:p>1591903</text:p>
              </table:table-cell>
              <table:table-cell office:value-type="float" office:value="22.74">
                <text:p>22.74</text:p>
              </table:table-cell>
              <table:table-cell office:value-type="float" office:value="1266590">
                <text:p>1266590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9856">
                <text:p>1599856</text:p>
              </table:table-cell>
              <table:table-cell office:value-type="float" office:value="22.76">
                <text:p>22.76</text:p>
              </table:table-cell>
              <table:table-cell office:value-type="float" office:value="1245756">
                <text:p>1245756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5148">
                <text:p>1625148</text:p>
              </table:table-cell>
              <table:table-cell office:value-type="float" office:value="22.81">
                <text:p>22.81</text:p>
              </table:table-cell>
              <table:table-cell office:value-type="float" office:value="1226874">
                <text:p>1226874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8595">
                <text:p>1638595</text:p>
              </table:table-cell>
              <table:table-cell office:value-type="float" office:value="22.86">
                <text:p>22.86</text:p>
              </table:table-cell>
              <table:table-cell office:value-type="float" office:value="1206233">
                <text:p>1206233</text:p>
              </table:table-cell>
              <table:table-cell office:value-type="float" office:value="21.82">
                <text:p>21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3815">
                <text:p>1653815</text:p>
              </table:table-cell>
              <table:table-cell office:value-type="float" office:value="22.9">
                <text:p>22.9</text:p>
              </table:table-cell>
              <table:table-cell office:value-type="float" office:value="1188453">
                <text:p>1188453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7716">
                <text:p>1677716</text:p>
              </table:table-cell>
              <table:table-cell office:value-type="float" office:value="22.95">
                <text:p>22.95</text:p>
              </table:table-cell>
              <table:table-cell office:value-type="float" office:value="1170690">
                <text:p>1170690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6775">
                <text:p>1696775</text:p>
              </table:table-cell>
              <table:table-cell office:value-type="float" office:value="23.04">
                <text:p>23.04</text:p>
              </table:table-cell>
              <table:table-cell office:value-type="float" office:value="1152748">
                <text:p>1152748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08370">
                <text:p>1708370</text:p>
              </table:table-cell>
              <table:table-cell office:value-type="float" office:value="23.07">
                <text:p>23.07</text:p>
              </table:table-cell>
              <table:table-cell office:value-type="float" office:value="1135393">
                <text:p>1135393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2472">
                <text:p>1712472</text:p>
              </table:table-cell>
              <table:table-cell office:value-type="float" office:value="23.08">
                <text:p>23.08</text:p>
              </table:table-cell>
              <table:table-cell office:value-type="float" office:value="1118604">
                <text:p>1118604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13981">
                <text:p>1713981</text:p>
              </table:table-cell>
              <table:table-cell office:value-type="float" office:value="23.1">
                <text:p>23.1</text:p>
              </table:table-cell>
              <table:table-cell office:value-type="float" office:value="1102445">
                <text:p>1102445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61852">
                <text:p>1761852</text:p>
              </table:table-cell>
              <table:table-cell office:value-type="float" office:value="23.14">
                <text:p>23.14</text:p>
              </table:table-cell>
              <table:table-cell office:value-type="float" office:value="1088866">
                <text:p>108886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7645">
                <text:p>1767645</text:p>
              </table:table-cell>
              <table:table-cell office:value-type="float" office:value="23.17">
                <text:p>23.17</text:p>
              </table:table-cell>
              <table:table-cell office:value-type="float" office:value="1073786">
                <text:p>1073786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0183">
                <text:p>1780183</text:p>
              </table:table-cell>
              <table:table-cell office:value-type="float" office:value="23.21">
                <text:p>23.21</text:p>
              </table:table-cell>
              <table:table-cell office:value-type="float" office:value="1058117">
                <text:p>105811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2609">
                <text:p>1802609</text:p>
              </table:table-cell>
              <table:table-cell office:value-type="float" office:value="23.28">
                <text:p>23.28</text:p>
              </table:table-cell>
              <table:table-cell office:value-type="float" office:value="1043508">
                <text:p>1043508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26076">
                <text:p>1826076</text:p>
              </table:table-cell>
              <table:table-cell office:value-type="float" office:value="23.29">
                <text:p>23.29</text:p>
              </table:table-cell>
              <table:table-cell office:value-type="float" office:value="1016224">
                <text:p>1016224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0399">
                <text:p>1840399</text:p>
              </table:table-cell>
              <table:table-cell office:value-type="float" office:value="23.32">
                <text:p>23.32</text:p>
              </table:table-cell>
              <table:table-cell office:value-type="float" office:value="996235">
                <text:p>996235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1980">
                <text:p>1861980</text:p>
              </table:table-cell>
              <table:table-cell office:value-type="float" office:value="23.35">
                <text:p>23.35</text:p>
              </table:table-cell>
              <table:table-cell office:value-type="float" office:value="982362">
                <text:p>98236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9644">
                <text:p>1879644</text:p>
              </table:table-cell>
              <table:table-cell office:value-type="float" office:value="23.38">
                <text:p>23.38</text:p>
              </table:table-cell>
              <table:table-cell office:value-type="float" office:value="970089">
                <text:p>970089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808">
                <text:p>1900808</text:p>
              </table:table-cell>
              <table:table-cell office:value-type="float" office:value="23.44">
                <text:p>23.44</text:p>
              </table:table-cell>
              <table:table-cell office:value-type="float" office:value="957925">
                <text:p>957925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9460">
                <text:p>1919460</text:p>
              </table:table-cell>
              <table:table-cell office:value-type="float" office:value="23.46">
                <text:p>23.46</text:p>
              </table:table-cell>
              <table:table-cell office:value-type="float" office:value="945778">
                <text:p>945778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8070">
                <text:p>1948070</text:p>
              </table:table-cell>
              <table:table-cell office:value-type="float" office:value="23.48">
                <text:p>23.48</text:p>
              </table:table-cell>
              <table:table-cell office:value-type="float" office:value="934587">
                <text:p>93458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393">
                <text:p>1961393</text:p>
              </table:table-cell>
              <table:table-cell office:value-type="float" office:value="23.51">
                <text:p>23.51</text:p>
              </table:table-cell>
              <table:table-cell office:value-type="float" office:value="923852">
                <text:p>923852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2709">
                <text:p>1972709</text:p>
              </table:table-cell>
              <table:table-cell office:value-type="float" office:value="23.78">
                <text:p>23.78</text:p>
              </table:table-cell>
              <table:table-cell office:value-type="float" office:value="908437">
                <text:p>908437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9772">
                <text:p>1989772</text:p>
              </table:table-cell>
              <table:table-cell office:value-type="float" office:value="23.84">
                <text:p>23.84</text:p>
              </table:table-cell>
              <table:table-cell office:value-type="float" office:value="890519">
                <text:p>890519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9199">
                <text:p>2019199</text:p>
              </table:table-cell>
              <table:table-cell office:value-type="float" office:value="23.91">
                <text:p>23.91</text:p>
              </table:table-cell>
              <table:table-cell office:value-type="float" office:value="880333">
                <text:p>880333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1466">
                <text:p>2071466</text:p>
              </table:table-cell>
              <table:table-cell office:value-type="float" office:value="23.77">
                <text:p>23.77</text:p>
              </table:table-cell>
              <table:table-cell office:value-type="float" office:value="870140">
                <text:p>87014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9899">
                <text:p>2099899</text:p>
              </table:table-cell>
              <table:table-cell office:value-type="float" office:value="23.83">
                <text:p>23.83</text:p>
              </table:table-cell>
              <table:table-cell office:value-type="float" office:value="861312">
                <text:p>86131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22291">
                <text:p>2122291</text:p>
              </table:table-cell>
              <table:table-cell office:value-type="float" office:value="23.87">
                <text:p>23.87</text:p>
              </table:table-cell>
              <table:table-cell office:value-type="float" office:value="850597">
                <text:p>850597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8790">
                <text:p>2158790</text:p>
              </table:table-cell>
              <table:table-cell office:value-type="float" office:value="23.93">
                <text:p>23.93</text:p>
              </table:table-cell>
              <table:table-cell office:value-type="float" office:value="841590">
                <text:p>84159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2620">
                <text:p>2172620</text:p>
              </table:table-cell>
              <table:table-cell office:value-type="float" office:value="23.93">
                <text:p>23.93</text:p>
              </table:table-cell>
              <table:table-cell office:value-type="float" office:value="833723">
                <text:p>83372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08502">
                <text:p>2208502</text:p>
              </table:table-cell>
              <table:table-cell office:value-type="float" office:value="23.98">
                <text:p>23.98</text:p>
              </table:table-cell>
              <table:table-cell office:value-type="float" office:value="824226">
                <text:p>824226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40773">
                <text:p>2240773</text:p>
              </table:table-cell>
              <table:table-cell office:value-type="float" office:value="24.02">
                <text:p>24.02</text:p>
              </table:table-cell>
              <table:table-cell office:value-type="float" office:value="814584">
                <text:p>814584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73815">
                <text:p>2273815</text:p>
              </table:table-cell>
              <table:table-cell office:value-type="float" office:value="24.1">
                <text:p>24.1</text:p>
              </table:table-cell>
              <table:table-cell office:value-type="float" office:value="805738">
                <text:p>80573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91058">
                <text:p>2291058</text:p>
              </table:table-cell>
              <table:table-cell office:value-type="float" office:value="24.12">
                <text:p>24.12</text:p>
              </table:table-cell>
              <table:table-cell office:value-type="float" office:value="796763">
                <text:p>796763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0158">
                <text:p>2300158</text:p>
              </table:table-cell>
              <table:table-cell office:value-type="float" office:value="24.14">
                <text:p>24.14</text:p>
              </table:table-cell>
              <table:table-cell office:value-type="float" office:value="788816">
                <text:p>788816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78548">
                <text:p>2378548</text:p>
              </table:table-cell>
              <table:table-cell office:value-type="float" office:value="24.28">
                <text:p>24.28</text:p>
              </table:table-cell>
              <table:table-cell office:value-type="float" office:value="780648">
                <text:p>78064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0088">
                <text:p>2400088</text:p>
              </table:table-cell>
              <table:table-cell office:value-type="float" office:value="24.34">
                <text:p>24.34</text:p>
              </table:table-cell>
              <table:table-cell office:value-type="float" office:value="773963">
                <text:p>773963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8338">
                <text:p>2438338</text:p>
              </table:table-cell>
              <table:table-cell office:value-type="float" office:value="24.37">
                <text:p>24.37</text:p>
              </table:table-cell>
              <table:table-cell office:value-type="float" office:value="766804">
                <text:p>766804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4001">
                <text:p>2494001</text:p>
              </table:table-cell>
              <table:table-cell office:value-type="float" office:value="24.46">
                <text:p>24.46</text:p>
              </table:table-cell>
              <table:table-cell office:value-type="float" office:value="758510">
                <text:p>758510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6409">
                <text:p>2536409</text:p>
              </table:table-cell>
              <table:table-cell office:value-type="float" office:value="24.53">
                <text:p>24.53</text:p>
              </table:table-cell>
              <table:table-cell office:value-type="float" office:value="751241">
                <text:p>751241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77313">
                <text:p>2577313</text:p>
              </table:table-cell>
              <table:table-cell office:value-type="float" office:value="24.58">
                <text:p>24.58</text:p>
              </table:table-cell>
              <table:table-cell office:value-type="float" office:value="744414">
                <text:p>744414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38521">
                <text:p>2638521</text:p>
              </table:table-cell>
              <table:table-cell office:value-type="float" office:value="24.68">
                <text:p>24.68</text:p>
              </table:table-cell>
              <table:table-cell office:value-type="float" office:value="737588">
                <text:p>73758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6702">
                <text:p>2686702</text:p>
              </table:table-cell>
              <table:table-cell office:value-type="float" office:value="24.75">
                <text:p>24.75</text:p>
              </table:table-cell>
              <table:table-cell office:value-type="float" office:value="731345">
                <text:p>731345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37487">
                <text:p>2737487</text:p>
              </table:table-cell>
              <table:table-cell office:value-type="float" office:value="24.84">
                <text:p>24.84</text:p>
              </table:table-cell>
              <table:table-cell office:value-type="float" office:value="725145">
                <text:p>725145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4138">
                <text:p>2794138</text:p>
              </table:table-cell>
              <table:table-cell office:value-type="float" office:value="24.94">
                <text:p>24.94</text:p>
              </table:table-cell>
              <table:table-cell office:value-type="float" office:value="718298">
                <text:p>718298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68208">
                <text:p>2868208</text:p>
              </table:table-cell>
              <table:table-cell office:value-type="float" office:value="25.08">
                <text:p>25.08</text:p>
              </table:table-cell>
              <table:table-cell office:value-type="float" office:value="712083">
                <text:p>712083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24840">
                <text:p>2924840</text:p>
              </table:table-cell>
              <table:table-cell office:value-type="float" office:value="25.15">
                <text:p>25.15</text:p>
              </table:table-cell>
              <table:table-cell office:value-type="float" office:value="705903">
                <text:p>705903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89101">
                <text:p>2989101</text:p>
              </table:table-cell>
              <table:table-cell office:value-type="float" office:value="25.49">
                <text:p>25.49</text:p>
              </table:table-cell>
              <table:table-cell office:value-type="float" office:value="698461">
                <text:p>698461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5723">
                <text:p>3055723</text:p>
              </table:table-cell>
              <table:table-cell office:value-type="float" office:value="25.57">
                <text:p>25.57</text:p>
              </table:table-cell>
              <table:table-cell office:value-type="float" office:value="692421">
                <text:p>692421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43830">
                <text:p>3143830</text:p>
              </table:table-cell>
              <table:table-cell office:value-type="float" office:value="25.6">
                <text:p>25.6</text:p>
              </table:table-cell>
              <table:table-cell office:value-type="float" office:value="687053">
                <text:p>68705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1907">
                <text:p>3311907</text:p>
              </table:table-cell>
              <table:table-cell office:value-type="float" office:value="25.55">
                <text:p>25.55</text:p>
              </table:table-cell>
              <table:table-cell office:value-type="float" office:value="681358">
                <text:p>68135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4913">
                <text:p>3434913</text:p>
              </table:table-cell>
              <table:table-cell office:value-type="float" office:value="25.67">
                <text:p>25.67</text:p>
              </table:table-cell>
              <table:table-cell office:value-type="float" office:value="674903">
                <text:p>674903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58422">
                <text:p>3558422</text:p>
              </table:table-cell>
              <table:table-cell office:value-type="float" office:value="25.85">
                <text:p>25.85</text:p>
              </table:table-cell>
              <table:table-cell office:value-type="float" office:value="670184">
                <text:p>670184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05390">
                <text:p>3705390</text:p>
              </table:table-cell>
              <table:table-cell office:value-type="float" office:value="25.97">
                <text:p>25.97</text:p>
              </table:table-cell>
              <table:table-cell office:value-type="float" office:value="665126">
                <text:p>665126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27152">
                <text:p>3827152</text:p>
              </table:table-cell>
              <table:table-cell office:value-type="float" office:value="26.11">
                <text:p>26.11</text:p>
              </table:table-cell>
              <table:table-cell office:value-type="float" office:value="660153">
                <text:p>660153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66277">
                <text:p>4066277</text:p>
              </table:table-cell>
              <table:table-cell office:value-type="float" office:value="26.3">
                <text:p>26.3</text:p>
              </table:table-cell>
              <table:table-cell office:value-type="float" office:value="653449">
                <text:p>653449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41139">
                <text:p>4341139</text:p>
              </table:table-cell>
              <table:table-cell office:value-type="float" office:value="26.52">
                <text:p>26.52</text:p>
              </table:table-cell>
              <table:table-cell office:value-type="float" office:value="649099">
                <text:p>64909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90267">
                <text:p>4690267</text:p>
              </table:table-cell>
              <table:table-cell office:value-type="float" office:value="26.8">
                <text:p>26.8</text:p>
              </table:table-cell>
              <table:table-cell office:value-type="float" office:value="644603">
                <text:p>644603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1298">
                <text:p>5071298</text:p>
              </table:table-cell>
              <table:table-cell office:value-type="float" office:value="27.1">
                <text:p>27.1</text:p>
              </table:table-cell>
              <table:table-cell office:value-type="float" office:value="639501">
                <text:p>639501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69667">
                <text:p>5469667</text:p>
              </table:table-cell>
              <table:table-cell office:value-type="float" office:value="27.31">
                <text:p>27.31</text:p>
              </table:table-cell>
              <table:table-cell office:value-type="float" office:value="635088">
                <text:p>635088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025">
                <text:p>631025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353">
                <text:p>626353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936">
                <text:p>621936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988">
                <text:p>616988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57">
                <text:p>61215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680">
                <text:p>608680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427">
                <text:p>603427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742">
                <text:p>598742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323">
                <text:p>5943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904">
                <text:p>589904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748">
                <text:p>584748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087">
                <text:p>579087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158">
                <text:p>575158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365">
                <text:p>570365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236">
                <text:p>567236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276">
                <text:p>563276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652">
                <text:p>559652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750">
                <text:p>556750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240">
                <text:p>55324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906">
                <text:p>54690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606">
                <text:p>543606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595">
                <text:p>54059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365">
                <text:p>538365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638">
                <text:p>534638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881">
                <text:p>530881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550">
                <text:p>528550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808">
                <text:p>524808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108">
                <text:p>51810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331">
                <text:p>515331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454">
                <text:p>512454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348">
                <text:p>509348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083">
                <text:p>506083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716">
                <text:p>503716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39">
                <text:p>501139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697">
                <text:p>498697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334">
                <text:p>49533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103">
                <text:p>49310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453">
                <text:p>490453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479">
                <text:p>488479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874">
                <text:p>485874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222">
                <text:p>484222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65">
                <text:p>481665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12">
                <text:p>47901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578">
                <text:p>476578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451">
                <text:p>473451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53">
                <text:p>471153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37">
                <text:p>469037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303">
                <text:p>466303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208">
                <text:p>464208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245">
                <text:p>462245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133">
                <text:p>459133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642">
                <text:p>456642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553">
                <text:p>45555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394">
                <text:p>45339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411">
                <text:p>451411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137">
                <text:p>449137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353">
                <text:p>447353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119">
                <text:p>445119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46">
                <text:p>442446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878">
                <text:p>439878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123">
                <text:p>438123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27">
                <text:p>43642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010">
                <text:p>43501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469">
                <text:p>432469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70">
                <text:p>429970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997">
                <text:p>427997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446">
                <text:p>425446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817">
                <text:p>423817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363">
                <text:p>421363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344">
                <text:p>420344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278">
                <text:p>418278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47">
                <text:p>416047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616">
                <text:p>414616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793">
                <text:p>413793</text:p>
              </table:table-cell>
              <table:table-cell office:value-type="float" office:value="18.33">
                <text:p>18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88">
                <text:p>411288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23">
                <text:p>408823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993">
                <text:p>407993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786">
                <text:p>406786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570">
                <text:p>405570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384">
                <text:p>403384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380">
                <text:p>402380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29">
                <text:p>400029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205">
                <text:p>39920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606">
                <text:p>395606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622">
                <text:p>394622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406">
                <text:p>39340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21">
                <text:p>392121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51">
                <text:p>390651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739">
                <text:p>389739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571">
                <text:p>387571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24">
                <text:p>38612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052">
                <text:p>382052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461">
                <text:p>381461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727">
                <text:p>379727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415">
                <text:p>378415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159">
                <text:p>37715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568">
                <text:p>375568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009">
                <text:p>374009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987">
                <text:p>372987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816">
                <text:p>371816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279">
                <text:p>370279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225">
                <text:p>369225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282">
                <text:p>36828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946">
                <text:p>36694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304">
                <text:p>366304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935">
                <text:p>36493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968">
                <text:p>363968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077">
                <text:p>362077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739">
                <text:p>3607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220">
                <text:p>35922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653">
                <text:p>358653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255">
                <text:p>357255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470">
                <text:p>355470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942">
                <text:p>354942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620">
                <text:p>353620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00">
                <text:p>351100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35">
                <text:p>351135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512">
                <text:p>35051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222">
                <text:p>349222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554">
                <text:p>347554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945">
                <text:p>345945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254">
                <text:p>345254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733">
                <text:p>343733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716">
                <text:p>341716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342">
                <text:p>342342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869">
                <text:p>340869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809">
                <text:p>339809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083">
                <text:p>339083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238">
                <text:p>338238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302">
                <text:p>337302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662">
                <text:p>336662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968">
                <text:p>334968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315">
                <text:p>334315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976">
                <text:p>332976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676">
                <text:p>332676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334">
                <text:p>33133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538">
                <text:p>330538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128">
                <text:p>330128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776">
                <text:p>328776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479">
                <text:p>327479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69">
                <text:p>327669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564">
                <text:p>32656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641">
                <text:p>325641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223">
                <text:p>324223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278">
                <text:p>323278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211">
                <text:p>323211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600">
                <text:p>32260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32">
                <text:p>321132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820">
                <text:p>319820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733">
                <text:p>318733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433">
                <text:p>318433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557">
                <text:p>317557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70">
                <text:p>317170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769">
                <text:p>315769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336">
                <text:p>315336</text:p>
              </table:table-cell>
              <table:table-cell office:value-type="float" office:value="17.49">
                <text:p>17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